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/>
    <style:font-face style:name="Lato Black" svg:font-family="'Lato Black'"/>
    <style:font-face style:name="Times New Roman1" svg:font-family="'Times New Roman'" style:font-family-generic="roma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Akzidenz-Grotesk Pro Bold" svg:font-family="'Akzidenz-Grotesk Pro Bold'" style:font-pitch="variable"/>
    <style:font-face style:name="Lato" svg:font-family="Lato" style:font-adornments="Bold" style:font-pitch="variable"/>
    <style:font-face style:name="Nazli" svg:font-family="Nazli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>
      <style:paragraph-properties style:writing-mode="rl-tb"/>
    </style:style>
    <style:style style:name="P2" style:family="paragraph" style:parent-style-name="Text_20_body">
      <style:paragraph-properties style:writing-mode="rl-tb"/>
      <style:text-properties officeooo:paragraph-rsid="0042b60a"/>
    </style:style>
    <style:style style:name="P3" style:family="paragraph" style:parent-style-name="Text_20_body">
      <style:paragraph-properties fo:text-align="center" style:justify-single-word="false" style:writing-mode="rl-tb"/>
      <style:text-properties fo:font-weight="bold" officeooo:paragraph-rsid="0042b60a" style:font-weight-asian="bold" style:font-weight-complex="bold"/>
    </style:style>
    <style:style style:name="P4" style:family="paragraph" style:parent-style-name="Text_20_body">
      <style:paragraph-properties fo:text-align="center" style:justify-single-word="false" style:writing-mode="rl-tb"/>
      <style:text-properties fo:font-weight="bold" officeooo:paragraph-rsid="0044aef3" style:font-weight-asian="bold" style:font-weight-complex="bold"/>
    </style:style>
    <style:style style:name="P5" style:family="paragraph" style:parent-style-name="Text_20_body">
      <style:paragraph-properties style:writing-mode="rl-tb"/>
      <style:text-properties officeooo:paragraph-rsid="0044aef3"/>
    </style:style>
    <style:style style:name="P6" style:family="paragraph" style:parent-style-name="Text_20_body">
      <style:paragraph-properties fo:text-align="center" style:justify-single-word="false"/>
      <style:text-properties fo:font-size="10pt" officeooo:paragraph-rsid="0042b60a" style:font-size-asian="10.5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0pt" officeooo:paragraph-rsid="0044aef3" style:font-size-asian="10.5pt" style:font-size-complex="14pt"/>
    </style:style>
    <style:style style:name="P8" style:family="paragraph" style:parent-style-name="Text_20_body">
      <style:text-properties officeooo:paragraph-rsid="0044aef3"/>
    </style:style>
    <style:style style:name="P9" style:family="paragraph" style:parent-style-name="Heading_20_1">
      <style:paragraph-properties style:writing-mode="rl-tb"/>
      <style:text-properties officeooo:paragraph-rsid="0042b60a"/>
    </style:style>
    <style:style style:name="P10" style:family="paragraph" style:parent-style-name="Heading_20_1">
      <style:paragraph-properties fo:break-before="column"/>
      <style:text-properties officeooo:paragraph-rsid="0044aef3"/>
    </style:style>
    <style:style style:name="P11" style:family="paragraph">
      <style:paragraph-properties style:writing-mode="rl-tb"/>
    </style:style>
    <style:style style:name="P12" style:family="paragraph" style:parent-style-name="Footer">
      <style:paragraph-properties fo:text-align="center" style:justify-single-word="false"/>
      <style:text-properties style:font-name="Times New Roman2" fo:font-size="6pt" fo:font-weight="normal" style:font-size-asian="6pt" style:font-weight-asian="normal" style:font-size-complex="6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.5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p text:style-name="P6">بِسْـــمِ اللهِ الرَّحْمَنِ الرَّحِيمِ</text:p>
      <text:p text:style-name="P3">الدُّرُوسُ الاَوَّلِيَّةُ</text:p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Словарь‎</text:h>
      <text:h text:outline-level="2"><text:span text:style-name="Drop_20_Caps"><text:span text:style-name="T1">Урок 1‎</text:span></text:span></text:h>
      <text:p><text:span text:style-name="Caption_20_characters"><text:span text:style-name="T1">هُوَ </text:span></text:span><text:span text:style-name="Drop_20_Caps"><text:span text:style-name="T1">он‎</text:span></text:span></text:p>
      <text:p><text:span text:style-name="Caption_20_characters"><text:span text:style-name="T1">هُمْ </text:span></text:span><text:span text:style-name="Drop_20_Caps"><text:span text:style-name="T1">они‎</text:span></text:span></text:p>
      <text:p><text:span text:style-name="Caption_20_characters"><text:span text:style-name="T1">اَنْتَ </text:span></text:span><text:span text:style-name="Drop_20_Caps"><text:span text:style-name="T1">ты ‎</text:span></text:span></text:p>
      <text:p><text:span text:style-name="Caption_20_characters"><text:span text:style-name="T1">اَنْتُمْ </text:span></text:span><text:span text:style-name="Drop_20_Caps"><text:span text:style-name="T1">вы ‎</text:span></text:span></text:p>
      <text:p><text:span text:style-name="Caption_20_characters"><text:span text:style-name="T1">اَنَا </text:span></text:span><text:span text:style-name="Drop_20_Caps"><text:span text:style-name="T1">я‎</text:span></text:span></text:p>
      <text:p><text:span text:style-name="Caption_20_characters"><text:span text:style-name="T1">نَحْنُ </text:span></text:span><text:span text:style-name="Drop_20_Caps"><text:span text:style-name="T1">мы‎</text:span></text:span></text:p>
      <text:p><text:span text:style-name="Caption_20_characters"><text:span text:style-name="T1">كَبِيرٌ </text:span></text:span><text:span text:style-name="Drop_20_Caps"><text:span text:style-name="T1">большой‎</text:span></text:span></text:p>
      <text:p><text:span text:style-name="Caption_20_characters"><text:span text:style-name="T1">صَغِيرٌ <text:s/></text:span></text:span><text:span text:style-name="Drop_20_Caps"><text:span text:style-name="T1">маленький‎</text:span></text:span></text:p>
      <text:h text:outline-level="2"><text:span text:style-name="Drop_20_Caps"><text:span text:style-name="T1">Урок 2‎</text:span></text:span></text:h>
      <text:p><text:span text:style-name="Caption_20_characters"><text:span text:style-name="T1">هِىَ </text:span></text:span><text:span text:style-name="Drop_20_Caps"><text:span text:style-name="T1">она‎</text:span></text:span></text:p>
      <text:p><text:span text:style-name="Caption_20_characters"><text:span text:style-name="T1">هُنَّ </text:span></text:span><text:span text:style-name="Drop_20_Caps"><text:span text:style-name="T1">они (ж.р.)‎</text:span></text:span></text:p>
      <text:p><text:span text:style-name="Caption_20_characters"><text:span text:style-name="T1">اَنْتِ </text:span></text:span><text:span text:style-name="Drop_20_Caps"><text:span text:style-name="T1">ты (ж.р.)‎</text:span></text:span></text:p>
      <text:p><text:span text:style-name="Caption_20_characters"><text:span text:style-name="T1">اَنْتُنَّ </text:span></text:span><text:span text:style-name="Drop_20_Caps"><text:span text:style-name="T1">вы (ж.р.)‎</text:span></text:span></text:p>
      <text:p><text:span text:style-name="Caption_20_characters"><text:span text:style-name="T1">اَنَا </text:span></text:span><text:span text:style-name="Drop_20_Caps"><text:span text:style-name="T1">я‎</text:span></text:span></text:p>
      <text:p><text:span text:style-name="Caption_20_characters"><text:span text:style-name="T1">نَحْنُ </text:span></text:span><text:span text:style-name="Drop_20_Caps"><text:span text:style-name="T1">мы‎</text:span></text:span></text:p>
      <text:p><text:span text:style-name="Caption_20_characters"><text:span text:style-name="T1">كَبِيرَةٌ </text:span></text:span><text:span text:style-name="Drop_20_Caps"><text:span text:style-name="T1">большая‎</text:span></text:span></text:p>
      <text:p><text:span text:style-name="Caption_20_characters"><text:span text:style-name="T1">صَغِيرَةٌ </text:span></text:span><text:span text:style-name="Drop_20_Caps"><text:span text:style-name="T1">маленькая‎</text:span></text:span></text:p>
      <text:h text:outline-level="2"><text:span text:style-name="Drop_20_Caps"><text:span text:style-name="T1">Урок 3‎</text:span></text:span></text:h>
      <text:p><text:span text:style-name="Caption_20_characters"><text:span text:style-name="T1">هَذَا </text:span></text:span><text:span text:style-name="Drop_20_Caps"><text:span text:style-name="T1">этот, это‎</text:span></text:span></text:p>
      <text:p><text:span text:style-name="Caption_20_characters"><text:span text:style-name="T1">هَذِهِ </text:span></text:span><text:span text:style-name="Drop_20_Caps"><text:span text:style-name="T1">эта, это‎</text:span></text:span></text:p>
      <text:p><text:span text:style-name="Caption_20_characters"><text:span text:style-name="T1">هَؤُلاَءِ </text:span></text:span><text:span text:style-name="Drop_20_Caps"><text:span text:style-name="T1">эти, это‎</text:span></text:span></text:p>
      <text:p><text:span text:style-name="Caption_20_characters"><text:span text:style-name="T1">رَجُلٌ </text:span></text:span><text:span text:style-name="Drop_20_Caps"><text:span text:style-name="T1">мужчина‎</text:span></text:span></text:p>
      <text:p><text:span text:style-name="Caption_20_characters"><text:span text:style-name="T1">اِمْرَأَةٌ </text:span></text:span><text:span text:style-name="Drop_20_Caps"><text:span text:style-name="T1">женщина‎</text:span></text:span></text:p>
      <text:p><text:span text:style-name="Caption_20_characters"><text:span text:style-name="T1">طَوِيلٌ </text:span></text:span><text:span text:style-name="Drop_20_Caps"><text:span text:style-name="T1">длинный; высо­кий, высокого роста‎</text:span></text:span></text:p>
      <text:p><text:span text:style-name="Caption_20_characters"><text:span text:style-name="T1">قَصِيرٌ </text:span></text:span><text:span text:style-name="Drop_20_Caps"><text:span text:style-name="T1">короткий; низкий, низкого роста‎</text:span></text:span></text:p>
      <text:h text:outline-level="2"><text:span text:style-name="Drop_20_Caps"><text:span text:style-name="T1">Урок 4‎</text:span></text:span></text:h>
      <text:p><text:span text:style-name="Caption_20_characters"><text:span text:style-name="T1">مُعَلِّمٌ </text:span></text:span><text:span text:style-name="Drop_20_Caps"><text:span text:style-name="T1">учитель‎</text:span></text:span></text:p>
      <text:p><text:span text:style-name="Caption_20_characters"><text:span text:style-name="T1">مُعَلِّمَةٌ </text:span></text:span><text:span text:style-name="Drop_20_Caps"><text:span text:style-name="T1">учительница‎</text:span></text:span></text:p>
      <text:p><text:span text:style-name="Caption_20_characters"><text:span text:style-name="T1">تِلْمِيذٌ </text:span></text:span><text:span text:style-name="Drop_20_Caps"><text:span text:style-name="T1">ученик‎</text:span></text:span></text:p>
      <text:p><text:span text:style-name="Caption_20_characters"><text:span text:style-name="T1">تِلْمِيذَةٌ </text:span></text:span><text:span text:style-name="Drop_20_Caps"><text:span text:style-name="T1">ученица‎</text:span></text:span></text:p>
      <text:p><text:span text:style-name="Caption_20_characters"><text:span text:style-name="T1">مَنْ؟ </text:span></text:span><text:span text:style-name="Drop_20_Caps"><text:span text:style-name="T1">кто?‎</text:span></text:span></text:p>
      <text:h text:outline-level="2"><text:span text:style-name="Drop_20_Caps"><text:span text:style-name="T1">Урок 5‎</text:span></text:span></text:h>
      <text:p><text:span text:style-name="Caption_20_characters"><text:span text:style-name="T1">كِتَابٌ </text:span></text:span><text:span text:style-name="Drop_20_Caps"><text:span text:style-name="T1">книга‎</text:span></text:span></text:p>
      <text:p><text:span text:style-name="Caption_20_characters"><text:span text:style-name="T1">دَفْتَرٌ </text:span></text:span><text:span text:style-name="Drop_20_Caps"><text:span text:style-name="T1">тетрадь‎</text:span></text:span></text:p>
      <text:p><text:span text:style-name="Caption_20_characters"><text:span text:style-name="T1">مِحْفَظَةٌ </text:span></text:span><text:span text:style-name="Drop_20_Caps"><text:span text:style-name="T1">портфель‎</text:span></text:span></text:p>
      <text:p><text:span text:style-name="Caption_20_characters"><text:span text:style-name="T1">قَلَمٌ </text:span></text:span><text:span text:style-name="Drop_20_Caps"><text:span text:style-name="T1">ручка; карандаш‎</text:span></text:span></text:p>
      <text:p><text:span text:style-name="Caption_20_characters"><text:span text:style-name="T1">مَا؟ </text:span></text:span><text:span text:style-name="Drop_20_Caps"><text:span text:style-name="T1">что?‎</text:span></text:span></text:p>
      <text:p><text:span text:style-name="Caption_20_characters"><text:span text:style-name="T1">مَا هَذَا؟ </text:span></text:span><text:span text:style-name="Drop_20_Caps"><text:span text:style-name="T1">что это?‎</text:span></text:span></text:p>
      <text:p><text:span text:style-name="Caption_20_characters"><text:span text:style-name="T1">لِمَنْ؟ </text:span></text:span><text:span text:style-name="Drop_20_Caps"><text:span text:style-name="T1">чей?‎</text:span></text:span></text:p>
      <text:p><text:span text:style-name="Caption_20_characters"><text:span text:style-name="T1">لِلْمُعَلِّمِ </text:span></text:span><text:span text:style-name="Drop_20_Caps"><text:span text:style-name="T1">учителя‎</text:span></text:span></text:p>
      <text:h text:outline-level="2"><text:span text:style-name="Drop_20_Caps"><text:span text:style-name="T1">Урок 6‎</text:span></text:span></text:h>
      <text:p><text:span text:style-name="Caption_20_characters"><text:span text:style-name="T1">بَيْتٌ </text:span></text:span><text:span text:style-name="Drop_20_Caps"><text:span text:style-name="T1">дом‎</text:span></text:span></text:p>
      <text:p><text:span text:style-name="Caption_20_characters"><text:span text:style-name="T1">حُجْرَةٌ </text:span></text:span><text:span text:style-name="Drop_20_Caps"><text:span text:style-name="T1">комната‎</text:span></text:span></text:p>
      <text:p><text:span text:style-name="Caption_20_characters"><text:span text:style-name="T1">مَدْرَسَةٌ </text:span></text:span><text:span text:style-name="Drop_20_Caps"><text:span text:style-name="T1">школа‎</text:span></text:span></text:p>
      <text:p><text:span text:style-name="Caption_20_characters"><text:span text:style-name="T1">فَصْلٌ </text:span></text:span><text:span text:style-name="Drop_20_Caps"><text:span text:style-name="T1">класс‎</text:span></text:span></text:p>
      <text:p><text:span text:style-name="Caption_20_characters"><text:span text:style-name="T1">ذَاكٌ </text:span></text:span><text:span text:style-name="Drop_20_Caps"><text:span text:style-name="T1">(вон) тот, (вон) то‎</text:span></text:span></text:p>
      <text:p><text:span text:style-name="Caption_20_characters"><text:span text:style-name="T1">تِلْكَ </text:span></text:span><text:span text:style-name="Drop_20_Caps"><text:span text:style-name="T1">та‎</text:span></text:span></text:p>
      <text:p><text:span text:style-name="Caption_20_characters"><text:span text:style-name="T1">أُولَئِكَ </text:span></text:span><text:span text:style-name="Drop_20_Caps"><text:span text:style-name="T1">те‎</text:span></text:span></text:p>
      <text:p><text:span text:style-name="Caption_20_characters"><text:span text:style-name="T1">اَيْنَ؟ </text:span></text:span><text:span text:style-name="Drop_20_Caps"><text:span text:style-name="T1">где?‎</text:span></text:span></text:p>
      <text:p><text:span text:style-name="Caption_20_characters"><text:span text:style-name="T1">هُنَا </text:span></text:span><text:span text:style-name="Drop_20_Caps"><text:span text:style-name="T1">здесь‎</text:span></text:span></text:p>
      <text:p><text:span text:style-name="Caption_20_characters"><text:span text:style-name="T1">هُنَاكَ </text:span></text:span><text:span text:style-name="Drop_20_Caps"><text:span text:style-name="T1">там‎</text:span></text:span></text:p>
      <text:p><text:span text:style-name="Caption_20_characters"><text:span text:style-name="T1">فِى...ِ </text:span></text:span><text:span text:style-name="Drop_20_Caps"><text:span text:style-name="T1">в (предлог)‎</text:span></text:span></text:p>
      <text:p><text:soft-page-break/><text:span text:style-name="Caption_20_characters"><text:span text:style-name="T1">فِى الْمَدْرَسَةِ </text:span></text:span><text:span text:style-name="Drop_20_Caps"><text:span text:style-name="T1">в школе‎</text:span></text:span></text:p>
      <text:h text:outline-level="2"><text:span text:style-name="Drop_20_Caps"><text:span text:style-name="T1">Урок 7‎</text:span></text:span></text:h>
      <text:p><text:span text:style-name="Caption_20_characters"><text:span text:style-name="T1">جَرِيدَةٌ </text:span></text:span><text:span text:style-name="Drop_20_Caps"><text:span text:style-name="T1">газета‎</text:span></text:span></text:p>
      <text:p><text:span text:style-name="Caption_20_characters"><text:span text:style-name="T1">مَجَلَّةٌ </text:span></text:span><text:span text:style-name="Drop_20_Caps"><text:span text:style-name="T1">журнал‎</text:span></text:span></text:p>
      <text:p><text:span text:style-name="Caption_20_characters"><text:span text:style-name="T1">عَرَبِيٌّ </text:span></text:span><text:span text:style-name="Drop_20_Caps"><text:span text:style-name="T1">арабский, араб‎</text:span></text:span></text:p>
      <text:p><text:span text:style-name="Caption_20_characters"><text:span text:style-name="T1">رُوسِيٌّ </text:span></text:span><text:span text:style-name="Drop_20_Caps"><text:span text:style-name="T1">русский‎</text:span></text:span></text:p>
      <text:p><text:span text:style-name="Caption_20_characters"><text:span text:style-name="T1">جَمِيلٌ </text:span></text:span><text:span text:style-name="Drop_20_Caps"><text:span text:style-name="T1">красивый‎</text:span></text:span></text:p>
      <text:p><text:span text:style-name="Caption_20_characters"><text:span text:style-name="T1">وَ </text:span></text:span><text:span text:style-name="Drop_20_Caps"><text:span text:style-name="T1">и (союз)‎</text:span></text:span></text:p>
      <text:p><text:span text:style-name="Caption_20_characters"><text:span text:style-name="T1">كِتَابٌ وَ دَفْتَرٌ </text:span></text:span><text:span text:style-name="Drop_20_Caps"><text:span text:style-name="T1">книга и тетрадь‎</text:span></text:span></text:p>
      <text:p><text:span text:style-name="Caption_20_characters"><text:span text:style-name="T1">لَهُ </text:span></text:span><text:span text:style-name="Drop_20_Caps"><text:span text:style-name="T1">у него, его‎</text:span></text:span></text:p>
      <text:p><text:span text:style-name="Caption_20_characters"><text:span text:style-name="T1">لَهَا </text:span></text:span><text:span text:style-name="Drop_20_Caps"><text:span text:style-name="T1">у нее, её‎</text:span></text:span></text:p>
      <text:p><text:span text:style-name="Caption_20_characters"><text:span text:style-name="T1">لَكَ </text:span></text:span><text:span text:style-name="Drop_20_Caps"><text:span text:style-name="T1">у тебя, твой‎</text:span></text:span></text:p>
      <text:p><text:span text:style-name="Caption_20_characters"><text:span text:style-name="T1">لَكِ </text:span></text:span><text:span text:style-name="Drop_20_Caps"><text:span text:style-name="T1">у тебя, твой (ж.р.)‎</text:span></text:span></text:p>
      <text:p><text:span text:style-name="Caption_20_characters"><text:span text:style-name="T1">لِى </text:span></text:span><text:span text:style-name="Drop_20_Caps"><text:span text:style-name="T1">у меня, мой‎</text:span></text:span></text:p>
      <text:h text:outline-level="2"><text:span text:style-name="Drop_20_Caps"><text:span text:style-name="T1">Урок 8‎</text:span></text:span></text:h>
      <text:p><text:span text:style-name="Caption_20_characters"><text:span text:style-name="T1">كَلْبٌ </text:span></text:span><text:span text:style-name="Drop_20_Caps"><text:span text:style-name="T1">собака‎</text:span></text:span></text:p>
      <text:p><text:span text:style-name="Caption_20_characters"><text:span text:style-name="T1">دِيكٌ </text:span></text:span><text:span text:style-name="Drop_20_Caps"><text:span text:style-name="T1">петух‎</text:span></text:span></text:p>
      <text:p><text:span text:style-name="Caption_20_characters"><text:span text:style-name="T1">دَجَاجَةٌ </text:span></text:span><text:span text:style-name="Drop_20_Caps"><text:span text:style-name="T1">курица‎</text:span></text:span></text:p>
      <text:p><text:span text:style-name="Caption_20_characters"><text:span text:style-name="T1">مَكْتَبَةٌ </text:span></text:span><text:span text:style-name="Drop_20_Caps"><text:span text:style-name="T1">библиотека; книж­ный магазин‎</text:span></text:span></text:p>
      <text:p><text:span text:style-name="Caption_20_characters"><text:span text:style-name="T1">هَلْ </text:span></text:span><text:span text:style-name="Drop_20_Caps"><text:span text:style-name="T1">ли (вопросительная ча­стица)‎</text:span></text:span></text:p>
      <text:p><text:span text:style-name="Caption_20_characters"><text:span text:style-name="T1">نَعَمْ </text:span></text:span><text:span text:style-name="Drop_20_Caps"><text:span text:style-name="T1">да‎</text:span></text:span></text:p>
      <text:p><text:span text:style-name="Caption_20_characters"><text:span text:style-name="T1">لاَ </text:span></text:span><text:span text:style-name="Drop_20_Caps"><text:span text:style-name="T1">нет‎</text:span></text:span></text:p>
      <text:p><text:span text:style-name="Caption_20_characters"><text:span text:style-name="T1">لَيْسَ </text:span></text:span><text:span text:style-name="Drop_20_Caps"><text:span text:style-name="T1">он не (есть)‎</text:span></text:span></text:p>
      <text:p><text:span text:style-name="Caption_20_characters"><text:span text:style-name="T1">لَيْسَتْ </text:span></text:span><text:span text:style-name="Drop_20_Caps"><text:span text:style-name="T1">она не (есть)‎</text:span></text:span></text:p>
      <text:h text:outline-level="2"><text:span text:style-name="Drop_20_Caps"><text:span text:style-name="T1">Урок 9‎</text:span></text:span></text:h>
      <text:p><text:span text:style-name="Caption_20_characters"><text:span text:style-name="T1">دَرْسٌ </text:span></text:span><text:span text:style-name="Drop_20_Caps"><text:span text:style-name="T1">урок‎</text:span></text:span></text:p>
      <text:p><text:span text:style-name="Caption_20_characters"><text:span text:style-name="T1">اِقْرَأْ </text:span></text:span><text:span text:style-name="Drop_20_Caps"><text:span text:style-name="T1">(ты) читай‎</text:span></text:span></text:p>
      <text:p><text:span text:style-name="Caption_20_characters"><text:span text:style-name="T1">اِقْرَئِى </text:span></text:span><text:span text:style-name="Drop_20_Caps"><text:span text:style-name="T1">(ты) читай (ж.р.)‎</text:span></text:span></text:p>
      <text:p><text:span text:style-name="Caption_20_characters"><text:span text:style-name="T1">اُدْخُلْ </text:span></text:span><text:span text:style-name="Drop_20_Caps"><text:span text:style-name="T1">войди‎</text:span></text:span></text:p>
      <text:p><text:span text:style-name="Caption_20_characters"><text:span text:style-name="T1">اُخْرُجْ </text:span></text:span><text:span text:style-name="Drop_20_Caps"><text:span text:style-name="T1">выйди‎</text:span></text:span></text:p>
      <text:p><text:span text:style-name="Caption_20_characters"><text:span text:style-name="T1">اُكْتُبْ </text:span></text:span><text:span text:style-name="Drop_20_Caps"><text:span text:style-name="T1">пиши‎</text:span></text:span></text:p>
      <text:p><text:span text:style-name="Caption_20_characters"><text:span text:style-name="T1">يَا </text:span></text:span><text:span text:style-name="Drop_20_Caps"><text:span text:style-name="T1">о! эй! (частица обраще­ния)‎</text:span></text:span></text:p>
      <text:p><text:span text:style-name="Caption_20_characters"><text:span text:style-name="T1">يَا مُحَمَّدُ </text:span></text:span><text:span text:style-name="Drop_20_Caps"><text:span text:style-name="T1">о Мухаммад!‎</text:span></text:span></text:p>
      <text:p><text:span text:style-name="Caption_20_characters"><text:span text:style-name="T1">يَا فَاطِمَةُ </text:span></text:span><text:span text:style-name="Drop_20_Caps"><text:span text:style-name="T1">о Фатима!‎</text:span></text:span></text:p>
      <text:p><text:span text:style-name="Caption_20_characters"><text:span text:style-name="T1">يَا مُحَمَّدُ اِقْرَأْ </text:span></text:span><text:span text:style-name="Drop_20_Caps"><text:span text:style-name="T1">Мухам­мад, читай‎</text:span></text:span></text:p>
      <text:p><text:span text:style-name="Caption_20_characters"><text:span text:style-name="T1">يَا فَاطِمَةُ اِقْرَئِى <text:s/></text:span></text:span><text:span text:style-name="Drop_20_Caps"><text:span text:style-name="T1">Фатим­а, читай‎</text:span></text:span></text:p>
      <text:p><text:span text:style-name="Caption_20_characters"><text:span text:style-name="T1">مِنْ...ِ </text:span></text:span><text:span text:style-name="Drop_20_Caps"><text:span text:style-name="T1">из, от (предлог)‎</text:span></text:span></text:p>
      <text:p><text:span text:style-name="Caption_20_characters"><text:span text:style-name="T1">مِنَ الْبَيْتِ </text:span></text:span><text:span text:style-name="Drop_20_Caps"><text:span text:style-name="T1">из дома‎</text:span></text:span></text:p>
      <text:h text:outline-level="2"><text:span text:style-name="Drop_20_Caps"><text:span text:style-name="T1">Урок 10‎</text:span></text:span></text:h>
      <text:p><text:span text:style-name="Caption_20_characters"><text:span text:style-name="T1">مَقْعَدُ التِّلْمِيذِ </text:span></text:span><text:span text:style-name="Drop_20_Caps"><text:span text:style-name="T1">парта‎</text:span></text:span></text:p>
      <text:p><text:span text:style-name="Caption_20_characters"><text:span text:style-name="T1">يَقْرَأُ </text:span></text:span><text:span text:style-name="Drop_20_Caps"><text:span text:style-name="T1">читает‎</text:span></text:span></text:p>
      <text:p><text:span text:style-name="Caption_20_characters"><text:span text:style-name="T1">يَكْتُبُ </text:span></text:span><text:span text:style-name="Drop_20_Caps"><text:span text:style-name="T1">пишет‎</text:span></text:span></text:p>
      <text:p><text:span text:style-name="Caption_20_characters"><text:span text:style-name="T1">خُذْ </text:span></text:span><text:span text:style-name="Drop_20_Caps"><text:span text:style-name="T1">на, бери‎</text:span></text:span></text:p>
      <text:p><text:span text:style-name="Caption_20_characters"><text:span text:style-name="T1">خُذِى </text:span></text:span><text:span text:style-name="Drop_20_Caps"><text:span text:style-name="T1">на, бери (ж.р.)‎</text:span></text:span></text:p>
      <text:p><text:span text:style-name="Caption_20_characters"><text:span text:style-name="T1">هَاتِ </text:span></text:span><text:span text:style-name="Drop_20_Caps"><text:span text:style-name="T1">дай‎</text:span></text:span></text:p>
      <text:p><text:span text:style-name="Caption_20_characters"><text:span text:style-name="T1">هَاتِى </text:span></text:span><text:span text:style-name="Drop_20_Caps"><text:span text:style-name="T1">дай (ж.р.)‎</text:span></text:span></text:p>
      <text:p><text:span text:style-name="Caption_20_characters"><text:span text:style-name="T1">كُرْسِيٌّ </text:span></text:span><text:span text:style-name="Drop_20_Caps"><text:span text:style-name="T1">стул‎</text:span></text:span></text:p>
      <text:h text:outline-level="2"><text:span text:style-name="Drop_20_Caps"><text:span text:style-name="T1">Урок 11‎</text:span></text:span></text:h>
      <text:p><text:span text:style-name="Caption_20_characters"><text:span text:style-name="T1">مَدِينَةٌ </text:span></text:span><text:span text:style-name="Drop_20_Caps"><text:span text:style-name="T1">город‎</text:span></text:span></text:p>
      <text:p><text:span text:style-name="Caption_20_characters"><text:span text:style-name="T1">مَكْتَبٌ </text:span></text:span><text:span text:style-name="Drop_20_Caps"><text:span text:style-name="T1">письменный стол‎</text:span></text:span></text:p>
      <text:p><text:span text:style-name="Caption_20_characters"><text:span text:style-name="T1">مَكْتَبُ الْمُعَلِّمِ </text:span></text:span><text:span text:style-name="Drop_20_Caps"><text:span text:style-name="T1">учитель­ский стол‎</text:span></text:span></text:p>
      <text:p><text:span text:style-name="Caption_20_characters"><text:span text:style-name="T1">كَاتِبٌ </text:span></text:span><text:span text:style-name="Drop_20_Caps"><text:span text:style-name="T1">писатель‎</text:span></text:span></text:p>
      <text:p><text:span text:style-name="Caption_20_characters"><text:span text:style-name="T1">كَاتِبَةٌ </text:span></text:span><text:span text:style-name="Drop_20_Caps"><text:span text:style-name="T1">писательница‎</text:span></text:span></text:p>
      <text:p><text:span text:style-name="Caption_20_characters"><text:span text:style-name="T1">عَلَى </text:span></text:span><text:span text:style-name="Drop_20_Caps"><text:span text:style-name="T1">на (предлог)‎</text:span></text:span></text:p>
      <text:p><text:span text:style-name="Caption_20_characters"><text:span text:style-name="T1">عَلَى مَقْعَدِ التِّلْمِيذِ </text:span></text:span><text:span text:style-name="Drop_20_Caps"><text:span text:style-name="T1">на парте‎</text:span></text:span></text:p>
      <text:p><text:span text:style-name="Caption_20_characters"><text:span text:style-name="T1">عَلَيْهِ </text:span></text:span><text:span text:style-name="Drop_20_Caps"><text:span text:style-name="T1">на нём‎</text:span></text:span></text:p>
      <text:p><text:span text:style-name="Caption_20_characters"><text:span text:style-name="T1">بَلْ </text:span></text:span><text:span text:style-name="Drop_20_Caps"><text:span text:style-name="T1">наоборот, а‎</text:span></text:span></text:p>
      <text:h text:outline-level="2"><text:span text:style-name="Drop_20_Caps"><text:span text:style-name="T1">Урок 12‎</text:span></text:span></text:h>
      <text:p><text:span text:style-name="Caption_20_characters"><text:span text:style-name="T1">وَلَدٌ </text:span></text:span><text:span text:style-name="Drop_20_Caps"><text:span text:style-name="T1">мальчик‎</text:span></text:span></text:p>
      <text:p><text:span text:style-name="Caption_20_characters"><text:span text:style-name="T1">اَوْلاَدٌ </text:span></text:span><text:span text:style-name="Drop_20_Caps"><text:span text:style-name="T1">дети‎</text:span></text:span></text:p>
      <text:p><text:span text:style-name="Caption_20_characters"><text:span text:style-name="T1">خُبْزٌ </text:span></text:span><text:span text:style-name="Drop_20_Caps"><text:span text:style-name="T1">хлеб‎</text:span></text:span></text:p>
      <text:p><text:span text:style-name="Caption_20_characters"><text:span text:style-name="T1">كُوبٌ </text:span></text:span><text:span text:style-name="Drop_20_Caps"><text:span text:style-name="T1">стакан‎</text:span></text:span></text:p>
      <text:p><text:span text:style-name="Caption_20_characters"><text:span text:style-name="T1">لَبَنٌ </text:span></text:span><text:span text:style-name="Drop_20_Caps"><text:span text:style-name="T1">молоко‎</text:span></text:span></text:p>
      <text:p><text:span text:style-name="Caption_20_characters"><text:span text:style-name="T1">مَاءٌ </text:span></text:span><text:span text:style-name="Drop_20_Caps"><text:span text:style-name="T1">вода‎</text:span></text:span></text:p>
      <text:p><text:span text:style-name="Caption_20_characters"><text:span text:style-name="T1">بَارِدٌ </text:span></text:span><text:span text:style-name="Drop_20_Caps"><text:span text:style-name="T1">холодный‎</text:span></text:span></text:p>
      <text:p><text:span text:style-name="Caption_20_characters"><text:span text:style-name="T1">سَخِينٌ </text:span></text:span><text:span text:style-name="Drop_20_Caps"><text:span text:style-name="T1">горячий‎</text:span></text:span></text:p>
      <text:p><text:span text:style-name="Caption_20_characters"><text:span text:style-name="T1">لَذِيذٌ </text:span></text:span><text:span text:style-name="Drop_20_Caps"><text:span text:style-name="T1">вкусный‎</text:span></text:span></text:p>
      <text:p><text:span text:style-name="Caption_20_characters"><text:span text:style-name="T1">كُلْ </text:span></text:span><text:span text:style-name="Drop_20_Caps"><text:span text:style-name="T1">ешь, кушай‎</text:span></text:span></text:p>
      <text:p><text:span text:style-name="Caption_20_characters"><text:span text:style-name="T1">اِشْرَبْ </text:span></text:span><text:span text:style-name="Drop_20_Caps"><text:span text:style-name="T1">пей‎</text:span></text:span></text:p>
      <text:p><text:span text:style-name="Caption_20_characters"><text:span text:style-name="T1">فِيهِ </text:span></text:span><text:span text:style-name="Drop_20_Caps"><text:span text:style-name="T1">в нём, там‎</text:span></text:span></text:p>
      <text:p><text:span text:style-name="Caption_20_characters"><text:span text:style-name="T1">يَا اَيُّهَا الْوَلَدُ </text:span></text:span><text:span text:style-name="Drop_20_Caps"><text:span text:style-name="T1">о мальчик!‎</text:span></text:span></text:p>
      <text:p><text:span text:style-name="Caption_20_characters"><text:span text:style-name="T1">اِقْرَأْهُ </text:span></text:span><text:span text:style-name="Drop_20_Caps"><text:span text:style-name="T1">читай его‎</text:span></text:span></text:p>
      <text:p><text:span text:style-name="Caption_20_characters"><text:span text:style-name="T1">اُكْتُبْهُ </text:span></text:span><text:span text:style-name="Drop_20_Caps"><text:span text:style-name="T1">пиши его‎</text:span></text:span></text:p>
      <text:h text:outline-level="2"><text:span text:style-name="Drop_20_Caps"><text:span text:style-name="T1">Урок 13‎</text:span></text:span></text:h>
      <text:p><text:span text:style-name="Caption_20_characters"><text:span text:style-name="T1">بَابٌ </text:span></text:span><text:span text:style-name="Drop_20_Caps"><text:span text:style-name="T1">дверь‎</text:span></text:span></text:p>
      <text:p><text:span text:style-name="Caption_20_characters"><text:span text:style-name="T1">شُبَّاكٌ </text:span></text:span><text:span text:style-name="Drop_20_Caps"><text:span text:style-name="T1">окно‎</text:span></text:span></text:p>
      <text:p><text:span text:style-name="Caption_20_characters"><text:span text:style-name="T1">طَاوِلَةٌ </text:span></text:span><text:span text:style-name="Drop_20_Caps"><text:span text:style-name="T1">стол‎</text:span></text:span></text:p>
      <text:p><text:span text:style-name="Caption_20_characters"><text:span text:style-name="T1">بَابُ الْبَيْتِ </text:span></text:span><text:span text:style-name="Drop_20_Caps"><text:span text:style-name="T1">дверь дома‎</text:span></text:span></text:p>
      <text:p><text:span text:style-name="Caption_20_characters"><text:span text:style-name="T1">شُبَّاكُ الْحُجْرَةِ </text:span></text:span><text:span text:style-name="Drop_20_Caps"><text:span text:style-name="T1">окно ком­наты‎</text:span></text:span></text:p>
      <text:p><text:span text:style-name="Caption_20_characters"><text:span text:style-name="T1">مَفْتُوحٌ </text:span></text:span><text:span text:style-name="Drop_20_Caps"><text:span text:style-name="T1">открытый‎</text:span></text:span></text:p>
      <text:p><text:span text:style-name="Caption_20_characters"><text:span text:style-name="T1">مُغْلَقٌ </text:span></text:span><text:span text:style-name="Drop_20_Caps"><text:span text:style-name="T1">закрытый‎</text:span></text:span></text:p>
      <text:p><text:span text:style-name="Caption_20_characters"><text:span text:style-name="T1">بَابٌ مَفْتُوحٌ </text:span></text:span><text:span text:style-name="Drop_20_Caps"><text:span text:style-name="T1">открытая дверь‎</text:span></text:span></text:p>
      <text:p><text:span text:style-name="Caption_20_characters"><text:span text:style-name="T1">مِقْلَمَةٌ </text:span></text:span><text:span text:style-name="Drop_20_Caps"><text:span text:style-name="T1">пенал‎</text:span></text:span></text:p>
      <text:p><text:span text:style-name="Caption_20_characters"><text:span text:style-name="T1">تَعَالَ </text:span></text:span><text:span text:style-name="Drop_20_Caps"><text:span text:style-name="T1">иди (сюда)‎</text:span></text:span></text:p>
      <text:p><text:span text:style-name="Caption_20_characters"><text:span text:style-name="T1">تَعَالَىْ </text:span></text:span><text:span text:style-name="Drop_20_Caps"><text:span text:style-name="T1">иди (сюда) (ж.р)‎</text:span></text:span></text:p>
      <text:h text:outline-level="2"><text:span text:style-name="Drop_20_Caps"><text:span text:style-name="T1">Урок 14‎</text:span></text:span></text:h>
      <text:p><text:span text:style-name="Caption_20_characters"><text:span text:style-name="T1">فِنْجَانٌ </text:span></text:span><text:span text:style-name="Drop_20_Caps"><text:span text:style-name="T1">чашка‎</text:span></text:span></text:p>
      <text:p><text:span text:style-name="Caption_20_characters"><text:span text:style-name="T1">سُكَّرٌ </text:span></text:span><text:span text:style-name="Drop_20_Caps"><text:span text:style-name="T1">сахар‎</text:span></text:span></text:p>
      <text:p><text:span text:style-name="Caption_20_characters"><text:span text:style-name="T1">سُكَّرِيَّةٌ </text:span></text:span><text:span text:style-name="Drop_20_Caps"><text:span text:style-name="T1">сахарница‎</text:span></text:span></text:p>
      <text:p><text:span text:style-name="Caption_20_characters"><text:span text:style-name="T1">قَهْوَةٌ </text:span></text:span><text:span text:style-name="Drop_20_Caps"><text:span text:style-name="T1">кофе‎</text:span></text:span></text:p>
      <text:p><text:span text:style-name="Caption_20_characters"><text:span text:style-name="T1">شَاىٌ </text:span></text:span><text:span text:style-name="Drop_20_Caps"><text:span text:style-name="T1">чай‎</text:span></text:span></text:p>
      <text:p><text:span text:style-name="Caption_20_characters"><text:span text:style-name="T1">بِالسُّكَّرِ </text:span></text:span><text:span text:style-name="Drop_20_Caps"><text:span text:style-name="T1">с сахаром‎</text:span></text:span></text:p>
      <text:p><text:span text:style-name="Caption_20_characters"><text:span text:style-name="T1">مَاذَا </text:span></text:span><text:span text:style-name="Drop_20_Caps"><text:span text:style-name="T1">что?‎</text:span></text:span></text:p>
      <text:p><text:span text:style-name="Caption_20_characters"><text:span text:style-name="T1">مَاذَا تَفْعَلُ </text:span></text:span><text:span text:style-name="Drop_20_Caps"><text:span text:style-name="T1">что ты дела­ешь?‎</text:span></text:span></text:p>
      <text:p><text:span text:style-name="Caption_20_characters"><text:span text:style-name="T1">لاَ يَفْعَلُ </text:span></text:span><text:span text:style-name="Drop_20_Caps"><text:span text:style-name="T1">не делает‎</text:span></text:span></text:p>
      <text:p><text:span text:style-name="Caption_20_characters"><text:span text:style-name="T1">هَلْ تَفْعَلُ </text:span></text:span><text:span text:style-name="Drop_20_Caps"><text:span text:style-name="T1">ты делаешь? ты будешь делать?‎</text:span></text:span></text:p>
      <text:p><text:span text:style-name="Caption_20_characters"><text:span text:style-name="T1">هُوَ يَفْعَلُ </text:span></text:span><text:span text:style-name="Drop_20_Caps"><text:span text:style-name="T1">он делает‎</text:span></text:span></text:p>
      <text:p><text:span text:style-name="Caption_20_characters"><text:span text:style-name="T1">هِىَ تَفْعَلُ </text:span></text:span><text:span text:style-name="Drop_20_Caps"><text:span text:style-name="T1">она делает‎</text:span></text:span></text:p>
      <text:p><text:span text:style-name="Caption_20_characters"><text:span text:style-name="T1">اَنْتَ تَفْعَلُ </text:span></text:span><text:span text:style-name="Drop_20_Caps"><text:span text:style-name="T1">ты делаешь‎</text:span></text:span></text:p>
      <text:p><text:span text:style-name="Caption_20_characters"><text:span text:style-name="T1">اَنْتِ تَفْعَلِينَ </text:span></text:span><text:span text:style-name="Drop_20_Caps"><text:span text:style-name="T1">ты (ж.р.) де­лаешь‎</text:span></text:span></text:p>
      <text:p><text:span text:style-name="Caption_20_characters"><text:span text:style-name="T1">اَنَا اَفْعَلُ </text:span></text:span><text:span text:style-name="Drop_20_Caps"><text:span text:style-name="T1">я делаю‎</text:span></text:span></text:p>
      <text:h text:outline-level="2"><text:soft-page-break/><text:span text:style-name="Drop_20_Caps"><text:span text:style-name="T1">Урок 15‎</text:span></text:span></text:h>
      <text:p><text:span text:style-name="Caption_20_characters"><text:span text:style-name="T1">اَبٌ </text:span></text:span><text:span text:style-name="Drop_20_Caps"><text:span text:style-name="T1">отец‎</text:span></text:span></text:p>
      <text:p><text:span text:style-name="Caption_20_characters"><text:span text:style-name="T1">اُمٌّ </text:span></text:span><text:span text:style-name="Drop_20_Caps"><text:span text:style-name="T1">мать‎</text:span></text:span></text:p>
      <text:p><text:span text:style-name="Caption_20_characters"><text:span text:style-name="T1">اَخٌ </text:span></text:span><text:span text:style-name="Drop_20_Caps"><text:span text:style-name="T1">брат‎</text:span></text:span></text:p>
      <text:p><text:span text:style-name="Caption_20_characters"><text:span text:style-name="T1">اُخْتٌ </text:span></text:span><text:span text:style-name="Drop_20_Caps"><text:span text:style-name="T1">сестра‎</text:span></text:span></text:p>
      <text:p><text:span text:style-name="Caption_20_characters"><text:span text:style-name="T1">اِبْنٌ </text:span></text:span><text:span text:style-name="Drop_20_Caps"><text:span text:style-name="T1">сын‎</text:span></text:span></text:p>
      <text:p><text:span text:style-name="Caption_20_characters"><text:span text:style-name="T1">بِنْتٌ </text:span></text:span><text:span text:style-name="Drop_20_Caps"><text:span text:style-name="T1">дочь‎</text:span></text:span></text:p>
      <text:p><text:span text:style-name="Caption_20_characters"><text:span text:style-name="T1">اَبُوهُ </text:span></text:span><text:span text:style-name="Drop_20_Caps"><text:span text:style-name="T1">его отец‎</text:span></text:span></text:p>
      <text:p><text:span text:style-name="Caption_20_characters"><text:span text:style-name="T1">اَبُوهَا </text:span></text:span><text:span text:style-name="Drop_20_Caps"><text:span text:style-name="T1">её отец‎</text:span></text:span></text:p>
      <text:p><text:span text:style-name="Caption_20_characters"><text:span text:style-name="T1">اَبُوكَ </text:span></text:span><text:span text:style-name="Drop_20_Caps"><text:span text:style-name="T1">твой отец‎</text:span></text:span></text:p>
      <text:p><text:span text:style-name="Caption_20_characters"><text:span text:style-name="T1">اَبُوكِ </text:span></text:span><text:span text:style-name="Drop_20_Caps"><text:span text:style-name="T1">твой (ж.р.) отец‎</text:span></text:span></text:p>
      <text:p><text:span text:style-name="Caption_20_characters"><text:span text:style-name="T1">اَبِى </text:span></text:span><text:span text:style-name="Drop_20_Caps"><text:span text:style-name="T1">мой отец‎</text:span></text:span></text:p>
      <text:p><text:span text:style-name="Caption_20_characters"><text:span text:style-name="T1">ـهُ... </text:span></text:span><text:span text:style-name="Drop_20_Caps"><text:span text:style-name="T1">его‎</text:span></text:span></text:p>
      <text:p><text:span text:style-name="Caption_20_characters"><text:span text:style-name="T1">ـهَا... </text:span></text:span><text:span text:style-name="Drop_20_Caps"><text:span text:style-name="T1">её‎</text:span></text:span></text:p>
      <text:p><text:span text:style-name="Caption_20_characters"><text:span text:style-name="T1">ـكَ... </text:span></text:span><text:span text:style-name="Drop_20_Caps"><text:span text:style-name="T1">твой‎</text:span></text:span></text:p>
      <text:p><text:span text:style-name="Caption_20_characters"><text:span text:style-name="T1">ـكِ... </text:span></text:span><text:span text:style-name="Drop_20_Caps"><text:span text:style-name="T1">твой (ж.р)‎</text:span></text:span></text:p>
      <text:p><text:span text:style-name="Caption_20_characters"><text:span text:style-name="T1">ـى... </text:span></text:span><text:span text:style-name="Drop_20_Caps"><text:span text:style-name="T1">мой‎</text:span></text:span></text:p>
      <text:h text:outline-level="2"><text:span text:style-name="Drop_20_Caps"><text:span text:style-name="T1">Урок 16‎</text:span></text:span></text:h>
      <text:p><text:span text:style-name="Caption_20_characters"><text:span text:style-name="T1">مِمْحَاةٌ </text:span></text:span><text:span text:style-name="Drop_20_Caps"><text:span text:style-name="T1">резинка‎</text:span></text:span></text:p>
      <text:p><text:span text:style-name="Caption_20_characters"><text:span text:style-name="T1">رِيشَةٌ </text:span></text:span><text:span text:style-name="Drop_20_Caps"><text:span text:style-name="T1">перо‎</text:span></text:span></text:p>
      <text:p><text:span text:style-name="Caption_20_characters"><text:span text:style-name="T1">دَارٌ </text:span></text:span><text:span text:style-name="Drop_20_Caps"><text:span text:style-name="T1">дом‎</text:span></text:span></text:p>
      <text:p><text:span text:style-name="Caption_20_characters"><text:span text:style-name="T1">سَاحَةٌ </text:span></text:span><text:span text:style-name="Drop_20_Caps"><text:span text:style-name="T1">двор‎</text:span></text:span></text:p>
      <text:p><text:span text:style-name="Caption_20_characters"><text:span text:style-name="T1">يَرْكُضُ </text:span></text:span><text:span text:style-name="Drop_20_Caps"><text:span text:style-name="T1">бегает‎</text:span></text:span></text:p>
      <text:p><text:span text:style-name="Caption_20_characters"><text:span text:style-name="T1">يَلْعَبُ </text:span></text:span><text:span text:style-name="Drop_20_Caps"><text:span text:style-name="T1">играет‎</text:span></text:span></text:p>
      <text:p><text:span text:style-name="Caption_20_characters"><text:span text:style-name="T1">اُرْكُضْ </text:span></text:span><text:span text:style-name="Drop_20_Caps"><text:span text:style-name="T1">бегай‎</text:span></text:span></text:p>
      <text:p><text:span text:style-name="Caption_20_characters"><text:span text:style-name="T1">اِلْعَبْ </text:span></text:span><text:span text:style-name="Drop_20_Caps"><text:span text:style-name="T1">играй‎</text:span></text:span></text:p>
      <text:p><text:span text:style-name="Caption_20_characters"><text:span text:style-name="T1">فِى سَاحَةِ الدَّارِ </text:span></text:span><text:span text:style-name="Drop_20_Caps"><text:span text:style-name="T1">во дво­ре дома‎</text:span></text:span></text:p>
      <text:p><text:span text:style-name="Caption_20_characters"><text:span text:style-name="T1">فِى سَاحَةِ الْمَدْرَسَةِ </text:span></text:span><text:span text:style-name="Drop_20_Caps"><text:span text:style-name="T1">на школьном дворе‎</text:span></text:span></text:p>
      <text:h text:outline-level="2"><text:span text:style-name="Drop_20_Caps"><text:span text:style-name="T1">Урок 17‎</text:span></text:span></text:h>
      <text:p><text:span text:style-name="Caption_20_characters"><text:span text:style-name="T1">هُوَ قَرَأَ </text:span></text:span><text:span text:style-name="Drop_20_Caps"><text:span text:style-name="T1">он читал‎</text:span></text:span></text:p>
      <text:p><text:span text:style-name="Caption_20_characters"><text:span text:style-name="T1">هِىَ قَرَأَتْ </text:span></text:span><text:span text:style-name="Drop_20_Caps"><text:span text:style-name="T1">она читала‎</text:span></text:span></text:p>
      <text:p><text:span text:style-name="Caption_20_characters"><text:span text:style-name="T1">اَنْتَ قَرَأْتَ </text:span></text:span><text:span text:style-name="Drop_20_Caps"><text:span text:style-name="T1">ты читал‎</text:span></text:span></text:p>
      <text:p><text:span text:style-name="Caption_20_characters"><text:span text:style-name="T1">اَنْتِ قَرَأْتِ </text:span></text:span><text:span text:style-name="Drop_20_Caps"><text:span text:style-name="T1">ты читала‎</text:span></text:span></text:p>
      <text:p><text:span text:style-name="Caption_20_characters"><text:span text:style-name="T1">اَنَا قَرَأْتُ </text:span></text:span><text:span text:style-name="Drop_20_Caps"><text:span text:style-name="T1">я читал‎</text:span></text:span></text:p>
      <text:p><text:span text:style-name="Caption_20_characters"><text:span text:style-name="T1">كَتَبَ </text:span></text:span><text:span text:style-name="Drop_20_Caps"><text:span text:style-name="T1">написал‎</text:span></text:span></text:p>
      <text:p><text:span text:style-name="Caption_20_characters"><text:span text:style-name="T1">اَخَذَ </text:span></text:span><text:span text:style-name="Drop_20_Caps"><text:span text:style-name="T1">взял‎</text:span></text:span></text:p>
      <text:p><text:span text:style-name="Caption_20_characters"><text:span text:style-name="T1">اَكَلَ </text:span></text:span><text:span text:style-name="Drop_20_Caps"><text:span text:style-name="T1">покушал, съел‎</text:span></text:span></text:p>
      <text:p><text:span text:style-name="Caption_20_characters"><text:span text:style-name="T1">شَرِبَ </text:span></text:span><text:span text:style-name="Drop_20_Caps"><text:span text:style-name="T1">выпил‎</text:span></text:span></text:p>
      <text:p><text:span text:style-name="Caption_20_characters"><text:span text:style-name="T1">دَخَلَ </text:span></text:span><text:span text:style-name="Drop_20_Caps"><text:span text:style-name="T1">вошёл‎</text:span></text:span></text:p>
      <text:p><text:span text:style-name="Caption_20_characters"><text:span text:style-name="T1">خَرَجَ </text:span></text:span><text:span text:style-name="Drop_20_Caps"><text:span text:style-name="T1">вышел‎</text:span></text:span></text:p>
      <text:p><text:span text:style-name="Caption_20_characters"><text:span text:style-name="T1">هَوَ مَا قَرَأَ </text:span></text:span><text:span text:style-name="Drop_20_Caps"><text:span text:style-name="T1">он не прочи­тал‎</text:span></text:span></text:p>
      <text:p><text:span text:style-name="Caption_20_characters"><text:span text:style-name="T1">ثُمَّ </text:span></text:span><text:span text:style-name="Drop_20_Caps"><text:span text:style-name="T1">потом, затем‎</text:span></text:span></text:p>
      <text:p><text:span text:style-name="Caption_20_characters"><text:span text:style-name="T1">مَا قَرَأْتُ بَعْدُ </text:span></text:span><text:span text:style-name="Drop_20_Caps"><text:span text:style-name="T1">я ещё не читал‎</text:span></text:span></text:p>
      <text:p><text:span text:style-name="Caption_20_characters"><text:span text:style-name="T1">هَلْ قَرَأْتَ؟ </text:span></text:span><text:span text:style-name="Drop_20_Caps"><text:span text:style-name="T1">ты читал?‎</text:span></text:span></text:p>
      <text:p><text:span text:style-name="Caption_20_characters"><text:span text:style-name="T1">مَاذَا فَعَلْتَ؟ </text:span></text:span><text:span text:style-name="Drop_20_Caps"><text:span text:style-name="T1">что ты де­лал?‎</text:span></text:span></text:p>
      <text:h text:outline-level="2"><text:span text:style-name="Drop_20_Caps"><text:span text:style-name="T1">Урок 18‎</text:span></text:span></text:h>
      <text:p><text:span text:style-name="Caption_20_characters"><text:span text:style-name="T1">كَلِمَةٌ </text:span></text:span><text:span text:style-name="Drop_20_Caps"><text:span text:style-name="T1">слово‎</text:span></text:span></text:p>
      <text:p><text:span text:style-name="Caption_20_characters"><text:span text:style-name="T1">قَاعَةٌ </text:span></text:span><text:span text:style-name="Drop_20_Caps"><text:span text:style-name="T1">зал‎</text:span></text:span></text:p>
      <text:p><text:span text:style-name="Caption_20_characters"><text:span text:style-name="T1">أَيْضًا </text:span></text:span><text:span text:style-name="Drop_20_Caps"><text:span text:style-name="T1">тоже, также‎</text:span></text:span></text:p>
      <text:p><text:span text:style-name="Caption_20_characters"><text:span text:style-name="T1">بَعْضٌ </text:span></text:span><text:span text:style-name="Drop_20_Caps"><text:span text:style-name="T1">некоторые, одни‎</text:span></text:span></text:p>
      <text:p><text:span text:style-name="Caption_20_characters"><text:span text:style-name="T1">اَمْسِ </text:span></text:span><text:span text:style-name="Drop_20_Caps"><text:span text:style-name="T1">вчера‎</text:span></text:span></text:p>
      <text:p><text:span text:style-name="Caption_20_characters"><text:span text:style-name="T1">اَلْيَوْمَ </text:span></text:span><text:span text:style-name="Drop_20_Caps"><text:span text:style-name="T1">сегодня‎</text:span></text:span></text:p>
      <text:p><text:span text:style-name="Caption_20_characters"><text:span text:style-name="T1">غَدًا </text:span></text:span><text:span text:style-name="Drop_20_Caps"><text:span text:style-name="T1">завтра‎</text:span></text:span></text:p>
      <text:p><text:span text:style-name="Caption_20_characters"><text:span text:style-name="T1">مَقْعَدٌ </text:span></text:span><text:span text:style-name="Drop_20_Caps"><text:span text:style-name="T1">скамейка, седенье‎</text:span></text:span></text:p>
      <text:p><text:span text:style-name="Caption_20_characters"><text:span text:style-name="T1">أَقَرَأْتَ؟ </text:span></text:span><text:span text:style-name="Drop_20_Caps"><text:span text:style-name="T1">ты читал?‎</text:span></text:span></text:p>
      <text:p><text:span text:style-name="Caption_20_characters"><text:span text:style-name="T1">اِلَى...ِ </text:span></text:span><text:span text:style-name="Drop_20_Caps"><text:span text:style-name="T1">в, к, до (обозначает направление)‎</text:span></text:span></text:p>
      <text:p><text:span text:style-name="Caption_20_characters"><text:span text:style-name="T1">اِلَى الْبَيْتِ </text:span></text:span><text:span text:style-name="Drop_20_Caps"><text:span text:style-name="T1">к дому, домой‎</text:span></text:span></text:p>
      <text:p><text:span text:style-name="Caption_20_characters"><text:span text:style-name="T1">اِنْ شَاءَ اللَّهُ </text:span></text:span><text:span text:style-name="Drop_20_Caps"><text:span text:style-name="T1">если Богу будет угодно‎</text:span></text:span></text:p>
      <text:p><text:span text:style-name="Caption_20_characters"><text:span text:style-name="T1">فَهِمَ </text:span></text:span><text:span text:style-name="Drop_20_Caps"><text:span text:style-name="T1">понял‎</text:span></text:span></text:p>
      <text:p><text:span text:style-name="Caption_20_characters"><text:span text:style-name="T1">جَلَسَ </text:span></text:span><text:span text:style-name="Drop_20_Caps"><text:span text:style-name="T1">сел‎</text:span></text:span></text:p>
      <text:p><text:span text:style-name="Caption_20_characters"><text:span text:style-name="T1">ذَهَبَ </text:span></text:span><text:span text:style-name="Drop_20_Caps"><text:span text:style-name="T1">ушёл, пошёл, уехал‎</text:span></text:span></text:p>
      <text:h text:outline-level="2"><text:span text:style-name="Drop_20_Caps"><text:span text:style-name="T1">Урок 19‎</text:span></text:span></text:h>
      <text:p><text:span text:style-name="Caption_20_characters"><text:span text:style-name="T1">لَحْمٌ </text:span></text:span><text:span text:style-name="Drop_20_Caps"><text:span text:style-name="T1">мясо‎</text:span></text:span></text:p>
      <text:p><text:span text:style-name="Caption_20_characters"><text:span text:style-name="T1">زَمِيلٌ </text:span></text:span><text:span text:style-name="Drop_20_Caps"><text:span text:style-name="T1">товарищ‎</text:span></text:span></text:p>
      <text:p><text:span text:style-name="Caption_20_characters"><text:span text:style-name="T1">مَعَ...ِ </text:span></text:span><text:span text:style-name="Drop_20_Caps"><text:span text:style-name="T1">с, вместе с‎</text:span></text:span></text:p>
      <text:p><text:span text:style-name="Caption_20_characters"><text:span text:style-name="T1">قَلِيلٌ مِنْ...ِ </text:span></text:span><text:span text:style-name="Drop_20_Caps"><text:span text:style-name="T1">немного, не­множко‎</text:span></text:span></text:p>
      <text:p><text:span text:style-name="Caption_20_characters"><text:span text:style-name="T1">قَلِيلٌ مِنَ الْخُبْزِ </text:span></text:span><text:span text:style-name="Drop_20_Caps"><text:span text:style-name="T1">немного хлеба‎</text:span></text:span></text:p>
      <text:p><text:span text:style-name="Caption_20_characters"><text:span text:style-name="T1">كُرَةٌ </text:span></text:span><text:span text:style-name="Drop_20_Caps"><text:span text:style-name="T1">мяч‎</text:span></text:span></text:p>
      <text:p><text:span text:style-name="Caption_20_characters"><text:span text:style-name="T1">لاَ تَلْعَبْ </text:span></text:span><text:span text:style-name="Drop_20_Caps"><text:span text:style-name="T1">не играй‎</text:span></text:span></text:p>
      <text:p><text:span text:style-name="Caption_20_characters"><text:span text:style-name="T1">لاَ تَلْعَبِى </text:span></text:span><text:span text:style-name="Drop_20_Caps"><text:span text:style-name="T1">не играй (ж.р.)‎</text:span></text:span></text:p>
      <text:h text:outline-level="2"><text:span text:style-name="Drop_20_Caps"><text:span text:style-name="T1">Урок 20‎</text:span></text:span></text:h>
      <text:p><text:span text:style-name="Caption_20_characters"><text:span text:style-name="T1">اَيْنَ كُنْتَ؟ </text:span></text:span><text:span text:style-name="Drop_20_Caps"><text:span text:style-name="T1">где ты был?‎</text:span></text:span></text:p>
      <text:p><text:span text:style-name="Caption_20_characters"><text:span text:style-name="T1">كُنْتُ </text:span></text:span><text:span text:style-name="Drop_20_Caps"><text:span text:style-name="T1">я был‎</text:span></text:span></text:p>
      <text:p><text:span text:style-name="Caption_20_characters"><text:span text:style-name="T1">مَتَى؟ </text:span></text:span><text:span text:style-name="Drop_20_Caps"><text:span text:style-name="T1">когда?‎</text:span></text:span></text:p>
      <text:p><text:span text:style-name="Caption_20_characters"><text:span text:style-name="T1">صَبَاحًا </text:span></text:span><text:span text:style-name="Drop_20_Caps"><text:span text:style-name="T1">утром‎</text:span></text:span></text:p>
      <text:p><text:span text:style-name="Caption_20_characters"><text:span text:style-name="T1">مَسَاءً </text:span></text:span><text:span text:style-name="Drop_20_Caps"><text:span text:style-name="T1">вечером‎</text:span></text:span></text:p>
      <text:p><text:span text:style-name="Caption_20_characters"><text:span text:style-name="T1">اَلآنَ </text:span></text:span><text:span text:style-name="Drop_20_Caps"><text:span text:style-name="T1">сейчас, теперь‎</text:span></text:span></text:p>
      <text:p><text:span text:style-name="Caption_20_characters"><text:span text:style-name="T1">قَبْلَ...ِ </text:span></text:span><text:span text:style-name="Drop_20_Caps"><text:span text:style-name="T1">перед, до‎</text:span></text:span></text:p>
      <text:p><text:span text:style-name="Caption_20_characters"><text:span text:style-name="T1">بَعْدَ...ِ </text:span></text:span><text:span text:style-name="Drop_20_Caps"><text:span text:style-name="T1">после‎</text:span></text:span></text:p>
      <text:p><text:span text:style-name="Caption_20_characters"><text:span text:style-name="T1">قَامَ </text:span></text:span><text:span text:style-name="Drop_20_Caps"><text:span text:style-name="T1">встал‎</text:span></text:span></text:p>
      <text:p><text:span text:style-name="Caption_20_characters"><text:span text:style-name="T1">قَامَ فَقَرَأَ دَرْسَهُ </text:span></text:span><text:span text:style-name="Drop_20_Caps"><text:span text:style-name="T1">встал и прочитал свой урок‎</text:span></text:span></text:p>
      <text:p><text:span text:style-name="Caption_20_characters"><text:span text:style-name="T1">قُمْ </text:span></text:span><text:span text:style-name="Drop_20_Caps"><text:span text:style-name="T1">вставай, встань‎</text:span></text:span></text:p>
      <text:p><text:span text:style-name="Caption_20_characters"><text:span text:style-name="T1">لا تَقُمْ </text:span></text:span><text:span text:style-name="Drop_20_Caps"><text:span text:style-name="T1">не вставай‎</text:span></text:span></text:p>
      <text:p><text:span text:style-name="Caption_20_characters"><text:span text:style-name="T1">قُمْ وَ اقْرَإِ الدَّرْسَ </text:span></text:span><text:span text:style-name="Drop_20_Caps"><text:span text:style-name="T1">встань и читай урок‎</text:span></text:span></text:p>
      <text:h text:outline-level="2"><text:span text:style-name="Drop_20_Caps"><text:span text:style-name="T1">Урок 21‎</text:span></text:span></text:h>
      <text:p><text:span text:style-name="Caption_20_characters"><text:span text:style-name="T1">مُهَنْدِسٌ </text:span></text:span><text:span text:style-name="Drop_20_Caps"><text:span text:style-name="T1">инженер‎</text:span></text:span></text:p>
      <text:p><text:span text:style-name="Caption_20_characters"><text:span text:style-name="T1">مُدَرِّسٌ </text:span></text:span><text:span text:style-name="Drop_20_Caps"><text:span text:style-name="T1">преподаватель‎</text:span></text:span></text:p>
      <text:p><text:span text:style-name="Caption_20_characters"><text:span text:style-name="T1">مَاهِرٌ </text:span></text:span><text:span text:style-name="Drop_20_Caps"><text:span text:style-name="T1">умелый, искусный, квалифицированный‎</text:span></text:span></text:p>
      <text:p><text:span text:style-name="Caption_20_characters"><text:span text:style-name="T1">جَدِيدٌ </text:span></text:span><text:span text:style-name="Drop_20_Caps"><text:span text:style-name="T1">новый‎</text:span></text:span></text:p>
      <text:p><text:span text:style-name="Caption_20_characters"><text:span text:style-name="T1">دَافِئٌ </text:span></text:span><text:span text:style-name="Drop_20_Caps"><text:span text:style-name="T1">тёплый‎</text:span></text:span></text:p>
      <text:p><text:span text:style-name="Caption_20_characters"><text:span text:style-name="T1">سَيَّارَةٌ </text:span></text:span><text:span text:style-name="Drop_20_Caps"><text:span text:style-name="T1">автомобиль, маши­на‎</text:span></text:span></text:p>
      <text:p><text:span text:style-name="Caption_20_characters"><text:span text:style-name="T1">رَكِبَ السَّيّارَةَ </text:span></text:span><text:span text:style-name="Drop_20_Caps"><text:span text:style-name="T1">сел в (на) машину‎</text:span></text:span></text:p>
      <text:p><text:span text:style-name="Caption_20_characters"><text:span text:style-name="T1">قَادَ السَّيّارَةَ <text:s/></text:span></text:span><text:span text:style-name="Drop_20_Caps"><text:span text:style-name="T1">водил авто­мобиль‎</text:span></text:span></text:p>
      <text:p><text:span text:style-name="Caption_20_characters"><text:span text:style-name="T1">عِنْدَ...ِ </text:span></text:span><text:span text:style-name="Drop_20_Caps"><text:span text:style-name="T1">у‎</text:span></text:span></text:p>
      <text:p><text:span text:style-name="Caption_20_characters"><text:span text:style-name="T1">لَسْتَ </text:span></text:span><text:span text:style-name="Drop_20_Caps"><text:span text:style-name="T1">ты не (есть)‎</text:span></text:span></text:p>
      <text:p><text:span text:style-name="Caption_20_characters"><text:span text:style-name="T1">لَسْتِ </text:span></text:span><text:span text:style-name="Drop_20_Caps"><text:span text:style-name="T1">ты не (есть) (ж.р)‎</text:span></text:span></text:p>
      <text:p><text:span text:style-name="Caption_20_characters"><text:span text:style-name="T1">لَسْتُ </text:span></text:span><text:span text:style-name="Drop_20_Caps"><text:span text:style-name="T1">я не (есть)‎</text:span></text:span></text:p>
      <text:p><text:span text:style-name="Caption_20_characters"><text:span text:style-name="T1">رَكِبَ </text:span></text:span><text:span text:style-name="Drop_20_Caps"><text:span text:style-name="T1">сел (верхом), в ма­шину и т.п‎</text:span></text:span></text:p>
      <text:p><text:soft-page-break/><text:span text:style-name="Caption_20_characters"><text:span text:style-name="T1">قَادَ </text:span></text:span><text:span text:style-name="Drop_20_Caps"><text:span text:style-name="T1">водил, управлял‎</text:span></text:span></text:p>
      <text:p><text:span text:style-name="Caption_20_characters"><text:span text:style-name="T1">رَجَعَ </text:span></text:span><text:span text:style-name="Drop_20_Caps"><text:span text:style-name="T1">вернулся‎</text:span></text:span></text:p>
      <text:h text:outline-level="2"><text:span text:style-name="Drop_20_Caps"><text:span text:style-name="T1">Урок 22‎</text:span></text:span></text:h>
      <text:p><text:span text:style-name="Caption_20_characters"><text:span text:style-name="T1">بُسْتَانٌ </text:span></text:span><text:span text:style-name="Drop_20_Caps"><text:span text:style-name="T1">сад‎</text:span></text:span></text:p>
      <text:p><text:span text:style-name="Caption_20_characters"><text:span text:style-name="T1">قَرْيَةٌ </text:span></text:span><text:span text:style-name="Drop_20_Caps"><text:span text:style-name="T1">деревня, селение‎</text:span></text:span></text:p>
      <text:p><text:span text:style-name="Caption_20_characters"><text:span text:style-name="T1">شَجَرٌ </text:span></text:span><text:span text:style-name="Drop_20_Caps"><text:span text:style-name="T1">дерево, деревья‎</text:span></text:span></text:p>
      <text:p><text:span text:style-name="Caption_20_characters"><text:span text:style-name="T1">دِيوَانٌ </text:span></text:span><text:span text:style-name="Drop_20_Caps"><text:span text:style-name="T1">диван‎</text:span></text:span></text:p>
      <text:p><text:span text:style-name="Caption_20_characters"><text:span text:style-name="T1">نَبَاتٌ </text:span></text:span><text:span text:style-name="Drop_20_Caps"><text:span text:style-name="T1">растение‎</text:span></text:span></text:p>
      <text:p><text:span text:style-name="Caption_20_characters"><text:span text:style-name="T1">نَافِذَةٌ </text:span></text:span><text:span text:style-name="Drop_20_Caps"><text:span text:style-name="T1">окно‎</text:span></text:span></text:p>
      <text:p><text:span text:style-name="Caption_20_characters"><text:span text:style-name="T1">مَنْزِلٌ </text:span></text:span><text:span text:style-name="Drop_20_Caps"><text:span text:style-name="T1">дом, жилище‎</text:span></text:span></text:p>
      <text:p><text:span text:style-name="Caption_20_characters"><text:span text:style-name="T1">نَادِرٌ </text:span></text:span><text:span text:style-name="Drop_20_Caps"><text:span text:style-name="T1">редкий‎</text:span></text:span></text:p>
      <text:p><text:span text:style-name="Caption_20_characters"><text:span text:style-name="T1">مُخْتَلِفٌ </text:span></text:span><text:span text:style-name="Drop_20_Caps"><text:span text:style-name="T1">разный, различ­ный‎</text:span></text:span></text:p>
      <text:p><text:span text:style-name="Caption_20_characters"><text:span text:style-name="T1">كَثِيرٌ </text:span></text:span><text:span text:style-name="Drop_20_Caps"><text:span text:style-name="T1">многочисленный, много‎</text:span></text:span></text:p>
      <text:p><text:span text:style-name="Caption_20_characters"><text:span text:style-name="T1">وَثِيرٌ </text:span></text:span><text:span text:style-name="Drop_20_Caps"><text:span text:style-name="T1">мягкий‎</text:span></text:span></text:p>
      <text:p><text:span text:style-name="Caption_20_characters"><text:span text:style-name="T1">قَلِيلاً </text:span></text:span><text:span text:style-name="Drop_20_Caps"><text:span text:style-name="T1">немного, немножко‎</text:span></text:span></text:p>
      <text:p><text:span text:style-name="Caption_20_characters"><text:span text:style-name="T1">جِدًّا </text:span></text:span><text:span text:style-name="Drop_20_Caps"><text:span text:style-name="T1">очень‎</text:span></text:span></text:p>
      <text:p><text:span text:style-name="Caption_20_characters"><text:span text:style-name="T1">قُرْبَ...ِ </text:span></text:span><text:span text:style-name="Drop_20_Caps"><text:span text:style-name="T1">близ, около‎</text:span></text:span></text:p>
      <text:p><text:span text:style-name="Caption_20_characters"><text:span text:style-name="T1">ذَلِكَ </text:span></text:span><text:span text:style-name="Drop_20_Caps"><text:span text:style-name="T1">тот, то‎</text:span></text:span></text:p>
      <text:p><text:span text:style-name="Caption_20_characters"><text:span text:style-name="T1">مَاذَا تُرِيدُ؟ </text:span></text:span><text:span text:style-name="Drop_20_Caps"><text:span text:style-name="T1">что ты хо­чешь?‎</text:span></text:span></text:p>
      <text:p><text:span text:style-name="Caption_20_characters"><text:span text:style-name="T1">اُرِيدُ </text:span></text:span><text:span text:style-name="Drop_20_Caps"><text:span text:style-name="T1">я хочу‎</text:span></text:span></text:p>
      <text:p><text:span text:style-name="Caption_20_characters"><text:span text:style-name="T1">اَتُرِيدُ؟ </text:span></text:span><text:span text:style-name="Drop_20_Caps"><text:span text:style-name="T1">ты хочешь?‎</text:span></text:span></text:p>
      <text:p><text:span text:style-name="Caption_20_characters"><text:span text:style-name="T1">لا اُرِيدُ </text:span></text:span><text:span text:style-name="Drop_20_Caps"><text:span text:style-name="T1">не хочу‎</text:span></text:span></text:p>
      <text:p><text:span text:style-name="Caption_20_characters"><text:span text:style-name="T1">تَعَالَ هُنَا نَقْرَإِ الدَّرْسَ </text:span></text:span><text:span text:style-name="Drop_20_Caps"><text:span text:style-name="T1">иди сюда, прочитаем урок‎</text:span></text:span></text:p>
      <text:h text:outline-level="2"><text:span text:style-name="Drop_20_Caps"><text:span text:style-name="T1">Урок 23‎</text:span></text:span></text:h>
      <text:p><text:span text:style-name="Caption_20_characters"><text:span text:style-name="T1">مَسْجِدٌ </text:span></text:span><text:span text:style-name="Drop_20_Caps"><text:span text:style-name="T1">мечеть‎</text:span></text:span></text:p>
      <text:p><text:span text:style-name="Caption_20_characters"><text:span text:style-name="T1">شِقَّةٌ </text:span></text:span><text:span text:style-name="Drop_20_Caps"><text:span text:style-name="T1">квартира‎</text:span></text:span></text:p>
      <text:p><text:span text:style-name="Caption_20_characters"><text:span text:style-name="T1">اَلَيْسَ؟ </text:span></text:span><text:span text:style-name="Drop_20_Caps"><text:span text:style-name="T1">нел ли? не (есть) ли?‎</text:span></text:span></text:p>
      <text:p><text:span text:style-name="Caption_20_characters"><text:span text:style-name="T1">عَنْ...ِ </text:span></text:span><text:span text:style-name="Drop_20_Caps"><text:span text:style-name="T1">от (предлог)‎</text:span></text:span></text:p>
      <text:p><text:span text:style-name="Caption_20_characters"><text:span text:style-name="T1">قَرِيبٌ </text:span></text:span><text:span text:style-name="Drop_20_Caps"><text:span text:style-name="T1">близкий‎</text:span></text:span></text:p>
      <text:p><text:span text:style-name="Caption_20_characters"><text:span text:style-name="T1">بَعِيدٌ </text:span></text:span><text:span text:style-name="Drop_20_Caps"><text:span text:style-name="T1">делёкий‎</text:span></text:span></text:p>
      <text:p><text:span text:style-name="Caption_20_characters"><text:span text:style-name="T1">قَدِيمٌ </text:span></text:span><text:span text:style-name="Drop_20_Caps"><text:span text:style-name="T1">старый, древний‎</text:span></text:span></text:p>
      <text:p><text:span text:style-name="Caption_20_characters"><text:span text:style-name="T1">هُمْ... </text:span></text:span><text:span text:style-name="Drop_20_Caps"><text:span text:style-name="T1">их‎</text:span></text:span></text:p>
      <text:p><text:span text:style-name="Caption_20_characters"><text:span text:style-name="T1">هُنَّ... </text:span></text:span><text:span text:style-name="Drop_20_Caps"><text:span text:style-name="T1">их (ж.р.)‎</text:span></text:span></text:p>
      <text:p><text:span text:style-name="Caption_20_characters"><text:span text:style-name="T1">كُمْ... </text:span></text:span><text:span text:style-name="Drop_20_Caps"><text:span text:style-name="T1">ваш‎</text:span></text:span></text:p>
      <text:p><text:span text:style-name="Caption_20_characters"><text:span text:style-name="T1">كُنَّ... </text:span></text:span><text:span text:style-name="Drop_20_Caps"><text:span text:style-name="T1">ваш (ж.р.)‎</text:span></text:span></text:p>
      <text:p><text:span text:style-name="Caption_20_characters"><text:span text:style-name="T1">نَا... </text:span></text:span><text:span text:style-name="Drop_20_Caps"><text:span text:style-name="T1">наш‎</text:span></text:span></text:p>
      <text:p><text:span text:style-name="Caption_20_characters"><text:span text:style-name="T1">بَيْتُهُمْ </text:span></text:span><text:span text:style-name="Drop_20_Caps"><text:span text:style-name="T1">их дом‎</text:span></text:span></text:p>
      <text:p><text:span text:style-name="Caption_20_characters"><text:span text:style-name="T1">بَيْتُهُنَّ </text:span></text:span><text:span text:style-name="Drop_20_Caps"><text:span text:style-name="T1">их (ж.р.) дом‎</text:span></text:span></text:p>
      <text:p><text:span text:style-name="Caption_20_characters"><text:span text:style-name="T1">بَيْتُكُمْ </text:span></text:span><text:span text:style-name="Drop_20_Caps"><text:span text:style-name="T1">ваш дом‎</text:span></text:span></text:p>
      <text:p><text:span text:style-name="Caption_20_characters"><text:span text:style-name="T1">بَيْتُكُنَّ </text:span></text:span><text:span text:style-name="Drop_20_Caps"><text:span text:style-name="T1">ваш (ж.р.) дом‎</text:span></text:span></text:p>
      <text:p><text:span text:style-name="Caption_20_characters"><text:span text:style-name="T1">بَيْتُنَا </text:span></text:span><text:span text:style-name="Drop_20_Caps"><text:span text:style-name="T1">наш дом‎</text:span></text:span></text:p>
      <text:p><text:span text:style-name="Caption_20_characters"><text:span text:style-name="T1">سَكَنَ </text:span></text:span><text:span text:style-name="Drop_20_Caps"><text:span text:style-name="T1">жил‎</text:span></text:span></text:p>
      <text:p><text:span text:style-name="Caption_20_characters"><text:span text:style-name="T1">نَظَرَ </text:span></text:span><text:span text:style-name="Drop_20_Caps"><text:span text:style-name="T1">посмотрел‎</text:span></text:span></text:p>
      <text:p><text:span text:style-name="Caption_20_characters"><text:span text:style-name="T1">رَحَلَ </text:span></text:span><text:span text:style-name="Drop_20_Caps"><text:span text:style-name="T1">уехал (откуда), переехал‎</text:span></text:span></text:p>
      <text:p><text:span text:style-name="Caption_20_characters"><text:span text:style-name="T1">هُمْ سَكَنُوا </text:span></text:span><text:span text:style-name="Drop_20_Caps"><text:span text:style-name="T1">они жили‎</text:span></text:span></text:p>
      <text:p><text:span text:style-name="Caption_20_characters"><text:span text:style-name="T1">هُنَّ سَكَنَّ </text:span></text:span><text:span text:style-name="Drop_20_Caps"><text:span text:style-name="T1">они (ж.р.) жили‎</text:span></text:span></text:p>
      <text:p><text:span text:style-name="Caption_20_characters"><text:span text:style-name="T1">اَنْتُمْ سَكَنْتُمْ </text:span></text:span><text:span text:style-name="Drop_20_Caps"><text:span text:style-name="T1">вы жили‎</text:span></text:span></text:p>
      <text:p><text:span text:style-name="Caption_20_characters"><text:span text:style-name="T1">اَنْتُنَّ سَكَنْتُنَّ </text:span></text:span><text:span text:style-name="Drop_20_Caps"><text:span text:style-name="T1">вы (ж.р.) жили‎</text:span></text:span></text:p>
      <text:p><text:span text:style-name="Caption_20_characters"><text:span text:style-name="T1">نَحْنُ سَكَنَّا </text:span></text:span><text:span text:style-name="Drop_20_Caps"><text:span text:style-name="T1">мы жили‎</text:span></text:span></text:p>
      <text:h text:outline-level="2"><text:span text:style-name="Drop_20_Caps"><text:span text:style-name="T1">Урок 24‎</text:span></text:span></text:h>
      <text:p><text:span text:style-name="Caption_20_characters"><text:span text:style-name="T1">هِرٌّ </text:span></text:span><text:span text:style-name="Drop_20_Caps"><text:span text:style-name="T1">кот, кошка‎</text:span></text:span></text:p>
      <text:p><text:span text:style-name="Caption_20_characters"><text:span text:style-name="T1">فَأْرٌ </text:span></text:span><text:span text:style-name="Drop_20_Caps"><text:span text:style-name="T1">мышь‎</text:span></text:span></text:p>
      <text:p><text:span text:style-name="Caption_20_characters"><text:span text:style-name="T1">فَتًى </text:span></text:span><text:span text:style-name="Drop_20_Caps"><text:span text:style-name="T1">юноша, парень‎</text:span></text:span></text:p>
      <text:p><text:span text:style-name="Caption_20_characters"><text:span text:style-name="T1">فَتَاةٌ </text:span></text:span><text:span text:style-name="Drop_20_Caps"><text:span text:style-name="T1">девушка‎</text:span></text:span></text:p>
      <text:p><text:span text:style-name="Caption_20_characters"><text:span text:style-name="T1">شَابٌّ </text:span></text:span><text:span text:style-name="Drop_20_Caps"><text:span text:style-name="T1">молодой‎</text:span></text:span></text:p>
      <text:p><text:span text:style-name="Caption_20_characters"><text:span text:style-name="T1">اُسْتَاذٌ </text:span></text:span><text:span text:style-name="Drop_20_Caps"><text:span text:style-name="T1">профессор‎</text:span></text:span></text:p>
      <text:p><text:span text:style-name="Caption_20_characters"><text:span text:style-name="T1">فَلاَّحٌ </text:span></text:span><text:span text:style-name="Drop_20_Caps"><text:span text:style-name="T1">крестьянин‎</text:span></text:span></text:p>
      <text:p><text:span text:style-name="Caption_20_characters"><text:span text:style-name="T1">فَلاَّحَةٌ </text:span></text:span><text:span text:style-name="Drop_20_Caps"><text:span text:style-name="T1">крестьянка‎</text:span></text:span></text:p>
      <text:p><text:span text:style-name="Caption_20_characters"><text:span text:style-name="T1">غَنِيٌّ </text:span></text:span><text:span text:style-name="Drop_20_Caps"><text:span text:style-name="T1">богатый‎</text:span></text:span></text:p>
      <text:p><text:span text:style-name="Caption_20_characters"><text:span text:style-name="T1">فَقِيرٌ </text:span></text:span><text:span text:style-name="Drop_20_Caps"><text:span text:style-name="T1">бедный‎</text:span></text:span></text:p>
      <text:p><text:span text:style-name="Caption_20_characters"><text:span text:style-name="T1">مَشْهُورٌ </text:span></text:span><text:span text:style-name="Drop_20_Caps"><text:span text:style-name="T1">известный, знамен­итый‎</text:span></text:span></text:p>
      <text:p><text:span text:style-name="Caption_20_characters"><text:span text:style-name="T1">رَفٌّ </text:span></text:span><text:span text:style-name="Drop_20_Caps"><text:span text:style-name="T1">полка‎</text:span></text:span></text:p>
      <text:p><text:span text:style-name="Caption_20_characters"><text:span text:style-name="T1">شَيْخٌ </text:span></text:span><text:span text:style-name="Drop_20_Caps"><text:span text:style-name="T1">старик‎</text:span></text:span></text:p>
      <text:p><text:span text:style-name="Caption_20_characters"><text:span text:style-name="T1">عَجُوزٌ </text:span></text:span><text:span text:style-name="Drop_20_Caps"><text:span text:style-name="T1">старуха‎</text:span></text:span></text:p>
      <text:p><text:span text:style-name="Caption_20_characters"><text:span text:style-name="T1">مُجْتَهِدٌ </text:span></text:span><text:span text:style-name="Drop_20_Caps"><text:span text:style-name="T1">прилежный, ста­рательный‎</text:span></text:span></text:p>
      <text:p><text:span text:style-name="Caption_20_characters"><text:span text:style-name="T1">مِصْرٌ </text:span></text:span><text:span text:style-name="Drop_20_Caps"><text:span text:style-name="T1">Египет‎</text:span></text:span></text:p>
      <text:p><text:span text:style-name="Caption_20_characters"><text:span text:style-name="T1">مِصْرِىٌّ </text:span></text:span><text:span text:style-name="Drop_20_Caps"><text:span text:style-name="T1">египетский, егип­тянин‎</text:span></text:span></text:p>
      <text:h text:outline-level="2"><text:span text:style-name="Drop_20_Caps"><text:span text:style-name="T1">Урок 25‎</text:span></text:span></text:h>
      <text:p><text:span text:style-name="Caption_20_characters"><text:span text:style-name="T1">ثَوْرٌ </text:span></text:span><text:span text:style-name="Drop_20_Caps"><text:span text:style-name="T1">бык‎</text:span></text:span></text:p>
      <text:p><text:span text:style-name="Caption_20_characters"><text:span text:style-name="T1">بَقَرَةٌ </text:span></text:span><text:span text:style-name="Drop_20_Caps"><text:span text:style-name="T1">корова‎</text:span></text:span></text:p>
      <text:p><text:span text:style-name="Caption_20_characters"><text:span text:style-name="T1">فَرَسٌ </text:span></text:span><text:span text:style-name="Drop_20_Caps"><text:span text:style-name="T1">лошадь‎</text:span></text:span></text:p>
      <text:p><text:span text:style-name="Caption_20_characters"><text:span text:style-name="T1">حِمَارٌ </text:span></text:span><text:span text:style-name="Drop_20_Caps"><text:span text:style-name="T1">осёл, ишак‎</text:span></text:span></text:p>
      <text:p><text:span text:style-name="Caption_20_characters"><text:span text:style-name="T1">حَقْلٌ </text:span></text:span><text:span text:style-name="Drop_20_Caps"><text:span text:style-name="T1">поле‎</text:span></text:span></text:p>
      <text:p><text:span text:style-name="Caption_20_characters"><text:span text:style-name="T1">بَلَدٌ </text:span></text:span><text:span text:style-name="Drop_20_Caps"><text:span text:style-name="T1">страна‎</text:span></text:span></text:p>
      <text:p><text:span text:style-name="Caption_20_characters"><text:span text:style-name="T1">كُلُّهُمْ </text:span></text:span><text:span text:style-name="Drop_20_Caps"><text:span text:style-name="T1">они все‎</text:span></text:span></text:p>
      <text:p><text:span text:style-name="Caption_20_characters"><text:span text:style-name="T1">كُلُّكُمْ </text:span></text:span><text:span text:style-name="Drop_20_Caps"><text:span text:style-name="T1">вы все‎</text:span></text:span></text:p>
      <text:p><text:span text:style-name="Caption_20_characters"><text:span text:style-name="T1">كُلُّنَا </text:span></text:span><text:span text:style-name="Drop_20_Caps"><text:span text:style-name="T1">мы все‎</text:span></text:span></text:p>
      <text:p><text:span text:style-name="Caption_20_characters"><text:span text:style-name="T1">اَنْ يَفْعَلَ </text:span></text:span><text:span text:style-name="Drop_20_Caps"><text:span text:style-name="T1">делать‎</text:span></text:span></text:p>
      <text:p><text:span text:style-name="Caption_20_characters"><text:span text:style-name="T1">لِيَفْعَلَ </text:span></text:span><text:span text:style-name="Drop_20_Caps"><text:span text:style-name="T1">чтобы делать, де­лать‎</text:span></text:span></text:p>
      <text:p><text:span text:style-name="Caption_20_characters"><text:span text:style-name="T1">هُمْ يَقْرَؤُونَ </text:span></text:span><text:span text:style-name="Drop_20_Caps"><text:span text:style-name="T1">они читают‎</text:span></text:span></text:p>
      <text:p><text:span text:style-name="Caption_20_characters"><text:span text:style-name="T1">هُنَّ يَقْرَأْنَ </text:span></text:span><text:span text:style-name="Drop_20_Caps"><text:span text:style-name="T1">они (ж.р.) чи­тают‎</text:span></text:span></text:p>
      <text:p><text:span text:style-name="Caption_20_characters"><text:span text:style-name="T1">اَنْتُمْ تَقْرَؤُونَ </text:span></text:span><text:span text:style-name="Drop_20_Caps"><text:span text:style-name="T1">вы читае­те‎</text:span></text:span></text:p>
      <text:p><text:span text:style-name="Caption_20_characters"><text:span text:style-name="T1">اَنْتُنَّ تَقْرَأْنَ </text:span></text:span><text:span text:style-name="Drop_20_Caps"><text:span text:style-name="T1">вы (ж.р.) чи­таете‎</text:span></text:span></text:p>
      <text:p><text:span text:style-name="Caption_20_characters"><text:span text:style-name="T1">نَحْنُ نَقْرَأُ </text:span></text:span><text:span text:style-name="Drop_20_Caps"><text:span text:style-name="T1">мы читаем‎</text:span></text:span></text:p>
      <text:h text:outline-level="2"><text:span text:style-name="Drop_20_Caps"><text:span text:style-name="T1">Урок 26‎</text:span></text:span></text:h>
      <text:p><text:span text:style-name="Caption_20_characters"><text:span text:style-name="T1">حَلِيبٌ </text:span></text:span><text:span text:style-name="Drop_20_Caps"><text:span text:style-name="T1">молоко‎</text:span></text:span></text:p>
      <text:p><text:span text:style-name="Caption_20_characters"><text:span text:style-name="T1">مَائِدَةٌ </text:span></text:span><text:span text:style-name="Drop_20_Caps"><text:span text:style-name="T1">обеденный стол‎</text:span></text:span></text:p>
      <text:p><text:span text:style-name="Caption_20_characters"><text:span text:style-name="T1">لَوْحٌ </text:span></text:span><text:span text:style-name="Drop_20_Caps"><text:span text:style-name="T1">доска‎</text:span></text:span></text:p>
      <text:p><text:span text:style-name="Caption_20_characters"><text:span text:style-name="T1">طَبَاشِيرُ </text:span></text:span><text:span text:style-name="Drop_20_Caps"><text:span text:style-name="T1">мел‎</text:span></text:span></text:p>
      <text:p><text:span text:style-name="Caption_20_characters"><text:span text:style-name="T1">مِحْبَرَةٌ </text:span></text:span><text:span text:style-name="Drop_20_Caps"><text:span text:style-name="T1">чернильница‎</text:span></text:span></text:p>
      <text:p><text:span text:style-name="Caption_20_characters"><text:span text:style-name="T1">مِلْحٌ </text:span></text:span><text:span text:style-name="Drop_20_Caps"><text:span text:style-name="T1">соль‎</text:span></text:span></text:p>
      <text:p><text:span text:style-name="Caption_20_characters"><text:span text:style-name="T1">مِمْلَحَةٌ </text:span></text:span><text:span text:style-name="Drop_20_Caps"><text:span text:style-name="T1">солонка‎</text:span></text:span></text:p>
      <text:p><text:span text:style-name="Caption_20_characters"><text:span text:style-name="T1">مِمْسَحَةٌ </text:span></text:span><text:span text:style-name="Drop_20_Caps"><text:span text:style-name="T1">тряпка‎</text:span></text:span></text:p>
      <text:p><text:span text:style-name="Caption_20_characters"><text:span text:style-name="T1">حِبْرٌ </text:span></text:span><text:span text:style-name="Drop_20_Caps"><text:span text:style-name="T1">чернила‎</text:span></text:span></text:p>
      <text:p><text:span text:style-name="Caption_20_characters"><text:span text:style-name="T1">فِلْمٌ </text:span></text:span><text:span text:style-name="Drop_20_Caps"><text:span text:style-name="T1">фильм‎</text:span></text:span></text:p>
      <text:p><text:span text:style-name="Caption_20_characters"><text:span text:style-name="T1">حَارٌّ </text:span></text:span><text:span text:style-name="Drop_20_Caps"><text:span text:style-name="T1">горячий, жаркий‎</text:span></text:span></text:p>
      <text:p><text:span text:style-name="Caption_20_characters"><text:span text:style-name="T1">جَيِّدٌ </text:span></text:span><text:span text:style-name="Drop_20_Caps"><text:span text:style-name="T1">хороший, отличный‎</text:span></text:span></text:p>
      <text:p><text:span text:style-name="Caption_20_characters"><text:span text:style-name="T1">يُوجَدُ </text:span></text:span><text:span text:style-name="Drop_20_Caps"><text:span text:style-name="T1">есть, имеется‎</text:span></text:span></text:p>
      <text:p><text:soft-page-break/><text:span text:style-name="Caption_20_characters"><text:span text:style-name="T1">اَجَلْ </text:span></text:span><text:span text:style-name="Drop_20_Caps"><text:span text:style-name="T1">да‎</text:span></text:span></text:p>
      <text:p><text:span text:style-name="Caption_20_characters"><text:span text:style-name="T1">فَقَطْ </text:span></text:span><text:span text:style-name="Drop_20_Caps"><text:span text:style-name="T1">только‎</text:span></text:span></text:p>
      <text:p><text:span text:style-name="Caption_20_characters"><text:span text:style-name="T1">وَاحِدٌ </text:span></text:span><text:span text:style-name="Drop_20_Caps"><text:span text:style-name="T1">один‎</text:span></text:span></text:p>
      <text:h text:outline-level="2"><text:span text:style-name="Drop_20_Caps"><text:span text:style-name="T1">Урок 27‎</text:span></text:span></text:h>
      <text:p><text:span text:style-name="Caption_20_characters"><text:span text:style-name="T1">وَرْدَةٌ </text:span></text:span><text:span text:style-name="Drop_20_Caps"><text:span text:style-name="T1">роза‎</text:span></text:span></text:p>
      <text:p><text:span text:style-name="Caption_20_characters"><text:span text:style-name="T1">زَوْجٌ </text:span></text:span><text:span text:style-name="Drop_20_Caps"><text:span text:style-name="T1">муж‎</text:span></text:span></text:p>
      <text:p><text:span text:style-name="Caption_20_characters"><text:span text:style-name="T1">زَوْجَةٌ </text:span></text:span><text:span text:style-name="Drop_20_Caps"><text:span text:style-name="T1">жена‎</text:span></text:span></text:p>
      <text:p><text:span text:style-name="Caption_20_characters"><text:span text:style-name="T1">مَسْرَحٌ </text:span></text:span><text:span text:style-name="Drop_20_Caps"><text:span text:style-name="T1">театр‎</text:span></text:span></text:p>
      <text:p><text:span text:style-name="Caption_20_characters"><text:span text:style-name="T1">مَيْدَانٌ </text:span></text:span><text:span text:style-name="Drop_20_Caps"><text:span text:style-name="T1">площадь‎</text:span></text:span></text:p>
      <text:p><text:span text:style-name="Caption_20_characters"><text:span text:style-name="T1">حَدِيقَةٌ </text:span></text:span><text:span text:style-name="Drop_20_Caps"><text:span text:style-name="T1">парк‎</text:span></text:span></text:p>
      <text:p><text:span text:style-name="Caption_20_characters"><text:span text:style-name="T1">اَجْنَبِىٌّ </text:span></text:span><text:span text:style-name="Drop_20_Caps"><text:span text:style-name="T1">иностранный, ино­странец‎</text:span></text:span></text:p>
      <text:p><text:span text:style-name="Caption_20_characters"><text:span text:style-name="T1">مَنْ هُوَ هَذَا الرَّجُلُ </text:span></text:span><text:span text:style-name="Drop_20_Caps"><text:span text:style-name="T1">кто этот мужчина, что это за мужчина?‎</text:span></text:span></text:p>
      <text:p><text:span text:style-name="Caption_20_characters"><text:span text:style-name="T1">كَثِيرٌ مِنْ...ِ </text:span></text:span><text:span text:style-name="Drop_20_Caps"><text:span text:style-name="T1">много‎</text:span></text:span></text:p>
      <text:p><text:span text:style-name="Caption_20_characters"><text:span text:style-name="T1">كَثِيرٌ مِنَ الْكُتُبِ </text:span></text:span><text:span text:style-name="Drop_20_Caps"><text:span text:style-name="T1">много книг‎</text:span></text:span></text:p>
      <text:p><text:span text:style-name="Caption_20_characters"><text:span text:style-name="T1">اَمَامَ...ِ </text:span></text:span><text:span text:style-name="Drop_20_Caps"><text:span text:style-name="T1">перед‎</text:span></text:span></text:p>
      <text:p><text:span text:style-name="Caption_20_characters"><text:span text:style-name="T1">وَرَاءَ...ِ </text:span></text:span><text:span text:style-name="Drop_20_Caps"><text:span text:style-name="T1">за, сзади‎</text:span></text:span></text:p>
      <text:p><text:span text:style-name="Caption_20_characters"><text:span text:style-name="T1">يَمِينَ...ِ </text:span></text:span><text:span text:style-name="Drop_20_Caps"><text:span text:style-name="T1">справа, направо‎</text:span></text:span></text:p>
      <text:p><text:span text:style-name="Caption_20_characters"><text:span text:style-name="T1">يَسَار...ِ </text:span></text:span><text:span text:style-name="Drop_20_Caps"><text:span text:style-name="T1">слева, налево‎</text:span></text:span></text:p>
      <text:p><text:span text:style-name="Caption_20_characters"><text:span text:style-name="T1">فَوْقَ...ِ </text:span></text:span><text:span text:style-name="Drop_20_Caps"><text:span text:style-name="T1">над‎</text:span></text:span></text:p>
      <text:p><text:span text:style-name="Caption_20_characters"><text:span text:style-name="T1">تَحْتَ...ِ </text:span></text:span><text:span text:style-name="Drop_20_Caps"><text:span text:style-name="T1">под‎</text:span></text:span></text:p>
      <text:h text:outline-level="2"><text:span text:style-name="Drop_20_Caps"><text:span text:style-name="T1">Урок 28‎</text:span></text:span></text:h>
      <text:p><text:span text:style-name="Caption_20_characters"><text:span text:style-name="T1">جَامِعَةٌ </text:span></text:span><text:span text:style-name="Drop_20_Caps"><text:span text:style-name="T1">университет‎</text:span></text:span></text:p>
      <text:p><text:span text:style-name="Caption_20_characters"><text:span text:style-name="T1">شَارَةٌ </text:span></text:span><text:span text:style-name="Drop_20_Caps"><text:span text:style-name="T1">значок‎</text:span></text:span></text:p>
      <text:p><text:span text:style-name="Caption_20_characters"><text:span text:style-name="T1">بَدْلَةٌ </text:span></text:span><text:span text:style-name="Drop_20_Caps"><text:span text:style-name="T1">костюм‎</text:span></text:span></text:p>
      <text:p><text:span text:style-name="Caption_20_characters"><text:span text:style-name="T1">عَامِلٌ </text:span></text:span><text:span text:style-name="Drop_20_Caps"><text:span text:style-name="T1">рабочий‎</text:span></text:span></text:p>
      <text:p><text:span text:style-name="Caption_20_characters"><text:span text:style-name="T1">عَامِلاَةٌ </text:span></text:span><text:span text:style-name="Drop_20_Caps"><text:span text:style-name="T1">работница, рабо­чая‎</text:span></text:span></text:p>
      <text:p><text:span text:style-name="Caption_20_characters"><text:span text:style-name="T1">مَعْمَلٌ </text:span></text:span><text:span text:style-name="Drop_20_Caps"><text:span text:style-name="T1">фабрика‎</text:span></text:span></text:p>
      <text:p><text:span text:style-name="Caption_20_characters"><text:span text:style-name="T1">حَيَاةٌ </text:span></text:span><text:span text:style-name="Drop_20_Caps"><text:span text:style-name="T1">жизнь‎</text:span></text:span></text:p>
      <text:p><text:span text:style-name="Caption_20_characters"><text:span text:style-name="T1">عَمَّاذَا؟ </text:span></text:span><text:span text:style-name="Drop_20_Caps"><text:span text:style-name="T1">о чем?‎</text:span></text:span></text:p>
      <text:p><text:span text:style-name="Caption_20_characters"><text:span text:style-name="T1">مِمَّنْ؟ </text:span></text:span><text:span text:style-name="Drop_20_Caps"><text:span text:style-name="T1">от кого‎</text:span></text:span></text:p>
      <text:p><text:span text:style-name="Caption_20_characters"><text:span text:style-name="T1">كَانَ </text:span></text:span><text:span text:style-name="Drop_20_Caps"><text:span text:style-name="T1">(он) был‎</text:span></text:span></text:p>
      <text:p><text:span text:style-name="Caption_20_characters"><text:span text:style-name="T1">تَسَلَّمَ </text:span></text:span><text:span text:style-name="Drop_20_Caps"><text:span text:style-name="T1">получил‎</text:span></text:span></text:p>
      <text:p><text:span text:style-name="Caption_20_characters"><text:span text:style-name="T1">عِنْدَ مَا خَرَجَ </text:span></text:span><text:span text:style-name="Drop_20_Caps"><text:span text:style-name="T1">когда вы­шел‎</text:span></text:span></text:p>
      <text:p><text:span text:style-name="Caption_20_characters"><text:span text:style-name="T1">عَنْ... </text:span></text:span><text:span text:style-name="Drop_20_Caps"><text:span text:style-name="T1">о, об (предлог)‎</text:span></text:span></text:p>
      <text:p><text:span text:style-name="Caption_20_characters"><text:span text:style-name="T1">رِسَالَةٌ </text:span></text:span><text:span text:style-name="Drop_20_Caps"><text:span text:style-name="T1">письмо, послание‎</text:span></text:span></text:p>
      <text:p><text:span text:style-name="Caption_20_characters"><text:span text:style-name="T1">عَرَفَ </text:span></text:span><text:span text:style-name="Drop_20_Caps"><text:span text:style-name="T1">знал, узнал‎</text:span></text:span></text:p>
      <text:p><text:span text:style-name="Caption_20_characters"><text:span text:style-name="T1">دَرَسَ </text:span></text:span><text:span text:style-name="Drop_20_Caps"><text:span text:style-name="T1">учился; изучил‎</text:span></text:span></text:p>
      <text:p><text:span text:style-name="Caption_20_characters"><text:span text:style-name="T1">عَمِلَ </text:span></text:span><text:span text:style-name="Drop_20_Caps"><text:span text:style-name="T1">работал‎</text:span></text:span></text:p>
      <text:h text:outline-level="2"><text:span text:style-name="Drop_20_Caps"><text:span text:style-name="T1">Урок 29‎</text:span></text:span></text:h>
      <text:p><text:span text:style-name="Caption_20_characters"><text:span text:style-name="T1">اِقْرَأْ </text:span></text:span><text:span text:style-name="Drop_20_Caps"><text:span text:style-name="T1">читай ‎</text:span></text:span></text:p>
      <text:p><text:span text:style-name="Caption_20_characters"><text:span text:style-name="T1">اِقْرَؤُوا </text:span></text:span><text:span text:style-name="Drop_20_Caps"><text:span text:style-name="T1">читайте‎</text:span></text:span></text:p>
      <text:p><text:span text:style-name="Caption_20_characters"><text:span text:style-name="T1">اِقْرَئِى </text:span></text:span><text:span text:style-name="Drop_20_Caps"><text:span text:style-name="T1">читай (ж.р.)‎</text:span></text:span></text:p>
      <text:p><text:span text:style-name="Caption_20_characters"><text:span text:style-name="T1">اِقْرَأْنَ </text:span></text:span><text:span text:style-name="Drop_20_Caps"><text:span text:style-name="T1">читайте (ж.р.)‎</text:span></text:span></text:p>
      <text:p><text:span text:style-name="Caption_20_characters"><text:span text:style-name="T1">لاَ تَقْرَأْ </text:span></text:span><text:span text:style-name="Drop_20_Caps"><text:span text:style-name="T1">не читай‎</text:span></text:span></text:p>
      <text:p><text:span text:style-name="Caption_20_characters"><text:span text:style-name="T1">لاَ تَقْرَئِى </text:span></text:span><text:span text:style-name="Drop_20_Caps"><text:span text:style-name="T1">не читай (ж.р.)‎</text:span></text:span></text:p>
      <text:p><text:span text:style-name="Caption_20_characters"><text:span text:style-name="T1">لاَ تَقْرَؤُوا </text:span></text:span><text:span text:style-name="Drop_20_Caps"><text:span text:style-name="T1">не читайте‎</text:span></text:span></text:p>
      <text:p><text:span text:style-name="Caption_20_characters"><text:span text:style-name="T1">لاَ تَقْرَأْنَ </text:span></text:span><text:span text:style-name="Drop_20_Caps"><text:span text:style-name="T1">не читайте (ж.р.)‎</text:span></text:span></text:p>
      <text:p><text:span text:style-name="Caption_20_characters"><text:span text:style-name="T1">نَزَلَ </text:span></text:span><text:span text:style-name="Drop_20_Caps"><text:span text:style-name="T1">сошёл, слез‎</text:span></text:span></text:p>
      <text:p><text:span text:style-name="Caption_20_characters"><text:span text:style-name="T1">لَبِسَ </text:span></text:span><text:span text:style-name="Drop_20_Caps"><text:span text:style-name="T1">надел‎</text:span></text:span></text:p>
      <text:p><text:span text:style-name="Caption_20_characters"><text:span text:style-name="T1">فَتَحَ </text:span></text:span><text:span text:style-name="Drop_20_Caps"><text:span text:style-name="T1">открыл‎</text:span></text:span></text:p>
      <text:p><text:span text:style-name="Caption_20_characters"><text:span text:style-name="T1">شَرَحَ </text:span></text:span><text:span text:style-name="Drop_20_Caps"><text:span text:style-name="T1">объяснил‎</text:span></text:span></text:p>
      <text:p><text:span text:style-name="Caption_20_characters"><text:span text:style-name="T1">مَسَحَ </text:span></text:span><text:span text:style-name="Drop_20_Caps"><text:span text:style-name="T1">вытер, стёр‎</text:span></text:span></text:p>
      <text:p><text:span text:style-name="Caption_20_characters"><text:span text:style-name="T1">مَعْنًى </text:span></text:span><text:span text:style-name="Drop_20_Caps"><text:span text:style-name="T1">смысл, значение‎</text:span></text:span></text:p>
      <text:p><text:span text:style-name="Caption_20_characters"><text:span text:style-name="T1">آخَرُ </text:span></text:span><text:span text:style-name="Drop_20_Caps"><text:span text:style-name="T1">другой‎</text:span></text:span></text:p>
      <text:p><text:span text:style-name="Caption_20_characters"><text:span text:style-name="T1">عِنْدَ ذَلِكَ </text:span></text:span><text:span text:style-name="Drop_20_Caps"><text:span text:style-name="T1">тогда, при этом‎</text:span></text:span></text:p>
      <text:p><text:span text:style-name="Caption_20_characters"><text:span text:style-name="T1">اَلدُّنْيَا بَرْدٌ </text:span></text:span><text:span text:style-name="Drop_20_Caps"><text:span text:style-name="T1">на улице хо­лодно‎</text:span></text:span></text:p>
      <text:h text:outline-level="2"><text:span text:style-name="Drop_20_Caps"><text:span text:style-name="T1">Урок 30‎</text:span></text:span></text:h>
      <text:p><text:span text:style-name="Caption_20_characters"><text:span text:style-name="T1">تَمْرٌ </text:span></text:span><text:span text:style-name="Drop_20_Caps"><text:span text:style-name="T1">финики‎</text:span></text:span></text:p>
      <text:p><text:span text:style-name="Caption_20_characters"><text:span text:style-name="T1">تِينٌ </text:span></text:span><text:span text:style-name="Drop_20_Caps"><text:span text:style-name="T1">инжир‎</text:span></text:span></text:p>
      <text:p><text:span text:style-name="Caption_20_characters"><text:span text:style-name="T1">زَيْتُونٌ </text:span></text:span><text:span text:style-name="Drop_20_Caps"><text:span text:style-name="T1">оливы, маслины‎</text:span></text:span></text:p>
      <text:p><text:span text:style-name="Caption_20_characters"><text:span text:style-name="T1">سَمَاءٌ </text:span></text:span><text:span text:style-name="Drop_20_Caps"><text:span text:style-name="T1">небо‎</text:span></text:span></text:p>
      <text:p><text:span text:style-name="Caption_20_characters"><text:span text:style-name="T1">مَطَرٌ </text:span></text:span><text:span text:style-name="Drop_20_Caps"><text:span text:style-name="T1">дождь‎</text:span></text:span></text:p>
      <text:p><text:span text:style-name="Caption_20_characters"><text:span text:style-name="T1">مَاءُ الْمَطَرِ </text:span></text:span><text:span text:style-name="Drop_20_Caps"><text:span text:style-name="T1">дождевая вода‎</text:span></text:span></text:p>
      <text:p><text:span text:style-name="Caption_20_characters"><text:span text:style-name="T1">وَرْدٌ </text:span></text:span><text:span text:style-name="Drop_20_Caps"><text:span text:style-name="T1">розы‎</text:span></text:span></text:p>
      <text:p><text:span text:style-name="Caption_20_characters"><text:span text:style-name="T1">ثَلْجٌ </text:span></text:span><text:span text:style-name="Drop_20_Caps"><text:span text:style-name="T1">снег‎</text:span></text:span></text:p>
      <text:p><text:span text:style-name="Caption_20_characters"><text:span text:style-name="T1">زَرْعٌ </text:span></text:span><text:span text:style-name="Drop_20_Caps"><text:span text:style-name="T1">посев‎</text:span></text:span></text:p>
      <text:p><text:span text:style-name="Caption_20_characters"><text:span text:style-name="T1">مُفِيدٌ </text:span></text:span><text:span text:style-name="Drop_20_Caps"><text:span text:style-name="T1">полезный‎</text:span></text:span></text:p>
      <text:p><text:span text:style-name="Caption_20_characters"><text:span text:style-name="T1">نَافِعٌ </text:span></text:span><text:span text:style-name="Drop_20_Caps"><text:span text:style-name="T1">полезный, выгодный‎</text:span></text:span></text:p>
      <text:p><text:span text:style-name="Caption_20_characters"><text:span text:style-name="T1">سَأَلَ </text:span></text:span><text:span text:style-name="Drop_20_Caps"><text:span text:style-name="T1">спросил‎</text:span></text:span></text:p>
      <text:p><text:span text:style-name="Caption_20_characters"><text:span text:style-name="T1">رَسَمَ </text:span></text:span><text:span text:style-name="Drop_20_Caps"><text:span text:style-name="T1">нарисовал‎</text:span></text:span></text:p>
      <text:p><text:span text:style-name="Caption_20_characters"><text:span text:style-name="T1">قَالَ </text:span></text:span><text:span text:style-name="Drop_20_Caps"><text:span text:style-name="T1">сказал‎</text:span></text:span></text:p>
      <text:p><text:span text:style-name="Caption_20_characters"><text:span text:style-name="T1">سَقَى </text:span></text:span><text:span text:style-name="Drop_20_Caps"><text:span text:style-name="T1">поливал‎</text:span></text:span></text:p>
      <text:p><text:span text:style-name="Caption_20_characters"><text:span text:style-name="T1">لِمَاذَا؟ </text:span></text:span><text:span text:style-name="Drop_20_Caps"><text:span text:style-name="T1">почему? зачем?‎</text:span></text:span></text:p>
      <text:p><text:span text:style-name="Caption_20_characters"><text:span text:style-name="T1">قِيلَ لَهُ </text:span></text:span><text:span text:style-name="Drop_20_Caps"><text:span text:style-name="T1">ему сказали‎</text:span></text:span></text:p>
      <text:p><text:span text:style-name="Caption_20_characters"><text:span text:style-name="T1">لا اَدْرِى </text:span></text:span><text:span text:style-name="Drop_20_Caps"><text:span text:style-name="T1">не знаю‎</text:span></text:span></text:p>
      <text:p><text:span text:style-name="Caption_20_characters"><text:span text:style-name="T1">نَزَلَ الْمَطَرُ </text:span></text:span><text:span text:style-name="Drop_20_Caps"><text:span text:style-name="T1">пошёл дождь‎</text:span></text:span></text:p>
      <text:h text:outline-level="2"><text:span text:style-name="Drop_20_Caps"><text:span text:style-name="T1">Урок 31‎</text:span></text:span></text:h>
      <text:p><text:span text:style-name="Caption_20_characters"><text:span text:style-name="T1">عَلَمٌ </text:span></text:span><text:span text:style-name="Drop_20_Caps"><text:span text:style-name="T1">знамя, флаг‎</text:span></text:span></text:p>
      <text:p><text:span text:style-name="Caption_20_characters"><text:span text:style-name="T1">عَلَمُ الإِسلاَمِ </text:span></text:span><text:span text:style-name="Drop_20_Caps"><text:span text:style-name="T1">знамя Исла­ма‎</text:span></text:span></text:p>
      <text:p><text:span text:style-name="Caption_20_characters"><text:span text:style-name="T1">جُبْنٌ </text:span></text:span><text:span text:style-name="Drop_20_Caps"><text:span text:style-name="T1">сыр‎</text:span></text:span></text:p>
      <text:p><text:span text:style-name="Caption_20_characters"><text:span text:style-name="T1">طَبْلٌ </text:span></text:span><text:span text:style-name="Drop_20_Caps"><text:span text:style-name="T1">барабан‎</text:span></text:span></text:p>
      <text:p><text:span text:style-name="Caption_20_characters"><text:span text:style-name="T1">زَرَّاعٌ </text:span></text:span><text:span text:style-name="Drop_20_Caps"><text:span text:style-name="T1">земледелец‎</text:span></text:span></text:p>
      <text:p><text:span text:style-name="Caption_20_characters"><text:span text:style-name="T1">بَيَّاعٌ </text:span></text:span><text:span text:style-name="Drop_20_Caps"><text:span text:style-name="T1">продавец‎</text:span></text:span></text:p>
      <text:p><text:span text:style-name="Caption_20_characters"><text:span text:style-name="T1">رَبِيعٌ </text:span></text:span><text:span text:style-name="Drop_20_Caps"><text:span text:style-name="T1">весна‎</text:span></text:span></text:p>
      <text:p><text:span text:style-name="Caption_20_characters"><text:span text:style-name="T1">مَرْفُوعٌ </text:span></text:span><text:span text:style-name="Drop_20_Caps"><text:span text:style-name="T1">поднятый‎</text:span></text:span></text:p>
      <text:p><text:span text:style-name="Caption_20_characters"><text:span text:style-name="T1">حَسَنًا </text:span></text:span><text:span text:style-name="Drop_20_Caps"><text:span text:style-name="T1">хорошо‎</text:span></text:span></text:p>
      <text:p><text:span text:style-name="Caption_20_characters"><text:span text:style-name="T1">اَبَدًا </text:span></text:span><text:span text:style-name="Drop_20_Caps"><text:span text:style-name="T1">никогда‎</text:span></text:span></text:p>
      <text:p><text:span text:style-name="Caption_20_characters"><text:span text:style-name="T1">قَفَزَ </text:span></text:span><text:span text:style-name="Drop_20_Caps"><text:span text:style-name="T1">прыгнул‎</text:span></text:span></text:p>
      <text:p><text:span text:style-name="Caption_20_characters"><text:span text:style-name="T1">زَرَعَ </text:span></text:span><text:span text:style-name="Drop_20_Caps"><text:span text:style-name="T1">посеял‎</text:span></text:span></text:p>
      <text:p><text:span text:style-name="Caption_20_characters"><text:span text:style-name="T1">رَفَعَ </text:span></text:span><text:span text:style-name="Drop_20_Caps"><text:span text:style-name="T1">поднял‎</text:span></text:span></text:p>
      <text:p><text:span text:style-name="Caption_20_characters"><text:span text:style-name="T1">كَسَرَ </text:span></text:span><text:span text:style-name="Drop_20_Caps"><text:span text:style-name="T1">поломал, сломал‎</text:span></text:span></text:p>
      <text:p><text:span text:style-name="Caption_20_characters"><text:span text:style-name="T1">نَقَرَ </text:span></text:span><text:span text:style-name="Drop_20_Caps"><text:span text:style-name="T1">бил, стучал‎</text:span></text:span></text:p>
      <text:p><text:span text:style-name="Caption_20_characters"><text:span text:style-name="T1">بَاعَ </text:span></text:span><text:span text:style-name="Drop_20_Caps"><text:span text:style-name="T1">продал‎</text:span></text:span></text:p>
      <text:p><text:span text:style-name="Caption_20_characters"><text:span text:style-name="T1">رَقَصَ </text:span></text:span><text:span text:style-name="Drop_20_Caps"><text:span text:style-name="T1">танцевал‎</text:span></text:span></text:p>
      <text:p><text:span text:style-name="Caption_20_characters"><text:span text:style-name="T1">نَقَرَ عَلَى الطَّبْلِ </text:span></text:span><text:span text:style-name="Drop_20_Caps"><text:span text:style-name="T1">барабан­ил, бил в барабан‎</text:span></text:span></text:p>
      <text:p><text:span text:style-name="Caption_20_characters"><text:span text:style-name="T1">رَفْرَفَ </text:span></text:span><text:span text:style-name="Drop_20_Caps"><text:span text:style-name="T1">развевался‎</text:span></text:span></text:p>
      <text:h text:outline-level="2"><text:span text:style-name="Drop_20_Caps"><text:span text:style-name="T1">Урок 32‎</text:span></text:span></text:h>
      <text:p><text:span text:style-name="Caption_20_characters"><text:span text:style-name="T1">فَرَاشَةٌ </text:span></text:span><text:span text:style-name="Drop_20_Caps"><text:span text:style-name="T1">бабочка‎</text:span></text:span></text:p>
      <text:p><text:span text:style-name="Caption_20_characters"><text:span text:style-name="T1">عُشٌّ </text:span></text:span><text:span text:style-name="Drop_20_Caps"><text:span text:style-name="T1">гнездо‎</text:span></text:span></text:p>
      <text:p><text:span text:style-name="Caption_20_characters"><text:span text:style-name="T1">طَيْرٌ </text:span></text:span><text:span text:style-name="Drop_20_Caps"><text:span text:style-name="T1">птица‎</text:span></text:span></text:p>
      <text:p><text:span text:style-name="Caption_20_characters"><text:span text:style-name="T1">رِيشٌ </text:span></text:span><text:span text:style-name="Drop_20_Caps"><text:span text:style-name="T1">перо, перья‎</text:span></text:span></text:p>
      <text:p><text:soft-page-break/><text:span text:style-name="Caption_20_characters"><text:span text:style-name="T1">غُصْنٌ </text:span></text:span><text:span text:style-name="Drop_20_Caps"><text:span text:style-name="T1">ветка‎</text:span></text:span></text:p>
      <text:p><text:span text:style-name="Caption_20_characters"><text:span text:style-name="T1">شُرْطِىُّ الْمُرُورِ </text:span></text:span><text:span text:style-name="Drop_20_Caps"><text:span text:style-name="T1">регули­ровщик движения‎</text:span></text:span></text:p>
      <text:p><text:span text:style-name="Caption_20_characters"><text:span text:style-name="T1">رَادِيُو </text:span></text:span><text:span text:style-name="Drop_20_Caps"><text:span text:style-name="T1">радио‎</text:span></text:span></text:p>
      <text:p><text:span text:style-name="Caption_20_characters"><text:span text:style-name="T1">مُسْلِمٌ </text:span></text:span><text:span text:style-name="Drop_20_Caps"><text:span text:style-name="T1">мусульманин‎</text:span></text:span></text:p>
      <text:p><text:span text:style-name="Caption_20_characters"><text:span text:style-name="T1">نَشِيطٌ </text:span></text:span><text:span text:style-name="Drop_20_Caps"><text:span text:style-name="T1">активный, энергичн­ый‎</text:span></text:span></text:p>
      <text:p><text:span text:style-name="Caption_20_characters"><text:span text:style-name="T1">اَلْحَمْدُ لِلَّهِ </text:span></text:span><text:span text:style-name="Drop_20_Caps"><text:span text:style-name="T1">слава Богу‎</text:span></text:span></text:p>
      <text:p><text:span text:style-name="Caption_20_characters"><text:span text:style-name="T1">شُرْطِىٌّ </text:span></text:span><text:span text:style-name="Drop_20_Caps"><text:span text:style-name="T1">полицейский‎</text:span></text:span></text:p>
      <text:p><text:span text:style-name="Caption_20_characters"><text:span text:style-name="T1">قَشٌّ </text:span></text:span><text:span text:style-name="Drop_20_Caps"><text:span text:style-name="T1">солома‎</text:span></text:span></text:p>
      <text:p><text:span text:style-name="Caption_20_characters"><text:span text:style-name="T1">اِنْسَانٌ </text:span></text:span><text:span text:style-name="Drop_20_Caps"><text:span text:style-name="T1">человек‎</text:span></text:span></text:p>
      <text:p><text:span text:style-name="Caption_20_characters"><text:span text:style-name="T1">شَجَرَةٌ </text:span></text:span><text:span text:style-name="Drop_20_Caps"><text:span text:style-name="T1">(одно) дерево‎</text:span></text:span></text:p>
      <text:p><text:span text:style-name="Caption_20_characters"><text:span text:style-name="T1">شَارِعٌ </text:span></text:span><text:span text:style-name="Drop_20_Caps"><text:span text:style-name="T1">улица‎</text:span></text:span></text:p>
      <text:p><text:span text:style-name="Caption_20_characters"><text:span text:style-name="T1">اِذَاعَةٌ </text:span></text:span><text:span text:style-name="Drop_20_Caps"><text:span text:style-name="T1">передача‎</text:span></text:span></text:p>
      <text:p><text:span text:style-name="Caption_20_characters"><text:span text:style-name="T1">اِذَاعَةُ رَادِيُو </text:span></text:span><text:span text:style-name="Drop_20_Caps"><text:span text:style-name="T1">радиопере­дача‎</text:span></text:span></text:p>
      <text:p><text:span text:style-name="Caption_20_characters"><text:span text:style-name="T1">عُبُورٌ </text:span></text:span><text:span text:style-name="Drop_20_Caps"><text:span text:style-name="T1">переход‎</text:span></text:span></text:p>
      <text:p><text:span text:style-name="Caption_20_characters"><text:span text:style-name="T1">مُرُورٌ </text:span></text:span><text:span text:style-name="Drop_20_Caps"><text:span text:style-name="T1">движение‎</text:span></text:span></text:p>
      <text:p><text:span text:style-name="Caption_20_characters"><text:span text:style-name="T1">جَمِيعًا </text:span></text:span><text:span text:style-name="Drop_20_Caps"><text:span text:style-name="T1">все‎</text:span></text:span></text:p>
      <text:p><text:span text:style-name="Caption_20_characters"><text:span text:style-name="T1">عَالَمٌ </text:span></text:span><text:span text:style-name="Drop_20_Caps"><text:span text:style-name="T1">мир‎</text:span></text:span></text:p>
      <text:p><text:span text:style-name="Caption_20_characters"><text:span text:style-name="T1">فِى الْعَالَمِ </text:span></text:span><text:span text:style-name="Drop_20_Caps"><text:span text:style-name="T1">в мире‎</text:span></text:span></text:p>
      <text:p><text:span text:style-name="Caption_20_characters"><text:span text:style-name="T1">سَمِعَ </text:span></text:span><text:span text:style-name="Drop_20_Caps"><text:span text:style-name="T1">слышал‎</text:span></text:span></text:p>
      <text:p><text:span text:style-name="Caption_20_characters"><text:span text:style-name="T1">وَقَفَ </text:span></text:span><text:span text:style-name="Drop_20_Caps"><text:span text:style-name="T1">встал, стоял‎</text:span></text:span></text:p>
      <text:p><text:span text:style-name="Caption_20_characters"><text:span text:style-name="T1">صَنَعَ </text:span></text:span><text:span text:style-name="Drop_20_Caps"><text:span text:style-name="T1">делал, изготовил‎</text:span></text:span></text:p>
      <text:p><text:span text:style-name="Caption_20_characters"><text:span text:style-name="T1">جَمَعَ </text:span></text:span><text:span text:style-name="Drop_20_Caps"><text:span text:style-name="T1">собрал‎</text:span></text:span></text:p>
      <text:p><text:span text:style-name="Caption_20_characters"><text:span text:style-name="T1">طَارَ </text:span></text:span><text:span text:style-name="Drop_20_Caps"><text:span text:style-name="T1">летал, улетел‎</text:span></text:span></text:p>
      <text:p><text:span text:style-name="Caption_20_characters"><text:span text:style-name="T1">سَاعَدَ </text:span></text:span><text:span text:style-name="Drop_20_Caps"><text:span text:style-name="T1">помог‎</text:span></text:span></text:p>
      <text:h text:outline-level="2"><text:span text:style-name="Drop_20_Caps"><text:span text:style-name="T1">Урок 33‎</text:span></text:span></text:h>
      <text:p><text:span text:style-name="Caption_20_characters"><text:span text:style-name="T1">يَدٌ </text:span></text:span><text:span text:style-name="Drop_20_Caps"><text:span text:style-name="T1">рука‎</text:span></text:span></text:p>
      <text:p><text:span text:style-name="Caption_20_characters"><text:span text:style-name="T1">خِزَانَةٌ </text:span></text:span><text:span text:style-name="Drop_20_Caps"><text:span text:style-name="T1">шкаф‎</text:span></text:span></text:p>
      <text:p><text:span text:style-name="Caption_20_characters"><text:span text:style-name="T1">خِزَانَةُ كُتُبٍ </text:span></text:span><text:span text:style-name="Drop_20_Caps"><text:span text:style-name="T1">книжный шкаф‎</text:span></text:span></text:p>
      <text:p><text:span text:style-name="Caption_20_characters"><text:span text:style-name="T1">خَرِيفٌ </text:span></text:span><text:span text:style-name="Drop_20_Caps"><text:span text:style-name="T1">осень‎</text:span></text:span></text:p>
      <text:p><text:span text:style-name="Caption_20_characters"><text:span text:style-name="T1">مَعْهَدٌ </text:span></text:span><text:span text:style-name="Drop_20_Caps"><text:span text:style-name="T1">институт‎</text:span></text:span></text:p>
      <text:p><text:span text:style-name="Caption_20_characters"><text:span text:style-name="T1">اَىٌّ؟ </text:span></text:span><text:span text:style-name="Drop_20_Caps"><text:span text:style-name="T1">какой?‎</text:span></text:span></text:p>
      <text:p><text:span text:style-name="Caption_20_characters"><text:span text:style-name="T1">اَيَّةٌ؟ </text:span></text:span><text:span text:style-name="Drop_20_Caps"><text:span text:style-name="T1">какая?‎</text:span></text:span></text:p>
      <text:p><text:span text:style-name="Caption_20_characters"><text:span text:style-name="T1">اَىٌّ كِتَابٍ </text:span></text:span><text:span text:style-name="Drop_20_Caps"><text:span text:style-name="T1">какая книга?‎</text:span></text:span></text:p>
      <text:p><text:span text:style-name="Caption_20_characters"><text:span text:style-name="T1">جَيِّدًا </text:span></text:span><text:span text:style-name="Drop_20_Caps"><text:span text:style-name="T1">хорошо, отлично‎</text:span></text:span></text:p>
      <text:p><text:span text:style-name="Caption_20_characters"><text:span text:style-name="T1">عَادَ </text:span></text:span><text:span text:style-name="Drop_20_Caps"><text:span text:style-name="T1">вернулся‎</text:span></text:span></text:p>
      <text:p><text:span text:style-name="Caption_20_characters"><text:span text:style-name="T1">نَامَ </text:span></text:span><text:span text:style-name="Drop_20_Caps"><text:span text:style-name="T1">спал‎</text:span></text:span></text:p>
      <text:p><text:span text:style-name="Caption_20_characters"><text:span text:style-name="T1">اَطَاعَ </text:span></text:span><text:span text:style-name="Drop_20_Caps"><text:span text:style-name="T1">подчинился, слушал­ся‎</text:span></text:span></text:p>
      <text:p><text:span text:style-name="Caption_20_characters"><text:span text:style-name="T1">تَغَدَّى </text:span></text:span><text:span text:style-name="Drop_20_Caps"><text:span text:style-name="T1">обедал‎</text:span></text:span></text:p>
      <text:p><text:span text:style-name="Caption_20_characters"><text:span text:style-name="T1">تَعَشَّى </text:span></text:span><text:span text:style-name="Drop_20_Caps"><text:span text:style-name="T1">ужинал‎</text:span></text:span></text:p>
      <text:p><text:span text:style-name="Caption_20_characters"><text:span text:style-name="T1">لُغَةٌ </text:span></text:span><text:span text:style-name="Drop_20_Caps"><text:span text:style-name="T1">язык, речь‎</text:span></text:span></text:p>
      <text:p><text:span text:style-name="Caption_20_characters"><text:span text:style-name="T1">غُرْفَةٌ </text:span></text:span><text:span text:style-name="Drop_20_Caps"><text:span text:style-name="T1">комната‎</text:span></text:span></text:p>
      <text:p><text:span text:style-name="Caption_20_characters"><text:span text:style-name="T1">مَخْزَنٌ </text:span></text:span><text:span text:style-name="Drop_20_Caps"><text:span text:style-name="T1">магазин‎</text:span></text:span></text:p>
      <text:p><text:span text:style-name="Caption_20_characters"><text:span text:style-name="T1">اِنَاءٌ </text:span></text:span><text:span text:style-name="Drop_20_Caps"><text:span text:style-name="T1">сосуд‎</text:span></text:span></text:p>
      <text:p><text:span text:style-name="Caption_20_characters"><text:span text:style-name="T1">دَرَسَ اللُّغَةٌ الْعَرَبِيَّةَ </text:span></text:span><text:span text:style-name="Drop_20_Caps"><text:span text:style-name="T1">изучил арабский ‎</text:span></text:span></text:p>
      <text:p><text:span text:style-name="Caption_20_characters"><text:span text:style-name="T1">بِاللُّغَةِ الْعَرَبِيَّةِ </text:span></text:span><text:span text:style-name="Drop_20_Caps"><text:span text:style-name="T1">язык на арабском языке‎</text:span></text:span></text:p>
      <text:p><text:span text:style-name="Caption_20_characters"><text:span text:style-name="T1">نِمْتُ </text:span></text:span><text:span text:style-name="Drop_20_Caps"><text:span text:style-name="T1">я спал‎</text:span></text:span></text:p>
      <text:p><text:span text:style-name="Caption_20_characters"><text:span text:style-name="T1">نِمْنَا </text:span></text:span><text:span text:style-name="Drop_20_Caps"><text:span text:style-name="T1">мы спали‎</text:span></text:span></text:p>
      <text:p><text:span text:style-name="Caption_20_characters"><text:span text:style-name="T1">تَغَدَّيْتُ </text:span></text:span><text:span text:style-name="Drop_20_Caps"><text:span text:style-name="T1">я обедал‎</text:span></text:span></text:p>
      <text:h text:outline-level="2"><text:span text:style-name="Drop_20_Caps"><text:span text:style-name="T1">Урок 34‎</text:span></text:span></text:h>
      <text:p><text:span text:style-name="Caption_20_characters"><text:span text:style-name="T1">سَمَكٌ </text:span></text:span><text:span text:style-name="Drop_20_Caps"><text:span text:style-name="T1">рыба‎</text:span></text:span></text:p>
      <text:p><text:span text:style-name="Caption_20_characters"><text:span text:style-name="T1">مِنَشَّةٌ </text:span></text:span><text:span text:style-name="Drop_20_Caps"><text:span text:style-name="T1">хлопушка‎</text:span></text:span></text:p>
      <text:p><text:span text:style-name="Caption_20_characters"><text:span text:style-name="T1">سَمَّاكٌ </text:span></text:span><text:span text:style-name="Drop_20_Caps"><text:span text:style-name="T1">рыбак‎</text:span></text:span></text:p>
      <text:p><text:span text:style-name="Caption_20_characters"><text:span text:style-name="T1">نَهْرٌ </text:span></text:span><text:span text:style-name="Drop_20_Caps"><text:span text:style-name="T1">река‎</text:span></text:span></text:p>
      <text:p><text:span text:style-name="Caption_20_characters"><text:span text:style-name="T1">بَحْرٌ </text:span></text:span><text:span text:style-name="Drop_20_Caps"><text:span text:style-name="T1">море‎</text:span></text:span></text:p>
      <text:p><text:span text:style-name="Caption_20_characters"><text:span text:style-name="T1">بُحَيْرَةٌ </text:span></text:span><text:span text:style-name="Drop_20_Caps"><text:span text:style-name="T1">озеро‎</text:span></text:span></text:p>
      <text:p><text:span text:style-name="Caption_20_characters"><text:span text:style-name="T1">سُوقٌ </text:span></text:span><text:span text:style-name="Drop_20_Caps"><text:span text:style-name="T1">рынок, базар‎</text:span></text:span></text:p>
      <text:p><text:span text:style-name="Caption_20_characters"><text:span text:style-name="T1">ذُبَابٌ </text:span></text:span><text:span text:style-name="Drop_20_Caps"><text:span text:style-name="T1">мухи‎</text:span></text:span></text:p>
      <text:p><text:span text:style-name="Caption_20_characters"><text:span text:style-name="T1">شُكْرًا لَكَ </text:span></text:span><text:span text:style-name="Drop_20_Caps"><text:span text:style-name="T1">спасибо тебе‎</text:span></text:span></text:p>
      <text:p><text:span text:style-name="Caption_20_characters"><text:span text:style-name="T1">خَبَرٌ </text:span></text:span><text:span text:style-name="Drop_20_Caps"><text:span text:style-name="T1">известие, новость‎</text:span></text:span></text:p>
      <text:p><text:span text:style-name="Caption_20_characters"><text:span text:style-name="T1">بِحَمْدِ اللَّهِ </text:span></text:span><text:span text:style-name="Drop_20_Caps"><text:span text:style-name="T1">слава Богу‎</text:span></text:span></text:p>
      <text:p><text:span text:style-name="Caption_20_characters"><text:span text:style-name="T1">قِرَاءَةٌ </text:span></text:span><text:span text:style-name="Drop_20_Caps"><text:span text:style-name="T1">читать, чтение‎</text:span></text:span></text:p>
      <text:p><text:span text:style-name="Caption_20_characters"><text:span text:style-name="T1">كِتَابَةٌ </text:span></text:span><text:span text:style-name="Drop_20_Caps"><text:span text:style-name="T1">писать, письмо‎</text:span></text:span></text:p>
      <text:p><text:span text:style-name="Caption_20_characters"><text:span text:style-name="T1">عَلَّمَ </text:span></text:span><text:span text:style-name="Drop_20_Caps"><text:span text:style-name="T1">учил‎</text:span></text:span></text:p>
      <text:p><text:span text:style-name="Caption_20_characters"><text:span text:style-name="T1">كُلٌّ </text:span></text:span><text:span text:style-name="Drop_20_Caps"><text:span text:style-name="T1">каждый, всякий‎</text:span></text:span></text:p>
      <text:p><text:span text:style-name="Caption_20_characters"><text:span text:style-name="T1">كُلَّ يَوْمٍ </text:span></text:span><text:span text:style-name="Drop_20_Caps"><text:span text:style-name="T1">каждый день‎</text:span></text:span></text:p>
      <text:p><text:span text:style-name="Caption_20_characters"><text:span text:style-name="T1">عَادَةً </text:span></text:span><text:span text:style-name="Drop_20_Caps"><text:span text:style-name="T1">обычно‎</text:span></text:span></text:p>
      <text:p><text:span text:style-name="Caption_20_characters"><text:span text:style-name="T1">أَوَّلَ اَمْسِ </text:span></text:span><text:span text:style-name="Drop_20_Caps"><text:span text:style-name="T1">позавчера‎</text:span></text:span></text:p>
      <text:p><text:span text:style-name="Caption_20_characters"><text:span text:style-name="T1">بَعْدَ غَدٍ </text:span></text:span><text:span text:style-name="Drop_20_Caps"><text:span text:style-name="T1">послезавтра‎</text:span></text:span></text:p>
      <text:p><text:span text:style-name="Caption_20_characters"><text:span text:style-name="T1">عَصًا </text:span></text:span><text:span text:style-name="Drop_20_Caps"><text:span text:style-name="T1">палка‎</text:span></text:span></text:p>
      <text:p><text:span text:style-name="Caption_20_characters"><text:span text:style-name="T1">عَاشَ </text:span></text:span><text:span text:style-name="Drop_20_Caps"><text:span text:style-name="T1">жил‎</text:span></text:span></text:p>
      <text:p><text:span text:style-name="Caption_20_characters"><text:span text:style-name="T1">صَادَ </text:span></text:span><text:span text:style-name="Drop_20_Caps"><text:span text:style-name="T1">ловил, охотился‎</text:span></text:span></text:p>
      <text:p><text:span text:style-name="Caption_20_characters"><text:span text:style-name="T1">طَرَدَ </text:span></text:span><text:span text:style-name="Drop_20_Caps"><text:span text:style-name="T1">прогнал, выгнал‎</text:span></text:span></text:p>
      <text:p><text:span text:style-name="Caption_20_characters"><text:span text:style-name="T1">سَبَحَ </text:span></text:span><text:span text:style-name="Drop_20_Caps"><text:span text:style-name="T1">плавал, плыл‎</text:span></text:span></text:p>
      <text:h text:outline-level="2"><text:span text:style-name="Drop_20_Caps"><text:span text:style-name="T1">Урок 35‎</text:span></text:span></text:h>
      <text:p><text:span text:style-name="Caption_20_characters"><text:span text:style-name="T1">مَلْعَبٌ </text:span></text:span><text:span text:style-name="Drop_20_Caps"><text:span text:style-name="T1">стадион‎</text:span></text:span></text:p>
      <text:p><text:span text:style-name="Caption_20_characters"><text:span text:style-name="T1">كُرَةُ الْقَدَمِ </text:span></text:span><text:span text:style-name="Drop_20_Caps"><text:span text:style-name="T1">футбол‎</text:span></text:span></text:p>
      <text:p><text:span text:style-name="Caption_20_characters"><text:span text:style-name="T1">دِينٌ </text:span></text:span><text:span text:style-name="Drop_20_Caps"><text:span text:style-name="T1">религия, вера‎</text:span></text:span></text:p>
      <text:p><text:span text:style-name="Caption_20_characters"><text:span text:style-name="T1">يَوْمٌ </text:span></text:span><text:span text:style-name="Drop_20_Caps"><text:span text:style-name="T1">день‎</text:span></text:span></text:p>
      <text:p><text:span text:style-name="Caption_20_characters"><text:span text:style-name="T1">يَوْمُ الْعِيدِ </text:span></text:span><text:span text:style-name="Drop_20_Caps"><text:span text:style-name="T1">праздничный день‎</text:span></text:span></text:p>
      <text:p><text:span text:style-name="Caption_20_characters"><text:span text:style-name="T1">خَشَبِىٌّ </text:span></text:span><text:span text:style-name="Drop_20_Caps"><text:span text:style-name="T1">деревянный‎</text:span></text:span></text:p>
      <text:p><text:span text:style-name="Caption_20_characters"><text:span text:style-name="T1">جِعَادٌ </text:span></text:span><text:span text:style-name="Drop_20_Caps"><text:span text:style-name="T1">джихад, борьба за веру‎</text:span></text:span></text:p>
      <text:p><text:span text:style-name="Caption_20_characters"><text:span text:style-name="T1">اَحَبَّ </text:span></text:span><text:span text:style-name="Drop_20_Caps"><text:span text:style-name="T1">любил, хотел‎</text:span></text:span></text:p>
      <text:p><text:span text:style-name="Caption_20_characters"><text:span text:style-name="T1">طَالِبٌ </text:span></text:span><text:span text:style-name="Drop_20_Caps"><text:span text:style-name="T1">студент‎</text:span></text:span></text:p>
      <text:p><text:span text:style-name="Caption_20_characters"><text:span text:style-name="T1">طَالِبَةٌ </text:span></text:span><text:span text:style-name="Drop_20_Caps"><text:span text:style-name="T1">студентка‎</text:span></text:span></text:p>
      <text:p><text:span text:style-name="Caption_20_characters"><text:span text:style-name="T1">اِنْتِهَاءٌ </text:span></text:span><text:span text:style-name="Drop_20_Caps"><text:span text:style-name="T1">окончание, конец‎</text:span></text:span></text:p>
      <text:p><text:span text:style-name="Caption_20_characters"><text:span text:style-name="T1">اِخْوَانٌ </text:span></text:span><text:span text:style-name="Drop_20_Caps"><text:span text:style-name="T1">братья‎</text:span></text:span></text:p>
      <text:p><text:span text:style-name="Caption_20_characters"><text:span text:style-name="T1">صَلاَةٌ </text:span></text:span><text:span text:style-name="Drop_20_Caps"><text:span text:style-name="T1">намаз, молитва‎</text:span></text:span></text:p>
      <text:p><text:span text:style-name="Caption_20_characters"><text:span text:style-name="T1">عِيدٌ </text:span></text:span><text:span text:style-name="Drop_20_Caps"><text:span text:style-name="T1">праздник‎</text:span></text:span></text:p>
      <text:p><text:span text:style-name="Caption_20_characters"><text:span text:style-name="T1">عِيدُكَ مُبَارَكٌ!ِ </text:span></text:span><text:span text:style-name="Drop_20_Caps"><text:span text:style-name="T1">с празд­ником!‎</text:span></text:span></text:p>
      <text:p><text:span text:style-name="Caption_20_characters"><text:span text:style-name="T1">وَ عِيدُكَ اَنْتَ!ِ </text:span></text:span><text:span text:style-name="Drop_20_Caps"><text:span text:style-name="T1">и вас тоже с праздником!‎</text:span></text:span></text:p>
      <text:p><text:span text:style-name="Caption_20_characters"><text:span text:style-name="T1">دَارَ </text:span></text:span><text:span text:style-name="Drop_20_Caps"><text:span text:style-name="T1">обошл, походил (во­круг)‎</text:span></text:span></text:p>
      <text:p><text:span text:style-name="Caption_20_characters"><text:span text:style-name="T1">تَهْنِئَةٌ </text:span></text:span><text:span text:style-name="Drop_20_Caps"><text:span text:style-name="T1">поздравление‎</text:span></text:span></text:p>
      <text:p><text:span text:style-name="Caption_20_characters"><text:span text:style-name="T1">صَلاَةُ الْعِيدِ </text:span></text:span><text:span text:style-name="Drop_20_Caps"><text:span text:style-name="T1">празднич­ный намаз‎</text:span></text:span></text:p>
      <text:p><text:span text:style-name="Caption_20_characters"><text:span text:style-name="T1">كَثِيرًا </text:span></text:span><text:span text:style-name="Drop_20_Caps"><text:span text:style-name="T1">много‎</text:span></text:span></text:p>
      <text:p><text:span text:style-name="Caption_20_characters"><text:span text:style-name="T1">اَللَّهُ يَرْعَاكَ </text:span></text:span><text:span text:style-name="Drop_20_Caps"><text:span text:style-name="T1">да сохранит тебя Бог‎</text:span></text:span></text:p>
      <text:h text:outline-level="2"><text:span text:style-name="Drop_20_Caps"><text:span text:style-name="T1">Урок 36‎</text:span></text:span></text:h>
      <text:p><text:span text:style-name="Caption_20_characters"><text:span text:style-name="T1">سَاعَةٌ </text:span></text:span><text:span text:style-name="Drop_20_Caps"><text:span text:style-name="T1">часы‎</text:span></text:span></text:p>
      <text:p><text:span text:style-name="Caption_20_characters"><text:span text:style-name="T1">طَبِيبٌ </text:span></text:span><text:span text:style-name="Drop_20_Caps"><text:span text:style-name="T1">врач, доктор‎</text:span></text:span></text:p>
      <text:p><text:span text:style-name="Caption_20_characters"><text:span text:style-name="T1">مَرِيضٌ </text:span></text:span><text:span text:style-name="Drop_20_Caps"><text:span text:style-name="T1">больной‎</text:span></text:span></text:p>
      <text:p><text:soft-page-break/><text:span text:style-name="Caption_20_characters"><text:span text:style-name="T1">سَطْلٌ </text:span></text:span><text:span text:style-name="Drop_20_Caps"><text:span text:style-name="T1">ведро‎</text:span></text:span></text:p>
      <text:p><text:span text:style-name="Caption_20_characters"><text:span text:style-name="T1">حِكَايَةٌ </text:span></text:span><text:span text:style-name="Drop_20_Caps"><text:span text:style-name="T1">рассказ, история‎</text:span></text:span></text:p>
      <text:p><text:span text:style-name="Caption_20_characters"><text:span text:style-name="T1">عَمٌّ </text:span></text:span><text:span text:style-name="Drop_20_Caps"><text:span text:style-name="T1">дядя (по отцу)‎</text:span></text:span></text:p>
      <text:p><text:span text:style-name="Caption_20_characters"><text:span text:style-name="T1">هَدِيَّةٌ </text:span></text:span><text:span text:style-name="Drop_20_Caps"><text:span text:style-name="T1">подарок‎</text:span></text:span></text:p>
      <text:p><text:span text:style-name="Caption_20_characters"><text:span text:style-name="T1">سَنَةٌ </text:span></text:span><text:span text:style-name="Drop_20_Caps"><text:span text:style-name="T1">год‎</text:span></text:span></text:p>
      <text:p><text:span text:style-name="Caption_20_characters"><text:span text:style-name="T1">وَقْتٌ </text:span></text:span><text:span text:style-name="Drop_20_Caps"><text:span text:style-name="T1">время‎</text:span></text:span></text:p>
      <text:p><text:span text:style-name="Caption_20_characters"><text:span text:style-name="T1">ضَعِيفٌ </text:span></text:span><text:span text:style-name="Drop_20_Caps"><text:span text:style-name="T1">слабый, бессиль­ный‎</text:span></text:span></text:p>
      <text:p><text:span text:style-name="Caption_20_characters"><text:span text:style-name="T1">صَبَاحِيٌّ </text:span></text:span><text:span text:style-name="Drop_20_Caps"><text:span text:style-name="T1">утренний‎</text:span></text:span></text:p>
      <text:p><text:span text:style-name="Caption_20_characters"><text:span text:style-name="T1">مَاضٍ </text:span></text:span><text:span text:style-name="Drop_20_Caps"><text:span text:style-name="T1">прошлый‎</text:span></text:span></text:p>
      <text:p><text:span text:style-name="Caption_20_characters"><text:span text:style-name="T1">وَ لِذَلِكَ </text:span></text:span><text:span text:style-name="Drop_20_Caps"><text:span text:style-name="T1">и поэтому‎</text:span></text:span></text:p>
      <text:p><text:span text:style-name="Caption_20_characters"><text:span text:style-name="T1">اَلسَّنَةُ الْمَاضِيَةُ </text:span></text:span><text:span text:style-name="Drop_20_Caps"><text:span text:style-name="T1">прош­лый год‎</text:span></text:span></text:p>
      <text:p><text:span text:style-name="Caption_20_characters"><text:span text:style-name="T1">نَهَارُكَ سَعِيدٌ!ِ </text:span></text:span><text:span text:style-name="Drop_20_Caps"><text:span text:style-name="T1">добрый день!‎</text:span></text:span></text:p>
      <text:p><text:span text:style-name="Caption_20_characters"><text:span text:style-name="T1">اَهْلاً وَ سَهْلاً </text:span></text:span><text:span text:style-name="Drop_20_Caps"><text:span text:style-name="T1">добро по­жаловать‎</text:span></text:span></text:p>
      <text:p><text:span text:style-name="Caption_20_characters"><text:span text:style-name="T1">دَخَلَ الْجَامِعَةَ </text:span></text:span><text:span text:style-name="Drop_20_Caps"><text:span text:style-name="T1">посту­пил в университет‎</text:span></text:span></text:p>
      <text:p><text:span text:style-name="Caption_20_characters"><text:span text:style-name="T1">اِنَّ </text:span></text:span><text:span text:style-name="Drop_20_Caps"><text:span text:style-name="T1">поистине, же‎</text:span></text:span></text:p>
      <text:p><text:span text:style-name="Caption_20_characters"><text:span text:style-name="T1">اِنَّهُ </text:span></text:span><text:span text:style-name="Drop_20_Caps"><text:span text:style-name="T1">поистине он, он же‎</text:span></text:span></text:p>
      <text:p><text:span text:style-name="Caption_20_characters"><text:span text:style-name="T1">اَمَا قَرَأَ؟ </text:span></text:span><text:span text:style-name="Drop_20_Caps"><text:span text:style-name="T1">он не читал?‎</text:span></text:span></text:p>
      <text:p><text:span text:style-name="Caption_20_characters"><text:span text:style-name="T1">اَمَا قُلْتُ لَكَ؟ </text:span></text:span><text:span text:style-name="Drop_20_Caps"><text:span text:style-name="T1">я тебе не говорил? я же тебе говорил?‎</text:span></text:span></text:p>
      <text:p><text:span text:style-name="Caption_20_characters"><text:span text:style-name="T1">زَارَ </text:span></text:span><text:span text:style-name="Drop_20_Caps"><text:span text:style-name="T1">посетил‎</text:span></text:span></text:p>
      <text:h text:outline-level="2"><text:span text:style-name="Drop_20_Caps"><text:span text:style-name="T1">Урок 37‎</text:span></text:span></text:h>
      <text:p><text:span text:style-name="Caption_20_characters"><text:span text:style-name="T1">الْكُرَةُ الطَّائِرَةُ </text:span></text:span><text:span text:style-name="Drop_20_Caps"><text:span text:style-name="T1">волейбол‎</text:span></text:span></text:p>
      <text:p><text:span text:style-name="Caption_20_characters"><text:span text:style-name="T1">مِقَصٌّ </text:span></text:span><text:span text:style-name="Drop_20_Caps"><text:span text:style-name="T1">ножницы‎</text:span></text:span></text:p>
      <text:p><text:span text:style-name="Caption_20_characters"><text:span text:style-name="T1">زَهْرِيَّةٌ </text:span></text:span><text:span text:style-name="Drop_20_Caps"><text:span text:style-name="T1">ваза (цветочная)‎</text:span></text:span></text:p>
      <text:p><text:span text:style-name="Caption_20_characters"><text:span text:style-name="T1">رِيَاضَةٌ </text:span></text:span><text:span text:style-name="Drop_20_Caps"><text:span text:style-name="T1">спорт‎</text:span></text:span></text:p>
      <text:p><text:span text:style-name="Caption_20_characters"><text:span text:style-name="T1">رِيَاضِىٌّ </text:span></text:span><text:span text:style-name="Drop_20_Caps"><text:span text:style-name="T1">спортсмен‎</text:span></text:span></text:p>
      <text:p><text:span text:style-name="Caption_20_characters"><text:span text:style-name="T1">فُرْصَةٌ </text:span></text:span><text:span text:style-name="Drop_20_Caps"><text:span text:style-name="T1">перемена‎</text:span></text:span></text:p>
      <text:p><text:span text:style-name="Caption_20_characters"><text:span text:style-name="T1">طَيَّارَةٌ </text:span></text:span><text:span text:style-name="Drop_20_Caps"><text:span text:style-name="T1">самолёт‎</text:span></text:span></text:p>
      <text:p><text:span text:style-name="Caption_20_characters"><text:span text:style-name="T1">اَرْضِيَّةٌ </text:span></text:span><text:span text:style-name="Drop_20_Caps"><text:span text:style-name="T1">пол‎</text:span></text:span></text:p>
      <text:p><text:span text:style-name="Caption_20_characters"><text:span text:style-name="T1">حَائِطٌ </text:span></text:span><text:span text:style-name="Drop_20_Caps"><text:span text:style-name="T1">стена‎</text:span></text:span></text:p>
      <text:p><text:span text:style-name="Caption_20_characters"><text:span text:style-name="T1">صَيَّادُ السَّمَكِ </text:span></text:span><text:span text:style-name="Drop_20_Caps"><text:span text:style-name="T1">рыболов‎</text:span></text:span></text:p>
      <text:p><text:span text:style-name="Caption_20_characters"><text:span text:style-name="T1">شِصٌّ </text:span></text:span><text:span text:style-name="Drop_20_Caps"><text:span text:style-name="T1">удочка‎</text:span></text:span></text:p>
      <text:p><text:span text:style-name="Caption_20_characters"><text:span text:style-name="T1">بِسَاطٌ </text:span></text:span><text:span text:style-name="Drop_20_Caps"><text:span text:style-name="T1">ковёр‎</text:span></text:span></text:p>
      <text:p><text:span text:style-name="Caption_20_characters"><text:span text:style-name="T1">خَرِيطَةٌ </text:span></text:span><text:span text:style-name="Drop_20_Caps"><text:span text:style-name="T1">карта‎</text:span></text:span></text:p>
      <text:p><text:span text:style-name="Caption_20_characters"><text:span text:style-name="T1">زَاوِيَةٌ </text:span></text:span><text:span text:style-name="Drop_20_Caps"><text:span text:style-name="T1">угол‎</text:span></text:span></text:p>
      <text:p><text:span text:style-name="Caption_20_characters"><text:span text:style-name="T1">جُغْرَافِىٌّ </text:span></text:span><text:span text:style-name="Drop_20_Caps"><text:span text:style-name="T1">географический‎</text:span></text:span></text:p>
      <text:p><text:span text:style-name="Caption_20_characters"><text:span text:style-name="T1">خَرِيطَةٌ جُغْرَافِيَّةٌ <text:s/></text:span></text:span><text:span text:style-name="Drop_20_Caps"><text:span text:style-name="T1">гео­графическая карта‎</text:span></text:span></text:p>
      <text:p><text:span text:style-name="Caption_20_characters"><text:span text:style-name="T1">عَرِيضٌ </text:span></text:span><text:span text:style-name="Drop_20_Caps"><text:span text:style-name="T1">широкий‎</text:span></text:span></text:p>
      <text:p><text:span text:style-name="Caption_20_characters"><text:span text:style-name="T1">مُدَوَّرٌ </text:span></text:span><text:span text:style-name="Drop_20_Caps"><text:span text:style-name="T1">круглый‎</text:span></text:span></text:p>
      <text:p><text:span text:style-name="Caption_20_characters"><text:span text:style-name="T1">فِى الْغَدِ </text:span></text:span><text:span text:style-name="Drop_20_Caps"><text:span text:style-name="T1">на следующий день‎</text:span></text:span></text:p>
      <text:p><text:span text:style-name="Caption_20_characters"><text:span text:style-name="T1">قَصَّ </text:span></text:span><text:span text:style-name="Drop_20_Caps"><text:span text:style-name="T1">стриг, срезал‎</text:span></text:span></text:p>
      <text:p><text:span text:style-name="Caption_20_characters"><text:span text:style-name="T1">رَأَى </text:span></text:span><text:span text:style-name="Drop_20_Caps"><text:span text:style-name="T1">видел‎</text:span></text:span></text:p>
      <text:p><text:span text:style-name="Caption_20_characters"><text:span text:style-name="T1">عَمِلَ </text:span></text:span><text:span text:style-name="Drop_20_Caps"><text:span text:style-name="T1">делал‎</text:span></text:span></text:p>
      <text:h text:outline-level="2"><text:span text:style-name="Drop_20_Caps"><text:span text:style-name="T1">Урок 38‎</text:span></text:span></text:h>
      <text:p><text:span text:style-name="Caption_20_characters"><text:span text:style-name="T1">صُنْدُوقٌ </text:span></text:span><text:span text:style-name="Drop_20_Caps"><text:span text:style-name="T1">ящик, сундук‎</text:span></text:span></text:p>
      <text:p><text:span text:style-name="Caption_20_characters"><text:span text:style-name="T1">قُفْلٌ </text:span></text:span><text:span text:style-name="Drop_20_Caps"><text:span text:style-name="T1">замок‎</text:span></text:span></text:p>
      <text:p><text:span text:style-name="Caption_20_characters"><text:span text:style-name="T1">مِفْتَاحٌ </text:span></text:span><text:span text:style-name="Drop_20_Caps"><text:span text:style-name="T1">ключ‎</text:span></text:span></text:p>
      <text:p><text:span text:style-name="Caption_20_characters"><text:span text:style-name="T1">حِنْطَةٌ </text:span></text:span><text:span text:style-name="Drop_20_Caps"><text:span text:style-name="T1">пшеница‎</text:span></text:span></text:p>
      <text:p><text:span text:style-name="Caption_20_characters"><text:span text:style-name="T1">طَمَاطِمُ </text:span></text:span><text:span text:style-name="Drop_20_Caps"><text:span text:style-name="T1">помидоры‎</text:span></text:span></text:p>
      <text:p><text:span text:style-name="Caption_20_characters"><text:span text:style-name="T1">بَطَاطِسُ </text:span></text:span><text:span text:style-name="Drop_20_Caps"><text:span text:style-name="T1">картошка‎</text:span></text:span></text:p>
      <text:p><text:span text:style-name="Caption_20_characters"><text:span text:style-name="T1">رَبٌّ </text:span></text:span><text:span text:style-name="Drop_20_Caps"><text:span text:style-name="T1">господь; хозяин‎</text:span></text:span></text:p>
      <text:p><text:span text:style-name="Caption_20_characters"><text:span text:style-name="T1">اِلَهٌ </text:span></text:span><text:span text:style-name="Drop_20_Caps"><text:span text:style-name="T1">Бог‎</text:span></text:span></text:p>
      <text:p><text:span text:style-name="Caption_20_characters"><text:span text:style-name="T1">نَبِىٌّ </text:span></text:span><text:span text:style-name="Drop_20_Caps"><text:span text:style-name="T1">Пророк‎</text:span></text:span></text:p>
      <text:p><text:span text:style-name="Caption_20_characters"><text:span text:style-name="T1">مُؤْمِنٌ </text:span></text:span><text:span text:style-name="Drop_20_Caps"><text:span text:style-name="T1">верующий, право­верный‎</text:span></text:span></text:p>
      <text:p><text:span text:style-name="Caption_20_characters"><text:span text:style-name="T1">لُعْبَةٌ </text:span></text:span><text:span text:style-name="Drop_20_Caps"><text:span text:style-name="T1">игрушка‎</text:span></text:span></text:p>
      <text:p><text:span text:style-name="Caption_20_characters"><text:span text:style-name="T1">نُقُودٌ </text:span></text:span><text:span text:style-name="Drop_20_Caps"><text:span text:style-name="T1">деньги‎</text:span></text:span></text:p>
      <text:p><text:span text:style-name="Caption_20_characters"><text:span text:style-name="T1">خُضْرَوَاتٌ </text:span></text:span><text:span text:style-name="Drop_20_Caps"><text:span text:style-name="T1">овощи‎</text:span></text:span></text:p>
      <text:p><text:span text:style-name="Caption_20_characters"><text:span text:style-name="T1">وَ غَيْرُ هَا مِنَ الْخُضْرَوَاتِ </text:span></text:span><text:span text:style-name="Drop_20_Caps"><text:span text:style-name="T1">и другие овощи‎</text:span></text:span></text:p>
      <text:p><text:span text:style-name="Caption_20_characters"><text:span text:style-name="T1">مَكَّةُ </text:span></text:span><text:span text:style-name="Drop_20_Caps"><text:span text:style-name="T1">Мекка‎</text:span></text:span></text:p>
      <text:p><text:span text:style-name="Caption_20_characters"><text:span text:style-name="T1">اَلْمَدِينَةٌ </text:span></text:span><text:span text:style-name="Drop_20_Caps"><text:span text:style-name="T1">Медина‎</text:span></text:span></text:p>
      <text:p><text:span text:style-name="Caption_20_characters"><text:span text:style-name="T1">اِسْمٌ </text:span></text:span><text:span text:style-name="Drop_20_Caps"><text:span text:style-name="T1">имя, название‎</text:span></text:span></text:p>
      <text:p><text:span text:style-name="Caption_20_characters"><text:span text:style-name="T1">مَا اسْمُكَ؟ </text:span></text:span><text:span text:style-name="Drop_20_Caps"><text:span text:style-name="T1">как тебя зо­вут?‎</text:span></text:span></text:p>
      <text:p><text:span text:style-name="Caption_20_characters"><text:span text:style-name="T1">وُلِدَ </text:span></text:span><text:span text:style-name="Drop_20_Caps"><text:span text:style-name="T1">родился (его родили)‎</text:span></text:span></text:p>
      <text:p><text:span text:style-name="Caption_20_characters"><text:span text:style-name="T1">دُفِنَ </text:span></text:span><text:span text:style-name="Drop_20_Caps"><text:span text:style-name="T1">его похоронили‎</text:span></text:span></text:p>
      <text:p><text:span text:style-name="Caption_20_characters"><text:span text:style-name="T1">فَرِحَ </text:span></text:span><text:span text:style-name="Drop_20_Caps"><text:span text:style-name="T1">обрадовался‎</text:span></text:span></text:p>
      <text:p><text:span text:style-name="Caption_20_characters"><text:span text:style-name="T1">مَاتَ </text:span></text:span><text:span text:style-name="Drop_20_Caps"><text:span text:style-name="T1">умер‎</text:span></text:span></text:p>
      <text:h text:outline-level="2"><text:span text:style-name="Drop_20_Caps"><text:span text:style-name="T1">Урок 39‎</text:span></text:span></text:h>
      <text:p><text:span text:style-name="Caption_20_characters"><text:span text:style-name="T1">عُلْبَةٌ </text:span></text:span><text:span text:style-name="Drop_20_Caps"><text:span text:style-name="T1">коробка, пачка‎</text:span></text:span></text:p>
      <text:p><text:span text:style-name="Caption_20_characters"><text:span text:style-name="T1">حَبْلٌ </text:span></text:span><text:span text:style-name="Drop_20_Caps"><text:span text:style-name="T1">верёвка, канат‎</text:span></text:span></text:p>
      <text:p><text:span text:style-name="Caption_20_characters"><text:span text:style-name="T1">كِيسٌ </text:span></text:span><text:span text:style-name="Drop_20_Caps"><text:span text:style-name="T1">мешок‎</text:span></text:span></text:p>
      <text:p><text:span text:style-name="Caption_20_characters"><text:span text:style-name="T1">قَمْحٌ </text:span></text:span><text:span text:style-name="Drop_20_Caps"><text:span text:style-name="T1">пшеница‎</text:span></text:span></text:p>
      <text:p><text:span text:style-name="Caption_20_characters"><text:span text:style-name="T1">شَعِيرٌ </text:span></text:span><text:span text:style-name="Drop_20_Caps"><text:span text:style-name="T1">ячмень‎</text:span></text:span></text:p>
      <text:p><text:span text:style-name="Caption_20_characters"><text:span text:style-name="T1">صُورَةٌ </text:span></text:span><text:span text:style-name="Drop_20_Caps"><text:span text:style-name="T1">снимок, рисунок, картина‎</text:span></text:span></text:p>
      <text:p><text:span text:style-name="Caption_20_characters"><text:span text:style-name="T1">حَوْضٌ </text:span></text:span><text:span text:style-name="Drop_20_Caps"><text:span text:style-name="T1">бассейн‎</text:span></text:span></text:p>
      <text:p><text:span text:style-name="Caption_20_characters"><text:span text:style-name="T1">حَوْضُ السِّبَاحَةِ </text:span></text:span><text:span text:style-name="Drop_20_Caps"><text:span text:style-name="T1">плава­тельный бассейн‎</text:span></text:span></text:p>
      <text:p><text:span text:style-name="Caption_20_characters"><text:span text:style-name="T1">حَشِيشٌ </text:span></text:span><text:span text:style-name="Drop_20_Caps"><text:span text:style-name="T1">сено‎</text:span></text:span></text:p>
      <text:p><text:span text:style-name="Caption_20_characters"><text:span text:style-name="T1">صِبْغٌ </text:span></text:span><text:span text:style-name="Drop_20_Caps"><text:span text:style-name="T1">краска‎</text:span></text:span></text:p>
      <text:p><text:span text:style-name="Caption_20_characters"><text:span text:style-name="T1">عُلْبَةٌ اَصْبَاغٍ </text:span></text:span><text:span text:style-name="Drop_20_Caps"><text:span text:style-name="T1">пачка кра­сок‎</text:span></text:span></text:p>
      <text:p><text:span text:style-name="Caption_20_characters"><text:span text:style-name="T1">حَيْوَانٌ </text:span></text:span><text:span text:style-name="Drop_20_Caps"><text:span text:style-name="T1">животное‎</text:span></text:span></text:p>
      <text:p><text:span text:style-name="Caption_20_characters"><text:span text:style-name="T1">حِصَانٌ </text:span></text:span><text:span text:style-name="Drop_20_Caps"><text:span text:style-name="T1">конь, жеребец‎</text:span></text:span></text:p>
      <text:p><text:span text:style-name="Caption_20_characters"><text:span text:style-name="T1">طَعَامٌ </text:span></text:span><text:span text:style-name="Drop_20_Caps"><text:span text:style-name="T1">пища, еда‎</text:span></text:span></text:p>
      <text:p><text:span text:style-name="Caption_20_characters"><text:span text:style-name="T1">لَوْنٌ </text:span></text:span><text:span text:style-name="Drop_20_Caps"><text:span text:style-name="T1">цвет‎</text:span></text:span></text:p>
      <text:p><text:span text:style-name="Caption_20_characters"><text:span text:style-name="T1">فُطُورٌ </text:span></text:span><text:span text:style-name="Drop_20_Caps"><text:span text:style-name="T1">завтрак‎</text:span></text:span></text:p>
      <text:p><text:span text:style-name="Caption_20_characters"><text:span text:style-name="T1">صَمْغٌ </text:span></text:span><text:span text:style-name="Drop_20_Caps"><text:span text:style-name="T1">клей‎</text:span></text:span></text:p>
      <text:p><text:span text:style-name="Caption_20_characters"><text:span text:style-name="T1">صِغَرٌ </text:span></text:span><text:span text:style-name="Drop_20_Caps"><text:span text:style-name="T1">детство, малолетство‎</text:span></text:span></text:p>
      <text:p><text:span text:style-name="Caption_20_characters"><text:span text:style-name="T1">فِى الصِّغَرِ </text:span></text:span><text:span text:style-name="Drop_20_Caps"><text:span text:style-name="T1">в детстве‎</text:span></text:span></text:p>
      <text:p><text:span text:style-name="Caption_20_characters"><text:span text:style-name="T1">سِبَاحَةٌ </text:span></text:span><text:span text:style-name="Drop_20_Caps"><text:span text:style-name="T1">плавание‎</text:span></text:span></text:p>
      <text:p><text:span text:style-name="Caption_20_characters"><text:span text:style-name="T1">وَاسِعٌ </text:span></text:span><text:span text:style-name="Drop_20_Caps"><text:span text:style-name="T1">просторный, широ­кий‎</text:span></text:span></text:p>
      <text:p><text:span text:style-name="Caption_20_characters"><text:span text:style-name="T1">عَمِيقٌ </text:span></text:span><text:span text:style-name="Drop_20_Caps"><text:span text:style-name="T1">глубокий‎</text:span></text:span></text:p>
      <text:p><text:span text:style-name="Caption_20_characters"><text:span text:style-name="T1">وَقْتَ الْفَرَاغِ </text:span></text:span><text:span text:style-name="Drop_20_Caps"><text:span text:style-name="T1">на досуге, в свободное время‎</text:span></text:span></text:p>
      <text:p><text:span text:style-name="Caption_20_characters"><text:span text:style-name="T1">قَدَّمَ </text:span></text:span><text:span text:style-name="Drop_20_Caps"><text:span text:style-name="T1">подал, дал‎</text:span></text:span></text:p>
      <text:p><text:span text:style-name="Caption_20_characters"><text:span text:style-name="T1">اَلْصَقَ </text:span></text:span><text:span text:style-name="Drop_20_Caps"><text:span text:style-name="T1">клеил‎</text:span></text:span></text:p>
      <text:p><text:span text:style-name="Caption_20_characters"><text:span text:style-name="T1">تَعَلَّمَ </text:span></text:span><text:span text:style-name="Drop_20_Caps"><text:span text:style-name="T1">учился, научился‎</text:span></text:span></text:p>
      <text:p><text:span text:style-name="Caption_20_characters"><text:span text:style-name="T1">تَعَلَّمْ </text:span></text:span><text:span text:style-name="Drop_20_Caps"><text:span text:style-name="T1">учись, научись‎</text:span></text:span></text:p>
      <text:p><text:span text:style-name="Caption_20_characters"><text:span text:style-name="T1">حَمَلَ </text:span></text:span><text:span text:style-name="Drop_20_Caps"><text:span text:style-name="T1">носил, тащил, возил‎</text:span></text:span></text:p>
      <text:p><text:span text:style-name="Caption_20_characters"><text:span text:style-name="T1">رَبَطَ </text:span></text:span><text:span text:style-name="Drop_20_Caps"><text:span text:style-name="T1">привязал, связал‎</text:span></text:span></text:p>
      <text:p><text:span text:style-name="Caption_20_characters"><text:span text:style-name="T1">صَبَغَ </text:span></text:span><text:span text:style-name="Drop_20_Caps"><text:span text:style-name="T1">красил‎</text:span></text:span></text:p>
      <text:h text:outline-level="2"><text:soft-page-break/><text:span text:style-name="Drop_20_Caps"><text:span text:style-name="T1">Урок 40‎</text:span></text:span></text:h>
      <text:p><text:span text:style-name="Caption_20_characters"><text:span text:style-name="T1">اَسَدٌ </text:span></text:span><text:span text:style-name="Drop_20_Caps"><text:span text:style-name="T1">лев‎</text:span></text:span></text:p>
      <text:p><text:span text:style-name="Caption_20_characters"><text:span text:style-name="T1">نَمِرٌ </text:span></text:span><text:span text:style-name="Drop_20_Caps"><text:span text:style-name="T1">тигр‎</text:span></text:span></text:p>
      <text:p><text:span text:style-name="Caption_20_characters"><text:span text:style-name="T1">قِرْدٌ </text:span></text:span><text:span text:style-name="Drop_20_Caps"><text:span text:style-name="T1">обезьяна‎</text:span></text:span></text:p>
      <text:p><text:span text:style-name="Caption_20_characters"><text:span text:style-name="T1">دُبٌّ </text:span></text:span><text:span text:style-name="Drop_20_Caps"><text:span text:style-name="T1">медведь‎</text:span></text:span></text:p>
      <text:p><text:span text:style-name="Caption_20_characters"><text:span text:style-name="T1">ذِئْبٌ </text:span></text:span><text:span text:style-name="Drop_20_Caps"><text:span text:style-name="T1">волк‎</text:span></text:span></text:p>
      <text:p><text:span text:style-name="Caption_20_characters"><text:span text:style-name="T1">غَزَالٌ </text:span></text:span><text:span text:style-name="Drop_20_Caps"><text:span text:style-name="T1">газель‎</text:span></text:span></text:p>
      <text:p><text:span text:style-name="Caption_20_characters"><text:span text:style-name="T1">ذُبَّابَةٌ </text:span></text:span><text:span text:style-name="Drop_20_Caps"><text:span text:style-name="T1">муха‎</text:span></text:span></text:p>
      <text:p><text:span text:style-name="Caption_20_characters"><text:span text:style-name="T1">عَنْكَبُوتٌ </text:span></text:span><text:span text:style-name="Drop_20_Caps"><text:span text:style-name="T1">паук‎</text:span></text:span></text:p>
      <text:p><text:span text:style-name="Caption_20_characters"><text:span text:style-name="T1">نَسِيجُ الْعَنْكَبُوتِ </text:span></text:span><text:span text:style-name="Drop_20_Caps"><text:span text:style-name="T1">пау­тина‎</text:span></text:span></text:p>
      <text:p><text:span text:style-name="Caption_20_characters"><text:span text:style-name="T1">شَبَكَةٌ </text:span></text:span><text:span text:style-name="Drop_20_Caps"><text:span text:style-name="T1">сетка‎</text:span></text:span></text:p>
      <text:p><text:span text:style-name="Caption_20_characters"><text:span text:style-name="T1">رَوْضَةٌ </text:span></text:span><text:span text:style-name="Drop_20_Caps"><text:span text:style-name="T1">садик‎</text:span></text:span></text:p>
      <text:p><text:span text:style-name="Caption_20_characters"><text:span text:style-name="T1">خَيْطٌ </text:span></text:span><text:span text:style-name="Drop_20_Caps"><text:span text:style-name="T1">нитка‎</text:span></text:span></text:p>
      <text:p><text:span text:style-name="Caption_20_characters"><text:span text:style-name="T1">نَسَّاجٌ </text:span></text:span><text:span text:style-name="Drop_20_Caps"><text:span text:style-name="T1">ткач‎</text:span></text:span></text:p>
      <text:p><text:span text:style-name="Caption_20_characters"><text:span text:style-name="T1">حَشَرَةٌ </text:span></text:span><text:span text:style-name="Drop_20_Caps"><text:span text:style-name="T1">насекомое‎</text:span></text:span></text:p>
      <text:p><text:span text:style-name="Caption_20_characters"><text:span text:style-name="T1">وَحْشِىٌّ </text:span></text:span><text:span text:style-name="Drop_20_Caps"><text:span text:style-name="T1">дикий‎</text:span></text:span></text:p>
      <text:p><text:span text:style-name="Caption_20_characters"><text:span text:style-name="T1">دَقِيقٌ </text:span></text:span><text:span text:style-name="Drop_20_Caps"><text:span text:style-name="T1">тонкий‎</text:span></text:span></text:p>
      <text:p><text:span text:style-name="Caption_20_characters"><text:span text:style-name="T1">لَطِيفٌ </text:span></text:span><text:span text:style-name="Drop_20_Caps"><text:span text:style-name="T1">интересный, забав­ный‎</text:span></text:span></text:p>
      <text:p><text:span text:style-name="Caption_20_characters"><text:span text:style-name="T1">حِكَايَةٌ لَطِيفَةٌ </text:span></text:span><text:span text:style-name="Drop_20_Caps"><text:span text:style-name="T1">интерес­ный рассказ‎</text:span></text:span></text:p>
      <text:p><text:span text:style-name="Caption_20_characters"><text:span text:style-name="T1">طِفْلٌ </text:span></text:span><text:span text:style-name="Drop_20_Caps"><text:span text:style-name="T1">ребёнок, дитя‎</text:span></text:span></text:p>
      <text:p><text:span text:style-name="Caption_20_characters"><text:span text:style-name="T1">رَوْضَةُ الأَطْفَالِ <text:s/></text:span></text:span><text:span text:style-name="Drop_20_Caps"><text:span text:style-name="T1">дет­ский сад‎</text:span></text:span></text:p>
      <text:p><text:span text:style-name="Caption_20_characters"><text:span text:style-name="T1">حَدِيقَةُ الْحَيْوَانَاتِ </text:span></text:span><text:span text:style-name="Drop_20_Caps"><text:span text:style-name="T1">зоо­парк‎</text:span></text:span></text:p>
      <text:p><text:span text:style-name="Caption_20_characters"><text:span text:style-name="T1">بَيْتُ الْعَنْكَبُوتِ </text:span></text:span><text:span text:style-name="Drop_20_Caps"><text:span text:style-name="T1">дом пау­ка, паутина‎</text:span></text:span></text:p>
      <text:p><text:span text:style-name="Caption_20_characters"><text:span text:style-name="T1">نَسَجَ </text:span></text:span><text:span text:style-name="Drop_20_Caps"><text:span text:style-name="T1">ткал‎</text:span></text:span></text:p>
      <text:p><text:span text:style-name="Caption_20_characters"><text:span text:style-name="T1">وَقَعَ </text:span></text:span><text:span text:style-name="Drop_20_Caps"><text:span text:style-name="T1">попал‎</text:span></text:span></text:p>
      <text:p><text:span text:style-name="Caption_20_characters"><text:span text:style-name="T1">عَيْنٌ </text:span></text:span><text:span text:style-name="Drop_20_Caps"><text:span text:style-name="T1">глаз‎</text:span></text:span></text:p>
      <text:p><text:span text:style-name="Caption_20_characters"><text:span text:style-name="T1">ضَحِكَ </text:span></text:span><text:span text:style-name="Drop_20_Caps"><text:span text:style-name="T1">смеялся‎</text:span></text:span></text:p>
      <text:p><text:span text:style-name="Caption_20_characters"><text:span text:style-name="T1">وَثَبَ </text:span></text:span><text:span text:style-name="Drop_20_Caps"><text:span text:style-name="T1">бросился, набросил­ся‎</text:span></text:span></text:p>
      <text:h text:outline-level="2"><text:span text:style-name="Drop_20_Caps"><text:span text:style-name="T1">Урок 41‎</text:span></text:span></text:h>
      <text:p><text:span text:style-name="Caption_20_characters"><text:span text:style-name="T1">جِهَازُ التِّلِفُونِ </text:span></text:span><text:span text:style-name="Drop_20_Caps"><text:span text:style-name="T1">телефон, телефонный аппарат‎</text:span></text:span></text:p>
      <text:p><text:span text:style-name="Caption_20_characters"><text:span text:style-name="T1">تِلِفِزْيُونٌ </text:span></text:span><text:span text:style-name="Drop_20_Caps"><text:span text:style-name="T1">телевизор‎</text:span></text:span></text:p>
      <text:p><text:span text:style-name="Caption_20_characters"><text:span text:style-name="T1">جِهَازُ الرَّادِيُو <text:s/></text:span></text:span><text:span text:style-name="Drop_20_Caps"><text:span text:style-name="T1">ра­диоприёмник‎</text:span></text:span></text:p>
      <text:p><text:span text:style-name="Caption_20_characters"><text:span text:style-name="T1">مَطْبَخٌ </text:span></text:span><text:span text:style-name="Drop_20_Caps"><text:span text:style-name="T1">кухня‎</text:span></text:span></text:p>
      <text:p><text:span text:style-name="Caption_20_characters"><text:span text:style-name="T1">مَصْعَدٌ </text:span></text:span><text:span text:style-name="Drop_20_Caps"><text:span text:style-name="T1">лифт‎</text:span></text:span></text:p>
      <text:p><text:span text:style-name="Caption_20_characters"><text:span text:style-name="T1">اَثَاثٌ </text:span></text:span><text:span text:style-name="Drop_20_Caps"><text:span text:style-name="T1">мебель‎</text:span></text:span></text:p>
      <text:p><text:span text:style-name="Caption_20_characters"><text:span text:style-name="T1">وَسَطٌ </text:span></text:span><text:span text:style-name="Drop_20_Caps"><text:span text:style-name="T1">середина, центр‎</text:span></text:span></text:p>
      <text:p><text:span text:style-name="Caption_20_characters"><text:span text:style-name="T1">فِى وَسَطِ الْمَدِينَةِ </text:span></text:span><text:span text:style-name="Drop_20_Caps"><text:span text:style-name="T1">в центре города‎</text:span></text:span></text:p>
      <text:p><text:span text:style-name="Caption_20_characters"><text:span text:style-name="T1">زَاوِيَةٌ </text:span></text:span><text:span text:style-name="Drop_20_Caps"><text:span text:style-name="T1">угол‎</text:span></text:span></text:p>
      <text:p><text:span text:style-name="Caption_20_characters"><text:span text:style-name="T1">نَظِيفٌ </text:span></text:span><text:span text:style-name="Drop_20_Caps"><text:span text:style-name="T1">чистый‎</text:span></text:span></text:p>
      <text:p><text:span text:style-name="Caption_20_characters"><text:span text:style-name="T1">مُرَبَّعٌ </text:span></text:span><text:span text:style-name="Drop_20_Caps"><text:span text:style-name="T1">четырёхугольный‎</text:span></text:span></text:p>
      <text:p><text:span text:style-name="Caption_20_characters"><text:span text:style-name="T1">لِمَ؟ </text:span></text:span><text:span text:style-name="Drop_20_Caps"><text:span text:style-name="T1">почему? зачем?‎</text:span></text:span></text:p>
      <text:p><text:span text:style-name="Caption_20_characters"><text:span text:style-name="T1">لِأَنَّهُ </text:span></text:span><text:span text:style-name="Drop_20_Caps"><text:span text:style-name="T1">потому что он‎</text:span></text:span></text:p>
      <text:p><text:span text:style-name="Caption_20_characters"><text:span text:style-name="T1">تَقْرِيبًا </text:span></text:span><text:span text:style-name="Drop_20_Caps"><text:span text:style-name="T1">почти, примерно, приблизительно‎</text:span></text:span></text:p>
      <text:p><text:span text:style-name="Caption_20_characters"><text:span text:style-name="T1">لَكِنَّ...ِ </text:span></text:span><text:span text:style-name="Drop_20_Caps"><text:span text:style-name="T1">однако, но‎</text:span></text:span></text:p>
      <text:p><text:span text:style-name="Caption_20_characters"><text:span text:style-name="T1">لَكِنَّهُ </text:span></text:span><text:span text:style-name="Drop_20_Caps"><text:span text:style-name="T1">но он‎</text:span></text:span></text:p>
      <text:p><text:span text:style-name="Caption_20_characters"><text:span text:style-name="T1">هَكَذَا </text:span></text:span><text:span text:style-name="Drop_20_Caps"><text:span text:style-name="T1">так‎</text:span></text:span></text:p>
      <text:p><text:span text:style-name="Caption_20_characters"><text:span text:style-name="T1">لَمْ يَقْرَأْ </text:span></text:span><text:span text:style-name="Drop_20_Caps"><text:span text:style-name="T1">он не читал‎</text:span></text:span></text:p>
      <text:p><text:span text:style-name="Caption_20_characters"><text:span text:style-name="T1">اَتَدْرِى؟ </text:span></text:span><text:span text:style-name="Drop_20_Caps"><text:span text:style-name="T1">ты знаешь?‎</text:span></text:span></text:p>
      <text:p><text:span text:style-name="Caption_20_characters"><text:span text:style-name="T1">لَوْ كُنْتُ مَكَانَكَ </text:span></text:span><text:span text:style-name="Drop_20_Caps"><text:span text:style-name="T1">если бы я был на твоём месте‎</text:span></text:span></text:p>
      <text:p><text:span text:style-name="Caption_20_characters"><text:span text:style-name="T1">بَكَى </text:span></text:span><text:span text:style-name="Drop_20_Caps"><text:span text:style-name="T1">плакал‎</text:span></text:span></text:p>
      <text:p><text:span text:style-name="Caption_20_characters"><text:span text:style-name="T1">ضَرَبَ </text:span></text:span><text:span text:style-name="Drop_20_Caps"><text:span text:style-name="T1">бил, ударил‎</text:span></text:span></text:p>
      <text:h text:outline-level="2"><text:span text:style-name="Drop_20_Caps"><text:span text:style-name="T1">Урок 42‎</text:span></text:span></text:h>
      <text:p><text:span text:style-name="Caption_20_characters"><text:span text:style-name="T1">جَبَلٌ </text:span></text:span><text:span text:style-name="Drop_20_Caps"><text:span text:style-name="T1">гора‎</text:span></text:span></text:p>
      <text:p><text:span text:style-name="Caption_20_characters"><text:span text:style-name="T1">كُوخٌ </text:span></text:span><text:span text:style-name="Drop_20_Caps"><text:span text:style-name="T1">шалаш, хибара, хи­жина‎</text:span></text:span></text:p>
      <text:p><text:span text:style-name="Caption_20_characters"><text:span text:style-name="T1">مَوْقِدُ الْغَازِ </text:span></text:span><text:span text:style-name="Drop_20_Caps"><text:span text:style-name="T1">газовая плита‎</text:span></text:span></text:p>
      <text:p><text:span text:style-name="Caption_20_characters"><text:span text:style-name="T1">فَرْخٌ </text:span></text:span><text:span text:style-name="Drop_20_Caps"><text:span text:style-name="T1">птенец, цыплёнок‎</text:span></text:span></text:p>
      <text:p><text:span text:style-name="Caption_20_characters"><text:span text:style-name="T1">بَيْضَةٌ </text:span></text:span><text:span text:style-name="Drop_20_Caps"><text:span text:style-name="T1">яйцо‎</text:span></text:span></text:p>
      <text:p><text:span text:style-name="Caption_20_characters"><text:span text:style-name="T1">جَوْزٌ </text:span></text:span><text:span text:style-name="Drop_20_Caps"><text:span text:style-name="T1">орехи‎</text:span></text:span></text:p>
      <text:p><text:span text:style-name="Caption_20_characters"><text:span text:style-name="T1">مَصْيَفٌ </text:span></text:span><text:span text:style-name="Drop_20_Caps"><text:span text:style-name="T1">курорт, дача‎</text:span></text:span></text:p>
      <text:p><text:span text:style-name="Caption_20_characters"><text:span text:style-name="T1">صَدِيقٌ </text:span></text:span><text:span text:style-name="Drop_20_Caps"><text:span text:style-name="T1">друг‎</text:span></text:span></text:p>
      <text:p><text:span text:style-name="Caption_20_characters"><text:span text:style-name="T1">غَازٌ </text:span></text:span><text:span text:style-name="Drop_20_Caps"><text:span text:style-name="T1">газ‎</text:span></text:span></text:p>
      <text:p><text:span text:style-name="Caption_20_characters"><text:span text:style-name="T1">سُؤَالٌ </text:span></text:span><text:span text:style-name="Drop_20_Caps"><text:span text:style-name="T1">вопрос‎</text:span></text:span></text:p>
      <text:p><text:span text:style-name="Caption_20_characters"><text:span text:style-name="T1">مَسْئَلَةٌ </text:span></text:span><text:span text:style-name="Drop_20_Caps"><text:span text:style-name="T1">задача‎</text:span></text:span></text:p>
      <text:p><text:span text:style-name="Caption_20_characters"><text:span text:style-name="T1">مَامَا </text:span></text:span><text:span text:style-name="Drop_20_Caps"><text:span text:style-name="T1">мама‎</text:span></text:span></text:p>
      <text:p><text:span text:style-name="Caption_20_characters"><text:span text:style-name="T1">الأَوَّلُ </text:span></text:span><text:span text:style-name="Drop_20_Caps"><text:span text:style-name="T1">первый‎</text:span></text:span></text:p>
      <text:p><text:span text:style-name="Caption_20_characters"><text:span text:style-name="T1">اَلثَّانِى </text:span></text:span><text:span text:style-name="Drop_20_Caps"><text:span text:style-name="T1">второй‎</text:span></text:span></text:p>
      <text:p><text:span text:style-name="Caption_20_characters"><text:span text:style-name="T1">اَاثَّالِثُ </text:span></text:span><text:span text:style-name="Drop_20_Caps"><text:span text:style-name="T1">третий‎</text:span></text:span></text:p>
      <text:p><text:span text:style-name="Caption_20_characters"><text:span text:style-name="T1">عِدَّةٌ </text:span></text:span><text:span text:style-name="Drop_20_Caps"><text:span text:style-name="T1">несколько‎</text:span></text:span></text:p>
      <text:p><text:span text:style-name="Caption_20_characters"><text:span text:style-name="T1">صَفٌّ </text:span></text:span><text:span text:style-name="Drop_20_Caps"><text:span text:style-name="T1">курс; класс‎</text:span></text:span></text:p>
      <text:p><text:span text:style-name="Caption_20_characters"><text:span text:style-name="T1">عَالٍ </text:span></text:span><text:span text:style-name="Drop_20_Caps"><text:span text:style-name="T1">высокий‎</text:span></text:span></text:p>
      <text:p><text:span text:style-name="Caption_20_characters"><text:span text:style-name="T1">مَسْرُورٌ </text:span></text:span><text:span text:style-name="Drop_20_Caps"><text:span text:style-name="T1">радостный, обра­дованный‎</text:span></text:span></text:p>
      <text:p><text:span text:style-name="Caption_20_characters"><text:span text:style-name="T1">مَوْقِدٌ </text:span></text:span><text:span text:style-name="Drop_20_Caps"><text:span text:style-name="T1">печь, плита‎</text:span></text:span></text:p>
      <text:p><text:span text:style-name="Caption_20_characters"><text:span text:style-name="T1">سَهْلٌ </text:span></text:span><text:span text:style-name="Drop_20_Caps"><text:span text:style-name="T1">лёгкий‎</text:span></text:span></text:p>
      <text:p><text:span text:style-name="Caption_20_characters"><text:span text:style-name="T1">صَعْبٌ </text:span></text:span><text:span text:style-name="Drop_20_Caps"><text:span text:style-name="T1">трудный‎</text:span></text:span></text:p>
      <text:p><text:span text:style-name="Caption_20_characters"><text:span text:style-name="T1">لَمَّا </text:span></text:span><text:span text:style-name="Drop_20_Caps"><text:span text:style-name="T1">когда‎</text:span></text:span></text:p>
      <text:p><text:span text:style-name="Caption_20_characters"><text:span text:style-name="T1">لَمَّا خَرَجَ </text:span></text:span><text:span text:style-name="Drop_20_Caps"><text:span text:style-name="T1">когда вышел‎</text:span></text:span></text:p>
      <text:p><text:span text:style-name="Caption_20_characters"><text:span text:style-name="T1">حَقًّا </text:span></text:span><text:span text:style-name="Drop_20_Caps"><text:span text:style-name="T1">действительно, на самом деле, поистине‎</text:span></text:span></text:p>
      <text:p><text:span text:style-name="Caption_20_characters"><text:span text:style-name="T1">مِنْهُمْ </text:span></text:span><text:span text:style-name="Drop_20_Caps"><text:span text:style-name="T1">из них‎</text:span></text:span></text:p>
      <text:p><text:span text:style-name="Caption_20_characters"><text:span text:style-name="T1">اَهْلٌ </text:span></text:span><text:span text:style-name="Drop_20_Caps"><text:span text:style-name="T1">семья; родня‎</text:span></text:span></text:p>
      <text:p><text:span text:style-name="Caption_20_characters"><text:span text:style-name="T1">صَلَّى </text:span></text:span><text:span text:style-name="Drop_20_Caps"><text:span text:style-name="T1">совершил намаз, мо­лился‎</text:span></text:span></text:p>
      <text:p><text:span text:style-name="Caption_20_characters"><text:span text:style-name="T1">طَبَخَ </text:span></text:span><text:span text:style-name="Drop_20_Caps"><text:span text:style-name="T1">варил; готовил‎</text:span></text:span></text:p>
      <text:p><text:span text:style-name="Caption_20_characters"><text:span text:style-name="T1">وَجَدَ </text:span></text:span><text:span text:style-name="Drop_20_Caps"><text:span text:style-name="T1">нашёл; застал‎</text:span></text:span></text:p>
      <text:p><text:span text:style-name="Caption_20_characters"><text:span text:style-name="T1">ضَرَبَ </text:span></text:span><text:span text:style-name="Drop_20_Caps"><text:span text:style-name="T1">он бил‎</text:span></text:span></text:p>
      <text:p><text:span text:style-name="Caption_20_characters"><text:span text:style-name="T1">ضُرِبَ </text:span></text:span><text:span text:style-name="Drop_20_Caps"><text:span text:style-name="T1">его били‎</text:span></text:span></text:p>
      <text:p><text:span text:style-name="Caption_20_characters"><text:span text:style-name="T1">أُخِذَ </text:span></text:span><text:span text:style-name="Drop_20_Caps"><text:span text:style-name="T1">его взяли‎</text:span></text:span></text:p>
      <text:p><text:span text:style-name="Caption_20_characters"><text:span text:style-name="T1">كُتِبَ </text:span></text:span><text:span text:style-name="Drop_20_Caps"><text:span text:style-name="T1">его написали, он был написан‎</text:span></text:span></text:p>
      <text:h text:outline-level="2"><text:span text:style-name="Drop_20_Caps"><text:span text:style-name="T1">Урок 43‎</text:span></text:span></text:h>
      <text:p><text:span text:style-name="Caption_20_characters"><text:span text:style-name="T1">قِطَارٌ </text:span></text:span><text:span text:style-name="Drop_20_Caps"><text:span text:style-name="T1">поезд‎</text:span></text:span></text:p>
      <text:p><text:span text:style-name="Caption_20_characters"><text:span text:style-name="T1">حَقِيبَةٌ </text:span></text:span><text:span text:style-name="Drop_20_Caps"><text:span text:style-name="T1">чемодан‎</text:span></text:span></text:p>
      <text:p><text:span text:style-name="Caption_20_characters"><text:span text:style-name="T1">دُمْيَةٌ </text:span></text:span><text:span text:style-name="Drop_20_Caps"><text:span text:style-name="T1">кукла‎</text:span></text:span></text:p>
      <text:p><text:span text:style-name="Caption_20_characters"><text:span text:style-name="T1">تُفَّاحٌ </text:span></text:span><text:span text:style-name="Drop_20_Caps"><text:span text:style-name="T1">яблоко‎</text:span></text:span></text:p>
      <text:p><text:span text:style-name="Caption_20_characters"><text:span text:style-name="T1">كُمَّثْرَى </text:span></text:span><text:span text:style-name="Drop_20_Caps"><text:span text:style-name="T1">груша‎</text:span></text:span></text:p>
      <text:p><text:span text:style-name="Caption_20_characters"><text:span text:style-name="T1">خَوْخٌ </text:span></text:span><text:span text:style-name="Drop_20_Caps"><text:span text:style-name="T1">персики‎</text:span></text:span></text:p>
      <text:p><text:span text:style-name="Caption_20_characters"><text:span text:style-name="T1">عِنَبٌ </text:span></text:span><text:span text:style-name="Drop_20_Caps"><text:span text:style-name="T1">виноград‎</text:span></text:span></text:p>
      <text:p><text:span text:style-name="Caption_20_characters"><text:span text:style-name="T1">نَخْلٌ </text:span></text:span><text:span text:style-name="Drop_20_Caps"><text:span text:style-name="T1">пальмы‎</text:span></text:span></text:p>
      <text:p><text:span text:style-name="Caption_20_characters"><text:span text:style-name="T1">خَيْمَةٌ </text:span></text:span><text:span text:style-name="Drop_20_Caps"><text:span text:style-name="T1">палатка, шатёр‎</text:span></text:span></text:p>
      <text:p><text:span text:style-name="Caption_20_characters"><text:span text:style-name="T1">سَفَرٌ </text:span></text:span><text:span text:style-name="Drop_20_Caps"><text:span text:style-name="T1">путешествие, поезд­ка‎</text:span></text:span></text:p>
      <text:p><text:soft-page-break/><text:span text:style-name="Caption_20_characters"><text:span text:style-name="T1">ثَوْبٌ </text:span></text:span><text:span text:style-name="Drop_20_Caps"><text:span text:style-name="T1">одежда; форма‎</text:span></text:span></text:p>
      <text:p><text:span text:style-name="Caption_20_characters"><text:span text:style-name="T1">ثِيَابُ الْمَدْرَسَةِ </text:span></text:span><text:span text:style-name="Drop_20_Caps"><text:span text:style-name="T1">школь­ная форма‎</text:span></text:span></text:p>
      <text:p><text:span text:style-name="Caption_20_characters"><text:span text:style-name="T1">مِشْمِسٌ </text:span></text:span><text:span text:style-name="Drop_20_Caps"><text:span text:style-name="T1">абрикосы‎</text:span></text:span></text:p>
      <text:p><text:span text:style-name="Caption_20_characters"><text:span text:style-name="T1">كُرَّاسَةٌ </text:span></text:span><text:span text:style-name="Drop_20_Caps"><text:span text:style-name="T1">тетрадь‎</text:span></text:span></text:p>
      <text:p><text:span text:style-name="Caption_20_characters"><text:span text:style-name="T1">صَاحِبٌ </text:span></text:span><text:span text:style-name="Drop_20_Caps"><text:span text:style-name="T1">друг; товарищ‎</text:span></text:span></text:p>
      <text:p><text:span text:style-name="Caption_20_characters"><text:span text:style-name="T1">بَعْدَ سَنَةٍ </text:span></text:span><text:span text:style-name="Drop_20_Caps"><text:span text:style-name="T1">через год‎</text:span></text:span></text:p>
      <text:p><text:span text:style-name="Caption_20_characters"><text:span text:style-name="T1">تَنَاوَلَ </text:span></text:span><text:span text:style-name="Drop_20_Caps"><text:span text:style-name="T1">принимал; брал‎</text:span></text:span></text:p>
      <text:p><text:span text:style-name="Caption_20_characters"><text:span text:style-name="T1">تَنَاوَلَ الطَّعَامَ </text:span></text:span><text:span text:style-name="Drop_20_Caps"><text:span text:style-name="T1">принял пищу, кушал‎</text:span></text:span></text:p>
      <text:p><text:span text:style-name="Caption_20_characters"><text:span text:style-name="T1">بَابَا </text:span></text:span><text:span text:style-name="Drop_20_Caps"><text:span text:style-name="T1">папа‎</text:span></text:span></text:p>
      <text:p><text:span text:style-name="Caption_20_characters"><text:span text:style-name="T1">حَوْلَ...ِ </text:span></text:span><text:span text:style-name="Drop_20_Caps"><text:span text:style-name="T1">вокруг‎</text:span></text:span></text:p>
      <text:p><text:span text:style-name="Caption_20_characters"><text:span text:style-name="T1">مَايَزَالُ </text:span></text:span><text:span text:style-name="Drop_20_Caps"><text:span text:style-name="T1">он ещё, он всё ещё‎</text:span></text:span></text:p>
      <text:p><text:span text:style-name="Caption_20_characters"><text:span text:style-name="T1">مَايَزَالُ صَغِيرًا </text:span></text:span><text:span text:style-name="Drop_20_Caps"><text:span text:style-name="T1">он ещё маленький‎</text:span></text:span></text:p>
      <text:p><text:span text:style-name="Caption_20_characters"><text:span text:style-name="T1">قَابَلَ </text:span></text:span><text:span text:style-name="Drop_20_Caps"><text:span text:style-name="T1">встретил‎</text:span></text:span></text:p>
      <text:p><text:span text:style-name="Caption_20_characters"><text:span text:style-name="T1">سَلَّمَ عَلَى </text:span></text:span><text:span text:style-name="Drop_20_Caps"><text:span text:style-name="T1">приветствовал‎</text:span></text:span></text:p>
      <text:p><text:span text:style-name="Caption_20_characters"><text:span text:style-name="T1">بَيْنَ </text:span></text:span><text:span text:style-name="Drop_20_Caps"><text:span text:style-name="T1">среди‎</text:span></text:span></text:p>
      <text:p><text:span text:style-name="Caption_20_characters"><text:span text:style-name="T1">بَيْنَنَا </text:span></text:span><text:span text:style-name="Drop_20_Caps"><text:span text:style-name="T1">среди нас‎</text:span></text:span></text:p>
      <text:p><text:span text:style-name="Caption_20_characters"><text:span text:style-name="T1">نَصَبَ </text:span></text:span><text:span text:style-name="Drop_20_Caps"><text:span text:style-name="T1">установил, ставил‎</text:span></text:span></text:p>
      <text:p><text:span text:style-name="Caption_20_characters"><text:span text:style-name="T1">نَصَبَ الْخَيْمَةَ </text:span></text:span><text:span text:style-name="Drop_20_Caps"><text:span text:style-name="T1">разбил по­латку‎</text:span></text:span></text:p>
      <text:p><text:span text:style-name="Caption_20_characters"><text:span text:style-name="T1">حَانَ </text:span></text:span><text:span text:style-name="Drop_20_Caps"><text:span text:style-name="T1">настало (время)‎</text:span></text:span></text:p>
      <text:p><text:span text:style-name="Caption_20_characters"><text:span text:style-name="T1">حَانَ وَقْتُ الصَّلاَةِ </text:span></text:span><text:span text:style-name="Drop_20_Caps"><text:span text:style-name="T1">на­стало время намаза‎</text:span></text:span></text:p>
      <text:p><text:span text:style-name="Caption_20_characters"><text:span text:style-name="T1">كَبُرَ </text:span></text:span><text:span text:style-name="Drop_20_Caps"><text:span text:style-name="T1">вырос, подрос‎</text:span></text:span></text:p>
      <text:h text:outline-level="2"><text:span text:style-name="Drop_20_Caps"><text:span text:style-name="T1">Урок 44‎</text:span></text:span></text:h>
      <text:p><text:span text:style-name="Caption_20_characters"><text:span text:style-name="T1">جُنْدِىٌّ </text:span></text:span><text:span text:style-name="Drop_20_Caps"><text:span text:style-name="T1">солдат‎</text:span></text:span></text:p>
      <text:p><text:span text:style-name="Caption_20_characters"><text:span text:style-name="T1">جَرَسٌ </text:span></text:span><text:span text:style-name="Drop_20_Caps"><text:span text:style-name="T1">звонок, колокол‎</text:span></text:span></text:p>
      <text:p><text:span text:style-name="Caption_20_characters"><text:span text:style-name="T1">جُنْدٌ </text:span></text:span><text:span text:style-name="Drop_20_Caps"><text:span text:style-name="T1">войско‎</text:span></text:span></text:p>
      <text:p><text:span text:style-name="Caption_20_characters"><text:span text:style-name="T1">وَطَنٌ </text:span></text:span><text:span text:style-name="Drop_20_Caps"><text:span text:style-name="T1">родина‎</text:span></text:span></text:p>
      <text:p><text:span text:style-name="Caption_20_characters"><text:span text:style-name="T1">شَعْبٌ </text:span></text:span><text:span text:style-name="Drop_20_Caps"><text:span text:style-name="T1">народ‎</text:span></text:span></text:p>
      <text:p><text:span text:style-name="Caption_20_characters"><text:span text:style-name="T1">جَيْشٌ </text:span></text:span><text:span text:style-name="Drop_20_Caps"><text:span text:style-name="T1">армия‎</text:span></text:span></text:p>
      <text:p><text:span text:style-name="Caption_20_characters"><text:span text:style-name="T1">بَطَلٌ </text:span></text:span><text:span text:style-name="Drop_20_Caps"><text:span text:style-name="T1">герой‎</text:span></text:span></text:p>
      <text:p><text:span text:style-name="Caption_20_characters"><text:span text:style-name="T1">الْجَيْشُ الْبَطَلِ </text:span></text:span><text:span text:style-name="Drop_20_Caps"><text:span text:style-name="T1">герои­ческая армия‎</text:span></text:span></text:p>
      <text:p><text:span text:style-name="Caption_20_characters"><text:span text:style-name="T1">صَفٌّ </text:span></text:span><text:span text:style-name="Drop_20_Caps"><text:span text:style-name="T1">ряд‎</text:span></text:span></text:p>
      <text:p><text:span text:style-name="Caption_20_characters"><text:span text:style-name="T1">حَوْشٌ </text:span></text:span><text:span text:style-name="Drop_20_Caps"><text:span text:style-name="T1">двор‎</text:span></text:span></text:p>
      <text:p><text:span text:style-name="Caption_20_characters"><text:span text:style-name="T1">اِسْلاَمِىٌّ </text:span></text:span><text:span text:style-name="Drop_20_Caps"><text:span text:style-name="T1">исламский‎</text:span></text:span></text:p>
      <text:p><text:span text:style-name="Caption_20_characters"><text:span text:style-name="T1">رَعَاكَ اللَّهُ </text:span></text:span><text:span text:style-name="Drop_20_Caps"><text:span text:style-name="T1">да сохранит тебя Бог‎</text:span></text:span></text:p>
      <text:p><text:span text:style-name="Caption_20_characters"><text:span text:style-name="T1">دَافَعَ عَنْ...ِ </text:span></text:span><text:span text:style-name="Drop_20_Caps"><text:span text:style-name="T1">защищал‎</text:span></text:span></text:p>
      <text:p><text:span text:style-name="Caption_20_characters"><text:span text:style-name="T1">دَافَعَ عَنْ دِينِهِ </text:span></text:span><text:span text:style-name="Drop_20_Caps"><text:span text:style-name="T1">защи­тил свою религию‎</text:span></text:span></text:p>
      <text:p><text:span text:style-name="Caption_20_characters"><text:span text:style-name="T1">وَقَفَ </text:span></text:span><text:span text:style-name="Drop_20_Caps"><text:span text:style-name="T1">становился‎</text:span></text:span></text:p>
      <text:p><text:span text:style-name="Caption_20_characters"><text:span text:style-name="T1">وَقَفَ فِى صَفٍّ </text:span></text:span><text:span text:style-name="Drop_20_Caps"><text:span text:style-name="T1">стано­вился в ряд‎</text:span></text:span></text:p>
      <text:p><text:span text:style-name="Caption_20_characters"><text:span text:style-name="T1">دَقَّ </text:span></text:span><text:span text:style-name="Drop_20_Caps"><text:span text:style-name="T1">стучал, колотил‎</text:span></text:span></text:p>
      <text:p><text:span text:style-name="Caption_20_characters"><text:span text:style-name="T1">دَقَّ الْجَرَسُ </text:span></text:span><text:span text:style-name="Drop_20_Caps"><text:span text:style-name="T1">прозвенел звонок‎</text:span></text:span></text:p>
      <text:p><text:span text:style-name="Caption_20_characters"><text:span text:style-name="T1">يَحْيَى!ِ </text:span></text:span><text:span text:style-name="Drop_20_Caps"><text:span text:style-name="T1">Да здравствует...!‎</text:span></text:span></text:p>
      <text:p><text:span text:style-name="Caption_20_characters"><text:span text:style-name="T1">يَحْيَى الإِسْلاَمُ!ِ </text:span></text:span><text:span text:style-name="Drop_20_Caps"><text:span text:style-name="T1">Да здравствует Ислам!‎</text:span></text:span></text:p>
      <text:p><text:span text:style-name="Caption_20_characters"><text:span text:style-name="T1">دَوْلَةٌ </text:span></text:span><text:span text:style-name="Drop_20_Caps"><text:span text:style-name="T1">государство‎</text:span></text:span></text:p>
      <text:p><text:span text:style-name="Caption_20_characters"><text:span text:style-name="T1">تَحْيَى دَوْلَةُ الإِسْلاَمِ </text:span></text:span><text:span text:style-name="Drop_20_Caps"><text:span text:style-name="T1">Да здравствует Исламское государство!‎</text:span></text:span></text:p>
      <text:p><text:span text:style-name="Caption_20_characters"><text:span text:style-name="T1">عَلَيْنَا اَنْ نَذْهَبَ </text:span></text:span><text:span text:style-name="Drop_20_Caps"><text:span text:style-name="T1">мы должны идти, нам надо идти‎</text:span></text:span></text:p>
      <text:p><text:span text:style-name="Caption_20_characters"><text:span text:style-name="T1">عَلَيْنَا اَنْ...ِ </text:span></text:span><text:span text:style-name="Drop_20_Caps"><text:span text:style-name="T1">мы должны, нам надо‎</text:span></text:span></text:p>
      <text:h text:outline-level="2"><text:span text:style-name="Drop_20_Caps"><text:span text:style-name="T1">Урок 45‎</text:span></text:span></text:h>
      <text:p><text:span text:style-name="Caption_20_characters"><text:span text:style-name="T1">دَبَّابَةٌ </text:span></text:span><text:span text:style-name="Drop_20_Caps"><text:span text:style-name="T1">танк‎</text:span></text:span></text:p>
      <text:p><text:span text:style-name="Caption_20_characters"><text:span text:style-name="T1">طَائِرَةٌ </text:span></text:span><text:span text:style-name="Drop_20_Caps"><text:span text:style-name="T1">самолет‎</text:span></text:span></text:p>
      <text:p><text:span text:style-name="Caption_20_characters"><text:span text:style-name="T1">سَلاَّةٌ </text:span></text:span><text:span text:style-name="Drop_20_Caps"><text:span text:style-name="T1">корзина‎</text:span></text:span></text:p>
      <text:p><text:span text:style-name="Caption_20_characters"><text:span text:style-name="T1">مُهْمَلاَتٌ </text:span></text:span><text:span text:style-name="Drop_20_Caps"><text:span text:style-name="T1">отбросы, не­нужное‎</text:span></text:span></text:p>
      <text:p><text:span text:style-name="Caption_20_characters"><text:span text:style-name="T1">سَلَّةُ الْمُهْمَلاَتِ </text:span></text:span><text:span text:style-name="Drop_20_Caps"><text:span text:style-name="T1">корзи­на для бумаг, отбросов‎</text:span></text:span></text:p>
      <text:p><text:span text:style-name="Caption_20_characters"><text:span text:style-name="T1">مَصْنَعٌ </text:span></text:span><text:span text:style-name="Drop_20_Caps"><text:span text:style-name="T1">завод‎</text:span></text:span></text:p>
      <text:p><text:span text:style-name="Caption_20_characters"><text:span text:style-name="T1">وَرَقَةٌ </text:span></text:span><text:span text:style-name="Drop_20_Caps"><text:span text:style-name="T1">бумага‎</text:span></text:span></text:p>
      <text:p><text:span text:style-name="Caption_20_characters"><text:span text:style-name="T1">مَصْنَعُ السَّيَّارَاتِ </text:span></text:span><text:span text:style-name="Drop_20_Caps"><text:span text:style-name="T1">авто­мобильный завод‎</text:span></text:span></text:p>
      <text:p><text:span text:style-name="Caption_20_characters"><text:span text:style-name="T1">مَصْنَعُ الدَّبَّابَاتِ </text:span></text:span><text:span text:style-name="Drop_20_Caps"><text:span text:style-name="T1">тан­ковый завод‎</text:span></text:span></text:p>
      <text:p><text:span text:style-name="Caption_20_characters"><text:span text:style-name="T1">مَصْنَعُ الطَّائِرَاتِ </text:span></text:span><text:span text:style-name="Drop_20_Caps"><text:span text:style-name="T1">авиа­ционный завод‎</text:span></text:span></text:p>
      <text:p><text:span text:style-name="Caption_20_characters"><text:span text:style-name="T1">يَنْبَغِى </text:span></text:span><text:span text:style-name="Drop_20_Caps"><text:span text:style-name="T1">следует, надо‎</text:span></text:span></text:p>
      <text:p><text:span text:style-name="Caption_20_characters"><text:span text:style-name="T1">يَنْبَغِى اَنْ تَعْلَمَ </text:span></text:span><text:span text:style-name="Drop_20_Caps"><text:span text:style-name="T1">тебе следует знать‎</text:span></text:span></text:p>
      <text:p><text:span text:style-name="Caption_20_characters"><text:span text:style-name="T1">اَرْضٌ </text:span></text:span><text:span text:style-name="Drop_20_Caps"><text:span text:style-name="T1">земля; пол‎</text:span></text:span></text:p>
      <text:p><text:span text:style-name="Caption_20_characters"><text:span text:style-name="T1">عَلَى الأَرْضِ </text:span></text:span><text:span text:style-name="Drop_20_Caps"><text:span text:style-name="T1">на полу‎</text:span></text:span></text:p>
      <text:p><text:span text:style-name="Caption_20_characters"><text:span text:style-name="T1">رِحْلَةٌ </text:span></text:span><text:span text:style-name="Drop_20_Caps"><text:span text:style-name="T1">поездка; путеше­ствие; экскурсия‎</text:span></text:span></text:p>
      <text:p><text:span text:style-name="Caption_20_characters"><text:span text:style-name="T1">مَشَى </text:span></text:span><text:span text:style-name="Drop_20_Caps"><text:span text:style-name="T1">ходил, шел‎</text:span></text:span></text:p>
      <text:p><text:span text:style-name="Caption_20_characters"><text:span text:style-name="T1">رَمَى </text:span></text:span><text:span text:style-name="Drop_20_Caps"><text:span text:style-name="T1">бросил‎</text:span></text:span></text:p>
      <text:p><text:span text:style-name="Caption_20_characters"><text:span text:style-name="T1">وَضَعَ </text:span></text:span><text:span text:style-name="Drop_20_Caps"><text:span text:style-name="T1">положил, поставил‎</text:span></text:span></text:p>
      <text:p><text:span text:style-name="Caption_20_characters"><text:span text:style-name="T1">جَرَى </text:span></text:span><text:span text:style-name="Drop_20_Caps"><text:span text:style-name="T1">побежал‎</text:span></text:span></text:p>
      <text:p><text:span text:style-name="Caption_20_characters"><text:span text:style-name="T1">قَامَ بِ </text:span></text:span><text:span text:style-name="Drop_20_Caps"><text:span text:style-name="T1">совершил, выпол­нил, делал‎</text:span></text:span></text:p>
      <text:p><text:span text:style-name="Caption_20_characters"><text:span text:style-name="T1">قَامَ بِرِحْلَةٍ </text:span></text:span><text:span text:style-name="Drop_20_Caps"><text:span text:style-name="T1">совершил поездку‎</text:span></text:span></text:p>
      <text:p><text:span text:style-name="Caption_20_characters"><text:span text:style-name="T1">سَلاَمٌ </text:span></text:span><text:span text:style-name="Drop_20_Caps"><text:span text:style-name="T1">приветствие‎</text:span></text:span></text:p>
      <text:p><text:span text:style-name="Caption_20_characters"><text:span text:style-name="T1">رَدَّ السَّلاَمَ عَلَى...ِ </text:span></text:span><text:span text:style-name="Drop_20_Caps"><text:span text:style-name="T1">от­ветил на приветствие‎</text:span></text:span></text:p>
      <text:p><text:span text:style-name="Caption_20_characters"><text:span text:style-name="T1">خَلْفَ...ِ </text:span></text:span><text:span text:style-name="Drop_20_Caps"><text:span text:style-name="T1">за...‎</text:span></text:span></text:p>
      <text:p><text:span text:style-name="Caption_20_characters"><text:span text:style-name="T1">جَرَى خَلْفَهُ </text:span></text:span><text:span text:style-name="Drop_20_Caps"><text:span text:style-name="T1">побежал за ним‎</text:span></text:span></text:p>
      <text:h text:outline-level="2"><text:span text:style-name="Drop_20_Caps"><text:span text:style-name="T1">Урок 46‎</text:span></text:span></text:h>
      <text:p><text:span text:style-name="Caption_20_characters"><text:span text:style-name="T1">سَبُّورَةٌ </text:span></text:span><text:span text:style-name="Drop_20_Caps"><text:span text:style-name="T1">классная доска‎</text:span></text:span></text:p>
      <text:p><text:span text:style-name="Caption_20_characters"><text:span text:style-name="T1">قَلَمُ رَصَاصٍ </text:span></text:span><text:span text:style-name="Drop_20_Caps"><text:span text:style-name="T1">простой ка­рандаш‎</text:span></text:span></text:p>
      <text:p><text:span text:style-name="Caption_20_characters"><text:span text:style-name="T1">قَلَمُ حِبْرٍ </text:span></text:span><text:span text:style-name="Drop_20_Caps"><text:span text:style-name="T1">ручка, авторуч­ка‎</text:span></text:span></text:p>
      <text:p><text:span text:style-name="Caption_20_characters"><text:span text:style-name="T1">فَكَّرَ </text:span></text:span><text:span text:style-name="Drop_20_Caps"><text:span text:style-name="T1">подумал‎</text:span></text:span></text:p>
      <text:p><text:span text:style-name="Caption_20_characters"><text:span text:style-name="T1">فَكَّرَ فِيمَا يَفْعَلُ </text:span></text:span><text:span text:style-name="Drop_20_Caps"><text:span text:style-name="T1">поду­мал, что делать‎</text:span></text:span></text:p>
      <text:p><text:span text:style-name="Caption_20_characters"><text:span text:style-name="T1">آتٍ </text:span></text:span><text:span text:style-name="Drop_20_Caps"><text:span text:style-name="T1">следующий‎</text:span></text:span></text:p>
      <text:p><text:span text:style-name="Caption_20_characters"><text:span text:style-name="T1">عِبَارَةٌ </text:span></text:span><text:span text:style-name="Drop_20_Caps"><text:span text:style-name="T1">выражение, фраза‎</text:span></text:span></text:p>
      <text:p><text:span text:style-name="Caption_20_characters"><text:span text:style-name="T1">اُسْبُوعٌ </text:span></text:span><text:span text:style-name="Drop_20_Caps"><text:span text:style-name="T1">неделя‎</text:span></text:span></text:p>
      <text:p><text:span text:style-name="Caption_20_characters"><text:span text:style-name="T1">خَرَخَ فِى رِحْلَةٍ </text:span></text:span><text:span text:style-name="Drop_20_Caps"><text:span text:style-name="T1">вышел на экскурсию‎</text:span></text:span></text:p>
      <text:p><text:span text:style-name="Caption_20_characters"><text:span text:style-name="T1">وَهَكَذَا </text:span></text:span><text:span text:style-name="Drop_20_Caps"><text:span text:style-name="T1">итак, таким об­разом‎</text:span></text:span></text:p>
      <text:p><text:span text:style-name="Caption_20_characters"><text:span text:style-name="T1">فَاِذَا </text:span></text:span><text:span text:style-name="Drop_20_Caps"><text:span text:style-name="T1">и вдруг‎</text:span></text:span></text:p>
      <text:p><text:span text:style-name="Caption_20_characters"><text:span text:style-name="T1">جَنْبَ...ِ </text:span></text:span><text:span text:style-name="Drop_20_Caps"><text:span text:style-name="T1">рядом с...‎</text:span></text:span></text:p>
      <text:p><text:span text:style-name="Caption_20_characters"><text:span text:style-name="T1">قَادِمٌ </text:span></text:span><text:span text:style-name="Drop_20_Caps"><text:span text:style-name="T1">будущий, наступаю­щий‎</text:span></text:span></text:p>
      <text:p><text:span text:style-name="Caption_20_characters"><text:span text:style-name="T1">غَابَةٌ </text:span></text:span><text:span text:style-name="Drop_20_Caps"><text:span text:style-name="T1">лес‎</text:span></text:span></text:p>
      <text:p><text:span text:style-name="Caption_20_characters"><text:span text:style-name="T1">سَأَلَ عَنْ...ِ </text:span></text:span><text:span text:style-name="Drop_20_Caps"><text:span text:style-name="T1">спросил о чем-либо...‎</text:span></text:span></text:p>
      <text:p><text:span text:style-name="Caption_20_characters"><text:span text:style-name="T1">اِمَّا... اَوْ...ِ </text:span></text:span><text:span text:style-name="Drop_20_Caps"><text:span text:style-name="T1">или... или‎</text:span></text:span></text:p>
      <text:p><text:soft-page-break/><text:span text:style-name="Caption_20_characters"><text:span text:style-name="T1">اِذًا </text:span></text:span><text:span text:style-name="Drop_20_Caps"><text:span text:style-name="T1">тогда, если так, в таком случае‎</text:span></text:span></text:p>
      <text:p><text:span text:style-name="Caption_20_characters"><text:span text:style-name="T1">يَكُونُ </text:span></text:span><text:span text:style-name="Drop_20_Caps"><text:span text:style-name="T1">бывает‎</text:span></text:span></text:p>
      <text:p><text:span text:style-name="Caption_20_characters"><text:span text:style-name="T1">سَيَكُونُ </text:span></text:span><text:span text:style-name="Drop_20_Caps"><text:span text:style-name="T1">будет‎</text:span></text:span></text:p>
      <text:p><text:span text:style-name="Caption_20_characters"><text:span text:style-name="T1">يَقْرَأُ </text:span></text:span><text:span text:style-name="Drop_20_Caps"><text:span text:style-name="T1">читает‎</text:span></text:span></text:p>
      <text:p><text:span text:style-name="Caption_20_characters"><text:span text:style-name="T1">سَيَقْرَأُ </text:span></text:span><text:span text:style-name="Drop_20_Caps"><text:span text:style-name="T1">будет читать,про­читает‎</text:span></text:span></text:p>
      <text:p><text:span text:style-name="Caption_20_characters"><text:span text:style-name="T1">كَمَا قَالَ </text:span></text:span><text:span text:style-name="Drop_20_Caps"><text:span text:style-name="T1">как сказал‎</text:span></text:span></text:p>
      <text:p><text:span text:style-name="Caption_20_characters"><text:span text:style-name="T1">مَا لَوْنُهُ؟ </text:span></text:span><text:span text:style-name="Drop_20_Caps"><text:span text:style-name="T1">какого он цвета?‎</text:span></text:span></text:p>
      <text:p><text:span text:style-name="Caption_20_characters"><text:span text:style-name="T1">اَبْيَضُ </text:span></text:span><text:span text:style-name="Drop_20_Caps"><text:span text:style-name="T1">белый‎</text:span></text:span></text:p>
      <text:p><text:span text:style-name="Caption_20_characters"><text:span text:style-name="T1">اَسْوَدُ </text:span></text:span><text:span text:style-name="Drop_20_Caps"><text:span text:style-name="T1">чёрный‎</text:span></text:span></text:p>
      <text:p><text:span text:style-name="Caption_20_characters"><text:span text:style-name="T1">اَحْمَرُ </text:span></text:span><text:span text:style-name="Drop_20_Caps"><text:span text:style-name="T1">красный‎</text:span></text:span></text:p>
      <text:p><text:span text:style-name="Caption_20_characters"><text:span text:style-name="T1">شَكَرَ </text:span></text:span><text:span text:style-name="Drop_20_Caps"><text:span text:style-name="T1">благодарил‎</text:span></text:span></text:p>
      <text:h text:outline-level="2"><text:span text:style-name="Drop_20_Caps"><text:span text:style-name="T1">Урок 47‎</text:span></text:span></text:h>
      <text:p><text:span text:style-name="Caption_20_characters"><text:span text:style-name="T1">طَابِعٌ </text:span></text:span><text:span text:style-name="Drop_20_Caps"><text:span text:style-name="T1">марка‎</text:span></text:span></text:p>
      <text:p><text:span text:style-name="Caption_20_characters"><text:span text:style-name="T1">ظَرْفٌ </text:span></text:span><text:span text:style-name="Drop_20_Caps"><text:span text:style-name="T1">конверт‎</text:span></text:span></text:p>
      <text:p><text:span text:style-name="Caption_20_characters"><text:span text:style-name="T1">صُنْدُوقُ الْبَرِيدِ </text:span></text:span><text:span text:style-name="Drop_20_Caps"><text:span text:style-name="T1">почто­вый ящик‎</text:span></text:span></text:p>
      <text:p><text:span text:style-name="Caption_20_characters"><text:span text:style-name="T1">خِطَابٌ </text:span></text:span><text:span text:style-name="Drop_20_Caps"><text:span text:style-name="T1">письмо‎</text:span></text:span></text:p>
      <text:p><text:span text:style-name="Caption_20_characters"><text:span text:style-name="T1">طَرِيقٌ </text:span></text:span><text:span text:style-name="Drop_20_Caps"><text:span text:style-name="T1">дорога‎</text:span></text:span></text:p>
      <text:p><text:span text:style-name="Caption_20_characters"><text:span text:style-name="T1">حَجَرٌ </text:span></text:span><text:span text:style-name="Drop_20_Caps"><text:span text:style-name="T1">камень‎</text:span></text:span></text:p>
      <text:p><text:span text:style-name="Caption_20_characters"><text:span text:style-name="T1">بَرِيدٌ </text:span></text:span><text:span text:style-name="Drop_20_Caps"><text:span text:style-name="T1">почта‎</text:span></text:span></text:p>
      <text:p><text:span text:style-name="Caption_20_characters"><text:span text:style-name="T1">سَاعِى الْبَرِيدِ </text:span></text:span><text:span text:style-name="Drop_20_Caps"><text:span text:style-name="T1">почтальон‎</text:span></text:span></text:p>
      <text:p><text:span text:style-name="Caption_20_characters"><text:span text:style-name="T1">مَكْتَبُ الْبَرِيدِ </text:span></text:span><text:span text:style-name="Drop_20_Caps"><text:span text:style-name="T1">почтовое отделение‎</text:span></text:span></text:p>
      <text:p><text:span text:style-name="Caption_20_characters"><text:span text:style-name="T1">اِشْتَرَى </text:span></text:span><text:span text:style-name="Drop_20_Caps"><text:span text:style-name="T1">купил‎</text:span></text:span></text:p>
      <text:p><text:span text:style-name="Caption_20_characters"><text:span text:style-name="T1">هَذَا هُوَ </text:span></text:span><text:span text:style-name="Drop_20_Caps"><text:span text:style-name="T1">вот это‎</text:span></text:span></text:p>
      <text:p><text:span text:style-name="Caption_20_characters"><text:span text:style-name="T1">هَيَّا </text:span></text:span><text:span text:style-name="Drop_20_Caps"><text:span text:style-name="T1">давай, пошли, скорее‎</text:span></text:span></text:p>
      <text:p><text:span text:style-name="Caption_20_characters"><text:span text:style-name="T1">هَيَّا نَجْلِسْ </text:span></text:span><text:span text:style-name="Drop_20_Caps"><text:span text:style-name="T1">давайте ся­дем‎</text:span></text:span></text:p>
      <text:p><text:span text:style-name="Caption_20_characters"><text:span text:style-name="T1">لاَبُدَّ مِنْ...ِ </text:span></text:span><text:span text:style-name="Drop_20_Caps"><text:span text:style-name="T1">необходимо, надо‎</text:span></text:span></text:p>
      <text:p><text:span text:style-name="Caption_20_characters"><text:span text:style-name="T1">ثَقِيلٌ </text:span></text:span><text:span text:style-name="Drop_20_Caps"><text:span text:style-name="T1">тяжелый‎</text:span></text:span></text:p>
      <text:p><text:span text:style-name="Caption_20_characters"><text:span text:style-name="T1">وَ مَعَ ذَلِكِ </text:span></text:span><text:span text:style-name="Drop_20_Caps"><text:span text:style-name="T1">и все же, не­смотря на то‎</text:span></text:span></text:p>
      <text:p><text:span text:style-name="Caption_20_characters"><text:span text:style-name="T1">بَعِيدًا </text:span></text:span><text:span text:style-name="Drop_20_Caps"><text:span text:style-name="T1">далеко‎</text:span></text:span></text:p>
      <text:p><text:span text:style-name="Caption_20_characters"><text:span text:style-name="T1">غَيْرَ بَعِيدٍ </text:span></text:span><text:span text:style-name="Drop_20_Caps"><text:span text:style-name="T1">недалеко‎</text:span></text:span></text:p>
      <text:p><text:span text:style-name="Caption_20_characters"><text:span text:style-name="T1">كَيْفَ؟ </text:span></text:span><text:span text:style-name="Drop_20_Caps"><text:span text:style-name="T1">как?‎</text:span></text:span></text:p>
      <text:p><text:span text:style-name="Caption_20_characters"><text:span text:style-name="T1">تَرَكَ </text:span></text:span><text:span text:style-name="Drop_20_Caps"><text:span text:style-name="T1">оставил‎</text:span></text:span></text:p>
      <text:p><text:span text:style-name="Caption_20_characters"><text:span text:style-name="T1">دَعَا </text:span></text:span><text:span text:style-name="Drop_20_Caps"><text:span text:style-name="T1">позвал‎</text:span></text:span></text:p>
      <text:p><text:span text:style-name="Caption_20_characters"><text:span text:style-name="T1">سَدَّ </text:span></text:span><text:span text:style-name="Drop_20_Caps"><text:span text:style-name="T1">закрыл, преградил‎</text:span></text:span></text:p>
      <text:h text:outline-level="2"><text:span text:style-name="Drop_20_Caps"><text:span text:style-name="T1">Урок 48‎</text:span></text:span></text:h>
      <text:p><text:span text:style-name="Caption_20_characters"><text:span text:style-name="T1">مِحْرَاثٌ </text:span></text:span><text:span text:style-name="Drop_20_Caps"><text:span text:style-name="T1">плуг‎</text:span></text:span></text:p>
      <text:p><text:span text:style-name="Caption_20_characters"><text:span text:style-name="T1">جَرَّارَةٌ </text:span></text:span><text:span text:style-name="Drop_20_Caps"><text:span text:style-name="T1">трактор‎</text:span></text:span></text:p>
      <text:p><text:span text:style-name="Caption_20_characters"><text:span text:style-name="T1">فِرْجَارٌ </text:span></text:span><text:span text:style-name="Drop_20_Caps"><text:span text:style-name="T1">циркуль‎</text:span></text:span></text:p>
      <text:p><text:span text:style-name="Caption_20_characters"><text:span text:style-name="T1">جَارٌ </text:span></text:span><text:span text:style-name="Drop_20_Caps"><text:span text:style-name="T1">сосед‎</text:span></text:span></text:p>
      <text:p><text:span text:style-name="Caption_20_characters"><text:span text:style-name="T1">عَمَلٌ </text:span></text:span><text:span text:style-name="Drop_20_Caps"><text:span text:style-name="T1">работа, труд‎</text:span></text:span></text:p>
      <text:p><text:span text:style-name="Caption_20_characters"><text:span text:style-name="T1">نَشَّافَةٌ </text:span></text:span><text:span text:style-name="Drop_20_Caps"><text:span text:style-name="T1">промакашка‎</text:span></text:span></text:p>
      <text:p><text:span text:style-name="Caption_20_characters"><text:span text:style-name="T1">نَظَافَةٌ </text:span></text:span><text:span text:style-name="Drop_20_Caps"><text:span text:style-name="T1">чистота‎</text:span></text:span></text:p>
      <text:p><text:span text:style-name="Caption_20_characters"><text:span text:style-name="T1">بِسُرْعَةٍ </text:span></text:span><text:span text:style-name="Drop_20_Caps"><text:span text:style-name="T1">быстро‎</text:span></text:span></text:p>
      <text:p><text:span text:style-name="Caption_20_characters"><text:span text:style-name="T1">غَيْرُ كَبِيرٍ </text:span></text:span><text:span text:style-name="Drop_20_Caps"><text:span text:style-name="T1">небольшой‎</text:span></text:span></text:p>
      <text:p><text:span text:style-name="Caption_20_characters"><text:span text:style-name="T1">غَيْرُ نَظِيفٍ </text:span></text:span><text:span text:style-name="Drop_20_Caps"><text:span text:style-name="T1">нечистый‎</text:span></text:span></text:p>
      <text:p><text:span text:style-name="Caption_20_characters"><text:span text:style-name="T1">فِكْرَةٌ </text:span></text:span><text:span text:style-name="Drop_20_Caps"><text:span text:style-name="T1">мысль, идея‎</text:span></text:span></text:p>
      <text:p><text:span text:style-name="Caption_20_characters"><text:span text:style-name="T1">كُلُّ وَاحِدٍ </text:span></text:span><text:span text:style-name="Drop_20_Caps"><text:span text:style-name="T1">каждый, каж­дый человек‎</text:span></text:span></text:p>
      <text:p><text:span text:style-name="Caption_20_characters"><text:span text:style-name="T1">مِسْطَرَةٌ </text:span></text:span><text:span text:style-name="Drop_20_Caps"><text:span text:style-name="T1">линейка‎</text:span></text:span></text:p>
      <text:p><text:span text:style-name="Caption_20_characters"><text:span text:style-name="T1">غَيْطٌ </text:span></text:span><text:span text:style-name="Drop_20_Caps"><text:span text:style-name="T1">поле; сад‎</text:span></text:span></text:p>
      <text:p><text:span text:style-name="Caption_20_characters"><text:span text:style-name="T1">وَالِدٌ </text:span></text:span><text:span text:style-name="Drop_20_Caps"><text:span text:style-name="T1">отец‎</text:span></text:span></text:p>
      <text:p><text:span text:style-name="Caption_20_characters"><text:span text:style-name="T1">مُهِمٌّ </text:span></text:span><text:span text:style-name="Drop_20_Caps"><text:span text:style-name="T1">важный‎</text:span></text:span></text:p>
      <text:p><text:span text:style-name="Caption_20_characters"><text:span text:style-name="T1">آخِرٌ </text:span></text:span><text:span text:style-name="Drop_20_Caps"><text:span text:style-name="T1">конец‎</text:span></text:span></text:p>
      <text:p><text:span text:style-name="Caption_20_characters"><text:span text:style-name="T1">وَصَلَ </text:span></text:span><text:span text:style-name="Drop_20_Caps"><text:span text:style-name="T1">дошёл; прибыл, прие­хал‎</text:span></text:span></text:p>
      <text:p><text:span text:style-name="Caption_20_characters"><text:span text:style-name="T1">مَرَّ </text:span></text:span><text:span text:style-name="Drop_20_Caps"><text:span text:style-name="T1">прошел‎</text:span></text:span></text:p>
      <text:p><text:span text:style-name="Caption_20_characters"><text:span text:style-name="T1">جَرَّ </text:span></text:span><text:span text:style-name="Drop_20_Caps"><text:span text:style-name="T1">тащил, тянул‎</text:span></text:span></text:p>
      <text:p><text:span text:style-name="Caption_20_characters"><text:span text:style-name="T1">حَرَثَ </text:span></text:span><text:span text:style-name="Drop_20_Caps"><text:span text:style-name="T1">пахал‎</text:span></text:span></text:p>
      <text:p><text:span text:style-name="Caption_20_characters"><text:span text:style-name="T1">حَدَثَ </text:span></text:span><text:span text:style-name="Drop_20_Caps"><text:span text:style-name="T1">сслучился, произо­шел‎</text:span></text:span></text:p>
      <text:p><text:span text:style-name="Caption_20_characters"><text:span text:style-name="T1">هَلْ حَدَثَ مِنْ شَئْءٍ؟ </text:span></text:span><text:span text:style-name="Drop_20_Caps"><text:span text:style-name="T1">что-нибдуь случилось?‎</text:span></text:span></text:p>
      <text:p><text:span text:style-name="Caption_20_characters"><text:span text:style-name="T1">مَا حَدَثَ شَئْءٌ </text:span></text:span><text:span text:style-name="Drop_20_Caps"><text:span text:style-name="T1">ничего не случилось‎</text:span></text:span></text:p>
      <text:p><text:span text:style-name="Caption_20_characters"><text:span text:style-name="T1">دَارَ اِلَى الْيَمِينَ </text:span></text:span><text:span text:style-name="Drop_20_Caps"><text:span text:style-name="T1">повер­нул направо‎</text:span></text:span></text:p>
      <text:p><text:span text:style-name="Caption_20_characters"><text:span text:style-name="T1">دَارَ اِلَى الْوَرَاءِ </text:span></text:span><text:span text:style-name="Drop_20_Caps"><text:span text:style-name="T1">развер­нулся, повернулся назад‎</text:span></text:span></text:p>
      <text:p><text:span text:style-name="Caption_20_characters"><text:span text:style-name="T1">كَعَادَتِهِ </text:span></text:span><text:span text:style-name="Drop_20_Caps"><text:span text:style-name="T1">по своему обык­новению‎</text:span></text:span></text:p>
      <text:p><text:span text:style-name="Caption_20_characters"><text:span text:style-name="T1">كَنَّاسٌ </text:span></text:span><text:span text:style-name="Drop_20_Caps"><text:span text:style-name="T1">подметальщик, дворник‎</text:span></text:span></text:p>
      <text:p><text:span text:style-name="Caption_20_characters"><text:span text:style-name="T1">نَظَّفَ </text:span></text:span><text:span text:style-name="Drop_20_Caps"><text:span text:style-name="T1">чистил‎</text:span></text:span></text:p>
      <text:h text:outline-level="2"><text:span text:style-name="Drop_20_Caps"><text:span text:style-name="T1">Урок 49‎</text:span></text:span></text:h>
      <text:p><text:span text:style-name="Caption_20_characters"><text:span text:style-name="T1">عُصْفورٌ </text:span></text:span><text:span text:style-name="Drop_20_Caps"><text:span text:style-name="T1">воробей‎</text:span></text:span></text:p>
      <text:p><text:span text:style-name="Caption_20_characters"><text:span text:style-name="T1">قَفَصٌ </text:span></text:span><text:span text:style-name="Drop_20_Caps"><text:span text:style-name="T1">клетка‎</text:span></text:span></text:p>
      <text:p><text:span text:style-name="Caption_20_characters"><text:span text:style-name="T1">قَوْلٌ </text:span></text:span><text:span text:style-name="Drop_20_Caps"><text:span text:style-name="T1">слова, речь, сказан­ное‎</text:span></text:span></text:p>
      <text:p><text:span text:style-name="Caption_20_characters"><text:span text:style-name="T1">شَىْءٌ </text:span></text:span><text:span text:style-name="Drop_20_Caps"><text:span text:style-name="T1">вещь, предмет‎</text:span></text:span></text:p>
      <text:p><text:span text:style-name="Caption_20_characters"><text:span text:style-name="T1">هَوَاءٌ </text:span></text:span><text:span text:style-name="Drop_20_Caps"><text:span text:style-name="T1">воздух‎</text:span></text:span></text:p>
      <text:p><text:span text:style-name="Caption_20_characters"><text:span text:style-name="T1">حُرِّيَّةٌ </text:span></text:span><text:span text:style-name="Drop_20_Caps"><text:span text:style-name="T1">свобода‎</text:span></text:span></text:p>
      <text:p><text:span text:style-name="Caption_20_characters"><text:span text:style-name="T1">بُسْتَانِىٌّ </text:span></text:span><text:span text:style-name="Drop_20_Caps"><text:span text:style-name="T1">садовник‎</text:span></text:span></text:p>
      <text:p><text:span text:style-name="Caption_20_characters"><text:span text:style-name="T1">وَقَعَ الطَّيْرُ عَلَى غُصْنٍ </text:span></text:span><text:span text:style-name="Drop_20_Caps"><text:span text:style-name="T1">птица села на ветку‎</text:span></text:span></text:p>
      <text:p><text:span text:style-name="Caption_20_characters"><text:span text:style-name="T1">هُوَ لا يَفْهَمُ شَيْئًا </text:span></text:span><text:span text:style-name="Drop_20_Caps"><text:span text:style-name="T1">он ничего не понимает‎</text:span></text:span></text:p>
      <text:p><text:span text:style-name="Caption_20_characters"><text:span text:style-name="T1">أَمْسَكَ </text:span></text:span><text:span text:style-name="Drop_20_Caps"><text:span text:style-name="T1">держал, хватал‎</text:span></text:span></text:p>
      <text:p><text:span text:style-name="Caption_20_characters"><text:span text:style-name="T1">اَطْلَقَ </text:span></text:span><text:span text:style-name="Drop_20_Caps"><text:span text:style-name="T1">отпустил, освобо­дил‎</text:span></text:span></text:p>
      <text:p><text:span text:style-name="Caption_20_characters"><text:span text:style-name="T1">غَرَّدَ </text:span></text:span><text:span text:style-name="Drop_20_Caps"><text:span text:style-name="T1">чирикал‎</text:span></text:span></text:p>
      <text:p><text:span text:style-name="Caption_20_characters"><text:span text:style-name="T1">أَخْبَرَ </text:span></text:span><text:span text:style-name="Drop_20_Caps"><text:span text:style-name="T1">рассказал‎</text:span></text:span></text:p>
      <text:p><text:span text:style-name="Caption_20_characters"><text:span text:style-name="T1">أَجَابَ </text:span></text:span><text:span text:style-name="Drop_20_Caps"><text:span text:style-name="T1">ответил‎</text:span></text:span></text:p>
      <text:p><text:span text:style-name="Caption_20_characters"><text:span text:style-name="T1">وَحْشٌ </text:span></text:span><text:span text:style-name="Drop_20_Caps"><text:span text:style-name="T1">зверь‎</text:span></text:span></text:p>
      <text:p><text:span text:style-name="Caption_20_characters"><text:span text:style-name="T1">سَقَطَ </text:span></text:span><text:span text:style-name="Drop_20_Caps"><text:span text:style-name="T1">упал‎</text:span></text:span></text:p>
      <text:p><text:span text:style-name="Caption_20_characters"><text:span text:style-name="T1">صَاحَ </text:span></text:span><text:span text:style-name="Drop_20_Caps"><text:span text:style-name="T1">закричал‎</text:span></text:span></text:p>
      <text:p><text:span text:style-name="Caption_20_characters"><text:span text:style-name="T1">حَبَسَ </text:span></text:span><text:span text:style-name="Drop_20_Caps"><text:span text:style-name="T1">заключал, сажал в тюрьму‎</text:span></text:span></text:p>
      <text:p><text:span text:style-name="Caption_20_characters"><text:span text:style-name="T1">جَاءَ </text:span></text:span><text:span text:style-name="Drop_20_Caps"><text:span text:style-name="T1">пришёл‎</text:span></text:span></text:p>
      <text:p><text:span text:style-name="Caption_20_characters"><text:span text:style-name="T1">أَحَدٌ </text:span></text:span><text:span text:style-name="Drop_20_Caps"><text:span text:style-name="T1">кто-нибудь; никто‎</text:span></text:span></text:p>
      <text:p><text:span text:style-name="Caption_20_characters"><text:span text:style-name="T1">هَلْ جَاءَ اَحَدٌ </text:span></text:span><text:span text:style-name="Drop_20_Caps"><text:span text:style-name="T1">кто-нибудь пришёл?‎</text:span></text:span></text:p>
      <text:p><text:span text:style-name="Caption_20_characters"><text:span text:style-name="T1">لَمْ يَجِئْ اَحَدٌ </text:span></text:span><text:span text:style-name="Drop_20_Caps"><text:span text:style-name="T1">никто не пришёл‎</text:span></text:span></text:p>
      <text:p><text:span text:style-name="Caption_20_characters"><text:span text:style-name="T1">كُتُبِىٌّ </text:span></text:span><text:span text:style-name="Drop_20_Caps"><text:span text:style-name="T1">продавец книг‎</text:span></text:span></text:p>
      <text:p><text:span text:style-name="Caption_20_characters"><text:span text:style-name="T1">يَوْمًا </text:span></text:span><text:span text:style-name="Drop_20_Caps"><text:span text:style-name="T1">однажды‎</text:span></text:span></text:p>
      <text:h text:outline-level="2"><text:span text:style-name="Drop_20_Caps"><text:span text:style-name="T1">Урок 50‎</text:span></text:span></text:h>
      <text:p><text:span text:style-name="Caption_20_characters"><text:span text:style-name="T1">رُمَّانٌ </text:span></text:span><text:span text:style-name="Drop_20_Caps"><text:span text:style-name="T1">гранаты (плоды)‎</text:span></text:span></text:p>
      <text:p><text:span text:style-name="Caption_20_characters"><text:span text:style-name="T1">حَمَامٌ </text:span></text:span><text:span text:style-name="Drop_20_Caps"><text:span text:style-name="T1">голуби‎</text:span></text:span></text:p>
      <text:p><text:soft-page-break/><text:span text:style-name="Caption_20_characters"><text:span text:style-name="T1">فُولٌ </text:span></text:span><text:span text:style-name="Drop_20_Caps"><text:span text:style-name="T1">бобы‎</text:span></text:span></text:p>
      <text:p><text:span text:style-name="Caption_20_characters"><text:span text:style-name="T1">أُسْرَةٌ </text:span></text:span><text:span text:style-name="Drop_20_Caps"><text:span text:style-name="T1">семья‎</text:span></text:span></text:p>
      <text:p><text:span text:style-name="Caption_20_characters"><text:span text:style-name="T1">خَالٌ </text:span></text:span><text:span text:style-name="Drop_20_Caps"><text:span text:style-name="T1">дядя (по матери)‎</text:span></text:span></text:p>
      <text:p><text:span text:style-name="Caption_20_characters"><text:span text:style-name="T1">مَرْعًى </text:span></text:span><text:span text:style-name="Drop_20_Caps"><text:span text:style-name="T1">пастбище‎</text:span></text:span></text:p>
      <text:p><text:span text:style-name="Caption_20_characters"><text:span text:style-name="T1">رِيفٌ </text:span></text:span><text:span text:style-name="Drop_20_Caps"><text:span text:style-name="T1">деревня, село‎</text:span></text:span></text:p>
      <text:p><text:span text:style-name="Caption_20_characters"><text:span text:style-name="T1">وِعَاءٌ </text:span></text:span><text:span text:style-name="Drop_20_Caps"><text:span text:style-name="T1">сосуд‎</text:span></text:span></text:p>
      <text:p><text:span text:style-name="Caption_20_characters"><text:span text:style-name="T1">زُبْدٌ </text:span></text:span><text:span text:style-name="Drop_20_Caps"><text:span text:style-name="T1">масло‎</text:span></text:span></text:p>
      <text:p><text:span text:style-name="Caption_20_characters"><text:span text:style-name="T1">شَحْمٌ </text:span></text:span><text:span text:style-name="Drop_20_Caps"><text:span text:style-name="T1">сало, жир‎</text:span></text:span></text:p>
      <text:p><text:span text:style-name="Caption_20_characters"><text:span text:style-name="T1">خُضَرٌ </text:span></text:span><text:span text:style-name="Drop_20_Caps"><text:span text:style-name="T1">зелень‎</text:span></text:span></text:p>
      <text:p><text:span text:style-name="Caption_20_characters"><text:span text:style-name="T1">بُرْتُقَالٌ </text:span></text:span><text:span text:style-name="Drop_20_Caps"><text:span text:style-name="T1">апельсин‎</text:span></text:span></text:p>
      <text:p><text:span text:style-name="Caption_20_characters"><text:span text:style-name="T1">مَغْلِىٌّ </text:span></text:span><text:span text:style-name="Drop_20_Caps"><text:span text:style-name="T1">кипяченый‎</text:span></text:span></text:p>
      <text:p><text:span text:style-name="Caption_20_characters"><text:span text:style-name="T1">مَاْكُولاَتٌ </text:span></text:span><text:span text:style-name="Drop_20_Caps"><text:span text:style-name="T1">кушанья, съестное, продукты‎</text:span></text:span></text:p>
      <text:p><text:span text:style-name="Caption_20_characters"><text:span text:style-name="T1">جَزَّارٌ </text:span></text:span><text:span text:style-name="Drop_20_Caps"><text:span text:style-name="T1">мясник‎</text:span></text:span></text:p>
      <text:p><text:span text:style-name="Caption_20_characters"><text:span text:style-name="T1">اَخْضَرُ </text:span></text:span><text:span text:style-name="Drop_20_Caps"><text:span text:style-name="T1">зеленый‎</text:span></text:span></text:p>
      <text:p><text:span text:style-name="Caption_20_characters"><text:span text:style-name="T1">يُبَاعُ </text:span></text:span><text:span text:style-name="Drop_20_Caps"><text:span text:style-name="T1">продается‎</text:span></text:span></text:p>
      <text:p><text:span text:style-name="Caption_20_characters"><text:span text:style-name="T1">حَصَلَ عَلَى...ِ </text:span></text:span><text:span text:style-name="Drop_20_Caps"><text:span text:style-name="T1">получил‎</text:span></text:span></text:p>
      <text:p><text:span text:style-name="Caption_20_characters"><text:span text:style-name="T1">حَلَبَ </text:span></text:span><text:span text:style-name="Drop_20_Caps"><text:span text:style-name="T1">доил‎</text:span></text:span></text:p>
      <text:p><text:span text:style-name="Caption_20_characters"><text:span text:style-name="T1">رَعَى </text:span></text:span><text:span text:style-name="Drop_20_Caps"><text:span text:style-name="T1">пасся‎</text:span></text:span></text:p>
      <text:p><text:span text:style-name="Caption_20_characters"><text:span text:style-name="T1">فُولٌ اَخْضَرُ </text:span></text:span><text:span text:style-name="Drop_20_Caps"><text:span text:style-name="T1">зелёные бобы‎</text:span></text:span></text:p>
      <text:p><text:span text:style-name="Caption_20_characters"><text:span text:style-name="T1">تَفَرَّجَ </text:span></text:span><text:span text:style-name="Drop_20_Caps"><text:span text:style-name="T1">смотрел, осматри­вал, любовался‎</text:span></text:span></text:p>
      <text:p><text:span text:style-name="Caption_20_characters"><text:span text:style-name="T1">فَرْدٌ </text:span></text:span><text:span text:style-name="Drop_20_Caps"><text:span text:style-name="T1">один человек, член‎</text:span></text:span></text:p>
      <text:p><text:span text:style-name="Caption_20_characters"><text:span text:style-name="T1">اَفْرَادُ اْلأُسْرَةِ </text:span></text:span><text:span text:style-name="Drop_20_Caps"><text:span text:style-name="T1">члены се­мьи‎</text:span></text:span></text:p>
      <text:h text:outline-level="2"><text:span text:style-name="Drop_20_Caps"><text:span text:style-name="T1">Урок 51‎</text:span></text:span></text:h>
      <text:p><text:span text:style-name="Caption_20_characters"><text:span text:style-name="T1">يَوْمُ الْجُمُعَةِ </text:span></text:span><text:span text:style-name="Drop_20_Caps"><text:span text:style-name="T1">пятница‎</text:span></text:span></text:p>
      <text:p><text:span text:style-name="Caption_20_characters"><text:span text:style-name="T1">صَلاَةُ الْجُمُعَةِ </text:span></text:span><text:span text:style-name="Drop_20_Caps"><text:span text:style-name="T1">джума-намаз, пятничный намаз‎</text:span></text:span></text:p>
      <text:p><text:span text:style-name="Caption_20_characters"><text:span text:style-name="T1">صَلَّى الْجُمُعَةَ </text:span></text:span><text:span text:style-name="Drop_20_Caps"><text:span text:style-name="T1">совер­шил джума-намаз‎</text:span></text:span></text:p>
      <text:p><text:span text:style-name="Caption_20_characters"><text:span text:style-name="T1">جَمَاعَةٌ </text:span></text:span><text:span text:style-name="Drop_20_Caps"><text:span text:style-name="T1">джамаат, группа‎</text:span></text:span></text:p>
      <text:p><text:span text:style-name="Caption_20_characters"><text:span text:style-name="T1">صَلاَةُ الْجَمَاعَةِ </text:span></text:span><text:span text:style-name="Drop_20_Caps"><text:span text:style-name="T1">джама­ат намаз, коллективный намаз‎</text:span></text:span></text:p>
      <text:p><text:span text:style-name="Caption_20_characters"><text:span text:style-name="T1">صَلَّى مَعَ الْجَمَاعَةِ </text:span></text:span><text:span text:style-name="Drop_20_Caps"><text:span text:style-name="T1">мо­лился с джамаатом, в группе‎</text:span></text:span></text:p>
      <text:p><text:span text:style-name="Caption_20_characters"><text:span text:style-name="T1">صَلَّى بِالنَّاسِ </text:span></text:span><text:span text:style-name="Drop_20_Caps"><text:span text:style-name="T1">совершил намаз перед людьми‎</text:span></text:span></text:p>
      <text:p><text:span text:style-name="Caption_20_characters"><text:span text:style-name="T1">رَتَّبَ </text:span></text:span><text:span text:style-name="Drop_20_Caps"><text:span text:style-name="T1">убрал, навел порядок‎</text:span></text:span></text:p>
      <text:p><text:span text:style-name="Caption_20_characters"><text:span text:style-name="T1">اِمَامٌ </text:span></text:span><text:span text:style-name="Drop_20_Caps"><text:span text:style-name="T1">имам‎</text:span></text:span></text:p>
      <text:p><text:span text:style-name="Caption_20_characters"><text:span text:style-name="T1">فَرَّاشٌ </text:span></text:span><text:span text:style-name="Drop_20_Caps"><text:span text:style-name="T1">уборщик‎</text:span></text:span></text:p>
      <text:p><text:span text:style-name="Caption_20_characters"><text:span text:style-name="T1">مُؤَذِّنٌ </text:span></text:span><text:span text:style-name="Drop_20_Caps"><text:span text:style-name="T1">муэдзин‎</text:span></text:span></text:p>
      <text:p><text:span text:style-name="Caption_20_characters"><text:span text:style-name="T1">مِكْنَسَةٌ </text:span></text:span><text:span text:style-name="Drop_20_Caps"><text:span text:style-name="T1">метла, веник‎</text:span></text:span></text:p>
      <text:p><text:span text:style-name="Caption_20_characters"><text:span text:style-name="T1">شَفَّاطَةُ الْغُبَارِ </text:span></text:span><text:span text:style-name="Drop_20_Caps"><text:span text:style-name="T1">пылесос‎</text:span></text:span></text:p>
      <text:p><text:span text:style-name="Caption_20_characters"><text:span text:style-name="T1">تَمَّ </text:span></text:span><text:span text:style-name="Drop_20_Caps"><text:span text:style-name="T1">закончился, завершился‎</text:span></text:span></text:p>
      <text:p><text:span text:style-name="Caption_20_characters"><text:span text:style-name="T1">تَمَّتِ الصَّلاَةُ </text:span></text:span><text:span text:style-name="Drop_20_Caps"><text:span text:style-name="T1">закончился намаз‎</text:span></text:span></text:p>
      <text:p><text:span text:style-name="Caption_20_characters"><text:span text:style-name="T1">كَنَسَ </text:span></text:span><text:span text:style-name="Drop_20_Caps"><text:span text:style-name="T1">подметал‎</text:span></text:span></text:p>
      <text:p><text:span text:style-name="Caption_20_characters"><text:span text:style-name="T1">حَضَرَ </text:span></text:span><text:span text:style-name="Drop_20_Caps"><text:span text:style-name="T1">присутствовал‎</text:span></text:span></text:p>
      <text:p><text:span text:style-name="Caption_20_characters"><text:span text:style-name="T1">جَامِعٌ </text:span></text:span><text:span text:style-name="Drop_20_Caps"><text:span text:style-name="T1">соборная мечеть‎</text:span></text:span></text:p>
      <text:p><text:span text:style-name="Caption_20_characters"><text:span text:style-name="T1">حَضَرَ الصَّلاَةَ </text:span></text:span><text:span text:style-name="Drop_20_Caps"><text:span text:style-name="T1">присут­ствовал на намазе‎</text:span></text:span></text:p>
      <text:p><text:span text:style-name="Caption_20_characters"><text:span text:style-name="T1">حَضَرَ الدَّرْسَ </text:span></text:span><text:span text:style-name="Drop_20_Caps"><text:span text:style-name="T1">присут­ствовал на уроке‎</text:span></text:span></text:p>
      <text:p><text:span text:style-name="Caption_20_characters"><text:span text:style-name="T1">قَدْ </text:span></text:span><text:span text:style-name="Drop_20_Caps"><text:span text:style-name="T1">уже‎</text:span></text:span></text:p>
      <text:p><text:span text:style-name="Caption_20_characters"><text:span text:style-name="T1">قَدْ ذَهَبَ </text:span></text:span><text:span text:style-name="Drop_20_Caps"><text:span text:style-name="T1">уже ушёл‎</text:span></text:span></text:p>
      <text:p><text:span text:style-name="Caption_20_characters"><text:span text:style-name="T1">قَدْ جَاءَ </text:span></text:span><text:span text:style-name="Drop_20_Caps"><text:span text:style-name="T1">уже пришёл‎</text:span></text:span></text:p>
      <text:h text:outline-level="2"><text:span text:style-name="Drop_20_Caps"><text:span text:style-name="T1">Урок 52‎</text:span></text:span></text:h>
      <text:p><text:span text:style-name="Caption_20_characters"><text:span text:style-name="T1">خَرُوفٌ </text:span></text:span><text:span text:style-name="Drop_20_Caps"><text:span text:style-name="T1">барашек‎</text:span></text:span></text:p>
      <text:p><text:span text:style-name="Caption_20_characters"><text:span text:style-name="T1">مَكِنَةٌ </text:span></text:span><text:span text:style-name="Drop_20_Caps"><text:span text:style-name="T1">машина, станок‎</text:span></text:span></text:p>
      <text:p><text:span text:style-name="Caption_20_characters"><text:span text:style-name="T1">قَنَاةٌ </text:span></text:span><text:span text:style-name="Drop_20_Caps"><text:span text:style-name="T1">канал‎</text:span></text:span></text:p>
      <text:p><text:span text:style-name="Caption_20_characters"><text:span text:style-name="T1">فَرَاشٌ </text:span></text:span><text:span text:style-name="Drop_20_Caps"><text:span text:style-name="T1">бабочки‎</text:span></text:span></text:p>
      <text:p><text:span text:style-name="Caption_20_characters"><text:span text:style-name="T1">شَكْلٌ </text:span></text:span><text:span text:style-name="Drop_20_Caps"><text:span text:style-name="T1">форма, вид‎</text:span></text:span></text:p>
      <text:p><text:span text:style-name="Caption_20_characters"><text:span text:style-name="T1">صُوفٌ </text:span></text:span><text:span text:style-name="Drop_20_Caps"><text:span text:style-name="T1">шерсть‎</text:span></text:span></text:p>
      <text:p><text:span text:style-name="Caption_20_characters"><text:span text:style-name="T1">صَوْتٌ </text:span></text:span><text:span text:style-name="Drop_20_Caps"><text:span text:style-name="T1">голос; звук‎</text:span></text:span></text:p>
      <text:p><text:span text:style-name="Caption_20_characters"><text:span text:style-name="T1">اَوَّلٌ </text:span></text:span><text:span text:style-name="Drop_20_Caps"><text:span text:style-name="T1">начало‎</text:span></text:span></text:p>
      <text:p><text:span text:style-name="Caption_20_characters"><text:span text:style-name="T1">اَلإِثْنَانِ </text:span></text:span><text:span text:style-name="Drop_20_Caps"><text:span text:style-name="T1">оба, двое‎</text:span></text:span></text:p>
      <text:p><text:span text:style-name="Caption_20_characters"><text:span text:style-name="T1">عَجِيبٌ </text:span></text:span><text:span text:style-name="Drop_20_Caps"><text:span text:style-name="T1">удивительный‎</text:span></text:span></text:p>
      <text:p><text:span text:style-name="Caption_20_characters"><text:span text:style-name="T1">سَمِينٌ </text:span></text:span><text:span text:style-name="Drop_20_Caps"><text:span text:style-name="T1">жирный‎</text:span></text:span></text:p>
      <text:p><text:span text:style-name="Caption_20_characters"><text:span text:style-name="T1">بِرْسِيمٌ </text:span></text:span><text:span text:style-name="Drop_20_Caps"><text:span text:style-name="T1">люцерна‎</text:span></text:span></text:p>
      <text:p><text:span text:style-name="Caption_20_characters"><text:span text:style-name="T1">طُولَ الْيَوْمِ </text:span></text:span><text:span text:style-name="Drop_20_Caps"><text:span text:style-name="T1">целый день‎</text:span></text:span></text:p>
      <text:p><text:span text:style-name="Caption_20_characters"><text:span text:style-name="T1">دَارَتِ الْمَكِنَةُ </text:span></text:span><text:span text:style-name="Drop_20_Caps"><text:span text:style-name="T1">крутилась машина‎</text:span></text:span></text:p>
      <text:p><text:span text:style-name="Caption_20_characters"><text:span text:style-name="T1">جَرَى الْمَاءُ </text:span></text:span><text:span text:style-name="Drop_20_Caps"><text:span text:style-name="T1">текла вода‎</text:span></text:span></text:p>
      <text:p><text:span text:style-name="Caption_20_characters"><text:span text:style-name="T1">رَوَى </text:span></text:span><text:span text:style-name="Drop_20_Caps"><text:span text:style-name="T1">орошал, поливал‎</text:span></text:span></text:p>
      <text:p><text:span text:style-name="Caption_20_characters"><text:span text:style-name="T1">مَكِنَةُ الرَّىِّ </text:span></text:span><text:span text:style-name="Drop_20_Caps"><text:span text:style-name="T1">ороситель­ная машина‎</text:span></text:span></text:p>
      <text:p><text:span text:style-name="Caption_20_characters"><text:span text:style-name="T1">سَارَ </text:span></text:span><text:span text:style-name="Drop_20_Caps"><text:span text:style-name="T1">ходил, шёл‎</text:span></text:span></text:p>
      <text:h text:outline-level="2"><text:span text:style-name="Drop_20_Caps"><text:span text:style-name="T1">Урок 53‎</text:span></text:span></text:h>
      <text:p><text:span text:style-name="Caption_20_characters"><text:span text:style-name="T1">عُلْبَةٌ </text:span></text:span><text:span text:style-name="Drop_20_Caps"><text:span text:style-name="T1">банка‎</text:span></text:span></text:p>
      <text:p><text:span text:style-name="Caption_20_characters"><text:span text:style-name="T1">فَاكِهَةٌ </text:span></text:span><text:span text:style-name="Drop_20_Caps"><text:span text:style-name="T1">фрукт‎</text:span></text:span></text:p>
      <text:p><text:span text:style-name="Caption_20_characters"><text:span text:style-name="T1">مُرَبًّى </text:span></text:span><text:span text:style-name="Drop_20_Caps"><text:span text:style-name="T1">варенье, джем‎</text:span></text:span></text:p>
      <text:p><text:span text:style-name="Caption_20_characters"><text:span text:style-name="T1">مَحْفُوظَاتٌ </text:span></text:span><text:span text:style-name="Drop_20_Caps"><text:span text:style-name="T1">консервы‎</text:span></text:span></text:p>
      <text:p><text:span text:style-name="Caption_20_characters"><text:span text:style-name="T1">عُلَبُ مَحْفُوظَاتٍ </text:span></text:span><text:span text:style-name="Drop_20_Caps"><text:span text:style-name="T1">кон­сервные банки‎</text:span></text:span></text:p>
      <text:p><text:span text:style-name="Caption_20_characters"><text:span text:style-name="T1">خُشَافٌ </text:span></text:span><text:span text:style-name="Drop_20_Caps"><text:span text:style-name="T1">компот‎</text:span></text:span></text:p>
      <text:p><text:span text:style-name="Caption_20_characters"><text:span text:style-name="T1">عَدَدٌ كَبِيرٌ مِنْ...ِ </text:span></text:span><text:span text:style-name="Drop_20_Caps"><text:span text:style-name="T1">много, большое число‎</text:span></text:span></text:p>
      <text:p><text:span text:style-name="Caption_20_characters"><text:span text:style-name="T1">عَدَدٌ كَبِيرٌ مِنَ اْلأَشْجَارِ </text:span></text:span><text:span text:style-name="Drop_20_Caps"><text:span text:style-name="T1">много деревьев‎</text:span></text:span></text:p>
      <text:p><text:span text:style-name="Caption_20_characters"><text:span text:style-name="T1">حَفِظَ </text:span></text:span><text:span text:style-name="Drop_20_Caps"><text:span text:style-name="T1">консервировал‎</text:span></text:span></text:p>
      <text:p><text:span text:style-name="Caption_20_characters"><text:span text:style-name="T1">حَفِظَ السَّمَكَ </text:span></text:span><text:span text:style-name="Drop_20_Caps"><text:span text:style-name="T1">консер­вировал рыбу‎</text:span></text:span></text:p>
      <text:p><text:span text:style-name="Caption_20_characters"><text:span text:style-name="T1">خَدَمَ </text:span></text:span><text:span text:style-name="Drop_20_Caps"><text:span text:style-name="T1">служил‎</text:span></text:span></text:p>
      <text:p><text:span text:style-name="Caption_20_characters"><text:span text:style-name="T1">نَفَعَ </text:span></text:span><text:span text:style-name="Drop_20_Caps"><text:span text:style-name="T1">дал, принес пользу‎</text:span></text:span></text:p>
      <text:p><text:span text:style-name="Caption_20_characters"><text:span text:style-name="T1">فَتَحَ عُلْبَةَ الْمَحْفُوظَاتِ </text:span></text:span><text:span text:style-name="Drop_20_Caps"><text:span text:style-name="T1">открыл консервную банку‎</text:span></text:span></text:p>
      <text:p><text:span text:style-name="Caption_20_characters"><text:span text:style-name="T1">قِسْمٌ </text:span></text:span><text:span text:style-name="Drop_20_Caps"><text:span text:style-name="T1">отдел, отсек‎</text:span></text:span></text:p>
      <text:p><text:span text:style-name="Caption_20_characters"><text:span text:style-name="T1">شَهْرٌ </text:span></text:span><text:span text:style-name="Drop_20_Caps"><text:span text:style-name="T1">месяц‎</text:span></text:span></text:p>
      <text:p><text:span text:style-name="Caption_20_characters"><text:span text:style-name="T1">فَرَحٌ </text:span></text:span><text:span text:style-name="Drop_20_Caps"><text:span text:style-name="T1">радость‎</text:span></text:span></text:p>
      <text:p><text:span text:style-name="Caption_20_characters"><text:span text:style-name="T1">دَهْشَةٌ </text:span></text:span><text:span text:style-name="Drop_20_Caps"><text:span text:style-name="T1">удивление, изум­ление‎</text:span></text:span></text:p>
      <text:p><text:span text:style-name="Caption_20_characters"><text:span text:style-name="T1">كَانَ فِى فَرَحٍ </text:span></text:span><text:span text:style-name="Drop_20_Caps"><text:span text:style-name="T1">был в ра­дости‎</text:span></text:span></text:p>
      <text:h text:outline-level="2"><text:span text:style-name="Drop_20_Caps"><text:span text:style-name="T1">Урок 54‎</text:span></text:span></text:h>
      <text:p><text:span text:style-name="Caption_20_characters"><text:span text:style-name="T1">ثَعْلَبٌ </text:span></text:span><text:span text:style-name="Drop_20_Caps"><text:span text:style-name="T1">лиса‎</text:span></text:span></text:p>
      <text:p><text:span text:style-name="Caption_20_characters"><text:span text:style-name="T1">حَظِيرَةٌ </text:span></text:span><text:span text:style-name="Drop_20_Caps"><text:span text:style-name="T1">загон‎</text:span></text:span></text:p>
      <text:p><text:span text:style-name="Caption_20_characters"><text:span text:style-name="T1">ذَاتَ مَرَّةٍ </text:span></text:span><text:span text:style-name="Drop_20_Caps"><text:span text:style-name="T1">однажды‎</text:span></text:span></text:p>
      <text:p><text:span text:style-name="Caption_20_characters"><text:span text:style-name="T1">سَعِيدٌ </text:span></text:span><text:span text:style-name="Drop_20_Caps"><text:span text:style-name="T1">счастливый‎</text:span></text:span></text:p>
      <text:p><text:span text:style-name="Caption_20_characters"><text:span text:style-name="T1">ذَيْلٌ </text:span></text:span><text:span text:style-name="Drop_20_Caps"><text:span text:style-name="T1">хвост‎</text:span></text:span></text:p>
      <text:p><text:span text:style-name="Caption_20_characters"><text:span text:style-name="T1">حِيلَةٌ </text:span></text:span><text:span text:style-name="Drop_20_Caps"><text:span text:style-name="T1">хитрость, уловка‎</text:span></text:span></text:p>
      <text:p><text:span text:style-name="Caption_20_characters"><text:span text:style-name="T1">كَلاَمٌ </text:span></text:span><text:span text:style-name="Drop_20_Caps"><text:span text:style-name="T1">разговор, речь‎</text:span></text:span></text:p>
      <text:p><text:span text:style-name="Caption_20_characters"><text:span text:style-name="T1">مِنْ فَضْلِكَ </text:span></text:span><text:span text:style-name="Drop_20_Caps"><text:span text:style-name="T1">пожалуйста‎</text:span></text:span></text:p>
      <text:p><text:soft-page-break/><text:span text:style-name="Caption_20_characters"><text:span text:style-name="T1">مَكَّارٌ </text:span></text:span><text:span text:style-name="Drop_20_Caps"><text:span text:style-name="T1">хитрый‎</text:span></text:span></text:p>
      <text:p><text:span text:style-name="Caption_20_characters"><text:span text:style-name="T1">عَالَجَ </text:span></text:span><text:span text:style-name="Drop_20_Caps"><text:span text:style-name="T1">лечил‎</text:span></text:span></text:p>
      <text:p><text:span text:style-name="Caption_20_characters"><text:span text:style-name="T1">عِلاَجٌ </text:span></text:span><text:span text:style-name="Drop_20_Caps"><text:span text:style-name="T1">лечение‎</text:span></text:span></text:p>
      <text:p><text:span text:style-name="Caption_20_characters"><text:span text:style-name="T1">مَرِضَ </text:span></text:span><text:span text:style-name="Drop_20_Caps"><text:span text:style-name="T1">заболел‎</text:span></text:span></text:p>
      <text:p><text:span text:style-name="Caption_20_characters"><text:span text:style-name="T1">بَحَثَ عَنْ...ِ </text:span></text:span><text:span text:style-name="Drop_20_Caps"><text:span text:style-name="T1">искал‎</text:span></text:span></text:p>
      <text:p><text:span text:style-name="Caption_20_characters"><text:span text:style-name="T1">أَغْلاَقَ </text:span></text:span><text:span text:style-name="Drop_20_Caps"><text:span text:style-name="T1">закрыл‎</text:span></text:span></text:p>
      <text:p><text:span text:style-name="Caption_20_characters"><text:span text:style-name="T1">هَا </text:span></text:span><text:span text:style-name="Drop_20_Caps"><text:span text:style-name="T1">вот‎</text:span></text:span></text:p>
      <text:p><text:span text:style-name="Caption_20_characters"><text:span text:style-name="T1">هَا هُوَ الْبَيْتُ </text:span></text:span><text:span text:style-name="Drop_20_Caps"><text:span text:style-name="T1">вот он дом‎</text:span></text:span></text:p>
      <text:p><text:span text:style-name="Caption_20_characters"><text:span text:style-name="T1">مَنْ كَانَ يُرِيدُ </text:span></text:span><text:span text:style-name="Drop_20_Caps"><text:span text:style-name="T1">тот, кто хочет‎</text:span></text:span></text:p>
      <text:p><text:span text:style-name="Caption_20_characters"><text:span text:style-name="T1">لِيَكْتُبْ </text:span></text:span><text:span text:style-name="Drop_20_Caps"><text:span text:style-name="T1">пусть пишет‎</text:span></text:span></text:p>
      <text:p><text:span text:style-name="Caption_20_characters"><text:span text:style-name="T1">لِيَقْرَأْ </text:span></text:span><text:span text:style-name="Drop_20_Caps"><text:span text:style-name="T1">пусть читает‎</text:span></text:span></text:p>
      <text:p><text:span text:style-name="Caption_20_characters"><text:span text:style-name="T1">عَاشَ </text:span></text:span><text:span text:style-name="Drop_20_Caps"><text:span text:style-name="T1">жил‎</text:span></text:span></text:p>
      <text:p><text:span text:style-name="Caption_20_characters"><text:span text:style-name="T1">شَكَا </text:span></text:span><text:span text:style-name="Drop_20_Caps"><text:span text:style-name="T1">жаловался‎</text:span></text:span></text:p>
      <text:p><text:span text:style-name="Caption_20_characters"><text:span text:style-name="T1">أَنَّ </text:span></text:span><text:span text:style-name="Drop_20_Caps"><text:span text:style-name="T1">стонал‎</text:span></text:span></text:p>
      <text:p><text:span text:style-name="Caption_20_characters"><text:span text:style-name="T1">أَشَارَ اِلَى...ِ </text:span></text:span><text:span text:style-name="Drop_20_Caps"><text:span text:style-name="T1">показал, ука­зал на что-л.‎</text:span></text:span></text:p>
      <text:h text:outline-level="2"><text:span text:style-name="Drop_20_Caps"><text:span text:style-name="T1">Урок 55‎</text:span></text:span></text:h>
      <text:p><text:span text:style-name="Caption_20_characters"><text:span text:style-name="T1">عُطْلَةٌ </text:span></text:span><text:span text:style-name="Drop_20_Caps"><text:span text:style-name="T1">каникулы‎</text:span></text:span></text:p>
      <text:p><text:span text:style-name="Caption_20_characters"><text:span text:style-name="T1">عُطْلَةُ نِصْفِ السَّنَةِ </text:span></text:span><text:span text:style-name="Drop_20_Caps"><text:span text:style-name="T1">ка­никулы полугодия‎</text:span></text:span></text:p>
      <text:p><text:span text:style-name="Caption_20_characters"><text:span text:style-name="T1">نِصْفٌ </text:span></text:span><text:span text:style-name="Drop_20_Caps"><text:span text:style-name="T1">половина‎</text:span></text:span></text:p>
      <text:p><text:span text:style-name="Caption_20_characters"><text:span text:style-name="T1">بَعْدَ وَقْتٍ قَصِيرٍ </text:span></text:span><text:span text:style-name="Drop_20_Caps"><text:span text:style-name="T1">спустя немного, скоро, через некоторое время‎</text:span></text:span></text:p>
      <text:p><text:span text:style-name="Caption_20_characters"><text:span text:style-name="T1">نُورٌ </text:span></text:span><text:span text:style-name="Drop_20_Caps"><text:span text:style-name="T1">свет‎</text:span></text:span></text:p>
      <text:p><text:span text:style-name="Caption_20_characters"><text:span text:style-name="T1">كَهْرَبَاءٌ </text:span></text:span><text:span text:style-name="Drop_20_Caps"><text:span text:style-name="T1">электричество‎</text:span></text:span></text:p>
      <text:p><text:span text:style-name="Caption_20_characters"><text:span text:style-name="T1">نُورُ الْكَهْرَبَاءِ </text:span></text:span><text:span text:style-name="Drop_20_Caps"><text:span text:style-name="T1">электриче­ский свет‎</text:span></text:span></text:p>
      <text:p><text:span text:style-name="Caption_20_characters"><text:span text:style-name="T1">مَحَطَّةٌ </text:span></text:span><text:span text:style-name="Drop_20_Caps"><text:span text:style-name="T1">станция‎</text:span></text:span></text:p>
      <text:p><text:span text:style-name="Caption_20_characters"><text:span text:style-name="T1">مَحَطَّةُ الْكَهْرَبَاءِ </text:span></text:span><text:span text:style-name="Drop_20_Caps"><text:span text:style-name="T1">элек­тростанция‎</text:span></text:span></text:p>
      <text:p><text:span text:style-name="Caption_20_characters"><text:span text:style-name="T1">طَاهِرٌ </text:span></text:span><text:span text:style-name="Drop_20_Caps"><text:span text:style-name="T1">чистый‎</text:span></text:span></text:p>
      <text:p><text:span text:style-name="Caption_20_characters"><text:span text:style-name="T1">صَافٍ </text:span></text:span><text:span text:style-name="Drop_20_Caps"><text:span text:style-name="T1">прозрачный‎</text:span></text:span></text:p>
      <text:p><text:span text:style-name="Caption_20_characters"><text:span text:style-name="T1">مَاءٌ صَافٍ </text:span></text:span><text:span text:style-name="Drop_20_Caps"><text:span text:style-name="T1">прозрачная вода‎</text:span></text:span></text:p>
      <text:p><text:span text:style-name="Caption_20_characters"><text:span text:style-name="T1">كُلُّ عَامٍ وَ اَنْتُمْ بِخَيْرٍ </text:span></text:span><text:span text:style-name="Drop_20_Caps"><text:span text:style-name="T1">С Новым годом!‎</text:span></text:span></text:p>
      <text:p><text:span text:style-name="Caption_20_characters"><text:span text:style-name="T1">وَ اَنْتُمْ بِالْخَيْرِ وَ السَّعَادَةِ </text:span></text:span><text:span text:style-name="Drop_20_Caps"><text:span text:style-name="T1">и вам желаем добра и счастья‎</text:span></text:span></text:p>
      <text:p><text:span text:style-name="Caption_20_characters"><text:span text:style-name="T1">حَكَى </text:span></text:span><text:span text:style-name="Drop_20_Caps"><text:span text:style-name="T1">рассказал‎</text:span></text:span></text:p>
      <text:p><text:span text:style-name="Caption_20_characters"><text:span text:style-name="T1">اِنْتَهَى </text:span></text:span><text:span text:style-name="Drop_20_Caps"><text:span text:style-name="T1">закончился ‎</text:span></text:span></text:p>
      <text:h text:outline-level="2"><text:span text:style-name="Drop_20_Caps"><text:span text:style-name="T1">Урок 56‎</text:span></text:span></text:h>
      <text:p><text:span text:style-name="Caption_20_characters"><text:span text:style-name="T1">مِطْرَقَةٌ </text:span></text:span><text:span text:style-name="Drop_20_Caps"><text:span text:style-name="T1">молоток‎</text:span></text:span></text:p>
      <text:p><text:span text:style-name="Caption_20_characters"><text:span text:style-name="T1">فَأْسٌ </text:span></text:span><text:span text:style-name="Drop_20_Caps"><text:span text:style-name="T1">топор‎</text:span></text:span></text:p>
      <text:p><text:span text:style-name="Caption_20_characters"><text:span text:style-name="T1">مِنْشَارٌ </text:span></text:span><text:span text:style-name="Drop_20_Caps"><text:span text:style-name="T1">пила‎</text:span></text:span></text:p>
      <text:p><text:span text:style-name="Caption_20_characters"><text:span text:style-name="T1">شَوْكَةٌ </text:span></text:span><text:span text:style-name="Drop_20_Caps"><text:span text:style-name="T1">вилка‎</text:span></text:span></text:p>
      <text:p><text:span text:style-name="Caption_20_characters"><text:span text:style-name="T1">صَحْنٌ </text:span></text:span><text:span text:style-name="Drop_20_Caps"><text:span text:style-name="T1">тарелка, блюдо‎</text:span></text:span></text:p>
      <text:p><text:span text:style-name="Caption_20_characters"><text:span text:style-name="T1">مِلْعَقَةٌ </text:span></text:span><text:span text:style-name="Drop_20_Caps"><text:span text:style-name="T1">ложка‎</text:span></text:span></text:p>
      <text:p><text:span text:style-name="Caption_20_characters"><text:span text:style-name="T1">جَدٌّ </text:span></text:span><text:span text:style-name="Drop_20_Caps"><text:span text:style-name="T1">дед, дедушка‎</text:span></text:span></text:p>
      <text:p><text:span text:style-name="Caption_20_characters"><text:span text:style-name="T1">جَدَّةٌ </text:span></text:span><text:span text:style-name="Drop_20_Caps"><text:span text:style-name="T1">бабушка‎</text:span></text:span></text:p>
      <text:p><text:span text:style-name="Caption_20_characters"><text:span text:style-name="T1">اَبَوَانِ </text:span></text:span><text:span text:style-name="Drop_20_Caps"><text:span text:style-name="T1">родители‎</text:span></text:span></text:p>
      <text:p><text:span text:style-name="Caption_20_characters"><text:span text:style-name="T1">اَقَارِبِ </text:span></text:span><text:span text:style-name="Drop_20_Caps"><text:span text:style-name="T1">родственники, род­ные‎</text:span></text:span></text:p>
      <text:p><text:span text:style-name="Caption_20_characters"><text:span text:style-name="T1">مُطِيعٌ </text:span></text:span><text:span text:style-name="Drop_20_Caps"><text:span text:style-name="T1">послушный‎</text:span></text:span></text:p>
      <text:p><text:span text:style-name="Caption_20_characters"><text:span text:style-name="T1">عَاصٍ </text:span></text:span><text:span text:style-name="Drop_20_Caps"><text:span text:style-name="T1">непослушный, непок­орный‎</text:span></text:span></text:p>
      <text:p><text:span text:style-name="Caption_20_characters"><text:span text:style-name="T1">مُؤَدَّبٌ </text:span></text:span><text:span text:style-name="Drop_20_Caps"><text:span text:style-name="T1">воспитанный‎</text:span></text:span></text:p>
      <text:p><text:span text:style-name="Caption_20_characters"><text:span text:style-name="T1">غَيْرُ مُؤَدَّبٍ </text:span></text:span><text:span text:style-name="Drop_20_Caps"><text:span text:style-name="T1">невоспитан­ный‎</text:span></text:span></text:p>
      <text:p><text:span text:style-name="Caption_20_characters"><text:span text:style-name="T1">كُنْ </text:span></text:span><text:span text:style-name="Drop_20_Caps"><text:span text:style-name="T1">будь‎</text:span></text:span></text:p>
      <text:p><text:span text:style-name="Caption_20_characters"><text:span text:style-name="T1">لاَ تَكُنْ </text:span></text:span><text:span text:style-name="Drop_20_Caps"><text:span text:style-name="T1">не будь‎</text:span></text:span></text:p>
      <text:p><text:span text:style-name="Caption_20_characters"><text:span text:style-name="T1">شُورْبَةٌ </text:span></text:span><text:span text:style-name="Drop_20_Caps"><text:span text:style-name="T1">суп, шурпа‎</text:span></text:span></text:p>
      <text:p><text:span text:style-name="Caption_20_characters"><text:span text:style-name="T1">صَيْفٌ </text:span></text:span><text:span text:style-name="Drop_20_Caps"><text:span text:style-name="T1">лето‎</text:span></text:span></text:p>
      <text:p><text:span text:style-name="Caption_20_characters"><text:span text:style-name="T1">خَشَبٌ </text:span></text:span><text:span text:style-name="Drop_20_Caps"><text:span text:style-name="T1">лес, лесоматериа­лы, деревяшка‎</text:span></text:span></text:p>
      <text:p><text:span text:style-name="Caption_20_characters"><text:span text:style-name="T1">مِسْمَارٌ </text:span></text:span><text:span text:style-name="Drop_20_Caps"><text:span text:style-name="T1">гвоздь‎</text:span></text:span></text:p>
      <text:p><text:span text:style-name="Caption_20_characters"><text:span text:style-name="T1">اِلْتَفَتَ </text:span></text:span><text:span text:style-name="Drop_20_Caps"><text:span text:style-name="T1">оборачивался, по­ворачивался‎</text:span></text:span></text:p>
      <text:p><text:span text:style-name="Caption_20_characters"><text:span text:style-name="T1">اِحْتَرَمَ </text:span></text:span><text:span text:style-name="Drop_20_Caps"><text:span text:style-name="T1">уважал‎</text:span></text:span></text:p>
      <text:p><text:span text:style-name="Caption_20_characters"><text:span text:style-name="T1">دَائِمًا </text:span></text:span><text:span text:style-name="Drop_20_Caps"><text:span text:style-name="T1">всегда‎</text:span></text:span></text:p>
      <text:p><text:span text:style-name="Caption_20_characters"><text:span text:style-name="T1">اَثْنَاءَ...ِ </text:span></text:span><text:span text:style-name="Drop_20_Caps"><text:span text:style-name="T1">во время‎</text:span></text:span></text:p>
      <text:p><text:span text:style-name="Caption_20_characters"><text:span text:style-name="T1">اَثْنَاءَ الدَّرْسِ </text:span></text:span><text:span text:style-name="Drop_20_Caps"><text:span text:style-name="T1">во время урока, на уроке‎</text:span></text:span></text:p>
      <text:p><text:span text:style-name="Caption_20_characters"><text:span text:style-name="T1">نَجَّارٌ </text:span></text:span><text:span text:style-name="Drop_20_Caps"><text:span text:style-name="T1">плотник, столяр‎</text:span></text:span></text:p>
      <text:p><text:span text:style-name="Caption_20_characters"><text:span text:style-name="T1">آلَةٌ </text:span></text:span><text:span text:style-name="Drop_20_Caps"><text:span text:style-name="T1">инструмент, орудие‎</text:span></text:span></text:p>
      <text:p><text:span text:style-name="Caption_20_characters"><text:span text:style-name="T1">غَسَلَ </text:span></text:span><text:span text:style-name="Drop_20_Caps"><text:span text:style-name="T1">мыл; стирал‎</text:span></text:span></text:p>
      <text:p><text:span text:style-name="Caption_20_characters"><text:span text:style-name="T1">قَطَعَ </text:span></text:span><text:span text:style-name="Drop_20_Caps"><text:span text:style-name="T1">резал‎</text:span></text:span></text:p>
      <text:p><text:span text:style-name="Caption_20_characters"><text:span text:style-name="T1">نَشَرَ </text:span></text:span><text:span text:style-name="Drop_20_Caps"><text:span text:style-name="T1">пилил‎</text:span></text:span></text:p>
      <text:h text:outline-level="2"><text:span text:style-name="Drop_20_Caps"><text:span text:style-name="T1">Урок 57‎</text:span></text:span></text:h>
      <text:p><text:span text:style-name="Caption_20_characters"><text:span text:style-name="T1">كُوبِيكٌ </text:span></text:span><text:span text:style-name="Drop_20_Caps"><text:span text:style-name="T1">копейка‎</text:span></text:span></text:p>
      <text:p><text:span text:style-name="Caption_20_characters"><text:span text:style-name="T1">رُوبِلٌ </text:span></text:span><text:span text:style-name="Drop_20_Caps"><text:span text:style-name="T1">рубль‎</text:span></text:span></text:p>
      <text:p><text:span text:style-name="Caption_20_characters"><text:span text:style-name="T1">بَاصٌ </text:span></text:span><text:span text:style-name="Drop_20_Caps"><text:span text:style-name="T1">автобус‎</text:span></text:span></text:p>
      <text:p><text:span text:style-name="Caption_20_characters"><text:span text:style-name="T1">وَاحِدٌ </text:span></text:span><text:span text:style-name="Drop_20_Caps"><text:span text:style-name="T1">один‎</text:span></text:span></text:p>
      <text:p><text:span text:style-name="Caption_20_characters"><text:span text:style-name="T1">اِثْنَانِ </text:span></text:span><text:span text:style-name="Drop_20_Caps"><text:span text:style-name="T1">два‎</text:span></text:span></text:p>
      <text:p><text:span text:style-name="Caption_20_characters"><text:span text:style-name="T1">ثَلاَثَةٌ </text:span></text:span><text:span text:style-name="Drop_20_Caps"><text:span text:style-name="T1">три‎</text:span></text:span></text:p>
      <text:p><text:span text:style-name="Caption_20_characters"><text:span text:style-name="T1">اَرْبَعَةٌ </text:span></text:span><text:span text:style-name="Drop_20_Caps"><text:span text:style-name="T1">четыре‎</text:span></text:span></text:p>
      <text:p><text:span text:style-name="Caption_20_characters"><text:span text:style-name="T1">خَمْسَةٌ </text:span></text:span><text:span text:style-name="Drop_20_Caps"><text:span text:style-name="T1">пять‎</text:span></text:span></text:p>
      <text:p><text:span text:style-name="Caption_20_characters"><text:span text:style-name="T1">سِتَّةٌ </text:span></text:span><text:span text:style-name="Drop_20_Caps"><text:span text:style-name="T1">шесть‎</text:span></text:span></text:p>
      <text:p><text:span text:style-name="Caption_20_characters"><text:span text:style-name="T1">سَبْعَةٌ </text:span></text:span><text:span text:style-name="Drop_20_Caps"><text:span text:style-name="T1">семь‎</text:span></text:span></text:p>
      <text:p><text:span text:style-name="Caption_20_characters"><text:span text:style-name="T1">ثَمَانِيَةٌ </text:span></text:span><text:span text:style-name="Drop_20_Caps"><text:span text:style-name="T1">восемь‎</text:span></text:span></text:p>
      <text:p><text:span text:style-name="Caption_20_characters"><text:span text:style-name="T1">تِسْعَةٌ </text:span></text:span><text:span text:style-name="Drop_20_Caps"><text:span text:style-name="T1">девять‎</text:span></text:span></text:p>
      <text:p><text:span text:style-name="Caption_20_characters"><text:span text:style-name="T1">عَشَرَةٌ </text:span></text:span><text:span text:style-name="Drop_20_Caps"><text:span text:style-name="T1">десять‎</text:span></text:span></text:p>
      <text:p><text:span text:style-name="Caption_20_characters"><text:span text:style-name="T1">سِكِّينٌ </text:span></text:span><text:span text:style-name="Drop_20_Caps"><text:span text:style-name="T1">нож‎</text:span></text:span></text:p>
      <text:p><text:span text:style-name="Caption_20_characters"><text:span text:style-name="T1">صَحْنُ الْمَسْجِدِ </text:span></text:span><text:span text:style-name="Drop_20_Caps"><text:span text:style-name="T1">двор мечети‎</text:span></text:span></text:p>
      <text:p><text:span text:style-name="Caption_20_characters"><text:span text:style-name="T1">ضَيْفٌ </text:span></text:span><text:span text:style-name="Drop_20_Caps"><text:span text:style-name="T1">гость‎</text:span></text:span></text:p>
      <text:p><text:span text:style-name="Caption_20_characters"><text:span text:style-name="T1">غَالٍ </text:span></text:span><text:span text:style-name="Drop_20_Caps"><text:span text:style-name="T1">дорогой (по цене)‎</text:span></text:span></text:p>
      <text:p><text:span text:style-name="Caption_20_characters"><text:span text:style-name="T1">رَخِيصٌ </text:span></text:span><text:span text:style-name="Drop_20_Caps"><text:span text:style-name="T1">дешевый‎</text:span></text:span></text:p>
      <text:p><text:span text:style-name="Caption_20_characters"><text:span text:style-name="T1">قِيمَةٌ </text:span></text:span><text:span text:style-name="Drop_20_Caps"><text:span text:style-name="T1">цена, стоимость‎</text:span></text:span></text:p>
      <text:p><text:span text:style-name="Caption_20_characters"><text:span text:style-name="T1">جَيْبٌ </text:span></text:span><text:span text:style-name="Drop_20_Caps"><text:span text:style-name="T1">карман‎</text:span></text:span></text:p>
      <text:p><text:span text:style-name="Caption_20_characters"><text:span text:style-name="T1">بَاكِرًا </text:span></text:span><text:span text:style-name="Drop_20_Caps"><text:span text:style-name="T1">рано‎</text:span></text:span></text:p>
      <text:p><text:span text:style-name="Caption_20_characters"><text:span text:style-name="T1">مُتَأَخِّرًا </text:span></text:span><text:span text:style-name="Drop_20_Caps"><text:span text:style-name="T1">поздно, с опозда­нием‎</text:span></text:span></text:p>
      <text:p><text:span text:style-name="Caption_20_characters"><text:span text:style-name="T1">أَقَامَ </text:span></text:span><text:span text:style-name="Drop_20_Caps"><text:span text:style-name="T1">прожил; оставался‎</text:span></text:span></text:p>
      <text:p><text:span text:style-name="Caption_20_characters"><text:span text:style-name="T1">تَخَلَّفَ عَنْ...ِ </text:span></text:span><text:span text:style-name="Drop_20_Caps"><text:span text:style-name="T1">отсутство­вал на...‎</text:span></text:span></text:p>
      <text:p><text:span text:style-name="Caption_20_characters"><text:span text:style-name="T1">كَمْ؟ </text:span></text:span><text:span text:style-name="Drop_20_Caps"><text:span text:style-name="T1">сколько?‎</text:span></text:span></text:p>
      <text:p><text:span text:style-name="Caption_20_characters"><text:span text:style-name="T1">بِكَمْ؟ </text:span></text:span><text:span text:style-name="Drop_20_Caps"><text:span text:style-name="T1">почём? за сколько?‎</text:span></text:span></text:p>
      <text:p><text:span text:style-name="Caption_20_characters"><text:span text:style-name="T1">يُسَاوِى </text:span></text:span><text:span text:style-name="Drop_20_Caps"><text:span text:style-name="T1">стоит‎</text:span></text:span></text:p>
      <text:p><text:span text:style-name="Caption_20_characters"><text:span text:style-name="T1">كَمْ يُسَاوِى؟ </text:span></text:span><text:span text:style-name="Drop_20_Caps"><text:span text:style-name="T1">сколько стоит?‎</text:span></text:span></text:p>
      <text:p><text:span text:style-name="Caption_20_characters"><text:span text:style-name="T1">نَهَضَ </text:span></text:span><text:span text:style-name="Drop_20_Caps"><text:span text:style-name="T1">встал, поднялся‎</text:span></text:span></text:p>
      <text:p><text:soft-page-break/><text:span text:style-name="Caption_20_characters"><text:span text:style-name="T1">نَهَضَ مِنْ نَّوْمِهِ </text:span></text:span><text:span text:style-name="Drop_20_Caps"><text:span text:style-name="T1">встал с постели‎</text:span></text:span></text:p>
      <text:p><text:span text:style-name="Caption_20_characters"><text:span text:style-name="T1">نَمْ </text:span></text:span><text:span text:style-name="Drop_20_Caps"><text:span text:style-name="T1">спи‎</text:span></text:span></text:p>
      <text:p><text:span text:style-name="Caption_20_characters"><text:span text:style-name="T1">لاَ تَنَمْ </text:span></text:span><text:span text:style-name="Drop_20_Caps"><text:span text:style-name="T1">не спи‎</text:span></text:span></text:p>
      <text:p><text:span text:style-name="Caption_20_characters"><text:span text:style-name="T1">رَجُلٌ </text:span></text:span><text:span text:style-name="Drop_20_Caps"><text:span text:style-name="T1">(один) мужчина‎</text:span></text:span></text:p>
      <text:p><text:span text:style-name="Caption_20_characters"><text:span text:style-name="T1">رَجُلاَنِ </text:span></text:span><text:span text:style-name="Drop_20_Caps"><text:span text:style-name="T1">двое мужчин‎</text:span></text:span></text:p>
      <text:p><text:span text:style-name="Caption_20_characters"><text:span text:style-name="T1">بَيْتٌ </text:span></text:span><text:span text:style-name="Drop_20_Caps"><text:span text:style-name="T1">(один) дом‎</text:span></text:span></text:p>
      <text:p><text:span text:style-name="Caption_20_characters"><text:span text:style-name="T1">بَيْتَانِ </text:span></text:span><text:span text:style-name="Drop_20_Caps"><text:span text:style-name="T1">два дома‎</text:span></text:span></text:p>
      <text:h text:outline-level="2"><text:span text:style-name="Drop_20_Caps"><text:span text:style-name="T1">Урок 58‎</text:span></text:span></text:h>
      <text:p><text:span text:style-name="Caption_20_characters"><text:span text:style-name="T1">دِهْلِيزٌ </text:span></text:span><text:span text:style-name="Drop_20_Caps"><text:span text:style-name="T1">коридор‎</text:span></text:span></text:p>
      <text:p><text:span text:style-name="Caption_20_characters"><text:span text:style-name="T1">سِينَمَا </text:span></text:span><text:span text:style-name="Drop_20_Caps"><text:span text:style-name="T1">кино‎</text:span></text:span></text:p>
      <text:p><text:span text:style-name="Caption_20_characters"><text:span text:style-name="T1">مِنْ زَمَانٍ </text:span></text:span><text:span text:style-name="Drop_20_Caps"><text:span text:style-name="T1">давно, давно уже‎</text:span></text:span></text:p>
      <text:p><text:span text:style-name="Caption_20_characters"><text:span text:style-name="T1">نَادٍ </text:span></text:span><text:span text:style-name="Drop_20_Caps"><text:span text:style-name="T1">клуб‎</text:span></text:span></text:p>
      <text:p><text:span text:style-name="Caption_20_characters"><text:span text:style-name="T1">كَيْفَ حَالُكُمْ؟ </text:span></text:span><text:span text:style-name="Drop_20_Caps"><text:span text:style-name="T1">как ваши дела? как поживаете?‎</text:span></text:span></text:p>
      <text:p><text:span text:style-name="Caption_20_characters"><text:span text:style-name="T1">طَيِّبٌ </text:span></text:span><text:span text:style-name="Drop_20_Caps"><text:span text:style-name="T1">хорошо‎</text:span></text:span></text:p>
      <text:p><text:span text:style-name="Caption_20_characters"><text:span text:style-name="T1">اَشْكُرُكُمْ </text:span></text:span><text:span text:style-name="Drop_20_Caps"><text:span text:style-name="T1">благодарю вас‎</text:span></text:span></text:p>
      <text:p><text:span text:style-name="Caption_20_characters"><text:span text:style-name="T1">اِلَى اللِّقَاءِ </text:span></text:span><text:span text:style-name="Drop_20_Caps"><text:span text:style-name="T1">до свидания!‎</text:span></text:span></text:p>
      <text:p><text:span text:style-name="Caption_20_characters"><text:span text:style-name="T1">مَعَ السَّلاَمَةِ </text:span></text:span><text:span text:style-name="Drop_20_Caps"><text:span text:style-name="T1">всего хоро­шего!‎</text:span></text:span></text:p>
      <text:p><text:span text:style-name="Caption_20_characters"><text:span text:style-name="T1">حَاضِرٌ </text:span></text:span><text:span text:style-name="Drop_20_Caps"><text:span text:style-name="T1">присутствующий‎</text:span></text:span></text:p>
      <text:p><text:span text:style-name="Caption_20_characters"><text:span text:style-name="T1">غَائِبٌ </text:span></text:span><text:span text:style-name="Drop_20_Caps"><text:span text:style-name="T1">отсутствующий‎</text:span></text:span></text:p>
      <text:p><text:span text:style-name="Caption_20_characters"><text:span text:style-name="T1">اَمَامِيٌّ </text:span></text:span><text:span text:style-name="Drop_20_Caps"><text:span text:style-name="T1">передний‎</text:span></text:span></text:p>
      <text:p><text:span text:style-name="Caption_20_characters"><text:span text:style-name="T1">بِجَانِبِ...ِ </text:span></text:span><text:span text:style-name="Drop_20_Caps"><text:span text:style-name="T1">рядом с...‎</text:span></text:span></text:p>
      <text:p><text:span text:style-name="Caption_20_characters"><text:span text:style-name="T1">بَعْدَ قَلِيلٍ </text:span></text:span><text:span text:style-name="Drop_20_Caps"><text:span text:style-name="T1">вскоре, через некоторое время‎</text:span></text:span></text:p>
      <text:p><text:span text:style-name="Caption_20_characters"><text:span text:style-name="T1">مَعًا </text:span></text:span><text:span text:style-name="Drop_20_Caps"><text:span text:style-name="T1">вместе‎</text:span></text:span></text:p>
      <text:p><text:span text:style-name="Caption_20_characters"><text:span text:style-name="T1">تَذَاكَرَ </text:span></text:span><text:span text:style-name="Drop_20_Caps"><text:span text:style-name="T1">учили, повторяли совместно‎</text:span></text:span></text:p>
      <text:p><text:span text:style-name="Caption_20_characters"><text:span text:style-name="T1">اِكْرَامٌ </text:span></text:span><text:span text:style-name="Drop_20_Caps"><text:span text:style-name="T1">почтение, уважение‎</text:span></text:span></text:p>
      <text:p><text:span text:style-name="Caption_20_characters"><text:span text:style-name="T1">اِكْرَامًا لَهُ </text:span></text:span><text:span text:style-name="Drop_20_Caps"><text:span text:style-name="T1">в честь его, в знак уважения к нему‎</text:span></text:span></text:p>
      <text:p><text:span text:style-name="Caption_20_characters"><text:span text:style-name="T1">عَلَى الْفَوْرِ </text:span></text:span><text:span text:style-name="Drop_20_Caps"><text:span text:style-name="T1">сразу, тотчас‎</text:span></text:span></text:p>
      <text:p><text:span text:style-name="Caption_20_characters"><text:span text:style-name="T1">غُرْفَةُ الدَّرْسِ </text:span></text:span><text:span text:style-name="Drop_20_Caps"><text:span text:style-name="T1">аудитория‎</text:span></text:span></text:p>
      <text:p><text:span text:style-name="Caption_20_characters"><text:span text:style-name="T1">مَحَلَّةٌ </text:span></text:span><text:span text:style-name="Drop_20_Caps"><text:span text:style-name="T1">квартал‎</text:span></text:span></text:p>
      <text:p><text:span text:style-name="Caption_20_characters"><text:span text:style-name="T1">مَسْجِدُ الْمَحَلَّةِ </text:span></text:span><text:span text:style-name="Drop_20_Caps"><text:span text:style-name="T1">квар­тальная мечеть‎</text:span></text:span></text:p>
      <text:p><text:span text:style-name="Caption_20_characters"><text:span text:style-name="T1">تَفَرَّقَ </text:span></text:span><text:span text:style-name="Drop_20_Caps"><text:span text:style-name="T1">разошёлся‎</text:span></text:span></text:p>
      <text:p><text:span text:style-name="Caption_20_characters"><text:span text:style-name="T1">يُعْرَضُ </text:span></text:span><text:span text:style-name="Drop_20_Caps"><text:span text:style-name="T1">идет, показывают‎</text:span></text:span></text:p>
      <text:p><text:span text:style-name="Caption_20_characters"><text:span text:style-name="T1">ذَهَبَا </text:span></text:span><text:span text:style-name="Drop_20_Caps"><text:span text:style-name="T1">оба ушли‎</text:span></text:span></text:p>
      <text:p><text:span text:style-name="Caption_20_characters"><text:span text:style-name="T1">يَذْهَبَانِ </text:span></text:span><text:span text:style-name="Drop_20_Caps"><text:span text:style-name="T1">оба идут‎</text:span></text:span></text:p>
      <text:h text:outline-level="2"><text:span text:style-name="Drop_20_Caps"><text:span text:style-name="T1">Урок 59‎</text:span></text:span></text:h>
      <text:p><text:span text:style-name="Caption_20_characters"><text:span text:style-name="T1">مِصْبَاحٌ </text:span></text:span><text:span text:style-name="Drop_20_Caps"><text:span text:style-name="T1">лампа‎</text:span></text:span></text:p>
      <text:p><text:span text:style-name="Caption_20_characters"><text:span text:style-name="T1">مِصْبَاحٌ كَهْرَبَائِىٌّ </text:span></text:span><text:span text:style-name="Drop_20_Caps"><text:span text:style-name="T1">лам­почка‎</text:span></text:span></text:p>
      <text:p><text:span text:style-name="Caption_20_characters"><text:span text:style-name="T1">كَهْرَبَائِىٌّ </text:span></text:span><text:span text:style-name="Drop_20_Caps"><text:span text:style-name="T1">электрический‎</text:span></text:span></text:p>
      <text:p><text:span text:style-name="Caption_20_characters"><text:span text:style-name="T1">مِنْضَدَةٌ </text:span></text:span><text:span text:style-name="Drop_20_Caps"><text:span text:style-name="T1">стол‎</text:span></text:span></text:p>
      <text:p><text:span text:style-name="Caption_20_characters"><text:span text:style-name="T1">مِنْضَدَةُ الْكُتُبِ </text:span></text:span><text:span text:style-name="Drop_20_Caps"><text:span text:style-name="T1">эта­жерка‎</text:span></text:span></text:p>
      <text:p><text:span text:style-name="Caption_20_characters"><text:span text:style-name="T1">سِيَاسِىٌّ </text:span></text:span><text:span text:style-name="Drop_20_Caps"><text:span text:style-name="T1">политический‎</text:span></text:span></text:p>
      <text:p><text:span text:style-name="Caption_20_characters"><text:span text:style-name="T1">أَدَبِىٌّ </text:span></text:span><text:span text:style-name="Drop_20_Caps"><text:span text:style-name="T1">литературный‎</text:span></text:span></text:p>
      <text:p><text:span text:style-name="Caption_20_characters"><text:span text:style-name="T1">وَطَنِىٌّ </text:span></text:span><text:span text:style-name="Drop_20_Caps"><text:span text:style-name="T1">национальный, отечественный‎</text:span></text:span></text:p>
      <text:p><text:span text:style-name="Caption_20_characters"><text:span text:style-name="T1">ضَرُورِىٌّ </text:span></text:span><text:span text:style-name="Drop_20_Caps"><text:span text:style-name="T1">необходимый‎</text:span></text:span></text:p>
      <text:p><text:span text:style-name="Caption_20_characters"><text:span text:style-name="T1">وَدِّىٌّ </text:span></text:span><text:span text:style-name="Drop_20_Caps"><text:span text:style-name="T1">дружеский, друже­ственный‎</text:span></text:span></text:p>
      <text:p><text:span text:style-name="Caption_20_characters"><text:span text:style-name="T1">عَلاَقَةٌ </text:span></text:span><text:span text:style-name="Drop_20_Caps"><text:span text:style-name="T1">отношение, связь‎</text:span></text:span></text:p>
      <text:p><text:span text:style-name="Caption_20_characters"><text:span text:style-name="T1">عَلاَقَاتٌ وُدِّيَّةٌ </text:span></text:span><text:span text:style-name="Drop_20_Caps"><text:span text:style-name="T1">друже­ские отношение‎</text:span></text:span></text:p>
      <text:p><text:span text:style-name="Caption_20_characters"><text:span text:style-name="T1">صَحِيفَةٌ </text:span></text:span><text:span text:style-name="Drop_20_Caps"><text:span text:style-name="T1">газета‎</text:span></text:span></text:p>
      <text:p><text:span text:style-name="Caption_20_characters"><text:span text:style-name="T1">مَقَالَةٌ </text:span></text:span><text:span text:style-name="Drop_20_Caps"><text:span text:style-name="T1">статья‎</text:span></text:span></text:p>
      <text:p><text:span text:style-name="Caption_20_characters"><text:span text:style-name="T1">شَبَابٌ </text:span></text:span><text:span text:style-name="Drop_20_Caps"><text:span text:style-name="T1">молодёжь‎</text:span></text:span></text:p>
      <text:p><text:span text:style-name="Caption_20_characters"><text:span text:style-name="T1">صَدَاقَةٌ </text:span></text:span><text:span text:style-name="Drop_20_Caps"><text:span text:style-name="T1">дружба‎</text:span></text:span></text:p>
      <text:p><text:span text:style-name="Caption_20_characters"><text:span text:style-name="T1">سَلاَمٌ </text:span></text:span><text:span text:style-name="Drop_20_Caps"><text:span text:style-name="T1">мир‎</text:span></text:span></text:p>
      <text:p><text:span text:style-name="Caption_20_characters"><text:span text:style-name="T1">بِالْقُرْبِ مِنْ...ِ </text:span></text:span><text:span text:style-name="Drop_20_Caps"><text:span text:style-name="T1">около, близ, возле...‎</text:span></text:span></text:p>
      <text:p><text:span text:style-name="Caption_20_characters"><text:span text:style-name="T1">لاَسِيَّمَا </text:span></text:span><text:span text:style-name="Drop_20_Caps"><text:span text:style-name="T1">особенно‎</text:span></text:span></text:p>
      <text:p><text:span text:style-name="Caption_20_characters"><text:span text:style-name="T1">كَذَلِكَ </text:span></text:span><text:span text:style-name="Drop_20_Caps"><text:span text:style-name="T1">также‎</text:span></text:span></text:p>
      <text:p><text:span text:style-name="Caption_20_characters"><text:span text:style-name="T1">لِكَىْ...ِ </text:span></text:span><text:span text:style-name="Drop_20_Caps"><text:span text:style-name="T1">чтобы, для того, чтобы...‎</text:span></text:span></text:p>
      <text:p><text:span text:style-name="Caption_20_characters"><text:span text:style-name="T1">لِكَىْ يَعِيشَ </text:span></text:span><text:span text:style-name="Drop_20_Caps"><text:span text:style-name="T1">чтобы жить‎</text:span></text:span></text:p>
      <text:p><text:span text:style-name="Caption_20_characters"><text:span text:style-name="T1">طَوِيلاً </text:span></text:span><text:span text:style-name="Drop_20_Caps"><text:span text:style-name="T1">долго‎</text:span></text:span></text:p>
      <text:p><text:span text:style-name="Caption_20_characters"><text:span text:style-name="T1">لا َيَكُونُ اِلاَّ... </text:span></text:span><text:span text:style-name="Drop_20_Caps"><text:span text:style-name="T1">будет только, не будет...кроме‎</text:span></text:span></text:p>
      <text:p><text:span text:style-name="Caption_20_characters"><text:span text:style-name="T1">لاَ يَفْهَمُهُ اِلاَّ هُوَ </text:span></text:span><text:span text:style-name="Drop_20_Caps"><text:span text:style-name="T1">это по­нимает только он‎</text:span></text:span></text:p>
      <text:p><text:span text:style-name="Caption_20_characters"><text:span text:style-name="T1">غَيْرَأَنَّ...ِ </text:span></text:span><text:span text:style-name="Drop_20_Caps"><text:span text:style-name="T1">однако, но‎</text:span></text:span></text:p>
      <text:p><text:span text:style-name="Caption_20_characters"><text:span text:style-name="T1">مَطْبُوعٌ </text:span></text:span><text:span text:style-name="Drop_20_Caps"><text:span text:style-name="T1">печатный, напечат­анный‎</text:span></text:span></text:p>
      <text:p><text:span text:style-name="Caption_20_characters"><text:span text:style-name="T1">مَخْطُوطٌ </text:span></text:span><text:span text:style-name="Drop_20_Caps"><text:span text:style-name="T1">рукописный‎</text:span></text:span></text:p>
      <text:p><text:span text:style-name="Caption_20_characters"><text:span text:style-name="T1">مُطَالَعَةٌ </text:span></text:span><text:span text:style-name="Drop_20_Caps"><text:span text:style-name="T1">чтение‎</text:span></text:span></text:p>
      <text:p><text:span text:style-name="Caption_20_characters"><text:span text:style-name="T1">قَاعَةُ الْمُطَالَعَةِ </text:span></text:span><text:span text:style-name="Drop_20_Caps"><text:span text:style-name="T1">читаль­ный зал‎</text:span></text:span></text:p>
      <text:p><text:span text:style-name="Caption_20_characters"><text:span text:style-name="T1">نَيِّرٌ </text:span></text:span><text:span text:style-name="Drop_20_Caps"><text:span text:style-name="T1">светлый‎</text:span></text:span></text:p>
      <text:p><text:span text:style-name="Caption_20_characters"><text:span text:style-name="T1">مَشْغُولٌ </text:span></text:span><text:span text:style-name="Drop_20_Caps"><text:span text:style-name="T1">занятый‎</text:span></text:span></text:p>
      <text:p><text:span text:style-name="Caption_20_characters"><text:span text:style-name="T1">اَمَّا...فَ...ِ </text:span></text:span><text:span text:style-name="Drop_20_Caps"><text:span text:style-name="T1">что касается..., то...‎</text:span></text:span></text:p>
      <text:p><text:span text:style-name="Caption_20_characters"><text:span text:style-name="T1">بَيْنَ...ِ </text:span></text:span><text:span text:style-name="Drop_20_Caps"><text:span text:style-name="T1">среди‎</text:span></text:span></text:p>
      <text:p><text:span text:style-name="Caption_20_characters"><text:span text:style-name="T1">بَيْنَهُمْ </text:span></text:span><text:span text:style-name="Drop_20_Caps"><text:span text:style-name="T1">среди них‎</text:span></text:span></text:p>
      <text:p><text:span text:style-name="Caption_20_characters"><text:span text:style-name="T1">بَيْنَكُمْ </text:span></text:span><text:span text:style-name="Drop_20_Caps"><text:span text:style-name="T1">среди вас‎</text:span></text:span></text:p>
      <text:p><text:span text:style-name="Caption_20_characters"><text:span text:style-name="T1">بَيْنَنَا </text:span></text:span><text:span text:style-name="Drop_20_Caps"><text:span text:style-name="T1">среди нас‎</text:span></text:span></text:p>
      <text:p><text:span text:style-name="Caption_20_characters"><text:span text:style-name="T1">مَكَثَ </text:span></text:span><text:span text:style-name="Drop_20_Caps"><text:span text:style-name="T1">оставался, находил­ся, пребывал‎</text:span></text:span></text:p>
      <text:h text:outline-level="2"><text:span text:style-name="Drop_20_Caps"><text:span text:style-name="T1">Урок 60‎</text:span></text:span></text:h>
      <text:p><text:span text:style-name="Caption_20_characters"><text:span text:style-name="T1">عِشْرُونَ </text:span></text:span><text:span text:style-name="Drop_20_Caps"><text:span text:style-name="T1">двадцать‎</text:span></text:span></text:p>
      <text:p><text:span text:style-name="Caption_20_characters"><text:span text:style-name="T1">ثَلاَثُونَ </text:span></text:span><text:span text:style-name="Drop_20_Caps"><text:span text:style-name="T1">тридцать‎</text:span></text:span></text:p>
      <text:p><text:span text:style-name="Caption_20_characters"><text:span text:style-name="T1">أَرْبَعُونَ </text:span></text:span><text:span text:style-name="Drop_20_Caps"><text:span text:style-name="T1">сорок‎</text:span></text:span></text:p>
      <text:p><text:span text:style-name="Caption_20_characters"><text:span text:style-name="T1">خَمْسُونَ </text:span></text:span><text:span text:style-name="Drop_20_Caps"><text:span text:style-name="T1">пятьдесят‎</text:span></text:span></text:p>
      <text:p><text:span text:style-name="Caption_20_characters"><text:span text:style-name="T1">سِتُّونَ </text:span></text:span><text:span text:style-name="Drop_20_Caps"><text:span text:style-name="T1">шестьдесят‎</text:span></text:span></text:p>
      <text:p><text:span text:style-name="Caption_20_characters"><text:span text:style-name="T1">سَبْعُونَ </text:span></text:span><text:span text:style-name="Drop_20_Caps"><text:span text:style-name="T1">семьдесят‎</text:span></text:span></text:p>
      <text:p><text:span text:style-name="Caption_20_characters"><text:span text:style-name="T1">ثَمَانُونَ </text:span></text:span><text:span text:style-name="Drop_20_Caps"><text:span text:style-name="T1">восемьдесят‎</text:span></text:span></text:p>
      <text:p><text:span text:style-name="Caption_20_characters"><text:span text:style-name="T1">تِسْعُونَ </text:span></text:span><text:span text:style-name="Drop_20_Caps"><text:span text:style-name="T1">девяносто‎</text:span></text:span></text:p>
      <text:p><text:span text:style-name="Caption_20_characters"><text:span text:style-name="T1">مِائَةٌ </text:span></text:span><text:span text:style-name="Drop_20_Caps"><text:span text:style-name="T1">сто‎</text:span></text:span></text:p>
      <text:p><text:span text:style-name="Caption_20_characters"><text:span text:style-name="T1">مِائَتَانِ </text:span></text:span><text:span text:style-name="Drop_20_Caps"><text:span text:style-name="T1">двести‎</text:span></text:span></text:p>
      <text:p><text:span text:style-name="Caption_20_characters"><text:span text:style-name="T1">ثَلاَثُمِائَةٍ </text:span></text:span><text:span text:style-name="Drop_20_Caps"><text:span text:style-name="T1">триста‎</text:span></text:span></text:p>
      <text:p><text:span text:style-name="Caption_20_characters"><text:span text:style-name="T1">أَلْفٌ </text:span></text:span><text:span text:style-name="Drop_20_Caps"><text:span text:style-name="T1">тысяча‎</text:span></text:span></text:p>
      <text:p><text:span text:style-name="Caption_20_characters"><text:span text:style-name="T1">اَلْفَانِ </text:span></text:span><text:span text:style-name="Drop_20_Caps"><text:span text:style-name="T1">две тысячи‎</text:span></text:span></text:p>
      <text:p><text:span text:style-name="Caption_20_characters"><text:span text:style-name="T1">ثَلاَثَةُ آلاَفٍ </text:span></text:span><text:span text:style-name="Drop_20_Caps"><text:span text:style-name="T1">три тысячи‎</text:span></text:span></text:p>
      <text:p><text:span text:style-name="Caption_20_characters"><text:span text:style-name="T1">مِلْيُونٌ </text:span></text:span><text:span text:style-name="Drop_20_Caps"><text:span text:style-name="T1">миллион‎</text:span></text:span></text:p>
      <text:p><text:span text:style-name="Caption_20_characters"><text:span text:style-name="T1">أَحَدَ عَشَرَ </text:span></text:span><text:span text:style-name="Drop_20_Caps"><text:span text:style-name="T1">одиннадцать‎</text:span></text:span></text:p>
      <text:p><text:span text:style-name="Caption_20_characters"><text:span text:style-name="T1">اِثْنَا عَشَرَ </text:span></text:span><text:span text:style-name="Drop_20_Caps"><text:span text:style-name="T1">двенадцать‎</text:span></text:span></text:p>
      <text:p><text:span text:style-name="Caption_20_characters"><text:span text:style-name="T1">ثَلاَثَةَ عَشَرَ </text:span></text:span><text:span text:style-name="Drop_20_Caps"><text:span text:style-name="T1">тринадцать‎</text:span></text:span></text:p>
      <text:p><text:span text:style-name="Caption_20_characters"><text:span text:style-name="T1">مِائَةٌ وَ اَحَدَ عَشَرَ </text:span></text:span><text:span text:style-name="Drop_20_Caps"><text:span text:style-name="T1">сто одиннадцать‎</text:span></text:span></text:p>
      <text:p><text:span text:style-name="Caption_20_characters"><text:span text:style-name="T1">رَبِيعٌ </text:span></text:span><text:span text:style-name="Drop_20_Caps"><text:span text:style-name="T1">весна ‎</text:span></text:span></text:p>
      <text:p><text:span text:style-name="Caption_20_characters"><text:span text:style-name="T1">صَيْفٌ </text:span></text:span><text:span text:style-name="Drop_20_Caps"><text:span text:style-name="T1">лето‎</text:span></text:span></text:p>
      <text:p><text:soft-page-break/><text:span text:style-name="Caption_20_characters"><text:span text:style-name="T1">خَرِيفٌ </text:span></text:span><text:span text:style-name="Drop_20_Caps"><text:span text:style-name="T1">осень‎</text:span></text:span></text:p>
      <text:p><text:span text:style-name="Caption_20_characters"><text:span text:style-name="T1">شِتَاءٌ </text:span></text:span><text:span text:style-name="Drop_20_Caps"><text:span text:style-name="T1">зима‎</text:span></text:span></text:p>
      <text:p><text:span text:style-name="Caption_20_characters"><text:span text:style-name="T1">سَاعَةٌ </text:span></text:span><text:span text:style-name="Drop_20_Caps"><text:span text:style-name="T1">час‎</text:span></text:span></text:p>
      <text:p><text:span text:style-name="Caption_20_characters"><text:span text:style-name="T1">دَقِيقَةٌ </text:span></text:span><text:span text:style-name="Drop_20_Caps"><text:span text:style-name="T1">минута‎</text:span></text:span></text:p>
      <text:p><text:span text:style-name="Caption_20_characters"><text:span text:style-name="T1">ثَانِيَةٌ </text:span></text:span><text:span text:style-name="Drop_20_Caps"><text:span text:style-name="T1">секунда‎</text:span></text:span></text:p>
      <text:p><text:span text:style-name="Caption_20_characters"><text:span text:style-name="T1">فَصْلٌ </text:span></text:span><text:span text:style-name="Drop_20_Caps"><text:span text:style-name="T1">время года, квартал‎</text:span></text:span></text:p>
      <text:p><text:span text:style-name="Caption_20_characters"><text:span text:style-name="T1">فُصُولُ السَّنَةِ </text:span></text:span><text:span text:style-name="Drop_20_Caps"><text:span text:style-name="T1">времена года‎</text:span></text:span></text:p>
      <text:p><text:span text:style-name="Caption_20_characters"><text:span text:style-name="T1">كُتَّابٌ </text:span></text:span><text:span text:style-name="Drop_20_Caps"><text:span text:style-name="T1">начальная школа‎</text:span></text:span></text:p>
      <text:h text:outline-level="2"><text:span text:style-name="Drop_20_Caps"><text:span text:style-name="T1">Урок 61‎</text:span></text:span></text:h>
      <text:p><text:span text:style-name="Caption_20_characters"><text:span text:style-name="T1">خَيَّاطٌ </text:span></text:span><text:span text:style-name="Drop_20_Caps"><text:span text:style-name="T1">портной‎</text:span></text:span></text:p>
      <text:p><text:span text:style-name="Caption_20_characters"><text:span text:style-name="T1">خَيَّاطَةٌ </text:span></text:span><text:span text:style-name="Drop_20_Caps"><text:span text:style-name="T1">портниха‎</text:span></text:span></text:p>
      <text:p><text:span text:style-name="Caption_20_characters"><text:span text:style-name="T1">دَوَاءٌ </text:span></text:span><text:span text:style-name="Drop_20_Caps"><text:span text:style-name="T1">лекарство‎</text:span></text:span></text:p>
      <text:p><text:span text:style-name="Caption_20_characters"><text:span text:style-name="T1">كُرَةُ السَّلَّةِ </text:span></text:span><text:span text:style-name="Drop_20_Caps"><text:span text:style-name="T1">баскетбол‎</text:span></text:span></text:p>
      <text:p><text:span text:style-name="Caption_20_characters"><text:span text:style-name="T1">اَلَّّذِى </text:span></text:span><text:span text:style-name="Drop_20_Caps"><text:span text:style-name="T1">который‎</text:span></text:span></text:p>
      <text:p><text:span text:style-name="Caption_20_characters"><text:span text:style-name="T1">اَلَّذِينَ </text:span></text:span><text:span text:style-name="Drop_20_Caps"><text:span text:style-name="T1">которые‎</text:span></text:span></text:p>
      <text:p><text:span text:style-name="Caption_20_characters"><text:span text:style-name="T1">اَلَّتِى </text:span></text:span><text:span text:style-name="Drop_20_Caps"><text:span text:style-name="T1">которая‎</text:span></text:span></text:p>
      <text:p><text:span text:style-name="Caption_20_characters"><text:span text:style-name="T1">اَللاَّتِى </text:span></text:span><text:span text:style-name="Drop_20_Caps"><text:span text:style-name="T1">которые (ж.р.)‎</text:span></text:span></text:p>
      <text:p><text:span text:style-name="Caption_20_characters"><text:span text:style-name="T1">يُسَمَّى </text:span></text:span><text:span text:style-name="Drop_20_Caps"><text:span text:style-name="T1">называется, его на­зывают‎</text:span></text:span></text:p>
      <text:p><text:span text:style-name="Caption_20_characters"><text:span text:style-name="T1">عَزَبٌ </text:span></text:span><text:span text:style-name="Drop_20_Caps"><text:span text:style-name="T1">холостой‎</text:span></text:span></text:p>
      <text:p><text:span text:style-name="Caption_20_characters"><text:span text:style-name="T1">عَزَبَةٌ </text:span></text:span><text:span text:style-name="Drop_20_Caps"><text:span text:style-name="T1">незамужняя‎</text:span></text:span></text:p>
      <text:p><text:span text:style-name="Caption_20_characters"><text:span text:style-name="T1">مَكْتُوبٌ </text:span></text:span><text:span text:style-name="Drop_20_Caps"><text:span text:style-name="T1">письмо‎</text:span></text:span></text:p>
      <text:p><text:span text:style-name="Caption_20_characters"><text:span text:style-name="T1">جُنَيْنَةٌ </text:span></text:span><text:span text:style-name="Drop_20_Caps"><text:span text:style-name="T1">сад, садик‎</text:span></text:span></text:p>
      <text:p><text:span text:style-name="Caption_20_characters"><text:span text:style-name="T1">اُسْتَاذَةٌ </text:span></text:span><text:span text:style-name="Drop_20_Caps"><text:span text:style-name="T1">профессор (ж.р.)‎</text:span></text:span></text:p>
      <text:p><text:span text:style-name="Caption_20_characters"><text:span text:style-name="T1">فَرِيقٌ </text:span></text:span><text:span text:style-name="Drop_20_Caps"><text:span text:style-name="T1">команда‎</text:span></text:span></text:p>
      <text:p><text:span text:style-name="Caption_20_characters"><text:span text:style-name="T1">لِبَاسٌ </text:span></text:span><text:span text:style-name="Drop_20_Caps"><text:span text:style-name="T1">одежда‎</text:span></text:span></text:p>
      <text:p><text:span text:style-name="Caption_20_characters"><text:span text:style-name="T1">نَهَارًا </text:span></text:span><text:span text:style-name="Drop_20_Caps"><text:span text:style-name="T1">днем‎</text:span></text:span></text:p>
      <text:p><text:span text:style-name="Caption_20_characters"><text:span text:style-name="T1">آنِفًا </text:span></text:span><text:span text:style-name="Drop_20_Caps"><text:span text:style-name="T1">недавно, только что‎</text:span></text:span></text:p>
      <text:p><text:span text:style-name="Caption_20_characters"><text:span text:style-name="T1">مُنْذُ اُسْبُوعٍ </text:span></text:span><text:span text:style-name="Drop_20_Caps"><text:span text:style-name="T1">неделя тому назад, уже неделя‎</text:span></text:span></text:p>
      <text:p><text:span text:style-name="Caption_20_characters"><text:span text:style-name="T1">رَاجِعٌ </text:span></text:span><text:span text:style-name="Drop_20_Caps"><text:span text:style-name="T1">возвращающийся‎</text:span></text:span></text:p>
      <text:p><text:span text:style-name="Caption_20_characters"><text:span text:style-name="T1">خَاطَ </text:span></text:span><text:span text:style-name="Drop_20_Caps"><text:span text:style-name="T1">шил‎</text:span></text:span></text:p>
      <text:p><text:span text:style-name="Caption_20_characters"><text:span text:style-name="T1">لَقِىَ </text:span></text:span><text:span text:style-name="Drop_20_Caps"><text:span text:style-name="T1">встретил‎</text:span></text:span></text:p>
      <text:p><text:span text:style-name="Caption_20_characters"><text:span text:style-name="T1">فَازَ </text:span></text:span><text:span text:style-name="Drop_20_Caps"><text:span text:style-name="T1">выиграл, победил‎</text:span></text:span></text:p>
      <text:p><text:span text:style-name="Caption_20_characters"><text:span text:style-name="T1">اِسْتَعْمَلَ </text:span></text:span><text:span text:style-name="Drop_20_Caps"><text:span text:style-name="T1">использовал, употреблял, применял‎</text:span></text:span></text:p>
      <text:p><text:span text:style-name="Caption_20_characters"><text:span text:style-name="T1">أَعْطَى </text:span></text:span><text:span text:style-name="Drop_20_Caps"><text:span text:style-name="T1">дал‎</text:span></text:span></text:p>
      <text:p><text:span text:style-name="Caption_20_characters"><text:span text:style-name="T1">شُفِىَ </text:span></text:span><text:span text:style-name="Drop_20_Caps"><text:span text:style-name="T1">выздоровел‎</text:span></text:span></text:p>
      <text:p><text:span text:style-name="Caption_20_characters"><text:span text:style-name="T1">اِذَا لَمْ تَفْعَلْ </text:span></text:span><text:span text:style-name="Drop_20_Caps"><text:span text:style-name="T1">если не сде­лаешь‎</text:span></text:span></text:p>
      <text:h text:outline-level="2"><text:span text:style-name="Drop_20_Caps"><text:span text:style-name="T1">Урок 62‎</text:span></text:span></text:h>
      <text:p><text:span text:style-name="Caption_20_characters"><text:span text:style-name="T1">ذُرَةٌ </text:span></text:span><text:span text:style-name="Drop_20_Caps"><text:span text:style-name="T1">кукуруза‎</text:span></text:span></text:p>
      <text:p><text:span text:style-name="Caption_20_characters"><text:span text:style-name="T1">طَاحُونٌ </text:span></text:span><text:span text:style-name="Drop_20_Caps"><text:span text:style-name="T1">мельница‎</text:span></text:span></text:p>
      <text:p><text:span text:style-name="Caption_20_characters"><text:span text:style-name="T1">مِحَشٌّ </text:span></text:span><text:span text:style-name="Drop_20_Caps"><text:span text:style-name="T1">коса‎</text:span></text:span></text:p>
      <text:p><text:span text:style-name="Caption_20_characters"><text:span text:style-name="T1">مِنْجَلٌ </text:span></text:span><text:span text:style-name="Drop_20_Caps"><text:span text:style-name="T1">серп‎</text:span></text:span></text:p>
      <text:p><text:span text:style-name="Caption_20_characters"><text:span text:style-name="T1">عُشْبٌ </text:span></text:span><text:span text:style-name="Drop_20_Caps"><text:span text:style-name="T1">трава‎</text:span></text:span></text:p>
      <text:p><text:span text:style-name="Caption_20_characters"><text:span text:style-name="T1">مَاشِيَةٌ </text:span></text:span><text:span text:style-name="Drop_20_Caps"><text:span text:style-name="T1">скот‎</text:span></text:span></text:p>
      <text:p><text:span text:style-name="Caption_20_characters"><text:span text:style-name="T1">شُونَةٌ </text:span></text:span><text:span text:style-name="Drop_20_Caps"><text:span text:style-name="T1">сарай‎</text:span></text:span></text:p>
      <text:p><text:span text:style-name="Caption_20_characters"><text:span text:style-name="T1">جَارَةٌ </text:span></text:span><text:span text:style-name="Drop_20_Caps"><text:span text:style-name="T1">соседка‎</text:span></text:span></text:p>
      <text:p><text:span text:style-name="Caption_20_characters"><text:span text:style-name="T1">شَمْسٌ </text:span></text:span><text:span text:style-name="Drop_20_Caps"><text:span text:style-name="T1">солнце‎</text:span></text:span></text:p>
      <text:p><text:span text:style-name="Caption_20_characters"><text:span text:style-name="T1">حَادٌّ </text:span></text:span><text:span text:style-name="Drop_20_Caps"><text:span text:style-name="T1">острый‎</text:span></text:span></text:p>
      <text:p><text:span text:style-name="Caption_20_characters"><text:span text:style-name="T1">كَهَامٌ </text:span></text:span><text:span text:style-name="Drop_20_Caps"><text:span text:style-name="T1">тупой‎</text:span></text:span></text:p>
      <text:p><text:span text:style-name="Caption_20_characters"><text:span text:style-name="T1">حُبُوبٌ </text:span></text:span><text:span text:style-name="Drop_20_Caps"><text:span text:style-name="T1">зерно‎</text:span></text:span></text:p>
      <text:p><text:span text:style-name="Caption_20_characters"><text:span text:style-name="T1">دَقِيقٌ </text:span></text:span><text:span text:style-name="Drop_20_Caps"><text:span text:style-name="T1">мука‎</text:span></text:span></text:p>
      <text:p><text:span text:style-name="Caption_20_characters"><text:span text:style-name="T1">نُخَالَةٌ </text:span></text:span><text:span text:style-name="Drop_20_Caps"><text:span text:style-name="T1">отруби‎</text:span></text:span></text:p>
      <text:p><text:span text:style-name="Caption_20_characters"><text:span text:style-name="T1">اِشْتَغَلَ </text:span></text:span><text:span text:style-name="Drop_20_Caps"><text:span text:style-name="T1">занимался, рабо­тал‎</text:span></text:span></text:p>
      <text:p><text:span text:style-name="Caption_20_characters"><text:span text:style-name="T1">اِشْتَغَلَ فِى الْحَقْلِ </text:span></text:span><text:span text:style-name="Drop_20_Caps"><text:span text:style-name="T1">ра­ботал на поле‎</text:span></text:span></text:p>
      <text:p><text:span text:style-name="Caption_20_characters"><text:span text:style-name="T1">اِشْتَغَلَ بِالْكُتُبِ </text:span></text:span><text:span text:style-name="Drop_20_Caps"><text:span text:style-name="T1">зани­мался с книгами‎</text:span></text:span></text:p>
      <text:p><text:span text:style-name="Caption_20_characters"><text:span text:style-name="T1">اِسْتَرَاحَ </text:span></text:span><text:span text:style-name="Drop_20_Caps"><text:span text:style-name="T1">отдыхал‎</text:span></text:span></text:p>
      <text:p><text:span text:style-name="Caption_20_characters"><text:span text:style-name="T1">كَدَّسَ </text:span></text:span><text:span text:style-name="Drop_20_Caps"><text:span text:style-name="T1">собрал, свалил в кучу‎</text:span></text:span></text:p>
      <text:p><text:span text:style-name="Caption_20_characters"><text:span text:style-name="T1">حَشَّ </text:span></text:span><text:span text:style-name="Drop_20_Caps"><text:span text:style-name="T1">косил‎</text:span></text:span></text:p>
      <text:p><text:span text:style-name="Caption_20_characters"><text:span text:style-name="T1">حَصَدَ </text:span></text:span><text:span text:style-name="Drop_20_Caps"><text:span text:style-name="T1">жал‎</text:span></text:span></text:p>
      <text:p><text:span text:style-name="Caption_20_characters"><text:span text:style-name="T1">طَحَنَ </text:span></text:span><text:span text:style-name="Drop_20_Caps"><text:span text:style-name="T1">молол‎</text:span></text:span></text:p>
      <text:p><text:span text:style-name="Caption_20_characters"><text:span text:style-name="T1">خَزَنَ </text:span></text:span><text:span text:style-name="Drop_20_Caps"><text:span text:style-name="T1">хранил‎</text:span></text:span></text:p>
      <text:p><text:span text:style-name="Caption_20_characters"><text:span text:style-name="T1">نَقَلَ </text:span></text:span><text:span text:style-name="Drop_20_Caps"><text:span text:style-name="T1">переносил, перевозил‎</text:span></text:span></text:p>
      <text:p><text:span text:style-name="Caption_20_characters"><text:span text:style-name="T1">يَبِسَ </text:span></text:span><text:span text:style-name="Drop_20_Caps"><text:span text:style-name="T1">высох‎</text:span></text:span></text:p>
      <text:p><text:span text:style-name="Caption_20_characters"><text:span text:style-name="T1">اَحَدَّ </text:span></text:span><text:span text:style-name="Drop_20_Caps"><text:span text:style-name="T1">точил‎</text:span></text:span></text:p>
      <text:p><text:span text:style-name="Caption_20_characters"><text:span text:style-name="T1">يَحْصُلُ الدَّقِيقُ </text:span></text:span><text:span text:style-name="Drop_20_Caps"><text:span text:style-name="T1">мука по­лучается‎</text:span></text:span></text:p>
      <text:p><text:span text:style-name="Caption_20_characters"><text:span text:style-name="T1">اِذَا جَاءَ </text:span></text:span><text:span text:style-name="Drop_20_Caps"><text:span text:style-name="T1">когда придет, когда наступит‎</text:span></text:span></text:p>
      <text:p><text:span text:style-name="Caption_20_characters"><text:span text:style-name="T1">حَتَّى يَجِئَ </text:span></text:span><text:span text:style-name="Drop_20_Caps"><text:span text:style-name="T1">пока не при­дет ‎</text:span></text:span></text:p>
      <text:p><text:span text:style-name="Caption_20_characters"><text:span text:style-name="T1">رَدَّ </text:span></text:span><text:span text:style-name="Drop_20_Caps"><text:span text:style-name="T1">вернул, отдал обратно‎</text:span></text:span></text:p>
      <text:h text:outline-level="2"><text:span text:style-name="Drop_20_Caps"><text:span text:style-name="T1">Урок 63‎</text:span></text:span></text:h>
      <text:p><text:span text:style-name="Caption_20_characters"><text:span text:style-name="T1">اِبْرِيقٌ </text:span></text:span><text:span text:style-name="Drop_20_Caps"><text:span text:style-name="T1">кувшин‎</text:span></text:span></text:p>
      <text:p><text:span text:style-name="Caption_20_characters"><text:span text:style-name="T1">صَابُونٌ </text:span></text:span><text:span text:style-name="Drop_20_Caps"><text:span text:style-name="T1">мыло‎</text:span></text:span></text:p>
      <text:p><text:span text:style-name="Caption_20_characters"><text:span text:style-name="T1">حَنَفِيَّةٌ </text:span></text:span><text:span text:style-name="Drop_20_Caps"><text:span text:style-name="T1">кран‎</text:span></text:span></text:p>
      <text:p><text:span text:style-name="Caption_20_characters"><text:span text:style-name="T1">طَسْتٌ </text:span></text:span><text:span text:style-name="Drop_20_Caps"><text:span text:style-name="T1">таз‎</text:span></text:span></text:p>
      <text:p><text:span text:style-name="Caption_20_characters"><text:span text:style-name="T1">مِنْشَفَةٌ </text:span></text:span><text:span text:style-name="Drop_20_Caps"><text:span text:style-name="T1">полотенце‎</text:span></text:span></text:p>
      <text:p><text:span text:style-name="Caption_20_characters"><text:span text:style-name="T1">فُرْشَةُ اْلأَسْنَانِ </text:span></text:span><text:span text:style-name="Drop_20_Caps"><text:span text:style-name="T1">зубная щетка‎</text:span></text:span></text:p>
      <text:p><text:span text:style-name="Caption_20_characters"><text:span text:style-name="T1">سِنٌّ </text:span></text:span><text:span text:style-name="Drop_20_Caps"><text:span text:style-name="T1">зуб‎</text:span></text:span></text:p>
      <text:p><text:span text:style-name="Caption_20_characters"><text:span text:style-name="T1">مِشْجَبَةٌ </text:span></text:span><text:span text:style-name="Drop_20_Caps"><text:span text:style-name="T1">вешалка‎</text:span></text:span></text:p>
      <text:p><text:span text:style-name="Caption_20_characters"><text:span text:style-name="T1">سَرِيرٌ </text:span></text:span><text:span text:style-name="Drop_20_Caps"><text:span text:style-name="T1">кровать, койка‎</text:span></text:span></text:p>
      <text:p><text:span text:style-name="Caption_20_characters"><text:span text:style-name="T1">وَجْهٌ </text:span></text:span><text:span text:style-name="Drop_20_Caps"><text:span text:style-name="T1">лицо‎</text:span></text:span></text:p>
      <text:p><text:span text:style-name="Caption_20_characters"><text:span text:style-name="T1">رَكْعَةٌ </text:span></text:span><text:span text:style-name="Drop_20_Caps"><text:span text:style-name="T1">ракат‎</text:span></text:span></text:p>
      <text:p><text:span text:style-name="Caption_20_characters"><text:span text:style-name="T1">وُضُوءٌ </text:span></text:span><text:span text:style-name="Drop_20_Caps"><text:span text:style-name="T1">омовение‎</text:span></text:span></text:p>
      <text:p><text:span text:style-name="Caption_20_characters"><text:span text:style-name="T1">تَوَضَّأَ </text:span></text:span><text:span text:style-name="Drop_20_Caps"><text:span text:style-name="T1">совершил омовение‎</text:span></text:span></text:p>
      <text:p><text:span text:style-name="Caption_20_characters"><text:span text:style-name="T1">أَذَانٌ </text:span></text:span><text:span text:style-name="Drop_20_Caps"><text:span text:style-name="T1">азан, призыв к нама­зу‎</text:span></text:span></text:p>
      <text:p><text:span text:style-name="Caption_20_characters"><text:span text:style-name="T1">فَجْرٌ </text:span></text:span><text:span text:style-name="Drop_20_Caps"><text:span text:style-name="T1">заря, раннее утро‎</text:span></text:span></text:p>
      <text:p><text:span text:style-name="Caption_20_characters"><text:span text:style-name="T1">اَذَانُ الْفَجْرِ </text:span></text:span><text:span text:style-name="Drop_20_Caps"><text:span text:style-name="T1">утренний азан‎</text:span></text:span></text:p>
      <text:p><text:span text:style-name="Caption_20_characters"><text:span text:style-name="T1">نَشَّفَ </text:span></text:span><text:span text:style-name="Drop_20_Caps"><text:span text:style-name="T1">вытер, высушил‎</text:span></text:span></text:p>
      <text:p><text:span text:style-name="Caption_20_characters"><text:span text:style-name="T1">اِسْتَيْقَظَ </text:span></text:span><text:span text:style-name="Drop_20_Caps"><text:span text:style-name="T1">проснулся‎</text:span></text:span></text:p>
      <text:p><text:span text:style-name="Caption_20_characters"><text:span text:style-name="T1">أَخَّرَ </text:span></text:span><text:span text:style-name="Drop_20_Caps"><text:span text:style-name="T1">отложил‎</text:span></text:span></text:p>
      <text:p><text:span text:style-name="Caption_20_characters"><text:span text:style-name="T1">مُعَلَّقٌ </text:span></text:span><text:span text:style-name="Drop_20_Caps"><text:span text:style-name="T1">висящий‎</text:span></text:span></text:p>
      <text:p><text:span text:style-name="Caption_20_characters"><text:span text:style-name="T1">صُبْحٌ </text:span></text:span><text:span text:style-name="Drop_20_Caps"><text:span text:style-name="T1">утро‎</text:span></text:span></text:p>
      <text:p><text:span text:style-name="Caption_20_characters"><text:span text:style-name="T1">ظُهْرٌ </text:span></text:span><text:span text:style-name="Drop_20_Caps"><text:span text:style-name="T1">полдень‎</text:span></text:span></text:p>
      <text:p><text:span text:style-name="Caption_20_characters"><text:span text:style-name="T1">عَصْرٌ </text:span></text:span><text:span text:style-name="Drop_20_Caps"><text:span text:style-name="T1">предвечернее время‎</text:span></text:span></text:p>
      <text:p><text:span text:style-name="Caption_20_characters"><text:span text:style-name="T1">مَغْرِبٌ </text:span></text:span><text:span text:style-name="Drop_20_Caps"><text:span text:style-name="T1">вечер‎</text:span></text:span></text:p>
      <text:p><text:span text:style-name="Caption_20_characters"><text:span text:style-name="T1">عِشَاءٌ </text:span></text:span><text:span text:style-name="Drop_20_Caps"><text:span text:style-name="T1">поздний вечер, ночь‎</text:span></text:span></text:p>
      <text:h text:outline-level="2"><text:span text:style-name="Drop_20_Caps"><text:span text:style-name="T1">Урок 64‎</text:span></text:span></text:h>
      <text:p><text:span text:style-name="Caption_20_characters"><text:span text:style-name="T1">مِبْرَاةٌ </text:span></text:span><text:span text:style-name="Drop_20_Caps"><text:span text:style-name="T1">перочинный нож‎</text:span></text:span></text:p>
      <text:p><text:span text:style-name="Caption_20_characters"><text:span text:style-name="T1">مِحْفَظَةُ نُقُودٍ </text:span></text:span><text:span text:style-name="Drop_20_Caps"><text:span text:style-name="T1">кошелёк‎</text:span></text:span></text:p>
      <text:p><text:span text:style-name="Caption_20_characters"><text:span text:style-name="T1">دِينَارٌ </text:span></text:span><text:span text:style-name="Drop_20_Caps"><text:span text:style-name="T1">динар (золотой)‎</text:span></text:span></text:p>
      <text:p><text:soft-page-break/><text:span text:style-name="Caption_20_characters"><text:span text:style-name="T1">دِرْهَمٌ </text:span></text:span><text:span text:style-name="Drop_20_Caps"><text:span text:style-name="T1">дирхам (серебря­ный)‎</text:span></text:span></text:p>
      <text:p><text:span text:style-name="Caption_20_characters"><text:span text:style-name="T1">مَعْرِضٌ </text:span></text:span><text:span text:style-name="Drop_20_Caps"><text:span text:style-name="T1">выставка‎</text:span></text:span></text:p>
      <text:p><text:span text:style-name="Caption_20_characters"><text:span text:style-name="T1">يَا أَبَتِ </text:span></text:span><text:span text:style-name="Drop_20_Caps"><text:span text:style-name="T1">батюшка! о отец!‎</text:span></text:span></text:p>
      <text:p><text:span text:style-name="Caption_20_characters"><text:span text:style-name="T1">أَرْجُوكَ </text:span></text:span><text:span text:style-name="Drop_20_Caps"><text:span text:style-name="T1">прошу тебя‎</text:span></text:span></text:p>
      <text:p><text:span text:style-name="Caption_20_characters"><text:span text:style-name="T1">لاَ ضَرُورَةَ لِذَلِكَ </text:span></text:span><text:span text:style-name="Drop_20_Caps"><text:span text:style-name="T1">нет необходимости в том‎</text:span></text:span></text:p>
      <text:p><text:span text:style-name="Caption_20_characters"><text:span text:style-name="T1">بَدَلاً مِنْهُ </text:span></text:span><text:span text:style-name="Drop_20_Caps"><text:span text:style-name="T1">вместо него‎</text:span></text:span></text:p>
      <text:p><text:span text:style-name="Caption_20_characters"><text:span text:style-name="T1">لَسْتُ بِحَاجَةٍ اِلَى...ِ </text:span></text:span><text:span text:style-name="Drop_20_Caps"><text:span text:style-name="T1">мне не нужно, я не нуждаюсь‎</text:span></text:span></text:p>
      <text:p><text:span text:style-name="Caption_20_characters"><text:span text:style-name="T1">مُتَضَايِقٌ </text:span></text:span><text:span text:style-name="Drop_20_Caps"><text:span text:style-name="T1">сердитый, не в настроении, не в духе‎</text:span></text:span></text:p>
      <text:p><text:span text:style-name="Caption_20_characters"><text:span text:style-name="T1">يَكْفِينِى </text:span></text:span><text:span text:style-name="Drop_20_Caps"><text:span text:style-name="T1">мне хватит‎</text:span></text:span></text:p>
      <text:p><text:span text:style-name="Caption_20_characters"><text:span text:style-name="T1">جُمْلَةٌ </text:span></text:span><text:span text:style-name="Drop_20_Caps"><text:span text:style-name="T1">предложение‎</text:span></text:span></text:p>
      <text:p><text:span text:style-name="Caption_20_characters"><text:span text:style-name="T1">قَضِيَّةٌ </text:span></text:span><text:span text:style-name="Drop_20_Caps"><text:span text:style-name="T1">вопрос, дело‎</text:span></text:span></text:p>
      <text:p><text:span text:style-name="Caption_20_characters"><text:span text:style-name="T1">أَمِينٌ </text:span></text:span><text:span text:style-name="Drop_20_Caps"><text:span text:style-name="T1">верный, честный, на­дежный‎</text:span></text:span></text:p>
      <text:p><text:span text:style-name="Caption_20_characters"><text:span text:style-name="T1">أَمَانَةٌ </text:span></text:span><text:span text:style-name="Drop_20_Caps"><text:span text:style-name="T1">верность, честность‎</text:span></text:span></text:p>
      <text:p><text:span text:style-name="Caption_20_characters"><text:span text:style-name="T1">شَدِيدٌ </text:span></text:span><text:span text:style-name="Drop_20_Caps"><text:span text:style-name="T1">сильный‎</text:span></text:span></text:p>
      <text:p><text:span text:style-name="Caption_20_characters"><text:span text:style-name="T1">عَظِيمٌ </text:span></text:span><text:span text:style-name="Drop_20_Caps"><text:span text:style-name="T1">великий, большой‎</text:span></text:span></text:p>
      <text:p><text:span text:style-name="Caption_20_characters"><text:span text:style-name="T1">أَحْضَرَ </text:span></text:span><text:span text:style-name="Drop_20_Caps"><text:span text:style-name="T1">принес, пришёл , доставил‎</text:span></text:span></text:p>
      <text:p><text:span text:style-name="Caption_20_characters"><text:span text:style-name="T1">أَعْلَنَ </text:span></text:span><text:span text:style-name="Drop_20_Caps"><text:span text:style-name="T1">объявил‎</text:span></text:span></text:p>
      <text:p><text:span text:style-name="Caption_20_characters"><text:span text:style-name="T1">اِعْلاَنٌ </text:span></text:span><text:span text:style-name="Drop_20_Caps"><text:span text:style-name="T1">объявление‎</text:span></text:span></text:p>
      <text:p><text:span text:style-name="Caption_20_characters"><text:span text:style-name="T1">رَاجَعَ </text:span></text:span><text:span text:style-name="Drop_20_Caps"><text:span text:style-name="T1">обратился‎</text:span></text:span></text:p>
      <text:p><text:span text:style-name="Caption_20_characters"><text:span text:style-name="T1">اِسْتَحَقَّ </text:span></text:span><text:span text:style-name="Drop_20_Caps"><text:span text:style-name="T1">заслужил‎</text:span></text:span></text:p>
      <text:p><text:span text:style-name="Caption_20_characters"><text:span text:style-name="T1">نَسِىَ </text:span></text:span><text:span text:style-name="Drop_20_Caps"><text:span text:style-name="T1">забыл‎</text:span></text:span></text:p>
      <text:p><text:span text:style-name="Caption_20_characters"><text:span text:style-name="T1">فَقَدَ </text:span></text:span><text:span text:style-name="Drop_20_Caps"><text:span text:style-name="T1">потерял‎</text:span></text:span></text:p>
      <text:p><text:span text:style-name="Caption_20_characters"><text:span text:style-name="T1">حَزِنَ </text:span></text:span><text:span text:style-name="Drop_20_Caps"><text:span text:style-name="T1">опечалился, огор­чился‎</text:span></text:span></text:p>
      <text:p><text:span text:style-name="Caption_20_characters"><text:span text:style-name="T1">عَثَرَ عَلَى... </text:span></text:span><text:span text:style-name="Drop_20_Caps"><text:span text:style-name="T1">нашёл, нат­кнулся‎</text:span></text:span></text:p>
      <text:p><text:span text:style-name="Caption_20_characters"><text:span text:style-name="T1">سُرَّ </text:span></text:span><text:span text:style-name="Drop_20_Caps"><text:span text:style-name="T1">обрадовался‎</text:span></text:span></text:p>
      <text:p><text:span text:style-name="Caption_20_characters"><text:span text:style-name="T1">سُرُورٌ </text:span></text:span><text:span text:style-name="Drop_20_Caps"><text:span text:style-name="T1">радость‎</text:span></text:span></text:p>
      <text:p><text:span text:style-name="Caption_20_characters"><text:span text:style-name="T1">مُكَافَأَةٌ </text:span></text:span><text:span text:style-name="Drop_20_Caps"><text:span text:style-name="T1">награда, вознагра­ждение‎</text:span></text:span></text:p>
      <text:p><text:span text:style-name="Caption_20_characters"><text:span text:style-name="T1">سَلَّمَ </text:span></text:span><text:span text:style-name="Drop_20_Caps"><text:span text:style-name="T1">сдал, отдал‎</text:span></text:span></text:p>
      <text:p><text:span text:style-name="Caption_20_characters"><text:span text:style-name="T1">ثَوَابٌ </text:span></text:span><text:span text:style-name="Drop_20_Caps"><text:span text:style-name="T1">воздаяние, возна­граждение‎</text:span></text:span></text:p>
      <text:h text:outline-level="2"><text:span text:style-name="Drop_20_Caps"><text:span text:style-name="T1">Урок 65‎</text:span></text:span></text:h>
      <text:p><text:span text:style-name="Caption_20_characters"><text:span text:style-name="T1">ضَابِطٌ </text:span></text:span><text:span text:style-name="Drop_20_Caps"><text:span text:style-name="T1">офицер‎</text:span></text:span></text:p>
      <text:p><text:span text:style-name="Caption_20_characters"><text:span text:style-name="T1">قَائِدٌ </text:span></text:span><text:span text:style-name="Drop_20_Caps"><text:span text:style-name="T1">водитель‎</text:span></text:span></text:p>
      <text:p><text:span text:style-name="Caption_20_characters"><text:span text:style-name="T1">قَائِدُ دَبَّابَةٍ </text:span></text:span><text:span text:style-name="Drop_20_Caps"><text:span text:style-name="T1">танкист, во­дитель танка‎</text:span></text:span></text:p>
      <text:p><text:span text:style-name="Caption_20_characters"><text:span text:style-name="T1">مَا لَكَ؟ </text:span></text:span><text:span text:style-name="Drop_20_Caps"><text:span text:style-name="T1">что тебе? что с то­бой?‎</text:span></text:span></text:p>
      <text:p><text:span text:style-name="Caption_20_characters"><text:span text:style-name="T1">وَلاَحَاجَةَ </text:span></text:span><text:span text:style-name="Drop_20_Caps"><text:span text:style-name="T1">ничего (ответ)‎</text:span></text:span></text:p>
      <text:p><text:span text:style-name="Caption_20_characters"><text:span text:style-name="T1">حَالٌ </text:span></text:span><text:span text:style-name="Drop_20_Caps"><text:span text:style-name="T1">положение, состоя­ние‎</text:span></text:span></text:p>
      <text:p><text:span text:style-name="Caption_20_characters"><text:span text:style-name="T1">صِحَّةٌ </text:span></text:span><text:span text:style-name="Drop_20_Caps"><text:span text:style-name="T1">здоровье‎</text:span></text:span></text:p>
      <text:p><text:span text:style-name="Caption_20_characters"><text:span text:style-name="T1">لاَبَأْسَبِهِ </text:span></text:span><text:span text:style-name="Drop_20_Caps"><text:span text:style-name="T1">неплохо, ничего, нормально‎</text:span></text:span></text:p>
      <text:p><text:span text:style-name="Caption_20_characters"><text:span text:style-name="T1">كُلُّ شَيْءٍ عَلَى مَا يُرَامُ </text:span></text:span><text:span text:style-name="Drop_20_Caps"><text:span text:style-name="T1">все в порядке‎</text:span></text:span></text:p>
      <text:p><text:span text:style-name="Caption_20_characters"><text:span text:style-name="T1">نَوْبَتْجِىٌّ </text:span></text:span><text:span text:style-name="Drop_20_Caps"><text:span text:style-name="T1">дежурный‎</text:span></text:span></text:p>
      <text:p><text:span text:style-name="Caption_20_characters"><text:span text:style-name="T1">مِنْ جَدِيدٍ </text:span></text:span><text:span text:style-name="Drop_20_Caps"><text:span text:style-name="T1">снова‎</text:span></text:span></text:p>
      <text:p><text:span text:style-name="Caption_20_characters"><text:span text:style-name="T1">تَخَرَّجَ مِنْ ...ِ </text:span></text:span><text:span text:style-name="Drop_20_Caps"><text:span text:style-name="T1">окончил (учебное заведение)‎</text:span></text:span></text:p>
      <text:p><text:span text:style-name="Caption_20_characters"><text:span text:style-name="T1">حَرْبِىٌّ </text:span></text:span><text:span text:style-name="Drop_20_Caps"><text:span text:style-name="T1">военный‎</text:span></text:span></text:p>
      <text:p><text:span text:style-name="Caption_20_characters"><text:span text:style-name="T1">مَدْرَسَةٌ حَرْبِيَّةٌ </text:span></text:span><text:span text:style-name="Drop_20_Caps"><text:span text:style-name="T1">военное училище‎</text:span></text:span></text:p>
      <text:p><text:span text:style-name="Caption_20_characters"><text:span text:style-name="T1">مُلاَزِمٌ </text:span></text:span><text:span text:style-name="Drop_20_Caps"><text:span text:style-name="T1">лейтенант‎</text:span></text:span></text:p>
      <text:p><text:span text:style-name="Caption_20_characters"><text:span text:style-name="T1">رُتْبَةٌ رُتَبٌ </text:span></text:span><text:span text:style-name="Drop_20_Caps"><text:span text:style-name="T1">звание‎</text:span></text:span></text:p>
      <text:p><text:span text:style-name="Caption_20_characters"><text:span text:style-name="T1">صَبَاحَ الْخَيْرِ </text:span></text:span><text:span text:style-name="Drop_20_Caps"><text:span text:style-name="T1">доброе утро!‎</text:span></text:span></text:p>
      <text:p><text:span text:style-name="Caption_20_characters"><text:span text:style-name="T1">صَبَاحَ النُّورِ </text:span></text:span><text:span text:style-name="Drop_20_Caps"><text:span text:style-name="T1">доброе утро (ответ)!‎</text:span></text:span></text:p>
      <text:p><text:span text:style-name="Caption_20_characters"><text:span text:style-name="T1">فِرْقَةٌ </text:span></text:span><text:span text:style-name="Drop_20_Caps"><text:span text:style-name="T1">дивизия‎</text:span></text:span></text:p>
      <text:p><text:span text:style-name="Caption_20_characters"><text:span text:style-name="T1">الفِرْقَتُ الْمُدَرَّعَةُ </text:span></text:span><text:span text:style-name="Drop_20_Caps"><text:span text:style-name="T1">бро­нетанковая дивизия‎</text:span></text:span></text:p>
      <text:p><text:span text:style-name="Caption_20_characters"><text:span text:style-name="T1">اَكَادِيمِيَّةُ الْمُدَرَّعَاتِ </text:span></text:span><text:span text:style-name="Drop_20_Caps"><text:span text:style-name="T1">бронетанковая академия‎</text:span></text:span></text:p>
      <text:p><text:span text:style-name="Caption_20_characters"><text:span text:style-name="T1">مُحَارِبٌ </text:span></text:span><text:span text:style-name="Drop_20_Caps"><text:span text:style-name="T1">воин‎</text:span></text:span></text:p>
      <text:p><text:span text:style-name="Caption_20_characters"><text:span text:style-name="T1">فِى سَبِيلِ اللَّهِ </text:span></text:span><text:span text:style-name="Drop_20_Caps"><text:span text:style-name="T1">на пути Бога, во имя Бога‎</text:span></text:span></text:p>
      <text:p><text:span text:style-name="Caption_20_characters"><text:span text:style-name="T1">عَسْكَرِىٌّ </text:span></text:span><text:span text:style-name="Drop_20_Caps"><text:span text:style-name="T1">военный‎</text:span></text:span></text:p>
      <text:p><text:span text:style-name="Caption_20_characters"><text:span text:style-name="T1">اِنْ وَفَّقَنِىَ اللَّهُ </text:span></text:span><text:span text:style-name="Drop_20_Caps"><text:span text:style-name="T1">если Бог мне поможет‎</text:span></text:span></text:p>
      <text:p><text:span text:style-name="Caption_20_characters"><text:span text:style-name="T1">حَتَّى اَكُونَ مُحَارِبًا </text:span></text:span><text:span text:style-name="Drop_20_Caps"><text:span text:style-name="T1">чтобы я был воином‎</text:span></text:span></text:p>
      <text:p><text:span text:style-name="Caption_20_characters"><text:span text:style-name="T1">خِلاَلَ شَهْرٍ </text:span></text:span><text:span text:style-name="Drop_20_Caps"><text:span text:style-name="T1">в течении месяца‎</text:span></text:span></text:p>
      <text:p><text:span text:style-name="Caption_20_characters"><text:span text:style-name="T1">تَدْرِيبٌ </text:span></text:span><text:span text:style-name="Drop_20_Caps"><text:span text:style-name="T1">учение, практика‎</text:span></text:span></text:p>
      <text:p><text:span text:style-name="Caption_20_characters"><text:span text:style-name="T1">تَدْرِيبَاتٌ عَسْكَرِيَّةٌ </text:span></text:span><text:span text:style-name="Drop_20_Caps"><text:span text:style-name="T1">во­енные учения‎</text:span></text:span></text:p>
      <text:p><text:span text:style-name="Caption_20_characters"><text:span text:style-name="T1">بَسِيطٌ </text:span></text:span><text:span text:style-name="Drop_20_Caps"><text:span text:style-name="T1">простой‎</text:span></text:span></text:p>
      <text:p><text:span text:style-name="Caption_20_characters"><text:span text:style-name="T1">مَبْسُوطٌ بِ... </text:span></text:span><text:span text:style-name="Drop_20_Caps"><text:span text:style-name="T1">доволь­ный‎</text:span></text:span></text:p>
      <text:p><text:span text:style-name="Caption_20_characters"><text:span text:style-name="T1">كَمْ رَأَيْتُ!ِ </text:span></text:span><text:span text:style-name="Drop_20_Caps"><text:span text:style-name="T1">сколько же я видел!‎</text:span></text:span></text:p>
      <text:p><text:span text:style-name="Caption_20_characters"><text:span text:style-name="T1">حَدَّثَ </text:span></text:span><text:span text:style-name="Drop_20_Caps"><text:span text:style-name="T1">рассказал‎</text:span></text:span></text:p>
      <text:p><text:span text:style-name="Caption_20_characters"><text:span text:style-name="T1">خَطَفَ </text:span></text:span><text:span text:style-name="Drop_20_Caps"><text:span text:style-name="T1">схватил‎</text:span></text:span></text:p>
      <text:p><text:span text:style-name="Caption_20_characters"><text:span text:style-name="T1">تَخَرَّجَ مِنَ الْمَدْرَسَةِ الْحَرْبِيَّةِ </text:span></text:span><text:span text:style-name="Drop_20_Caps"><text:span text:style-name="T1">окончил военное училище‎</text:span></text:span></text:p>
      <text:p><text:span text:style-name="Caption_20_characters"><text:span text:style-name="T1">هَرَبَ </text:span></text:span><text:span text:style-name="Drop_20_Caps"><text:span text:style-name="T1">убежал, сбежал‎</text:span></text:span></text:p>
      <text:h text:outline-level="2"><text:span text:style-name="Drop_20_Caps"><text:span text:style-name="T1">Урок 66‎</text:span></text:span></text:h>
      <text:p><text:span text:style-name="Caption_20_characters"><text:span text:style-name="T1">وَاصَلَ </text:span></text:span><text:span text:style-name="Drop_20_Caps"><text:span text:style-name="T1">продолжал‎</text:span></text:span></text:p>
      <text:p><text:span text:style-name="Caption_20_characters"><text:span text:style-name="T1">حَاوَلَ </text:span></text:span><text:span text:style-name="Drop_20_Caps"><text:span text:style-name="T1">попытался, попро­бовал‎</text:span></text:span></text:p>
      <text:p><text:span text:style-name="Caption_20_characters"><text:span text:style-name="T1">اَيْقَظَ </text:span></text:span><text:span text:style-name="Drop_20_Caps"><text:span text:style-name="T1">разбудил‎</text:span></text:span></text:p>
      <text:p><text:span text:style-name="Caption_20_characters"><text:span text:style-name="T1">اَعَادَ </text:span></text:span><text:span text:style-name="Drop_20_Caps"><text:span text:style-name="T1">повторил‎</text:span></text:span></text:p>
      <text:p><text:span text:style-name="Caption_20_characters"><text:span text:style-name="T1">اِسْتَيْقَظَ مَعَ الْفَجْرِ </text:span></text:span><text:span text:style-name="Drop_20_Caps"><text:span text:style-name="T1">проснулся на заре, с зарей‎</text:span></text:span></text:p>
      <text:p><text:span text:style-name="Caption_20_characters"><text:span text:style-name="T1">غَلَطٌ </text:span></text:span><text:span text:style-name="Drop_20_Caps"><text:span text:style-name="T1">ошибка‎</text:span></text:span></text:p>
      <text:p><text:span text:style-name="Caption_20_characters"><text:span text:style-name="T1">بِلاَأَغْلاَطٍ </text:span></text:span><text:span text:style-name="Drop_20_Caps"><text:span text:style-name="T1">без ошибок‎</text:span></text:span></text:p>
      <text:p><text:span text:style-name="Caption_20_characters"><text:span text:style-name="T1">نَصٌّ </text:span></text:span><text:span text:style-name="Drop_20_Caps"><text:span text:style-name="T1">текст‎</text:span></text:span></text:p>
      <text:p><text:span text:style-name="Caption_20_characters"><text:span text:style-name="T1">مَرَّةً </text:span></text:span><text:span text:style-name="Drop_20_Caps"><text:span text:style-name="T1">раз, один раз‎</text:span></text:span></text:p>
      <text:p><text:span text:style-name="Caption_20_characters"><text:span text:style-name="T1">كَمْ مَرَّةً؟ </text:span></text:span><text:span text:style-name="Drop_20_Caps"><text:span text:style-name="T1">сколько раз‎</text:span></text:span></text:p>
      <text:p><text:span text:style-name="Caption_20_characters"><text:span text:style-name="T1">اَحْصَى </text:span></text:span><text:span text:style-name="Drop_20_Caps"><text:span text:style-name="T1">считал, исчислял‎</text:span></text:span></text:p>
      <text:p><text:span text:style-name="Caption_20_characters"><text:span text:style-name="T1">تَرْجَمَ </text:span></text:span><text:span text:style-name="Drop_20_Caps"><text:span text:style-name="T1">переводил‎</text:span></text:span></text:p>
      <text:p><text:span text:style-name="Caption_20_characters"><text:span text:style-name="T1">اَغْلَقَ الْكِتَابَ </text:span></text:span><text:span text:style-name="Drop_20_Caps"><text:span text:style-name="T1">закрыл книгу‎</text:span></text:span></text:p>
      <text:p><text:span text:style-name="Caption_20_characters"><text:span text:style-name="T1">خَافِتٌ </text:span></text:span><text:span text:style-name="Drop_20_Caps"><text:span text:style-name="T1">тихий‎</text:span></text:span></text:p>
      <text:p><text:span text:style-name="Caption_20_characters"><text:span text:style-name="T1">بِصَوْتٍ خَافِتٍ </text:span></text:span><text:span text:style-name="Drop_20_Caps"><text:span text:style-name="T1">тихим го­лосом‎</text:span></text:span></text:p>
      <text:p><text:span text:style-name="Caption_20_characters"><text:span text:style-name="T1">يَعْنِى </text:span></text:span><text:span text:style-name="Drop_20_Caps"><text:span text:style-name="T1">значит, означает‎</text:span></text:span></text:p>
      <text:p><text:span text:style-name="Caption_20_characters"><text:span text:style-name="T1">مَاذَا يَعْنِى؟ </text:span></text:span><text:span text:style-name="Drop_20_Caps"><text:span text:style-name="T1">что значит?‎</text:span></text:span></text:p>
      <text:p><text:span text:style-name="Caption_20_characters"><text:span text:style-name="T1">زَادَ </text:span></text:span><text:span text:style-name="Drop_20_Caps"><text:span text:style-name="T1">прибавил, добавил, дал ещё‎</text:span></text:span></text:p>
      <text:p><text:span text:style-name="Caption_20_characters"><text:span text:style-name="T1">مَزِيدٌ </text:span></text:span><text:span text:style-name="Drop_20_Caps"><text:span text:style-name="T1">больше, побольше‎</text:span></text:span></text:p>
      <text:p><text:span text:style-name="Caption_20_characters"><text:span text:style-name="T1">هَلْ اَزِيدُكَ؟ </text:span></text:span><text:span text:style-name="Drop_20_Caps"><text:span text:style-name="T1">добавить тебе? дать тебе ещё?‎</text:span></text:span></text:p>
      <text:p><text:span text:style-name="Caption_20_characters"><text:span text:style-name="T1">ظَلاَّسَةٌ </text:span></text:span><text:span text:style-name="Drop_20_Caps"><text:span text:style-name="T1">тряпка‎</text:span></text:span></text:p>
      <text:p><text:span text:style-name="Caption_20_characters"><text:span text:style-name="T1">كِفَايَه! </text:span></text:span><text:span text:style-name="Drop_20_Caps"><text:span text:style-name="T1">достаточно! хва­тит!‎</text:span></text:span></text:p>
      <text:p><text:soft-page-break/><text:span text:style-name="Caption_20_characters"><text:span text:style-name="T1">لاحَاجَةَ اِلَى...ِ </text:span></text:span><text:span text:style-name="Drop_20_Caps"><text:span text:style-name="T1">не надо, не нужно‎</text:span></text:span></text:p>
      <text:p><text:span text:style-name="Caption_20_characters"><text:span text:style-name="T1">نَزَلَ بِهِ </text:span></text:span><text:span text:style-name="Drop_20_Caps"><text:span text:style-name="T1">остановился у него (гостем)‎</text:span></text:span></text:p>
      <text:p><text:span text:style-name="Caption_20_characters"><text:span text:style-name="T1">هَلْ لَّكَ؟ </text:span></text:span><text:span text:style-name="Drop_20_Caps"><text:span text:style-name="T1">мог бы ты? хо­тел бы ты?‎</text:span></text:span></text:p>
      <text:p><text:span text:style-name="Caption_20_characters"><text:span text:style-name="T1">وَاجِبٌ </text:span></text:span><text:span text:style-name="Drop_20_Caps"><text:span text:style-name="T1">обязанность, зада­ние‎</text:span></text:span></text:p>
      <text:p><text:span text:style-name="Caption_20_characters"><text:span text:style-name="T1">وَاجِبُ الْمَنْزِلِ </text:span></text:span><text:span text:style-name="Drop_20_Caps"><text:span text:style-name="T1">домаш­нее задание‎</text:span></text:span></text:p>
      <text:p><text:span text:style-name="Caption_20_characters"><text:span text:style-name="T1">تَمْرِينَاتٌ رِيَاضِيَّةٌ </text:span></text:span><text:span text:style-name="Drop_20_Caps"><text:span text:style-name="T1">физ­культура, физзарядка‎</text:span></text:span></text:p>
      <text:p><text:span text:style-name="Caption_20_characters"><text:span text:style-name="T1">بِانْتِظَامٍ </text:span></text:span><text:span text:style-name="Drop_20_Caps"><text:span text:style-name="T1">регулярно‎</text:span></text:span></text:p>
      <text:p><text:span text:style-name="Caption_20_characters"><text:span text:style-name="T1">قَطَعَ </text:span></text:span><text:span text:style-name="Drop_20_Caps"><text:span text:style-name="T1">прервал, прекратил‎</text:span></text:span></text:p>
      <text:p><text:span text:style-name="Caption_20_characters"><text:span text:style-name="T1">طَلَبَ </text:span></text:span><text:span text:style-name="Drop_20_Caps"><text:span text:style-name="T1">попросил, потребо­вал‎</text:span></text:span></text:p>
      <text:p><text:span text:style-name="Caption_20_characters"><text:span text:style-name="T1">اَمْلَى </text:span></text:span><text:span text:style-name="Drop_20_Caps"><text:span text:style-name="T1">диктовал‎</text:span></text:span></text:p>
      <text:p><text:span text:style-name="Caption_20_characters"><text:span text:style-name="T1">اِمْلاَءٌ </text:span></text:span><text:span text:style-name="Drop_20_Caps"><text:span text:style-name="T1">диктант‎</text:span></text:span></text:p>
      <text:h text:outline-level="2"><text:span text:style-name="Drop_20_Caps"><text:span text:style-name="T1">Урок 67‎</text:span></text:span></text:h>
      <text:p><text:span text:style-name="Caption_20_characters"><text:span text:style-name="T1">زَعَمُوا </text:span></text:span><text:span text:style-name="Drop_20_Caps"><text:span text:style-name="T1">говорят‎</text:span></text:span></text:p>
      <text:p><text:span text:style-name="Caption_20_characters"><text:span text:style-name="T1">وَصَفَ </text:span></text:span><text:span text:style-name="Drop_20_Caps"><text:span text:style-name="T1">описал‎</text:span></text:span></text:p>
      <text:p><text:span text:style-name="Caption_20_characters"><text:span text:style-name="T1">صِنَاعَةٌ </text:span></text:span><text:span text:style-name="Drop_20_Caps"><text:span text:style-name="T1">промышленность‎</text:span></text:span></text:p>
      <text:p><text:span text:style-name="Caption_20_characters"><text:span text:style-name="T1">زِرَاعَة </text:span></text:span><text:span text:style-name="Drop_20_Caps"><text:span text:style-name="T1">земледелие; сель­ское хозяйство‎</text:span></text:span></text:p>
      <text:p><text:span text:style-name="Caption_20_characters"><text:span text:style-name="T1">مَنَاخٌ </text:span></text:span><text:span text:style-name="Drop_20_Caps"><text:span text:style-name="T1">климат‎</text:span></text:span></text:p>
      <text:p><text:span text:style-name="Caption_20_characters"><text:span text:style-name="T1">لَوْلاَ </text:span></text:span><text:span text:style-name="Drop_20_Caps"><text:span text:style-name="T1">если бы не‎</text:span></text:span></text:p>
      <text:p><text:span text:style-name="Caption_20_characters"><text:span text:style-name="T1">نََصِيحَةٌ </text:span></text:span><text:span text:style-name="Drop_20_Caps"><text:span text:style-name="T1">совет‎</text:span></text:span></text:p>
      <text:p><text:span text:style-name="Caption_20_characters"><text:span text:style-name="T1">اِمْتِحَانٌ </text:span></text:span><text:span text:style-name="Drop_20_Caps"><text:span text:style-name="T1">экзамен‎</text:span></text:span></text:p>
      <text:p><text:span text:style-name="Caption_20_characters"><text:span text:style-name="T1">اَدَّى اْلإِمْتِحَانَ </text:span></text:span><text:span text:style-name="Drop_20_Caps"><text:span text:style-name="T1">сдал эк­замен‎</text:span></text:span></text:p>
      <text:p><text:span text:style-name="Caption_20_characters"><text:span text:style-name="T1">رَسَبَ فِى اْلإِمْتِحَانِ </text:span></text:span><text:span text:style-name="Drop_20_Caps"><text:span text:style-name="T1">провалился на экзамене‎</text:span></text:span></text:p>
      <text:p><text:span text:style-name="Caption_20_characters"><text:span text:style-name="T1">خَسِرَ </text:span></text:span><text:span text:style-name="Drop_20_Caps"><text:span text:style-name="T1">потерял, лишился‎</text:span></text:span></text:p>
      <text:p><text:span text:style-name="Caption_20_characters"><text:span text:style-name="T1">كَامِلاً </text:span></text:span><text:span text:style-name="Drop_20_Caps"><text:span text:style-name="T1">полностью‎</text:span></text:span></text:p>
      <text:p><text:span text:style-name="Caption_20_characters"><text:span text:style-name="T1">اِنْ لَمْ...ِ </text:span></text:span><text:span text:style-name="Drop_20_Caps"><text:span text:style-name="T1">если не...‎</text:span></text:span></text:p>
      <text:p><text:span text:style-name="Caption_20_characters"><text:span text:style-name="T1">اِنْ لَمْ تَفْعَلْ مَا آمُرُكَ </text:span></text:span><text:span text:style-name="Drop_20_Caps"><text:span text:style-name="T1">если не сделаешь то, что я приказываю‎</text:span></text:span></text:p>
      <text:p><text:span text:style-name="Caption_20_characters"><text:span text:style-name="T1">حَدِيثٌ </text:span></text:span><text:span text:style-name="Drop_20_Caps"><text:span text:style-name="T1">разговор, беседа‎</text:span></text:span></text:p>
      <text:p><text:span text:style-name="Caption_20_characters"><text:span text:style-name="T1">اِسْتَمَعَ اِلَى...ِ </text:span></text:span><text:span text:style-name="Drop_20_Caps"><text:span text:style-name="T1">слушал‎</text:span></text:span></text:p>
      <text:p><text:span text:style-name="Caption_20_characters"><text:span text:style-name="T1">مُتَّسَعٌ مِنَ الْوَقْتِ </text:span></text:span><text:span text:style-name="Drop_20_Caps"><text:span text:style-name="T1">до­статочно времени‎</text:span></text:span></text:p>
      <text:p><text:span text:style-name="Caption_20_characters"><text:span text:style-name="T1">رَغْبَةٌ عَظِيمَةٌ فِى...ِ </text:span></text:span><text:span text:style-name="Drop_20_Caps"><text:span text:style-name="T1">большое желание‎</text:span></text:span></text:p>
      <text:p><text:span text:style-name="Caption_20_characters"><text:span text:style-name="T1">كُنْتُ عَلَى رَغْبَةٍ عَظِيمَةٍ فِى...ِ </text:span></text:span><text:span text:style-name="Drop_20_Caps"><text:span text:style-name="T1">у меня было большое желание (что-то сделать)‎</text:span></text:span></text:p>
      <text:p><text:span text:style-name="Caption_20_characters"><text:span text:style-name="T1">حَالَ دُونَ...ِ </text:span></text:span><text:span text:style-name="Drop_20_Caps"><text:span text:style-name="T1">помешал‎</text:span></text:span></text:p>
      <text:p><text:span text:style-name="Caption_20_characters"><text:span text:style-name="T1">مَكَانٌ </text:span></text:span><text:span text:style-name="Drop_20_Caps"><text:span text:style-name="T1">место‎</text:span></text:span></text:p>
      <text:p><text:span text:style-name="Caption_20_characters"><text:span text:style-name="T1">مَكَانُ الْعَمَلِ </text:span></text:span><text:span text:style-name="Drop_20_Caps"><text:span text:style-name="T1">рабочее ме­сто‎</text:span></text:span></text:p>
      <text:p><text:span text:style-name="Caption_20_characters"><text:span text:style-name="T1">عَالِمٌ </text:span></text:span><text:span text:style-name="Drop_20_Caps"><text:span text:style-name="T1">учёный‎</text:span></text:span></text:p>
      <text:p><text:span text:style-name="Caption_20_characters"><text:span text:style-name="T1">جَاهِلٌ </text:span></text:span><text:span text:style-name="Drop_20_Caps"><text:span text:style-name="T1">неграмотный, неуч, невежда‎</text:span></text:span></text:p>
      <text:p><text:span text:style-name="Caption_20_characters"><text:span text:style-name="T1">مُمَثِّلٌ </text:span></text:span><text:span text:style-name="Drop_20_Caps"><text:span text:style-name="T1">артист, актёр‎</text:span></text:span></text:p>
      <text:p><text:span text:style-name="Caption_20_characters"><text:span text:style-name="T1">قَادِرٌ </text:span></text:span><text:span text:style-name="Drop_20_Caps"><text:span text:style-name="T1">способный; могучий‎</text:span></text:span></text:p>
      <text:p><text:span text:style-name="Caption_20_characters"><text:span text:style-name="T1">قَادِرٌ عَلَى كُلِّ شَيْءٍ </text:span></text:span><text:span text:style-name="Drop_20_Caps"><text:span text:style-name="T1">всемогущий‎</text:span></text:span></text:p>
      <text:p><text:span text:style-name="Caption_20_characters"><text:span text:style-name="T1">كَمَا تَعْرِفُ </text:span></text:span><text:span text:style-name="Drop_20_Caps"><text:span text:style-name="T1">как тебе из­вестно‎</text:span></text:span></text:p>
      <text:p><text:span text:style-name="Caption_20_characters"><text:span text:style-name="T1">أَدَاءٌ </text:span></text:span><text:span text:style-name="Drop_20_Caps"><text:span text:style-name="T1">выполнение, исполне­ние‎</text:span></text:span></text:p>
      <text:p><text:span text:style-name="Caption_20_characters"><text:span text:style-name="T1">خَطِيرٌ </text:span></text:span><text:span text:style-name="Drop_20_Caps"><text:span text:style-name="T1">серьезный‎</text:span></text:span></text:p>
      <text:p><text:span text:style-name="Caption_20_characters"><text:span text:style-name="T1">اِسْتَعَدَّ </text:span></text:span><text:span text:style-name="Drop_20_Caps"><text:span text:style-name="T1">приготовился, го­товился‎</text:span></text:span></text:p>
      <text:p><text:span text:style-name="Caption_20_characters"><text:span text:style-name="T1">مِنَ الآنَ </text:span></text:span><text:span text:style-name="Drop_20_Caps"><text:span text:style-name="T1">отныне‎</text:span></text:span></text:p>
      <text:p><text:span text:style-name="Caption_20_characters"><text:span text:style-name="T1">دُونَ...ِ </text:span></text:span><text:span text:style-name="Drop_20_Caps"><text:span text:style-name="T1">а не...‎</text:span></text:span></text:p>
      <text:p><text:span text:style-name="Caption_20_characters"><text:span text:style-name="T1">صَحِيحٌ </text:span></text:span><text:span text:style-name="Drop_20_Caps"><text:span text:style-name="T1">правильный, вер­ный‎</text:span></text:span></text:p>
      <text:p><text:span text:style-name="Caption_20_characters"><text:span text:style-name="T1">هَلْ هَذَا صَحِيحٌ؟ </text:span></text:span><text:span text:style-name="Drop_20_Caps"><text:span text:style-name="T1">это правда? это верно?‎</text:span></text:span></text:p>
      <text:p><text:span text:style-name="Caption_20_characters"><text:span text:style-name="T1">تَرَكَ عَمَلَهُ اِلَى وَقْتٍ آخَرِ </text:span></text:span><text:span text:style-name="Drop_20_Caps"><text:span text:style-name="T1">отложил свою работу на другое время‎</text:span></text:span></text:p>
      <text:h text:outline-level="2"><text:span text:style-name="Drop_20_Caps"><text:span text:style-name="T1">Урок 68‎</text:span></text:span></text:h>
      <text:p><text:span text:style-name="Caption_20_characters"><text:span text:style-name="T1">رَسُولٌ </text:span></text:span><text:span text:style-name="Drop_20_Caps"><text:span text:style-name="T1">посланник‎</text:span></text:span></text:p>
      <text:p><text:span text:style-name="Caption_20_characters"><text:span text:style-name="T1">صَلَّى اللَّهُ عَلَيْهِ وَ سَلَّمَ </text:span></text:span><text:span text:style-name="Drop_20_Caps"><text:span text:style-name="T1">да благословит его Бог и приветствует‎</text:span></text:span></text:p>
      <text:p><text:span text:style-name="Caption_20_characters"><text:span text:style-name="T1">يَتِيمٌ </text:span></text:span><text:span text:style-name="Drop_20_Caps"><text:span text:style-name="T1">сирота‎</text:span></text:span></text:p>
      <text:p><text:span text:style-name="Caption_20_characters"><text:span text:style-name="T1">عُمْرٌ </text:span></text:span><text:span text:style-name="Drop_20_Caps"><text:span text:style-name="T1">возраст, жизнь‎</text:span></text:span></text:p>
      <text:p><text:span text:style-name="Caption_20_characters"><text:span text:style-name="T1">اَرْسَلَ </text:span></text:span><text:span text:style-name="Drop_20_Caps"><text:span text:style-name="T1">послал‎</text:span></text:span></text:p>
      <text:p><text:span text:style-name="Caption_20_characters"><text:span text:style-name="T1">اَنْزَلَ </text:span></text:span><text:span text:style-name="Drop_20_Caps"><text:span text:style-name="T1">ниспослал‎</text:span></text:span></text:p>
      <text:p><text:span text:style-name="Caption_20_characters"><text:span text:style-name="T1">نَشَأَ </text:span></text:span><text:span text:style-name="Drop_20_Caps"><text:span text:style-name="T1">вырос‎</text:span></text:span></text:p>
      <text:p><text:span text:style-name="Caption_20_characters"><text:span text:style-name="T1">بَلَغَ </text:span></text:span><text:span text:style-name="Drop_20_Caps"><text:span text:style-name="T1">достиг‎</text:span></text:span></text:p>
      <text:p><text:span text:style-name="Caption_20_characters"><text:span text:style-name="T1">اِبْنُ الْعَمِّ </text:span></text:span><text:span text:style-name="Drop_20_Caps"><text:span text:style-name="T1">двоюродный брат‎</text:span></text:span></text:p>
      <text:p><text:span text:style-name="Caption_20_characters"><text:span text:style-name="T1">بَشَرٌ </text:span></text:span><text:span text:style-name="Drop_20_Caps"><text:span text:style-name="T1">человек; люди‎</text:span></text:span></text:p>
      <text:p><text:span text:style-name="Caption_20_characters"><text:span text:style-name="T1">شُرْفَةٌ </text:span></text:span><text:span text:style-name="Drop_20_Caps"><text:span text:style-name="T1">балкон‎</text:span></text:span></text:p>
      <text:p><text:span text:style-name="Caption_20_characters"><text:span text:style-name="T1">ذَاكَرَ </text:span></text:span><text:span text:style-name="Drop_20_Caps"><text:span text:style-name="T1">учил уроки‎</text:span></text:span></text:p>
      <text:p><text:span text:style-name="Caption_20_characters"><text:span text:style-name="T1">قَاعِدَةٌ </text:span></text:span><text:span text:style-name="Drop_20_Caps"><text:span text:style-name="T1">правило‎</text:span></text:span></text:p>
      <text:p><text:span text:style-name="Caption_20_characters"><text:span text:style-name="T1">حَفِظَ </text:span></text:span><text:span text:style-name="Drop_20_Caps"><text:span text:style-name="T1">выучил наизусть‎</text:span></text:span></text:p>
      <text:p><text:span text:style-name="Caption_20_characters"><text:span text:style-name="T1">حَفِظَ الْقَاعِدَةَ </text:span></text:span><text:span text:style-name="Drop_20_Caps"><text:span text:style-name="T1">выучил правило наизусть‎</text:span></text:span></text:p>
      <text:p><text:span text:style-name="Caption_20_characters"><text:span text:style-name="T1">اَلنَّحْوُ </text:span></text:span><text:span text:style-name="Drop_20_Caps"><text:span text:style-name="T1">грамматика; син­таксис‎</text:span></text:span></text:p>
      <text:p><text:span text:style-name="Caption_20_characters"><text:span text:style-name="T1">اَلصَّرْفُ </text:span></text:span><text:span text:style-name="Drop_20_Caps"><text:span text:style-name="T1">морфология‎</text:span></text:span></text:p>
      <text:p><text:span text:style-name="Caption_20_characters"><text:span text:style-name="T1">اِهْتِمَامٌ </text:span></text:span><text:span text:style-name="Drop_20_Caps"><text:span text:style-name="T1">внимание, ин­терес‎</text:span></text:span></text:p>
      <text:p><text:span text:style-name="Caption_20_characters"><text:span text:style-name="T1">لَفَتَ اْلإِهْتِمَامَ اِلَى...ِ </text:span></text:span><text:span text:style-name="Drop_20_Caps"><text:span text:style-name="T1">обратил внимание‎</text:span></text:span></text:p>
      <text:p><text:span text:style-name="Caption_20_characters"><text:span text:style-name="T1">تَلْحِينٌ </text:span></text:span><text:span text:style-name="Drop_20_Caps"><text:span text:style-name="T1">интонация‎</text:span></text:span></text:p>
      <text:p><text:span text:style-name="Caption_20_characters"><text:span text:style-name="T1">نَطَقَ </text:span></text:span><text:span text:style-name="Drop_20_Caps"><text:span text:style-name="T1">произносил‎</text:span></text:span></text:p>
      <text:p><text:span text:style-name="Caption_20_characters"><text:span text:style-name="T1">بَلِيَّةٌ </text:span></text:span><text:span text:style-name="Drop_20_Caps"><text:span text:style-name="T1">беда, бедствие‎</text:span></text:span></text:p>
      <text:p><text:span text:style-name="Caption_20_characters"><text:span text:style-name="T1">رَصِيفُ النَّهْرِ </text:span></text:span><text:span text:style-name="Drop_20_Caps"><text:span text:style-name="T1">набереж­ная реки‎</text:span></text:span></text:p>
      <text:p><text:span text:style-name="Caption_20_characters"><text:span text:style-name="T1">هُوَ الآخَرُ </text:span></text:span><text:span text:style-name="Drop_20_Caps"><text:span text:style-name="T1">от тоже‎</text:span></text:span></text:p>
      <text:p><text:span text:style-name="Caption_20_characters"><text:span text:style-name="T1">ذَاهِبٌ </text:span></text:span><text:span text:style-name="Drop_20_Caps"><text:span text:style-name="T1">идущий‎</text:span></text:span></text:p>
      <text:p><text:span text:style-name="Caption_20_characters"><text:span text:style-name="T1">مَا يَزَالُ هُنَا </text:span></text:span><text:span text:style-name="Drop_20_Caps"><text:span text:style-name="T1">он еще здесь‎</text:span></text:span></text:p>
      <text:p><text:span text:style-name="Caption_20_characters"><text:span text:style-name="T1">غَادَرَ </text:span></text:span><text:span text:style-name="Drop_20_Caps"><text:span text:style-name="T1">покинул; уехал‎</text:span></text:span></text:p>
      <text:p><text:span text:style-name="Caption_20_characters"><text:span text:style-name="T1">مَضَى </text:span></text:span><text:span text:style-name="Drop_20_Caps"><text:span text:style-name="T1">прошел‎</text:span></text:span></text:p>
      <text:p><text:span text:style-name="Caption_20_characters"><text:span text:style-name="T1">حَدِيثٌ </text:span></text:span><text:span text:style-name="Drop_20_Caps"><text:span text:style-name="T1">хадис, предание‎</text:span></text:span></text:p>
      <text:p><text:span text:style-name="Caption_20_characters"><text:span text:style-name="T1">مَا هُوَ؟ </text:span></text:span><text:span text:style-name="Drop_20_Caps"><text:span text:style-name="T1">какой?‎</text:span></text:span></text:p>
      <text:p><text:span text:style-name="Caption_20_characters"><text:span text:style-name="T1">مُنْذُ اَنْ... </text:span></text:span><text:span text:style-name="Drop_20_Caps"><text:span text:style-name="T1">с тех пор, как...; с того времени, как...‎</text:span></text:span></text:p>
      <text:h text:outline-level="2"><text:span text:style-name="Drop_20_Caps"><text:span text:style-name="T1">Урок 69‎</text:span></text:span></text:h>
      <text:p><text:span text:style-name="Caption_20_characters"><text:span text:style-name="T1">سَرَّ </text:span></text:span><text:span text:style-name="Drop_20_Caps"><text:span text:style-name="T1">обрадовал‎</text:span></text:span></text:p>
      <text:p><text:span text:style-name="Caption_20_characters"><text:span text:style-name="T1">تَمَنَّى </text:span></text:span><text:span text:style-name="Drop_20_Caps"><text:span text:style-name="T1">пожелал‎</text:span></text:span></text:p>
      <text:p><text:span text:style-name="Caption_20_characters"><text:span text:style-name="T1">يَا لَهُ مِنْ </text:span></text:span><text:span text:style-name="Drop_20_Caps"><text:span text:style-name="T1">ну и какой! о, какой он!‎</text:span></text:span></text:p>
      <text:p><text:span text:style-name="Caption_20_characters"><text:span text:style-name="T1">يَا لَهُ مِنْ رَجُلٍ!ِ </text:span></text:span><text:span text:style-name="Drop_20_Caps"><text:span text:style-name="T1">о, ка­кой он человек!‎</text:span></text:span></text:p>
      <text:p><text:span text:style-name="Caption_20_characters"><text:span text:style-name="T1">مُتَوَقَّعٌ </text:span></text:span><text:span text:style-name="Drop_20_Caps"><text:span text:style-name="T1">ожидаемый‎</text:span></text:span></text:p>
      <text:p><text:soft-page-break/><text:span text:style-name="Caption_20_characters"><text:span text:style-name="T1">غَيْرُ مُتَوَقَّعٍ </text:span></text:span><text:span text:style-name="Drop_20_Caps"><text:span text:style-name="T1">неожидан­ный‎</text:span></text:span></text:p>
      <text:p><text:span text:style-name="Caption_20_characters"><text:span text:style-name="T1">شَخْصٌ </text:span></text:span><text:span text:style-name="Drop_20_Caps"><text:span text:style-name="T1">кто-то, человек‎</text:span></text:span></text:p>
      <text:p><text:span text:style-name="Caption_20_characters"><text:span text:style-name="T1">ذَكِيٌّ </text:span></text:span><text:span text:style-name="Drop_20_Caps"><text:span text:style-name="T1">способный, сообра­зительный‎</text:span></text:span></text:p>
      <text:p><text:span text:style-name="Caption_20_characters"><text:span text:style-name="T1">مُشْمِسٌ </text:span></text:span><text:span text:style-name="Drop_20_Caps"><text:span text:style-name="T1">солнечный‎</text:span></text:span></text:p>
      <text:p><text:span text:style-name="Caption_20_characters"><text:span text:style-name="T1">بَعْدَ رَنِّ الْجَرَسِ </text:span></text:span><text:span text:style-name="Drop_20_Caps"><text:span text:style-name="T1">после звонка‎</text:span></text:span></text:p>
      <text:p><text:span text:style-name="Caption_20_characters"><text:span text:style-name="T1">بِدُونِ اَنْ...ِ </text:span></text:span><text:span text:style-name="Drop_20_Caps"><text:span text:style-name="T1">без того, что­бы‎</text:span></text:span></text:p>
      <text:p><text:span text:style-name="Caption_20_characters"><text:span text:style-name="T1">اِسْتِرَاحَةٌ </text:span></text:span><text:span text:style-name="Drop_20_Caps"><text:span text:style-name="T1">отдых; перерыв‎</text:span></text:span></text:p>
      <text:p><text:span text:style-name="Caption_20_characters"><text:span text:style-name="T1">اِسْمَحْ لِى </text:span></text:span><text:span text:style-name="Drop_20_Caps"><text:span text:style-name="T1">разрешите, можно?‎</text:span></text:span></text:p>
      <text:p><text:span text:style-name="Caption_20_characters"><text:span text:style-name="T1">أَلَيْسَ كَذَلِكَ؟ </text:span></text:span><text:span text:style-name="Drop_20_Caps"><text:span text:style-name="T1">не так ли? разве не так? не правда ли?‎</text:span></text:span></text:p>
      <text:p><text:span text:style-name="Caption_20_characters"><text:span text:style-name="T1">بَلَى </text:span></text:span><text:span text:style-name="Drop_20_Caps"><text:span text:style-name="T1">да, конечно‎</text:span></text:span></text:p>
      <text:p><text:span text:style-name="Caption_20_characters"><text:span text:style-name="T1">فُرْسَةٌ سَعِيدَةٌ!ِ </text:span></text:span><text:span text:style-name="Drop_20_Caps"><text:span text:style-name="T1">рад вас видеть‎</text:span></text:span></text:p>
      <text:p><text:span text:style-name="Caption_20_characters"><text:span text:style-name="T1">اَنَا اَسْعَدُ </text:span></text:span><text:span text:style-name="Drop_20_Caps"><text:span text:style-name="T1">очень приятно (ответ)‎</text:span></text:span></text:p>
      <text:p><text:span text:style-name="Caption_20_characters"><text:span text:style-name="T1">يَا صَاحِ!ِ </text:span></text:span><text:span text:style-name="Drop_20_Caps"><text:span text:style-name="T1">о друг! дружи­ще!‎</text:span></text:span></text:p>
      <text:p><text:span text:style-name="Caption_20_characters"><text:span text:style-name="T1">يَوْمًامَّا </text:span></text:span><text:span text:style-name="Drop_20_Caps"><text:span text:style-name="T1">когда-нибудь, как-то раз‎</text:span></text:span></text:p>
      <text:p><text:span text:style-name="Caption_20_characters"><text:span text:style-name="T1">تُصْبِحُ عَلَى خَيْرٍ </text:span></text:span><text:span text:style-name="Drop_20_Caps"><text:span text:style-name="T1">спо­койной ночи‎</text:span></text:span></text:p>
      <text:p><text:span text:style-name="Caption_20_characters"><text:span text:style-name="T1">وَ اَنْتَ بِخَيْرٍ </text:span></text:span><text:span text:style-name="Drop_20_Caps"><text:span text:style-name="T1">всего хоро­шего (ответ)‎</text:span></text:span></text:p>
      <text:p><text:span text:style-name="Caption_20_characters"><text:span text:style-name="T1">سَلِّمْ لِى عَلَى...ِ </text:span></text:span><text:span text:style-name="Drop_20_Caps"><text:span text:style-name="T1">пере­дай от меня...‎</text:span></text:span></text:p>
      <text:p><text:span text:style-name="Caption_20_characters"><text:span text:style-name="T1">سَيِّدَةٌ </text:span></text:span><text:span text:style-name="Drop_20_Caps"><text:span text:style-name="T1">дама, госпожа‎</text:span></text:span></text:p>
      <text:p><text:span text:style-name="Caption_20_characters"><text:span text:style-name="T1">اَبْلَغَ </text:span></text:span><text:span text:style-name="Drop_20_Caps"><text:span text:style-name="T1">сообщил, уведомил‎</text:span></text:span></text:p>
      <text:p><text:span text:style-name="Caption_20_characters"><text:span text:style-name="T1">مُشْتَاقٌ اِلَى...ِ </text:span></text:span><text:span text:style-name="Drop_20_Caps"><text:span text:style-name="T1">сильно же­лающий, жаждущий, тоскующий‎</text:span></text:span></text:p>
      <text:p><text:span text:style-name="Caption_20_characters"><text:span text:style-name="T1">كَمِ السَّاعَةُ؟ </text:span></text:span><text:span text:style-name="Drop_20_Caps"><text:span text:style-name="T1">который час? сколько времени?‎</text:span></text:span></text:p>
      <text:p><text:span text:style-name="Caption_20_characters"><text:span text:style-name="T1">اَلسَّاعَةُ تُشِيرُ اِلَى... </text:span></text:span><text:span text:style-name="Drop_20_Caps"><text:span text:style-name="T1">часы показывают...‎</text:span></text:span></text:p>
      <text:p><text:span text:style-name="Caption_20_characters"><text:span text:style-name="T1">مُنْتَصَفُ اللَّيْلِ </text:span></text:span><text:span text:style-name="Drop_20_Caps"><text:span text:style-name="T1">полночь‎</text:span></text:span></text:p>
      <text:p><text:span text:style-name="Caption_20_characters"><text:span text:style-name="T1">بَعْدَ مُنْتَصَفِ اللَّيْلِ </text:span></text:span><text:span text:style-name="Drop_20_Caps"><text:span text:style-name="T1">по­сле полуночи‎</text:span></text:span></text:p>
      <text:p><text:span text:style-name="Caption_20_characters"><text:span text:style-name="T1">اِبْنُ الْخَالِ </text:span></text:span><text:span text:style-name="Drop_20_Caps"><text:span text:style-name="T1">двоюродный брат‎</text:span></text:span></text:p>
      <text:p><text:span text:style-name="Caption_20_characters"><text:span text:style-name="T1">سَاعَةُ الْمِعْصَمِ </text:span></text:span><text:span text:style-name="Drop_20_Caps"><text:span text:style-name="T1">наруч­ные часы‎</text:span></text:span></text:p>
      <text:p><text:span text:style-name="Caption_20_characters"><text:span text:style-name="T1">سَاعَةُ الْجَيْبِ </text:span></text:span><text:span text:style-name="Drop_20_Caps"><text:span text:style-name="T1">карман­ные часы‎</text:span></text:span></text:p>
      <text:p><text:span text:style-name="Caption_20_characters"><text:span text:style-name="T1">سَاعَةُ الْجِدَارِ </text:span></text:span><text:span text:style-name="Drop_20_Caps"><text:span text:style-name="T1">настен­ные часы‎</text:span></text:span></text:p>
      <text:p><text:span text:style-name="Caption_20_characters"><text:span text:style-name="T1">سَاعَةٌْ مُنَبِّهَةٌ </text:span></text:span><text:span text:style-name="Drop_20_Caps"><text:span text:style-name="T1">часы-будильник‎</text:span></text:span></text:p>
      <text:p><text:span text:style-name="Caption_20_characters"><text:span text:style-name="T1">نَفْسُهُ </text:span></text:span><text:span text:style-name="Drop_20_Caps"><text:span text:style-name="T1">он сам‎</text:span></text:span></text:p>
      <text:p><text:span text:style-name="Caption_20_characters"><text:span text:style-name="T1">لِنَفْسِهِ </text:span></text:span><text:span text:style-name="Drop_20_Caps"><text:span text:style-name="T1">себе‎</text:span></text:span></text:p>
      <text:p><text:span text:style-name="Caption_20_characters"><text:span text:style-name="T1">هُرِعَ </text:span></text:span><text:span text:style-name="Drop_20_Caps"><text:span text:style-name="T1">поспешил‎</text:span></text:span></text:p>
      <text:p><text:span text:style-name="Caption_20_characters"><text:span text:style-name="T1">وَدَّ لَوْ...ِ </text:span></text:span><text:span text:style-name="Drop_20_Caps"><text:span text:style-name="T1">желал, хотел‎</text:span></text:span></text:p>
      <text:p><text:span text:style-name="Caption_20_characters"><text:span text:style-name="T1">وَدِدْتُ لَوْ... </text:span></text:span><text:span text:style-name="Drop_20_Caps"><text:span text:style-name="T1">я хотел бы‎</text:span></text:span></text:p>
      <text:p><text:span text:style-name="Caption_20_characters"><text:span text:style-name="T1">قَصَدَ </text:span></text:span><text:span text:style-name="Drop_20_Caps"><text:span text:style-name="T1">направился‎</text:span></text:span></text:p>
      <text:p><text:span text:style-name="Caption_20_characters"><text:span text:style-name="T1">شَدَّمَا... </text:span></text:span><text:span text:style-name="Drop_20_Caps"><text:span text:style-name="T1">как сильно!‎</text:span></text:span></text:p>
      <text:p><text:span text:style-name="Caption_20_characters"><text:span text:style-name="T1">اِشْتَاقَ اِلَى... </text:span></text:span><text:span text:style-name="Drop_20_Caps"><text:span text:style-name="T1">тосковал, скучал по кому-л.‎</text:span></text:span></text:p>
      <text:h text:outline-level="2"><text:span text:style-name="Drop_20_Caps"><text:span text:style-name="T1">Урок 70‎</text:span></text:span></text:h>
      <text:p><text:span text:style-name="Caption_20_characters"><text:span text:style-name="T1">سِكَّةٌ حَدِيدِيَّةٌ </text:span></text:span><text:span text:style-name="Drop_20_Caps"><text:span text:style-name="T1">же­лезная дорога‎</text:span></text:span></text:p>
      <text:p><text:span text:style-name="Caption_20_characters"><text:span text:style-name="T1">مَحَطَّةُ السِّكَّةِ الْحَدِيدِيَّةِ </text:span></text:span><text:span text:style-name="Drop_20_Caps"><text:span text:style-name="T1">железнодорожная станция‎</text:span></text:span></text:p>
      <text:p><text:span text:style-name="Caption_20_characters"><text:span text:style-name="T1">قُطْنٌ </text:span></text:span><text:span text:style-name="Drop_20_Caps"><text:span text:style-name="T1">хлопок‎</text:span></text:span></text:p>
      <text:p><text:span text:style-name="Caption_20_characters"><text:span text:style-name="T1">قِطَافٌ </text:span></text:span><text:span text:style-name="Drop_20_Caps"><text:span text:style-name="T1">сбор (урожая)‎</text:span></text:span></text:p>
      <text:p><text:span text:style-name="Caption_20_characters"><text:span text:style-name="T1">مَاكِنَةُ قِطَافِ الْقُطْنِ </text:span></text:span><text:span text:style-name="Drop_20_Caps"><text:span text:style-name="T1">хлопкоуборочная машина‎</text:span></text:span></text:p>
      <text:p><text:span text:style-name="Caption_20_characters"><text:span text:style-name="T1">نَجَاحٌ </text:span></text:span><text:span text:style-name="Drop_20_Caps"><text:span text:style-name="T1">успех‎</text:span></text:span></text:p>
      <text:p><text:span text:style-name="Caption_20_characters"><text:span text:style-name="T1">اَتَمَنَّى لَكُمُ النَّجَاحَ </text:span></text:span><text:span text:style-name="Drop_20_Caps"><text:span text:style-name="T1">же­лаю вам успеха‎</text:span></text:span></text:p>
      <text:p><text:span text:style-name="Caption_20_characters"><text:span text:style-name="T1">مَصَحٌّّ </text:span></text:span><text:span text:style-name="Drop_20_Caps"><text:span text:style-name="T1">санаторий‎</text:span></text:span></text:p>
      <text:p><text:span text:style-name="Caption_20_characters"><text:span text:style-name="T1">مَوْجُودٌ </text:span></text:span><text:span text:style-name="Drop_20_Caps"><text:span text:style-name="T1">имеющийся, наход­ящийся‎</text:span></text:span></text:p>
      <text:p><text:span text:style-name="Caption_20_characters"><text:span text:style-name="T1">حَالِيًّا </text:span></text:span><text:span text:style-name="Drop_20_Caps"><text:span text:style-name="T1">в настоящее время, сейчас‎</text:span></text:span></text:p>
      <text:p><text:span text:style-name="Caption_20_characters"><text:span text:style-name="T1">تَفْصِيلاً </text:span></text:span><text:span text:style-name="Drop_20_Caps"><text:span text:style-name="T1">подробно‎</text:span></text:span></text:p>
      <text:p><text:span text:style-name="Caption_20_characters"><text:span text:style-name="T1">اَخْبَرَ تَفْصِيلاً </text:span></text:span><text:span text:style-name="Drop_20_Caps"><text:span text:style-name="T1">подробно рассказал‎</text:span></text:span></text:p>
      <text:p><text:span text:style-name="Caption_20_characters"><text:span text:style-name="T1">كَلِمَةً كَلِمَةً </text:span></text:span><text:span text:style-name="Drop_20_Caps"><text:span text:style-name="T1">по словам‎</text:span></text:span></text:p>
      <text:p><text:span text:style-name="Caption_20_characters"><text:span text:style-name="T1">جُمْلَةً جُمْلَةً </text:span></text:span><text:span text:style-name="Drop_20_Caps"><text:span text:style-name="T1">по предло­жениям‎</text:span></text:span></text:p>
      <text:p><text:span text:style-name="Caption_20_characters"><text:span text:style-name="T1">شَاهَدَ </text:span></text:span><text:span text:style-name="Drop_20_Caps"><text:span text:style-name="T1">увидел, смотрел‎</text:span></text:span></text:p>
      <text:p><text:span text:style-name="Caption_20_characters"><text:span text:style-name="T1">بِكُلِّ اَرْتِيَاحٍ </text:span></text:span><text:span text:style-name="Drop_20_Caps"><text:span text:style-name="T1">с удоволь­ствием‎</text:span></text:span></text:p>
      <text:p><text:span text:style-name="Caption_20_characters"><text:span text:style-name="T1">بَاتَ </text:span></text:span><text:span text:style-name="Drop_20_Caps"><text:span text:style-name="T1">переночевал‎</text:span></text:span></text:p>
      <text:p><text:span text:style-name="Caption_20_characters"><text:span text:style-name="T1">تَوَجَّهَ </text:span></text:span><text:span text:style-name="Drop_20_Caps"><text:span text:style-name="T1">направился‎</text:span></text:span></text:p>
      <text:p><text:span text:style-name="Caption_20_characters"><text:span text:style-name="T1">مِيعَادٌ </text:span></text:span><text:span text:style-name="Drop_20_Caps"><text:span text:style-name="T1">свидание‎</text:span></text:span></text:p>
      <text:p><text:span text:style-name="Caption_20_characters"><text:span text:style-name="T1">تَاَخَّرَ عَنِ الْمِيعَادِ </text:span></text:span><text:span text:style-name="Drop_20_Caps"><text:span text:style-name="T1">опоз­дал на свидание‎</text:span></text:span></text:p>
      <text:p><text:span text:style-name="Caption_20_characters"><text:span text:style-name="T1">تَكَلَّمَ </text:span></text:span><text:span text:style-name="Drop_20_Caps"><text:span text:style-name="T1">разговаривал, гово­рил‎</text:span></text:span></text:p>
      <text:p><text:span text:style-name="Caption_20_characters"><text:span text:style-name="T1">كَفَى التَّكَلُّمُ </text:span></text:span><text:span text:style-name="Drop_20_Caps"><text:span text:style-name="T1">хватит го­ворить!‎</text:span></text:span></text:p>
      <text:p><text:span text:style-name="Caption_20_characters"><text:span text:style-name="T1">اِسْتَعْجَلَ </text:span></text:span><text:span text:style-name="Drop_20_Caps"><text:span text:style-name="T1">торопился‎</text:span></text:span></text:p>
      <text:p><text:span text:style-name="Caption_20_characters"><text:span text:style-name="T1">فَاتَهُ الْقِطَارُ </text:span></text:span><text:span text:style-name="Drop_20_Caps"><text:span text:style-name="T1">не успел на поезд, опоздал на поезд‎</text:span></text:span></text:p>
      <text:p><text:span text:style-name="Caption_20_characters"><text:span text:style-name="T1">حَفْلَةٌ </text:span></text:span><text:span text:style-name="Drop_20_Caps"><text:span text:style-name="T1">торжество‎</text:span></text:span></text:p>
      <text:p><text:span text:style-name="Caption_20_characters"><text:span text:style-name="T1">اَلثَّامِنَةُ تَمَامًا </text:span></text:span><text:span text:style-name="Drop_20_Caps"><text:span text:style-name="T1">ровно во­семь‎</text:span></text:span></text:p>
      <text:p><text:span text:style-name="Caption_20_characters"><text:span text:style-name="T1">تَوَقَّفَ </text:span></text:span><text:span text:style-name="Drop_20_Caps"><text:span text:style-name="T1">остановился‎</text:span></text:span></text:p>
      <text:p><text:span text:style-name="Caption_20_characters"><text:span text:style-name="T1">مُدَّةٌ </text:span></text:span><text:span text:style-name="Drop_20_Caps"><text:span text:style-name="T1">период, промежуток (времени); срок‎</text:span></text:span></text:p>
      <text:p><text:span text:style-name="Caption_20_characters"><text:span text:style-name="T1">مُدَّةُ تَوَقُّفِ الْقِطَارِ </text:span></text:span><text:span text:style-name="Drop_20_Caps"><text:span text:style-name="T1">сто­янка поезда‎</text:span></text:span></text:p>
      <text:p><text:span text:style-name="Caption_20_characters"><text:span text:style-name="T1">اِسْمَحْ لِى اَنْ اَشْكُرَكَ </text:span></text:span><text:span text:style-name="Drop_20_Caps"><text:span text:style-name="T1">разрешите мне поблагодарить вас‎</text:span></text:span></text:p>
      <text:p><text:span text:style-name="Caption_20_characters"><text:span text:style-name="T1">لا شُكْرَ عَلَى وَاجِبٍ </text:span></text:span><text:span text:style-name="Drop_20_Caps"><text:span text:style-name="T1">не стоит благодарности, не за что‎</text:span></text:span></text:p>
      <text:p><text:span text:style-name="Caption_20_characters"><text:span text:style-name="T1">دَعْوَةٌ </text:span></text:span><text:span text:style-name="Drop_20_Caps"><text:span text:style-name="T1">приглашение‎</text:span></text:span></text:p>
      <text:p><text:span text:style-name="Caption_20_characters"><text:span text:style-name="T1">لَبَّى الدَّعْوَةَ </text:span></text:span><text:span text:style-name="Drop_20_Caps"><text:span text:style-name="T1">принял при­глашение‎</text:span></text:span></text:p>
      <text:p><text:span text:style-name="Caption_20_characters"><text:span text:style-name="T1">وَصَلَ الْقِطَارُ </text:span></text:span><text:span text:style-name="Drop_20_Caps"><text:span text:style-name="T1">поезд при­был‎</text:span></text:span></text:p>
      <text:p><text:span text:style-name="Caption_20_characters"><text:span text:style-name="T1">لِئَلاَّ... </text:span></text:span><text:span text:style-name="Drop_20_Caps"><text:span text:style-name="T1">чтобы не...‎</text:span></text:span></text:p>
      <text:p><text:span text:style-name="Caption_20_characters"><text:span text:style-name="T1">لِكَيْلاَ... </text:span></text:span><text:span text:style-name="Drop_20_Caps"><text:span text:style-name="T1">чтобы не...‎</text:span></text:span></text:p>
      <text:p><text:span text:style-name="Caption_20_characters"><text:span text:style-name="T1">تَاَخَّرَ </text:span></text:span><text:span text:style-name="Drop_20_Caps"><text:span text:style-name="T1">опоздал‎</text:span></text:span></text:p>
      <text:p><text:span text:style-name="Caption_20_characters"><text:span text:style-name="T1">حَوَالَىْ... </text:span></text:span><text:span text:style-name="Drop_20_Caps"><text:span text:style-name="T1">около, прибли­зительно, примерно‎</text:span></text:span></text:p>
      <text:p><text:span text:style-name="Caption_20_characters"><text:span text:style-name="T1">سَيِّدٌ </text:span></text:span><text:span text:style-name="Drop_20_Caps"><text:span text:style-name="T1">господин‎</text:span></text:span></text:p>
      <text:p><text:span text:style-name="Caption_20_characters"><text:span text:style-name="T1">يَا سَيِّدِى </text:span></text:span><text:span text:style-name="Drop_20_Caps"><text:span text:style-name="T1">о мой госпо­дин!‎</text:span></text:span></text:p>
      <text:p><text:span text:style-name="Caption_20_characters"><text:span text:style-name="T1">كَهَذَا </text:span></text:span><text:span text:style-name="Drop_20_Caps"><text:span text:style-name="T1">вот такой, наподо­бие этого‎</text:span></text:span></text:p>
      <text:h text:outline-level="2"><text:span text:style-name="Drop_20_Caps"><text:span text:style-name="T1">Урок 71‎</text:span></text:span></text:h>
      <text:p><text:span text:style-name="Caption_20_characters"><text:span text:style-name="T1">زُجَاجَةٌ </text:span></text:span><text:span text:style-name="Drop_20_Caps"><text:span text:style-name="T1">бутылка‎</text:span></text:span></text:p>
      <text:p><text:span text:style-name="Caption_20_characters"><text:span text:style-name="T1">كَأْسٌ </text:span></text:span><text:span text:style-name="Drop_20_Caps"><text:span text:style-name="T1">кружка, бокал‎</text:span></text:span></text:p>
      <text:p><text:soft-page-break/><text:span text:style-name="Caption_20_characters"><text:span text:style-name="T1">مُرَطِّبَاتٌ </text:span></text:span><text:span text:style-name="Drop_20_Caps"><text:span text:style-name="T1">прохадитель­ные напитки‎</text:span></text:span></text:p>
      <text:p><text:span text:style-name="Caption_20_characters"><text:span text:style-name="T1">زُجَاجَةُ الْمُرَطِّبَاتِ </text:span></text:span><text:span text:style-name="Drop_20_Caps"><text:span text:style-name="T1">бу­тылка с прохладительным напитком‎</text:span></text:span></text:p>
      <text:p><text:span text:style-name="Caption_20_characters"><text:span text:style-name="T1">عَطِشَ </text:span></text:span><text:span text:style-name="Drop_20_Caps"><text:span text:style-name="T1">захотелось пить, жаждал‎</text:span></text:span></text:p>
      <text:p><text:span text:style-name="Caption_20_characters"><text:span text:style-name="T1">قَطُّ </text:span></text:span><text:span text:style-name="Drop_20_Caps"><text:span text:style-name="T1">никогда, ни разу‎</text:span></text:span></text:p>
      <text:p><text:span text:style-name="Caption_20_characters"><text:span text:style-name="T1">شَعَرَبِ...ِ </text:span></text:span><text:span text:style-name="Drop_20_Caps"><text:span text:style-name="T1">почувствовал‎</text:span></text:span></text:p>
      <text:p><text:span text:style-name="Caption_20_characters"><text:span text:style-name="T1">مَاْكُولاَتٌ شَرْقِيَّةٌ </text:span></text:span><text:span text:style-name="Drop_20_Caps"><text:span text:style-name="T1">вос­точные кушанья‎</text:span></text:span></text:p>
      <text:p><text:span text:style-name="Caption_20_characters"><text:span text:style-name="T1">اَلْفُ شُكْرٍ </text:span></text:span><text:span text:style-name="Drop_20_Caps"><text:span text:style-name="T1">весьма благо­дарен, тысяча благодарностей‎</text:span></text:span></text:p>
      <text:p><text:span text:style-name="Caption_20_characters"><text:span text:style-name="T1">عَفْوًا </text:span></text:span><text:span text:style-name="Drop_20_Caps"><text:span text:style-name="T1">пожалуйста (ответ); простите, извините‎</text:span></text:span></text:p>
      <text:p><text:span text:style-name="Caption_20_characters"><text:span text:style-name="T1">لا اَعْرِفُ كَيْفَ اَشْكُرُكُمْ </text:span></text:span><text:span text:style-name="Drop_20_Caps"><text:span text:style-name="T1">не знаю, как благодарить вас‎</text:span></text:span></text:p>
      <text:p><text:span text:style-name="Caption_20_characters"><text:span text:style-name="T1">نَحْوَ اْلإِسْلاَمِ </text:span></text:span><text:span text:style-name="Drop_20_Caps"><text:span text:style-name="T1">перед Исла­мом‎</text:span></text:span></text:p>
      <text:p><text:span text:style-name="Caption_20_characters"><text:span text:style-name="T1">قَوَّمَ </text:span></text:span><text:span text:style-name="Drop_20_Caps"><text:span text:style-name="T1">оценил‎</text:span></text:span></text:p>
      <text:p><text:span text:style-name="Caption_20_characters"><text:span text:style-name="T1">كِتَابٌ لا يُقَوَّمُ بِثَمَنٍ </text:span></text:span><text:span text:style-name="Drop_20_Caps"><text:span text:style-name="T1">бесценная, неоценимая книга‎</text:span></text:span></text:p>
      <text:p><text:span text:style-name="Caption_20_characters"><text:span text:style-name="T1">اَلْقَى سُؤَالاً </text:span></text:span><text:span text:style-name="Drop_20_Caps"><text:span text:style-name="T1">задал вопрос‎</text:span></text:span></text:p>
      <text:p><text:span text:style-name="Caption_20_characters"><text:span text:style-name="T1">أَهْلَمَ </text:span></text:span><text:span text:style-name="Drop_20_Caps"><text:span text:style-name="T1">невнимательно отно­сился, оставил без внимания, не заботился‎</text:span></text:span></text:p>
      <text:p><text:span text:style-name="Caption_20_characters"><text:span text:style-name="T1">بِلاَجَوَابٍ </text:span></text:span><text:span text:style-name="Drop_20_Caps"><text:span text:style-name="T1">без ответа‎</text:span></text:span></text:p>
      <text:p><text:span text:style-name="Caption_20_characters"><text:span text:style-name="T1">أَزْعَجَ </text:span></text:span><text:span text:style-name="Drop_20_Caps"><text:span text:style-name="T1">беспокоил‎</text:span></text:span></text:p>
      <text:p><text:span text:style-name="Caption_20_characters"><text:span text:style-name="T1">تَرَكَهُ وَ شَأْنَهُ </text:span></text:span><text:span text:style-name="Drop_20_Caps"><text:span text:style-name="T1">оставил его в покое, не трогал его‎</text:span></text:span></text:p>
      <text:p><text:span text:style-name="Caption_20_characters"><text:span text:style-name="T1">تَمَنِّيَاتٌ طَيِّبَةُ </text:span></text:span><text:span text:style-name="Drop_20_Caps"><text:span text:style-name="T1">хоро­шие пожелания‎</text:span></text:span></text:p>
      <text:p><text:span text:style-name="Caption_20_characters"><text:span text:style-name="T1">نَصَرَ عَلَى...ِ </text:span></text:span><text:span text:style-name="Drop_20_Caps"><text:span text:style-name="T1">дал победу‎</text:span></text:span></text:p>
      <text:p><text:span text:style-name="Caption_20_characters"><text:span text:style-name="T1">نَصَرَهُ عَلَى أَعْدَائِهِ </text:span></text:span><text:span text:style-name="Drop_20_Caps"><text:span text:style-name="T1">дал ему победу над его врагами‎</text:span></text:span></text:p>
      <text:p><text:span text:style-name="Caption_20_characters"><text:span text:style-name="T1">عَدُوٌّ </text:span></text:span><text:span text:style-name="Drop_20_Caps"><text:span text:style-name="T1">враг‎</text:span></text:span></text:p>
      <text:p><text:span text:style-name="Caption_20_characters"><text:span text:style-name="T1">وَدَّعَ </text:span></text:span><text:span text:style-name="Drop_20_Caps"><text:span text:style-name="T1">прощался‎</text:span></text:span></text:p>
      <text:p><text:span text:style-name="Caption_20_characters"><text:span text:style-name="T1">نُوَدِّعُكُمْ </text:span></text:span><text:span text:style-name="Drop_20_Caps"><text:span text:style-name="T1">прощаемся с вами‎</text:span></text:span></text:p>
      <text:p><text:span text:style-name="Caption_20_characters"><text:span text:style-name="T1">عَلَى أَمَلِ اللِّقَاءِ </text:span></text:span><text:span text:style-name="Drop_20_Caps"><text:span text:style-name="T1">в наде­жде на встречу‎</text:span></text:span></text:p>
      <text:p><text:span text:style-name="Caption_20_characters"><text:span text:style-name="T1">عَنْ قَرِيبٍ </text:span></text:span><text:span text:style-name="Drop_20_Caps"><text:span text:style-name="T1">скоро, вскоре‎</text:span></text:span></text:p>
      <text:p><text:span text:style-name="Caption_20_characters"><text:span text:style-name="T1">نَسْتَوْدِعُكُمُ اللَّهَ </text:span></text:span><text:span text:style-name="Drop_20_Caps"><text:span text:style-name="T1">до сви­дания, вверяем вас Богу‎</text:span></text:span></text:p>
      <text:p><text:span text:style-name="Caption_20_characters"><text:span text:style-name="T1">رَحْمَةُ اللَّهِ </text:span></text:span><text:span text:style-name="Drop_20_Caps"><text:span text:style-name="T1">милость Бога‎</text:span></text:span></text:p>
      <text:p><text:span text:style-name="Caption_20_characters"><text:span text:style-name="T1">السَّلاَمُ عَلَيْكُمْ </text:span></text:span><text:span text:style-name="Drop_20_Caps"><text:span text:style-name="T1">привет вам, мир вам‎</text:span></text:span></text:p>
      <text:p><text:span text:style-name="Caption_20_characters"><text:span text:style-name="T1">وَ عَلَيْكُمُ السَّلاَمُ وَ رَحْمَةُ اللَّهِ </text:span></text:span><text:span text:style-name="Drop_20_Caps"><text:span text:style-name="T1">и вам привет и милость Бога‎</text:span></text:span></text:p>
      <text:p><text:span text:style-name="Caption_20_characters"><text:span text:style-name="T1">سَأَلَ اللَّهَ </text:span></text:span><text:span text:style-name="Drop_20_Caps"><text:span text:style-name="T1">просил Бога‎</text:span></text:span></text:p>
      <text:p><text:span text:style-name="Caption_20_characters"><text:span text:style-name="T1">مَلَأَ </text:span></text:span><text:span text:style-name="Drop_20_Caps"><text:span text:style-name="T1">наполнил, заполнил‎</text:span></text:span></text:p>
      <text:p><text:span text:style-name="Caption_20_characters"><text:span text:style-name="T1">مَلَأَ السَّطْلَ مَاءً </text:span></text:span><text:span text:style-name="Drop_20_Caps"><text:span text:style-name="T1">напол­нил ведро водой‎</text:span></text:span></text:p>
      <text:h text:outline-level="2"><text:span text:style-name="Drop_20_Caps"><text:span text:style-name="T1">Урок 72‎</text:span></text:span></text:h>
      <text:p><text:span text:style-name="Caption_20_characters"><text:span text:style-name="T1">نُكْتَةٌ </text:span></text:span><text:span text:style-name="Drop_20_Caps"><text:span text:style-name="T1">анектод; шутка‎</text:span></text:span></text:p>
      <text:p><text:span text:style-name="Caption_20_characters"><text:span text:style-name="T1">قَصَّ </text:span></text:span><text:span text:style-name="Drop_20_Caps"><text:span text:style-name="T1">рассказал‎</text:span></text:span></text:p>
      <text:p><text:span text:style-name="Caption_20_characters"><text:span text:style-name="T1">قَصَّ نُكْتَةً </text:span></text:span><text:span text:style-name="Drop_20_Caps"><text:span text:style-name="T1">рассказал анекдот‎</text:span></text:span></text:p>
      <text:p><text:span text:style-name="Caption_20_characters"><text:span text:style-name="T1">نَعَمْ؟ </text:span></text:span><text:span text:style-name="Drop_20_Caps"><text:span text:style-name="T1">что?‎</text:span></text:span></text:p>
      <text:p><text:span text:style-name="Caption_20_characters"><text:span text:style-name="T1">مُزَاحٌ </text:span></text:span><text:span text:style-name="Drop_20_Caps"><text:span text:style-name="T1">шутка‎</text:span></text:span></text:p>
      <text:p><text:span text:style-name="Caption_20_characters"><text:span text:style-name="T1">جَامِدٌ </text:span></text:span><text:span text:style-name="Drop_20_Caps"><text:span text:style-name="T1">застывший; нежи­вой‎</text:span></text:span></text:p>
      <text:p><text:span text:style-name="Caption_20_characters"><text:span text:style-name="T1">مُتَحَجِّرٌ </text:span></text:span><text:span text:style-name="Drop_20_Caps"><text:span text:style-name="T1">окаменевший; безразличный‎</text:span></text:span></text:p>
      <text:p><text:span text:style-name="Caption_20_characters"><text:span text:style-name="T1">تَحَدَّثَ </text:span></text:span><text:span text:style-name="Drop_20_Caps"><text:span text:style-name="T1">поговорил, побе­седовал‎</text:span></text:span></text:p>
      <text:p><text:span text:style-name="Caption_20_characters"><text:span text:style-name="T1">اَمْرٌ </text:span></text:span><text:span text:style-name="Drop_20_Caps"><text:span text:style-name="T1">дело, вопрос‎</text:span></text:span></text:p>
      <text:p><text:span text:style-name="Caption_20_characters"><text:span text:style-name="T1">فِيمَا بَعْدُ </text:span></text:span><text:span text:style-name="Drop_20_Caps"><text:span text:style-name="T1">после позже, в дальнейшем, потом‎</text:span></text:span></text:p>
      <text:p><text:span text:style-name="Caption_20_characters"><text:span text:style-name="T1">سَنَتَحَدَّثُ فِى اْلأَمْرِ </text:span></text:span><text:span text:style-name="Drop_20_Caps"><text:span text:style-name="T1">мы поговорим по этому вопросу‎</text:span></text:span></text:p>
      <text:p><text:span text:style-name="Caption_20_characters"><text:span text:style-name="T1">حِصَّةٌ </text:span></text:span><text:span text:style-name="Drop_20_Caps"><text:span text:style-name="T1">урок, учебный час‎</text:span></text:span></text:p>
      <text:p><text:span text:style-name="Caption_20_characters"><text:span text:style-name="T1">مَا فَعَلْتَهُ </text:span></text:span><text:span text:style-name="Drop_20_Caps"><text:span text:style-name="T1">то, что ты делал‎</text:span></text:span></text:p>
      <text:p><text:span text:style-name="Caption_20_characters"><text:span text:style-name="T1">اِعْتَبَرَ </text:span></text:span><text:span text:style-name="Drop_20_Caps"><text:span text:style-name="T1">считал‎</text:span></text:span></text:p>
      <text:p><text:span text:style-name="Caption_20_characters"><text:span text:style-name="T1">اِنْتِهَاكٌ </text:span></text:span><text:span text:style-name="Drop_20_Caps"><text:span text:style-name="T1">нарушение‎</text:span></text:span></text:p>
      <text:p><text:span text:style-name="Caption_20_characters"><text:span text:style-name="T1">حُرْمَةٌ </text:span></text:span><text:span text:style-name="Drop_20_Caps"><text:span text:style-name="T1">святость, неприкос­новенность‎</text:span></text:span></text:p>
      <text:p><text:span text:style-name="Caption_20_characters"><text:span text:style-name="T1">اِنْتِهَاكٌ لِحُرْمَةِ </text:span></text:span><text:span text:style-name="Drop_20_Caps"><text:span text:style-name="T1">неуваже­ние, оскорбление‎</text:span></text:span></text:p>
      <text:p><text:span text:style-name="Caption_20_characters"><text:span text:style-name="T1">عِلْمٌ </text:span></text:span><text:span text:style-name="Drop_20_Caps"><text:span text:style-name="T1">наука; знание‎</text:span></text:span></text:p>
      <text:p><text:span text:style-name="Caption_20_characters"><text:span text:style-name="T1">تَسْلِيَةٌ </text:span></text:span><text:span text:style-name="Drop_20_Caps"><text:span text:style-name="T1">развлечение; уте­шение‎</text:span></text:span></text:p>
      <text:p><text:span text:style-name="Caption_20_characters"><text:span text:style-name="T1">قَصَدَ الْمُزَاحَ </text:span></text:span><text:span text:style-name="Drop_20_Caps"><text:span text:style-name="T1">он хотел по­шутить‎</text:span></text:span></text:p>
      <text:p><text:span text:style-name="Caption_20_characters"><text:span text:style-name="T1">مَحَلٌّ </text:span></text:span><text:span text:style-name="Drop_20_Caps"><text:span text:style-name="T1">магазин‎</text:span></text:span></text:p>
      <text:p><text:span text:style-name="Caption_20_characters"><text:span text:style-name="T1">يَانَصِيبٌ </text:span></text:span><text:span text:style-name="Drop_20_Caps"><text:span text:style-name="T1">лотерея‎</text:span></text:span></text:p>
      <text:p><text:span text:style-name="Caption_20_characters"><text:span text:style-name="T1">وَرَقُ اليَانَصِيبِ </text:span></text:span><text:span text:style-name="Drop_20_Caps"><text:span text:style-name="T1">ло­терейный билет‎</text:span></text:span></text:p>
      <text:p><text:span text:style-name="Caption_20_characters"><text:span text:style-name="T1">وَسْوَسَ </text:span></text:span><text:span text:style-name="Drop_20_Caps"><text:span text:style-name="T1">внушил плохие мысли‎</text:span></text:span></text:p>
      <text:p><text:span text:style-name="Caption_20_characters"><text:span text:style-name="T1">شَيْطَانٌ </text:span></text:span><text:span text:style-name="Drop_20_Caps"><text:span text:style-name="T1">сатана, дьявол‎</text:span></text:span></text:p>
      <text:p><text:span text:style-name="Caption_20_characters"><text:span text:style-name="T1">طَلَبَ </text:span></text:span><text:span text:style-name="Drop_20_Caps"><text:span text:style-name="T1">попросил; потребо­вал‎</text:span></text:span></text:p>
      <text:p><text:span text:style-name="Caption_20_characters"><text:span text:style-name="T1">اَخْرَجَ </text:span></text:span><text:span text:style-name="Drop_20_Caps"><text:span text:style-name="T1">вытащил‎</text:span></text:span></text:p>
      <text:p><text:span text:style-name="Caption_20_characters"><text:span text:style-name="T1">تَالٍ </text:span></text:span><text:span text:style-name="Drop_20_Caps"><text:span text:style-name="T1">следующий‎</text:span></text:span></text:p>
      <text:p><text:span text:style-name="Caption_20_characters"><text:span text:style-name="T1">قَلَقٌ </text:span></text:span><text:span text:style-name="Drop_20_Caps"><text:span text:style-name="T1">беспокойство‎</text:span></text:span></text:p>
      <text:p><text:span text:style-name="Caption_20_characters"><text:span text:style-name="T1">سِرُّ </text:span></text:span><text:span text:style-name="Drop_20_Caps"><text:span text:style-name="T1">секрет, причина‎</text:span></text:span></text:p>
      <text:p><text:span text:style-name="Caption_20_characters"><text:span text:style-name="T1">مَا سِرُّ ذَلِكَ؟ </text:span></text:span><text:span text:style-name="Drop_20_Caps"><text:span text:style-name="T1">в чем се­крет этого?‎</text:span></text:span></text:p>
      <text:p><text:span text:style-name="Caption_20_characters"><text:span text:style-name="T1">نَتِيجَةٌ </text:span></text:span><text:span text:style-name="Drop_20_Caps"><text:span text:style-name="T1">результат‎</text:span></text:span></text:p>
      <text:p><text:span text:style-name="Caption_20_characters"><text:span text:style-name="T1">ظَهَرَ </text:span></text:span><text:span text:style-name="Drop_20_Caps"><text:span text:style-name="T1">появился‎</text:span></text:span></text:p>
      <text:p><text:span text:style-name="Caption_20_characters"><text:span text:style-name="T1">مَاذَا فِى الأَمْرِ؟ </text:span></text:span><text:span text:style-name="Drop_20_Caps"><text:span text:style-name="T1">что тут такое?‎</text:span></text:span></text:p>
      <text:p><text:span text:style-name="Caption_20_characters"><text:span text:style-name="T1">حَرَامٌ </text:span></text:span><text:span text:style-name="Drop_20_Caps"><text:span text:style-name="T1">запрещённый, запретный‎</text:span></text:span></text:p>
      <text:p><text:span text:style-name="Caption_20_characters"><text:span text:style-name="T1">نَوْعٌ </text:span></text:span><text:span text:style-name="Drop_20_Caps"><text:span text:style-name="T1">вид, разновидность‎</text:span></text:span></text:p>
      <text:p><text:span text:style-name="Caption_20_characters"><text:span text:style-name="T1">قِمَارٌ </text:span></text:span><text:span text:style-name="Drop_20_Caps"><text:span text:style-name="T1">азартная игра‎</text:span></text:span></text:p>
      <text:p><text:span text:style-name="Caption_20_characters"><text:span text:style-name="T1">زُقَاقٌ </text:span></text:span><text:span text:style-name="Drop_20_Caps"><text:span text:style-name="T1">улица, переулок‎</text:span></text:span></text:p>
      <text:p><text:span text:style-name="Caption_20_characters"><text:span text:style-name="T1">بَيْعٌ </text:span></text:span><text:span text:style-name="Drop_20_Caps"><text:span text:style-name="T1">продажа‎</text:span></text:span></text:p>
      <text:p><text:span text:style-name="Caption_20_characters"><text:span text:style-name="T1">جَائِزٌ </text:span></text:span><text:span text:style-name="Drop_20_Caps"><text:span text:style-name="T1">разрешённый, поз­воленный, который можно‎</text:span></text:span></text:p>
      <text:p><text:span text:style-name="Caption_20_characters"><text:span text:style-name="T1">غَيْرُ جَائِزٍ </text:span></text:span><text:span text:style-name="Drop_20_Caps"><text:span text:style-name="T1">непозволен­ный, запрещённый, который нельзя‎</text:span></text:span></text:p>
      <text:h text:outline-level="2"><text:span text:style-name="Drop_20_Caps"><text:span text:style-name="T1">Урок 73‎</text:span></text:span></text:h>
      <text:p><text:span text:style-name="Caption_20_characters"><text:span text:style-name="T1">نَجَحَ </text:span></text:span><text:span text:style-name="Drop_20_Caps"><text:span text:style-name="T1">преуспел, имел успех‎</text:span></text:span></text:p>
      <text:p><text:span text:style-name="Caption_20_characters"><text:span text:style-name="T1">حَتْمًا </text:span></text:span><text:span text:style-name="Drop_20_Caps"><text:span text:style-name="T1">безусловно, обяза­тельно, бесповортотно‎</text:span></text:span></text:p>
      <text:p><text:span text:style-name="Caption_20_characters"><text:span text:style-name="T1">مَغْرُورٌ </text:span></text:span><text:span text:style-name="Drop_20_Caps"><text:span text:style-name="T1">обманутый, тще­славный, самодовольный‎</text:span></text:span></text:p>
      <text:p><text:span text:style-name="Caption_20_characters"><text:span text:style-name="T1">غُرُورٌ </text:span></text:span><text:span text:style-name="Drop_20_Caps"><text:span text:style-name="T1">тщеславие‎</text:span></text:span></text:p>
      <text:p><text:span text:style-name="Caption_20_characters"><text:span text:style-name="T1">أَعْمَى </text:span></text:span><text:span text:style-name="Drop_20_Caps"><text:span text:style-name="T1">ослепил‎</text:span></text:span></text:p>
      <text:p><text:span text:style-name="Caption_20_characters"><text:span text:style-name="T1">بَصِيرَةٌ </text:span></text:span><text:span text:style-name="Drop_20_Caps"><text:span text:style-name="T1">разум‎</text:span></text:span></text:p>
      <text:p><text:span text:style-name="Caption_20_characters"><text:span text:style-name="T1">حَقِيقَةٌ </text:span></text:span><text:span text:style-name="Drop_20_Caps"><text:span text:style-name="T1">истина, действи­тельность, сущность‎</text:span></text:span></text:p>
      <text:p><text:span text:style-name="Caption_20_characters"><text:span text:style-name="T1">سَلَبَ </text:span></text:span><text:span text:style-name="Drop_20_Caps"><text:span text:style-name="T1">отобрал, отнял‎</text:span></text:span></text:p>
      <text:p><text:soft-page-break/><text:span text:style-name="Caption_20_characters"><text:span text:style-name="T1">جَعَلَ </text:span></text:span><text:span text:style-name="Drop_20_Caps"><text:span text:style-name="T1">сделал, положил‎</text:span></text:span></text:p>
      <text:p><text:span text:style-name="Caption_20_characters"><text:span text:style-name="T1">زُمْرَةٌ </text:span></text:span><text:span text:style-name="Drop_20_Caps"><text:span text:style-name="T1">группа‎</text:span></text:span></text:p>
      <text:p><text:span text:style-name="Caption_20_characters"><text:span text:style-name="T1">فَاشِلٌ </text:span></text:span><text:span text:style-name="Drop_20_Caps"><text:span text:style-name="T1">провалившийся, по­терпевший неудачу, неудачный‎</text:span></text:span></text:p>
      <text:p><text:span text:style-name="Caption_20_characters"><text:span text:style-name="T1">قَرِيبٌ </text:span></text:span><text:span text:style-name="Drop_20_Caps"><text:span text:style-name="T1">скоро‎</text:span></text:span></text:p>
      <text:p><text:span text:style-name="Caption_20_characters"><text:span text:style-name="T1">رَأَى بِأُمِّ عَيْنَيْهِ </text:span></text:span><text:span text:style-name="Drop_20_Caps"><text:span text:style-name="T1">видел собственными глазами‎</text:span></text:span></text:p>
      <text:p><text:span text:style-name="Caption_20_characters"><text:span text:style-name="T1">صِدْقٌ </text:span></text:span><text:span text:style-name="Drop_20_Caps"><text:span text:style-name="T1">истинность, прав­дивость‎</text:span></text:span></text:p>
      <text:p><text:span text:style-name="Caption_20_characters"><text:span text:style-name="T1">بَقِىَ </text:span></text:span><text:span text:style-name="Drop_20_Caps"><text:span text:style-name="T1">остался‎</text:span></text:span></text:p>
      <text:p><text:span text:style-name="Caption_20_characters"><text:span text:style-name="T1">طَرِيحُ الْفِرَاشِ </text:span></text:span><text:span text:style-name="Drop_20_Caps"><text:span text:style-name="T1">прико­ванный к постели‎</text:span></text:span></text:p>
      <text:p><text:span text:style-name="Caption_20_characters"><text:span text:style-name="T1">ضَاعَ </text:span></text:span><text:span text:style-name="Drop_20_Caps"><text:span text:style-name="T1">пропал‎</text:span></text:span></text:p>
      <text:p><text:span text:style-name="Caption_20_characters"><text:span text:style-name="T1">أَدْرَكَ </text:span></text:span><text:span text:style-name="Drop_20_Caps"><text:span text:style-name="T1">понял, постиг‎</text:span></text:span></text:p>
      <text:p><text:span text:style-name="Caption_20_characters"><text:span text:style-name="T1">خَطَأٌ </text:span></text:span><text:span text:style-name="Drop_20_Caps"><text:span text:style-name="T1">ошибка, ошибоч­ность‎</text:span></text:span></text:p>
      <text:p><text:span text:style-name="Caption_20_characters"><text:span text:style-name="T1">تَفْكِيرٌ </text:span></text:span><text:span text:style-name="Drop_20_Caps"><text:span text:style-name="T1">мышление‎</text:span></text:span></text:p>
      <text:p><text:span text:style-name="Caption_20_characters"><text:span text:style-name="T1">مَرَضٌ </text:span></text:span><text:span text:style-name="Drop_20_Caps"><text:span text:style-name="T1">болезнь‎</text:span></text:span></text:p>
      <text:p><text:span text:style-name="Caption_20_characters"><text:span text:style-name="T1">قَاتِلٌ </text:span></text:span><text:span text:style-name="Drop_20_Caps"><text:span text:style-name="T1">убивающий, смер­тельный‎</text:span></text:span></text:p>
      <text:p><text:span text:style-name="Caption_20_characters"><text:span text:style-name="T1">يَجِبُ عَلَى... </text:span></text:span><text:span text:style-name="Drop_20_Caps"><text:span text:style-name="T1">должен, обязан‎</text:span></text:span></text:p>
      <text:p><text:span text:style-name="Caption_20_characters"><text:span text:style-name="T1">تَخَلَّصَ مِنْ...ِ </text:span></text:span><text:span text:style-name="Drop_20_Caps"><text:span text:style-name="T1">избавил­ся, освободился от чего-либо‎</text:span></text:span></text:p>
      <text:p><text:span text:style-name="Caption_20_characters"><text:span text:style-name="T1">رَدَّدَ </text:span></text:span><text:span text:style-name="Drop_20_Caps"><text:span text:style-name="T1">повторял‎</text:span></text:span></text:p>
      <text:p><text:span text:style-name="Caption_20_characters"><text:span text:style-name="T1">يَا لَلْخَسَارَةِ </text:span></text:span><text:span text:style-name="Drop_20_Caps"><text:span text:style-name="T1">какая поте­ря!‎</text:span></text:span></text:p>
      <text:p><text:span text:style-name="Caption_20_characters"><text:span text:style-name="T1">يَا لَلأَسَفِ! </text:span></text:span><text:span text:style-name="Drop_20_Caps"><text:span text:style-name="T1">как жаль!‎</text:span></text:span></text:p>
      <text:p><text:span text:style-name="Caption_20_characters"><text:span text:style-name="T1">مُتَأَسِّفٌ! </text:span></text:span><text:span text:style-name="Drop_20_Caps"><text:span text:style-name="T1">сожалеющий; из­вините‎</text:span></text:span></text:p>
      <text:p><text:span text:style-name="Caption_20_characters"><text:span text:style-name="T1">اَلْعَفْوَ </text:span></text:span><text:span text:style-name="Drop_20_Caps"><text:span text:style-name="T1">пожалуйста‎</text:span></text:span></text:p>
      <text:p><text:span text:style-name="Caption_20_characters"><text:span text:style-name="T1">اَنَا مُتَأَسِّفٌ عَلَى اْلإِزْعَاجِ </text:span></text:span><text:span text:style-name="Drop_20_Caps"><text:span text:style-name="T1">извините за беспокойсто‎</text:span></text:span></text:p>
      <text:p><text:span text:style-name="Caption_20_characters"><text:span text:style-name="T1">مِنْ كُلِّ بُدٍّ </text:span></text:span><text:span text:style-name="Drop_20_Caps"><text:span text:style-name="T1">обязательно, непременно‎</text:span></text:span></text:p>
      <text:p><text:span text:style-name="Caption_20_characters"><text:span text:style-name="T1">مَا زَالَ يَقُولُ </text:span></text:span><text:span text:style-name="Drop_20_Caps"><text:span text:style-name="T1">он все го­ворил‎</text:span></text:span></text:p>
      <text:p><text:span text:style-name="Caption_20_characters"><text:span text:style-name="T1">فَاِنَّ...ِ </text:span></text:span><text:span text:style-name="Drop_20_Caps"><text:span text:style-name="T1">потому что, ибо‎</text:span></text:span></text:p>
      <text:h text:outline-level="2"><text:span text:style-name="Drop_20_Caps"><text:span text:style-name="T1">Урок 74‎</text:span></text:span></text:h>
      <text:p><text:span text:style-name="Caption_20_characters"><text:span text:style-name="T1">سَكَتَ </text:span></text:span><text:span text:style-name="Drop_20_Caps"><text:span text:style-name="T1">молчал‎</text:span></text:span></text:p>
      <text:p><text:span text:style-name="Caption_20_characters"><text:span text:style-name="T1">مَادَامَ </text:span></text:span><text:span text:style-name="Drop_20_Caps"><text:span text:style-name="T1">пока он‎</text:span></text:span></text:p>
      <text:p><text:span text:style-name="Caption_20_characters"><text:span text:style-name="T1">اِنْصَرَفَ </text:span></text:span><text:span text:style-name="Drop_20_Caps"><text:span text:style-name="T1">ушел‎</text:span></text:span></text:p>
      <text:p><text:span text:style-name="Caption_20_characters"><text:span text:style-name="T1">فِى سَاعَةٍ مُتَأَخِّرَةٍ مِنَ اللَّيْلِ </text:span></text:span><text:span text:style-name="Drop_20_Caps"><text:span text:style-name="T1">поздно ночью‎</text:span></text:span></text:p>
      <text:p><text:span text:style-name="Caption_20_characters"><text:span text:style-name="T1">تَلْفَنَ </text:span></text:span><text:span text:style-name="Drop_20_Caps"><text:span text:style-name="T1">звонил, говорил по телефону‎</text:span></text:span></text:p>
      <text:p><text:span text:style-name="Caption_20_characters"><text:span text:style-name="T1">طَالَمَا </text:span></text:span><text:span text:style-name="Drop_20_Caps"><text:span text:style-name="T1">долго‎</text:span></text:span></text:p>
      <text:p><text:span text:style-name="Caption_20_characters"><text:span text:style-name="T1">غَرَّ </text:span></text:span><text:span text:style-name="Drop_20_Caps"><text:span text:style-name="T1">обманул, обольстил‎</text:span></text:span></text:p>
      <text:p><text:span text:style-name="Caption_20_characters"><text:span text:style-name="T1">شُيُوعِيَّةٌ </text:span></text:span><text:span text:style-name="Drop_20_Caps"><text:span text:style-name="T1">коммунизм‎</text:span></text:span></text:p>
      <text:p><text:span text:style-name="Caption_20_characters"><text:span text:style-name="T1">اِنْكَشَفَ </text:span></text:span><text:span text:style-name="Drop_20_Caps"><text:span text:style-name="T1">открылся, обна­ружился‎</text:span></text:span></text:p>
      <text:p><text:span text:style-name="Caption_20_characters"><text:span text:style-name="T1">أَسْوَأُ </text:span></text:span><text:span text:style-name="Drop_20_Caps"><text:span text:style-name="T1">самый плохой, наи­худший‎</text:span></text:span></text:p>
      <text:p><text:span text:style-name="Caption_20_characters"><text:span text:style-name="T1">نِظَامٌ </text:span></text:span><text:span text:style-name="Drop_20_Caps"><text:span text:style-name="T1">строй, система‎</text:span></text:span></text:p>
      <text:p><text:span text:style-name="Caption_20_characters"><text:span text:style-name="T1">اِخْتَرَعَ </text:span></text:span><text:span text:style-name="Drop_20_Caps"><text:span text:style-name="T1">изобрел, придумал‎</text:span></text:span></text:p>
      <text:p><text:span text:style-name="Caption_20_characters"><text:span text:style-name="T1">هَوًى </text:span></text:span><text:span text:style-name="Drop_20_Caps"><text:span text:style-name="T1">прихоть, каприз‎</text:span></text:span></text:p>
      <text:p><text:span text:style-name="Caption_20_characters"><text:span text:style-name="T1">بَشَرِيٌّ </text:span></text:span><text:span text:style-name="Drop_20_Caps"><text:span text:style-name="T1">человеческий‎</text:span></text:span></text:p>
      <text:p><text:span text:style-name="Caption_20_characters"><text:span text:style-name="T1">أَحْسَنُ </text:span></text:span><text:span text:style-name="Drop_20_Caps"><text:span text:style-name="T1">лучший, наилуч­ший‎</text:span></text:span></text:p>
      <text:p><text:span text:style-name="Caption_20_characters"><text:span text:style-name="T1">نَازِيَّةٌ </text:span></text:span><text:span text:style-name="Drop_20_Caps"><text:span text:style-name="T1">нацизм‎</text:span></text:span></text:p>
      <text:p><text:span text:style-name="Caption_20_characters"><text:span text:style-name="T1">فَاشِيَّةٌ </text:span></text:span><text:span text:style-name="Drop_20_Caps"><text:span text:style-name="T1">фашизм‎</text:span></text:span></text:p>
      <text:p><text:span text:style-name="Caption_20_characters"><text:span text:style-name="T1">اِصْلاَحٌ </text:span></text:span><text:span text:style-name="Drop_20_Caps"><text:span text:style-name="T1">улучшение‎</text:span></text:span></text:p>
      <text:p><text:span text:style-name="Caption_20_characters"><text:span text:style-name="T1">خَالَفَ </text:span></text:span><text:span text:style-name="Drop_20_Caps"><text:span text:style-name="T1">противоречил‎</text:span></text:span></text:p>
      <text:p><text:span text:style-name="Caption_20_characters"><text:span text:style-name="T1">تَصَرُّفٌ </text:span></text:span><text:span text:style-name="Drop_20_Caps"><text:span text:style-name="T1">поведение, дей­ствие, распоряжение‎</text:span></text:span></text:p>
      <text:p><text:span text:style-name="Caption_20_characters"><text:span text:style-name="T1">نَدِمَ عَلَى... </text:span></text:span><text:span text:style-name="Drop_20_Caps"><text:span text:style-name="T1">пожалел о чем-либо‎</text:span></text:span></text:p>
      <text:p><text:span text:style-name="Caption_20_characters"><text:span text:style-name="T1">وَبَالٌ </text:span></text:span><text:span text:style-name="Drop_20_Caps"><text:span text:style-name="T1">беда, вред, тяжелые последствия‎</text:span></text:span></text:p>
      <text:p><text:span text:style-name="Caption_20_characters"><text:span text:style-name="T1">كَانَ وَبَالاً لَيْهِمْ </text:span></text:span><text:span text:style-name="Drop_20_Caps"><text:span text:style-name="T1">был па­губным для них‎</text:span></text:span></text:p>
      <text:p><text:span text:style-name="Caption_20_characters"><text:span text:style-name="T1">فِى آخِرِ اْلأَمْرِ </text:span></text:span><text:span text:style-name="Drop_20_Caps"><text:span text:style-name="T1">в конце концов‎</text:span></text:span></text:p>
      <text:p><text:span text:style-name="Caption_20_characters"><text:span text:style-name="T1">رَئِيسٌ </text:span></text:span><text:span text:style-name="Drop_20_Caps"><text:span text:style-name="T1">глава, главарь‎</text:span></text:span></text:p>
      <text:p><text:span text:style-name="Caption_20_characters"><text:span text:style-name="T1">كُفْرٌ </text:span></text:span><text:span text:style-name="Drop_20_Caps"><text:span text:style-name="T1">неверие, безбожие‎</text:span></text:span></text:p>
      <text:p><text:span text:style-name="Caption_20_characters"><text:span text:style-name="T1">ذَمَّ </text:span></text:span><text:span text:style-name="Drop_20_Caps"><text:span text:style-name="T1">порицал, хулил‎</text:span></text:span></text:p>
      <text:p><text:span text:style-name="Caption_20_characters"><text:span text:style-name="T1">سَابِقٌ </text:span></text:span><text:span text:style-name="Drop_20_Caps"><text:span text:style-name="T1">предыдущий, пред­шествующий‎</text:span></text:span></text:p>
      <text:p><text:span text:style-name="Caption_20_characters"><text:span text:style-name="T1">لاَحِقٌ </text:span></text:span><text:span text:style-name="Drop_20_Caps"><text:span text:style-name="T1">последующий‎</text:span></text:span></text:p>
      <text:p><text:span text:style-name="Caption_20_characters"><text:span text:style-name="T1">قَلَبَ </text:span></text:span><text:span text:style-name="Drop_20_Caps"><text:span text:style-name="T1">перевернул‎</text:span></text:span></text:p>
      <text:p><text:span text:style-name="Caption_20_characters"><text:span text:style-name="T1">رَأْسًا عَلَى عَقِبٍ </text:span></text:span><text:span text:style-name="Drop_20_Caps"><text:span text:style-name="T1">вверх дном‎</text:span></text:span></text:p>
      <text:p><text:span text:style-name="Caption_20_characters"><text:span text:style-name="T1">مُسْتَعْرِبٌ </text:span></text:span><text:span text:style-name="Drop_20_Caps"><text:span text:style-name="T1">арабист‎</text:span></text:span></text:p>
      <text:p><text:span text:style-name="Caption_20_characters"><text:span text:style-name="T1">تَارِيخٌ </text:span></text:span><text:span text:style-name="Drop_20_Caps"><text:span text:style-name="T1">история‎</text:span></text:span></text:p>
      <text:p><text:span text:style-name="Caption_20_characters"><text:span text:style-name="T1">بُلْدَانٌ </text:span></text:span><text:span text:style-name="Drop_20_Caps"><text:span text:style-name="T1">страны‎</text:span></text:span></text:p>
      <text:p><text:span text:style-name="Caption_20_characters"><text:span text:style-name="T1">جُغْرَافِيَا </text:span></text:span><text:span text:style-name="Drop_20_Caps"><text:span text:style-name="T1">география‎</text:span></text:span></text:p>
      <text:p><text:span text:style-name="Caption_20_characters"><text:span text:style-name="T1">كَافِرٌ </text:span></text:span><text:span text:style-name="Drop_20_Caps"><text:span text:style-name="T1">гяур, неверующий‎</text:span></text:span></text:p>
      <text:p><text:span text:style-name="Caption_20_characters"><text:span text:style-name="T1">كَانَ قَدْ ذَهَبَ </text:span></text:span><text:span text:style-name="Drop_20_Caps"><text:span text:style-name="T1">он уже ушел‎</text:span></text:span></text:p>
      <text:p><text:span text:style-name="Caption_20_characters"><text:span text:style-name="T1">يَكُونُ قَدْ ذَهَبَ </text:span></text:span><text:span text:style-name="Drop_20_Caps"><text:span text:style-name="T1">он уже уйдет‎</text:span></text:span></text:p>
      <text:p><text:span text:style-name="Caption_20_characters"><text:span text:style-name="T1">لَيْسَ اَحَدٌ مِنْهُمْ اِلاَّ وَ يَعْرِفُ </text:span></text:span><text:span text:style-name="Drop_20_Caps"><text:span text:style-name="T1">нет никого из них (ни один) который не знает‎</text:span></text:span></text:p>
      <text:p><text:span text:style-name="Caption_20_characters"><text:span text:style-name="T1">لَيْسَ اَحَدٌ مِنْ بُلْدَانِ الْعَالَمِ اِلاَّ وَ فِيهِ الْمُسْلِمُونَ </text:span></text:span><text:span text:style-name="Drop_20_Caps"><text:span text:style-name="T1">нет ни одной страны в мире, где бы не было мусульман‎</text:span></text:span></text:p>
      <text:h text:outline-level="2"><text:span text:style-name="Drop_20_Caps"><text:span text:style-name="T1">Урок 75‎</text:span></text:span></text:h>
      <text:p><text:span text:style-name="Caption_20_characters"><text:span text:style-name="T1">مِسَاحَةٌ </text:span></text:span><text:span text:style-name="Drop_20_Caps"><text:span text:style-name="T1">площадь, терри­тория‎</text:span></text:span></text:p>
      <text:p><text:span text:style-name="Caption_20_characters"><text:span text:style-name="T1">اَكْثَرُ </text:span></text:span><text:span text:style-name="Drop_20_Caps"><text:span text:style-name="T1">больше, более‎</text:span></text:span></text:p>
      <text:p><text:span text:style-name="Caption_20_characters"><text:span text:style-name="T1">اَكْثَرُ مِنْ مِائَةٍ </text:span></text:span><text:span text:style-name="Drop_20_Caps"><text:span text:style-name="T1">более ста‎</text:span></text:span></text:p>
      <text:p><text:span text:style-name="Caption_20_characters"><text:span text:style-name="T1">مُرَبَّعٌ </text:span></text:span><text:span text:style-name="Drop_20_Caps"><text:span text:style-name="T1">квадратный‎</text:span></text:span></text:p>
      <text:p><text:span text:style-name="Caption_20_characters"><text:span text:style-name="T1">اَلإِتِّحَادُ السُّوفْيَيْتِىُّ </text:span></text:span><text:span text:style-name="Drop_20_Caps"><text:span text:style-name="T1">Советский Союз‎</text:span></text:span></text:p>
      <text:p><text:span text:style-name="Caption_20_characters"><text:span text:style-name="T1">طُولٌ </text:span></text:span><text:span text:style-name="Drop_20_Caps"><text:span text:style-name="T1">длина‎</text:span></text:span></text:p>
      <text:p><text:span text:style-name="Caption_20_characters"><text:span text:style-name="T1">كِيلُومَتْرٌ </text:span></text:span><text:span text:style-name="Drop_20_Caps"><text:span text:style-name="T1">километр‎</text:span></text:span></text:p>
      <text:p><text:span text:style-name="Caption_20_characters"><text:span text:style-name="T1">مَسَافَةٌ </text:span></text:span><text:span text:style-name="Drop_20_Caps"><text:span text:style-name="T1">расстояние‎</text:span></text:span></text:p>
      <text:p><text:span text:style-name="Caption_20_characters"><text:span text:style-name="T1">سَدٌّ </text:span></text:span><text:span text:style-name="Drop_20_Caps"><text:span text:style-name="T1">плотина‎</text:span></text:span></text:p>
      <text:p><text:span text:style-name="Caption_20_characters"><text:span text:style-name="T1">سَدُّ أَسْوَانَ </text:span></text:span><text:span text:style-name="Drop_20_Caps"><text:span text:style-name="T1">Асуанская плотина‎</text:span></text:span></text:p>
      <text:p><text:span text:style-name="Caption_20_characters"><text:span text:style-name="T1">غَرْبِىٌّ </text:span></text:span><text:span text:style-name="Drop_20_Caps"><text:span text:style-name="T1">западный‎</text:span></text:span></text:p>
      <text:p><text:span text:style-name="Caption_20_characters"><text:span text:style-name="T1">حَدٌّ </text:span></text:span><text:span text:style-name="Drop_20_Caps"><text:span text:style-name="T1">граница‎</text:span></text:span></text:p>
      <text:p><text:span text:style-name="Caption_20_characters"><text:span text:style-name="T1">أَهَمُّ </text:span></text:span><text:span text:style-name="Drop_20_Caps"><text:span text:style-name="T1">самый важный, важ­нейший‎</text:span></text:span></text:p>
      <text:p><text:span text:style-name="Caption_20_characters"><text:span text:style-name="T1">فَحْمٌ حَجَرِىٌّ </text:span></text:span><text:span text:style-name="Drop_20_Caps"><text:span text:style-name="T1">каменный уголь‎</text:span></text:span></text:p>
      <text:p><text:span text:style-name="Caption_20_characters"><text:span text:style-name="T1">نِفْطٌ </text:span></text:span><text:span text:style-name="Drop_20_Caps"><text:span text:style-name="T1">нефть‎</text:span></text:span></text:p>
      <text:p><text:span text:style-name="Caption_20_characters"><text:span text:style-name="T1">طَبِيعِىٌّ </text:span></text:span><text:span text:style-name="Drop_20_Caps"><text:span text:style-name="T1">природный‎</text:span></text:span></text:p>
      <text:p><text:soft-page-break/><text:span text:style-name="Caption_20_characters"><text:span text:style-name="T1">غَازٌ طَبِيعِىٌّ </text:span></text:span><text:span text:style-name="Drop_20_Caps"><text:span text:style-name="T1">природный газ‎</text:span></text:span></text:p>
      <text:p><text:span text:style-name="Caption_20_characters"><text:span text:style-name="T1">ثَرْوَةٌ </text:span></text:span><text:span text:style-name="Drop_20_Caps"><text:span text:style-name="T1">богатство‎</text:span></text:span></text:p>
      <text:p><text:span text:style-name="Caption_20_characters"><text:span text:style-name="T1">ثَرَوَاتٌ طَبِيعِيَّةٌ </text:span></text:span><text:span text:style-name="Drop_20_Caps"><text:span text:style-name="T1">природн­ое богатсво‎</text:span></text:span></text:p>
      <text:p><text:span text:style-name="Caption_20_characters"><text:span text:style-name="T1">مَعْدِنٌ </text:span></text:span><text:span text:style-name="Drop_20_Caps"><text:span text:style-name="T1">минерал; металл‎</text:span></text:span></text:p>
      <text:p><text:span text:style-name="Caption_20_characters"><text:span text:style-name="T1">أَطْوَلُ </text:span></text:span><text:span text:style-name="Drop_20_Caps"><text:span text:style-name="T1">длиннее; самый длинный‎</text:span></text:span></text:p>
      <text:p><text:span text:style-name="Caption_20_characters"><text:span text:style-name="T1">نَهْرُ النِّيلِ </text:span></text:span><text:span text:style-name="Drop_20_Caps"><text:span text:style-name="T1">река Нил‎</text:span></text:span></text:p>
      <text:p><text:span text:style-name="Caption_20_characters"><text:span text:style-name="T1">نَهْرُ الْفُولْغَا </text:span></text:span><text:span text:style-name="Drop_20_Caps"><text:span text:style-name="T1">река Волга‎</text:span></text:span></text:p>
      <text:p><text:span text:style-name="Caption_20_characters"><text:span text:style-name="T1">يَقُومُ </text:span></text:span><text:span text:style-name="Drop_20_Caps"><text:span text:style-name="T1">стоит‎</text:span></text:span></text:p>
      <text:p><text:span text:style-name="Caption_20_characters"><text:span text:style-name="T1">مِنَ الْمُؤْسِفِ اَنَّ...ِ </text:span></text:span><text:span text:style-name="Drop_20_Caps"><text:span text:style-name="T1">жаль, огорчительно, что...‎</text:span></text:span></text:p>
      <text:p><text:span text:style-name="Caption_20_characters"><text:span text:style-name="T1">كَلاَمٌ سَلِيمٌ </text:span></text:span><text:span text:style-name="Drop_20_Caps"><text:span text:style-name="T1">верно, со­вершенно верно‎</text:span></text:span></text:p>
      <text:h text:outline-level="2"><text:span text:style-name="Drop_20_Caps"><text:span text:style-name="T1">Урок 76‎</text:span></text:span></text:h>
      <text:p><text:span text:style-name="Caption_20_characters"><text:span text:style-name="T1">اِسْمَحْ بِالتِّلِفُونِ </text:span></text:span><text:span text:style-name="Drop_20_Caps"><text:span text:style-name="T1">можно к телефону? разрешите позвонить по телефону?‎</text:span></text:span></text:p>
      <text:p><text:span text:style-name="Caption_20_characters"><text:span text:style-name="T1">تَفَضَّلْ </text:span></text:span><text:span text:style-name="Drop_20_Caps"><text:span text:style-name="T1">пожалуйста‎</text:span></text:span></text:p>
      <text:p><text:span text:style-name="Caption_20_characters"><text:span text:style-name="T1">مَبْرُوكْ </text:span></text:span><text:span text:style-name="Drop_20_Caps"><text:span text:style-name="T1">поздравляю!‎</text:span></text:span></text:p>
      <text:p><text:span text:style-name="Caption_20_characters"><text:span text:style-name="T1">اَللَّهُ يُبَارِكُ فِيكَ </text:span></text:span><text:span text:style-name="Drop_20_Caps"><text:span text:style-name="T1">да благословит тебя Бог!‎</text:span></text:span></text:p>
      <text:p><text:span text:style-name="Caption_20_characters"><text:span text:style-name="T1">بَلَغَنِى </text:span></text:span><text:span text:style-name="Drop_20_Caps"><text:span text:style-name="T1">дошло до меня, я получил известие‎</text:span></text:span></text:p>
      <text:p><text:span text:style-name="Caption_20_characters"><text:span text:style-name="T1">سَلاَمَةٌ </text:span></text:span><text:span text:style-name="Drop_20_Caps"><text:span text:style-name="T1">благополучие‎</text:span></text:span></text:p>
      <text:p><text:span text:style-name="Caption_20_characters"><text:span text:style-name="T1">وُصُولٌ </text:span></text:span><text:span text:style-name="Drop_20_Caps"><text:span text:style-name="T1">приезд, прибытие‎</text:span></text:span></text:p>
      <text:p><text:span text:style-name="Caption_20_characters"><text:span text:style-name="T1">سَلاَمَةُ الْوُصُولِ </text:span></text:span><text:span text:style-name="Drop_20_Caps"><text:span text:style-name="T1">благо­получный приезд‎</text:span></text:span></text:p>
      <text:p><text:span text:style-name="Caption_20_characters"><text:span text:style-name="T1">أُهَنِّئُكَ عَلَى سَلاَمَةِ الْوُصُولِ </text:span></text:span><text:span text:style-name="Drop_20_Caps"><text:span text:style-name="T1">поздравляю тебя с благополучным приездом‎</text:span></text:span></text:p>
      <text:p><text:span text:style-name="Caption_20_characters"><text:span text:style-name="T1">يَا بُنَيَّ </text:span></text:span><text:span text:style-name="Drop_20_Caps"><text:span text:style-name="T1">о сынок!‎</text:span></text:span></text:p>
      <text:p><text:span text:style-name="Caption_20_characters"><text:span text:style-name="T1">طَقْسٌ </text:span></text:span><text:span text:style-name="Drop_20_Caps"><text:span text:style-name="T1">погода; климат‎</text:span></text:span></text:p>
      <text:p><text:span text:style-name="Caption_20_characters"><text:span text:style-name="T1">رَدِىءٌ </text:span></text:span><text:span text:style-name="Drop_20_Caps"><text:span text:style-name="T1">плохой, нехоро­ший‎</text:span></text:span></text:p>
      <text:p><text:span text:style-name="Caption_20_characters"><text:span text:style-name="T1">جَوْلَةٌ </text:span></text:span><text:span text:style-name="Drop_20_Caps"><text:span text:style-name="T1">путешествие, поезд­ка, экскурсия‎</text:span></text:span></text:p>
      <text:p><text:span text:style-name="Caption_20_characters"><text:span text:style-name="T1">عَامٌ </text:span></text:span><text:span text:style-name="Drop_20_Caps"><text:span text:style-name="T1">год‎</text:span></text:span></text:p>
      <text:p><text:span text:style-name="Caption_20_characters"><text:span text:style-name="T1">قَضَاءٌ </text:span></text:span><text:span text:style-name="Drop_20_Caps"><text:span text:style-name="T1">проводить‎</text:span></text:span></text:p>
      <text:p><text:span text:style-name="Caption_20_characters"><text:span text:style-name="T1">صَيْفِىٌّ </text:span></text:span><text:span text:style-name="Drop_20_Caps"><text:span text:style-name="T1">летний‎</text:span></text:span></text:p>
      <text:p><text:span text:style-name="Caption_20_characters"><text:span text:style-name="T1">عُطْلَةٌ صَيْفِيَّةٌ </text:span></text:span><text:span text:style-name="Drop_20_Caps"><text:span text:style-name="T1">летние ка­никулы‎</text:span></text:span></text:p>
      <text:p><text:span text:style-name="Caption_20_characters"><text:span text:style-name="T1">سَاحِلٌ </text:span></text:span><text:span text:style-name="Drop_20_Caps"><text:span text:style-name="T1">берег, побережье‎</text:span></text:span></text:p>
      <text:p><text:span text:style-name="Caption_20_characters"><text:span text:style-name="T1">حَيْثُ...ِ </text:span></text:span><text:span text:style-name="Drop_20_Caps"><text:span text:style-name="T1">там, где...‎</text:span></text:span></text:p>
      <text:p><text:span text:style-name="Caption_20_characters"><text:span text:style-name="T1">وَالِدَانِ </text:span></text:span><text:span text:style-name="Drop_20_Caps"><text:span text:style-name="T1">родители‎</text:span></text:span></text:p>
      <text:p><text:span text:style-name="Caption_20_characters"><text:span text:style-name="T1">قَارِئٌ </text:span></text:span><text:span text:style-name="Drop_20_Caps"><text:span text:style-name="T1">чтец, читатель‎</text:span></text:span></text:p>
      <text:p><text:span text:style-name="Caption_20_characters"><text:span text:style-name="T1">مُجِيدٌ </text:span></text:span><text:span text:style-name="Drop_20_Caps"><text:span text:style-name="T1">умелый, хороший, хорошо знающий‎</text:span></text:span></text:p>
      <text:p><text:span text:style-name="Caption_20_characters"><text:span text:style-name="T1">مُنْذُ وَقْتٍ قَرِيبٍ </text:span></text:span><text:span text:style-name="Drop_20_Caps"><text:span text:style-name="T1">недавн­о‎</text:span></text:span></text:p>
      <text:p><text:span text:style-name="Caption_20_characters"><text:span text:style-name="T1">تَرْتِيلٌ </text:span></text:span><text:span text:style-name="Drop_20_Caps"><text:span text:style-name="T1">пение, чтение на распев‎</text:span></text:span></text:p>
      <text:p><text:span text:style-name="Caption_20_characters"><text:span text:style-name="T1">رَتَّلَ الْقُرْآنَ </text:span></text:span><text:span text:style-name="Drop_20_Caps"><text:span text:style-name="T1">читал Коран нараспев‎</text:span></text:span></text:p>
      <text:p><text:span text:style-name="Caption_20_characters"><text:span text:style-name="T1">أَصْغَى اِلَى...ِ </text:span></text:span><text:span text:style-name="Drop_20_Caps"><text:span text:style-name="T1">послушал‎</text:span></text:span></text:p>
      <text:p><text:span text:style-name="Caption_20_characters"><text:span text:style-name="T1">تِلاَوَةٌ </text:span></text:span><text:span text:style-name="Drop_20_Caps"><text:span text:style-name="T1">чтение‎</text:span></text:span></text:p>
      <text:p><text:span text:style-name="Caption_20_characters"><text:span text:style-name="T1">طَبْعًا </text:span></text:span><text:span text:style-name="Drop_20_Caps"><text:span text:style-name="T1">конечно, разумеется‎</text:span></text:span></text:p>
      <text:p><text:span text:style-name="Caption_20_characters"><text:span text:style-name="T1">لِمَ لاَ؟ </text:span></text:span><text:span text:style-name="Drop_20_Caps"><text:span text:style-name="T1">почему бы нет?‎</text:span></text:span></text:p>
      <text:p><text:span text:style-name="Caption_20_characters"><text:span text:style-name="T1">عَالٍ!ِ </text:span></text:span><text:span text:style-name="Drop_20_Caps"><text:span text:style-name="T1">отлично!‎</text:span></text:span></text:p>
      <text:p><text:span text:style-name="Caption_20_characters"><text:span text:style-name="T1">وَفَّقَ </text:span></text:span><text:span text:style-name="Drop_20_Caps"><text:span text:style-name="T1">помогал, содейство­вал‎</text:span></text:span></text:p>
      <text:p><text:span text:style-name="Caption_20_characters"><text:span text:style-name="T1">وَفَّقَكَ اللَّهُ!ِ </text:span></text:span><text:span text:style-name="Drop_20_Caps"><text:span text:style-name="T1">да поможет тебе Бог!‎</text:span></text:span></text:p>
      <text:p><text:span text:style-name="Caption_20_characters"><text:span text:style-name="T1">حَتَّى اْلآنَ </text:span></text:span><text:span text:style-name="Drop_20_Caps"><text:span text:style-name="T1">до сих пор‎</text:span></text:span></text:p>
      <text:p><text:span text:style-name="Caption_20_characters"><text:span text:style-name="T1">لَوْ...ِ </text:span></text:span><text:span text:style-name="Drop_20_Caps"><text:span text:style-name="T1">если бы...‎</text:span></text:span></text:p>
      <text:p><text:span text:style-name="Caption_20_characters"><text:span text:style-name="T1">لَوْ عَرَفْتُ </text:span></text:span><text:span text:style-name="Drop_20_Caps"><text:span text:style-name="T1">если бы я знал‎</text:span></text:span></text:p>
      <text:p><text:span text:style-name="Caption_20_characters"><text:span text:style-name="T1">كَمَا قُلْتُ لَكَ </text:span></text:span><text:span text:style-name="Drop_20_Caps"><text:span text:style-name="T1">как я тебе говорил‎</text:span></text:span></text:p>
      <text:p><text:span text:style-name="Caption_20_characters"><text:span text:style-name="T1">رَجَانِى </text:span></text:span><text:span text:style-name="Drop_20_Caps"><text:span text:style-name="T1">он меня просил‎</text:span></text:span></text:p>
      <text:p><text:span text:style-name="Caption_20_characters"><text:span text:style-name="T1">أَرْجُوكَ </text:span></text:span><text:span text:style-name="Drop_20_Caps"><text:span text:style-name="T1">я прошу тебя‎</text:span></text:span></text:p>
      <text:p><text:span text:style-name="Caption_20_characters"><text:span text:style-name="T1">اللَّهُ يُسَلِّمُكَ </text:span></text:span><text:span text:style-name="Drop_20_Caps"><text:span text:style-name="T1">да сохранит тебя Бог!‎</text:span></text:span></text:p>
      <text:h text:outline-level="2"><text:span text:style-name="Drop_20_Caps"><text:span text:style-name="T1">Урок 77‎</text:span></text:span></text:h>
      <text:p><text:span text:style-name="Caption_20_characters"><text:span text:style-name="T1">زَوْرَقٌ </text:span></text:span><text:span text:style-name="Drop_20_Caps"><text:span text:style-name="T1">лодка‎</text:span></text:span></text:p>
      <text:p><text:span text:style-name="Caption_20_characters"><text:span text:style-name="T1">سَاحَةُ التَّزَلُّجِ </text:span></text:span><text:span text:style-name="Drop_20_Caps"><text:span text:style-name="T1">каток‎</text:span></text:span></text:p>
      <text:p><text:span text:style-name="Caption_20_characters"><text:span text:style-name="T1">طَنْجَرَةٌ </text:span></text:span><text:span text:style-name="Drop_20_Caps"><text:span text:style-name="T1">кастрюля‎</text:span></text:span></text:p>
      <text:p><text:span text:style-name="Caption_20_characters"><text:span text:style-name="T1">سَاحَةٌ </text:span></text:span><text:span text:style-name="Drop_20_Caps"><text:span text:style-name="T1">площадь‎</text:span></text:span></text:p>
      <text:p><text:span text:style-name="Caption_20_characters"><text:span text:style-name="T1">هُتَافٌ </text:span></text:span><text:span text:style-name="Drop_20_Caps"><text:span text:style-name="T1">крик, возглас, восклицание‎</text:span></text:span></text:p>
      <text:p><text:span text:style-name="Caption_20_characters"><text:span text:style-name="T1">عَاشَ الإِسْلاَمُ </text:span></text:span><text:span text:style-name="Drop_20_Caps"><text:span text:style-name="T1">Да здрав­ствует Ислам!‎</text:span></text:span></text:p>
      <text:p><text:span text:style-name="Caption_20_characters"><text:span text:style-name="T1">لاَفِتَةٌ </text:span></text:span><text:span text:style-name="Drop_20_Caps"><text:span text:style-name="T1">плакат, транспо­рант, вывеска‎</text:span></text:span></text:p>
      <text:p><text:span text:style-name="Caption_20_characters"><text:span text:style-name="T1">قَامَتْ دَوْلَةُ الْمُسْلِمِينَ </text:span></text:span><text:span text:style-name="Drop_20_Caps"><text:span text:style-name="T1">Да образуется, установится государство мусульман‎</text:span></text:span></text:p>
      <text:p><text:span text:style-name="Caption_20_characters"><text:span text:style-name="T1">لِيَسْقُطْ </text:span></text:span><text:span text:style-name="Drop_20_Caps"><text:span text:style-name="T1">долой! да подёт!‎</text:span></text:span></text:p>
      <text:p><text:span text:style-name="Caption_20_characters"><text:span text:style-name="T1">اِسْتِعْمَارٌ </text:span></text:span><text:span text:style-name="Drop_20_Caps"><text:span text:style-name="T1">колониализм‎</text:span></text:span></text:p>
      <text:p><text:span text:style-name="Caption_20_characters"><text:span text:style-name="T1">اِمْبِرِيَالِيَّةٌ </text:span></text:span><text:span text:style-name="Drop_20_Caps"><text:span text:style-name="T1">имериализм‎</text:span></text:span></text:p>
      <text:p><text:span text:style-name="Caption_20_characters"><text:span text:style-name="T1">وَ عَلَى رَأْسِهَا </text:span></text:span><text:span text:style-name="Drop_20_Caps"><text:span text:style-name="T1">во главе с...‎</text:span></text:span></text:p>
      <text:p><text:span text:style-name="Caption_20_characters"><text:span text:style-name="T1">اُتْرُكْ هَذَا الأَمْرَ اِلَىَّ </text:span></text:span><text:span text:style-name="Drop_20_Caps"><text:span text:style-name="T1">оставь это дело мне‎</text:span></text:span></text:p>
      <text:p><text:span text:style-name="Caption_20_characters"><text:span text:style-name="T1">عَصِيدَةٌ </text:span></text:span><text:span text:style-name="Drop_20_Caps"><text:span text:style-name="T1">каша‎</text:span></text:span></text:p>
      <text:p><text:span text:style-name="Caption_20_characters"><text:span text:style-name="T1">عَصِيدَةٌ بِالَّبَنِ </text:span></text:span><text:span text:style-name="Drop_20_Caps"><text:span text:style-name="T1">каша на молоке‎</text:span></text:span></text:p>
      <text:p><text:span text:style-name="Caption_20_characters"><text:span text:style-name="T1">تَنَزَّهَ </text:span></text:span><text:span text:style-name="Drop_20_Caps"><text:span text:style-name="T1">гулял; катался‎</text:span></text:span></text:p>
      <text:p><text:span text:style-name="Caption_20_characters"><text:span text:style-name="T1">تَنَزَّهَ فِى الزَّوْرَقِ </text:span></text:span><text:span text:style-name="Drop_20_Caps"><text:span text:style-name="T1">пока­тался на лодке‎</text:span></text:span></text:p>
      <text:p><text:span text:style-name="Caption_20_characters"><text:span text:style-name="T1">قَسَّمَ </text:span></text:span><text:span text:style-name="Drop_20_Caps"><text:span text:style-name="T1">делил, распределил‎</text:span></text:span></text:p>
      <text:p><text:span text:style-name="Caption_20_characters"><text:span text:style-name="T1">فِئَةٌ </text:span></text:span><text:span text:style-name="Drop_20_Caps"><text:span text:style-name="T1">группа‎</text:span></text:span></text:p>
      <text:p><text:span text:style-name="Caption_20_characters"><text:span text:style-name="T1">حَسَبَ...ِ </text:span></text:span><text:span text:style-name="Drop_20_Caps"><text:span text:style-name="T1">по..., согласно...‎</text:span></text:span></text:p>
      <text:p><text:span text:style-name="Caption_20_characters"><text:span text:style-name="T1">عَلَى حِدَةٍ </text:span></text:span><text:span text:style-name="Drop_20_Caps"><text:span text:style-name="T1">отдельно‎</text:span></text:span></text:p>
      <text:p><text:span text:style-name="Caption_20_characters"><text:span text:style-name="T1">اِشْرَافٌ </text:span></text:span><text:span text:style-name="Drop_20_Caps"><text:span text:style-name="T1">руководство, на­блюдение‎</text:span></text:span></text:p>
      <text:p><text:span text:style-name="Caption_20_characters"><text:span text:style-name="T1">تَحْتَ اِشْرَافِ </text:span></text:span><text:span text:style-name="Drop_20_Caps"><text:span text:style-name="T1">под руко­водством‎</text:span></text:span></text:p>
      <text:p><text:span text:style-name="Caption_20_characters"><text:span text:style-name="T1">مُدَرِّبٌ </text:span></text:span><text:span text:style-name="Drop_20_Caps"><text:span text:style-name="T1">тренер‎</text:span></text:span></text:p>
      <text:p><text:span text:style-name="Caption_20_characters"><text:span text:style-name="T1">اِنْتَقَلَ </text:span></text:span><text:span text:style-name="Drop_20_Caps"><text:span text:style-name="T1">перешёл, переехал‎</text:span></text:span></text:p>
      <text:p><text:span text:style-name="Caption_20_characters"><text:span text:style-name="T1">حَىٌّ </text:span></text:span><text:span text:style-name="Drop_20_Caps"><text:span text:style-name="T1">квартал, район‎</text:span></text:span></text:p>
      <text:p><text:span text:style-name="Caption_20_characters"><text:span text:style-name="T1">مُجَاوِرٌ </text:span></text:span><text:span text:style-name="Drop_20_Caps"><text:span text:style-name="T1">соседний‎</text:span></text:span></text:p>
      <text:p><text:span text:style-name="Caption_20_characters"><text:span text:style-name="T1">مَا لاَ يَقِلُّ عَنْ...ِ </text:span></text:span><text:span text:style-name="Drop_20_Caps"><text:span text:style-name="T1">не ме­нее...‎</text:span></text:span></text:p>
      <text:h text:outline-level="2"><text:span text:style-name="Drop_20_Caps"><text:span text:style-name="T1">Урок 78‎</text:span></text:span></text:h>
      <text:p><text:span text:style-name="Caption_20_characters"><text:span text:style-name="T1">كَفٌّ </text:span></text:span><text:span text:style-name="Drop_20_Caps"><text:span text:style-name="T1">кисть руки‎</text:span></text:span></text:p>
      <text:p><text:span text:style-name="Caption_20_characters"><text:span text:style-name="T1">اِصْبَعٌ </text:span></text:span><text:span text:style-name="Drop_20_Caps"><text:span text:style-name="T1">палец‎</text:span></text:span></text:p>
      <text:p><text:span text:style-name="Caption_20_characters"><text:span text:style-name="T1">ظُفْرٌ </text:span></text:span><text:span text:style-name="Drop_20_Caps"><text:span text:style-name="T1">ноготь‎</text:span></text:span></text:p>
      <text:p><text:span text:style-name="Caption_20_characters"><text:span text:style-name="T1">فَمٌ </text:span></text:span><text:span text:style-name="Drop_20_Caps"><text:span text:style-name="T1">рот‎</text:span></text:span></text:p>
      <text:p><text:span text:style-name="Caption_20_characters"><text:span text:style-name="T1">لِسَانٌ </text:span></text:span><text:span text:style-name="Drop_20_Caps"><text:span text:style-name="T1">язык‎</text:span></text:span></text:p>
      <text:p><text:span text:style-name="Caption_20_characters"><text:span text:style-name="T1">اُذُنٌ </text:span></text:span><text:span text:style-name="Drop_20_Caps"><text:span text:style-name="T1">ухо‎</text:span></text:span></text:p>
      <text:p><text:span text:style-name="Caption_20_characters"><text:span text:style-name="T1">كَذَبَ </text:span></text:span><text:span text:style-name="Drop_20_Caps"><text:span text:style-name="T1">соврал, солгал‎</text:span></text:span></text:p>
      <text:p><text:span text:style-name="Caption_20_characters"><text:span text:style-name="T1">حَفِظَ لِسَانَهُ </text:span></text:span><text:span text:style-name="Drop_20_Caps"><text:span text:style-name="T1">берег свой язык‎</text:span></text:span></text:p>
      <text:p><text:soft-page-break/><text:span text:style-name="Caption_20_characters"><text:span text:style-name="T1">تَكَلَّمَ </text:span></text:span><text:span text:style-name="Drop_20_Caps"><text:span text:style-name="T1">говорил, разговари­вал‎</text:span></text:span></text:p>
      <text:p><text:span text:style-name="Caption_20_characters"><text:span text:style-name="T1">مُسْتَحِيلٌ! </text:span></text:span><text:span text:style-name="Drop_20_Caps"><text:span text:style-name="T1">не может быть! невозможно!‎</text:span></text:span></text:p>
      <text:p><text:span text:style-name="Caption_20_characters"><text:span text:style-name="T1">تَغَيَّرَ </text:span></text:span><text:span text:style-name="Drop_20_Caps"><text:span text:style-name="T1">изменился‎</text:span></text:span></text:p>
      <text:p><text:span text:style-name="Caption_20_characters"><text:span text:style-name="T1">صَرَفَ </text:span></text:span><text:span text:style-name="Drop_20_Caps"><text:span text:style-name="T1">тратил, расходовал‎</text:span></text:span></text:p>
      <text:p><text:span text:style-name="Caption_20_characters"><text:span text:style-name="T1">صَرَفَ الْوَقْتَ </text:span></text:span><text:span text:style-name="Drop_20_Caps"><text:span text:style-name="T1">тратил вре­мя‎</text:span></text:span></text:p>
      <text:p><text:span text:style-name="Caption_20_characters"><text:span text:style-name="T1">مُعْظَمٌ </text:span></text:span><text:span text:style-name="Drop_20_Caps"><text:span text:style-name="T1">большинство, большая часть‎</text:span></text:span></text:p>
      <text:p><text:span text:style-name="Caption_20_characters"><text:span text:style-name="T1">لَهْوٌ </text:span></text:span><text:span text:style-name="Drop_20_Caps"><text:span text:style-name="T1">развлечение, забава‎</text:span></text:span></text:p>
      <text:p><text:span text:style-name="Caption_20_characters"><text:span text:style-name="T1">لَعِبٌ </text:span></text:span><text:span text:style-name="Drop_20_Caps"><text:span text:style-name="T1">игра, забава, шутка‎</text:span></text:span></text:p>
      <text:p><text:span text:style-name="Caption_20_characters"><text:span text:style-name="T1">تَمَامًا </text:span></text:span><text:span text:style-name="Drop_20_Caps"><text:span text:style-name="T1">полностью‎</text:span></text:span></text:p>
      <text:p><text:span text:style-name="Caption_20_characters"><text:span text:style-name="T1">عَلَى مَا يَبْدُو </text:span></text:span><text:span text:style-name="Drop_20_Caps"><text:span text:style-name="T1">по-види­мому, как видно‎</text:span></text:span></text:p>
      <text:p><text:span text:style-name="Caption_20_characters"><text:span text:style-name="T1">غَرِيبٌ!ِ </text:span></text:span><text:span text:style-name="Drop_20_Caps"><text:span text:style-name="T1">странно!‎</text:span></text:span></text:p>
      <text:p><text:span text:style-name="Caption_20_characters"><text:span text:style-name="T1">أَسَاءَ اِلَى...ِ </text:span></text:span><text:span text:style-name="Drop_20_Caps"><text:span text:style-name="T1">плохо обра­тился, обидел‎</text:span></text:span></text:p>
      <text:p><text:span text:style-name="Caption_20_characters"><text:span text:style-name="T1">تَوَقَّعَ </text:span></text:span><text:span text:style-name="Drop_20_Caps"><text:span text:style-name="T1">ожидал‎</text:span></text:span></text:p>
      <text:p><text:span text:style-name="Caption_20_characters"><text:span text:style-name="T1">فَضْلٌ </text:span></text:span><text:span text:style-name="Drop_20_Caps"><text:span text:style-name="T1">милость, одолжение‎</text:span></text:span></text:p>
      <text:p><text:span text:style-name="Caption_20_characters"><text:span text:style-name="T1">عَيْبٌ عَلَيْكَ </text:span></text:span><text:span text:style-name="Drop_20_Caps"><text:span text:style-name="T1">стыдно тебе‎</text:span></text:span></text:p>
      <text:p><text:span text:style-name="Caption_20_characters"><text:span text:style-name="T1">يُمْكِنُ </text:span></text:span><text:span text:style-name="Drop_20_Caps"><text:span text:style-name="T1">можно, возможно‎</text:span></text:span></text:p>
      <text:p><text:span text:style-name="Caption_20_characters"><text:span text:style-name="T1">كَيْفَ يُمْكِنُ؟ </text:span></text:span><text:span text:style-name="Drop_20_Caps"><text:span text:style-name="T1">как мож­но?‎</text:span></text:span></text:p>
      <text:p><text:span text:style-name="Caption_20_characters"><text:span text:style-name="T1">مِثْلٌ <text:s/></text:span></text:span><text:span text:style-name="Drop_20_Caps"><text:span text:style-name="T1">такой как, подоб­ный, наподобие‎</text:span></text:span></text:p>
      <text:p><text:span text:style-name="Caption_20_characters"><text:span text:style-name="T1">مِثْلُ هَذَا </text:span></text:span><text:span text:style-name="Drop_20_Caps"><text:span text:style-name="T1">такой, как этот; наподобие этого‎</text:span></text:span></text:p>
      <text:p><text:span text:style-name="Caption_20_characters"><text:span text:style-name="T1">دَخَّنَ </text:span></text:span><text:span text:style-name="Drop_20_Caps"><text:span text:style-name="T1">курил‎</text:span></text:span></text:p>
      <text:p><text:span text:style-name="Caption_20_characters"><text:span text:style-name="T1">مَمْنُوعٌ </text:span></text:span><text:span text:style-name="Drop_20_Caps"><text:span text:style-name="T1">запрещенный‎</text:span></text:span></text:p>
      <text:p><text:span text:style-name="Caption_20_characters"><text:span text:style-name="T1">شَرَعَ فِى...ِ </text:span></text:span><text:span text:style-name="Drop_20_Caps"><text:span text:style-name="T1">начал, при­ступил‎</text:span></text:span></text:p>
      <text:p><text:span text:style-name="Caption_20_characters"><text:span text:style-name="T1">اَهْلٌ </text:span></text:span><text:span text:style-name="Drop_20_Caps"><text:span text:style-name="T1">жители‎</text:span></text:span></text:p>
      <text:p><text:span text:style-name="Caption_20_characters"><text:span text:style-name="T1">اَهْلُ الْقَرْيَةِ </text:span></text:span><text:span text:style-name="Drop_20_Caps"><text:span text:style-name="T1">жители се­ления‎</text:span></text:span></text:p>
      <text:p><text:span text:style-name="Caption_20_characters"><text:span text:style-name="T1">بِنَاءٌ </text:span></text:span><text:span text:style-name="Drop_20_Caps"><text:span text:style-name="T1">постройка‎</text:span></text:span></text:p>
      <text:p><text:span text:style-name="Caption_20_characters"><text:span text:style-name="T1">عَلَى اَثَرِ... </text:span></text:span><text:span text:style-name="Drop_20_Caps"><text:span text:style-name="T1">вслед за..., сра­зу после...‎</text:span></text:span></text:p>
      <text:p><text:span text:style-name="Caption_20_characters"><text:span text:style-name="T1">اِجْتِمَاعٌ </text:span></text:span><text:span text:style-name="Drop_20_Caps"><text:span text:style-name="T1">собрание‎</text:span></text:span></text:p>
      <text:p><text:span text:style-name="Caption_20_characters"><text:span text:style-name="T1">بِشَأْنِ...ِ </text:span></text:span><text:span text:style-name="Drop_20_Caps"><text:span text:style-name="T1">по поводу..., по вопросу...‎</text:span></text:span></text:p>
      <text:p><text:span text:style-name="Caption_20_characters"><text:span text:style-name="T1">عَقَدَ الإِجْتِمَاعَ </text:span></text:span><text:span text:style-name="Drop_20_Caps"><text:span text:style-name="T1">созвал собрание‎</text:span></text:span></text:p>
      <text:p><text:span text:style-name="Caption_20_characters"><text:span text:style-name="T1">كَسُولٌ </text:span></text:span><text:span text:style-name="Drop_20_Caps"><text:span text:style-name="T1">ленивый‎</text:span></text:span></text:p>
      <text:p><text:span text:style-name="Caption_20_characters"><text:span text:style-name="T1">فِيمَا اَعْلَمُ </text:span></text:span><text:span text:style-name="Drop_20_Caps"><text:span text:style-name="T1">насколько я знаю‎</text:span></text:span></text:p>
      <text:h text:outline-level="2"><text:span text:style-name="Drop_20_Caps"><text:span text:style-name="T1">Урок 79‎</text:span></text:span></text:h>
      <text:p><text:span text:style-name="Caption_20_characters"><text:span text:style-name="T1">مَضَى عَلَ...ِ </text:span></text:span><text:span text:style-name="Drop_20_Caps"><text:span text:style-name="T1">прошло с тех пор, как...‎</text:span></text:span></text:p>
      <text:p><text:span text:style-name="Caption_20_characters"><text:span text:style-name="T1">مَضَى عَلَى مَا مَاتَ </text:span></text:span><text:span text:style-name="Drop_20_Caps"><text:span text:style-name="T1">прошло с тех пор, как он умер‎</text:span></text:span></text:p>
      <text:p><text:span text:style-name="Caption_20_characters"><text:span text:style-name="T1">مَا يَزِيدُ عَلَى مِائَةٍ </text:span></text:span><text:span text:style-name="Drop_20_Caps"><text:span text:style-name="T1">бо­лее ста‎</text:span></text:span></text:p>
      <text:p><text:span text:style-name="Caption_20_characters"><text:span text:style-name="T1">اِفْتَرَقَ </text:span></text:span><text:span text:style-name="Drop_20_Caps"><text:span text:style-name="T1">расстался, разлу­чился‎</text:span></text:span></text:p>
      <text:p><text:span text:style-name="Caption_20_characters"><text:span text:style-name="T1">مَا اَسْرَعَ مَا... </text:span></text:span><text:span text:style-name="Drop_20_Caps"><text:span text:style-name="T1">как бы­стро‎</text:span></text:span></text:p>
      <text:p><text:span text:style-name="Caption_20_characters"><text:span text:style-name="T1">صَالِحٌ </text:span></text:span><text:span text:style-name="Drop_20_Caps"><text:span text:style-name="T1">добрый, благочестив­ый‎</text:span></text:span></text:p>
      <text:p><text:span text:style-name="Caption_20_characters"><text:span text:style-name="T1">مُحْسِنٌ اِلَى... </text:span></text:span><text:span text:style-name="Drop_20_Caps"><text:span text:style-name="T1">благоде­тельный, делающий добро‎</text:span></text:span></text:p>
      <text:p><text:span text:style-name="Caption_20_characters"><text:span text:style-name="T1">يَغْفِرُ اللَّهُ لَهُ </text:span></text:span><text:span text:style-name="Drop_20_Caps"><text:span text:style-name="T1">да простит его Бог‎</text:span></text:span></text:p>
      <text:p><text:span text:style-name="Caption_20_characters"><text:span text:style-name="T1">هُوَ عَلَى قَيْدِ الْحَيَاةِ </text:span></text:span><text:span text:style-name="Drop_20_Caps"><text:span text:style-name="T1">он еще жив‎</text:span></text:span></text:p>
      <text:p><text:span text:style-name="Caption_20_characters"><text:span text:style-name="T1">دَرَّسَ </text:span></text:span><text:span text:style-name="Drop_20_Caps"><text:span text:style-name="T1">преподавал, давал уроки‎</text:span></text:span></text:p>
      <text:p><text:span text:style-name="Caption_20_characters"><text:span text:style-name="T1">اَكْثَرُهُمْ </text:span></text:span><text:span text:style-name="Drop_20_Caps"><text:span text:style-name="T1">большинство, большая часть их‎</text:span></text:span></text:p>
      <text:p><text:span text:style-name="Caption_20_characters"><text:span text:style-name="T1">بِمَا فِى ذَلِكَ </text:span></text:span><text:span text:style-name="Drop_20_Caps"><text:span text:style-name="T1">в том числе‎</text:span></text:span></text:p>
      <text:p><text:span text:style-name="Caption_20_characters"><text:span text:style-name="T1">يَا خَسَارَه!ِ </text:span></text:span><text:span text:style-name="Drop_20_Caps"><text:span text:style-name="T1">какая потеря!‎</text:span></text:span></text:p>
      <text:p><text:span text:style-name="Caption_20_characters"><text:span text:style-name="T1">يَا مُصِيبَه!ِ </text:span></text:span><text:span text:style-name="Drop_20_Caps"><text:span text:style-name="T1">какая беда!что за напасть!‎</text:span></text:span></text:p>
      <text:p><text:span text:style-name="Caption_20_characters"><text:span text:style-name="T1">عُنْفُوَانُ الشَّبَابِ </text:span></text:span><text:span text:style-name="Drop_20_Caps"><text:span text:style-name="T1">рас­цвет молодости‎</text:span></text:span></text:p>
      <text:p><text:span text:style-name="Caption_20_characters"><text:span text:style-name="T1">فَارَقَ الْحَيَاةَ </text:span></text:span><text:span text:style-name="Drop_20_Caps"><text:span text:style-name="T1">умер, расстался с жизнью‎</text:span></text:span></text:p>
      <text:p><text:span text:style-name="Caption_20_characters"><text:span text:style-name="T1">اِنْتَقَلَ اِلَى جِوَارِ رَبِّهِ </text:span></text:span><text:span text:style-name="Drop_20_Caps"><text:span text:style-name="T1">умер (перешел на соседство к своему Господу)‎</text:span></text:span></text:p>
      <text:p><text:span text:style-name="Caption_20_characters"><text:span text:style-name="T1">رَحِمَهُ اللَّهُ </text:span></text:span><text:span text:style-name="Drop_20_Caps"><text:span text:style-name="T1">да смилуется над ним Бог‎</text:span></text:span></text:p>
      <text:p><text:span text:style-name="Caption_20_characters"><text:span text:style-name="T1">مَوْتٌ </text:span></text:span><text:span text:style-name="Drop_20_Caps"><text:span text:style-name="T1">смерть‎</text:span></text:span></text:p>
      <text:p><text:span text:style-name="Caption_20_characters"><text:span text:style-name="T1">حَتْمٌ </text:span></text:span><text:span text:style-name="Drop_20_Caps"><text:span text:style-name="T1">неизбежный, неми­нуемый‎</text:span></text:span></text:p>
      <text:p><text:span text:style-name="Caption_20_characters"><text:span text:style-name="T1">صَبَرَ </text:span></text:span><text:span text:style-name="Drop_20_Caps"><text:span text:style-name="T1">терпел‎</text:span></text:span></text:p>
      <text:p><text:span text:style-name="Caption_20_characters"><text:span text:style-name="T1">شُدَّ حَيْلَكَ </text:span></text:span><text:span text:style-name="Drop_20_Caps"><text:span text:style-name="T1">держись, кре­пись‎</text:span></text:span></text:p>
      <text:p><text:span text:style-name="Caption_20_characters"><text:span text:style-name="T1">اِسْتَسْلَمَ </text:span></text:span><text:span text:style-name="Drop_20_Caps"><text:span text:style-name="T1">сдался‎</text:span></text:span></text:p>
      <text:p><text:span text:style-name="Caption_20_characters"><text:span text:style-name="T1">نَصْرٌ </text:span></text:span><text:span text:style-name="Drop_20_Caps"><text:span text:style-name="T1">победа‎</text:span></text:span></text:p>
      <text:p><text:span text:style-name="Caption_20_characters"><text:span text:style-name="T1">صَابِرٌ </text:span></text:span><text:span text:style-name="Drop_20_Caps"><text:span text:style-name="T1">терпеливый‎</text:span></text:span></text:p>
      <text:p><text:span text:style-name="Caption_20_characters"><text:span text:style-name="T1">أَجْزَاخَانَةٌ </text:span></text:span><text:span text:style-name="Drop_20_Caps"><text:span text:style-name="T1">аптека‎</text:span></text:span></text:p>
      <text:p><text:span text:style-name="Caption_20_characters"><text:span text:style-name="T1">مِنْ قَبْلُ </text:span></text:span><text:span text:style-name="Drop_20_Caps"><text:span text:style-name="T1">раньше, прежде‎</text:span></text:span></text:p>
      <text:p><text:span text:style-name="Caption_20_characters"><text:span text:style-name="T1">عَادَ الْمَرِيضَ </text:span></text:span><text:span text:style-name="Drop_20_Caps"><text:span text:style-name="T1">посетил больного‎</text:span></text:span></text:p>
      <text:p><text:span text:style-name="Caption_20_characters"><text:span text:style-name="T1">مُسْتَشْفًى </text:span></text:span><text:span text:style-name="Drop_20_Caps"><text:span text:style-name="T1">больница‎</text:span></text:span></text:p>
      <text:p><text:span text:style-name="Caption_20_characters"><text:span text:style-name="T1">اَلشِّفَاءَ الْعَاجِلَ </text:span></text:span><text:span text:style-name="Drop_20_Caps"><text:span text:style-name="T1">ско­рейшего выздоровления!‎</text:span></text:span></text:p>
      <text:p><text:span text:style-name="Caption_20_characters"><text:span text:style-name="T1">مُجَاهِدٌ </text:span></text:span><text:span text:style-name="Drop_20_Caps"><text:span text:style-name="T1">муджахид, борец за Ислам‎</text:span></text:span></text:p>
      <text:p><text:span text:style-name="Caption_20_characters"><text:span text:style-name="T1">حَادِثٌ </text:span></text:span><text:span text:style-name="Drop_20_Caps"><text:span text:style-name="T1">происшествие, со­бытие‎</text:span></text:span></text:p>
      <text:p><text:span text:style-name="Caption_20_characters"><text:span text:style-name="T1">حَادِثُ طَرِيقٍ </text:span></text:span><text:span text:style-name="Drop_20_Caps"><text:span text:style-name="T1">дорож­ное происшествие‎</text:span></text:span></text:p>
      <text:p><text:span text:style-name="Caption_20_characters"><text:span text:style-name="T1">فِى سَبِيلِ اللَّهِ </text:span></text:span><text:span text:style-name="Drop_20_Caps"><text:span text:style-name="T1">на пути Бога, за дело Бога‎</text:span></text:span></text:p>
      <text:h text:outline-level="2"><text:span text:style-name="Drop_20_Caps"><text:span text:style-name="T1">Урок 80‎</text:span></text:span></text:h>
      <text:p><text:span text:style-name="Caption_20_characters"><text:span text:style-name="T1">اَثْبَتَ </text:span></text:span><text:span text:style-name="Drop_20_Caps"><text:span text:style-name="T1">доказал, подтвердил‎</text:span></text:span></text:p>
      <text:p><text:span text:style-name="Caption_20_characters"><text:span text:style-name="T1">زَمَنٌ </text:span></text:span><text:span text:style-name="Drop_20_Caps"><text:span text:style-name="T1">время‎</text:span></text:span></text:p>
      <text:p><text:span text:style-name="Caption_20_characters"><text:span text:style-name="T1">فِى الْعَالَمِ بِأَسْرِهِ </text:span></text:span><text:span text:style-name="Drop_20_Caps"><text:span text:style-name="T1">во всем мире‎</text:span></text:span></text:p>
      <text:p><text:span text:style-name="Caption_20_characters"><text:span text:style-name="T1">دُوَيْلَةٌ </text:span></text:span><text:span text:style-name="Drop_20_Caps"><text:span text:style-name="T1">маленькое, не­большое государство‎</text:span></text:span></text:p>
      <text:p><text:span text:style-name="Caption_20_characters"><text:span text:style-name="T1">اِتَّحَدَ </text:span></text:span><text:span text:style-name="Drop_20_Caps"><text:span text:style-name="T1">объединил, соеди­нил‎</text:span></text:span></text:p>
      <text:p><text:span text:style-name="Caption_20_characters"><text:span text:style-name="T1">كَوَّنَ </text:span></text:span><text:span text:style-name="Drop_20_Caps"><text:span text:style-name="T1">создал, образовал‎</text:span></text:span></text:p>
      <text:p><text:span text:style-name="Caption_20_characters"><text:span text:style-name="T1">دَوْلَةٌ اِسْلاَمِيَّةٌ عُظْمَى </text:span></text:span><text:span text:style-name="Drop_20_Caps"><text:span text:style-name="T1">великое исламское государство‎</text:span></text:span></text:p>
      <text:p><text:span text:style-name="Caption_20_characters"><text:span text:style-name="T1">مُنَظَّمَةٌ </text:span></text:span><text:span text:style-name="Drop_20_Caps"><text:span text:style-name="T1">организация‎</text:span></text:span></text:p>
      <text:p><text:span text:style-name="Caption_20_characters"><text:span text:style-name="T1">الإِخْوَانُ الْمُسْلِمُونَ </text:span></text:span><text:span text:style-name="Drop_20_Caps"><text:span text:style-name="T1">"Братья-мусульмане"‎</text:span></text:span></text:p>
      <text:p><text:span text:style-name="Caption_20_characters"><text:span text:style-name="T1">قِيَادَةٌ </text:span></text:span><text:span text:style-name="Drop_20_Caps"><text:span text:style-name="T1">руководство‎</text:span></text:span></text:p>
      <text:p><text:span text:style-name="Caption_20_characters"><text:span text:style-name="T1">تَحْتَ قِيَادَةِ...ِ </text:span></text:span><text:span text:style-name="Drop_20_Caps"><text:span text:style-name="T1">под руко­водством, под предводительством‎</text:span></text:span></text:p>
      <text:p><text:span text:style-name="Caption_20_characters"><text:span text:style-name="T1">اِمَامٌ </text:span></text:span><text:span text:style-name="Drop_20_Caps"><text:span text:style-name="T1">имам, вождь‎</text:span></text:span></text:p>
      <text:p><text:span text:style-name="Caption_20_characters"><text:span text:style-name="T1">ثَوْرَةٌ </text:span></text:span><text:span text:style-name="Drop_20_Caps"><text:span text:style-name="T1">революция‎</text:span></text:span></text:p>
      <text:p><text:span text:style-name="Caption_20_characters"><text:span text:style-name="T1">نَهْضَةٌ </text:span></text:span><text:span text:style-name="Drop_20_Caps"><text:span text:style-name="T1">возрождение, подъ­ем‎</text:span></text:span></text:p>
      <text:p><text:span text:style-name="Caption_20_characters"><text:span text:style-name="T1">نَهْضَةٌ اِسْلاَمِيَّةٌ </text:span></text:span><text:span text:style-name="Drop_20_Caps"><text:span text:style-name="T1">ислам­ское возрождение‎</text:span></text:span></text:p>
      <text:p><text:span text:style-name="Caption_20_characters"><text:span text:style-name="T1">ثَوْرَةٌ اِسْلاَمِيَّةٌ </text:span></text:span><text:span text:style-name="Drop_20_Caps"><text:span text:style-name="T1">ислам­ская революция‎</text:span></text:span></text:p>
      <text:p><text:span text:style-name="Caption_20_characters"><text:span text:style-name="T1">سَبَبٌ </text:span></text:span><text:span text:style-name="Drop_20_Caps"><text:span text:style-name="T1">причина‎</text:span></text:span></text:p>
      <text:p><text:soft-page-break/><text:span text:style-name="Caption_20_characters"><text:span text:style-name="T1">أَشْعَلَ </text:span></text:span><text:span text:style-name="Drop_20_Caps"><text:span text:style-name="T1">зажег; включил‎</text:span></text:span></text:p>
      <text:p><text:span text:style-name="Caption_20_characters"><text:span text:style-name="T1">عَصْرٌ </text:span></text:span><text:span text:style-name="Drop_20_Caps"><text:span text:style-name="T1">век, эпоха, время‎</text:span></text:span></text:p>
      <text:p><text:span text:style-name="Caption_20_characters"><text:span text:style-name="T1">فِى عَصْرِنَا هَذَا </text:span></text:span><text:span text:style-name="Drop_20_Caps"><text:span text:style-name="T1">в на­шем веке‎</text:span></text:span></text:p>
      <text:p><text:span text:style-name="Caption_20_characters"><text:span text:style-name="T1">ضَوْءٌ </text:span></text:span><text:span text:style-name="Drop_20_Caps"><text:span text:style-name="T1">свет‎</text:span></text:span></text:p>
      <text:p><text:span text:style-name="Caption_20_characters"><text:span text:style-name="T1">أَشْعَلَ الضَّوْءَ </text:span></text:span><text:span text:style-name="Drop_20_Caps"><text:span text:style-name="T1">включил свет‎</text:span></text:span></text:p>
      <text:p><text:span text:style-name="Caption_20_characters"><text:span text:style-name="T1">عَكَفَ عَلَى...ِ </text:span></text:span><text:span text:style-name="Drop_20_Caps"><text:span text:style-name="T1">упорно за­нимался‎</text:span></text:span></text:p>
      <text:p><text:span text:style-name="Caption_20_characters"><text:span text:style-name="T1">حَتَّى النَّوْمِ </text:span></text:span><text:span text:style-name="Drop_20_Caps"><text:span text:style-name="T1">до сна‎</text:span></text:span></text:p>
      <text:p><text:span text:style-name="Caption_20_characters"><text:span text:style-name="T1">قَبْلَ النَّوْمِ </text:span></text:span><text:span text:style-name="Drop_20_Caps"><text:span text:style-name="T1">перед сном‎</text:span></text:span></text:p>
      <text:p><text:span text:style-name="Caption_20_characters"><text:span text:style-name="T1">أَطْفَأَ </text:span></text:span><text:span text:style-name="Drop_20_Caps"><text:span text:style-name="T1">потушил; выключил‎</text:span></text:span></text:p>
      <text:p><text:span text:style-name="Caption_20_characters"><text:span text:style-name="T1">أَحْسَنَ </text:span></text:span><text:span text:style-name="Drop_20_Caps"><text:span text:style-name="T1">хорошо умел, знал; хорошо делал‎</text:span></text:span></text:p>
      <text:p><text:span text:style-name="Caption_20_characters"><text:span text:style-name="T1">أَحْسَنَ السِّبَاحَةَ </text:span></text:span><text:span text:style-name="Drop_20_Caps"><text:span text:style-name="T1">хоро­шо плавал‎</text:span></text:span></text:p>
      <text:p><text:span text:style-name="Caption_20_characters"><text:span text:style-name="T1">أَحْسَنَ اللُّغَةَ </text:span></text:span><text:span text:style-name="Drop_20_Caps"><text:span text:style-name="T1">хорошо знал язык‎</text:span></text:span></text:p>
      <text:p><text:span text:style-name="Caption_20_characters"><text:span text:style-name="T1">فِيمَا بَيْنَهُمْ </text:span></text:span><text:span text:style-name="Drop_20_Caps"><text:span text:style-name="T1">между со­бой‎</text:span></text:span></text:p>
      <text:p><text:span text:style-name="Caption_20_characters"><text:span text:style-name="T1">أَصْلاً </text:span></text:span><text:span text:style-name="Drop_20_Caps"><text:span text:style-name="T1">совсем, вовсе‎</text:span></text:span></text:p>
      <text:p><text:span text:style-name="Caption_20_characters"><text:span text:style-name="T1">جُبْنَةٌ </text:span></text:span><text:span text:style-name="Drop_20_Caps"><text:span text:style-name="T1">кусок сыра‎</text:span></text:span></text:p>
      <text:p><text:span text:style-name="Caption_20_characters"><text:span text:style-name="T1">خَوْفًا مِنْهُ </text:span></text:span><text:span text:style-name="Drop_20_Caps"><text:span text:style-name="T1">побоявшись его, из страха перед ним‎</text:span></text:span></text:p>
      <text:p><text:span text:style-name="Caption_20_characters"><text:span text:style-name="T1">تَسَلَّقَ </text:span></text:span><text:span text:style-name="Drop_20_Caps"><text:span text:style-name="T1">забрался, вскораб­кался‎</text:span></text:span></text:p>
      <text:p><text:span text:style-name="Caption_20_characters"><text:span text:style-name="T1">لَيْتَ </text:span></text:span><text:span text:style-name="Drop_20_Caps"><text:span text:style-name="T1">о, если бы...‎</text:span></text:span></text:p>
      <text:p><text:span text:style-name="Caption_20_characters"><text:span text:style-name="T1">صَحِيحٌ </text:span></text:span><text:span text:style-name="Drop_20_Caps"><text:span text:style-name="T1">здоровый‎</text:span></text:span></text:p>
      <text:p><text:span text:style-name="Caption_20_characters"><text:span text:style-name="T1">جَاهَدَ </text:span></text:span><text:span text:style-name="Drop_20_Caps"><text:span text:style-name="T1">делал джихад, бо­ролся за Ислам‎</text:span></text:span></text:p>
      <text:p><text:span text:style-name="Caption_20_characters"><text:span text:style-name="T1">قَوِىٌّ </text:span></text:span><text:span text:style-name="Drop_20_Caps"><text:span text:style-name="T1">сильный‎</text:span></text:span></text:p>
      <text:p><text:span text:style-name="Caption_20_characters"><text:span text:style-name="T1">صَحْوَةٌ </text:span></text:span><text:span text:style-name="Drop_20_Caps"><text:span text:style-name="T1">пробуждение‎</text:span></text:span></text:p>
      <text:p><text:span text:style-name="Caption_20_characters"><text:span text:style-name="T1">صَحْوَةُ الشَّبَابِ </text:span></text:span><text:span text:style-name="Drop_20_Caps"><text:span text:style-name="T1">пробу­ждение молодежи‎</text:span></text:span></text:p>
      <text:p><text:span text:style-name="Caption_20_characters"><text:span text:style-name="T1">يَلِيهِ </text:span></text:span><text:span text:style-name="Drop_20_Caps"><text:span text:style-name="T1">следует за ним‎</text:span></text:span></text:p>
      <text:p><text:span text:style-name="Caption_20_characters"><text:span text:style-name="T1">يَلِى هَذَا </text:span></text:span><text:span text:style-name="Drop_20_Caps"><text:span text:style-name="T1">следует за этим‎</text:span></text:span></text:p>
      <text:h text:outline-level="2"><text:span text:style-name="Drop_20_Caps"><text:span text:style-name="T1">Урок 81‎</text:span></text:span></text:h>
      <text:p><text:span text:style-name="Caption_20_characters"><text:span text:style-name="T1">مُنْتَبِهٌ </text:span></text:span><text:span text:style-name="Drop_20_Caps"><text:span text:style-name="T1">внимательный‎</text:span></text:span></text:p>
      <text:p><text:span text:style-name="Caption_20_characters"><text:span text:style-name="T1">اَحْسَنَتَ!ِ </text:span></text:span><text:span text:style-name="Drop_20_Caps"><text:span text:style-name="T1">браво! моло­дец!‎</text:span></text:span></text:p>
      <text:p><text:span text:style-name="Caption_20_characters"><text:span text:style-name="T1">زُجَاجٌ </text:span></text:span><text:span text:style-name="Drop_20_Caps"><text:span text:style-name="T1">стекло‎</text:span></text:span></text:p>
      <text:p><text:span text:style-name="Caption_20_characters"><text:span text:style-name="T1">لَوْحُ الزُّجَاجِ </text:span></text:span><text:span text:style-name="Drop_20_Caps"><text:span text:style-name="T1">лист стекла‎</text:span></text:span></text:p>
      <text:p><text:span text:style-name="Caption_20_characters"><text:span text:style-name="T1">خَطَأً </text:span></text:span><text:span text:style-name="Drop_20_Caps"><text:span text:style-name="T1">по ошибке, случай­но, нечаянно‎</text:span></text:span></text:p>
      <text:p><text:span text:style-name="Caption_20_characters"><text:span text:style-name="T1">عَنَّفَ </text:span></text:span><text:span text:style-name="Drop_20_Caps"><text:span text:style-name="T1">бранил, ругал‎</text:span></text:span></text:p>
      <text:p><text:span text:style-name="Caption_20_characters"><text:span text:style-name="T1">بِبُطْءٍ </text:span></text:span><text:span text:style-name="Drop_20_Caps"><text:span text:style-name="T1">медленно‎</text:span></text:span></text:p>
      <text:p><text:span text:style-name="Caption_20_characters"><text:span text:style-name="T1">فِى طَرِيقِهِ اِلَى...ِ </text:span></text:span><text:span text:style-name="Drop_20_Caps"><text:span text:style-name="T1">по до­роге, идя куда-л.‎</text:span></text:span></text:p>
      <text:p><text:span text:style-name="Caption_20_characters"><text:span text:style-name="T1">اَهْلاً وَ سَهْلاً </text:span></text:span><text:span text:style-name="Drop_20_Caps"><text:span text:style-name="T1">добро по­жаловать‎</text:span></text:span></text:p>
      <text:p><text:span text:style-name="Caption_20_characters"><text:span text:style-name="T1">مَرْحَبًا بِكُمْ </text:span></text:span><text:span text:style-name="Drop_20_Caps"><text:span text:style-name="T1">добро пожа­ловать, здравствуйте‎</text:span></text:span></text:p>
      <text:p><text:span text:style-name="Caption_20_characters"><text:span text:style-name="T1">بَيْنَمَا </text:span></text:span><text:span text:style-name="Drop_20_Caps"><text:span text:style-name="T1">в то время, как; меж­ду тем, как‎</text:span></text:span></text:p>
      <text:p><text:span text:style-name="Caption_20_characters"><text:span text:style-name="T1">اِذْ </text:span></text:span><text:span text:style-name="Drop_20_Caps"><text:span text:style-name="T1">вдруг‎</text:span></text:span></text:p>
      <text:p><text:span text:style-name="Caption_20_characters"><text:span text:style-name="T1">غَرِيبٌ </text:span></text:span><text:span text:style-name="Drop_20_Caps"><text:span text:style-name="T1">незнакомый‎</text:span></text:span></text:p>
      <text:p><text:span text:style-name="Caption_20_characters"><text:span text:style-name="T1">جَانِبٌ </text:span></text:span><text:span text:style-name="Drop_20_Caps"><text:span text:style-name="T1">сторона‎</text:span></text:span></text:p>
      <text:p><text:span text:style-name="Caption_20_characters"><text:span text:style-name="T1">لَمْ اَرَهُ </text:span></text:span><text:span text:style-name="Drop_20_Caps"><text:span text:style-name="T1">я его не видел‎</text:span></text:span></text:p>
      <text:p><text:span text:style-name="Caption_20_characters"><text:span text:style-name="T1">عَلَى عَجَلٍ </text:span></text:span><text:span text:style-name="Drop_20_Caps"><text:span text:style-name="T1">поспешно, то­ропливо, в спешке‎</text:span></text:span></text:p>
      <text:p><text:span text:style-name="Caption_20_characters"><text:span text:style-name="T1">عَزِيزٌ </text:span></text:span><text:span text:style-name="Drop_20_Caps"><text:span text:style-name="T1">дорогой‎</text:span></text:span></text:p>
      <text:p><text:span text:style-name="Caption_20_characters"><text:span text:style-name="T1">صَادَفَ </text:span></text:span><text:span text:style-name="Drop_20_Caps"><text:span text:style-name="T1">случайно встретил‎</text:span></text:span></text:p>
      <text:p><text:span text:style-name="Caption_20_characters"><text:span text:style-name="T1">تَبَادَلَ </text:span></text:span><text:span text:style-name="Drop_20_Caps"><text:span text:style-name="T1">обменялся‎</text:span></text:span></text:p>
      <text:p><text:span text:style-name="Caption_20_characters"><text:span text:style-name="T1">تَحِيَّةٌ </text:span></text:span><text:span text:style-name="Drop_20_Caps"><text:span text:style-name="T1">приветствие‎</text:span></text:span></text:p>
      <text:p><text:span text:style-name="Caption_20_characters"><text:span text:style-name="T1">رَأْىٌ </text:span></text:span><text:span text:style-name="Drop_20_Caps"><text:span text:style-name="T1">мнение, взгляд‎</text:span></text:span></text:p>
      <text:p><text:span text:style-name="Caption_20_characters"><text:span text:style-name="T1">تَبَادَلْنَا الرَّأْىَ </text:span></text:span><text:span text:style-name="Drop_20_Caps"><text:span text:style-name="T1">мы обме­нялись мнениями‎</text:span></text:span></text:p>
      <text:p><text:span text:style-name="Caption_20_characters"><text:span text:style-name="T1">هَا قَدْ خَاءَ </text:span></text:span><text:span text:style-name="Drop_20_Caps"><text:span text:style-name="T1">вот пришёл‎</text:span></text:span></text:p>
      <text:p><text:span text:style-name="Caption_20_characters"><text:span text:style-name="T1">مَنْجَمٌ </text:span></text:span><text:span text:style-name="Drop_20_Caps"><text:span text:style-name="T1">шахта, рудник‎</text:span></text:span></text:p>
      <text:p><text:span text:style-name="Caption_20_characters"><text:span text:style-name="T1">عَامِلُ مَنْجَمٍ </text:span></text:span><text:span text:style-name="Drop_20_Caps"><text:span text:style-name="T1">шахтёр‎</text:span></text:span></text:p>
      <text:p><text:span text:style-name="Caption_20_characters"><text:span text:style-name="T1">لَعِبٌ </text:span></text:span><text:span text:style-name="Drop_20_Caps"><text:span text:style-name="T1">игра‎</text:span></text:span></text:p>
      <text:p><text:span text:style-name="Caption_20_characters"><text:span text:style-name="T1">رِيَاضِىٌّ </text:span></text:span><text:span text:style-name="Drop_20_Caps"><text:span text:style-name="T1">спортивный‎</text:span></text:span></text:p>
      <text:p><text:span text:style-name="Caption_20_characters"><text:span text:style-name="T1">اَلْعَابٌ رِيَاضِيَّةٌ </text:span></text:span><text:span text:style-name="Drop_20_Caps"><text:span text:style-name="T1">спортив­ные игры‎</text:span></text:span></text:p>
      <text:p><text:span text:style-name="Caption_20_characters"><text:span text:style-name="T1">فَتْرَةُ لإِسْتِرَاحَةِ </text:span></text:span><text:span text:style-name="Drop_20_Caps"><text:span text:style-name="T1">пере­рыв на отдых, перемена‎</text:span></text:span></text:p>
      <text:p><text:span text:style-name="Caption_20_characters"><text:span text:style-name="T1">تَمَازَحَ </text:span></text:span><text:span text:style-name="Drop_20_Caps"><text:span text:style-name="T1">шутили друг с дру­гом‎</text:span></text:span></text:p>
      <text:p><text:span text:style-name="Caption_20_characters"><text:span text:style-name="T1">شُغْلٌ </text:span></text:span><text:span text:style-name="Drop_20_Caps"><text:span text:style-name="T1">занятие, работа, дело‎</text:span></text:span></text:p>
      <text:p><text:span text:style-name="Caption_20_characters"><text:span text:style-name="T1">بِلاَ شُغْلٍ </text:span></text:span><text:span text:style-name="Drop_20_Caps"><text:span text:style-name="T1">без дела‎</text:span></text:span></text:p>
      <text:p><text:span text:style-name="Caption_20_characters"><text:span text:style-name="T1">فَرْضٌ </text:span></text:span><text:span text:style-name="Drop_20_Caps"><text:span text:style-name="T1">задание, обязан­ность‎</text:span></text:span></text:p>
      <text:p><text:span text:style-name="Caption_20_characters"><text:span text:style-name="T1">اَلْعَالَمُ الإِسْلاَمِىُّ </text:span></text:span><text:span text:style-name="Drop_20_Caps"><text:span text:style-name="T1">ислам­ский мир‎</text:span></text:span></text:p>
      <text:h text:outline-level="2"><text:span text:style-name="Drop_20_Caps"><text:span text:style-name="T1">Урок 82‎</text:span></text:span></text:h>
      <text:p><text:span text:style-name="Caption_20_characters"><text:span text:style-name="T1">سَهِرَ </text:span></text:span><text:span text:style-name="Drop_20_Caps"><text:span text:style-name="T1">бодрствовал, не спал‎</text:span></text:span></text:p>
      <text:p><text:span text:style-name="Caption_20_characters"><text:span text:style-name="T1">اَلْبَارِحَةَ </text:span></text:span><text:span text:style-name="Drop_20_Caps"><text:span text:style-name="T1">вчера ночью‎</text:span></text:span></text:p>
      <text:p><text:span text:style-name="Caption_20_characters"><text:span text:style-name="T1">مِنَ الثَّابِتِ أَنَّ...ِ </text:span></text:span><text:span text:style-name="Drop_20_Caps"><text:span text:style-name="T1">бесспорно, установлено, что...‎</text:span></text:span></text:p>
      <text:p><text:span text:style-name="Caption_20_characters"><text:span text:style-name="T1">تبْدِيلٌ </text:span></text:span><text:span text:style-name="Drop_20_Caps"><text:span text:style-name="T1">менять‎</text:span></text:span></text:p>
      <text:p><text:span text:style-name="Caption_20_characters"><text:span text:style-name="T1">تَبْدِيلُ الْهَوَاءِ </text:span></text:span><text:span text:style-name="Drop_20_Caps"><text:span text:style-name="T1">менять воз­дух‎</text:span></text:span></text:p>
      <text:p><text:span text:style-name="Caption_20_characters"><text:span text:style-name="T1">مَسْكَنٌ </text:span></text:span><text:span text:style-name="Drop_20_Caps"><text:span text:style-name="T1">жилье, жилище, дом‎</text:span></text:span></text:p>
      <text:p><text:span text:style-name="Caption_20_characters"><text:span text:style-name="T1">حِينٌ </text:span></text:span><text:span text:style-name="Drop_20_Caps"><text:span text:style-name="T1">время‎</text:span></text:span></text:p>
      <text:p><text:span text:style-name="Caption_20_characters"><text:span text:style-name="T1">حِينًا بَعْدَ حِينٍ </text:span></text:span><text:span text:style-name="Drop_20_Caps"><text:span text:style-name="T1">время от времени‎</text:span></text:span></text:p>
      <text:p><text:span text:style-name="Caption_20_characters"><text:span text:style-name="T1">تَعَرَّضَ ل‍ِ...ِ </text:span></text:span><text:span text:style-name="Drop_20_Caps"><text:span text:style-name="T1">подвергался‎</text:span></text:span></text:p>
      <text:p><text:span text:style-name="Caption_20_characters"><text:span text:style-name="T1">مِظَلَّةٌ </text:span></text:span><text:span text:style-name="Drop_20_Caps"><text:span text:style-name="T1">зонт, зонтик‎</text:span></text:span></text:p>
      <text:p><text:span text:style-name="Caption_20_characters"><text:span text:style-name="T1">مَجْرَى الْهَوَاءِ </text:span></text:span><text:span text:style-name="Drop_20_Caps"><text:span text:style-name="T1">сквозняк‎</text:span></text:span></text:p>
      <text:p><text:span text:style-name="Caption_20_characters"><text:span text:style-name="T1">تَعَرَّضَ لِمَجْرَى الْهَوَاءِ </text:span></text:span><text:span text:style-name="Drop_20_Caps"><text:span text:style-name="T1">подвергался сквозняку‎</text:span></text:span></text:p>
      <text:p><text:span text:style-name="Caption_20_characters"><text:span text:style-name="T1">ضَيِّقٌ </text:span></text:span><text:span text:style-name="Drop_20_Caps"><text:span text:style-name="T1">тесный, узкий‎</text:span></text:span></text:p>
      <text:p><text:span text:style-name="Caption_20_characters"><text:span text:style-name="T1">مُلْتَوٍ </text:span></text:span><text:span text:style-name="Drop_20_Caps"><text:span text:style-name="T1">кривой, извилистый‎</text:span></text:span></text:p>
      <text:p><text:span text:style-name="Caption_20_characters"><text:span text:style-name="T1">مُسْتَقِيمٌ </text:span></text:span><text:span text:style-name="Drop_20_Caps"><text:span text:style-name="T1">прямой‎</text:span></text:span></text:p>
      <text:p><text:span text:style-name="Caption_20_characters"><text:span text:style-name="T1">اَصْبَحَ </text:span></text:span><text:span text:style-name="Drop_20_Caps"><text:span text:style-name="T1">стал‎</text:span></text:span></text:p>
      <text:p><text:span text:style-name="Caption_20_characters"><text:span text:style-name="T1">كِلاَ هُمَا </text:span></text:span><text:span text:style-name="Drop_20_Caps"><text:span text:style-name="T1">они оба‎</text:span></text:span></text:p>
      <text:p><text:span text:style-name="Caption_20_characters"><text:span text:style-name="T1">كِلْتَا هُمَا </text:span></text:span><text:span text:style-name="Drop_20_Caps"><text:span text:style-name="T1">они обе‎</text:span></text:span></text:p>
      <text:p><text:span text:style-name="Caption_20_characters"><text:span text:style-name="T1">فَرَغَ مِنْ...ِ </text:span></text:span><text:span text:style-name="Drop_20_Caps"><text:span text:style-name="T1">закончил‎</text:span></text:span></text:p>
      <text:p><text:span text:style-name="Caption_20_characters"><text:span text:style-name="T1">تَفَرَّغَ ل‍ِ...ِ </text:span></text:span><text:span text:style-name="Drop_20_Caps"><text:span text:style-name="T1">имел досуг, на­шел свободное время‎</text:span></text:span></text:p>
      <text:p><text:span text:style-name="Caption_20_characters"><text:span text:style-name="T1">كَانَ عَلَيْنَا اَنْ...ِ </text:span></text:span><text:span text:style-name="Drop_20_Caps"><text:span text:style-name="T1">мы должны были, нам надо было‎</text:span></text:span></text:p>
      <text:p><text:span text:style-name="Caption_20_characters"><text:span text:style-name="T1">هَمْسًا </text:span></text:span><text:span text:style-name="Drop_20_Caps"><text:span text:style-name="T1">шёпотом‎</text:span></text:span></text:p>
      <text:p><text:span text:style-name="Caption_20_characters"><text:span text:style-name="T1">فِى الْمَنَامِ </text:span></text:span><text:span text:style-name="Drop_20_Caps"><text:span text:style-name="T1">во сне‎</text:span></text:span></text:p>
      <text:p><text:span text:style-name="Caption_20_characters"><text:span text:style-name="T1">فِى اسْتِطَاعَتِى </text:span></text:span><text:span text:style-name="Drop_20_Caps"><text:span text:style-name="T1">я могу‎</text:span></text:span></text:p>
      <text:p><text:span text:style-name="Caption_20_characters"><text:span text:style-name="T1">لَيْسَ فِى اسْتِطَاعَتِى </text:span></text:span><text:span text:style-name="Drop_20_Caps"><text:span text:style-name="T1">я не могу‎</text:span></text:span></text:p>
      <text:p><text:span text:style-name="Caption_20_characters"><text:span text:style-name="T1">مُتَرْجِمٌ </text:span></text:span><text:span text:style-name="Drop_20_Caps"><text:span text:style-name="T1">переводчик‎</text:span></text:span></text:p>
      <text:p><text:span text:style-name="Caption_20_characters"><text:span text:style-name="T1">يَوْمٌ مُصْحٍ </text:span></text:span><text:span text:style-name="Drop_20_Caps"><text:span text:style-name="T1">ясный день‎</text:span></text:span></text:p>
      <text:p><text:soft-page-break/><text:span text:style-name="Caption_20_characters"><text:span text:style-name="T1">مَا كَادَ يَذْهَبُ حَتَّى رَجَعَ </text:span></text:span><text:span text:style-name="Drop_20_Caps"><text:span text:style-name="T1">едва только ушёл как вернулся; не успел уйти, как вернулся‎</text:span></text:span></text:p>
      <text:p><text:span text:style-name="Caption_20_characters"><text:span text:style-name="T1">مَا كِدْتُ أَجْلِسُ حَتَّى نَظَرَ اِلَىَّ </text:span></text:span><text:span text:style-name="Drop_20_Caps"><text:span text:style-name="T1">едва только я сел, как он посмотрел на меня‎</text:span></text:span></text:p>
      <text:p><text:span text:style-name="Caption_20_characters"><text:span text:style-name="T1">أَخَذَ يَقْرَأُ </text:span></text:span><text:span text:style-name="Drop_20_Caps"><text:span text:style-name="T1">начал читать‎</text:span></text:span></text:p>
      <text:p><text:span text:style-name="Caption_20_characters"><text:span text:style-name="T1">سَقَطَ الْمَطَرُ </text:span></text:span><text:span text:style-name="Drop_20_Caps"><text:span text:style-name="T1">пошёл дождь‎</text:span></text:span></text:p>
      <text:p><text:span text:style-name="Caption_20_characters"><text:span text:style-name="T1">بَلَّ </text:span></text:span><text:span text:style-name="Drop_20_Caps"><text:span text:style-name="T1">намочил‎</text:span></text:span></text:p>
      <text:p><text:span text:style-name="Caption_20_characters"><text:span text:style-name="T1">سَوْفَ يَذْهَبُ </text:span></text:span><text:span text:style-name="Drop_20_Caps"><text:span text:style-name="T1">он пой­дет, будет идти‎</text:span></text:span></text:p>
      <text:h text:outline-level="2"><text:span text:style-name="Drop_20_Caps"><text:span text:style-name="T1">Урок 83‎</text:span></text:span></text:h>
      <text:p><text:span text:style-name="Caption_20_characters"><text:span text:style-name="T1">بِطِّيخٌ </text:span></text:span><text:span text:style-name="Drop_20_Caps"><text:span text:style-name="T1">арбуз‎</text:span></text:span></text:p>
      <text:p><text:span text:style-name="Caption_20_characters"><text:span text:style-name="T1">شَمَّامٌ </text:span></text:span><text:span text:style-name="Drop_20_Caps"><text:span text:style-name="T1">дыня‎</text:span></text:span></text:p>
      <text:p><text:span text:style-name="Caption_20_characters"><text:span text:style-name="T1">لِفْتٌ </text:span></text:span><text:span text:style-name="Drop_20_Caps"><text:span text:style-name="T1">репа‎</text:span></text:span></text:p>
      <text:p><text:span text:style-name="Caption_20_characters"><text:span text:style-name="T1">بَصَلٌ </text:span></text:span><text:span text:style-name="Drop_20_Caps"><text:span text:style-name="T1">лук‎</text:span></text:span></text:p>
      <text:p><text:span text:style-name="Caption_20_characters"><text:span text:style-name="T1">كُرُنْبٌ </text:span></text:span><text:span text:style-name="Drop_20_Caps"><text:span text:style-name="T1">капуста‎</text:span></text:span></text:p>
      <text:p><text:span text:style-name="Caption_20_characters"><text:span text:style-name="T1">خِيَارٌ </text:span></text:span><text:span text:style-name="Drop_20_Caps"><text:span text:style-name="T1">огурец‎</text:span></text:span></text:p>
      <text:p><text:span text:style-name="Caption_20_characters"><text:span text:style-name="T1">فِجْلٌ </text:span></text:span><text:span text:style-name="Drop_20_Caps"><text:span text:style-name="T1">редиска‎</text:span></text:span></text:p>
      <text:p><text:span text:style-name="Caption_20_characters"><text:span text:style-name="T1">جَزَرٌ </text:span></text:span><text:span text:style-name="Drop_20_Caps"><text:span text:style-name="T1">морковь‎</text:span></text:span></text:p>
      <text:p><text:span text:style-name="Caption_20_characters"><text:span text:style-name="T1">ثُومٌ </text:span></text:span><text:span text:style-name="Drop_20_Caps"><text:span text:style-name="T1">чеснок‎</text:span></text:span></text:p>
      <text:p><text:span text:style-name="Caption_20_characters"><text:span text:style-name="T1">رَفِيقٌ </text:span></text:span><text:span text:style-name="Drop_20_Caps"><text:span text:style-name="T1">товарищ‎</text:span></text:span></text:p>
      <text:p><text:span text:style-name="Caption_20_characters"><text:span text:style-name="T1">اَسْرَعَ اِلَى...ِ </text:span></text:span><text:span text:style-name="Drop_20_Caps"><text:span text:style-name="T1">поспешил‎</text:span></text:span></text:p>
      <text:p><text:span text:style-name="Caption_20_characters"><text:span text:style-name="T1">دُونَ اَنْ يَجْلِسَ </text:span></text:span><text:span text:style-name="Drop_20_Caps"><text:span text:style-name="T1">не сев‎</text:span></text:span></text:p>
      <text:p><text:span text:style-name="Caption_20_characters"><text:span text:style-name="T1">وَ لَوْ...ِ </text:span></text:span><text:span text:style-name="Drop_20_Caps"><text:span text:style-name="T1">хоть, хотя бы‎</text:span></text:span></text:p>
      <text:p><text:span text:style-name="Caption_20_characters"><text:span text:style-name="T1">اَعْطِنِى وَ لَوْ دِرْهَمًا </text:span></text:span><text:span text:style-name="Drop_20_Caps"><text:span text:style-name="T1">дай мне хоть один дирхем‎</text:span></text:span></text:p>
      <text:p><text:span text:style-name="Caption_20_characters"><text:span text:style-name="T1">مَبْقَلَةٌ </text:span></text:span><text:span text:style-name="Drop_20_Caps"><text:span text:style-name="T1">огород‎</text:span></text:span></text:p>
      <text:p><text:span text:style-name="Caption_20_characters"><text:span text:style-name="T1">مِنَارَةٌ </text:span></text:span><text:span text:style-name="Drop_20_Caps"><text:span text:style-name="T1">минарет‎</text:span></text:span></text:p>
      <text:p><text:span text:style-name="Caption_20_characters"><text:span text:style-name="T1">مِنْ عَلَى الطَّاوِلَةِ </text:span></text:span><text:span text:style-name="Drop_20_Caps"><text:span text:style-name="T1">со стола‎</text:span></text:span></text:p>
      <text:p><text:span text:style-name="Caption_20_characters"><text:span text:style-name="T1">مَنْ </text:span></text:span><text:span text:style-name="Drop_20_Caps"><text:span text:style-name="T1">тот, кто‎</text:span></text:span></text:p>
      <text:p><text:span text:style-name="Caption_20_characters"><text:span text:style-name="T1">رَأَيْتُ مَنْ جَاءَكَ </text:span></text:span><text:span text:style-name="Drop_20_Caps"><text:span text:style-name="T1">я ви­дел того, кто приходил к тебе‎</text:span></text:span></text:p>
      <text:p><text:span text:style-name="Caption_20_characters"><text:span text:style-name="T1">نَحْوَ الْبَيْتِ </text:span></text:span><text:span text:style-name="Drop_20_Caps"><text:span text:style-name="T1">по направле­нию к дому, в сторону дома‎</text:span></text:span></text:p>
      <text:p><text:span text:style-name="Caption_20_characters"><text:span text:style-name="T1">مُتَوَجِّهًا نَحْوَ الْبَيْتِ </text:span></text:span><text:span text:style-name="Drop_20_Caps"><text:span text:style-name="T1">направившись к дому‎</text:span></text:span></text:p>
      <text:p><text:span text:style-name="Caption_20_characters"><text:span text:style-name="T1">اِنْطَلَقَ </text:span></text:span><text:span text:style-name="Drop_20_Caps"><text:span text:style-name="T1">быстро пошёл‎</text:span></text:span></text:p>
      <text:p><text:span text:style-name="Caption_20_characters"><text:span text:style-name="T1">لاَ يَلْوِى عَلَى شَىْءٍ </text:span></text:span><text:span text:style-name="Drop_20_Caps"><text:span text:style-name="T1">не­взирая ни на что, не обращая внимания ни на что‎</text:span></text:span></text:p>
      <text:p><text:span text:style-name="Caption_20_characters"><text:span text:style-name="T1">دَاخِلَ...ِ </text:span></text:span><text:span text:style-name="Drop_20_Caps"><text:span text:style-name="T1">внутри, во­внутрь‎</text:span></text:span></text:p>
      <text:p><text:span text:style-name="Caption_20_characters"><text:span text:style-name="T1">دَاخِلَ الْمَدِينَةِ </text:span></text:span><text:span text:style-name="Drop_20_Caps"><text:span text:style-name="T1">внутри города‎</text:span></text:span></text:p>
      <text:p><text:span text:style-name="Caption_20_characters"><text:span text:style-name="T1">خَالِدٌ </text:span></text:span><text:span text:style-name="Drop_20_Caps"><text:span text:style-name="T1">вечный, бессмертый‎</text:span></text:span></text:p>
      <text:p><text:span text:style-name="Caption_20_characters"><text:span text:style-name="T1">نَبَتَ </text:span></text:span><text:span text:style-name="Drop_20_Caps"><text:span text:style-name="T1">рос‎</text:span></text:span></text:p>
      <text:p><text:span text:style-name="Caption_20_characters"><text:span text:style-name="T1">هَمٌّ </text:span></text:span><text:span text:style-name="Drop_20_Caps"><text:span text:style-name="T1">забота‎</text:span></text:span></text:p>
      <text:p><text:span text:style-name="Caption_20_characters"><text:span text:style-name="T1">غَالٍ </text:span></text:span><text:span text:style-name="Drop_20_Caps"><text:span text:style-name="T1">дорогой (по цене)‎</text:span></text:span></text:p>
      <text:p><text:span text:style-name="Caption_20_characters"><text:span text:style-name="T1">أَغْلَى </text:span></text:span><text:span text:style-name="Drop_20_Caps"><text:span text:style-name="T1">дороже‎</text:span></text:span></text:p>
      <text:p><text:span text:style-name="Caption_20_characters"><text:span text:style-name="T1">كَمْ سَنَةً عُمْرُكَ؟ </text:span></text:span><text:span text:style-name="Drop_20_Caps"><text:span text:style-name="T1">сколь­ко тебе лет?‎</text:span></text:span></text:p>
      <text:p><text:span text:style-name="Caption_20_characters"><text:span text:style-name="T1">نَاهَزْتُ خَمْسِينَ سَنَةً </text:span></text:span><text:span text:style-name="Drop_20_Caps"><text:span text:style-name="T1">мне под пятьдесят, мне скоро будет пятьдесят‎</text:span></text:span></text:p>
      <text:p><text:span text:style-name="Caption_20_characters"><text:span text:style-name="T1">بُلُوغٌ </text:span></text:span><text:span text:style-name="Drop_20_Caps"><text:span text:style-name="T1">совершеннолетие‎</text:span></text:span></text:p>
      <text:p><text:span text:style-name="Caption_20_characters"><text:span text:style-name="T1">نَاهَزْتُ الْبُلُوغَ </text:span></text:span><text:span text:style-name="Drop_20_Caps"><text:span text:style-name="T1">я скоро стану совершеннолетним‎</text:span></text:span></text:p>
      <text:p><text:span text:style-name="Caption_20_characters"><text:span text:style-name="T1">اِذْذَّاكَ </text:span></text:span><text:span text:style-name="Drop_20_Caps"><text:span text:style-name="T1">тогда‎</text:span></text:span></text:p>
      <text:p><text:span text:style-name="Caption_20_characters"><text:span text:style-name="T1">عَلَى الأَكْثَرِ </text:span></text:span><text:span text:style-name="Drop_20_Caps"><text:span text:style-name="T1">самое большое, по большей части‎</text:span></text:span></text:p>
      <text:p><text:span text:style-name="Caption_20_characters"><text:span text:style-name="T1">عَلَى الأَقَلِّ </text:span></text:span><text:span text:style-name="Drop_20_Caps"><text:span text:style-name="T1">по меньшей мере, по крайней мере‎</text:span></text:span></text:p>
      <text:p><text:span text:style-name="Caption_20_characters"><text:span text:style-name="T1">رَاتِبٌ </text:span></text:span><text:span text:style-name="Drop_20_Caps"><text:span text:style-name="T1">оклад, жалованье‎</text:span></text:span></text:p>
      <text:p><text:span text:style-name="Caption_20_characters"><text:span text:style-name="T1">تَقَاضَى </text:span></text:span><text:span text:style-name="Drop_20_Caps"><text:span text:style-name="T1">получил‎</text:span></text:span></text:p>
      <text:p><text:span text:style-name="Caption_20_characters"><text:span text:style-name="T1">قُوَّةٌ </text:span></text:span><text:span text:style-name="Drop_20_Caps"><text:span text:style-name="T1">сила‎</text:span></text:span></text:p>
      <text:p><text:span text:style-name="Caption_20_characters"><text:span text:style-name="T1">مِقْدَارٌ </text:span></text:span><text:span text:style-name="Drop_20_Caps"><text:span text:style-name="T1">размер, количество‎</text:span></text:span></text:p>
      <text:p><text:span text:style-name="Caption_20_characters"><text:span text:style-name="T1">يَوْمُ الْقِيَامَةِ </text:span></text:span><text:span text:style-name="Drop_20_Caps"><text:span text:style-name="T1">Судный день, день страшного суда‎</text:span></text:span></text:p>
      <text:p><text:span text:style-name="Caption_20_characters"><text:span text:style-name="T1">اِلْتَحَقَ بِ...ِ </text:span></text:span><text:span text:style-name="Drop_20_Caps"><text:span text:style-name="T1">поступил‎</text:span></text:span></text:p>
      <text:p><text:span text:style-name="Caption_20_characters"><text:span text:style-name="T1">اِلْتَحَقَ بِالْجَامِعَةِ </text:span></text:span><text:span text:style-name="Drop_20_Caps"><text:span text:style-name="T1">посту­пил в университет‎</text:span></text:span></text:p>
      <text:h text:outline-level="2"><text:span text:style-name="Drop_20_Caps"><text:span text:style-name="T1">Урок 84‎</text:span></text:span></text:h>
      <text:p><text:span text:style-name="Caption_20_characters"><text:span text:style-name="T1">تَزَوَّجَ </text:span></text:span><text:span text:style-name="Drop_20_Caps"><text:span text:style-name="T1">женился‎</text:span></text:span></text:p>
      <text:p><text:span text:style-name="Caption_20_characters"><text:span text:style-name="T1">تَزَوَّجَتْ </text:span></text:span><text:span text:style-name="Drop_20_Caps"><text:span text:style-name="T1">вышла замуж‎</text:span></text:span></text:p>
      <text:p><text:span text:style-name="Caption_20_characters"><text:span text:style-name="T1">اَنْجَبَ </text:span></text:span><text:span text:style-name="Drop_20_Caps"><text:span text:style-name="T1">породил‎</text:span></text:span></text:p>
      <text:p><text:span text:style-name="Caption_20_characters"><text:span text:style-name="T1">مَمَرٌّ </text:span></text:span><text:span text:style-name="Drop_20_Caps"><text:span text:style-name="T1">проход‎</text:span></text:span></text:p>
      <text:p><text:span text:style-name="Caption_20_characters"><text:span text:style-name="T1">لَعَلَّ </text:span></text:span><text:span text:style-name="Drop_20_Caps"><text:span text:style-name="T1">наверное, возможно, может быть‎</text:span></text:span></text:p>
      <text:p><text:span text:style-name="Caption_20_characters"><text:span text:style-name="T1">اَىْ </text:span></text:span><text:span text:style-name="Drop_20_Caps"><text:span text:style-name="T1">то есть ‎</text:span></text:span></text:p>
      <text:p><text:span text:style-name="Caption_20_characters"><text:span text:style-name="T1">رَأْسٌ </text:span></text:span><text:span text:style-name="Drop_20_Caps"><text:span text:style-name="T1">голова‎</text:span></text:span></text:p>
      <text:p><text:span text:style-name="Caption_20_characters"><text:span text:style-name="T1">اِصْطَدَمَ بِ... </text:span></text:span><text:span text:style-name="Drop_20_Caps"><text:span text:style-name="T1">столкнул­ся, ударился о что-л.‎</text:span></text:span></text:p>
      <text:p><text:span text:style-name="Caption_20_characters"><text:span text:style-name="T1">لاَ يَسَعُنِى اِلاَّ... </text:span></text:span><text:span text:style-name="Drop_20_Caps"><text:span text:style-name="T1">не могу не...‎</text:span></text:span></text:p>
      <text:p><text:span text:style-name="Caption_20_characters"><text:span text:style-name="T1">رِجْلٌ </text:span></text:span><text:span text:style-name="Drop_20_Caps"><text:span text:style-name="T1">нога‎</text:span></text:span></text:p>
      <text:p><text:span text:style-name="Caption_20_characters"><text:span text:style-name="T1">سَاكِنٌ </text:span></text:span><text:span text:style-name="Drop_20_Caps"><text:span text:style-name="T1">житель‎</text:span></text:span></text:p>
      <text:p><text:span text:style-name="Caption_20_characters"><text:span text:style-name="T1">سُكَّانُ الأَرْيَاف </text:span></text:span><text:span text:style-name="Drop_20_Caps"><text:span text:style-name="T1">жители деревень‎</text:span></text:span></text:p>
      <text:p><text:span text:style-name="Caption_20_characters"><text:span text:style-name="T1">مِنَ الْمَعْلُومِ أَنَّ </text:span></text:span><text:span text:style-name="Drop_20_Caps"><text:span text:style-name="T1">из­вестно, что...‎</text:span></text:span></text:p>
      <text:p><text:span text:style-name="Caption_20_characters"><text:span text:style-name="T1">بِوَاسِطَةِ... </text:span></text:span><text:span text:style-name="Drop_20_Caps"><text:span text:style-name="T1">посредством, при помощи‎</text:span></text:span></text:p>
      <text:p><text:span text:style-name="Caption_20_characters"><text:span text:style-name="T1">اَنْقَذَ </text:span></text:span><text:span text:style-name="Drop_20_Caps"><text:span text:style-name="T1">спас, избавил‎</text:span></text:span></text:p>
      <text:p><text:span text:style-name="Caption_20_characters"><text:span text:style-name="T1">رَدَّ </text:span></text:span><text:span text:style-name="Drop_20_Caps"><text:span text:style-name="T1">ответил‎</text:span></text:span></text:p>
      <text:p><text:span text:style-name="Caption_20_characters"><text:span text:style-name="T1">هَزَّ </text:span></text:span><text:span text:style-name="Drop_20_Caps"><text:span text:style-name="T1">покачал‎</text:span></text:span></text:p>
      <text:p><text:span text:style-name="Caption_20_characters"><text:span text:style-name="T1">هَزَّ رَأْسَهُ </text:span></text:span><text:span text:style-name="Drop_20_Caps"><text:span text:style-name="T1">покачал голо­вой‎</text:span></text:span></text:p>
      <text:p><text:span text:style-name="Caption_20_characters"><text:span text:style-name="T1">قَائِلاً </text:span></text:span><text:span text:style-name="Drop_20_Caps"><text:span text:style-name="T1">сказав, со словами‎</text:span></text:span></text:p>
      <text:p><text:span text:style-name="Caption_20_characters"><text:span text:style-name="T1">قَبِلَ </text:span></text:span><text:span text:style-name="Drop_20_Caps"><text:span text:style-name="T1">принял‎</text:span></text:span></text:p>
      <text:p><text:span text:style-name="Caption_20_characters"><text:span text:style-name="T1">وَحِيدٌ </text:span></text:span><text:span text:style-name="Drop_20_Caps"><text:span text:style-name="T1">единственный‎</text:span></text:span></text:p>
      <text:p><text:span text:style-name="Caption_20_characters"><text:span text:style-name="T1">سَائِرُ...ِ </text:span></text:span><text:span text:style-name="Drop_20_Caps"><text:span text:style-name="T1">остальное, все остальное‎</text:span></text:span></text:p>
      <text:p><text:span text:style-name="Caption_20_characters"><text:span text:style-name="T1">جَاءَ بِ </text:span></text:span><text:span text:style-name="Drop_20_Caps"><text:span text:style-name="T1">принес, привел‎</text:span></text:span></text:p>
      <text:p><text:span text:style-name="Caption_20_characters"><text:span text:style-name="T1">رَضِىَ </text:span></text:span><text:span text:style-name="Drop_20_Caps"><text:span text:style-name="T1">был довольным, удовлетворился, согласился‎</text:span></text:span></text:p>
      <text:p><text:span text:style-name="Caption_20_characters"><text:span text:style-name="T1">جَعَلَ يَضْحَكُ </text:span></text:span><text:span text:style-name="Drop_20_Caps"><text:span text:style-name="T1">начал, стал смеяться‎</text:span></text:span></text:p>
      <text:p><text:span text:style-name="Caption_20_characters"><text:span text:style-name="T1">يَدُ الْعَوْنِ </text:span></text:span><text:span text:style-name="Drop_20_Caps"><text:span text:style-name="T1">рука помощи‎</text:span></text:span></text:p>
      <text:p><text:span text:style-name="Caption_20_characters"><text:span text:style-name="T1">مَدَّ يَدَ الْعَوْنِ </text:span></text:span><text:span text:style-name="Drop_20_Caps"><text:span text:style-name="T1">протянул руку помощи‎</text:span></text:span></text:p>
      <text:p><text:span text:style-name="Caption_20_characters"><text:span text:style-name="T1">وَقَعَ عَلَى لأَرْضِ </text:span></text:span><text:span text:style-name="Drop_20_Caps"><text:span text:style-name="T1">упал наземь‎</text:span></text:span></text:p>
      <text:p><text:span text:style-name="Caption_20_characters"><text:span text:style-name="T1">اَللَّهُ تَعَالَى </text:span></text:span><text:span text:style-name="Drop_20_Caps"><text:span text:style-name="T1">Всевышний Бог‎</text:span></text:span></text:p>
      <text:p><text:span text:style-name="Caption_20_characters"><text:span text:style-name="T1">أَقَامَ </text:span></text:span><text:span text:style-name="Drop_20_Caps"><text:span text:style-name="T1">поднял‎</text:span></text:span></text:p>
      <text:p><text:span text:style-name="Caption_20_characters"><text:span text:style-name="T1">أَقَامَ الْقَاعِدَ </text:span></text:span><text:span text:style-name="Drop_20_Caps"><text:span text:style-name="T1">поднял сидя­щего‎</text:span></text:span></text:p>
      <text:h text:outline-level="2"><text:span text:style-name="Drop_20_Caps"><text:span text:style-name="T1">Урок 85‎</text:span></text:span></text:h>
      <text:p><text:span text:style-name="Caption_20_characters"><text:span text:style-name="T1">لَمْ تَعُدْ طِفْلاً </text:span></text:span><text:span text:style-name="Drop_20_Caps"><text:span text:style-name="T1">ты уже не ребенок‎</text:span></text:span></text:p>
      <text:p><text:span text:style-name="Caption_20_characters"><text:span text:style-name="T1">لاَ يَلِيقُ بِ... </text:span></text:span><text:span text:style-name="Drop_20_Caps"><text:span text:style-name="T1">не подоба­ет, не прилично, не к лицу‎</text:span></text:span></text:p>
      <text:p><text:span text:style-name="Caption_20_characters"><text:span text:style-name="T1">سَفَاسِفُ الأُمُورِ </text:span></text:span><text:span text:style-name="Drop_20_Caps"><text:span text:style-name="T1">пустя­ки, глупости‎</text:span></text:span></text:p>
      <text:p><text:soft-page-break/><text:span text:style-name="Caption_20_characters"><text:span text:style-name="T1">اِشْتَغَلَ سَفَاسِفِ الأُمُورِ </text:span></text:span><text:span text:style-name="Drop_20_Caps"><text:span text:style-name="T1">занимался пустяками‎</text:span></text:span></text:p>
      <text:p><text:span text:style-name="Caption_20_characters"><text:span text:style-name="T1">طَالِبُ عِلْمٍ </text:span></text:span><text:span text:style-name="Drop_20_Caps"><text:span text:style-name="T1">искатель зна­ния, учения, студент‎</text:span></text:span></text:p>
      <text:p><text:span text:style-name="Caption_20_characters"><text:span text:style-name="T1">يَنْبَغِى اَنْ لاَّ... </text:span></text:span><text:span text:style-name="Drop_20_Caps"><text:span text:style-name="T1">не следуе­т, не должен‎</text:span></text:span></text:p>
      <text:p><text:span text:style-name="Caption_20_characters"><text:span text:style-name="T1">خَيْرٌ </text:span></text:span><text:span text:style-name="Drop_20_Caps"><text:span text:style-name="T1">добро, благо, хоро­шее‎</text:span></text:span></text:p>
      <text:p><text:span text:style-name="Caption_20_characters"><text:span text:style-name="T1">قِيَامُ اللَّيْلِ </text:span></text:span><text:span text:style-name="Drop_20_Caps"><text:span text:style-name="T1">вставать но­чью‎</text:span></text:span></text:p>
      <text:p><text:span text:style-name="Caption_20_characters"><text:span text:style-name="T1">صَلاَةُ اللَّيْلِ </text:span></text:span><text:span text:style-name="Drop_20_Caps"><text:span text:style-name="T1">ночной на­маз‎</text:span></text:span></text:p>
      <text:p><text:span text:style-name="Caption_20_characters"><text:span text:style-name="T1">صَلاَةُ التَّهَجُّدِ </text:span></text:span><text:span text:style-name="Drop_20_Caps"><text:span text:style-name="T1">ночной намаз, совершаемый проснувшись‎</text:span></text:span></text:p>
      <text:p><text:span text:style-name="Caption_20_characters"><text:span text:style-name="T1">خَافَ </text:span></text:span><text:span text:style-name="Drop_20_Caps"><text:span text:style-name="T1">боялся‎</text:span></text:span></text:p>
      <text:p><text:span text:style-name="Caption_20_characters"><text:span text:style-name="T1">سِوَى... </text:span></text:span><text:span text:style-name="Drop_20_Caps"><text:span text:style-name="T1">кроме, исключая‎</text:span></text:span></text:p>
      <text:p><text:span text:style-name="Caption_20_characters"><text:span text:style-name="T1">وَحْدَهُ </text:span></text:span><text:span text:style-name="Drop_20_Caps"><text:span text:style-name="T1">он один, только он‎</text:span></text:span></text:p>
      <text:p><text:span text:style-name="Caption_20_characters"><text:span text:style-name="T1">وَحْدَكَ </text:span></text:span><text:span text:style-name="Drop_20_Caps"><text:span text:style-name="T1">ты один‎</text:span></text:span></text:p>
      <text:p><text:span text:style-name="Caption_20_characters"><text:span text:style-name="T1">وَحْدِى </text:span></text:span><text:span text:style-name="Drop_20_Caps"><text:span text:style-name="T1">я один‎</text:span></text:span></text:p>
      <text:p><text:span text:style-name="Caption_20_characters"><text:span text:style-name="T1">كَفَاهُ اللَّهُ </text:span></text:span><text:span text:style-name="Drop_20_Caps"><text:span text:style-name="T1">Бог, хватит ему‎</text:span></text:span></text:p>
      <text:p><text:span text:style-name="Caption_20_characters"><text:span text:style-name="T1">مُحَاضَرَةٌ </text:span></text:span><text:span text:style-name="Drop_20_Caps"><text:span text:style-name="T1">лекция‎</text:span></text:span></text:p>
      <text:p><text:span text:style-name="Caption_20_characters"><text:span text:style-name="T1">اَلْقَى مُحَاضَرَةً </text:span></text:span><text:span text:style-name="Drop_20_Caps"><text:span text:style-name="T1">читал лекцию‎</text:span></text:span></text:p>
      <text:p><text:span text:style-name="Caption_20_characters"><text:span text:style-name="T1">حَاجَةٌ </text:span></text:span><text:span text:style-name="Drop_20_Caps"><text:span text:style-name="T1">нужда, потреб­ность‎</text:span></text:span></text:p>
      <text:p><text:span text:style-name="Caption_20_characters"><text:span text:style-name="T1">هَوَ بِحَاجَةٍ اِلَى... </text:span></text:span><text:span text:style-name="Drop_20_Caps"><text:span text:style-name="T1">ему нужен‎</text:span></text:span></text:p>
      <text:p><text:span text:style-name="Caption_20_characters"><text:span text:style-name="T1">تَعِبٌ </text:span></text:span><text:span text:style-name="Drop_20_Caps"><text:span text:style-name="T1">усталый‎</text:span></text:span></text:p>
      <text:p><text:span text:style-name="Caption_20_characters"><text:span text:style-name="T1">عَادِلٌ </text:span></text:span><text:span text:style-name="Drop_20_Caps"><text:span text:style-name="T1">справедливый‎</text:span></text:span></text:p>
      <text:p><text:span text:style-name="Caption_20_characters"><text:span text:style-name="T1">ظَالِمٌ </text:span></text:span><text:span text:style-name="Drop_20_Caps"><text:span text:style-name="T1">несправедливый, же­стокий‎</text:span></text:span></text:p>
      <text:p><text:span text:style-name="Caption_20_characters"><text:span text:style-name="T1">عَدْلٌ </text:span></text:span><text:span text:style-name="Drop_20_Caps"><text:span text:style-name="T1">справедливость‎</text:span></text:span></text:p>
      <text:p><text:span text:style-name="Caption_20_characters"><text:span text:style-name="T1">ظُلْمٌ </text:span></text:span><text:span text:style-name="Drop_20_Caps"><text:span text:style-name="T1">несправедливость, гнет, угнетение‎</text:span></text:span></text:p>
      <text:p><text:span text:style-name="Caption_20_characters"><text:span text:style-name="T1">جَهْلٌ </text:span></text:span><text:span text:style-name="Drop_20_Caps"><text:span text:style-name="T1">невежество, темно­та‎</text:span></text:span></text:p>
      <text:p><text:span text:style-name="Caption_20_characters"><text:span text:style-name="T1">اَصَابَ </text:span></text:span><text:span text:style-name="Drop_20_Caps"><text:span text:style-name="T1">постиг, настиг, по­разил‎</text:span></text:span></text:p>
      <text:p><text:span text:style-name="Caption_20_characters"><text:span text:style-name="T1">اُصِيبَ بِمَرَضٍ </text:span></text:span><text:span text:style-name="Drop_20_Caps"><text:span text:style-name="T1">заболел‎</text:span></text:span></text:p>
      <text:p><text:span text:style-name="Caption_20_characters"><text:span text:style-name="T1">ضُعْفٌ </text:span></text:span><text:span text:style-name="Drop_20_Caps"><text:span text:style-name="T1">слабость‎</text:span></text:span></text:p>
      <text:p><text:span text:style-name="Caption_20_characters"><text:span text:style-name="T1">غَلَبَ </text:span></text:span><text:span text:style-name="Drop_20_Caps"><text:span text:style-name="T1">победил‎</text:span></text:span></text:p>
      <text:p><text:span text:style-name="Caption_20_characters"><text:span text:style-name="T1">زَادَ عَنْ... </text:span></text:span><text:span text:style-name="Drop_20_Caps"><text:span text:style-name="T1">превысил, пре­взошел‎</text:span></text:span></text:p>
      <text:p><text:span text:style-name="Caption_20_characters"><text:span text:style-name="T1">كَمَا هُوَ الْحَالُ </text:span></text:span><text:span text:style-name="Drop_20_Caps"><text:span text:style-name="T1">как об­стоит дело‎</text:span></text:span></text:p>
      <text:p><text:span text:style-name="Caption_20_characters"><text:span text:style-name="T1">اَلاَ تُرِيدُ؟ </text:span></text:span><text:span text:style-name="Drop_20_Caps"><text:span text:style-name="T1">не хотел бы ты?‎</text:span></text:span></text:p>
      <text:h text:outline-level="2"><text:span text:style-name="Drop_20_Caps"><text:span text:style-name="T1">Урок 86‎</text:span></text:span></text:h>
      <text:p><text:span text:style-name="Caption_20_characters"><text:span text:style-name="T1">سَمَاوِىٌّ </text:span></text:span><text:span text:style-name="Drop_20_Caps"><text:span text:style-name="T1">небесный‎</text:span></text:span></text:p>
      <text:p><text:span text:style-name="Caption_20_characters"><text:span text:style-name="T1">دِينٌ سَمَاوِىٌّ </text:span></text:span><text:span text:style-name="Drop_20_Caps"><text:span text:style-name="T1">небесная религия‎</text:span></text:span></text:p>
      <text:p><text:span text:style-name="Caption_20_characters"><text:span text:style-name="T1">سَعَادَةٌ </text:span></text:span><text:span text:style-name="Drop_20_Caps"><text:span text:style-name="T1">счастье‎</text:span></text:span></text:p>
      <text:p><text:span text:style-name="Caption_20_characters"><text:span text:style-name="T1">نَالَ </text:span></text:span><text:span text:style-name="Drop_20_Caps"><text:span text:style-name="T1">получил‎</text:span></text:span></text:p>
      <text:p><text:span text:style-name="Caption_20_characters"><text:span text:style-name="T1">اَلدُّنْيَا </text:span></text:span><text:span text:style-name="Drop_20_Caps"><text:span text:style-name="T1">мирская жизнь, этот свет‎</text:span></text:span></text:p>
      <text:p><text:span text:style-name="Caption_20_characters"><text:span text:style-name="T1">اَلآخِرَةُ </text:span></text:span><text:span text:style-name="Drop_20_Caps"><text:span text:style-name="T1">загробная жизнь, тот свет‎</text:span></text:span></text:p>
      <text:p><text:span text:style-name="Caption_20_characters"><text:span text:style-name="T1">فِى الدُّنْيَا وَ الآخِرَةِ </text:span></text:span><text:span text:style-name="Drop_20_Caps"><text:span text:style-name="T1">на этом и на том свете‎</text:span></text:span></text:p>
      <text:p><text:span text:style-name="Caption_20_characters"><text:span text:style-name="T1">رَفَضَ </text:span></text:span><text:span text:style-name="Drop_20_Caps"><text:span text:style-name="T1">отверг, отказал‎</text:span></text:span></text:p>
      <text:p><text:span text:style-name="Caption_20_characters"><text:span text:style-name="T1">شَقِىَ </text:span></text:span><text:span text:style-name="Drop_20_Caps"><text:span text:style-name="T1">был, стал несчаст­ным‎</text:span></text:span></text:p>
      <text:p><text:span text:style-name="Caption_20_characters"><text:span text:style-name="T1">آخِرٌ </text:span></text:span><text:span text:style-name="Drop_20_Caps"><text:span text:style-name="T1">последний‎</text:span></text:span></text:p>
      <text:p><text:span text:style-name="Caption_20_characters"><text:span text:style-name="T1">اِحْتَاجَ اِلَى... </text:span></text:span><text:span text:style-name="Drop_20_Caps"><text:span text:style-name="T1">нуждался‎</text:span></text:span></text:p>
      <text:p><text:span text:style-name="Caption_20_characters"><text:span text:style-name="T1">مُحْتَاجٌ اِلَى... </text:span></text:span><text:span text:style-name="Drop_20_Caps"><text:span text:style-name="T1">нуждаю­щийся‎</text:span></text:span></text:p>
      <text:p><text:span text:style-name="Caption_20_characters"><text:span text:style-name="T1">اَلصِّينُ </text:span></text:span><text:span text:style-name="Drop_20_Caps"><text:span text:style-name="T1">Китай‎</text:span></text:span></text:p>
      <text:p><text:span text:style-name="Caption_20_characters"><text:span text:style-name="T1">عِبَادَةٌ </text:span></text:span><text:span text:style-name="Drop_20_Caps"><text:span text:style-name="T1">поклонение, служе­ние‎</text:span></text:span></text:p>
      <text:p><text:span text:style-name="Caption_20_characters"><text:span text:style-name="T1">مَعِيشَةٌ </text:span></text:span><text:span text:style-name="Drop_20_Caps"><text:span text:style-name="T1">жизнь, житие‎</text:span></text:span></text:p>
      <text:p><text:span text:style-name="Caption_20_characters"><text:span text:style-name="T1">اَيْنَمَا... </text:span></text:span><text:span text:style-name="Drop_20_Caps"><text:span text:style-name="T1">где бы ни‎</text:span></text:span></text:p>
      <text:p><text:span text:style-name="Caption_20_characters"><text:span text:style-name="T1">حَيْثُمَا... </text:span></text:span><text:span text:style-name="Drop_20_Caps"><text:span text:style-name="T1">куда бы ни‎</text:span></text:span></text:p>
      <text:p><text:span text:style-name="Caption_20_characters"><text:span text:style-name="T1">وُجِدَ </text:span></text:span><text:span text:style-name="Drop_20_Caps"><text:span text:style-name="T1">был, находился‎</text:span></text:span></text:p>
      <text:p><text:span text:style-name="Caption_20_characters"><text:span text:style-name="T1">اَقْرَبُ </text:span></text:span><text:span text:style-name="Drop_20_Caps"><text:span text:style-name="T1">ближе, ближайший‎</text:span></text:span></text:p>
      <text:p><text:span text:style-name="Caption_20_characters"><text:span text:style-name="T1">أَحَبُّ </text:span></text:span><text:span text:style-name="Drop_20_Caps"><text:span text:style-name="T1">самый любимый, бо­лее любимый, милее‎</text:span></text:span></text:p>
      <text:p><text:span text:style-name="Caption_20_characters"><text:span text:style-name="T1">حَبِيبٌ </text:span></text:span><text:span text:style-name="Drop_20_Caps"><text:span text:style-name="T1">дорогой, люби­мый, милый‎</text:span></text:span></text:p>
      <text:p><text:span text:style-name="Caption_20_characters"><text:span text:style-name="T1">طَلَبَ الْعِلْمَ </text:span></text:span><text:span text:style-name="Drop_20_Caps"><text:span text:style-name="T1">искал зна­ние, учился‎</text:span></text:span></text:p>
      <text:p><text:span text:style-name="Caption_20_characters"><text:span text:style-name="T1">مَالٌ </text:span></text:span><text:span text:style-name="Drop_20_Caps"><text:span text:style-name="T1">имущество, деньги‎</text:span></text:span></text:p>
      <text:p><text:span text:style-name="Caption_20_characters"><text:span text:style-name="T1">صَادِقٌ </text:span></text:span><text:span text:style-name="Drop_20_Caps"><text:span text:style-name="T1">истинный, настоя­щий‎</text:span></text:span></text:p>
      <text:p><text:span text:style-name="Caption_20_characters"><text:span text:style-name="T1">كَامِلٌ </text:span></text:span><text:span text:style-name="Drop_20_Caps"><text:span text:style-name="T1">совершенный, пол­ноценный,полный‎</text:span></text:span></text:p>
      <text:p><text:span text:style-name="Caption_20_characters"><text:span text:style-name="T1">أَنْفُسُهُمْ </text:span></text:span><text:span text:style-name="Drop_20_Caps"><text:span text:style-name="T1">они сами‎</text:span></text:span></text:p>
      <text:p><text:span text:style-name="Caption_20_characters"><text:span text:style-name="T1">فِى اَىِّ بَلَدٍ آخَرَ </text:span></text:span><text:span text:style-name="Drop_20_Caps"><text:span text:style-name="T1">в лю­бой другой стране‎</text:span></text:span></text:p>
      <text:p><text:span text:style-name="Caption_20_characters"><text:span text:style-name="T1">قَدَرَ عَلَى... </text:span></text:span><text:span text:style-name="Drop_20_Caps"><text:span text:style-name="T1">мог, был в си­лах, был способным‎</text:span></text:span></text:p>
      <text:p><text:span text:style-name="Caption_20_characters"><text:span text:style-name="T1">خَيْرٌ </text:span></text:span><text:span text:style-name="Drop_20_Caps"><text:span text:style-name="T1">хорошее, добро‎</text:span></text:span></text:p>
      <text:p><text:span text:style-name="Caption_20_characters"><text:span text:style-name="T1">شَرٌّ </text:span></text:span><text:span text:style-name="Drop_20_Caps"><text:span text:style-name="T1">плохое, зло‎</text:span></text:span></text:p>
      <text:p><text:span text:style-name="Caption_20_characters"><text:span text:style-name="T1">شَقِىٌّ </text:span></text:span><text:span text:style-name="Drop_20_Caps"><text:span text:style-name="T1">несчастный, жал­кий‎</text:span></text:span></text:p>
      <text:h text:outline-level="2"><text:span text:style-name="Drop_20_Caps"><text:span text:style-name="T1">Урок 87‎</text:span></text:span></text:h>
      <text:p><text:span text:style-name="Caption_20_characters"><text:span text:style-name="T1">ذُو... </text:span></text:span><text:span text:style-name="Drop_20_Caps"><text:span text:style-name="T1">имеющий, облада­тель‎</text:span></text:span></text:p>
      <text:p><text:span text:style-name="Caption_20_characters"><text:span text:style-name="T1">ذَاتُ... </text:span></text:span><text:span text:style-name="Drop_20_Caps"><text:span text:style-name="T1">имеющая, облада­тельница‎</text:span></text:span></text:p>
      <text:p><text:span text:style-name="Caption_20_characters"><text:span text:style-name="T1">ذُو مَالٍ </text:span></text:span><text:span text:style-name="Drop_20_Caps"><text:span text:style-name="T1">богатый, денеж­ный‎</text:span></text:span></text:p>
      <text:p><text:span text:style-name="Caption_20_characters"><text:span text:style-name="T1">عِبَارَةٌ عَنْ... </text:span></text:span><text:span text:style-name="Drop_20_Caps"><text:span text:style-name="T1">представ­ляет собой‎</text:span></text:span></text:p>
      <text:p><text:span text:style-name="Caption_20_characters"><text:span text:style-name="T1">مَبْنًى </text:span></text:span><text:span text:style-name="Drop_20_Caps"><text:span text:style-name="T1">здание‎</text:span></text:span></text:p>
      <text:p><text:span text:style-name="Caption_20_characters"><text:span text:style-name="T1">طَابِقٌ </text:span></text:span><text:span text:style-name="Drop_20_Caps"><text:span text:style-name="T1">этаж‎</text:span></text:span></text:p>
      <text:p><text:span text:style-name="Caption_20_characters"><text:span text:style-name="T1">سِتَارَةٌ </text:span></text:span><text:span text:style-name="Drop_20_Caps"><text:span text:style-name="T1">штора, занавеска‎</text:span></text:span></text:p>
      <text:p><text:span text:style-name="Caption_20_characters"><text:span text:style-name="T1">حَرِيرٌ </text:span></text:span><text:span text:style-name="Drop_20_Caps"><text:span text:style-name="T1">шёлк‎</text:span></text:span></text:p>
      <text:p><text:span text:style-name="Caption_20_characters"><text:span text:style-name="T1">سَخِرَ </text:span></text:span><text:span text:style-name="Drop_20_Caps"><text:span text:style-name="T1">насмехался, изде­вался‎</text:span></text:span></text:p>
      <text:p><text:span text:style-name="Caption_20_characters"><text:span text:style-name="T1">أَيُّهُمْ؟ </text:span></text:span><text:span text:style-name="Drop_20_Caps"><text:span text:style-name="T1">кто из них, какой, который из них?‎</text:span></text:span></text:p>
      <text:p><text:span text:style-name="Caption_20_characters"><text:span text:style-name="T1">عِيَالٌ </text:span></text:span><text:span text:style-name="Drop_20_Caps"><text:span text:style-name="T1">семья‎</text:span></text:span></text:p>
      <text:p><text:span text:style-name="Caption_20_characters"><text:span text:style-name="T1">مُحْتَرَمٌ </text:span></text:span><text:span text:style-name="Drop_20_Caps"><text:span text:style-name="T1">уважаемый‎</text:span></text:span></text:p>
      <text:p><text:span text:style-name="Caption_20_characters"><text:span text:style-name="T1">لاَ...اِلاَّ... </text:span></text:span><text:span text:style-name="Drop_20_Caps"><text:span text:style-name="T1">нет… кроме, только‎</text:span></text:span></text:p>
      <text:p><text:span text:style-name="Caption_20_characters"><text:span text:style-name="T1">اَنْفَقَ </text:span></text:span><text:span text:style-name="Drop_20_Caps"><text:span text:style-name="T1">тратил, израсходовал‎</text:span></text:span></text:p>
      <text:p><text:span text:style-name="Caption_20_characters"><text:span text:style-name="T1">اِزْدِهَارٌ </text:span></text:span><text:span text:style-name="Drop_20_Caps"><text:span text:style-name="T1">процветание‎</text:span></text:span></text:p>
      <text:p><text:span text:style-name="Caption_20_characters"><text:span text:style-name="T1">اِزْدِهَارُ الْعِلْمِ </text:span></text:span><text:span text:style-name="Drop_20_Caps"><text:span text:style-name="T1">процвета­ние науки‎</text:span></text:span></text:p>
      <text:p><text:span text:style-name="Caption_20_characters"><text:span text:style-name="T1">سِلاَحٌ </text:span></text:span><text:span text:style-name="Drop_20_Caps"><text:span text:style-name="T1">оружие‎</text:span></text:span></text:p>
      <text:p><text:span text:style-name="Caption_20_characters"><text:span text:style-name="T1">حَارَبَ </text:span></text:span><text:span text:style-name="Drop_20_Caps"><text:span text:style-name="T1">воевал, сражался‎</text:span></text:span></text:p>
      <text:p><text:span text:style-name="Caption_20_characters"><text:span text:style-name="T1">عَبَدَ </text:span></text:span><text:span text:style-name="Drop_20_Caps"><text:span text:style-name="T1">поклонялся‎</text:span></text:span></text:p>
      <text:p><text:span text:style-name="Caption_20_characters"><text:span text:style-name="T1">نِظَامٌ </text:span></text:span><text:span text:style-name="Drop_20_Caps"><text:span text:style-name="T1">порядок‎</text:span></text:span></text:p>
      <text:p><text:span text:style-name="Caption_20_characters"><text:span text:style-name="T1">بِنِظَامٍ </text:span></text:span><text:span text:style-name="Drop_20_Caps"><text:span text:style-name="T1">строем, в порядке‎</text:span></text:span></text:p>
      <text:p><text:soft-page-break/><text:span text:style-name="Caption_20_characters"><text:span text:style-name="T1">خُطْبَةٌ </text:span></text:span><text:span text:style-name="Drop_20_Caps"><text:span text:style-name="T1">речь, выступление; проповедь‎</text:span></text:span></text:p>
      <text:p><text:span text:style-name="Caption_20_characters"><text:span text:style-name="T1">مَوْعِظَةٌ </text:span></text:span><text:span text:style-name="Drop_20_Caps"><text:span text:style-name="T1">проповедь‎</text:span></text:span></text:p>
      <text:p><text:span text:style-name="Caption_20_characters"><text:span text:style-name="T1">تَلَقَّى </text:span></text:span><text:span text:style-name="Drop_20_Caps"><text:span text:style-name="T1">получил‎</text:span></text:span></text:p>
      <text:p><text:span text:style-name="Caption_20_characters"><text:span text:style-name="T1">بَنَى </text:span></text:span><text:span text:style-name="Drop_20_Caps"><text:span text:style-name="T1">строил‎</text:span></text:span></text:p>
      <text:p><text:span text:style-name="Caption_20_characters"><text:span text:style-name="T1">شَتَّى </text:span></text:span><text:span text:style-name="Drop_20_Caps"><text:span text:style-name="T1">разные, различные‎</text:span></text:span></text:p>
      <text:p><text:span text:style-name="Caption_20_characters"><text:span text:style-name="T1">بَعْدَ اَنْ... </text:span></text:span><text:span text:style-name="Drop_20_Caps"><text:span text:style-name="T1">после того, как…‎</text:span></text:span></text:p>
      <text:p><text:span text:style-name="Caption_20_characters"><text:span text:style-name="T1">اِسْتَقَرَّ </text:span></text:span><text:span text:style-name="Drop_20_Caps"><text:span text:style-name="T1">устроился, обосно­вался, посетил‎</text:span></text:span></text:p>
      <text:p><text:span text:style-name="Caption_20_characters"><text:span text:style-name="T1">سَعَى اِلَى... </text:span></text:span><text:span text:style-name="Drop_20_Caps"><text:span text:style-name="T1">стремился‎</text:span></text:span></text:p>
      <text:p><text:span text:style-name="Caption_20_characters"><text:span text:style-name="T1">صَمْتٌ </text:span></text:span><text:span text:style-name="Drop_20_Caps"><text:span text:style-name="T1">молчание‎</text:span></text:span></text:p>
      <text:p><text:span text:style-name="Caption_20_characters"><text:span text:style-name="T1">بِصَمْتٍ </text:span></text:span><text:span text:style-name="Drop_20_Caps"><text:span text:style-name="T1">молча, с молчани­ем‎</text:span></text:span></text:p>
      <text:p><text:span text:style-name="Caption_20_characters"><text:span text:style-name="T1">بَطْنٌ </text:span></text:span><text:span text:style-name="Drop_20_Caps"><text:span text:style-name="T1">живот‎</text:span></text:span></text:p>
      <text:p><text:span text:style-name="Caption_20_characters"><text:span text:style-name="T1">أَرْضَعَ </text:span></text:span><text:span text:style-name="Drop_20_Caps"><text:span text:style-name="T1">кормить грудью‎</text:span></text:span></text:p>
      <text:p><text:span text:style-name="Caption_20_characters"><text:span text:style-name="T1">هَيَّأَ </text:span></text:span><text:span text:style-name="Drop_20_Caps"><text:span text:style-name="T1">готовил, подготовил‎</text:span></text:span></text:p>
      <text:p><text:span text:style-name="Caption_20_characters"><text:span text:style-name="T1">قَبَّلَ </text:span></text:span><text:span text:style-name="Drop_20_Caps"><text:span text:style-name="T1">целовал‎</text:span></text:span></text:p>
      <text:p><text:span text:style-name="Caption_20_characters"><text:span text:style-name="T1">وَجُودٌ </text:span></text:span><text:span text:style-name="Drop_20_Caps"><text:span text:style-name="T1">существование, бы­тие‎</text:span></text:span></text:p>
      <text:p><text:span text:style-name="Caption_20_characters"><text:span text:style-name="T1">عَظِيمٌ </text:span></text:span><text:span text:style-name="Drop_20_Caps"><text:span text:style-name="T1">великий‎</text:span></text:span></text:p>
      <text:p><text:span text:style-name="Caption_20_characters"><text:span text:style-name="T1">مَا أَعْظَمَهُ </text:span></text:span><text:span text:style-name="Drop_20_Caps"><text:span text:style-name="T1">как он велик! какой он великий!‎</text:span></text:span></text:p>
      <text:p><text:span text:style-name="Caption_20_characters"><text:span text:style-name="T1">مَا أَجْمَلَهُ </text:span></text:span><text:span text:style-name="Drop_20_Caps"><text:span text:style-name="T1">какой он кра­сивый!‎</text:span></text:span></text:p>
      <text:p><text:span text:style-name="Caption_20_characters"><text:span text:style-name="T1">أَمَرَ </text:span></text:span><text:span text:style-name="Drop_20_Caps"><text:span text:style-name="T1">приказал‎</text:span></text:span></text:p>
      <text:p><text:span text:style-name="Caption_20_characters"><text:span text:style-name="T1">كَمَا أَمَرَ اللَّهُ </text:span></text:span><text:span text:style-name="Drop_20_Caps"><text:span text:style-name="T1">как Бог приказал‎</text:span></text:span></text:p>
      <text:p><text:span text:style-name="Caption_20_characters"><text:span text:style-name="T1">حَفِظَكَ اللَّهُ </text:span></text:span><text:span text:style-name="Drop_20_Caps"><text:span text:style-name="T1">да сохранит тебя Бог‎</text:span></text:span></text:p>
      <text:p><text:span text:style-name="Caption_20_characters"><text:span text:style-name="T1">حَىٌّ </text:span></text:span><text:span text:style-name="Drop_20_Caps"><text:span text:style-name="T1">живой‎</text:span></text:span></text:p>
      <text:p><text:span text:style-name="Caption_20_characters"><text:span text:style-name="T1">صَبَاحَ مَسَاءَ </text:span></text:span><text:span text:style-name="Drop_20_Caps"><text:span text:style-name="T1">утром и ве­чером‎</text:span></text:span></text:p>
      <text:p><text:span text:style-name="Caption_20_characters"><text:span text:style-name="T1">خَيْرٌ </text:span></text:span><text:span text:style-name="Drop_20_Caps"><text:span text:style-name="T1">лучше‎</text:span></text:span></text:p>
      <text:h text:outline-level="2"><text:span text:style-name="Drop_20_Caps"><text:span text:style-name="T1">Урок 88‎</text:span></text:span></text:h>
      <text:p><text:span text:style-name="Caption_20_characters"><text:span text:style-name="T1">دَرَّاجَةٌ </text:span></text:span><text:span text:style-name="Drop_20_Caps"><text:span text:style-name="T1">велосипед‎</text:span></text:span></text:p>
      <text:p><text:span text:style-name="Caption_20_characters"><text:span text:style-name="T1">دَرَّاجَةٌ نَارِيَّةٌ </text:span></text:span><text:span text:style-name="Drop_20_Caps"><text:span text:style-name="T1">мотоцикл‎</text:span></text:span></text:p>
      <text:p><text:span text:style-name="Caption_20_characters"><text:span text:style-name="T1">حَلَّ </text:span></text:span><text:span text:style-name="Drop_20_Caps"><text:span text:style-name="T1">настал, наступил‎</text:span></text:span></text:p>
      <text:p><text:span text:style-name="Caption_20_characters"><text:span text:style-name="T1">قَطَفَ </text:span></text:span><text:span text:style-name="Drop_20_Caps"><text:span text:style-name="T1">собрал, срывал (пло­ды, урожай)‎</text:span></text:span></text:p>
      <text:p><text:span text:style-name="Caption_20_characters"><text:span text:style-name="T1">ثَمَرٌ </text:span></text:span><text:span text:style-name="Drop_20_Caps"><text:span text:style-name="T1">плод‎</text:span></text:span></text:p>
      <text:p><text:span text:style-name="Caption_20_characters"><text:span text:style-name="T1">حِرَاثَةٌ </text:span></text:span><text:span text:style-name="Drop_20_Caps"><text:span text:style-name="T1">пахота, вспашка‎</text:span></text:span></text:p>
      <text:p><text:span text:style-name="Caption_20_characters"><text:span text:style-name="T1">حَقًّا مَّا تَقُولُ </text:span></text:span><text:span text:style-name="Drop_20_Caps"><text:span text:style-name="T1">правду, правильно ты говоришь‎</text:span></text:span></text:p>
      <text:p><text:span text:style-name="Caption_20_characters"><text:span text:style-name="T1">آلِىٌّ </text:span></text:span><text:span text:style-name="Drop_20_Caps"><text:span text:style-name="T1">автоматический, ме­ханизированный‎</text:span></text:span></text:p>
      <text:p><text:span text:style-name="Caption_20_characters"><text:span text:style-name="T1">مِحْرَاثٌ آلِىٌّ </text:span></text:span><text:span text:style-name="Drop_20_Caps"><text:span text:style-name="T1">автоплуг‎</text:span></text:span></text:p>
      <text:p><text:span text:style-name="Caption_20_characters"><text:span text:style-name="T1">لاَ تُزْعِجْ نَفْسَكَ </text:span></text:span><text:span text:style-name="Drop_20_Caps"><text:span text:style-name="T1">не бес­покой себя, не беспокойся‎</text:span></text:span></text:p>
      <text:p><text:span text:style-name="Caption_20_characters"><text:span text:style-name="T1">جَاهِزٌ </text:span></text:span><text:span text:style-name="Drop_20_Caps"><text:span text:style-name="T1">готовый‎</text:span></text:span></text:p>
      <text:p><text:span text:style-name="Caption_20_characters"><text:span text:style-name="T1">كَفَى كُفْرَانًا </text:span></text:span><text:span text:style-name="Drop_20_Caps"><text:span text:style-name="T1">хватит быть неблагодарным!‎</text:span></text:span></text:p>
      <text:p><text:span text:style-name="Caption_20_characters"><text:span text:style-name="T1">كُفْرَانٌ بِالنِّعَمِ </text:span></text:span><text:span text:style-name="Drop_20_Caps"><text:span text:style-name="T1">неблаго­дарность‎</text:span></text:span></text:p>
      <text:p><text:span text:style-name="Caption_20_characters"><text:span text:style-name="T1">نِعْمَةٌ </text:span></text:span><text:span text:style-name="Drop_20_Caps"><text:span text:style-name="T1">благодеяние, ми­лость‎</text:span></text:span></text:p>
      <text:p><text:span text:style-name="Caption_20_characters"><text:span text:style-name="T1">نِعَمُ اللَّهِ </text:span></text:span><text:span text:style-name="Drop_20_Caps"><text:span text:style-name="T1">милости Бога‎</text:span></text:span></text:p>
      <text:p><text:span text:style-name="Caption_20_characters"><text:span text:style-name="T1">شَرَابٌ </text:span></text:span><text:span text:style-name="Drop_20_Caps"><text:span text:style-name="T1">напиток‎</text:span></text:span></text:p>
      <text:p><text:span text:style-name="Caption_20_characters"><text:span text:style-name="T1">لاَ يُحْصَى </text:span></text:span><text:span text:style-name="Drop_20_Caps"><text:span text:style-name="T1">бесчислен­ный, неисчислимый‎</text:span></text:span></text:p>
      <text:p><text:span text:style-name="Caption_20_characters"><text:span text:style-name="T1">حَمِدَ </text:span></text:span><text:span text:style-name="Drop_20_Caps"><text:span text:style-name="T1">хвалил, восхвалял‎</text:span></text:span></text:p>
      <text:p><text:span text:style-name="Caption_20_characters"><text:span text:style-name="T1">نَبَأٌ </text:span></text:span><text:span text:style-name="Drop_20_Caps"><text:span text:style-name="T1">новость, известие, сообщ­ение‎</text:span></text:span></text:p>
      <text:p><text:span text:style-name="Caption_20_characters"><text:span text:style-name="T1">سَلْ </text:span></text:span><text:span text:style-name="Drop_20_Caps"><text:span text:style-name="T1">спроси‎</text:span></text:span></text:p>
      <text:p><text:span text:style-name="Caption_20_characters"><text:span text:style-name="T1">لاَ تَسَلْ </text:span></text:span><text:span text:style-name="Drop_20_Caps"><text:span text:style-name="T1">не спрашивай‎</text:span></text:span></text:p>
      <text:p><text:span text:style-name="Caption_20_characters"><text:span text:style-name="T1">اَنَا فِى انْتِظَارِهِ </text:span></text:span><text:span text:style-name="Drop_20_Caps"><text:span text:style-name="T1">я жду его, я в ожидании его‎</text:span></text:span></text:p>
      <text:p><text:span text:style-name="Caption_20_characters"><text:span text:style-name="T1">قَدِمَ </text:span></text:span><text:span text:style-name="Drop_20_Caps"><text:span text:style-name="T1">прибыл‎</text:span></text:span></text:p>
      <text:p><text:span text:style-name="Caption_20_characters"><text:span text:style-name="T1">اَحْرَزَ </text:span></text:span><text:span text:style-name="Drop_20_Caps"><text:span text:style-name="T1">достиг, добился, по­лучил‎</text:span></text:span></text:p>
      <text:p><text:span text:style-name="Caption_20_characters"><text:span text:style-name="T1">اَحْرَزَ النَّجَاحَ </text:span></text:span><text:span text:style-name="Drop_20_Caps"><text:span text:style-name="T1">добился успеха‎</text:span></text:span></text:p>
      <text:p><text:span text:style-name="Caption_20_characters"><text:span text:style-name="T1">بِفَارِغِ الصَّبْرِ </text:span></text:span><text:span text:style-name="Drop_20_Caps"><text:span text:style-name="T1">с нетерпе­нием‎</text:span></text:span></text:p>
      <text:p><text:span text:style-name="Caption_20_characters"><text:span text:style-name="T1">إِلَى أَنْ... </text:span></text:span><text:span text:style-name="Drop_20_Caps"><text:span text:style-name="T1">до тех пор, пока не…‎</text:span></text:span></text:p>
      <text:p><text:span text:style-name="Caption_20_characters"><text:span text:style-name="T1">قَرِيبًا </text:span></text:span><text:span text:style-name="Drop_20_Caps"><text:span text:style-name="T1">скоро, в ближайшее время‎</text:span></text:span></text:p>
      <text:p><text:span text:style-name="Caption_20_characters"><text:span text:style-name="T1">جَادٌّ </text:span></text:span><text:span text:style-name="Drop_20_Caps"><text:span text:style-name="T1">серьезный‎</text:span></text:span></text:p>
      <text:p><text:span text:style-name="Caption_20_characters"><text:span text:style-name="T1">هَازِلٌ </text:span></text:span><text:span text:style-name="Drop_20_Caps"><text:span text:style-name="T1">подшучивающий‎</text:span></text:span></text:p>
      <text:p><text:span text:style-name="Caption_20_characters"><text:span text:style-name="T1">أَتَرْضَى؟ </text:span></text:span><text:span text:style-name="Drop_20_Caps"><text:span text:style-name="T1">ты согласен? ты доволен?‎</text:span></text:span></text:p>
      <text:p><text:span text:style-name="Caption_20_characters"><text:span text:style-name="T1">مَنَحَ </text:span></text:span><text:span text:style-name="Drop_20_Caps"><text:span text:style-name="T1">дал, даровал‎</text:span></text:span></text:p>
      <text:p><text:span text:style-name="Caption_20_characters"><text:span text:style-name="T1">مَبْلَغٌ </text:span></text:span><text:span text:style-name="Drop_20_Caps"><text:span text:style-name="T1">сумма‎</text:span></text:span></text:p>
      <text:p><text:span text:style-name="Caption_20_characters"><text:span text:style-name="T1">عَلَى الرَّأْسِ وَ الْعَيْنِ </text:span></text:span><text:span text:style-name="Drop_20_Caps"><text:span text:style-name="T1">с удовольствием!‎</text:span></text:span></text:p>
      <text:p><text:span text:style-name="Caption_20_characters"><text:span text:style-name="T1">يَا بُنَىَّ </text:span></text:span><text:span text:style-name="Drop_20_Caps"><text:span text:style-name="T1">сынок! о мой сы­нок!‎</text:span></text:span></text:p>
      <text:p><text:span text:style-name="Caption_20_characters"><text:span text:style-name="T1">مَلَكَ </text:span></text:span><text:span text:style-name="Drop_20_Caps"><text:span text:style-name="T1">овладел, имел, обла­дал‎</text:span></text:span></text:p>
      <text:p><text:span text:style-name="Caption_20_characters"><text:span text:style-name="T1">يَمْلِكُ </text:span></text:span><text:span text:style-name="Drop_20_Caps"><text:span text:style-name="T1">имеет‎</text:span></text:span></text:p>
      <text:h text:outline-level="2"><text:span text:style-name="Drop_20_Caps"><text:span text:style-name="T1">Урок 89‎</text:span></text:span></text:h>
      <text:p><text:span text:style-name="Caption_20_characters"><text:span text:style-name="T1">شَطْرَنْجٌ </text:span></text:span><text:span text:style-name="Drop_20_Caps"><text:span text:style-name="T1">шахматы‎</text:span></text:span></text:p>
      <text:p><text:span text:style-name="Caption_20_characters"><text:span text:style-name="T1">دَامَا </text:span></text:span><text:span text:style-name="Drop_20_Caps"><text:span text:style-name="T1">шашки‎</text:span></text:span></text:p>
      <text:p><text:span text:style-name="Caption_20_characters"><text:span text:style-name="T1">بَطَلٌ </text:span></text:span><text:span text:style-name="Drop_20_Caps"><text:span text:style-name="T1">чемпион‎</text:span></text:span></text:p>
      <text:p><text:span text:style-name="Caption_20_characters"><text:span text:style-name="T1">بِسُهُولَةٍ </text:span></text:span><text:span text:style-name="Drop_20_Caps"><text:span text:style-name="T1">легко‎</text:span></text:span></text:p>
      <text:p><text:span text:style-name="Caption_20_characters"><text:span text:style-name="T1">شَبْعَانُ </text:span></text:span><text:span text:style-name="Drop_20_Caps"><text:span text:style-name="T1">сытый‎</text:span></text:span></text:p>
      <text:p><text:span text:style-name="Caption_20_characters"><text:span text:style-name="T1">جَوْعَانُ </text:span></text:span><text:span text:style-name="Drop_20_Caps"><text:span text:style-name="T1">голодный‎</text:span></text:span></text:p>
      <text:p><text:span text:style-name="Caption_20_characters"><text:span text:style-name="T1">طَعِمَ </text:span></text:span><text:span text:style-name="Drop_20_Caps"><text:span text:style-name="T1">ел, кушал‎</text:span></text:span></text:p>
      <text:p><text:span text:style-name="Caption_20_characters"><text:span text:style-name="T1">أَرْضَى </text:span></text:span><text:span text:style-name="Drop_20_Caps"><text:span text:style-name="T1">удовлетворил‎</text:span></text:span></text:p>
      <text:p><text:span text:style-name="Caption_20_characters"><text:span text:style-name="T1">بَيَّنَ </text:span></text:span><text:span text:style-name="Drop_20_Caps"><text:span text:style-name="T1">разъяснил, объяснил, показал‎</text:span></text:span></text:p>
      <text:p><text:span text:style-name="Caption_20_characters"><text:span text:style-name="T1">خَلَقَ </text:span></text:span><text:span text:style-name="Drop_20_Caps"><text:span text:style-name="T1">создал, творил‎</text:span></text:span></text:p>
      <text:p><text:span text:style-name="Caption_20_characters"><text:span text:style-name="T1">عَدَمٌ </text:span></text:span><text:span text:style-name="Drop_20_Caps"><text:span text:style-name="T1">небытие‎</text:span></text:span></text:p>
      <text:p><text:span text:style-name="Caption_20_characters"><text:span text:style-name="T1">أَحْيَا </text:span></text:span><text:span text:style-name="Drop_20_Caps"><text:span text:style-name="T1">оживил, возродил‎</text:span></text:span></text:p>
      <text:p><text:span text:style-name="Caption_20_characters"><text:span text:style-name="T1">أَمَاتَ </text:span></text:span><text:span text:style-name="Drop_20_Caps"><text:span text:style-name="T1">умертвил‎</text:span></text:span></text:p>
      <text:p><text:span text:style-name="Caption_20_characters"><text:span text:style-name="T1">رَزَقَ </text:span></text:span><text:span text:style-name="Drop_20_Caps"><text:span text:style-name="T1">дал, даровал, наде­лил‎</text:span></text:span></text:p>
      <text:p><text:span text:style-name="Caption_20_characters"><text:span text:style-name="T1">اَدْخَلَ </text:span></text:span><text:span text:style-name="Drop_20_Caps"><text:span text:style-name="T1">ввёл, завёл‎</text:span></text:span></text:p>
      <text:p><text:span text:style-name="Caption_20_characters"><text:span text:style-name="T1">جَنَّةٌ </text:span></text:span><text:span text:style-name="Drop_20_Caps"><text:span text:style-name="T1">рай‎</text:span></text:span></text:p>
      <text:p><text:span text:style-name="Caption_20_characters"><text:span text:style-name="T1">نَارٌ </text:span></text:span><text:span text:style-name="Drop_20_Caps"><text:span text:style-name="T1">огонь; ад‎</text:span></text:span></text:p>
      <text:p><text:span text:style-name="Caption_20_characters"><text:span text:style-name="T1">عَصَى </text:span></text:span><text:span text:style-name="Drop_20_Caps"><text:span text:style-name="T1">ослушался, не под­чинился‎</text:span></text:span></text:p>
      <text:p><text:span text:style-name="Caption_20_characters"><text:span text:style-name="T1">أَشَدُّ </text:span></text:span><text:span text:style-name="Drop_20_Caps"><text:span text:style-name="T1">сильнее; более‎</text:span></text:span></text:p>
      <text:p><text:span text:style-name="Caption_20_characters"><text:span text:style-name="T1">حُمْرَةٌ </text:span></text:span><text:span text:style-name="Drop_20_Caps"><text:span text:style-name="T1">краснота‎</text:span></text:span></text:p>
      <text:p><text:span text:style-name="Caption_20_characters"><text:span text:style-name="T1">أَشَدُّ حُمْرَةً </text:span></text:span><text:span text:style-name="Drop_20_Caps"><text:span text:style-name="T1">более крас­ный‎</text:span></text:span></text:p>
      <text:p><text:span text:style-name="Caption_20_characters"><text:span text:style-name="T1">أَقَلُّ اجْتِهَادًا </text:span></text:span><text:span text:style-name="Drop_20_Caps"><text:span text:style-name="T1">менее ста­рательный‎</text:span></text:span></text:p>
      <text:p><text:span text:style-name="Caption_20_characters"><text:span text:style-name="T1">بِفَضْلِ اللَّهِ </text:span></text:span><text:span text:style-name="Drop_20_Caps"><text:span text:style-name="T1">по милости Бога‎</text:span></text:span></text:p>
      <text:p><text:span text:style-name="Caption_20_characters"><text:span text:style-name="T1">بِرَحْمَةِ اللَّهِ </text:span></text:span><text:span text:style-name="Drop_20_Caps"><text:span text:style-name="T1">по милосер­дию Бога‎</text:span></text:span></text:p>
      <text:p><text:span text:style-name="Caption_20_characters"><text:span text:style-name="T1">عَدَدٌ </text:span></text:span><text:span text:style-name="Drop_20_Caps"><text:span text:style-name="T1">число, количество‎</text:span></text:span></text:p>
      <text:p><text:soft-page-break/><text:span text:style-name="Caption_20_characters"><text:span text:style-name="T1">يُصْبِحُ أَقْوَى فَأَقْوَى </text:span></text:span><text:span text:style-name="Drop_20_Caps"><text:span text:style-name="T1">становится все сильнее и сильнее‎</text:span></text:span></text:p>
      <text:p><text:span text:style-name="Caption_20_characters"><text:span text:style-name="T1">يُصْبِحُ اَكْثَرَ فَاَكْثَرَ </text:span></text:span><text:span text:style-name="Drop_20_Caps"><text:span text:style-name="T1">ста­новится все больше и больше‎</text:span></text:span></text:p>
      <text:p><text:span text:style-name="Caption_20_characters"><text:span text:style-name="T1">قَبْلَ كُلِّ شَىْءٍ </text:span></text:span><text:span text:style-name="Drop_20_Caps"><text:span text:style-name="T1">прежде всего‎</text:span></text:span></text:p>
      <text:h text:outline-level="2"><text:span text:style-name="Drop_20_Caps"><text:span text:style-name="T1">Урок 90‎</text:span></text:span></text:h>
      <text:p><text:span text:style-name="Caption_20_characters"><text:span text:style-name="T1">أَصْبَاحًا أَمْ مَسَاءً؟ <text:s/></text:span></text:span><text:span text:style-name="Drop_20_Caps"><text:span text:style-name="T1">утром или вечером‎</text:span></text:span></text:p>
      <text:p><text:span text:style-name="Caption_20_characters"><text:span text:style-name="T1">أَدَبٌ </text:span></text:span><text:span text:style-name="Drop_20_Caps"><text:span text:style-name="T1">литература‎</text:span></text:span></text:p>
      <text:p><text:span text:style-name="Caption_20_characters"><text:span text:style-name="T1">مِنْ أَقْدَمِ الْعُصُورِ إِلَى يَوْمِنَا هَذَا </text:span></text:span><text:span text:style-name="Drop_20_Caps"><text:span text:style-name="T1">с древнейших времён до наших дней ‎</text:span></text:span></text:p>
      <text:p><text:span text:style-name="Caption_20_characters"><text:span text:style-name="T1">أَتَى </text:span></text:span><text:span text:style-name="Drop_20_Caps"><text:span text:style-name="T1">пришёл‎</text:span></text:span></text:p>
      <text:p><text:span text:style-name="Caption_20_characters"><text:span text:style-name="T1">وَاللَّهِ </text:span></text:span><text:span text:style-name="Drop_20_Caps"><text:span text:style-name="T1">клянусь Богом! ей-богу!‎</text:span></text:span></text:p>
      <text:p><text:span text:style-name="Caption_20_characters"><text:span text:style-name="T1">بِالدِّقَّةِ </text:span></text:span><text:span text:style-name="Drop_20_Caps"><text:span text:style-name="T1">точно‎</text:span></text:span></text:p>
      <text:p><text:span text:style-name="Caption_20_characters"><text:span text:style-name="T1">اِقْتَرَبَ </text:span></text:span><text:span text:style-name="Drop_20_Caps"><text:span text:style-name="T1">приблизился, подо­шёл‎</text:span></text:span></text:p>
      <text:p><text:span text:style-name="Caption_20_characters"><text:span text:style-name="T1">اِقْتَرَبَ أَجَلُهُ </text:span></text:span><text:span text:style-name="Drop_20_Caps"><text:span text:style-name="T1">приблизил­ся его час‎</text:span></text:span></text:p>
      <text:p><text:span text:style-name="Caption_20_characters"><text:span text:style-name="T1">جُمْهُورٌ </text:span></text:span><text:span text:style-name="Drop_20_Caps"><text:span text:style-name="T1">толпа, масса, пуб­лика‎</text:span></text:span></text:p>
      <text:p><text:span text:style-name="Caption_20_characters"><text:span text:style-name="T1">مَقْهًى </text:span></text:span><text:span text:style-name="Drop_20_Caps"><text:span text:style-name="T1">кафе‎</text:span></text:span></text:p>
      <text:p><text:span text:style-name="Caption_20_characters"><text:span text:style-name="T1">يُمْكِنُكَ </text:span></text:span><text:span text:style-name="Drop_20_Caps"><text:span text:style-name="T1">ты можешь‎</text:span></text:span></text:p>
      <text:p><text:span text:style-name="Caption_20_characters"><text:span text:style-name="T1">يُمْكِنُنِى </text:span></text:span><text:span text:style-name="Drop_20_Caps"><text:span text:style-name="T1">я могу‎</text:span></text:span></text:p>
      <text:p><text:span text:style-name="Caption_20_characters"><text:span text:style-name="T1">كَالْعَادَةِ </text:span></text:span><text:span text:style-name="Drop_20_Caps"><text:span text:style-name="T1">как обычно‎</text:span></text:span></text:p>
      <text:p><text:span text:style-name="Caption_20_characters"><text:span text:style-name="T1">بَاقٍ </text:span></text:span><text:span text:style-name="Drop_20_Caps"><text:span text:style-name="T1">оставшийся‎</text:span></text:span></text:p>
      <text:p><text:span text:style-name="Caption_20_characters"><text:span text:style-name="T1">صَفْحَةٌ </text:span></text:span><text:span text:style-name="Drop_20_Caps"><text:span text:style-name="T1">страница‎</text:span></text:span></text:p>
      <text:p><text:span text:style-name="Caption_20_characters"><text:span text:style-name="T1">اِحْتَشَدَ </text:span></text:span><text:span text:style-name="Drop_20_Caps"><text:span text:style-name="T1">скопился, со­брался‎</text:span></text:span></text:p>
      <text:p><text:span text:style-name="Caption_20_characters"><text:span text:style-name="T1">أَظُنُّ </text:span></text:span><text:span text:style-name="Drop_20_Caps"><text:span text:style-name="T1">(я) думаю‎</text:span></text:span></text:p>
      <text:p><text:span text:style-name="Caption_20_characters"><text:span text:style-name="T1">مِينَاءٌ </text:span></text:span><text:span text:style-name="Drop_20_Caps"><text:span text:style-name="T1">порт, гавань‎</text:span></text:span></text:p>
      <text:p><text:span text:style-name="Caption_20_characters"><text:span text:style-name="T1">رَصِيفٌ </text:span></text:span><text:span text:style-name="Drop_20_Caps"><text:span text:style-name="T1">перрон‎</text:span></text:span></text:p>
      <text:p><text:span text:style-name="Caption_20_characters"><text:span text:style-name="T1">بَاخِرَةٌ </text:span></text:span><text:span text:style-name="Drop_20_Caps"><text:span text:style-name="T1">пароход‎</text:span></text:span></text:p>
      <text:p><text:span text:style-name="Caption_20_characters"><text:span text:style-name="T1">شِفَاهِيًّا </text:span></text:span><text:span text:style-name="Drop_20_Caps"><text:span text:style-name="T1">устно‎</text:span></text:span></text:p>
      <text:p><text:span text:style-name="Caption_20_characters"><text:span text:style-name="T1">كِتَابِيًّا </text:span></text:span><text:span text:style-name="Drop_20_Caps"><text:span text:style-name="T1">письменно‎</text:span></text:span></text:p>
      <text:p><text:span text:style-name="Caption_20_characters"><text:span text:style-name="T1">أَنَا عَلَى يَقِينٍ </text:span></text:span><text:span text:style-name="Drop_20_Caps"><text:span text:style-name="T1">я уверен‎</text:span></text:span></text:p>
      <text:p><text:span text:style-name="Caption_20_characters"><text:span text:style-name="T1">خَذَلَ </text:span></text:span><text:span text:style-name="Drop_20_Caps"><text:span text:style-name="T1">оставил без помо­щи, поддержки‎</text:span></text:span></text:p>
      <text:p><text:span text:style-name="Caption_20_characters"><text:span text:style-name="T1">أَمَلٌ </text:span></text:span><text:span text:style-name="Drop_20_Caps"><text:span text:style-name="T1">надежда‎</text:span></text:span></text:p>
      <text:p><text:span text:style-name="Caption_20_characters"><text:span text:style-name="T1">وَثِقَ بِ… </text:span></text:span><text:span text:style-name="Drop_20_Caps"><text:span text:style-name="T1">верил, дове­рил‎</text:span></text:span></text:p>
      <text:p><text:span text:style-name="Caption_20_characters"><text:span text:style-name="T1">صَرَخَ </text:span></text:span><text:span text:style-name="Drop_20_Caps"><text:span text:style-name="T1">кричал, орал‎</text:span></text:span></text:p>
      <text:p><text:span text:style-name="Caption_20_characters"><text:span text:style-name="T1">بِأَعْلَى صَوْتِهِ </text:span></text:span><text:span text:style-name="Drop_20_Caps"><text:span text:style-name="T1">во весь го­лос‎</text:span></text:span></text:p>
      <text:p><text:span text:style-name="Caption_20_characters"><text:span text:style-name="T1">أَوَّاهْ! </text:span></text:span><text:span text:style-name="Drop_20_Caps"><text:span text:style-name="T1">ох! ах!‎</text:span></text:span></text:p>
      <text:p><text:span text:style-name="Caption_20_characters"><text:span text:style-name="T1">هَيَّا بِنَا </text:span></text:span><text:span text:style-name="Drop_20_Caps"><text:span text:style-name="T1">пошли! скорее!‎</text:span></text:span></text:p>
      <text:p><text:span text:style-name="Caption_20_characters"><text:span text:style-name="T1">مَطْعَمٌ </text:span></text:span><text:span text:style-name="Drop_20_Caps"><text:span text:style-name="T1">ресторан, столовая‎</text:span></text:span></text:p>
      <text:h text:outline-level="2"><text:span text:style-name="Drop_20_Caps"><text:span text:style-name="T1">Урок 91‎</text:span></text:span></text:h>
      <text:p><text:span text:style-name="Caption_20_characters"><text:span text:style-name="T1">مَا اَحْسَنَ بِكَ! </text:span></text:span><text:span text:style-name="Drop_20_Caps"><text:span text:style-name="T1">как заме­чательно, когда ты…‎</text:span></text:span></text:p>
      <text:p><text:span text:style-name="Caption_20_characters"><text:span text:style-name="T1">مَا اَقْبَحَ بِكَ! </text:span></text:span><text:span text:style-name="Drop_20_Caps"><text:span text:style-name="T1">как некрасив­о, когда ты…‎</text:span></text:span></text:p>
      <text:p><text:span text:style-name="Caption_20_characters"><text:span text:style-name="T1">صَدَقَ </text:span></text:span><text:span text:style-name="Drop_20_Caps"><text:span text:style-name="T1">сказал правду‎</text:span></text:span></text:p>
      <text:p><text:span text:style-name="Caption_20_characters"><text:span text:style-name="T1">بِالتَّاْكِيدِ </text:span></text:span><text:span text:style-name="Drop_20_Caps"><text:span text:style-name="T1">конечно, несо­мненно‎</text:span></text:span></text:p>
      <text:p><text:span text:style-name="Caption_20_characters"><text:span text:style-name="T1">دُونَ شَكٍّ </text:span></text:span><text:span text:style-name="Drop_20_Caps"><text:span text:style-name="T1">несомненно‎</text:span></text:span></text:p>
      <text:p><text:span text:style-name="Caption_20_characters"><text:span text:style-name="T1">أَجَادَ </text:span></text:span><text:span text:style-name="Drop_20_Caps"><text:span text:style-name="T1">хорошо знал, умел‎</text:span></text:span></text:p>
      <text:p><text:span text:style-name="Caption_20_characters"><text:span text:style-name="T1">فِى السَّنَوَاتِ مَا بَعْدَ الثَّوْرَةِ </text:span></text:span><text:span text:style-name="Drop_20_Caps"><text:span text:style-name="T1">в послереволюционные годы ‎</text:span></text:span></text:p>
      <text:p><text:span text:style-name="Caption_20_characters"><text:span text:style-name="T1">اَلشَّرْقُ </text:span></text:span><text:span text:style-name="Drop_20_Caps"><text:span text:style-name="T1">восток‎</text:span></text:span></text:p>
      <text:p><text:span text:style-name="Caption_20_characters"><text:span text:style-name="T1">اَلْغَرْبُ </text:span></text:span><text:span text:style-name="Drop_20_Caps"><text:span text:style-name="T1">запад‎</text:span></text:span></text:p>
      <text:p><text:span text:style-name="Caption_20_characters"><text:span text:style-name="T1">سَوَاءٌ اَقُلْتَ اَمْ لَمْ تَقُلْ </text:span></text:span><text:span text:style-name="Drop_20_Caps"><text:span text:style-name="T1">все равно, сказал ли ты или нет ‎</text:span></text:span></text:p>
      <text:p><text:span text:style-name="Caption_20_characters"><text:span text:style-name="T1">سَوَاءٌ فِى الْغَرْبِ أَمْ فِى الشَّرْقِ </text:span></text:span><text:span text:style-name="Drop_20_Caps"><text:span text:style-name="T1">будь то на западе или на востоке ‎</text:span></text:span></text:p>
      <text:p><text:span text:style-name="Caption_20_characters"><text:span text:style-name="T1">فِى طَرِيقِ النَّهْضَةِ </text:span></text:span><text:span text:style-name="Drop_20_Caps"><text:span text:style-name="T1">на пути к возрождению‎</text:span></text:span></text:p>
      <text:p><text:span text:style-name="Caption_20_characters"><text:span text:style-name="T1">صَحَا </text:span></text:span><text:span text:style-name="Drop_20_Caps"><text:span text:style-name="T1">очнулся, пришел в себя, пробудился‎</text:span></text:span></text:p>
      <text:p><text:span text:style-name="Caption_20_characters"><text:span text:style-name="T1">مُؤَامَرَةٌ </text:span></text:span><text:span text:style-name="Drop_20_Caps"><text:span text:style-name="T1">заговор‎</text:span></text:span></text:p>
      <text:p><text:span text:style-name="Caption_20_characters"><text:span text:style-name="T1">ضِدَّ... </text:span></text:span><text:span text:style-name="Drop_20_Caps"><text:span text:style-name="T1">против…‎</text:span></text:span></text:p>
      <text:p><text:span text:style-name="Caption_20_characters"><text:span text:style-name="T1">بَاءَ بِالْفَشَلِ </text:span></text:span><text:span text:style-name="Drop_20_Caps"><text:span text:style-name="T1">окончился провалом, терпел неудачу‎</text:span></text:span></text:p>
      <text:p><text:span text:style-name="Caption_20_characters"><text:span text:style-name="T1">لاَبُدَّ وَ أَنْ يَعُودَ </text:span></text:span><text:span text:style-name="Drop_20_Caps"><text:span text:style-name="T1">он обя­зательно, непременно вернется‎</text:span></text:span></text:p>
      <text:p><text:span text:style-name="Caption_20_characters"><text:span text:style-name="T1">وَعَدَ </text:span></text:span><text:span text:style-name="Drop_20_Caps"><text:span text:style-name="T1">обещал‎</text:span></text:span></text:p>
      <text:p><text:span text:style-name="Caption_20_characters"><text:span text:style-name="T1">ذَا </text:span></text:span><text:span text:style-name="Drop_20_Caps"><text:span text:style-name="T1">это, то‎</text:span></text:span></text:p>
      <text:p><text:span text:style-name="Caption_20_characters"><text:span text:style-name="T1">مُتَّهَمٌ </text:span></text:span><text:span text:style-name="Drop_20_Caps"><text:span text:style-name="T1">обвиняемый, подсу­димый‎</text:span></text:span></text:p>
      <text:p><text:span text:style-name="Caption_20_characters"><text:span text:style-name="T1">حَكَمَ عَلَى... </text:span></text:span><text:span text:style-name="Drop_20_Caps"><text:span text:style-name="T1">пригово­рил, вынесприговор, судил‎</text:span></text:span></text:p>
      <text:p><text:span text:style-name="Caption_20_characters"><text:span text:style-name="T1">سَجَنَ </text:span></text:span><text:span text:style-name="Drop_20_Caps"><text:span text:style-name="T1">посадил, заключил в тюрьму‎</text:span></text:span></text:p>
      <text:p><text:span text:style-name="Caption_20_characters"><text:span text:style-name="T1">لِمُدَّةِ أُسْبُوعٍ </text:span></text:span><text:span text:style-name="Drop_20_Caps"><text:span text:style-name="T1">на неде­лю, сроком на неделю‎</text:span></text:span></text:p>
      <text:p><text:span text:style-name="Caption_20_characters"><text:span text:style-name="T1">كَاَنَّمَا... </text:span></text:span><text:span text:style-name="Drop_20_Caps"><text:span text:style-name="T1">как будто бы‎</text:span></text:span></text:p>
      <text:p><text:span text:style-name="Caption_20_characters"><text:span text:style-name="T1">هَذَا لاَ يَعْنِينِى </text:span></text:span><text:span text:style-name="Drop_20_Caps"><text:span text:style-name="T1">это меня не касается, не трогает‎</text:span></text:span></text:p>
      <text:p><text:span text:style-name="Caption_20_characters"><text:span text:style-name="T1">عَاقَبَ </text:span></text:span><text:span text:style-name="Drop_20_Caps"><text:span text:style-name="T1">наказал‎</text:span></text:span></text:p>
      <text:p><text:span text:style-name="Caption_20_characters"><text:span text:style-name="T1">بِلاَدُ الإِنْجِلِيزِ </text:span></text:span><text:span text:style-name="Drop_20_Caps"><text:span text:style-name="T1">страна ан­гличан, Англия‎</text:span></text:span></text:p>
      <text:p><text:span text:style-name="Caption_20_characters"><text:span text:style-name="T1">بِلاَدُ الأَمْرِيكَانِ </text:span></text:span><text:span text:style-name="Drop_20_Caps"><text:span text:style-name="T1">страна американцев, Америка‎</text:span></text:span></text:p>
      <text:p><text:span text:style-name="Caption_20_characters"><text:span text:style-name="T1">جَرِيمَةٌ </text:span></text:span><text:span text:style-name="Drop_20_Caps"><text:span text:style-name="T1">преступление‎</text:span></text:span></text:p>
      <text:p><text:span text:style-name="Caption_20_characters"><text:span text:style-name="T1">مَدَى الْحَيَاةِ </text:span></text:span><text:span text:style-name="Drop_20_Caps"><text:span text:style-name="T1">пожизнен­но‎</text:span></text:span></text:p>
      <text:p><text:span text:style-name="Caption_20_characters"><text:span text:style-name="T1">اَلسَّجْنُ مَدَى الْحَيَاةِ </text:span></text:span><text:span text:style-name="Drop_20_Caps"><text:span text:style-name="T1">пожизненное заключение‎</text:span></text:span></text:p>
      <text:p><text:span text:style-name="Caption_20_characters"><text:span text:style-name="T1">بَيْنَمَا... </text:span></text:span><text:span text:style-name="Drop_20_Caps"><text:span text:style-name="T1">в то время как…; между тем, как…‎</text:span></text:span></text:p>
      <text:p><text:span text:style-name="Caption_20_characters"><text:span text:style-name="T1">اِعْدَامٌ </text:span></text:span><text:span text:style-name="Drop_20_Caps"><text:span text:style-name="T1">расстрел, казнь‎</text:span></text:span></text:p>
      <text:p><text:span text:style-name="Caption_20_characters"><text:span text:style-name="T1">شَنْقٌ </text:span></text:span><text:span text:style-name="Drop_20_Caps"><text:span text:style-name="T1">повешение‎</text:span></text:span></text:p>
      <text:p><text:span text:style-name="Caption_20_characters"><text:span text:style-name="T1">بَشَرِيَّةٌ </text:span></text:span><text:span text:style-name="Drop_20_Caps"><text:span text:style-name="T1">человечество, че­ловеческий род‎</text:span></text:span></text:p>
      <text:p><text:span text:style-name="Caption_20_characters"><text:span text:style-name="T1">حُكْمٌ </text:span></text:span><text:span text:style-name="Drop_20_Caps"><text:span text:style-name="T1">приговор, решение‎</text:span></text:span></text:p>
      <text:p><text:span text:style-name="Caption_20_characters"><text:span text:style-name="T1">صَلُحَ </text:span></text:span><text:span text:style-name="Drop_20_Caps"><text:span text:style-name="T1">улучшился, испра­вился, пришёл вх орошее состояние‎</text:span></text:span></text:p>
      <text:p><text:span text:style-name="Caption_20_characters"><text:span text:style-name="T1">بِمِثْلِ الإِسْلاَمِ </text:span></text:span><text:span text:style-name="Drop_20_Caps"><text:span text:style-name="T1">как Ислам‎</text:span></text:span></text:p>
      <text:p><text:span text:style-name="Caption_20_characters"><text:span text:style-name="T1">سُنَّةٌ </text:span></text:span><text:span text:style-name="Drop_20_Caps"><text:span text:style-name="T1">закон‎</text:span></text:span></text:p>
      <text:p><text:span text:style-name="Caption_20_characters"><text:span text:style-name="T1">غَيَّرَ </text:span></text:span><text:span text:style-name="Drop_20_Caps"><text:span text:style-name="T1">изменил‎</text:span></text:span></text:p>
      <text:p><text:span text:style-name="Caption_20_characters"><text:span text:style-name="T1">اُمَّةٌ </text:span></text:span><text:span text:style-name="Drop_20_Caps"><text:span text:style-name="T1">нация, народ, умма‎</text:span></text:span></text:p>
      <text:p><text:span text:style-name="Caption_20_characters"><text:span text:style-name="T1">ذُلٌّ </text:span></text:span><text:span text:style-name="Drop_20_Caps"><text:span text:style-name="T1">унижение, низость‎</text:span></text:span></text:p>
      <text:p><text:span text:style-name="Caption_20_characters"><text:span text:style-name="T1">عِزٌّ </text:span></text:span><text:span text:style-name="Drop_20_Caps"><text:span text:style-name="T1">сила, могущество; ве­личие‎</text:span></text:span></text:p>
      <text:p><text:span text:style-name="Caption_20_characters"><text:span text:style-name="T1">سُنَّةُ اللَّهِ </text:span></text:span><text:span text:style-name="Drop_20_Caps"><text:span text:style-name="T1">закон Бога, объективный закон‎</text:span></text:span></text:p>
      <text:p><text:span text:style-name="Caption_20_characters"><text:span text:style-name="T1">جَرَتْ سُنَّةُ اللَّهِ </text:span></text:span><text:span text:style-name="Drop_20_Caps"><text:span text:style-name="T1">у Бога есть закон, по закону Бога принято‎</text:span></text:span></text:p>
      <text:p><text:span text:style-name="Caption_20_characters"><text:span text:style-name="T1">اَلإِعْدَامُ شَنْقًا </text:span></text:span><text:span text:style-name="Drop_20_Caps"><text:span text:style-name="T1">казнь че­рез повешение‎</text:span></text:span></text:p>
      <text:p><text:soft-page-break/><text:span text:style-name="Caption_20_characters"><text:span text:style-name="T1">بَذَلَ وُسْعَهُ </text:span></text:span><text:span text:style-name="Drop_20_Caps"><text:span text:style-name="T1">приложил все усилия, делал все возможное‎</text:span></text:span></text:p>
      <text:p><text:span text:style-name="Caption_20_characters"><text:span text:style-name="T1">سَعَى فِى نُصْرَةِ الدِّينِ </text:span></text:span><text:span text:style-name="Drop_20_Caps"><text:span text:style-name="T1">старался помочь религии, добивался помощи религии‎</text:span></text:span></text:p>
      <text:h text:outline-level="2"><text:span text:style-name="Drop_20_Caps"><text:span text:style-name="T1">Урок 92‎</text:span></text:span></text:h>
      <text:p><text:span text:style-name="Caption_20_characters"><text:span text:style-name="T1">نَعْلٌ </text:span></text:span><text:span text:style-name="Drop_20_Caps"><text:span text:style-name="T1">сандалии, тапочки, бо­соножки ‎</text:span></text:span></text:p>
      <text:p><text:span text:style-name="Caption_20_characters"><text:span text:style-name="T1">مِخْرَزٌ </text:span></text:span><text:span text:style-name="Drop_20_Caps"><text:span text:style-name="T1">шило‎</text:span></text:span></text:p>
      <text:p><text:span text:style-name="Caption_20_characters"><text:span text:style-name="T1">شَالٌ </text:span></text:span><text:span text:style-name="Drop_20_Caps"><text:span text:style-name="T1">шарф‎</text:span></text:span></text:p>
      <text:p><text:span text:style-name="Caption_20_characters"><text:span text:style-name="T1">دُكَّانٌ </text:span></text:span><text:span text:style-name="Drop_20_Caps"><text:span text:style-name="T1">лавка, ларёк‎</text:span></text:span></text:p>
      <text:p><text:span text:style-name="Caption_20_characters"><text:span text:style-name="T1">صَادِقٌ </text:span></text:span><text:span text:style-name="Drop_20_Caps"><text:span text:style-name="T1">правдивый‎</text:span></text:span></text:p>
      <text:p><text:span text:style-name="Caption_20_characters"><text:span text:style-name="T1">غَدِيرٌ </text:span></text:span><text:span text:style-name="Drop_20_Caps"><text:span text:style-name="T1">лужа, пруд‎</text:span></text:span></text:p>
      <text:p><text:span text:style-name="Caption_20_characters"><text:span text:style-name="T1">نَقَّ </text:span></text:span><text:span text:style-name="Drop_20_Caps"><text:span text:style-name="T1">квакал‎</text:span></text:span></text:p>
      <text:p><text:span text:style-name="Caption_20_characters"><text:span text:style-name="T1">بَرَّمَائِىٌّ </text:span></text:span><text:span text:style-name="Drop_20_Caps"><text:span text:style-name="T1">земноводный‎</text:span></text:span></text:p>
      <text:p><text:span text:style-name="Caption_20_characters"><text:span text:style-name="T1">بَرَى </text:span></text:span><text:span text:style-name="Drop_20_Caps"><text:span text:style-name="T1">чинил, заострил‎</text:span></text:span></text:p>
      <text:p><text:span text:style-name="Caption_20_characters"><text:span text:style-name="T1">خَاطَبَ </text:span></text:span><text:span text:style-name="Drop_20_Caps"><text:span text:style-name="T1">обратился (к кому-л.)‎</text:span></text:span></text:p>
      <text:p><text:span text:style-name="Caption_20_characters"><text:span text:style-name="T1">مُخَاطِبًا </text:span></text:span><text:span text:style-name="Drop_20_Caps"><text:span text:style-name="T1">обращаясь‎</text:span></text:span></text:p>
      <text:p><text:span text:style-name="Caption_20_characters"><text:span text:style-name="T1">اِسْكَافٌ </text:span></text:span><text:span text:style-name="Drop_20_Caps"><text:span text:style-name="T1">сапожник‎</text:span></text:span></text:p>
      <text:p><text:span text:style-name="Caption_20_characters"><text:span text:style-name="T1">ضِفْدَعٌ </text:span></text:span><text:span text:style-name="Drop_20_Caps"><text:span text:style-name="T1">лягушка‎</text:span></text:span></text:p>
      <text:p><text:span text:style-name="Caption_20_characters"><text:span text:style-name="T1">ثَقَبَ </text:span></text:span><text:span text:style-name="Drop_20_Caps"><text:span text:style-name="T1">сверлил, проколол‎</text:span></text:span></text:p>
      <text:p><text:span text:style-name="Caption_20_characters"><text:span text:style-name="T1">حَضَرَتِ الْقَهْوَةُ </text:span></text:span><text:span text:style-name="Drop_20_Caps"><text:span text:style-name="T1">кофе го­тов, кофе подали‎</text:span></text:span></text:p>
      <text:p><text:span text:style-name="Caption_20_characters"><text:span text:style-name="T1">حَضَرَتِ الصَّلاَةُ </text:span></text:span><text:span text:style-name="Drop_20_Caps"><text:span text:style-name="T1">наста­ло время намаза‎</text:span></text:span></text:p>
      <text:p><text:span text:style-name="Caption_20_characters"><text:span text:style-name="T1">يَسُرُّنِى </text:span></text:span><text:span text:style-name="Drop_20_Caps"><text:span text:style-name="T1">я рад, что…, меня радует‎</text:span></text:span></text:p>
      <text:p><text:span text:style-name="Caption_20_characters"><text:span text:style-name="T1">جَلَبَ </text:span></text:span><text:span text:style-name="Drop_20_Caps"><text:span text:style-name="T1">привёз, принёс‎</text:span></text:span></text:p>
      <text:p><text:span text:style-name="Caption_20_characters"><text:span text:style-name="T1">بِكُلِّ سُرُورٍ </text:span></text:span><text:span text:style-name="Drop_20_Caps"><text:span text:style-name="T1">с большой ра­достью‎</text:span></text:span></text:p>
      <text:p><text:span text:style-name="Caption_20_characters"><text:span text:style-name="T1">تَقِىٌّ </text:span></text:span><text:span text:style-name="Drop_20_Caps"><text:span text:style-name="T1">богобоязненный, ‎</text:span></text:span></text:p>
      <text:p><text:span text:style-name="Caption_20_characters"><text:span text:style-name="T1">مُحِبٌّ لِلْعِلْمِ </text:span></text:span><text:span text:style-name="Drop_20_Caps"><text:span text:style-name="T1">благоче­стивый, любознательный, любящий знание, ‎</text:span></text:span></text:p>
      <text:p><text:span text:style-name="Caption_20_characters"><text:span text:style-name="T1">اَللَّهُ يَرْضَى عَنْكَ </text:span></text:span><text:span text:style-name="Drop_20_Caps"><text:span text:style-name="T1">да бу­дет доволен тобой Бог‎</text:span></text:span></text:p>
      <text:p><text:span text:style-name="Caption_20_characters"><text:span text:style-name="T1">حَرَصَ </text:span></text:span><text:span text:style-name="Drop_20_Caps"><text:span text:style-name="T1">старался‎</text:span></text:span></text:p>
      <text:p><text:span text:style-name="Caption_20_characters"><text:span text:style-name="T1">صَاحَبَ </text:span></text:span><text:span text:style-name="Drop_20_Caps"><text:span text:style-name="T1">дружил‎</text:span></text:span></text:p>
      <text:h text:outline-level="2"><text:span text:style-name="Drop_20_Caps"><text:span text:style-name="T1">Урок 93‎</text:span></text:span></text:h>
      <text:p><text:span text:style-name="Caption_20_characters"><text:span text:style-name="T1">هُدْبٌ </text:span></text:span><text:span text:style-name="Drop_20_Caps"><text:span text:style-name="T1">ресницы‎</text:span></text:span></text:p>
      <text:p><text:span text:style-name="Caption_20_characters"><text:span text:style-name="T1">جَفْنٌ </text:span></text:span><text:span text:style-name="Drop_20_Caps"><text:span text:style-name="T1">веко‎</text:span></text:span></text:p>
      <text:p><text:span text:style-name="Caption_20_characters"><text:span text:style-name="T1">حَاجِبٌ </text:span></text:span><text:span text:style-name="Drop_20_Caps"><text:span text:style-name="T1">бровь‎</text:span></text:span></text:p>
      <text:p><text:span text:style-name="Caption_20_characters"><text:span text:style-name="T1">أَنْفٌ </text:span></text:span><text:span text:style-name="Drop_20_Caps"><text:span text:style-name="T1">нос‎</text:span></text:span></text:p>
      <text:p><text:span text:style-name="Caption_20_characters"><text:span text:style-name="T1">شَارِبٌ </text:span></text:span><text:span text:style-name="Drop_20_Caps"><text:span text:style-name="T1">ус‎</text:span></text:span></text:p>
      <text:p><text:span text:style-name="Caption_20_characters"><text:span text:style-name="T1">لِحْيَةٌ </text:span></text:span><text:span text:style-name="Drop_20_Caps"><text:span text:style-name="T1">борода‎</text:span></text:span></text:p>
      <text:p><text:span text:style-name="Caption_20_characters"><text:span text:style-name="T1">عُضْو </text:span></text:span><text:span text:style-name="Drop_20_Caps"><text:span text:style-name="T1">орган (тела)‎</text:span></text:span></text:p>
      <text:p><text:span text:style-name="Caption_20_characters"><text:span text:style-name="T1">وَظِيفَةٌ </text:span></text:span><text:span text:style-name="Drop_20_Caps"><text:span text:style-name="T1">функция, назначе­ние‎</text:span></text:span></text:p>
      <text:p><text:span text:style-name="Caption_20_characters"><text:span text:style-name="T1">أُحَادُ </text:span></text:span><text:span text:style-name="Drop_20_Caps"><text:span text:style-name="T1">по одному‎</text:span></text:span></text:p>
      <text:p><text:span text:style-name="Caption_20_characters"><text:span text:style-name="T1">مَثْنَى </text:span></text:span><text:span text:style-name="Drop_20_Caps"><text:span text:style-name="T1">по два‎</text:span></text:span></text:p>
      <text:p><text:span text:style-name="Caption_20_characters"><text:span text:style-name="T1">مِنْهَا مَا هُوَ </text:span></text:span><text:span text:style-name="Drop_20_Caps"><text:span text:style-name="T1">из них есть то, что…‎</text:span></text:span></text:p>
      <text:p><text:span text:style-name="Caption_20_characters"><text:span text:style-name="T1">شَمَّ </text:span></text:span><text:span text:style-name="Drop_20_Caps"><text:span text:style-name="T1">понюхал, обонял‎</text:span></text:span></text:p>
      <text:p><text:span text:style-name="Caption_20_characters"><text:span text:style-name="T1">رَائِحَةٌ </text:span></text:span><text:span text:style-name="Drop_20_Caps"><text:span text:style-name="T1">запах‎</text:span></text:span></text:p>
      <text:p><text:span text:style-name="Caption_20_characters"><text:span text:style-name="T1">لِمَ لاَ تَقْرَأُ؟ </text:span></text:span><text:span text:style-name="Drop_20_Caps"><text:span text:style-name="T1">почему ты не читаешь?‎</text:span></text:span></text:p>
      <text:p><text:span text:style-name="Caption_20_characters"><text:span text:style-name="T1">عَمَّا قَرِيبٍ </text:span></text:span><text:span text:style-name="Drop_20_Caps"><text:span text:style-name="T1">скоро, вскоре‎</text:span></text:span></text:p>
      <text:p><text:span text:style-name="Caption_20_characters"><text:span text:style-name="T1">جَزَّ </text:span></text:span><text:span text:style-name="Drop_20_Caps"><text:span text:style-name="T1">стриг‎</text:span></text:span></text:p>
      <text:p><text:span text:style-name="Caption_20_characters"><text:span text:style-name="T1">جَزَّ الصُّوفَ </text:span></text:span><text:span text:style-name="Drop_20_Caps"><text:span text:style-name="T1">стриг шерсть‎</text:span></text:span></text:p>
      <text:p><text:span text:style-name="Caption_20_characters"><text:span text:style-name="T1">اَعْفَى اللِّحْيَةَ </text:span></text:span><text:span text:style-name="Drop_20_Caps"><text:span text:style-name="T1">отпустил бороду‎</text:span></text:span></text:p>
      <text:p><text:span text:style-name="Caption_20_characters"><text:span text:style-name="T1">شَعْرَةٌ </text:span></text:span><text:span text:style-name="Drop_20_Caps"><text:span text:style-name="T1">волос, волосок‎</text:span></text:span></text:p>
      <text:p><text:span text:style-name="Caption_20_characters"><text:span text:style-name="T1">شَعْرٌ </text:span></text:span><text:span text:style-name="Drop_20_Caps"><text:span text:style-name="T1">волосы‎</text:span></text:span></text:p>
      <text:p><text:span text:style-name="Caption_20_characters"><text:span text:style-name="T1">وَ لَوْ مَرَّةً </text:span></text:span><text:span text:style-name="Drop_20_Caps"><text:span text:style-name="T1">хоть раз‎</text:span></text:span></text:p>
      <text:p><text:span text:style-name="Caption_20_characters"><text:span text:style-name="T1">طَرَفٌ </text:span></text:span><text:span text:style-name="Drop_20_Caps"><text:span text:style-name="T1">край, конец‎</text:span></text:span></text:p>
      <text:p><text:span text:style-name="Caption_20_characters"><text:span text:style-name="T1">قَلَمَ </text:span></text:span><text:span text:style-name="Drop_20_Caps"><text:span text:style-name="T1">обрезал‎</text:span></text:span></text:p>
      <text:p><text:span text:style-name="Caption_20_characters"><text:span text:style-name="T1">قَلَمَ الظُّفْرَ </text:span></text:span><text:span text:style-name="Drop_20_Caps"><text:span text:style-name="T1">обрезал ногти‎</text:span></text:span></text:p>
      <text:p><text:span text:style-name="Caption_20_characters"><text:span text:style-name="T1">دَهَنَ </text:span></text:span><text:span text:style-name="Drop_20_Caps"><text:span text:style-name="T1">смазал маслом‎</text:span></text:span></text:p>
      <text:p><text:span text:style-name="Caption_20_characters"><text:span text:style-name="T1">سَرَّحَ </text:span></text:span><text:span text:style-name="Drop_20_Caps"><text:span text:style-name="T1">причесал‎</text:span></text:span></text:p>
      <text:p><text:span text:style-name="Caption_20_characters"><text:span text:style-name="T1">سَرَّحَ شَعْرَهُ </text:span></text:span><text:span text:style-name="Drop_20_Caps"><text:span text:style-name="T1">причёсывалс­я‎</text:span></text:span></text:p>
      <text:p><text:span text:style-name="Caption_20_characters"><text:span text:style-name="T1">أَحْفَى الشَّارِبَ </text:span></text:span><text:span text:style-name="Drop_20_Caps"><text:span text:style-name="T1">коротко стриг усы‎</text:span></text:span></text:p>
      <text:p><text:span text:style-name="Caption_20_characters"><text:span text:style-name="T1">مَجُوسِىٌّ </text:span></text:span><text:span text:style-name="Drop_20_Caps"><text:span text:style-name="T1">маг, огне­поклонник‎</text:span></text:span></text:p>
      <text:h text:outline-level="2"><text:span text:style-name="Drop_20_Caps"><text:span text:style-name="T1">Урок 94‎</text:span></text:span></text:h>
      <text:p><text:span text:style-name="Caption_20_characters"><text:span text:style-name="T1">بُنْدُقِيَّةٌ </text:span></text:span><text:span text:style-name="Drop_20_Caps"><text:span text:style-name="T1">ружьё‎</text:span></text:span></text:p>
      <text:p><text:span text:style-name="Caption_20_characters"><text:span text:style-name="T1">خَرْطُوشَةٌ </text:span></text:span><text:span text:style-name="Drop_20_Caps"><text:span text:style-name="T1">патрон‎</text:span></text:span></text:p>
      <text:p><text:span text:style-name="Caption_20_characters"><text:span text:style-name="T1">كَرِيمٌ </text:span></text:span><text:span text:style-name="Drop_20_Caps"><text:span text:style-name="T1">благородный, вели­кодушный‎</text:span></text:span></text:p>
      <text:p><text:span text:style-name="Caption_20_characters"><text:span text:style-name="T1">سَخِىٌّ </text:span></text:span><text:span text:style-name="Drop_20_Caps"><text:span text:style-name="T1">щедрый‎</text:span></text:span></text:p>
      <text:p><text:span text:style-name="Caption_20_characters"><text:span text:style-name="T1">بَخِيلٌ </text:span></text:span><text:span text:style-name="Drop_20_Caps"><text:span text:style-name="T1">скупой‎</text:span></text:span></text:p>
      <text:p><text:span text:style-name="Caption_20_characters"><text:span text:style-name="T1">فِيمَا مَضَى </text:span></text:span><text:span text:style-name="Drop_20_Caps"><text:span text:style-name="T1">в прошлом‎</text:span></text:span></text:p>
      <text:p><text:span text:style-name="Caption_20_characters"><text:span text:style-name="T1">غَيْرُهُ </text:span></text:span><text:span text:style-name="Drop_20_Caps"><text:span text:style-name="T1">другой, кроме него‎</text:span></text:span></text:p>
      <text:p><text:span text:style-name="Caption_20_characters"><text:span text:style-name="T1">اِسْتَغْنَى عَنْ... </text:span></text:span><text:span text:style-name="Drop_20_Caps"><text:span text:style-name="T1">обхо­дился, не нуждался‎</text:span></text:span></text:p>
      <text:p><text:span text:style-name="Caption_20_characters"><text:span text:style-name="T1">سَائِلٌ </text:span></text:span><text:span text:style-name="Drop_20_Caps"><text:span text:style-name="T1">нищий, попро­шайка‎</text:span></text:span></text:p>
      <text:p><text:span text:style-name="Caption_20_characters"><text:span text:style-name="T1">رَدَّ </text:span></text:span><text:span text:style-name="Drop_20_Caps"><text:span text:style-name="T1">отогнал, отбил, отразил‎</text:span></text:span></text:p>
      <text:p><text:span text:style-name="Caption_20_characters"><text:span text:style-name="T1">قِطْعَةٌ </text:span></text:span><text:span text:style-name="Drop_20_Caps"><text:span text:style-name="T1">кусок‎</text:span></text:span></text:p>
      <text:p><text:span text:style-name="Caption_20_characters"><text:span text:style-name="T1">شَرْبَةٌ </text:span></text:span><text:span text:style-name="Drop_20_Caps"><text:span text:style-name="T1">глоток‎</text:span></text:span></text:p>
      <text:p><text:span text:style-name="Caption_20_characters"><text:span text:style-name="T1">بِخِلاَفِ... </text:span></text:span><text:span text:style-name="Drop_20_Caps"><text:span text:style-name="T1">в отличии, в противоположность ‎</text:span></text:span></text:p>
      <text:p><text:span text:style-name="Caption_20_characters"><text:span text:style-name="T1">تَصَدَّقَ عَلَى... </text:span></text:span><text:span text:style-name="Drop_20_Caps"><text:span text:style-name="T1">дал ми­лостыню‎</text:span></text:span></text:p>
      <text:p><text:span text:style-name="Caption_20_characters"><text:span text:style-name="T1">مَعْرُوفٌ بِ... </text:span></text:span><text:span text:style-name="Drop_20_Caps"><text:span text:style-name="T1">известный‎</text:span></text:span></text:p>
      <text:p><text:span text:style-name="Caption_20_characters"><text:span text:style-name="T1">كَرَمٌ </text:span></text:span><text:span text:style-name="Drop_20_Caps"><text:span text:style-name="T1">благородство, вели­кодушие‎</text:span></text:span></text:p>
      <text:p><text:span text:style-name="Caption_20_characters"><text:span text:style-name="T1">شُحٌّ </text:span></text:span><text:span text:style-name="Drop_20_Caps"><text:span text:style-name="T1">жадность, скупость‎</text:span></text:span></text:p>
      <text:p><text:span text:style-name="Caption_20_characters"><text:span text:style-name="T1">سَخَاءٌ </text:span></text:span><text:span text:style-name="Drop_20_Caps"><text:span text:style-name="T1">щедрость‎</text:span></text:span></text:p>
      <text:p><text:span text:style-name="Caption_20_characters"><text:span text:style-name="T1">بُخْلٌ </text:span></text:span><text:span text:style-name="Drop_20_Caps"><text:span text:style-name="T1">скупость‎</text:span></text:span></text:p>
      <text:p><text:span text:style-name="Caption_20_characters"><text:span text:style-name="T1">بَقِىَ </text:span></text:span><text:span text:style-name="Drop_20_Caps"><text:span text:style-name="T1">остался‎</text:span></text:span></text:p>
      <text:p><text:span text:style-name="Caption_20_characters"><text:span text:style-name="T1">لَهُ اَنْ... </text:span></text:span><text:span text:style-name="Drop_20_Caps"><text:span text:style-name="T1">он может, имеет право‎</text:span></text:span></text:p>
      <text:p><text:span text:style-name="Caption_20_characters"><text:span text:style-name="T1">لَيْسَ لَهُ اَنْ... </text:span></text:span><text:span text:style-name="Drop_20_Caps"><text:span text:style-name="T1">он не мо­жет, он не имеет права‎</text:span></text:span></text:p>
      <text:p><text:span text:style-name="Caption_20_characters"><text:span text:style-name="T1">اِفْتَخَرَ </text:span></text:span><text:span text:style-name="Drop_20_Caps"><text:span text:style-name="T1">гордился‎</text:span></text:span></text:p>
      <text:p><text:span text:style-name="Caption_20_characters"><text:span text:style-name="T1">اِنْطَلَقَ </text:span></text:span><text:span text:style-name="Drop_20_Caps"><text:span text:style-name="T1">отправился, пу­стился в путь‎</text:span></text:span></text:p>
      <text:p><text:span text:style-name="Caption_20_characters"><text:span text:style-name="T1">اِحْتَطَبَ </text:span></text:span><text:span text:style-name="Drop_20_Caps"><text:span text:style-name="T1">собрал дрова‎</text:span></text:span></text:p>
      <text:p><text:span text:style-name="Caption_20_characters"><text:span text:style-name="T1">اِسْتَصْحَبَ </text:span></text:span><text:span text:style-name="Drop_20_Caps"><text:span text:style-name="T1">взял с собой‎</text:span></text:span></text:p>
      <text:p><text:span text:style-name="Caption_20_characters"><text:span text:style-name="T1">وَحْشٌ </text:span></text:span><text:span text:style-name="Drop_20_Caps"><text:span text:style-name="T1">зверь, дикое жи­вотное‎</text:span></text:span></text:p>
      <text:p><text:span text:style-name="Caption_20_characters"><text:span text:style-name="T1">صَادَ الْوَحْشَ </text:span></text:span><text:span text:style-name="Drop_20_Caps"><text:span text:style-name="T1">поймал, убил зверя, охотился на зверя‎</text:span></text:span></text:p>
      <text:p><text:span text:style-name="Caption_20_characters"><text:span text:style-name="T1">فَارِغٌ </text:span></text:span><text:span text:style-name="Drop_20_Caps"><text:span text:style-name="T1">пустой‎</text:span></text:span></text:p>
      <text:p><text:span text:style-name="Caption_20_characters"><text:span text:style-name="T1">عَبَّأَ </text:span></text:span><text:span text:style-name="Drop_20_Caps"><text:span text:style-name="T1">наполнил, насыпал‎</text:span></text:span></text:p>
      <text:h text:outline-level="2"><text:span text:style-name="Drop_20_Caps"><text:span text:style-name="T1">Урок 95‎</text:span></text:span></text:h>
      <text:p><text:span text:style-name="Caption_20_characters"><text:span text:style-name="T1">ظَهَرَ الإِسْلاَمُ عَلَى سَائِرِ الأَدْيَانِ </text:span></text:span><text:span text:style-name="Drop_20_Caps"><text:span text:style-name="T1">Ислам </text:span></text:span><text:soft-page-break/><text:span text:style-name="Drop_20_Caps"><text:span text:style-name="T1">одержал верх над другими религиями ‎</text:span></text:span></text:p>
      <text:p><text:span text:style-name="Caption_20_characters"><text:span text:style-name="T1">فِى شَأْنِ... </text:span></text:span><text:span text:style-name="Drop_20_Caps"><text:span text:style-name="T1">по поводу…, на счет…‎</text:span></text:span></text:p>
      <text:p><text:span text:style-name="Caption_20_characters"><text:span text:style-name="T1">مَاضٍ </text:span></text:span><text:span text:style-name="Drop_20_Caps"><text:span text:style-name="T1">продолжающийся, не прекращающийся‎</text:span></text:span></text:p>
      <text:p><text:span text:style-name="Caption_20_characters"><text:span text:style-name="T1">بِمَا يَقْدِرُ </text:span></text:span><text:span text:style-name="Drop_20_Caps"><text:span text:style-name="T1">чем может‎</text:span></text:span></text:p>
      <text:p><text:span text:style-name="Caption_20_characters"><text:span text:style-name="T1">وَجَبَ </text:span></text:span><text:span text:style-name="Drop_20_Caps"><text:span text:style-name="T1">стал обязательным, должным‎</text:span></text:span></text:p>
      <text:p><text:span text:style-name="Caption_20_characters"><text:span text:style-name="T1">وَاجِبٌ </text:span></text:span><text:span text:style-name="Drop_20_Caps"><text:span text:style-name="T1">обязательный‎</text:span></text:span></text:p>
      <text:p><text:span text:style-name="Caption_20_characters"><text:span text:style-name="T1">وَ هَكَذَا دَوَالَيْكَ </text:span></text:span><text:span text:style-name="Drop_20_Caps"><text:span text:style-name="T1">и так да­лее‎</text:span></text:span></text:p>
      <text:p><text:span text:style-name="Caption_20_characters"><text:span text:style-name="T1">تَفَكَّرَ </text:span></text:span><text:span text:style-name="Drop_20_Caps"><text:span text:style-name="T1">думал, размышлял‎</text:span></text:span></text:p>
      <text:p><text:span text:style-name="Caption_20_characters"><text:span text:style-name="T1">مِرْآةٌ </text:span></text:span><text:span text:style-name="Drop_20_Caps"><text:span text:style-name="T1">зеркало‎</text:span></text:span></text:p>
      <text:p><text:span text:style-name="Caption_20_characters"><text:span text:style-name="T1">حَسَّنَ </text:span></text:span><text:span text:style-name="Drop_20_Caps"><text:span text:style-name="T1">украсил‎</text:span></text:span></text:p>
      <text:p><text:span text:style-name="Caption_20_characters"><text:span text:style-name="T1">كَىْ يَكُونَ </text:span></text:span><text:span text:style-name="Drop_20_Caps"><text:span text:style-name="T1">чтобы был‎</text:span></text:span></text:p>
      <text:p><text:span text:style-name="Caption_20_characters"><text:span text:style-name="T1">مَيِّتٌ </text:span></text:span><text:span text:style-name="Drop_20_Caps"><text:span text:style-name="T1">мёртвый‎</text:span></text:span></text:p>
      <text:p><text:span text:style-name="Caption_20_characters"><text:span text:style-name="T1">رَسْمٌ </text:span></text:span><text:span text:style-name="Drop_20_Caps"><text:span text:style-name="T1">рисование‎</text:span></text:span></text:p>
      <text:p><text:span text:style-name="Caption_20_characters"><text:span text:style-name="T1">تَبَعْثَرَ </text:span></text:span><text:span text:style-name="Drop_20_Caps"><text:span text:style-name="T1">рассеялся, рассы­пался‎</text:span></text:span></text:p>
      <text:p><text:span text:style-name="Caption_20_characters"><text:span text:style-name="T1">ضَاعَ </text:span></text:span><text:span text:style-name="Drop_20_Caps"><text:span text:style-name="T1">пропал‎</text:span></text:span></text:p>
      <text:p><text:span text:style-name="Caption_20_characters"><text:span text:style-name="T1">حَافَظَ عَلَى... </text:span></text:span><text:span text:style-name="Drop_20_Caps"><text:span text:style-name="T1">соблюдал‎</text:span></text:span></text:p>
      <text:p><text:span text:style-name="Caption_20_characters"><text:span text:style-name="T1">حَافَظَ عَلَى النَّظَافَةِ </text:span></text:span><text:span text:style-name="Drop_20_Caps"><text:span text:style-name="T1">соблюдал чистоту‎</text:span></text:span></text:p>
      <text:p><text:span text:style-name="Caption_20_characters"><text:span text:style-name="T1">حَافَظَ عَلَى الصَّلاَةِ </text:span></text:span><text:span text:style-name="Drop_20_Caps"><text:span text:style-name="T1">соблюдал намаз‎</text:span></text:span></text:p>
      <text:p><text:span text:style-name="Caption_20_characters"><text:span text:style-name="T1">صَامَ </text:span></text:span><text:span text:style-name="Drop_20_Caps"><text:span text:style-name="T1">постился, соблюдал пост, уразу‎</text:span></text:span></text:p>
      <text:p><text:span text:style-name="Caption_20_characters"><text:span text:style-name="T1">وَسَّخَ </text:span></text:span><text:span text:style-name="Drop_20_Caps"><text:span text:style-name="T1">пачкал‎</text:span></text:span></text:p>
      <text:p><text:span text:style-name="Caption_20_characters"><text:span text:style-name="T1">عَلَى وَجْهِ لأَرْرْضِ </text:span></text:span><text:span text:style-name="Drop_20_Caps"><text:span text:style-name="T1">на поверхности Земли‎</text:span></text:span></text:p>
      <text:p><text:span text:style-name="Caption_20_characters"><text:span text:style-name="T1">حُكْمٌ </text:span></text:span><text:span text:style-name="Drop_20_Caps"><text:span text:style-name="T1">власть‎</text:span></text:span></text:p>
      <text:h text:outline-level="2"><text:span text:style-name="Drop_20_Caps"><text:span text:style-name="T1">Урок 96‎</text:span></text:span></text:h>
      <text:p><text:span text:style-name="Caption_20_characters"><text:span text:style-name="T1">آلَةُ التَّصْوِيرِ </text:span></text:span><text:span text:style-name="Drop_20_Caps"><text:span text:style-name="T1">фотоаппа­рат‎</text:span></text:span></text:p>
      <text:p><text:span text:style-name="Caption_20_characters"><text:span text:style-name="T1">لِجَامٌ </text:span></text:span><text:span text:style-name="Drop_20_Caps"><text:span text:style-name="T1">узда‎</text:span></text:span></text:p>
      <text:p><text:span text:style-name="Caption_20_characters"><text:span text:style-name="T1">سَرْجٌ </text:span></text:span><text:span text:style-name="Drop_20_Caps"><text:span text:style-name="T1">седло‎</text:span></text:span></text:p>
      <text:p><text:span text:style-name="Caption_20_characters"><text:span text:style-name="T1">حَاضِنَةٌ </text:span></text:span><text:span text:style-name="Drop_20_Caps"><text:span text:style-name="T1">нянька, мамка‎</text:span></text:span></text:p>
      <text:p><text:span text:style-name="Caption_20_characters"><text:span text:style-name="T1">وَلِيدٌ </text:span></text:span><text:span text:style-name="Drop_20_Caps"><text:span text:style-name="T1">дитя, новорождён­ный‎</text:span></text:span></text:p>
      <text:p><text:span text:style-name="Caption_20_characters"><text:span text:style-name="T1">سَقَاهُ مَاءً </text:span></text:span><text:span text:style-name="Drop_20_Caps"><text:span text:style-name="T1">напоил водой‎</text:span></text:span></text:p>
      <text:p><text:span text:style-name="Caption_20_characters"><text:span text:style-name="T1">قَمَطَ </text:span></text:span><text:span text:style-name="Drop_20_Caps"><text:span text:style-name="T1">пеленал, свил (ребён­ка)‎</text:span></text:span></text:p>
      <text:p><text:span text:style-name="Caption_20_characters"><text:span text:style-name="T1">نَوَّمَ </text:span></text:span><text:span text:style-name="Drop_20_Caps"><text:span text:style-name="T1">уложил спать, усыпил‎</text:span></text:span></text:p>
      <text:p><text:span text:style-name="Caption_20_characters"><text:span text:style-name="T1">نَوَّمَ الْوَلِيدَ </text:span></text:span><text:span text:style-name="Drop_20_Caps"><text:span text:style-name="T1">уложил ребён­ка спать‎</text:span></text:span></text:p>
      <text:p><text:span text:style-name="Caption_20_characters"><text:span text:style-name="T1">مُرْ </text:span></text:span><text:span text:style-name="Drop_20_Caps"><text:span text:style-name="T1">прикажи‎</text:span></text:span></text:p>
      <text:p><text:span text:style-name="Caption_20_characters"><text:span text:style-name="T1">خَادِمٌ </text:span></text:span><text:span text:style-name="Drop_20_Caps"><text:span text:style-name="T1">слуга‎</text:span></text:span></text:p>
      <text:p><text:span text:style-name="Caption_20_characters"><text:span text:style-name="T1">خَادِمَةٌ </text:span></text:span><text:span text:style-name="Drop_20_Caps"><text:span text:style-name="T1">служанка‎</text:span></text:span></text:p>
      <text:p><text:span text:style-name="Caption_20_characters"><text:span text:style-name="T1">مَهْدٌ </text:span></text:span><text:span text:style-name="Drop_20_Caps"><text:span text:style-name="T1">люлька, колыбель‎</text:span></text:span></text:p>
      <text:p><text:span text:style-name="Caption_20_characters"><text:span text:style-name="T1">لَحْدٌ </text:span></text:span><text:span text:style-name="Drop_20_Caps"><text:span text:style-name="T1">могила‎</text:span></text:span></text:p>
      <text:p><text:span text:style-name="Caption_20_characters"><text:span text:style-name="T1">أَلْجَمَ </text:span></text:span><text:span text:style-name="Drop_20_Caps"><text:span text:style-name="T1">надел узду‎</text:span></text:span></text:p>
      <text:p><text:span text:style-name="Caption_20_characters"><text:span text:style-name="T1">أَسْرَجَ </text:span></text:span><text:span text:style-name="Drop_20_Caps"><text:span text:style-name="T1">оседлал‎</text:span></text:span></text:p>
      <text:p><text:span text:style-name="Caption_20_characters"><text:span text:style-name="T1">مَصْنُوعٌ </text:span></text:span><text:span text:style-name="Drop_20_Caps"><text:span text:style-name="T1">сделанный, изго­товленный‎</text:span></text:span></text:p>
      <text:p><text:span text:style-name="Caption_20_characters"><text:span text:style-name="T1">عَزَمَ عَلَى... </text:span></text:span><text:span text:style-name="Drop_20_Caps"><text:span text:style-name="T1">решил, воз­намерился‎</text:span></text:span></text:p>
      <text:p><text:span text:style-name="Caption_20_characters"><text:span text:style-name="T1">جِلْدٌ </text:span></text:span><text:span text:style-name="Drop_20_Caps"><text:span text:style-name="T1">кожа‎</text:span></text:span></text:p>
      <text:p><text:span text:style-name="Caption_20_characters"><text:span text:style-name="T1">عَلَى مَهْلٍ </text:span></text:span><text:span text:style-name="Drop_20_Caps"><text:span text:style-name="T1">медленно‎</text:span></text:span></text:p>
      <text:p><text:span text:style-name="Caption_20_characters"><text:span text:style-name="T1">مَشَى عَلَى مَهْلٍ </text:span></text:span><text:span text:style-name="Drop_20_Caps"><text:span text:style-name="T1">хо­дил, пошёл медленно‎</text:span></text:span></text:p>
      <text:p><text:span text:style-name="Caption_20_characters"><text:span text:style-name="T1">حُزْمَةٌ </text:span></text:span><text:span text:style-name="Drop_20_Caps"><text:span text:style-name="T1">кипа, пачка‎</text:span></text:span></text:p>
      <text:p><text:span text:style-name="Caption_20_characters"><text:span text:style-name="T1">سَمِيكٌ </text:span></text:span><text:span text:style-name="Drop_20_Caps"><text:span text:style-name="T1">толстый‎</text:span></text:span></text:p>
      <text:p><text:span text:style-name="Caption_20_characters"><text:span text:style-name="T1">لَوَازِمُ الْكِتَابَةِ </text:span></text:span><text:span text:style-name="Drop_20_Caps"><text:span text:style-name="T1">письмен­ные принадлежности‎</text:span></text:span></text:p>
      <text:p><text:span text:style-name="Caption_20_characters"><text:span text:style-name="T1">تَعَوَّدَ </text:span></text:span><text:span text:style-name="Drop_20_Caps"><text:span text:style-name="T1">привык‎</text:span></text:span></text:p>
      <text:p><text:span text:style-name="Caption_20_characters"><text:span text:style-name="T1">صَوَّرَ </text:span></text:span><text:span text:style-name="Drop_20_Caps"><text:span text:style-name="T1">фотографировал, снял‎</text:span></text:span></text:p>
      <text:p><text:span text:style-name="Caption_20_characters"><text:span text:style-name="T1">مُصَوِّرٌ </text:span></text:span><text:span text:style-name="Drop_20_Caps"><text:span text:style-name="T1">фотограф‎</text:span></text:span></text:p>
      <text:p><text:span text:style-name="Caption_20_characters"><text:span text:style-name="T1">غَرِيبٌ </text:span></text:span><text:span text:style-name="Drop_20_Caps"><text:span text:style-name="T1">странный‎</text:span></text:span></text:p>
      <text:p><text:span text:style-name="Caption_20_characters"><text:span text:style-name="T1">غَرِيبُ الشَّكْلِ </text:span></text:span><text:span text:style-name="Drop_20_Caps"><text:span text:style-name="T1">странной формы‎</text:span></text:span></text:p>
      <text:p><text:span text:style-name="Caption_20_characters"><text:span text:style-name="T1">اَشْبَهَ </text:span></text:span><text:span text:style-name="Drop_20_Caps"><text:span text:style-name="T1">был похожим‎</text:span></text:span></text:p>
      <text:p><text:span text:style-name="Caption_20_characters"><text:span text:style-name="T1">لاَ يُشْبِهُ </text:span></text:span><text:span text:style-name="Drop_20_Caps"><text:span text:style-name="T1">непохожий‎</text:span></text:span></text:p>
      <text:p><text:span text:style-name="Caption_20_characters"><text:span text:style-name="T1">حَجْمٌ </text:span></text:span><text:span text:style-name="Drop_20_Caps"><text:span text:style-name="T1">размер, габарит‎</text:span></text:span></text:p>
      <text:p><text:span text:style-name="Caption_20_characters"><text:span text:style-name="T1">صَغِيرُ الْحَجْمِ </text:span></text:span><text:span text:style-name="Drop_20_Caps"><text:span text:style-name="T1">малогаба­ритный, небольшого размера‎</text:span></text:span></text:p>
      <text:p><text:span text:style-name="Caption_20_characters"><text:span text:style-name="T1">كَبِيرُ الْحَجْمِ </text:span></text:span><text:span text:style-name="Drop_20_Caps"><text:span text:style-name="T1">громозд­кий, крупногабаритный‎</text:span></text:span></text:p>
      <text:p><text:span text:style-name="Caption_20_characters"><text:span text:style-name="T1">عَادِىٌّ </text:span></text:span><text:span text:style-name="Drop_20_Caps"><text:span text:style-name="T1">обыкновенный, обычный‎</text:span></text:span></text:p>
      <text:p><text:span text:style-name="Caption_20_characters"><text:span text:style-name="T1">اِتَّخَذَ صَدِيقًا </text:span></text:span><text:span text:style-name="Drop_20_Caps"><text:span text:style-name="T1">сделал, из­брал себе друга‎</text:span></text:span></text:p>
      <text:p><text:span text:style-name="Caption_20_characters"><text:span text:style-name="T1">دَارٌ </text:span></text:span><text:span text:style-name="Drop_20_Caps"><text:span text:style-name="T1">дом, жилище; страна‎</text:span></text:span></text:p>
      <text:p><text:span text:style-name="Caption_20_characters"><text:span text:style-name="T1">كَفَرَ </text:span></text:span><text:span text:style-name="Drop_20_Caps"><text:span text:style-name="T1">не веровал, был гяу­ром‎</text:span></text:span></text:p>
      <text:p><text:span text:style-name="Caption_20_characters"><text:span text:style-name="T1">كَفَرَ بِاللَّهِ </text:span></text:span><text:span text:style-name="Drop_20_Caps"><text:span text:style-name="T1">не верил в Бога‎</text:span></text:span></text:p>
      <text:p><text:span text:style-name="Caption_20_characters"><text:span text:style-name="T1">رَضِيتُ بِاللَّهِ رَبًّا </text:span></text:span><text:span text:style-name="Drop_20_Caps"><text:span text:style-name="T1">я удовлетворён Богом как Господом‎</text:span></text:span></text:p>
      <text:p><text:span text:style-name="Caption_20_characters"><text:span text:style-name="T1">رَضِيتُ بِالإِسْلاَمِ دِينًا </text:span></text:span><text:span text:style-name="Drop_20_Caps"><text:span text:style-name="T1">я удовлетворён Исламом как религией‎</text:span></text:span></text:p>
      <text:h text:outline-level="2"><text:span text:style-name="Drop_20_Caps"><text:span text:style-name="T1">Урок 97‎</text:span></text:span></text:h>
      <text:p><text:span text:style-name="Caption_20_characters"><text:span text:style-name="T1">وَصِيَّةٌ </text:span></text:span><text:span text:style-name="Drop_20_Caps"><text:span text:style-name="T1">завещание, завет‎</text:span></text:span></text:p>
      <text:p><text:span text:style-name="Caption_20_characters"><text:span text:style-name="T1">أَوْصَى </text:span></text:span><text:span text:style-name="Drop_20_Caps"><text:span text:style-name="T1">завещал, наказал; советовал‎</text:span></text:span></text:p>
      <text:p><text:span text:style-name="Caption_20_characters"><text:span text:style-name="T1">خَالَفَ الْوَصِيَّةَ </text:span></text:span><text:span text:style-name="Drop_20_Caps"><text:span text:style-name="T1">нарушил завещание‎</text:span></text:span></text:p>
      <text:p><text:span text:style-name="Caption_20_characters"><text:span text:style-name="T1">اِغْتَسَلَ </text:span></text:span><text:span text:style-name="Drop_20_Caps"><text:span text:style-name="T1">купался, умылся‎</text:span></text:span></text:p>
      <text:p><text:span text:style-name="Caption_20_characters"><text:span text:style-name="T1">اِسْتَدْعَى </text:span></text:span><text:span text:style-name="Drop_20_Caps"><text:span text:style-name="T1">вызвал‎</text:span></text:span></text:p>
      <text:p><text:span text:style-name="Caption_20_characters"><text:span text:style-name="T1">عَايَنَ </text:span></text:span><text:span text:style-name="Drop_20_Caps"><text:span text:style-name="T1">осмотрел‎</text:span></text:span></text:p>
      <text:p><text:span text:style-name="Caption_20_characters"><text:span text:style-name="T1">عَايَنَ الْمَرِيضَ </text:span></text:span><text:span text:style-name="Drop_20_Caps"><text:span text:style-name="T1">осмот­рел больного‎</text:span></text:span></text:p>
      <text:p><text:span text:style-name="Caption_20_characters"><text:span text:style-name="T1">كَشَفَ </text:span></text:span><text:span text:style-name="Drop_20_Caps"><text:span text:style-name="T1">обнаружил, вы­явил‎</text:span></text:span></text:p>
      <text:p><text:span text:style-name="Caption_20_characters"><text:span text:style-name="T1">دَاءٌ </text:span></text:span><text:span text:style-name="Drop_20_Caps"><text:span text:style-name="T1">болезнь‎</text:span></text:span></text:p>
      <text:p><text:span text:style-name="Caption_20_characters"><text:span text:style-name="T1">وَصَفَ الدَّوَاءَ </text:span></text:span><text:span text:style-name="Drop_20_Caps"><text:span text:style-name="T1">выписал, прописал лекарство‎</text:span></text:span></text:p>
      <text:p><text:span text:style-name="Caption_20_characters"><text:span text:style-name="T1">مُعَالَجَةٌ </text:span></text:span><text:span text:style-name="Drop_20_Caps"><text:span text:style-name="T1">лечение‎</text:span></text:span></text:p>
      <text:p><text:span text:style-name="Caption_20_characters"><text:span text:style-name="T1">دَامَ </text:span></text:span><text:span text:style-name="Drop_20_Caps"><text:span text:style-name="T1">длился, продолжался‎</text:span></text:span></text:p>
      <text:p><text:span text:style-name="Caption_20_characters"><text:span text:style-name="T1">اَمْرٌ </text:span></text:span><text:span text:style-name="Drop_20_Caps"><text:span text:style-name="T1">приказ, распоряжение‎</text:span></text:span></text:p>
      <text:p><text:span text:style-name="Caption_20_characters"><text:span text:style-name="T1">أَوَامِرُ اللَّهِ </text:span></text:span><text:span text:style-name="Drop_20_Caps"><text:span text:style-name="T1">приказы, пред­писания Бога‎</text:span></text:span></text:p>
      <text:p><text:span text:style-name="Caption_20_characters"><text:span text:style-name="T1">عِقَابٌ </text:span></text:span><text:span text:style-name="Drop_20_Caps"><text:span text:style-name="T1">наказание‎</text:span></text:span></text:p>
      <text:p><text:span text:style-name="Caption_20_characters"><text:span text:style-name="T1">تَابَ </text:span></text:span><text:span text:style-name="Drop_20_Caps"><text:span text:style-name="T1">покаялся, пожалел‎</text:span></text:span></text:p>
      <text:p><text:span text:style-name="Caption_20_characters"><text:span text:style-name="T1">عَادَ اِلَى... </text:span></text:span><text:span text:style-name="Drop_20_Caps"><text:span text:style-name="T1">возобновил, де­лал вторично, повторил‎</text:span></text:span></text:p>
      <text:p><text:span text:style-name="Caption_20_characters"><text:span text:style-name="T1">لَمْ يَعُدْ اِلَى... </text:span></text:span><text:span text:style-name="Drop_20_Caps"><text:span text:style-name="T1">он больше не повторил‎</text:span></text:span></text:p>
      <text:p><text:span text:style-name="Caption_20_characters"><text:span text:style-name="T1">فَرْضٌ </text:span></text:span><text:span text:style-name="Drop_20_Caps"><text:span text:style-name="T1">обязанность, запо­ведь, предписание‎</text:span></text:span></text:p>
      <text:p><text:span text:style-name="Caption_20_characters"><text:span text:style-name="T1">مُعَقَّدٌ </text:span></text:span><text:span text:style-name="Drop_20_Caps"><text:span text:style-name="T1">сложный, запутан­ный‎</text:span></text:span></text:p>
      <text:p><text:span text:style-name="Caption_20_characters"><text:span text:style-name="T1">مَسْئَلَةٌ مُعَقَّدَةٌ </text:span></text:span><text:span text:style-name="Drop_20_Caps"><text:span text:style-name="T1">сложная задача‎</text:span></text:span></text:p>
      <text:p><text:span text:style-name="Caption_20_characters"><text:span text:style-name="T1">وَرَدَ </text:span></text:span><text:span text:style-name="Drop_20_Caps"><text:span text:style-name="T1">значился, встретился, приводился‎</text:span></text:span></text:p>
      <text:p><text:soft-page-break/><text:span text:style-name="Caption_20_characters"><text:span text:style-name="T1">اَكْرَمَ </text:span></text:span><text:span text:style-name="Drop_20_Caps"><text:span text:style-name="T1">почитал, уважал‎</text:span></text:span></text:p>
      <text:p><text:span text:style-name="Caption_20_characters"><text:span text:style-name="T1">شَيْخُوخَةٌ </text:span></text:span><text:span text:style-name="Drop_20_Caps"><text:span text:style-name="T1">старость‎</text:span></text:span></text:p>
      <text:p><text:span text:style-name="Caption_20_characters"><text:span text:style-name="T1">رِفَاقٌ </text:span></text:span><text:span text:style-name="Drop_20_Caps"><text:span text:style-name="T1">товарищи‎</text:span></text:span></text:p>
      <text:p><text:span text:style-name="Caption_20_characters"><text:span text:style-name="T1">غِيَابٌ </text:span></text:span><text:span text:style-name="Drop_20_Caps"><text:span text:style-name="T1">отсутствие‎</text:span></text:span></text:p>
      <text:p><text:span text:style-name="Caption_20_characters"><text:span text:style-name="T1">هَذِهِ الْمُدَّةَ </text:span></text:span><text:span text:style-name="Drop_20_Caps"><text:span text:style-name="T1">в этот пери­од, в это время‎</text:span></text:span></text:p>
      <text:p><text:span text:style-name="Caption_20_characters"><text:span text:style-name="T1">صَلَّى الْفَرْضَ </text:span></text:span><text:span text:style-name="Drop_20_Caps"><text:span text:style-name="T1">совершил обязательный намаз‎</text:span></text:span></text:p>
      <text:h text:outline-level="2"><text:span text:style-name="Drop_20_Caps"><text:span text:style-name="T1">Урок 98‎</text:span></text:span></text:h>
      <text:p><text:span text:style-name="Caption_20_characters"><text:span text:style-name="T1">رَاكِبٌ </text:span></text:span><text:span text:style-name="Drop_20_Caps"><text:span text:style-name="T1">пассажир‎</text:span></text:span></text:p>
      <text:p><text:span text:style-name="Caption_20_characters"><text:span text:style-name="T1">سِنٌّ </text:span></text:span><text:span text:style-name="Drop_20_Caps"><text:span text:style-name="T1">возраст‎</text:span></text:span></text:p>
      <text:p><text:span text:style-name="Caption_20_characters"><text:span text:style-name="T1">كَبِيرُ السِّنِّ </text:span></text:span><text:span text:style-name="Drop_20_Caps"><text:span text:style-name="T1">старый‎</text:span></text:span></text:p>
      <text:p><text:span text:style-name="Caption_20_characters"><text:span text:style-name="T1">تَعَجَّبَ مِنْ... </text:span></text:span><text:span text:style-name="Drop_20_Caps"><text:span text:style-name="T1">удивился‎</text:span></text:span></text:p>
      <text:p><text:span text:style-name="Caption_20_characters"><text:span text:style-name="T1">غَرَسَ </text:span></text:span><text:span text:style-name="Drop_20_Caps"><text:span text:style-name="T1">посадил (дерево)‎</text:span></text:span></text:p>
      <text:p><text:span text:style-name="Caption_20_characters"><text:span text:style-name="T1">غَرَسَ شَجَرَةً </text:span></text:span><text:span text:style-name="Drop_20_Caps"><text:span text:style-name="T1">посадил дерево‎</text:span></text:span></text:p>
      <text:p><text:span text:style-name="Caption_20_characters"><text:span text:style-name="T1">أَمَّلَ </text:span></text:span><text:span text:style-name="Drop_20_Caps"><text:span text:style-name="T1">надеялся‎</text:span></text:span></text:p>
      <text:p><text:span text:style-name="Caption_20_characters"><text:span text:style-name="T1">أَتُؤَمِّلُ؟ </text:span></text:span><text:span text:style-name="Drop_20_Caps"><text:span text:style-name="T1">ты надеешься?‎</text:span></text:span></text:p>
      <text:p><text:span text:style-name="Caption_20_characters"><text:span text:style-name="T1">مَا لَكَ؟ </text:span></text:span><text:span text:style-name="Drop_20_Caps"><text:span text:style-name="T1">что с тобой?‎</text:span></text:span></text:p>
      <text:p><text:span text:style-name="Caption_20_characters"><text:span text:style-name="T1">مَا لَكَ تَضْحَكُ؟ </text:span></text:span><text:span text:style-name="Drop_20_Caps"><text:span text:style-name="T1">что ты смеёшься?п очему ты смеёшься?‎</text:span></text:span></text:p>
      <text:p><text:span text:style-name="Caption_20_characters"><text:span text:style-name="T1">مَا لَكَ لاَ تَقْرَأُ؟ </text:span></text:span><text:span text:style-name="Drop_20_Caps"><text:span text:style-name="T1">что ты не читаешь?‎</text:span></text:span></text:p>
      <text:p><text:span text:style-name="Caption_20_characters"><text:span text:style-name="T1">أَعِدُكَ </text:span></text:span><text:span text:style-name="Drop_20_Caps"><text:span text:style-name="T1">обещаю тебе, даю тебе слово‎</text:span></text:span></text:p>
      <text:p><text:span text:style-name="Caption_20_characters"><text:span text:style-name="T1">طَبَّلَ </text:span></text:span><text:span text:style-name="Drop_20_Caps"><text:span text:style-name="T1">бил в барабан, бара­банил‎</text:span></text:span></text:p>
      <text:p><text:span text:style-name="Caption_20_characters"><text:span text:style-name="T1">نَائِمٌ </text:span></text:span><text:span text:style-name="Drop_20_Caps"><text:span text:style-name="T1">спящий‎</text:span></text:span></text:p>
      <text:p><text:span text:style-name="Caption_20_characters"><text:span text:style-name="T1">قَالَ قَائِلٌ </text:span></text:span><text:span text:style-name="Drop_20_Caps"><text:span text:style-name="T1">кто-то сказал‎</text:span></text:span></text:p>
      <text:p><text:span text:style-name="Caption_20_characters"><text:span text:style-name="T1">أُمْنِيَّةٌ </text:span></text:span><text:span text:style-name="Drop_20_Caps"><text:span text:style-name="T1">желание, мечта‎</text:span></text:span></text:p>
      <text:p><text:span text:style-name="Caption_20_characters"><text:span text:style-name="T1">أُمْنِيَّتِىَ الْوَحِيدَةُ </text:span></text:span><text:span text:style-name="Drop_20_Caps"><text:span text:style-name="T1">моё единственное желание‎</text:span></text:span></text:p>
      <text:p><text:span text:style-name="Caption_20_characters"><text:span text:style-name="T1">كَانَتْ أُمْنِيَّتِىَ الْوَحِيدَةُ </text:span></text:span><text:span text:style-name="Drop_20_Caps"><text:span text:style-name="T1">у меня единственное желание было…‎</text:span></text:span></text:p>
      <text:p><text:span text:style-name="Caption_20_characters"><text:span text:style-name="T1">اِسْتَنْفَدَ </text:span></text:span><text:span text:style-name="Drop_20_Caps"><text:span text:style-name="T1">исчерпал, погло­тил‎</text:span></text:span></text:p>
      <text:p><text:span text:style-name="Caption_20_characters"><text:span text:style-name="T1">اِسْتَنْفَدَ الْمَالَ </text:span></text:span><text:span text:style-name="Drop_20_Caps"><text:span text:style-name="T1">исчер­пал деньги‎</text:span></text:span></text:p>
      <text:h text:outline-level="2"><text:span text:style-name="Drop_20_Caps"><text:span text:style-name="T1">Урок 99‎</text:span></text:span></text:h>
      <text:p><text:span text:style-name="Caption_20_characters"><text:span text:style-name="T1">مَرْفَأٌ </text:span></text:span><text:span text:style-name="Drop_20_Caps"><text:span text:style-name="T1">порт‎</text:span></text:span></text:p>
      <text:p><text:span text:style-name="Caption_20_characters"><text:span text:style-name="T1">قَلَعَ </text:span></text:span><text:span text:style-name="Drop_20_Caps"><text:span text:style-name="T1">вырвал, выдёргивал‎</text:span></text:span></text:p>
      <text:p><text:span text:style-name="Caption_20_characters"><text:span text:style-name="T1">ضَارٌّ </text:span></text:span><text:span text:style-name="Drop_20_Caps"><text:span text:style-name="T1">вредный‎</text:span></text:span></text:p>
      <text:p><text:span text:style-name="Caption_20_characters"><text:span text:style-name="T1">أَصْلَحَ </text:span></text:span><text:span text:style-name="Drop_20_Caps"><text:span text:style-name="T1">ремонтировал, по­чинил‎</text:span></text:span></text:p>
      <text:p><text:span text:style-name="Caption_20_characters"><text:span text:style-name="T1">تَعَاوَنَ عَلَى... </text:span></text:span><text:span text:style-name="Drop_20_Caps"><text:span text:style-name="T1">сотрудни­чали, совместно работали‎</text:span></text:span></text:p>
      <text:p><text:span text:style-name="Caption_20_characters"><text:span text:style-name="T1">جَمَّلَ </text:span></text:span><text:span text:style-name="Drop_20_Caps"><text:span text:style-name="T1">украсил‎</text:span></text:span></text:p>
      <text:p><text:span text:style-name="Caption_20_characters"><text:span text:style-name="T1">نَظَّمَ </text:span></text:span><text:span text:style-name="Drop_20_Caps"><text:span text:style-name="T1">приводил в порядок, регулировал‎</text:span></text:span></text:p>
      <text:p><text:span text:style-name="Caption_20_characters"><text:span text:style-name="T1">بَارٌّ </text:span></text:span><text:span text:style-name="Drop_20_Caps"><text:span text:style-name="T1">добрый, хороший‎</text:span></text:span></text:p>
      <text:p><text:span text:style-name="Caption_20_characters"><text:span text:style-name="T1">رَسَا </text:span></text:span><text:span text:style-name="Drop_20_Caps"><text:span text:style-name="T1">причалил, становился на якорь‎</text:span></text:span></text:p>
      <text:p><text:span text:style-name="Caption_20_characters"><text:span text:style-name="T1">رَسَتِ السَّفِينَةُ </text:span></text:span><text:span text:style-name="Drop_20_Caps"><text:span text:style-name="T1">корабль становился на якорь‎</text:span></text:span></text:p>
      <text:p><text:span text:style-name="Caption_20_characters"><text:span text:style-name="T1">عَرَبَةُ الأَطْفَالِ </text:span></text:span><text:span text:style-name="Drop_20_Caps"><text:span text:style-name="T1">детская коляска‎</text:span></text:span></text:p>
      <text:p><text:span text:style-name="Caption_20_characters"><text:span text:style-name="T1">عَرَبَةٌ </text:span></text:span><text:span text:style-name="Drop_20_Caps"><text:span text:style-name="T1">коляска, тачка‎</text:span></text:span></text:p>
      <text:p><text:span text:style-name="Caption_20_characters"><text:span text:style-name="T1">مَرَّةً </text:span></text:span><text:span text:style-name="Drop_20_Caps"><text:span text:style-name="T1">однажды‎</text:span></text:span></text:p>
      <text:p><text:span text:style-name="Caption_20_characters"><text:span text:style-name="T1">قَسَمَ </text:span></text:span><text:span text:style-name="Drop_20_Caps"><text:span text:style-name="T1">делил‎</text:span></text:span></text:p>
      <text:p><text:span text:style-name="Caption_20_characters"><text:span text:style-name="T1">عَلَى سَوَاءٍ </text:span></text:span><text:span text:style-name="Drop_20_Caps"><text:span text:style-name="T1">одинаково, равным образом‎</text:span></text:span></text:p>
      <text:p><text:span text:style-name="Caption_20_characters"><text:span text:style-name="T1">نَادَى </text:span></text:span><text:span text:style-name="Drop_20_Caps"><text:span text:style-name="T1">звал, окликал‎</text:span></text:span></text:p>
      <text:p><text:span text:style-name="Caption_20_characters"><text:span text:style-name="T1">لاَعَبَ </text:span></text:span><text:span text:style-name="Drop_20_Caps"><text:span text:style-name="T1">играл (с кем-л.)‎</text:span></text:span></text:p>
      <text:p><text:span text:style-name="Caption_20_characters"><text:span text:style-name="T1">لاَعَبَ الْهِرَّةَ </text:span></text:span><text:span text:style-name="Drop_20_Caps"><text:span text:style-name="T1">играл с кош­кой‎</text:span></text:span></text:p>
      <text:p><text:span text:style-name="Caption_20_characters"><text:span text:style-name="T1">اَكْمَلَ </text:span></text:span><text:span text:style-name="Drop_20_Caps"><text:span text:style-name="T1">закончил, завершил‎</text:span></text:span></text:p>
      <text:p><text:span text:style-name="Caption_20_characters"><text:span text:style-name="T1">حَالاً </text:span></text:span><text:span text:style-name="Drop_20_Caps"><text:span text:style-name="T1">тотчас, немедленно‎</text:span></text:span></text:p>
      <text:p><text:span text:style-name="Caption_20_characters"><text:span text:style-name="T1">ضَاحَكَ </text:span></text:span><text:span text:style-name="Drop_20_Caps"><text:span text:style-name="T1">посмеялся (с кем-л.)‎</text:span></text:span></text:p>
      <text:p><text:span text:style-name="Caption_20_characters"><text:span text:style-name="T1">ضَاحَكَ الطِّفْلَ </text:span></text:span><text:span text:style-name="Drop_20_Caps"><text:span text:style-name="T1">посмеял­ся с ребёнком‎</text:span></text:span></text:p>
      <text:p><text:span text:style-name="Caption_20_characters"><text:span text:style-name="T1">غَنَّى </text:span></text:span><text:span text:style-name="Drop_20_Caps"><text:span text:style-name="T1">пел‎</text:span></text:span></text:p>
      <text:h text:outline-level="2"><text:span text:style-name="Drop_20_Caps"><text:span text:style-name="T1">Урок 100‎</text:span></text:span></text:h>
      <text:p><text:span text:style-name="Caption_20_characters"><text:span text:style-name="T1">خَطٌّ </text:span></text:span><text:span text:style-name="Drop_20_Caps"><text:span text:style-name="T1">линия, черта‎</text:span></text:span></text:p>
      <text:p><text:span text:style-name="Caption_20_characters"><text:span text:style-name="T1">زَائِِرٌ </text:span></text:span><text:span text:style-name="Drop_20_Caps"><text:span text:style-name="T1">посетитель‎</text:span></text:span></text:p>
      <text:p><text:span text:style-name="Caption_20_characters"><text:span text:style-name="T1">سَافَرَ </text:span></text:span><text:span text:style-name="Drop_20_Caps"><text:span text:style-name="T1">уехал, поехал‎</text:span></text:span></text:p>
      <text:p><text:span text:style-name="Caption_20_characters"><text:span text:style-name="T1">حِسَابٌ </text:span></text:span><text:span text:style-name="Drop_20_Caps"><text:span text:style-name="T1">арафметика‎</text:span></text:span></text:p>
      <text:p><text:span text:style-name="Caption_20_characters"><text:span text:style-name="T1">حَارِسٌ </text:span></text:span><text:span text:style-name="Drop_20_Caps"><text:span text:style-name="T1">сторож‎</text:span></text:span></text:p>
      <text:p><text:span text:style-name="Caption_20_characters"><text:span text:style-name="T1">بَاضَ </text:span></text:span><text:span text:style-name="Drop_20_Caps"><text:span text:style-name="T1">нести яйца‎</text:span></text:span></text:p>
      <text:p><text:span text:style-name="Caption_20_characters"><text:span text:style-name="T1">فِضَّةٌ </text:span></text:span><text:span text:style-name="Drop_20_Caps"><text:span text:style-name="T1">серебро‎</text:span></text:span></text:p>
      <text:p><text:span text:style-name="Caption_20_characters"><text:span text:style-name="T1">كَثَّرَ </text:span></text:span><text:span text:style-name="Drop_20_Caps"><text:span text:style-name="T1">умножил, приумано­жил‎</text:span></text:span></text:p>
      <text:p><text:span text:style-name="Caption_20_characters"><text:span text:style-name="T1">عَلَفٌ </text:span></text:span><text:span text:style-name="Drop_20_Caps"><text:span text:style-name="T1">корм‎</text:span></text:span></text:p>
      <text:p><text:span text:style-name="Caption_20_characters"><text:span text:style-name="T1">اِنْشَقَّ </text:span></text:span><text:span text:style-name="Drop_20_Caps"><text:span text:style-name="T1">разорвался‎</text:span></text:span></text:p>
      <text:p><text:span text:style-name="Caption_20_characters"><text:span text:style-name="T1">حَوْصَلَةٌ </text:span></text:span><text:span text:style-name="Drop_20_Caps"><text:span text:style-name="T1">зоб (птицы)‎</text:span></text:span></text:p>
      <text:h text:outline-level="2"><text:span text:style-name="Drop_20_Caps"><text:span text:style-name="T1">Урок 101‎</text:span></text:span></text:h>
      <text:p><text:span text:style-name="Caption_20_characters"><text:span text:style-name="T1">صُوصٌ </text:span></text:span><text:span text:style-name="Drop_20_Caps"><text:span text:style-name="T1">ципленок‎</text:span></text:span></text:p>
      <text:p><text:span text:style-name="Caption_20_characters"><text:span text:style-name="T1">حُزْمَةٌ </text:span></text:span><text:span text:style-name="Drop_20_Caps"><text:span text:style-name="T1">сноп‎</text:span></text:span></text:p>
      <text:p><text:span text:style-name="Caption_20_characters"><text:span text:style-name="T1">خُمٌّ </text:span></text:span><text:span text:style-name="Drop_20_Caps"><text:span text:style-name="T1">курятник‎</text:span></text:span></text:p>
      <text:p><text:span text:style-name="Caption_20_characters"><text:span text:style-name="T1">خُمُّ الدَّجَاجِ </text:span></text:span><text:span text:style-name="Drop_20_Caps"><text:span text:style-name="T1">курятник; корзина для кур‎</text:span></text:span></text:p>
      <text:p><text:span text:style-name="Caption_20_characters"><text:span text:style-name="T1">سُنْبُلٌ </text:span></text:span><text:span text:style-name="Drop_20_Caps"><text:span text:style-name="T1">колос‎</text:span></text:span></text:p>
      <text:p><text:span text:style-name="Caption_20_characters"><text:span text:style-name="T1">اِصْفَرَّ </text:span></text:span><text:span text:style-name="Drop_20_Caps"><text:span text:style-name="T1">пожелтел‎</text:span></text:span></text:p>
      <text:p><text:span text:style-name="Caption_20_characters"><text:span text:style-name="T1">مُصَفَّرٌ </text:span></text:span><text:span text:style-name="Drop_20_Caps"><text:span text:style-name="T1">пожелтевший‎</text:span></text:span></text:p>
      <text:p><text:span text:style-name="Caption_20_characters"><text:span text:style-name="T1">عَزِيمَةٌ </text:span></text:span><text:span text:style-name="Drop_20_Caps"><text:span text:style-name="T1">твердая реши­мость‎</text:span></text:span></text:p>
      <text:p><text:span text:style-name="Caption_20_characters"><text:span text:style-name="T1">بِعَزِيمَةٍ </text:span></text:span><text:span text:style-name="Drop_20_Caps"><text:span text:style-name="T1">решительно‎</text:span></text:span></text:p>
      <text:p><text:span text:style-name="Caption_20_characters"><text:span text:style-name="T1">نَشَاطٌ </text:span></text:span><text:span text:style-name="Drop_20_Caps"><text:span text:style-name="T1">активность‎</text:span></text:span></text:p>
      <text:p><text:span text:style-name="Caption_20_characters"><text:span text:style-name="T1">بِنَشَاطٍ </text:span></text:span><text:span text:style-name="Drop_20_Caps"><text:span text:style-name="T1">активно‎</text:span></text:span></text:p>
      <text:p><text:span text:style-name="Caption_20_characters"><text:span text:style-name="T1">سَاقٌ </text:span></text:span><text:span text:style-name="Drop_20_Caps"><text:span text:style-name="T1">стебель; ствол‎</text:span></text:span></text:p>
      <text:p><text:span text:style-name="Caption_20_characters"><text:span text:style-name="T1">سَاقُ نَبَاتٍ </text:span></text:span><text:span text:style-name="Drop_20_Caps"><text:span text:style-name="T1">стебель рас­тения‎</text:span></text:span></text:p>
      <text:p><text:span text:style-name="Caption_20_characters"><text:span text:style-name="T1">دَابَّةٌ </text:span></text:span><text:span text:style-name="Drop_20_Caps"><text:span text:style-name="T1">животное‎</text:span></text:span></text:p>
      <text:p><text:span text:style-name="Caption_20_characters"><text:span text:style-name="T1">بَيْدَرٌ </text:span></text:span><text:span text:style-name="Drop_20_Caps"><text:span text:style-name="T1">кумно, ток‎</text:span></text:span></text:p>
      <text:p><text:span text:style-name="Caption_20_characters"><text:span text:style-name="T1">تَعِبَ </text:span></text:span><text:span text:style-name="Drop_20_Caps"><text:span text:style-name="T1">устал‎</text:span></text:span></text:p>
      <text:p><text:span text:style-name="Caption_20_characters"><text:span text:style-name="T1">أَقْعَى </text:span></text:span><text:span text:style-name="Drop_20_Caps"><text:span text:style-name="T1">сел на задние лапы‎</text:span></text:span></text:p>
      <text:p><text:span text:style-name="Caption_20_characters"><text:span text:style-name="T1">عَتَبَةٌ </text:span></text:span><text:span text:style-name="Drop_20_Caps"><text:span text:style-name="T1">порог‎</text:span></text:span></text:p>
      <text:p><text:span text:style-name="Caption_20_characters"><text:span text:style-name="T1">غَلَبَهُ النُّعَاسُ </text:span></text:span><text:span text:style-name="Drop_20_Caps"><text:span text:style-name="T1">им овла­дел сон‎</text:span></text:span></text:p>
      <text:p><text:span text:style-name="Caption_20_characters"><text:span text:style-name="T1">حَرَسَ </text:span></text:span><text:span text:style-name="Drop_20_Caps"><text:span text:style-name="T1">охранял‎</text:span></text:span></text:p>
      <text:p><text:span text:style-name="Caption_20_characters"><text:span text:style-name="T1">يَا حَبِيبِي </text:span></text:span><text:span text:style-name="Drop_20_Caps"><text:span text:style-name="T1">о мой люби­мый‎</text:span></text:span></text:p>
      <text:p><text:span text:style-name="Caption_20_characters"><text:span text:style-name="T1">كِسْرَةٌ </text:span></text:span><text:span text:style-name="Drop_20_Caps"><text:span text:style-name="T1">кусок‎</text:span></text:span></text:p>
      <text:p><text:span text:style-name="Caption_20_characters"><text:span text:style-name="T1">كَسْرَةُ خُبْزٍ </text:span></text:span><text:span text:style-name="Drop_20_Caps"><text:span text:style-name="T1">кусок хлеба‎</text:span></text:span></text:p>
      <text:p><text:span text:style-name="Caption_20_characters"><text:span text:style-name="T1">اِبْتَعَدَ عَنْ... </text:span></text:span><text:span text:style-name="Drop_20_Caps"><text:span text:style-name="T1">удалился, отошел‎</text:span></text:span></text:p>
      <text:p><text:span text:style-name="Caption_20_characters"><text:span text:style-name="T1">خَبِيثٌ </text:span></text:span><text:span text:style-name="Drop_20_Caps"><text:span text:style-name="T1">скверный, мерз­кий, коварный‎</text:span></text:span></text:p>
      <text:p><text:span text:style-name="Caption_20_characters"><text:span text:style-name="T1">فِي الخَارِجِ </text:span></text:span><text:span text:style-name="Drop_20_Caps"><text:span text:style-name="T1">на улице, снаружи‎</text:span></text:span></text:p>
      <text:p><text:soft-page-break/><text:span text:style-name="Caption_20_characters"><text:span text:style-name="T1">تَرَصَّدَ </text:span></text:span><text:span text:style-name="Drop_20_Caps"><text:span text:style-name="T1">подстерегал, подкар­аулил, выслеживал‎</text:span></text:span></text:p>
      <text:p><text:span text:style-name="Caption_20_characters"><text:span text:style-name="T1">عَمِلَ بِـ... </text:span></text:span><text:span text:style-name="Drop_20_Caps"><text:span text:style-name="T1">действовал, по­ступил согласно чему-л., выполнил‎</text:span></text:span></text:p>
      <text:p><text:span text:style-name="Caption_20_characters"><text:span text:style-name="T1">عَمِلَ بِالنَّصِيحَةِ </text:span></text:span><text:span text:style-name="Drop_20_Caps"><text:span text:style-name="T1">посту­пил согласно совету, последовал совету‎</text:span></text:span></text:p>
      <text:p><text:span text:style-name="Caption_20_characters"><text:span text:style-name="T1">عَمِلَ بِكِتَابِ اللَّهِ </text:span></text:span><text:span text:style-name="Drop_20_Caps"><text:span text:style-name="T1">дей­ствавал согласно писанию Бога‎</text:span></text:span></text:p>
      <text:p><text:span text:style-name="Caption_20_characters"><text:span text:style-name="T1">تَسَاءَلَ </text:span></text:span><text:span text:style-name="Drop_20_Caps"><text:span text:style-name="T1">задался вопросом‎</text:span></text:span></text:p>
      <text:p><text:span text:style-name="Caption_20_characters"><text:span text:style-name="T1">فَتَّشَ عَنْ... </text:span></text:span><text:span text:style-name="Drop_20_Caps"><text:span text:style-name="T1">искал‎</text:span></text:span></text:p>
      <text:p><text:span text:style-name="Caption_20_characters"><text:span text:style-name="T1">فِي كُلِّ مَكَانٍ </text:span></text:span><text:span text:style-name="Drop_20_Caps"><text:span text:style-name="T1">везде, всюду‎</text:span></text:span></text:p>
      <text:p><text:span text:style-name="Caption_20_characters"><text:span text:style-name="T1">أَخِيرًا </text:span></text:span><text:span text:style-name="Drop_20_Caps"><text:span text:style-name="T1">наконец‎</text:span></text:span></text:p>
      <text:p><text:span text:style-name="Caption_20_characters"><text:span text:style-name="T1">جَزَاءٌ </text:span></text:span><text:span text:style-name="Drop_20_Caps"><text:span text:style-name="T1">возмездие, наказа­ние‎</text:span></text:span></text:p>
      <text:h text:outline-level="2"><text:span text:style-name="Drop_20_Caps"><text:span text:style-name="T1">Урок 102‎</text:span></text:span></text:h>
      <text:p><text:span text:style-name="Caption_20_characters"><text:span text:style-name="T1">حَفَرَ </text:span></text:span><text:span text:style-name="Drop_20_Caps"><text:span text:style-name="T1">копал‎</text:span></text:span></text:p>
      <text:p><text:span text:style-name="Caption_20_characters"><text:span text:style-name="T1">دَفَنَ </text:span></text:span><text:span text:style-name="Drop_20_Caps"><text:span text:style-name="T1">зарыл, закопал‎</text:span></text:span></text:p>
      <text:p><text:span text:style-name="Caption_20_characters"><text:span text:style-name="T1">أَظَلَّ </text:span></text:span><text:span text:style-name="Drop_20_Caps"><text:span text:style-name="T1">покрыл тенью, дал тень‎</text:span></text:span></text:p>
      <text:p><text:span text:style-name="Caption_20_characters"><text:span text:style-name="T1">أَقْشَعَ </text:span></text:span><text:span text:style-name="Drop_20_Caps"><text:span text:style-name="T1">рассеялся‎</text:span></text:span></text:p>
      <text:p><text:span text:style-name="Caption_20_characters"><text:span text:style-name="T1">أَقْشَعَتِ السَّحَابَةُ </text:span></text:span><text:span text:style-name="Drop_20_Caps"><text:span text:style-name="T1">рас­сеялось облако‎</text:span></text:span></text:p>
      <text:p><text:span text:style-name="Caption_20_characters"><text:span text:style-name="T1">سَحَابَةٌ </text:span></text:span><text:span text:style-name="Drop_20_Caps"><text:span text:style-name="T1">облако, туча‎</text:span></text:span></text:p>
      <text:p><text:span text:style-name="Caption_20_characters"><text:span text:style-name="T1">عَلاَمَةٌ </text:span></text:span><text:span text:style-name="Drop_20_Caps"><text:span text:style-name="T1">знак, метка‎</text:span></text:span></text:p>
      <text:p><text:span text:style-name="Caption_20_characters"><text:span text:style-name="T1">أَضَاعَ </text:span></text:span><text:span text:style-name="Drop_20_Caps"><text:span text:style-name="T1">губил, терял, тратил‎</text:span></text:span></text:p>
      <text:p><text:span text:style-name="Caption_20_characters"><text:span text:style-name="T1">مِسْكِينٌ </text:span></text:span><text:span text:style-name="Drop_20_Caps"><text:span text:style-name="T1">бедный, бедняга‎</text:span></text:span></text:p>
      <text:p><text:span text:style-name="Caption_20_characters"><text:span text:style-name="T1">جَسَّ </text:span></text:span><text:span text:style-name="Drop_20_Caps"><text:span text:style-name="T1">щупал‎</text:span></text:span></text:p>
      <text:p><text:span text:style-name="Caption_20_characters"><text:span text:style-name="T1">نَبْضٌ </text:span></text:span><text:span text:style-name="Drop_20_Caps"><text:span text:style-name="T1">пульс‎</text:span></text:span></text:p>
      <text:p><text:span text:style-name="Caption_20_characters"><text:span text:style-name="T1">جَسَّ النَّبْضَ </text:span></text:span><text:span text:style-name="Drop_20_Caps"><text:span text:style-name="T1">щупал пульс‎</text:span></text:span></text:p>
      <text:p><text:span text:style-name="Caption_20_characters"><text:span text:style-name="T1">قَاسَ </text:span></text:span><text:span text:style-name="Drop_20_Caps"><text:span text:style-name="T1">мерил, измерил‎</text:span></text:span></text:p>
      <text:p><text:span text:style-name="Caption_20_characters"><text:span text:style-name="T1">دَرَجَةُ الحَرَارَةِ </text:span></text:span><text:span text:style-name="Drop_20_Caps"><text:span text:style-name="T1">темпера­тура‎</text:span></text:span></text:p>
      <text:p><text:span text:style-name="Caption_20_characters"><text:span text:style-name="T1">قَاسَ دَرَجَةَ الحَرَارَةِ </text:span></text:span><text:span text:style-name="Drop_20_Caps"><text:span text:style-name="T1">мерил температуру‎</text:span></text:span></text:p>
      <text:p><text:span text:style-name="Caption_20_characters"><text:span text:style-name="T1">اِسْتَطَاعَ </text:span></text:span><text:span text:style-name="Drop_20_Caps"><text:span text:style-name="T1">смог, был в со­стоянии‎</text:span></text:span></text:p>
      <text:p><text:span text:style-name="Caption_20_characters"><text:span text:style-name="T1">مَرْبُوطٌ </text:span></text:span><text:span text:style-name="Drop_20_Caps"><text:span text:style-name="T1">связанный, при­вязанный‎</text:span></text:span></text:p>
      <text:p><text:span text:style-name="Caption_20_characters"><text:span text:style-name="T1">مِنَ الدَّاخِلِ </text:span></text:span><text:span text:style-name="Drop_20_Caps"><text:span text:style-name="T1">внутри, из­нутри‎</text:span></text:span></text:p>
      <text:p><text:span text:style-name="Caption_20_characters"><text:span text:style-name="T1">مَشْغُولُ البَالِ </text:span></text:span><text:span text:style-name="Drop_20_Caps"><text:span text:style-name="T1">озабо­ченный‎</text:span></text:span></text:p>
      <text:p><text:span text:style-name="Caption_20_characters"><text:span text:style-name="T1">اِنْتَبَهَ لِـ... </text:span></text:span><text:span text:style-name="Drop_20_Caps"><text:span text:style-name="T1">заметил, обра­тил внимание‎</text:span></text:span></text:p>
      <text:p><text:span text:style-name="Caption_20_characters"><text:span text:style-name="T1">غُلاَمٌ </text:span></text:span><text:span text:style-name="Drop_20_Caps"><text:span text:style-name="T1">мальчик, парень‎</text:span></text:span></text:p>
      <text:p><text:span text:style-name="Caption_20_characters"><text:span text:style-name="T1">لَقَطَ </text:span></text:span><text:span text:style-name="Drop_20_Caps"><text:span text:style-name="T1">подобрал, поднял с земли‎</text:span></text:span></text:p>
      <text:p><text:span text:style-name="Caption_20_characters"><text:span text:style-name="T1">لَحِقَ </text:span></text:span><text:span text:style-name="Drop_20_Caps"><text:span text:style-name="T1">догнал‎</text:span></text:span></text:p>
      <text:p><text:span text:style-name="Caption_20_characters"><text:span text:style-name="T1">كَافَأَ </text:span></text:span><text:span text:style-name="Drop_20_Caps"><text:span text:style-name="T1">вознаградил‎</text:span></text:span></text:p>
      <text:p><text:span text:style-name="Caption_20_characters"><text:span text:style-name="T1">أَبَى </text:span></text:span><text:span text:style-name="Drop_20_Caps"><text:span text:style-name="T1">отверг, отказал‎</text:span></text:span></text:p>
      <text:h text:outline-level="2"><text:span text:style-name="Drop_20_Caps"><text:span text:style-name="T1">Урок 103‎</text:span></text:span></text:h>
      <text:p><text:span text:style-name="Caption_20_characters"><text:span text:style-name="T1">جَوْزَةٌ </text:span></text:span><text:span text:style-name="Drop_20_Caps"><text:span text:style-name="T1">орех (один)‎</text:span></text:span></text:p>
      <text:p><text:span text:style-name="Caption_20_characters"><text:span text:style-name="T1">ظَنَّ </text:span></text:span><text:span text:style-name="Drop_20_Caps"><text:span text:style-name="T1">думал, полагал‎</text:span></text:span></text:p>
      <text:p><text:span text:style-name="Caption_20_characters"><text:span text:style-name="T1">عَضَّ </text:span></text:span><text:span text:style-name="Drop_20_Caps"><text:span text:style-name="T1">укусил‎</text:span></text:span></text:p>
      <text:p><text:span text:style-name="Caption_20_characters"><text:span text:style-name="T1">مُرٌّ </text:span></text:span><text:span text:style-name="Drop_20_Caps"><text:span text:style-name="T1">горький‎</text:span></text:span></text:p>
      <text:p><text:span text:style-name="Caption_20_characters"><text:span text:style-name="T1">مَا أَمَرَّ هَذِهِ التُّفَّاحَةَ </text:span></text:span><text:span text:style-name="Drop_20_Caps"><text:span text:style-name="T1">какое горькое это яблоко!‎</text:span></text:span></text:p>
      <text:p><text:span text:style-name="Caption_20_characters"><text:span text:style-name="T1">أَكْبَرُ مِنْهُ سِنًّا </text:span></text:span><text:span text:style-name="Drop_20_Caps"><text:span text:style-name="T1">старше его‎</text:span></text:span></text:p>
      <text:p><text:span text:style-name="Caption_20_characters"><text:span text:style-name="T1">قَشَرَ </text:span></text:span><text:span text:style-name="Drop_20_Caps"><text:span text:style-name="T1">снял кожицу, корку, очистил‎</text:span></text:span></text:p>
      <text:p><text:span text:style-name="Caption_20_characters"><text:span text:style-name="T1">قِشْرٌ </text:span></text:span><text:span text:style-name="Drop_20_Caps"><text:span text:style-name="T1">корка, кожица, кожу­ра‎</text:span></text:span></text:p>
      <text:p><text:span text:style-name="Caption_20_characters"><text:span text:style-name="T1">لُبٌّ </text:span></text:span><text:span text:style-name="Drop_20_Caps"><text:span text:style-name="T1">сердцевина, ядро‎</text:span></text:span></text:p>
      <text:p><text:span text:style-name="Caption_20_characters"><text:span text:style-name="T1">أَبْقَى </text:span></text:span><text:span text:style-name="Drop_20_Caps"><text:span text:style-name="T1">оставил‎</text:span></text:span></text:p>
      <text:p><text:span text:style-name="Caption_20_characters"><text:span text:style-name="T1">ضَجِرَ مِنْ ... </text:span></text:span><text:span text:style-name="Drop_20_Caps"><text:span text:style-name="T1">испытывал досаду, скучал‎</text:span></text:span></text:p>
      <text:p><text:span text:style-name="Caption_20_characters"><text:span text:style-name="T1">وَحْدَةٌ </text:span></text:span><text:span text:style-name="Drop_20_Caps"><text:span text:style-name="T1">одиночество‎</text:span></text:span></text:p>
      <text:p><text:span text:style-name="Caption_20_characters"><text:span text:style-name="T1">ضَجِرَ مِنْ وَحْدَتِهِ </text:span></text:span><text:span text:style-name="Drop_20_Caps"><text:span text:style-name="T1">ску­чал от одиночества‎</text:span></text:span></text:p>
      <text:p><text:span text:style-name="Caption_20_characters"><text:span text:style-name="T1">أَلْبَسَ </text:span></text:span><text:span text:style-name="Drop_20_Caps"><text:span text:style-name="T1">одел‎</text:span></text:span></text:p>
      <text:p><text:span text:style-name="Caption_20_characters"><text:span text:style-name="T1">أَلْبَسَ الطِّفْلَ لِبَاسًا </text:span></text:span><text:span text:style-name="Drop_20_Caps"><text:span text:style-name="T1">одел ребенка в одежду‎</text:span></text:span></text:p>
      <text:p><text:span text:style-name="Caption_20_characters"><text:span text:style-name="T1">صَارَ </text:span></text:span><text:span text:style-name="Drop_20_Caps"><text:span text:style-name="T1">стал, становился‎</text:span></text:span></text:p>
      <text:p><text:span text:style-name="Caption_20_characters"><text:span text:style-name="T1">صَارَ كَبِيرًا </text:span></text:span><text:span text:style-name="Drop_20_Caps"><text:span text:style-name="T1">стал большой‎</text:span></text:span></text:p>
      <text:p><text:span text:style-name="Caption_20_characters"><text:span text:style-name="T1">لَوْزٌ </text:span></text:span><text:span text:style-name="Drop_20_Caps"><text:span text:style-name="T1">миндаль‎</text:span></text:span></text:p>
      <text:p><text:span text:style-name="Caption_20_characters"><text:span text:style-name="T1">شَجَرَةُ اللَّوْزِ </text:span></text:span><text:span text:style-name="Drop_20_Caps"><text:span text:style-name="T1">миндальное дерево‎</text:span></text:span></text:p>
      <text:p><text:span text:style-name="Caption_20_characters"><text:span text:style-name="T1">تَأَلَّمَ </text:span></text:span><text:span text:style-name="Drop_20_Caps"><text:span text:style-name="T1">мучился, страдал, чув­ствовал боль‎</text:span></text:span></text:p>
      <text:p><text:span text:style-name="Caption_20_characters"><text:span text:style-name="T1">صَدَقَ </text:span></text:span><text:span text:style-name="Drop_20_Caps"><text:span text:style-name="T1">сказал правду‎</text:span></text:span></text:p>
      <text:p><text:span text:style-name="Caption_20_characters"><text:span text:style-name="T1">آسِفٌ </text:span></text:span><text:span text:style-name="Drop_20_Caps"><text:span text:style-name="T1">сожалеющий‎</text:span></text:span></text:p>
      <text:p><text:span text:style-name="Caption_20_characters"><text:span text:style-name="T1">إِنَّنِي آسِفٌ جِدًّا </text:span></text:span><text:span text:style-name="Drop_20_Caps"><text:span text:style-name="T1">поис­тине, я очень сожалею‎</text:span></text:span></text:p>
      <text:h text:outline-level="2"><text:span text:style-name="Drop_20_Caps"><text:span text:style-name="T1">Урок 104‎</text:span></text:span></text:h>
      <text:p><text:span text:style-name="Caption_20_characters"><text:span text:style-name="T1">أَصْفَرُ </text:span></text:span><text:span text:style-name="Drop_20_Caps"><text:span text:style-name="T1">желтый‎</text:span></text:span></text:p>
      <text:p><text:span text:style-name="Caption_20_characters"><text:span text:style-name="T1">وَ إِلاَّ فَلاَ </text:span></text:span><text:span text:style-name="Drop_20_Caps"><text:span text:style-name="T1">если нет, то нет‎</text:span></text:span></text:p>
      <text:p><text:span text:style-name="Caption_20_characters"><text:span text:style-name="T1">هُنَاكَ </text:span></text:span><text:span text:style-name="Drop_20_Caps"><text:span text:style-name="T1">имеется, существу­ет‎</text:span></text:span></text:p>
      <text:p><text:span text:style-name="Caption_20_characters"><text:span text:style-name="T1">طَرِيقَةٌ </text:span></text:span><text:span text:style-name="Drop_20_Caps"><text:span text:style-name="T1">метод, способ‎</text:span></text:span></text:p>
      <text:p><text:span text:style-name="Caption_20_characters"><text:span text:style-name="T1">هُنَاكَ طَرِيقَةٌ </text:span></text:span><text:span text:style-name="Drop_20_Caps"><text:span text:style-name="T1">есть способ‎</text:span></text:span></text:p>
      <text:p><text:span text:style-name="Caption_20_characters"><text:span text:style-name="T1">رَسَبَ </text:span></text:span><text:span text:style-name="Drop_20_Caps"><text:span text:style-name="T1">осел, опустился вниз‎</text:span></text:span></text:p>
      <text:p><text:span text:style-name="Caption_20_characters"><text:span text:style-name="T1">طَفَا </text:span></text:span><text:span text:style-name="Drop_20_Caps"><text:span text:style-name="T1">держался на воде, не тонул, плавал‎</text:span></text:span></text:p>
      <text:p><text:span text:style-name="Caption_20_characters"><text:span text:style-name="T1">فَحَصَ </text:span></text:span><text:span text:style-name="Drop_20_Caps"><text:span text:style-name="T1">осмотрел, обсле­довал‎</text:span></text:span></text:p>
      <text:p><text:span text:style-name="Caption_20_characters"><text:span text:style-name="T1">قَلْبٌ </text:span></text:span><text:span text:style-name="Drop_20_Caps"><text:span text:style-name="T1">сердце‎</text:span></text:span></text:p>
      <text:p><text:span text:style-name="Caption_20_characters"><text:span text:style-name="T1">حَلْقٌ </text:span></text:span><text:span text:style-name="Drop_20_Caps"><text:span text:style-name="T1">горло‎</text:span></text:span></text:p>
      <text:p><text:span text:style-name="Caption_20_characters"><text:span text:style-name="T1">أَقْبَلَ </text:span></text:span><text:span text:style-name="Drop_20_Caps"><text:span text:style-name="T1">пришел, подошел, приблизился‎</text:span></text:span></text:p>
      <text:p><text:span text:style-name="Caption_20_characters"><text:span text:style-name="T1">فَاسِدٌ </text:span></text:span><text:span text:style-name="Drop_20_Caps"><text:span text:style-name="T1">испорченный, не­годный, гнилой‎</text:span></text:span></text:p>
      <text:p><text:span text:style-name="Caption_20_characters"><text:span text:style-name="T1">جِسْمٌ </text:span></text:span><text:span text:style-name="Drop_20_Caps"><text:span text:style-name="T1">тело‎</text:span></text:span></text:p>
      <text:p><text:span text:style-name="Caption_20_characters"><text:span text:style-name="T1">صَحِيحُ الجِسْمِ </text:span></text:span><text:span text:style-name="Drop_20_Caps"><text:span text:style-name="T1">здоро­вый, со здоровым телом‎</text:span></text:span></text:p>
      <text:p><text:span text:style-name="Caption_20_characters"><text:span text:style-name="T1">شُجَاعٌ </text:span></text:span><text:span text:style-name="Drop_20_Caps"><text:span text:style-name="T1">храбрый, смелый‎</text:span></text:span></text:p>
      <text:p><text:span text:style-name="Caption_20_characters"><text:span text:style-name="T1">هَا هُوَ ذَا </text:span></text:span><text:span text:style-name="Drop_20_Caps"><text:span text:style-name="T1">вот он‎</text:span></text:span></text:p>
      <text:p><text:span text:style-name="Caption_20_characters"><text:span text:style-name="T1">خَجِلَ </text:span></text:span><text:span text:style-name="Drop_20_Caps"><text:span text:style-name="T1">стыдился, сконфу­зился‎</text:span></text:span></text:p>
      <text:p><text:span text:style-name="Caption_20_characters"><text:span text:style-name="T1">أَعْلَى... </text:span></text:span><text:span text:style-name="Drop_20_Caps"><text:span text:style-name="T1">вершина, мокуш­ка‎</text:span></text:span></text:p>
      <text:p><text:span text:style-name="Caption_20_characters"><text:span text:style-name="T1">أَعْلَى الشَّجَرَةِ </text:span></text:span><text:span text:style-name="Drop_20_Caps"><text:span text:style-name="T1">макушка дерева‎</text:span></text:span></text:p>
      <text:p><text:span text:style-name="Caption_20_characters"><text:span text:style-name="T1">تَنَاوَلَ </text:span></text:span><text:span text:style-name="Drop_20_Caps"><text:span text:style-name="T1">взял‎</text:span></text:span></text:p>
      <text:p><text:span text:style-name="Caption_20_characters"><text:span text:style-name="T1">رَمَى بِحَجَرٍ </text:span></text:span><text:span text:style-name="Drop_20_Caps"><text:span text:style-name="T1">бросил кам­нем, швырял, ударил камнем‎</text:span></text:span></text:p>
      <text:p><text:span text:style-name="Caption_20_characters"><text:span text:style-name="T1">يَسُرُّنِي </text:span></text:span><text:span text:style-name="Drop_20_Caps"><text:span text:style-name="T1">я рад, меня радует‎</text:span></text:span></text:p>
      <text:p><text:span text:style-name="Caption_20_characters"><text:span text:style-name="T1">يَسُرُّنِي أَنِّي مَا رَمَيْتُهُ بِحَجَرٍ </text:span></text:span><text:span text:style-name="Drop_20_Caps"><text:span text:style-name="T1">я рад, что не бросил в него камнем ‎</text:span></text:span></text:p>
      <text:p><text:span text:style-name="Caption_20_characters"><text:span text:style-name="T1">تَسَمَّعَ إِلَى... </text:span></text:span><text:span text:style-name="Drop_20_Caps"><text:span text:style-name="T1">прислуши­вался‎</text:span></text:span></text:p>
      <text:h text:outline-level="2"><text:span text:style-name="Drop_20_Caps"><text:span text:style-name="T1">Урок 105‎</text:span></text:span></text:h>
      <text:p><text:span text:style-name="Caption_20_characters"><text:span text:style-name="T1">قُفَّةٌ </text:span></text:span><text:span text:style-name="Drop_20_Caps"><text:span text:style-name="T1">корзина‎</text:span></text:span></text:p>
      <text:p><text:soft-page-break/><text:span text:style-name="Caption_20_characters"><text:span text:style-name="T1">شَاطِئٌ </text:span></text:span><text:span text:style-name="Drop_20_Caps"><text:span text:style-name="T1">берег‎</text:span></text:span></text:p>
      <text:p><text:span text:style-name="Caption_20_characters"><text:span text:style-name="T1">شَاطِئُ البَحْرِ </text:span></text:span><text:span text:style-name="Drop_20_Caps"><text:span text:style-name="T1">берег моря‎</text:span></text:span></text:p>
      <text:p><text:span text:style-name="Caption_20_characters"><text:span text:style-name="T1">رَمْلٌ </text:span></text:span><text:span text:style-name="Drop_20_Caps"><text:span text:style-name="T1">песок‎</text:span></text:span></text:p>
      <text:p><text:span text:style-name="Caption_20_characters"><text:span text:style-name="T1">نَزَلَ إِلَى النَّهْرِ </text:span></text:span><text:span text:style-name="Drop_20_Caps"><text:span text:style-name="T1">спустил­ся к реке‎</text:span></text:span></text:p>
      <text:p><text:span text:style-name="Caption_20_characters"><text:span text:style-name="T1">خَلَعَ ثِيَابَهُ </text:span></text:span><text:span text:style-name="Drop_20_Caps"><text:span text:style-name="T1">разделся, снял одежду‎</text:span></text:span></text:p>
      <text:p><text:span text:style-name="Caption_20_characters"><text:span text:style-name="T1">اِسْتَحَمَّ </text:span></text:span><text:span text:style-name="Drop_20_Caps"><text:span text:style-name="T1">купался, принял ванну‎</text:span></text:span></text:p>
      <text:p><text:span text:style-name="Caption_20_characters"><text:span text:style-name="T1">هَلْ أَحْبَبْتَ؟ </text:span></text:span><text:span text:style-name="Drop_20_Caps"><text:span text:style-name="T1">тебе по­нравилось?‎</text:span></text:span></text:p>
      <text:p><text:span text:style-name="Caption_20_characters"><text:span text:style-name="T1">يَظْهَرُ </text:span></text:span><text:span text:style-name="Drop_20_Caps"><text:span text:style-name="T1">видно, по-видимо­му‎</text:span></text:span></text:p>
      <text:p><text:span text:style-name="Caption_20_characters"><text:span text:style-name="T1">أَفْهَمَ </text:span></text:span><text:span text:style-name="Drop_20_Caps"><text:span text:style-name="T1">объяснил, дал по­нять‎</text:span></text:span></text:p>
      <text:p><text:span text:style-name="Caption_20_characters"><text:span text:style-name="T1">مِلْحٌ </text:span></text:span><text:span text:style-name="Drop_20_Caps"><text:span text:style-name="T1">соленый‎</text:span></text:span></text:p>
      <text:p><text:span text:style-name="Caption_20_characters"><text:span text:style-name="T1">مَاءٌ مِلْحٌ </text:span></text:span><text:span text:style-name="Drop_20_Caps"><text:span text:style-name="T1">соленая вода‎</text:span></text:span></text:p>
      <text:p><text:span text:style-name="Caption_20_characters"><text:span text:style-name="T1">مُفَتِّشٌ </text:span></text:span><text:span text:style-name="Drop_20_Caps"><text:span text:style-name="T1">контролер, кон­дуктор‎</text:span></text:span></text:p>
      <text:p><text:span text:style-name="Caption_20_characters"><text:span text:style-name="T1">مُفَتِّشُ سِكَّةِ الحَدِيدِ </text:span></text:span><text:span text:style-name="Drop_20_Caps"><text:span text:style-name="T1">железнодорожный контролер‎</text:span></text:span></text:p>
      <text:p><text:span text:style-name="Caption_20_characters"><text:span text:style-name="T1">خَطَرٌ </text:span></text:span><text:span text:style-name="Drop_20_Caps"><text:span text:style-name="T1">опасность‎</text:span></text:span></text:p>
      <text:p><text:span text:style-name="Caption_20_characters"><text:span text:style-name="T1">مُعَيَّنٌ </text:span></text:span><text:span text:style-name="Drop_20_Caps"><text:span text:style-name="T1">назначенный, опре­деленный‎</text:span></text:span></text:p>
      <text:p><text:span text:style-name="Caption_20_characters"><text:span text:style-name="T1">فِي الوَقْتِ المُعَيَّنِ </text:span></text:span><text:span text:style-name="Drop_20_Caps"><text:span text:style-name="T1">в назначенное время‎</text:span></text:span></text:p>
      <text:p><text:span text:style-name="Caption_20_characters"><text:span text:style-name="T1">سَاعَةٌ </text:span></text:span><text:span text:style-name="Drop_20_Caps"><text:span text:style-name="T1">час, момент‎</text:span></text:span></text:p>
      <text:p><text:span text:style-name="Caption_20_characters"><text:span text:style-name="T1">قَبَضَ </text:span></text:span><text:span text:style-name="Drop_20_Caps"><text:span text:style-name="T1">взял, получил‎</text:span></text:span></text:p>
      <text:p><text:span text:style-name="Caption_20_characters"><text:span text:style-name="T1">قَبَضَ الأَجْرَ </text:span></text:span><text:span text:style-name="Drop_20_Caps"><text:span text:style-name="T1">получил плату‎</text:span></text:span></text:p>
      <text:p><text:span text:style-name="Caption_20_characters"><text:span text:style-name="T1">أَجْرٌ </text:span></text:span><text:span text:style-name="Drop_20_Caps"><text:span text:style-name="T1">плата‎</text:span></text:span></text:p>
      <text:p><text:span text:style-name="Caption_20_characters"><text:span text:style-name="T1">مَحَطَّةٌ </text:span></text:span><text:span text:style-name="Drop_20_Caps"><text:span text:style-name="T1">станция, останов­ка‎</text:span></text:span></text:p>
      <text:p><text:span text:style-name="Caption_20_characters"><text:span text:style-name="T1">تَقَدَّمَ </text:span></text:span><text:span text:style-name="Drop_20_Caps"><text:span text:style-name="T1">опередил‎</text:span></text:span></text:p>
      <text:p><text:span text:style-name="Caption_20_characters"><text:span text:style-name="T1">تَأَخَّرَ </text:span></text:span><text:span text:style-name="Drop_20_Caps"><text:span text:style-name="T1">опоздал‎</text:span></text:span></text:p>
      <text:p><text:span text:style-name="Caption_20_characters"><text:span text:style-name="T1">بَائِعٌ </text:span></text:span><text:span text:style-name="Drop_20_Caps"><text:span text:style-name="T1">продавец, торговец‎</text:span></text:span></text:p>
      <text:p><text:span text:style-name="Caption_20_characters"><text:span text:style-name="T1">بَاعَةُُ الصُّحُفِ </text:span></text:span><text:span text:style-name="Drop_20_Caps"><text:span text:style-name="T1">продавец журналов и газет‎</text:span></text:span></text:p>
      <text:p><text:span text:style-name="Caption_20_characters"><text:span text:style-name="T1">رَافَقَ </text:span></text:span><text:span text:style-name="Drop_20_Caps"><text:span text:style-name="T1">сопроводил, пошел, поехал вместе‎</text:span></text:span></text:p>
      <text:p><text:span text:style-name="Caption_20_characters"><text:span text:style-name="T1">رَافَقَ وَالِدَهُ إِلَى السُّوقِ </text:span></text:span><text:span text:style-name="Drop_20_Caps"><text:span text:style-name="T1">пошел с отцом на базар ‎</text:span></text:span></text:p>
      <text:p><text:span text:style-name="Caption_20_characters"><text:span text:style-name="T1">رَطْلٌ </text:span></text:span><text:span text:style-name="Drop_20_Caps"><text:span text:style-name="T1">ратль (мера веса, разная в разных странах)‎</text:span></text:span></text:p>
      <text:p><text:span text:style-name="Caption_20_characters"><text:span text:style-name="T1">حُزْمَةٌ </text:span></text:span><text:span text:style-name="Drop_20_Caps"><text:span text:style-name="T1">пучок, связка‎</text:span></text:span></text:p>
      <text:p><text:span text:style-name="Caption_20_characters"><text:span text:style-name="T1">حُزْمَةٌ مِنَ البَصَلِ </text:span></text:span><text:span text:style-name="Drop_20_Caps"><text:span text:style-name="T1">пу­чок лука‎</text:span></text:span></text:p>
      <text:p><text:span text:style-name="Caption_20_characters"><text:span text:style-name="T1">سِلْقٌ </text:span></text:span><text:span text:style-name="Drop_20_Caps"><text:span text:style-name="T1">турнепс‎</text:span></text:span></text:p>
      <text:p><text:span text:style-name="Caption_20_characters"><text:span text:style-name="T1">اِمْتَلَأَ </text:span></text:span><text:span text:style-name="Drop_20_Caps"><text:span text:style-name="T1">наполнился, запол­нился‎</text:span></text:span></text:p>
      <text:p><text:span text:style-name="Caption_20_characters"><text:span text:style-name="T1">أَفْرَغَ </text:span></text:span><text:span text:style-name="Drop_20_Caps"><text:span text:style-name="T1">опорожнил, вылил, высыпал‎</text:span></text:span></text:p>
      <text:h text:outline-level="2"><text:span text:style-name="Drop_20_Caps"><text:span text:style-name="T1">Урок 106‎</text:span></text:span></text:h>
      <text:p><text:span text:style-name="Caption_20_characters"><text:span text:style-name="T1">عِصَابَةٌ </text:span></text:span><text:span text:style-name="Drop_20_Caps"><text:span text:style-name="T1">повязка‎</text:span></text:span></text:p>
      <text:p><text:span text:style-name="Caption_20_characters"><text:span text:style-name="T1">دَوَّرَ </text:span></text:span><text:span text:style-name="Drop_20_Caps"><text:span text:style-name="T1">крутил‎</text:span></text:span></text:p>
      <text:p><text:span text:style-name="Caption_20_characters"><text:span text:style-name="T1">دَفَعَ </text:span></text:span><text:span text:style-name="Drop_20_Caps"><text:span text:style-name="T1">толкнул‎</text:span></text:span></text:p>
      <text:p><text:span text:style-name="Caption_20_characters"><text:span text:style-name="T1">رَقَصَ </text:span></text:span><text:span text:style-name="Drop_20_Caps"><text:span text:style-name="T1">танцевал, плясал‎</text:span></text:span></text:p>
      <text:p><text:span text:style-name="Caption_20_characters"><text:span text:style-name="T1">صَفَّقَ </text:span></text:span><text:span text:style-name="Drop_20_Caps"><text:span text:style-name="T1">хлопал‎</text:span></text:span></text:p>
      <text:p><text:span text:style-name="Caption_20_characters"><text:span text:style-name="T1">زِدْ </text:span></text:span><text:span text:style-name="Drop_20_Caps"><text:span text:style-name="T1">еще, давай еще‎</text:span></text:span></text:p>
      <text:p><text:span text:style-name="Caption_20_characters"><text:span text:style-name="T1">زِدِ اقْتَرِبْ </text:span></text:span><text:span text:style-name="Drop_20_Caps"><text:span text:style-name="T1">еще прибли­жайся‎</text:span></text:span></text:p>
      <text:p><text:span text:style-name="Caption_20_characters"><text:span text:style-name="T1">لَمْ تُصِبْ </text:span></text:span><text:span text:style-name="Drop_20_Caps"><text:span text:style-name="T1">не попал (ты), ошибся, промахнулся (ты)‎</text:span></text:span></text:p>
      <text:p><text:span text:style-name="Caption_20_characters"><text:span text:style-name="T1">هَيَّا أَمْسِكْنَا </text:span></text:span><text:span text:style-name="Drop_20_Caps"><text:span text:style-name="T1">давай лови нас‎</text:span></text:span></text:p>
      <text:p><text:span text:style-name="Caption_20_characters"><text:span text:style-name="T1">اِلْتَحَقَ بِـ... </text:span></text:span><text:span text:style-name="Drop_20_Caps"><text:span text:style-name="T1">догнал‎</text:span></text:span></text:p>
      <text:p><text:span text:style-name="Caption_20_characters"><text:span text:style-name="T1">مَدَّ </text:span></text:span><text:span text:style-name="Drop_20_Caps"><text:span text:style-name="T1">протянул‎</text:span></text:span></text:p>
      <text:p><text:span text:style-name="Caption_20_characters"><text:span text:style-name="T1">مَدَّ يَدَهُ </text:span></text:span><text:span text:style-name="Drop_20_Caps"><text:span text:style-name="T1">протянул руку‎</text:span></text:span></text:p>
      <text:p><text:span text:style-name="Caption_20_characters"><text:span text:style-name="T1">تَحَسَّسَ </text:span></text:span><text:span text:style-name="Drop_20_Caps"><text:span text:style-name="T1">ощупывал, на­щупывал‎</text:span></text:span></text:p>
      <text:p><text:span text:style-name="Caption_20_characters"><text:span text:style-name="T1">زَلْزَلَةٌ </text:span></text:span><text:span text:style-name="Drop_20_Caps"><text:span text:style-name="T1">землетрясение‎</text:span></text:span></text:p>
      <text:p><text:span text:style-name="Caption_20_characters"><text:span text:style-name="T1">زُلْزِلَتِ الأَرْضُ </text:span></text:span><text:span text:style-name="Drop_20_Caps"><text:span text:style-name="T1">сотряса­лась земля, произошло землетрясение‎</text:span></text:span></text:p>
      <text:p><text:span text:style-name="Caption_20_characters"><text:span text:style-name="T1">فَائِدَةٌ </text:span></text:span><text:span text:style-name="Drop_20_Caps"><text:span text:style-name="T1">польза‎</text:span></text:span></text:p>
      <text:p><text:span text:style-name="Caption_20_characters"><text:span text:style-name="T1">بِدُونِ فَائِدَةٍ </text:span></text:span><text:span text:style-name="Drop_20_Caps"><text:span text:style-name="T1">бесполезно‎</text:span></text:span></text:p>
      <text:p><text:span text:style-name="Caption_20_characters"><text:span text:style-name="T1">بَيْنَمَا... </text:span></text:span><text:span text:style-name="Drop_20_Caps"><text:span text:style-name="T1">в то время, как…; в то время, когда…‎</text:span></text:span></text:p>
      <text:p><text:span text:style-name="Caption_20_characters"><text:span text:style-name="T1">كَانَ الفَصْلُ صَيْفًا </text:span></text:span><text:span text:style-name="Drop_20_Caps"><text:span text:style-name="T1">было лето, время было летом‎</text:span></text:span></text:p>
      <text:p><text:span text:style-name="Caption_20_characters"><text:span text:style-name="T1">تَزَاحَمَ </text:span></text:span><text:span text:style-name="Drop_20_Caps"><text:span text:style-name="T1">теснился, толкался‎</text:span></text:span></text:p>
      <text:p><text:span text:style-name="Caption_20_characters"><text:span text:style-name="T1">تَصَدَّعَ </text:span></text:span><text:span text:style-name="Drop_20_Caps"><text:span text:style-name="T1">трескался, дал тре­щины‎</text:span></text:span></text:p>
      <text:p><text:span text:style-name="Caption_20_characters"><text:span text:style-name="T1">جِدَارٌ </text:span></text:span><text:span text:style-name="Drop_20_Caps"><text:span text:style-name="T1">стена‎</text:span></text:span></text:p>
      <text:p><text:span text:style-name="Caption_20_characters"><text:span text:style-name="T1">تَصَدَّعَتِ الجُدْرَانُ </text:span></text:span><text:span text:style-name="Drop_20_Caps"><text:span text:style-name="T1">по­трескались стены‎</text:span></text:span></text:p>
      <text:p><text:span text:style-name="Caption_20_characters"><text:span text:style-name="T1">تَسَاقَطَ </text:span></text:span><text:span text:style-name="Drop_20_Caps"><text:span text:style-name="T1">выпал, осыпался, обвалился‎</text:span></text:span></text:p>
      <text:p><text:span text:style-name="Caption_20_characters"><text:span text:style-name="T1">سَقْفٌ </text:span></text:span><text:span text:style-name="Drop_20_Caps"><text:span text:style-name="T1">потолок, крыша‎</text:span></text:span></text:p>
      <text:p><text:span text:style-name="Caption_20_characters"><text:span text:style-name="T1">أَذًى </text:span></text:span><text:span text:style-name="Drop_20_Caps"><text:span text:style-name="T1">неприятность, вред, ущерб‎</text:span></text:span></text:p>
      <text:p><text:span text:style-name="Caption_20_characters"><text:span text:style-name="T1">مَا أُصِيبَ أَحَدٌ بِأَذًى </text:span></text:span><text:span text:style-name="Drop_20_Caps"><text:span text:style-name="T1">никто не пострадал ‎</text:span></text:span></text:p>
      <text:p><text:span text:style-name="Caption_20_characters"><text:span text:style-name="T1">مَدْرَسِيٌّ </text:span></text:span><text:span text:style-name="Drop_20_Caps"><text:span text:style-name="T1">школьный, учеб­ный‎</text:span></text:span></text:p>
      <text:p><text:span text:style-name="Caption_20_characters"><text:span text:style-name="T1">الكِتَابُ المَدْرَسِيُّ </text:span></text:span><text:span text:style-name="Drop_20_Caps"><text:span text:style-name="T1">учеб­ник‎</text:span></text:span></text:p>
      <text:p><text:span text:style-name="Caption_20_characters"><text:span text:style-name="T1">خِلاَلَ الدَّرْسِ </text:span></text:span><text:span text:style-name="Drop_20_Caps"><text:span text:style-name="T1">на уроке, во время урока‎</text:span></text:span></text:p>
      <text:p><text:span text:style-name="Caption_20_characters"><text:span text:style-name="T1">حِجَارَةٌ </text:span></text:span><text:span text:style-name="Drop_20_Caps"><text:span text:style-name="T1">камни‎</text:span></text:span></text:p>
      <text:h text:outline-level="2"><text:span text:style-name="Drop_20_Caps"><text:span text:style-name="T1">Урок 107‎</text:span></text:span></text:h>
      <text:p><text:span text:style-name="Caption_20_characters"><text:span text:style-name="T1">مَرَّ بِالجِبَلِ </text:span></text:span><text:span text:style-name="Drop_20_Caps"><text:span text:style-name="T1">прошел мимо горы‎</text:span></text:span></text:p>
      <text:p><text:span text:style-name="Caption_20_characters"><text:span text:style-name="T1">أَتُرِيدُ مِنِّي؟ </text:span></text:span><text:span text:style-name="Drop_20_Caps"><text:span text:style-name="T1">хочешь, чтобы я?‎</text:span></text:span></text:p>
      <text:p><text:span text:style-name="Caption_20_characters"><text:span text:style-name="T1">عَارٍ </text:span></text:span><text:span text:style-name="Drop_20_Caps"><text:span text:style-name="T1">голый, нагой‎</text:span></text:span></text:p>
      <text:p><text:span text:style-name="Caption_20_characters"><text:span text:style-name="T1">مَشَى عَارِيًا </text:span></text:span><text:span text:style-name="Drop_20_Caps"><text:span text:style-name="T1">ходил го­лый‎</text:span></text:span></text:p>
      <text:p><text:span text:style-name="Caption_20_characters"><text:span text:style-name="T1">تَبَارَى </text:span></text:span><text:span text:style-name="Drop_20_Caps"><text:span text:style-name="T1">соревновался, со­стязался‎</text:span></text:span></text:p>
      <text:p><text:span text:style-name="Caption_20_characters"><text:span text:style-name="T1">فِرْقَةٌ </text:span></text:span><text:span text:style-name="Drop_20_Caps"><text:span text:style-name="T1">команда‎</text:span></text:span></text:p>
      <text:p><text:span text:style-name="Caption_20_characters"><text:span text:style-name="T1">فِرَقُ الأَلْعَابِ الرِّيَاضِيَّةِ </text:span></text:span><text:span text:style-name="Drop_20_Caps"><text:span text:style-name="T1">спортивные команды ‎</text:span></text:span></text:p>
      <text:p><text:span text:style-name="Caption_20_characters"><text:span text:style-name="T1">جُمْهُورٌ </text:span></text:span><text:span text:style-name="Drop_20_Caps"><text:span text:style-name="T1">толпа, масса‎</text:span></text:span></text:p>
      <text:p><text:span text:style-name="Caption_20_characters"><text:span text:style-name="T1">إِبْرَةٌ </text:span></text:span><text:span text:style-name="Drop_20_Caps"><text:span text:style-name="T1">иголка‎</text:span></text:span></text:p>
      <text:p><text:span text:style-name="Caption_20_characters"><text:span text:style-name="T1">عَيْنُ الإِبْرَةِ </text:span></text:span><text:span text:style-name="Drop_20_Caps"><text:span text:style-name="T1">ушко иголки‎</text:span></text:span></text:p>
      <text:p><text:span text:style-name="Caption_20_characters"><text:span text:style-name="T1">قَمِيصٌ </text:span></text:span><text:span text:style-name="Drop_20_Caps"><text:span text:style-name="T1">рубашка, соочка‎</text:span></text:span></text:p>
      <text:p><text:span text:style-name="Caption_20_characters"><text:span text:style-name="T1">جَانِبٌ </text:span></text:span><text:span text:style-name="Drop_20_Caps"><text:span text:style-name="T1">сторона‎</text:span></text:span></text:p>
      <text:p><text:span text:style-name="Caption_20_characters"><text:span text:style-name="T1">حَكَمٌ </text:span></text:span><text:span text:style-name="Drop_20_Caps"><text:span text:style-name="T1">судья, арбитр‎</text:span></text:span></text:p>
      <text:p><text:span text:style-name="Caption_20_characters"><text:span text:style-name="T1">صَفَرَ </text:span></text:span><text:span text:style-name="Drop_20_Caps"><text:span text:style-name="T1">свистел‎</text:span></text:span></text:p>
      <text:p><text:span text:style-name="Caption_20_characters"><text:span text:style-name="T1">ابْتَدَأَ </text:span></text:span><text:span text:style-name="Drop_20_Caps"><text:span text:style-name="T1">начал‎</text:span></text:span></text:p>
      <text:p><text:span text:style-name="Caption_20_characters"><text:span text:style-name="T1">اِبْتَدَأَ اللَّعِبَ </text:span></text:span><text:span text:style-name="Drop_20_Caps"><text:span text:style-name="T1">начал игру‎</text:span></text:span></text:p>
      <text:p><text:span text:style-name="Caption_20_characters"><text:span text:style-name="T1">حَاوَلَ جُهْدَهُ </text:span></text:span><text:span text:style-name="Drop_20_Caps"><text:span text:style-name="T1">пытался что есть мочи‎</text:span></text:span></text:p>
      <text:p><text:span text:style-name="Caption_20_characters"><text:span text:style-name="T1">تَسَاوَى </text:span></text:span><text:span text:style-name="Drop_20_Caps"><text:span text:style-name="T1">сравнялся‎</text:span></text:span></text:p>
      <text:p><text:span text:style-name="Caption_20_characters"><text:span text:style-name="T1">تَسَاوَتِ الفِرْقَتَانِ </text:span></text:span><text:span text:style-name="Drop_20_Caps"><text:span text:style-name="T1">обе команды сравнялись‎</text:span></text:span></text:p>
      <text:p><text:soft-page-break/><text:span text:style-name="Caption_20_characters"><text:span text:style-name="T1">إِصَابَةُ الأَهْدَافِ </text:span></text:span><text:span text:style-name="Drop_20_Caps"><text:span text:style-name="T1">попада­ние в цель, гол‎</text:span></text:span></text:p>
      <text:p><text:span text:style-name="Caption_20_characters"><text:span text:style-name="T1">اِدَّعَى </text:span></text:span><text:span text:style-name="Drop_20_Caps"><text:span text:style-name="T1">утверждал, претен­довал ‎</text:span></text:span></text:p>
      <text:p><text:span text:style-name="Caption_20_characters"><text:span text:style-name="T1">هَتَفَ </text:span></text:span><text:span text:style-name="Drop_20_Caps"><text:span text:style-name="T1">кричал, сопрово­ждал криками, овациями‎</text:span></text:span></text:p>
      <text:p><text:span text:style-name="Caption_20_characters"><text:span text:style-name="T1">عَجَزَ عَنْ... </text:span></text:span><text:span text:style-name="Drop_20_Caps"><text:span text:style-name="T1">не мог, не умел, был не в состоянии‎</text:span></text:span></text:p>
      <text:p><text:span text:style-name="Caption_20_characters"><text:span text:style-name="T1">خَلِيقَةٌ </text:span></text:span><text:span text:style-name="Drop_20_Caps"><text:span text:style-name="T1">народ, люди‎</text:span></text:span></text:p>
      <text:p><text:span text:style-name="Caption_20_characters"><text:span text:style-name="T1">هَاتِ </text:span></text:span><text:span text:style-name="Drop_20_Caps"><text:span text:style-name="T1">давай, давай сюда‎</text:span></text:span></text:p>
      <text:p><text:span text:style-name="Caption_20_characters"><text:span text:style-name="T1">أُنْبُوبَةٌ </text:span></text:span><text:span text:style-name="Drop_20_Caps"><text:span text:style-name="T1">трубка‎</text:span></text:span></text:p>
      <text:p><text:span text:style-name="Caption_20_characters"><text:span text:style-name="T1">قَامَ عَلَى قَدَمَيْهِ </text:span></text:span><text:span text:style-name="Drop_20_Caps"><text:span text:style-name="T1">стал на ноги‎</text:span></text:span></text:p>
      <text:p><text:span text:style-name="Caption_20_characters"><text:span text:style-name="T1">جَعَلَ يَصِيحُ </text:span></text:span><text:span text:style-name="Drop_20_Caps"><text:span text:style-name="T1">начал кри­чать‎</text:span></text:span></text:p>
      <text:p><text:span text:style-name="Caption_20_characters"><text:span text:style-name="T1">مَهَارَةٌ </text:span></text:span><text:span text:style-name="Drop_20_Caps"><text:span text:style-name="T1">мастерство, искус­ство, навык‎</text:span></text:span></text:p>
      <text:p><text:span text:style-name="Caption_20_characters"><text:span text:style-name="T1">قَامَةٌ </text:span></text:span><text:span text:style-name="Drop_20_Caps"><text:span text:style-name="T1">рост‎</text:span></text:span></text:p>
      <text:p><text:span text:style-name="Caption_20_characters"><text:span text:style-name="T1">مِنْ قَامَتِهِ </text:span></text:span><text:span text:style-name="Drop_20_Caps"><text:span text:style-name="T1">со стойки‎</text:span></text:span></text:p>
      <text:p><text:span text:style-name="Caption_20_characters"><text:span text:style-name="T1">أَضَاعَ </text:span></text:span><text:span text:style-name="Drop_20_Caps"><text:span text:style-name="T1">губил, тратил, терял‎</text:span></text:span></text:p>
      <text:p><text:span text:style-name="Caption_20_characters"><text:span text:style-name="T1">عَبَثًا </text:span></text:span><text:span text:style-name="Drop_20_Caps"><text:span text:style-name="T1">зря, напрасно‎</text:span></text:span></text:p>
      <text:p><text:span text:style-name="Caption_20_characters"><text:span text:style-name="T1">أَفَادَ </text:span></text:span><text:span text:style-name="Drop_20_Caps"><text:span text:style-name="T1">дал, принес пользу‎</text:span></text:span></text:p>
      <text:p><text:span text:style-name="Caption_20_characters"><text:span text:style-name="T1">عَمَلٌ لاَ يُفِيدُ </text:span></text:span><text:span text:style-name="Drop_20_Caps"><text:span text:style-name="T1">бесполез­ное дело‎</text:span></text:span></text:p>
      <text:h text:outline-level="2"><text:span text:style-name="Drop_20_Caps"><text:span text:style-name="T1">Урок 108‎</text:span></text:span></text:h>
      <text:p><text:span text:style-name="Caption_20_characters"><text:span text:style-name="T1">طَرِيقُ السَّيَّارَاتِ </text:span></text:span><text:span text:style-name="Drop_20_Caps"><text:span text:style-name="T1">авто­трасса‎</text:span></text:span></text:p>
      <text:p><text:span text:style-name="Caption_20_characters"><text:span text:style-name="T1">خَطِرٌ </text:span></text:span><text:span text:style-name="Drop_20_Caps"><text:span text:style-name="T1">опасный‎</text:span></text:span></text:p>
      <text:p><text:span text:style-name="Caption_20_characters"><text:span text:style-name="T1">صَارَ يَلْعَبُ </text:span></text:span><text:span text:style-name="Drop_20_Caps"><text:span text:style-name="T1">начал, стал иг­рать‎</text:span></text:span></text:p>
      <text:p><text:span text:style-name="Caption_20_characters"><text:span text:style-name="T1">أَحَدُهُمْ </text:span></text:span><text:span text:style-name="Drop_20_Caps"><text:span text:style-name="T1">один из них, кто-то из них‎</text:span></text:span></text:p>
      <text:p><text:span text:style-name="Caption_20_characters"><text:span text:style-name="T1">أَحَدُنَا </text:span></text:span><text:span text:style-name="Drop_20_Caps"><text:span text:style-name="T1">один из нас‎</text:span></text:span></text:p>
      <text:p><text:span text:style-name="Caption_20_characters"><text:span text:style-name="T1">لَزِمَ </text:span></text:span><text:span text:style-name="Drop_20_Caps"><text:span text:style-name="T1">держался, придержал­ся‎</text:span></text:span></text:p>
      <text:p><text:span text:style-name="Caption_20_characters"><text:span text:style-name="T1">لَزِمَ جَانِبَ الطَّرِيقِ </text:span></text:span><text:span text:style-name="Drop_20_Caps"><text:span text:style-name="T1">дер­жался краешка дороги ‎</text:span></text:span></text:p>
      <text:p><text:span text:style-name="Caption_20_characters"><text:span text:style-name="T1">آتٍ </text:span></text:span><text:span text:style-name="Drop_20_Caps"><text:span text:style-name="T1">идущий‎</text:span></text:span></text:p>
      <text:p><text:span text:style-name="Caption_20_characters"><text:span text:style-name="T1">شِمَالٌ </text:span></text:span><text:span text:style-name="Drop_20_Caps"><text:span text:style-name="T1">левая сторона‎</text:span></text:span></text:p>
      <text:p><text:span text:style-name="Caption_20_characters"><text:span text:style-name="T1">اِلْتَفَتَ شِمَالاً </text:span></text:span><text:span text:style-name="Drop_20_Caps"><text:span text:style-name="T1">повернулс­я налево‎</text:span></text:span></text:p>
      <text:p><text:span text:style-name="Caption_20_characters"><text:span text:style-name="T1">وَقَفَ </text:span></text:span><text:span text:style-name="Drop_20_Caps"><text:span text:style-name="T1">стал, остановился‎</text:span></text:span></text:p>
      <text:p><text:span text:style-name="Caption_20_characters"><text:span text:style-name="T1">رَيْثَمَا... </text:span></text:span><text:span text:style-name="Drop_20_Caps"><text:span text:style-name="T1">пока, пока не…‎</text:span></text:span></text:p>
      <text:p><text:span text:style-name="Caption_20_characters"><text:span text:style-name="T1">قَدَمٌ </text:span></text:span><text:span text:style-name="Drop_20_Caps"><text:span text:style-name="T1">ступня, нога‎</text:span></text:span></text:p>
      <text:p><text:span text:style-name="Caption_20_characters"><text:span text:style-name="T1">عَبَرَ </text:span></text:span><text:span text:style-name="Drop_20_Caps"><text:span text:style-name="T1">пересек, перешел‎</text:span></text:span></text:p>
      <text:p><text:span text:style-name="Caption_20_characters"><text:span text:style-name="T1">فَرَكَ </text:span></text:span><text:span text:style-name="Drop_20_Caps"><text:span text:style-name="T1">потер, протер‎</text:span></text:span></text:p>
      <text:p><text:span text:style-name="Caption_20_characters"><text:span text:style-name="T1">مَشَّطَ </text:span></text:span><text:span text:style-name="Drop_20_Caps"><text:span text:style-name="T1">причесал, расчесал‎</text:span></text:span></text:p>
      <text:p><text:span text:style-name="Caption_20_characters"><text:span text:style-name="T1">مَشَّطَ شَعَرَهُ </text:span></text:span><text:span text:style-name="Drop_20_Caps"><text:span text:style-name="T1">причесался‎</text:span></text:span></text:p>
      <text:p><text:span text:style-name="Caption_20_characters"><text:span text:style-name="T1">مِنْدِيلٌ </text:span></text:span><text:span text:style-name="Drop_20_Caps"><text:span text:style-name="T1">носовой платок‎</text:span></text:span></text:p>
      <text:p><text:span text:style-name="Caption_20_characters"><text:span text:style-name="T1">حَافَظَ عَلَى النَّظَافَةِ </text:span></text:span><text:span text:style-name="Drop_20_Caps"><text:span text:style-name="T1">соблюдал чистоту‎</text:span></text:span></text:p>
      <text:p><text:span text:style-name="Caption_20_characters"><text:span text:style-name="T1">مَرَّنَ </text:span></text:span><text:span text:style-name="Drop_20_Caps"><text:span text:style-name="T1">тренировал, приучал‎</text:span></text:span></text:p>
      <text:p><text:span text:style-name="Caption_20_characters"><text:span text:style-name="T1">يَرُوحُ وَ يَجِيءُ </text:span></text:span><text:span text:style-name="Drop_20_Caps"><text:span text:style-name="T1">ходит туда-сюда‎</text:span></text:span></text:p>
      <text:p><text:span text:style-name="Caption_20_characters"><text:span text:style-name="T1">كَانَ يَرُوحُ وَ يَجِيءُ </text:span></text:span><text:span text:style-name="Drop_20_Caps"><text:span text:style-name="T1">хо­дил туда-сюда ‎</text:span></text:span></text:p>
      <text:p><text:span text:style-name="Caption_20_characters"><text:span text:style-name="T1">أَعْمَالُ البَيْتِ </text:span></text:span><text:span text:style-name="Drop_20_Caps"><text:span text:style-name="T1">домаш­ние дела, работы‎</text:span></text:span></text:p>
      <text:p><text:span text:style-name="Caption_20_characters"><text:span text:style-name="T1">كَوَى </text:span></text:span><text:span text:style-name="Drop_20_Caps"><text:span text:style-name="T1">гладил, утюжил‎</text:span></text:span></text:p>
      <text:p><text:span text:style-name="Caption_20_characters"><text:span text:style-name="T1">كَوَى الثِّيَابَ </text:span></text:span><text:span text:style-name="Drop_20_Caps"><text:span text:style-name="T1">гладил оде­жду‎</text:span></text:span></text:p>
      <text:p><text:span text:style-name="Caption_20_characters"><text:span text:style-name="T1">عَلَفَ </text:span></text:span><text:span text:style-name="Drop_20_Caps"><text:span text:style-name="T1">дал корм, кормил‎</text:span></text:span></text:p>
      <text:p><text:span text:style-name="Caption_20_characters"><text:span text:style-name="T1">عَلَفَ الدَّجَاجَ </text:span></text:span><text:span text:style-name="Drop_20_Caps"><text:span text:style-name="T1">кормил кур‎</text:span></text:span></text:p>
      <text:p><text:span text:style-name="Caption_20_characters"><text:span text:style-name="T1">صَاحِبَةٌ </text:span></text:span><text:span text:style-name="Drop_20_Caps"><text:span text:style-name="T1">подруга‎</text:span></text:span></text:p>
      <text:p><text:span text:style-name="Caption_20_characters"><text:span text:style-name="T1">فِي سُرْعَةٍ </text:span></text:span><text:span text:style-name="Drop_20_Caps"><text:span text:style-name="T1">быстро‎</text:span></text:span></text:p>
      <text:h text:outline-level="2"><text:span text:style-name="Drop_20_Caps"><text:span text:style-name="T1">Урок 109‎</text:span></text:span></text:h>
      <text:p><text:span text:style-name="Caption_20_characters"><text:span text:style-name="T1">أَبْلَهُ </text:span></text:span><text:span text:style-name="Drop_20_Caps"><text:span text:style-name="T1">глупый, тупой‎</text:span></text:span></text:p>
      <text:p><text:span text:style-name="Caption_20_characters"><text:span text:style-name="T1">القَاهِرَةُ </text:span></text:span><text:span text:style-name="Drop_20_Caps"><text:span text:style-name="T1">Каир‎</text:span></text:span></text:p>
      <text:p><text:span text:style-name="Caption_20_characters"><text:span text:style-name="T1">اليَابَانُ </text:span></text:span><text:span text:style-name="Drop_20_Caps"><text:span text:style-name="T1">Япония‎</text:span></text:span></text:p>
      <text:p><text:span text:style-name="Caption_20_characters"><text:span text:style-name="T1">تَفَكَّرَ </text:span></text:span><text:span text:style-name="Drop_20_Caps"><text:span text:style-name="T1">подумал‎</text:span></text:span></text:p>
      <text:p><text:span text:style-name="Caption_20_characters"><text:span text:style-name="T1">سَافَرَ </text:span></text:span><text:span text:style-name="Drop_20_Caps"><text:span text:style-name="T1">уехал, поехал‎</text:span></text:span></text:p>
      <text:p><text:span text:style-name="Caption_20_characters"><text:span text:style-name="T1">سَافَرَ بِالقِطَارِ </text:span></text:span><text:span text:style-name="Drop_20_Caps"><text:span text:style-name="T1">уехал поез­дом‎</text:span></text:span></text:p>
      <text:p><text:span text:style-name="Caption_20_characters"><text:span text:style-name="T1">اِتَّبَعَ </text:span></text:span><text:span text:style-name="Drop_20_Caps"><text:span text:style-name="T1">следовал‎</text:span></text:span></text:p>
      <text:p><text:span text:style-name="Caption_20_characters"><text:span text:style-name="T1">اِتَّبَعَ طَرِيقًا </text:span></text:span><text:span text:style-name="Drop_20_Caps"><text:span text:style-name="T1">следовал, по­шел дорогой‎</text:span></text:span></text:p>
      <text:p><text:span text:style-name="Caption_20_characters"><text:span text:style-name="T1">سَفِينَةٌ </text:span></text:span><text:span text:style-name="Drop_20_Caps"><text:span text:style-name="T1">корабль, судно‎</text:span></text:span></text:p>
      <text:p><text:span text:style-name="Caption_20_characters"><text:span text:style-name="T1">السُّوَيْسُ </text:span></text:span><text:span text:style-name="Drop_20_Caps"><text:span text:style-name="T1">Суэц‎</text:span></text:span></text:p>
      <text:p><text:span text:style-name="Caption_20_characters"><text:span text:style-name="T1">رُبَّانٌ </text:span></text:span><text:span text:style-name="Drop_20_Caps"><text:span text:style-name="T1">капитан (корабля)‎</text:span></text:span></text:p>
      <text:p><text:span text:style-name="Caption_20_characters"><text:span text:style-name="T1">رُبَّانُ السَّفِينَةِ </text:span></text:span><text:span text:style-name="Drop_20_Caps"><text:span text:style-name="T1">капитан корабля‎</text:span></text:span></text:p>
      <text:p><text:span text:style-name="Caption_20_characters"><text:span text:style-name="T1">رَصِيفٌ </text:span></text:span><text:span text:style-name="Drop_20_Caps"><text:span text:style-name="T1">тротуар, мостовая‎</text:span></text:span></text:p>
      <text:p><text:span text:style-name="Caption_20_characters"><text:span text:style-name="T1">مِرَارًا </text:span></text:span><text:span text:style-name="Drop_20_Caps"><text:span text:style-name="T1">несколько раз, неод­нократно‎</text:span></text:span></text:p>
      <text:p><text:span text:style-name="Caption_20_characters"><text:span text:style-name="T1">كُلَّمَا </text:span></text:span><text:span text:style-name="Drop_20_Caps"><text:span text:style-name="T1">всякий раз, как; вся­кий раз, когда‎</text:span></text:span></text:p>
      <text:p><text:span text:style-name="Caption_20_characters"><text:span text:style-name="T1">كُلَّمَا أَرَادَ أَنْ يَخْرُجَ </text:span></text:span><text:span text:style-name="Drop_20_Caps"><text:span text:style-name="T1">всякий раз как захочет выйти ‎</text:span></text:span></text:p>
      <text:p><text:span text:style-name="Caption_20_characters"><text:span text:style-name="T1">أَخَذَ بِيَدِهِ </text:span></text:span><text:span text:style-name="Drop_20_Caps"><text:span text:style-name="T1">взял за руку‎</text:span></text:span></text:p>
      <text:p><text:span text:style-name="Caption_20_characters"><text:span text:style-name="T1">عَابِرٌ </text:span></text:span><text:span text:style-name="Drop_20_Caps"><text:span text:style-name="T1">проходящий, проез­жий, проезжающий‎</text:span></text:span></text:p>
      <text:p><text:span text:style-name="Caption_20_characters"><text:span text:style-name="T1">سَيَّارَةٌ عَابِرَةٌ </text:span></text:span><text:span text:style-name="Drop_20_Caps"><text:span text:style-name="T1">проходя­щая машина‎</text:span></text:span></text:p>
      <text:p><text:span text:style-name="Caption_20_characters"><text:span text:style-name="T1">عَلَى يَمِينِهِ </text:span></text:span><text:span text:style-name="Drop_20_Caps"><text:span text:style-name="T1">справа от него‎</text:span></text:span></text:p>
      <text:p><text:span text:style-name="Caption_20_characters"><text:span text:style-name="T1">عَلَى يَسَارِهِ </text:span></text:span><text:span text:style-name="Drop_20_Caps"><text:span text:style-name="T1">слева от него‎</text:span></text:span></text:p>
      <text:p><text:span text:style-name="Caption_20_characters"><text:span text:style-name="T1">حَرَكَةٌ </text:span></text:span><text:span text:style-name="Drop_20_Caps"><text:span text:style-name="T1">движение‎</text:span></text:span></text:p>
      <text:p><text:span text:style-name="Caption_20_characters"><text:span text:style-name="T1">حَرَكَةُ السَّيَّارَاتِ </text:span></text:span><text:span text:style-name="Drop_20_Caps"><text:span text:style-name="T1">авто­мобильное движение‎</text:span></text:span></text:p>
      <text:p><text:span text:style-name="Caption_20_characters"><text:span text:style-name="T1">أَوْصَلَ </text:span></text:span><text:span text:style-name="Drop_20_Caps"><text:span text:style-name="T1">отвел, отвез, доста­вил‎</text:span></text:span></text:p>
      <text:p><text:span text:style-name="Caption_20_characters"><text:span text:style-name="T1">دَفْتَرُ الإِمْلاَءِ </text:span></text:span><text:span text:style-name="Drop_20_Caps"><text:span text:style-name="T1">тетрадь диктанта‎</text:span></text:span></text:p>
      <text:p><text:span text:style-name="Caption_20_characters"><text:span text:style-name="T1">خَطٌّ </text:span></text:span><text:span text:style-name="Drop_20_Caps"><text:span text:style-name="T1">почерк‎</text:span></text:span></text:p>
      <text:p><text:span text:style-name="Caption_20_characters"><text:span text:style-name="T1">وَاضِحٌ </text:span></text:span><text:span text:style-name="Drop_20_Caps"><text:span text:style-name="T1">ясный‎</text:span></text:span></text:p>
      <text:p><text:span text:style-name="Caption_20_characters"><text:span text:style-name="T1">خَطٌّ <text:s/></text:span></text:span><text:span text:style-name="Drop_20_Caps"><text:span text:style-name="T1">ясный почерк‎</text:span></text:span></text:p>
      <text:p><text:span text:style-name="Caption_20_characters"><text:span text:style-name="T1">أَثْنَى عَلَى... </text:span></text:span><text:span text:style-name="Drop_20_Caps"><text:span text:style-name="T1">похвалил‎</text:span></text:span></text:p>
      <text:p><text:span text:style-name="Caption_20_characters"><text:span text:style-name="T1">كَرِيمُ الأَخْلاَقِ </text:span></text:span><text:span text:style-name="Drop_20_Caps"><text:span text:style-name="T1">благо­нравный, с благородным характером‎</text:span></text:span></text:p>
      <text:p><text:span text:style-name="Caption_20_characters"><text:span text:style-name="T1">بَعْدَ أَنْ... </text:span></text:span><text:span text:style-name="Drop_20_Caps"><text:span text:style-name="T1">после того, как‎</text:span></text:span></text:p>
      <text:h text:outline-level="2"><text:span text:style-name="Drop_20_Caps"><text:span text:style-name="T1">Урок 110‎</text:span></text:span></text:h>
      <text:p><text:span text:style-name="Caption_20_characters"><text:span text:style-name="T1">قَمْحَةٌ </text:span></text:span><text:span text:style-name="Drop_20_Caps"><text:span text:style-name="T1">пшеничное зерно‎</text:span></text:span></text:p>
      <text:p><text:span text:style-name="Caption_20_characters"><text:span text:style-name="T1">نَمْلَةٌ </text:span></text:span><text:span text:style-name="Drop_20_Caps"><text:span text:style-name="T1">муравей‎</text:span></text:span></text:p>
      <text:p><text:span text:style-name="Caption_20_characters"><text:span text:style-name="T1">قَرْيَةُ النَّمْلِ </text:span></text:span><text:span text:style-name="Drop_20_Caps"><text:span text:style-name="T1">муравейник‎</text:span></text:span></text:p>
      <text:p><text:span text:style-name="Caption_20_characters"><text:span text:style-name="T1">صِنْفٌ </text:span></text:span><text:span text:style-name="Drop_20_Caps"><text:span text:style-name="T1">сорт‎</text:span></text:span></text:p>
      <text:p><text:span text:style-name="Caption_20_characters"><text:span text:style-name="T1">رِزْقٌ </text:span></text:span><text:span text:style-name="Drop_20_Caps"><text:span text:style-name="T1">пропитание, средства к существованию‎</text:span></text:span></text:p>
      <text:p><text:span text:style-name="Caption_20_characters"><text:span text:style-name="T1">طَلَبَ الرِّزْقَ </text:span></text:span><text:span text:style-name="Drop_20_Caps"><text:span text:style-name="T1">искал про­питание‎</text:span></text:span></text:p>
      <text:p><text:span text:style-name="Caption_20_characters"><text:span text:style-name="T1">سَعَى </text:span></text:span><text:span text:style-name="Drop_20_Caps"><text:span text:style-name="T1">старался, стремил­ся, добивался‎</text:span></text:span></text:p>
      <text:p><text:span text:style-name="Caption_20_characters"><text:span text:style-name="T1">سَعَى فِي طَلَبِ الرِّزْقِ </text:span></text:span><text:span text:style-name="Drop_20_Caps"><text:span text:style-name="T1">стремился искать пропитание ‎</text:span></text:span></text:p>
      <text:p><text:soft-page-break/><text:span text:style-name="Caption_20_characters"><text:span text:style-name="T1">سَعَى فِي طَلَبِ العِلْمِ </text:span></text:span><text:span text:style-name="Drop_20_Caps"><text:span text:style-name="T1">стремился искать знания ‎</text:span></text:span></text:p>
      <text:p><text:span text:style-name="Caption_20_characters"><text:span text:style-name="T1">رَفِيقَةٌ </text:span></text:span><text:span text:style-name="Drop_20_Caps"><text:span text:style-name="T1">подруга‎</text:span></text:span></text:p>
      <text:p><text:span text:style-name="Caption_20_characters"><text:span text:style-name="T1">عَائِلَةٌ </text:span></text:span><text:span text:style-name="Drop_20_Caps"><text:span text:style-name="T1">семья‎</text:span></text:span></text:p>
      <text:p><text:span text:style-name="Caption_20_characters"><text:span text:style-name="T1">قَرْنٌ </text:span></text:span><text:span text:style-name="Drop_20_Caps"><text:span text:style-name="T1">рог‎</text:span></text:span></text:p>
      <text:p><text:span text:style-name="Caption_20_characters"><text:span text:style-name="T1">حَكَّ </text:span></text:span><text:span text:style-name="Drop_20_Caps"><text:span text:style-name="T1">тёр‎</text:span></text:span></text:p>
      <text:p><text:span text:style-name="Caption_20_characters"><text:span text:style-name="T1">حَكَّ يَدَهُ بِشَيْءٍ </text:span></text:span><text:span text:style-name="Drop_20_Caps"><text:span text:style-name="T1">тёр свою руку о что-л. ‎</text:span></text:span></text:p>
      <text:p><text:span text:style-name="Caption_20_characters"><text:span text:style-name="T1">كَأَنَّ... </text:span></text:span><text:span text:style-name="Drop_20_Caps"><text:span text:style-name="T1">как будто, как если бы‎</text:span></text:span></text:p>
      <text:p><text:span text:style-name="Caption_20_characters"><text:span text:style-name="T1">كَأَنَّهُ يَقُولُ </text:span></text:span><text:span text:style-name="Drop_20_Caps"><text:span text:style-name="T1">как будто он говорит‎</text:span></text:span></text:p>
      <text:p><text:span text:style-name="Caption_20_characters"><text:span text:style-name="T1">بَرِّيَّةٌ </text:span></text:span><text:span text:style-name="Drop_20_Caps"><text:span text:style-name="T1">пустыня‎</text:span></text:span></text:p>
      <text:p><text:span text:style-name="Caption_20_characters"><text:span text:style-name="T1">فَرَشَ </text:span></text:span><text:span text:style-name="Drop_20_Caps"><text:span text:style-name="T1">постелил‎</text:span></text:span></text:p>
      <text:p><text:span text:style-name="Caption_20_characters"><text:span text:style-name="T1">زُرْبِيَّةٌ </text:span></text:span><text:span text:style-name="Drop_20_Caps"><text:span text:style-name="T1">ковёр‎</text:span></text:span></text:p>
      <text:p><text:span text:style-name="Caption_20_characters"><text:span text:style-name="T1">تَعَهَّدَ بِـ... </text:span></text:span><text:span text:style-name="Drop_20_Caps"><text:span text:style-name="T1">обязался, взял на себя‎</text:span></text:span></text:p>
      <text:p><text:span text:style-name="Caption_20_characters"><text:span text:style-name="T1">طَرَفٌ </text:span></text:span><text:span text:style-name="Drop_20_Caps"><text:span text:style-name="T1">край, конец‎</text:span></text:span></text:p>
      <text:p><text:span text:style-name="Caption_20_characters"><text:span text:style-name="T1">حَطَبٌ </text:span></text:span><text:span text:style-name="Drop_20_Caps"><text:span text:style-name="T1">дрова‎</text:span></text:span></text:p>
      <text:p><text:span text:style-name="Caption_20_characters"><text:span text:style-name="T1">أَوْقَدَ </text:span></text:span><text:span text:style-name="Drop_20_Caps"><text:span text:style-name="T1">зажёг, разжёг‎</text:span></text:span></text:p>
      <text:p><text:span text:style-name="Caption_20_characters"><text:span text:style-name="T1">نَضِجَ </text:span></text:span><text:span text:style-name="Drop_20_Caps"><text:span text:style-name="T1">сварился, прожарил­ся‎</text:span></text:span></text:p>
      <text:p><text:span text:style-name="Caption_20_characters"><text:span text:style-name="T1">نَضِجَ الغَدَاءُ </text:span></text:span><text:span text:style-name="Drop_20_Caps"><text:span text:style-name="T1">обед сва­рился, обед готов‎</text:span></text:span></text:p>
      <text:p><text:span text:style-name="Caption_20_characters"><text:span text:style-name="T1">شَهِيَّةٌ </text:span></text:span><text:span text:style-name="Drop_20_Caps"><text:span text:style-name="T1">аппетит‎</text:span></text:span></text:p>
      <text:p><text:span text:style-name="Caption_20_characters"><text:span text:style-name="T1">أَكَلَ بِشَهِيَّةٍ </text:span></text:span><text:span text:style-name="Drop_20_Caps"><text:span text:style-name="T1">покушал с аппетитом‎</text:span></text:span></text:p>
      <text:p><text:span text:style-name="Caption_20_characters"><text:span text:style-name="T1">تَمَدَّدَ </text:span></text:span><text:span text:style-name="Drop_20_Caps"><text:span text:style-name="T1">растянулся, зава­лился‎</text:span></text:span></text:p>
      <text:p><text:span text:style-name="Caption_20_characters"><text:span text:style-name="T1">تَمَدَّدَ لِلرَّاحَةِ </text:span></text:span><text:span text:style-name="Drop_20_Caps"><text:span text:style-name="T1">завалился отдыхать‎</text:span></text:span></text:p>
      <text:p><text:span text:style-name="Caption_20_characters"><text:span text:style-name="T1">دَبَشٌ </text:span></text:span><text:span text:style-name="Drop_20_Caps"><text:span text:style-name="T1">хлам, тряпье, рух­лядь‎</text:span></text:span></text:p>
      <text:p><text:span text:style-name="Caption_20_characters"><text:span text:style-name="T1">جَمَعَ أَدْبَاشَهُ </text:span></text:span><text:span text:style-name="Drop_20_Caps"><text:span text:style-name="T1">собрал свой хлам‎</text:span></text:span></text:p>
      <text:p><text:span text:style-name="Caption_20_characters"><text:span text:style-name="T1">تَمَتَّعَ بِـ... </text:span></text:span><text:span text:style-name="Drop_20_Caps"><text:span text:style-name="T1">наслаждался, пользовался‎</text:span></text:span></text:p>
      <text:p><text:span text:style-name="Caption_20_characters"><text:span text:style-name="T1">نُزْهَةٌ </text:span></text:span><text:span text:style-name="Drop_20_Caps"><text:span text:style-name="T1">прогулка, экскурсия‎</text:span></text:span></text:p>
      <text:p><text:span text:style-name="Caption_20_characters"><text:span text:style-name="T1">تَمَتَّعَ بِالنُّزْهَةِ </text:span></text:span><text:span text:style-name="Drop_20_Caps"><text:span text:style-name="T1">насла­ждался прогулкой ‎</text:span></text:span></text:p>
      <text:p><text:span text:style-name="Caption_20_characters"><text:span text:style-name="T1">قِرْشٌ </text:span></text:span><text:span text:style-name="Drop_20_Caps"><text:span text:style-name="T1">пиастр‎</text:span></text:span></text:p>
      <text:p><text:span text:style-name="Caption_20_characters"><text:span text:style-name="T1">ثَمَنٌ </text:span></text:span><text:span text:style-name="Drop_20_Caps"><text:span text:style-name="T1">цена, стоимость‎</text:span></text:span></text:p>
      <text:p><text:span text:style-name="Caption_20_characters"><text:span text:style-name="T1">كَمْ ثَمَنُهُ؟ </text:span></text:span><text:span text:style-name="Drop_20_Caps"><text:span text:style-name="T1">какая у него цена? сколько он стоит?‎</text:span></text:span></text:p>
      <text:h text:outline-level="2"><text:span text:style-name="Drop_20_Caps"><text:span text:style-name="T1">Урок 111‎</text:span></text:span></text:h>
      <text:p><text:span text:style-name="Caption_20_characters"><text:span text:style-name="T1">حَدَّادٌ </text:span></text:span><text:span text:style-name="Drop_20_Caps"><text:span text:style-name="T1">кузнец‎</text:span></text:span></text:p>
      <text:p><text:span text:style-name="Caption_20_characters"><text:span text:style-name="T1">لاَعِبٌ </text:span></text:span><text:span text:style-name="Drop_20_Caps"><text:span text:style-name="T1">игрок‎</text:span></text:span></text:p>
      <text:p><text:span text:style-name="Caption_20_characters"><text:span text:style-name="T1">مَدْرَجٌ </text:span></text:span><text:span text:style-name="Drop_20_Caps"><text:span text:style-name="T1">трибуны‎</text:span></text:span></text:p>
      <text:p><text:span text:style-name="Caption_20_characters"><text:span text:style-name="T1">قَالَ لِنَفْسِهِ </text:span></text:span><text:span text:style-name="Drop_20_Caps"><text:span text:style-name="T1">сказал про себя‎</text:span></text:span></text:p>
      <text:p><text:span text:style-name="Caption_20_characters"><text:span text:style-name="T1">عَجَبًا </text:span></text:span><text:span text:style-name="Drop_20_Caps"><text:span text:style-name="T1">удивительно‎</text:span></text:span></text:p>
      <text:p><text:span text:style-name="Caption_20_characters"><text:span text:style-name="T1">صَوْتٌ عَالٍ </text:span></text:span><text:span text:style-name="Drop_20_Caps"><text:span text:style-name="T1">громкий го­лос, громкий звук‎</text:span></text:span></text:p>
      <text:p><text:span text:style-name="Caption_20_characters"><text:span text:style-name="T1">خَفِيٌّ </text:span></text:span><text:span text:style-name="Drop_20_Caps"><text:span text:style-name="T1">скрытый, незамет­ный‎</text:span></text:span></text:p>
      <text:p><text:span text:style-name="Caption_20_characters"><text:span text:style-name="T1">صَوْتٌ خَفِيٌّ </text:span></text:span><text:span text:style-name="Drop_20_Caps"><text:span text:style-name="T1">скрытый звук‎</text:span></text:span></text:p>
      <text:p><text:span text:style-name="Caption_20_characters"><text:span text:style-name="T1">عَاوَنَ </text:span></text:span><text:span text:style-name="Drop_20_Caps"><text:span text:style-name="T1">помог, способства­вал‎</text:span></text:span></text:p>
      <text:p><text:span text:style-name="Caption_20_characters"><text:span text:style-name="T1">مَضَغَ </text:span></text:span><text:span text:style-name="Drop_20_Caps"><text:span text:style-name="T1">жевал‎</text:span></text:span></text:p>
      <text:p><text:span text:style-name="Caption_20_characters"><text:span text:style-name="T1">مَضَغَ الطَّعَامَ </text:span></text:span><text:span text:style-name="Drop_20_Caps"><text:span text:style-name="T1">жевал пищу‎</text:span></text:span></text:p>
      <text:p><text:span text:style-name="Caption_20_characters"><text:span text:style-name="T1">بَعْدَ بُرْهَةٍ مِنَ الزَّمَانِ </text:span></text:span><text:span text:style-name="Drop_20_Caps"><text:span text:style-name="T1">через некоторе время ‎</text:span></text:span></text:p>
      <text:p><text:span text:style-name="Caption_20_characters"><text:span text:style-name="T1">قَدِمَ </text:span></text:span><text:span text:style-name="Drop_20_Caps"><text:span text:style-name="T1">прибыл‎</text:span></text:span></text:p>
      <text:p><text:span text:style-name="Caption_20_characters"><text:span text:style-name="T1">قَدِمَ المُسَافِرُ </text:span></text:span><text:span text:style-name="Drop_20_Caps"><text:span text:style-name="T1">путеше­ственник прибыл‎</text:span></text:span></text:p>
      <text:p><text:span text:style-name="Caption_20_characters"><text:span text:style-name="T1">وَاحِدًا إِثْرَ وَاحِدٍ </text:span></text:span><text:span text:style-name="Drop_20_Caps"><text:span text:style-name="T1">один за другим ‎</text:span></text:span></text:p>
      <text:p><text:span text:style-name="Caption_20_characters"><text:span text:style-name="T1">مُمَرِّنٌ </text:span></text:span><text:span text:style-name="Drop_20_Caps"><text:span text:style-name="T1">тренер‎</text:span></text:span></text:p>
      <text:p><text:span text:style-name="Caption_20_characters"><text:span text:style-name="T1">مُقَابَلَةٌ </text:span></text:span><text:span text:style-name="Drop_20_Caps"><text:span text:style-name="T1">встреча‎</text:span></text:span></text:p>
      <text:p><text:span text:style-name="Caption_20_characters"><text:span text:style-name="T1">اِبْتَدَأَتِ المُقَابَلَةُ </text:span></text:span><text:span text:style-name="Drop_20_Caps"><text:span text:style-name="T1">встре­ча началась‎</text:span></text:span></text:p>
      <text:p><text:span text:style-name="Caption_20_characters"><text:span text:style-name="T1">مُتَفَرِّجٌ </text:span></text:span><text:span text:style-name="Drop_20_Caps"><text:span text:style-name="T1">зритель‎</text:span></text:span></text:p>
      <text:p><text:span text:style-name="Caption_20_characters"><text:span text:style-name="T1">فِنَاءٌ </text:span></text:span><text:span text:style-name="Drop_20_Caps"><text:span text:style-name="T1">двор‎</text:span></text:span></text:p>
      <text:p><text:span text:style-name="Caption_20_characters"><text:span text:style-name="T1">مُبَارَاةٌ </text:span></text:span><text:span text:style-name="Drop_20_Caps"><text:span text:style-name="T1">соревнование‎</text:span></text:span></text:p>
      <text:p><text:span text:style-name="Caption_20_characters"><text:span text:style-name="T1">شَيِّقٌ </text:span></text:span><text:span text:style-name="Drop_20_Caps"><text:span text:style-name="T1">интересный, занимат­ельный, увлекательный‎</text:span></text:span></text:p>
      <text:p><text:span text:style-name="Caption_20_characters"><text:span text:style-name="T1">مُبَارَاةٌ شَيِّقَةٌ </text:span></text:span><text:span text:style-name="Drop_20_Caps"><text:span text:style-name="T1">интерес­ное соревнование‎</text:span></text:span></text:p>
      <text:p><text:span text:style-name="Caption_20_characters"><text:span text:style-name="T1">تَقَاتَلَ </text:span></text:span><text:span text:style-name="Drop_20_Caps"><text:span text:style-name="T1">бился, сражался‎</text:span></text:span></text:p>
      <text:p><text:span text:style-name="Caption_20_characters"><text:span text:style-name="T1">غَالِبٌ </text:span></text:span><text:span text:style-name="Drop_20_Caps"><text:span text:style-name="T1">победивший, побе­дитель‎</text:span></text:span></text:p>
      <text:p><text:span text:style-name="Caption_20_characters"><text:span text:style-name="T1">مَغْلُوبٌ </text:span></text:span><text:span text:style-name="Drop_20_Caps"><text:span text:style-name="T1">побежденный‎</text:span></text:span></text:p>
      <text:p><text:span text:style-name="Caption_20_characters"><text:span text:style-name="T1">فِنَاءُ الدَّارِ </text:span></text:span><text:span text:style-name="Drop_20_Caps"><text:span text:style-name="T1">домашний двор‎</text:span></text:span></text:p>
      <text:p><text:span text:style-name="Caption_20_characters"><text:span text:style-name="T1">مَضَى </text:span></text:span><text:span text:style-name="Drop_20_Caps"><text:span text:style-name="T1">ушел‎</text:span></text:span></text:p>
      <text:p><text:span text:style-name="Caption_20_characters"><text:span text:style-name="T1">مِنْ سَاعَتِهِ </text:span></text:span><text:span text:style-name="Drop_20_Caps"><text:span text:style-name="T1">в тот же час‎</text:span></text:span></text:p>
      <text:p><text:span text:style-name="Caption_20_characters"><text:span text:style-name="T1">مِنْ لَيْلَتِهِ </text:span></text:span><text:span text:style-name="Drop_20_Caps"><text:span text:style-name="T1">в ту же ночь‎</text:span></text:span></text:p>
      <text:p><text:span text:style-name="Caption_20_characters"><text:span text:style-name="T1">مَأْوًى </text:span></text:span><text:span text:style-name="Drop_20_Caps"><text:span text:style-name="T1">приют, кров‎</text:span></text:span></text:p>
      <text:p><text:span text:style-name="Caption_20_characters"><text:span text:style-name="T1">صَعِدَ </text:span></text:span><text:span text:style-name="Drop_20_Caps"><text:span text:style-name="T1">поднялся, взобрал­ся, влез‎</text:span></text:span></text:p>
      <text:p><text:span text:style-name="Caption_20_characters"><text:span text:style-name="T1">صَعِدَ الجَبَلَ </text:span></text:span><text:span text:style-name="Drop_20_Caps"><text:span text:style-name="T1">поднялся на гору‎</text:span></text:span></text:p>
      <text:p><text:span text:style-name="Caption_20_characters"><text:span text:style-name="T1">جَارِحَةٌ </text:span></text:span><text:span text:style-name="Drop_20_Caps"><text:span text:style-name="T1">хищная птица‎</text:span></text:span></text:p>
      <text:p><text:span text:style-name="Caption_20_characters"><text:span text:style-name="T1">بَصُرَ بِـ... </text:span></text:span><text:span text:style-name="Drop_20_Caps"><text:span text:style-name="T1">увидел‎</text:span></text:span></text:p>
      <text:p><text:span text:style-name="Caption_20_characters"><text:span text:style-name="T1">صَفَّقَ </text:span></text:span><text:span text:style-name="Drop_20_Caps"><text:span text:style-name="T1">хлопал крыльями‎</text:span></text:span></text:p>
      <text:p><text:span text:style-name="Caption_20_characters"><text:span text:style-name="T1">اِنْقَضَّ عَلَى... </text:span></text:span><text:span text:style-name="Drop_20_Caps"><text:span text:style-name="T1">накинул­ся, набросился, внезапно напал‎</text:span></text:span></text:p>
      <text:p><text:span text:style-name="Caption_20_characters"><text:span text:style-name="T1">جِسْرٌ </text:span></text:span><text:span text:style-name="Drop_20_Caps"><text:span text:style-name="T1">мост‎</text:span></text:span></text:p>
      <text:p><text:span text:style-name="Caption_20_characters"><text:span text:style-name="T1">ظِلٌّ </text:span></text:span><text:span text:style-name="Drop_20_Caps"><text:span text:style-name="T1">тень‎</text:span></text:span></text:p>
      <text:p><text:span text:style-name="Caption_20_characters"><text:span text:style-name="T1">اِخْتَطَفَ </text:span></text:span><text:span text:style-name="Drop_20_Caps"><text:span text:style-name="T1">схватил, унес‎</text:span></text:span></text:p>
      <text:h text:outline-level="2"><text:span text:style-name="Drop_20_Caps"><text:span text:style-name="T1">Урок 112‎</text:span></text:span></text:h>
      <text:p><text:span text:style-name="Caption_20_characters"><text:span text:style-name="T1">مُلاَكِمٌ </text:span></text:span><text:span text:style-name="Drop_20_Caps"><text:span text:style-name="T1">боксер‎</text:span></text:span></text:p>
      <text:p><text:span text:style-name="Caption_20_characters"><text:span text:style-name="T1">مُصَارِعٌ </text:span></text:span><text:span text:style-name="Drop_20_Caps"><text:span text:style-name="T1">борец‎</text:span></text:span></text:p>
      <text:p><text:span text:style-name="Caption_20_characters"><text:span text:style-name="T1">كَرْمٌ </text:span></text:span><text:span text:style-name="Drop_20_Caps"><text:span text:style-name="T1">виноград‎</text:span></text:span></text:p>
      <text:p><text:span text:style-name="Caption_20_characters"><text:span text:style-name="T1">شَجَرَةُ الكَرْمِ </text:span></text:span><text:span text:style-name="Drop_20_Caps"><text:span text:style-name="T1">виноград­ная лоза‎</text:span></text:span></text:p>
      <text:p><text:span text:style-name="Caption_20_characters"><text:span text:style-name="T1">بَحَثَ فِي... </text:span></text:span><text:span text:style-name="Drop_20_Caps"><text:span text:style-name="T1">обсуждал, рассмативал, разбирал‎</text:span></text:span></text:p>
      <text:p><text:span text:style-name="Caption_20_characters"><text:span text:style-name="T1">قَضِيَّةٌ </text:span></text:span><text:span text:style-name="Drop_20_Caps"><text:span text:style-name="T1">вопрос, проблема, дело‎</text:span></text:span></text:p>
      <text:p><text:span text:style-name="Caption_20_characters"><text:span text:style-name="T1">بَحَثَ فِي قَضِيَّةٍ </text:span></text:span><text:span text:style-name="Drop_20_Caps"><text:span text:style-name="T1">обсу­ждал вопрос‎</text:span></text:span></text:p>
      <text:p><text:span text:style-name="Caption_20_characters"><text:span text:style-name="T1">فَرَّحَ </text:span></text:span><text:span text:style-name="Drop_20_Caps"><text:span text:style-name="T1">обрадовал‎</text:span></text:span></text:p>
      <text:p><text:span text:style-name="Caption_20_characters"><text:span text:style-name="T1">اَلْمُصْحَفُ </text:span></text:span><text:span text:style-name="Drop_20_Caps"><text:span text:style-name="T1">Коран‎</text:span></text:span></text:p>
      <text:p><text:span text:style-name="Caption_20_characters"><text:span text:style-name="T1">أَهْدَى </text:span></text:span><text:span text:style-name="Drop_20_Caps"><text:span text:style-name="T1">подарил‎</text:span></text:span></text:p>
      <text:p><text:span text:style-name="Caption_20_characters"><text:span text:style-name="T1">جُزْءٌ </text:span></text:span><text:span text:style-name="Drop_20_Caps"><text:span text:style-name="T1">джуз (тридцатая часть Корана)‎</text:span></text:span></text:p>
      <text:p><text:span text:style-name="Caption_20_characters"><text:span text:style-name="T1">فَرَحًا </text:span></text:span><text:span text:style-name="Drop_20_Caps"><text:span text:style-name="T1">от радости‎</text:span></text:span></text:p>
      <text:p><text:span text:style-name="Caption_20_characters"><text:span text:style-name="T1">فَرَحًا بِمَا فَعَلَ بِطَلَبٍ مِنِّي </text:span></text:span><text:span text:style-name="Drop_20_Caps"><text:span text:style-name="T1">обрадовавшись тому, что он делал по моей просьбе‎</text:span></text:span></text:p>
      <text:p><text:span text:style-name="Caption_20_characters"><text:span text:style-name="T1">تَمَّ لَهُ خَمْسُونَ سَنَةً </text:span></text:span><text:span text:style-name="Drop_20_Caps"><text:span text:style-name="T1">ему исполнилось 50 лет ‎</text:span></text:span></text:p>
      <text:p><text:soft-page-break/><text:span text:style-name="Caption_20_characters"><text:span text:style-name="T1">طَعَنَ فِي الخَمْسِينَ </text:span></text:span><text:span text:style-name="Drop_20_Caps"><text:span text:style-name="T1">ему пошел пятидесятый (год) ‎</text:span></text:span></text:p>
      <text:p><text:span text:style-name="Caption_20_characters"><text:span text:style-name="T1">كَلاَّ! </text:span></text:span><text:span text:style-name="Drop_20_Caps"><text:span text:style-name="T1">нет! совсем нет!‎</text:span></text:span></text:p>
      <text:p><text:span text:style-name="Caption_20_characters"><text:span text:style-name="T1">فِي رَبِيعِ هَذَا العَامِ </text:span></text:span><text:span text:style-name="Drop_20_Caps"><text:span text:style-name="T1">весной этого года ‎</text:span></text:span></text:p>
      <text:p><text:span text:style-name="Caption_20_characters"><text:span text:style-name="T1">هَكَذَا؟ </text:span></text:span><text:span text:style-name="Drop_20_Caps"><text:span text:style-name="T1">так ли? разве так?‎</text:span></text:span></text:p>
      <text:p><text:span text:style-name="Caption_20_characters"><text:span text:style-name="T1">بِكَثِيرٍ </text:span></text:span><text:span text:style-name="Drop_20_Caps"><text:span text:style-name="T1">намного‎</text:span></text:span></text:p>
      <text:p><text:span text:style-name="Caption_20_characters"><text:span text:style-name="T1">أَكْبَرُ بِكَثِيرٍ </text:span></text:span><text:span text:style-name="Drop_20_Caps"><text:span text:style-name="T1">намного больше, намного старше‎</text:span></text:span></text:p>
      <text:p><text:span text:style-name="Caption_20_characters"><text:span text:style-name="T1">أَصْغَرُ بِكَثِيرٍ </text:span></text:span><text:span text:style-name="Drop_20_Caps"><text:span text:style-name="T1">намного младше, намного моложе‎</text:span></text:span></text:p>
      <text:p><text:span text:style-name="Caption_20_characters"><text:span text:style-name="T1">يَبْدُو </text:span></text:span><text:span text:style-name="Drop_20_Caps"><text:span text:style-name="T1">выглядит‎</text:span></text:span></text:p>
      <text:p><text:span text:style-name="Caption_20_characters"><text:span text:style-name="T1">كَيْفَ تَرَى؟ </text:span></text:span><text:span text:style-name="Drop_20_Caps"><text:span text:style-name="T1">как тебе нра­вится‎</text:span></text:span></text:p>
      <text:p><text:span text:style-name="Caption_20_characters"><text:span text:style-name="T1">لاَ بَأْسَ بِهِ </text:span></text:span><text:span text:style-name="Drop_20_Caps"><text:span text:style-name="T1">неплохой, хо­роший‎</text:span></text:span></text:p>
      <text:p><text:span text:style-name="Caption_20_characters"><text:span text:style-name="T1">عِلْمٌ لاَ بَأْسَ بِهِ </text:span></text:span><text:span text:style-name="Drop_20_Caps"><text:span text:style-name="T1">непло­хие знания‎</text:span></text:span></text:p>
      <text:p><text:span text:style-name="Caption_20_characters"><text:span text:style-name="T1">رَغْمَ ذَلِكَ </text:span></text:span><text:span text:style-name="Drop_20_Caps"><text:span text:style-name="T1">несмотря на то, вопреки этому‎</text:span></text:span></text:p>
      <text:p><text:span text:style-name="Caption_20_characters"><text:span text:style-name="T1">كِبَرُ السِّنِّ </text:span></text:span><text:span text:style-name="Drop_20_Caps"><text:span text:style-name="T1">старость‎</text:span></text:span></text:p>
      <text:p><text:span text:style-name="Caption_20_characters"><text:span text:style-name="T1">رَغْمَ كِبَرِ سِنِّهِ </text:span></text:span><text:span text:style-name="Drop_20_Caps"><text:span text:style-name="T1">несмот­ря на его старость‎</text:span></text:span></text:p>
      <text:p><text:span text:style-name="Caption_20_characters"><text:span text:style-name="T1">مَحْبُوبٌ </text:span></text:span><text:span text:style-name="Drop_20_Caps"><text:span text:style-name="T1">любимый‎</text:span></text:span></text:p>
      <text:p><text:span text:style-name="Caption_20_characters"><text:span text:style-name="T1">أَقْسَمَ بِـ... </text:span></text:span><text:span text:style-name="Drop_20_Caps"><text:span text:style-name="T1">поклялся‎</text:span></text:span></text:p>
      <text:p><text:span text:style-name="Caption_20_characters"><text:span text:style-name="T1">أُقْسِمُ بِاللَّهِ </text:span></text:span><text:span text:style-name="Drop_20_Caps"><text:span text:style-name="T1">клянусь Бо­гом‎</text:span></text:span></text:p>
      <text:p><text:span text:style-name="Caption_20_characters"><text:span text:style-name="T1">قَضَى حَاجَتَهُ </text:span></text:span><text:span text:style-name="Drop_20_Caps"><text:span text:style-name="T1">удовле­творил его желание‎</text:span></text:span></text:p>
      <text:p><text:span text:style-name="Caption_20_characters"><text:span text:style-name="T1">نَفِدَ </text:span></text:span><text:span text:style-name="Drop_20_Caps"><text:span text:style-name="T1">кончился, иссяк, ис­черпался‎</text:span></text:span></text:p>
      <text:p><text:span text:style-name="Caption_20_characters"><text:span text:style-name="T1">نَفِدَ مَالُهُ </text:span></text:span><text:span text:style-name="Drop_20_Caps"><text:span text:style-name="T1">его деньги кон­чились‎</text:span></text:span></text:p>
      <text:p><text:span text:style-name="Caption_20_characters"><text:span text:style-name="T1">مَا بَالُكَ؟ </text:span></text:span><text:span text:style-name="Drop_20_Caps"><text:span text:style-name="T1">что с тобой? как ты? почему ты?‎</text:span></text:span></text:p>
      <text:p><text:span text:style-name="Caption_20_characters"><text:span text:style-name="T1">حَزِينٌ </text:span></text:span><text:span text:style-name="Drop_20_Caps"><text:span text:style-name="T1">печальный‎</text:span></text:span></text:p>
      <text:p><text:span text:style-name="Caption_20_characters"><text:span text:style-name="T1">مَا بَالُكَ حَزِينًا؟ </text:span></text:span><text:span text:style-name="Drop_20_Caps"><text:span text:style-name="T1">почему ты печальный? ‎</text:span></text:span></text:p>
      <text:p><text:span text:style-name="Caption_20_characters"><text:span text:style-name="T1">قَرِيبٌ </text:span></text:span><text:span text:style-name="Drop_20_Caps"><text:span text:style-name="T1">родной, близкий‎</text:span></text:span></text:p>
      <text:p><text:span text:style-name="Caption_20_characters"><text:span text:style-name="T1">سَبِيلٌ </text:span></text:span><text:span text:style-name="Drop_20_Caps"><text:span text:style-name="T1">дорога, путь‎</text:span></text:span></text:p>
      <text:p><text:span text:style-name="Caption_20_characters"><text:span text:style-name="T1">بَدَنِيٌّ </text:span></text:span><text:span text:style-name="Drop_20_Caps"><text:span text:style-name="T1">телесный, физиче­ский‎</text:span></text:span></text:p>
      <text:h text:outline-level="2"><text:span text:style-name="Drop_20_Caps"><text:span text:style-name="T1">УРОК 113‎</text:span></text:span></text:h>
      <text:p><text:span text:style-name="Caption_20_characters"><text:span text:style-name="T1">فُسْتَانٌ </text:span></text:span><text:span text:style-name="Drop_20_Caps"><text:span text:style-name="T1">платье‎</text:span></text:span></text:p>
      <text:p><text:span text:style-name="Caption_20_characters"><text:span text:style-name="T1">مِعْطَفٌ </text:span></text:span><text:span text:style-name="Drop_20_Caps"><text:span text:style-name="T1">пальто, шинель ‎</text:span></text:span></text:p>
      <text:p><text:span text:style-name="Caption_20_characters"><text:span text:style-name="T1">مَنَامَةٌ </text:span></text:span><text:span text:style-name="Drop_20_Caps"><text:span text:style-name="T1">пижама ‎</text:span></text:span></text:p>
      <text:p><text:span text:style-name="Caption_20_characters"><text:span text:style-name="T1">مِقْلاَةٌ </text:span></text:span><text:span text:style-name="Drop_20_Caps"><text:span text:style-name="T1">сковородка‎</text:span></text:span></text:p>
      <text:p><text:span text:style-name="Caption_20_characters"><text:span text:style-name="T1">رُبَّمَا </text:span></text:span><text:span text:style-name="Drop_20_Caps"><text:span text:style-name="T1">возможно, может быть‎</text:span></text:span></text:p>
      <text:p><text:span text:style-name="Caption_20_characters"><text:span text:style-name="T1">رُبَّمَا يُرِيدُ </text:span></text:span><text:span text:style-name="Drop_20_Caps"><text:span text:style-name="T1">может быть, он хочет‎</text:span></text:span></text:p>
      <text:p><text:span text:style-name="Caption_20_characters"><text:span text:style-name="T1">رُبَّمَا جَاءَ </text:span></text:span><text:span text:style-name="Drop_20_Caps"><text:span text:style-name="T1">возможно, он пришёл‎</text:span></text:span></text:p>
      <text:p><text:span text:style-name="Caption_20_characters"><text:span text:style-name="T1">هَاكَ </text:span></text:span><text:span text:style-name="Drop_20_Caps"><text:span text:style-name="T1">на, на тебе, вот тебе‎</text:span></text:span></text:p>
      <text:p><text:span text:style-name="Caption_20_characters"><text:span text:style-name="T1">هَاكَ القَلَمَ </text:span></text:span><text:span text:style-name="Drop_20_Caps"><text:span text:style-name="T1">на карандаш‎</text:span></text:span></text:p>
      <text:p><text:span text:style-name="Caption_20_characters"><text:span text:style-name="T1">لاَ أَحَدَ </text:span></text:span><text:span text:style-name="Drop_20_Caps"><text:span text:style-name="T1">никто, никого ‎</text:span></text:span></text:p>
      <text:p><text:span text:style-name="Caption_20_characters"><text:span text:style-name="T1">حَافِلَةٌ </text:span></text:span><text:span text:style-name="Drop_20_Caps"><text:span text:style-name="T1">автобус‎</text:span></text:span></text:p>
      <text:p><text:span text:style-name="Caption_20_characters"><text:span text:style-name="T1">قَادِمٌ </text:span></text:span><text:span text:style-name="Drop_20_Caps"><text:span text:style-name="T1">идущий‎</text:span></text:span></text:p>
      <text:p><text:span text:style-name="Caption_20_characters"><text:span text:style-name="T1">رَاحَ </text:span></text:span><text:span text:style-name="Drop_20_Caps"><text:span text:style-name="T1">ушёл‎</text:span></text:span></text:p>
      <text:p><text:span text:style-name="Caption_20_characters"><text:span text:style-name="T1">حَمَّامٌ </text:span></text:span><text:span text:style-name="Drop_20_Caps"><text:span text:style-name="T1">баня‎</text:span></text:span></text:p>
      <text:p><text:span text:style-name="Caption_20_characters"><text:span text:style-name="T1">اِخْتَفَى </text:span></text:span><text:span text:style-name="Drop_20_Caps"><text:span text:style-name="T1">скрылся, спрятал­ся‎</text:span></text:span></text:p>
      <text:p><text:span text:style-name="Caption_20_characters"><text:span text:style-name="T1">فَتَّشَ عَنْ... </text:span></text:span><text:span text:style-name="Drop_20_Caps"><text:span text:style-name="T1">поискал‎</text:span></text:span></text:p>
      <text:p><text:span text:style-name="Caption_20_characters"><text:span text:style-name="T1">بِالبَابِ </text:span></text:span><text:span text:style-name="Drop_20_Caps"><text:span text:style-name="T1">у двери‎</text:span></text:span></text:p>
      <text:p><text:span text:style-name="Caption_20_characters"><text:span text:style-name="T1">قُدَّامَ... </text:span></text:span><text:span text:style-name="Drop_20_Caps"><text:span text:style-name="T1">перед...‎</text:span></text:span></text:p>
      <text:p><text:span text:style-name="Caption_20_characters"><text:span text:style-name="T1">دُولاَبٌ </text:span></text:span><text:span text:style-name="Drop_20_Caps"><text:span text:style-name="T1">шкаф‎</text:span></text:span></text:p>
      <text:p><text:span text:style-name="Caption_20_characters"><text:span text:style-name="T1">دُولاَبُ المَلاَبِسِ <text:s/></text:span></text:span><text:span text:style-name="Drop_20_Caps"><text:span text:style-name="T1">ши­фоньер, гардероб‎</text:span></text:span></text:p>
      <text:p><text:span text:style-name="Caption_20_characters"><text:span text:style-name="T1">شَوَى </text:span></text:span><text:span text:style-name="Drop_20_Caps"><text:span text:style-name="T1">жарил ‎</text:span></text:span></text:p>
      <text:p><text:span text:style-name="Caption_20_characters"><text:span text:style-name="T1">شُوَاءٌ </text:span></text:span><text:span text:style-name="Drop_20_Caps"><text:span text:style-name="T1">жаркое‎</text:span></text:span></text:p>
      <text:p><text:span text:style-name="Caption_20_characters"><text:span text:style-name="T1">صَبَرَ </text:span></text:span><text:span text:style-name="Drop_20_Caps"><text:span text:style-name="T1">терпел‎</text:span></text:span></text:p>
      <text:p><text:span text:style-name="Caption_20_characters"><text:span text:style-name="T1">حَضَرَ الطَّعَامُ </text:span></text:span><text:span text:style-name="Drop_20_Caps"><text:span text:style-name="T1">кушать го­тово, кушать приготовилось‎</text:span></text:span></text:p>
      <text:p><text:span text:style-name="Caption_20_characters"><text:span text:style-name="T1">جَفْنَةٌ </text:span></text:span><text:span text:style-name="Drop_20_Caps"><text:span text:style-name="T1">миска, блюдо‎</text:span></text:span></text:p>
      <text:p><text:span text:style-name="Caption_20_characters"><text:span text:style-name="T1">كُسْكُسٌ </text:span></text:span><text:span text:style-name="Drop_20_Caps"><text:span text:style-name="T1">кускус (мучное блюдо)‎</text:span></text:span></text:p>
      <text:p><text:span text:style-name="Caption_20_characters"><text:span text:style-name="T1">عِيدُ مِيلاَدٍ </text:span></text:span><text:span text:style-name="Drop_20_Caps"><text:span text:style-name="T1">день рожде­ния‎</text:span></text:span></text:p>
      <text:p><text:span text:style-name="Caption_20_characters"><text:span text:style-name="T1">مُسْتَعِدٌّ </text:span></text:span><text:span text:style-name="Drop_20_Caps"><text:span text:style-name="T1">подготовивший­ся, готовый‎</text:span></text:span></text:p>
      <text:p><text:span text:style-name="Caption_20_characters"><text:span text:style-name="T1">عِيدٌ سَعِيدْ! </text:span></text:span><text:span text:style-name="Drop_20_Caps"><text:span text:style-name="T1">с праздни­ком!‎</text:span></text:span></text:p>
      <text:h text:outline-level="2"><text:span text:style-name="Drop_20_Caps"><text:span text:style-name="T1">урок 114‎</text:span></text:span></text:h>
      <text:p><text:span text:style-name="Caption_20_characters"><text:span text:style-name="T1">حَذَارِ </text:span></text:span><text:span text:style-name="Drop_20_Caps"><text:span text:style-name="T1">берегись! осторож­но!‎</text:span></text:span></text:p>
      <text:p><text:span text:style-name="Caption_20_characters"><text:span text:style-name="T1">جَرَحَ </text:span></text:span><text:span text:style-name="Drop_20_Caps"><text:span text:style-name="T1">ранил‎</text:span></text:span></text:p>
      <text:p><text:span text:style-name="Caption_20_characters"><text:span text:style-name="T1">جَرَحَ يَدَهُ </text:span></text:span><text:span text:style-name="Drop_20_Caps"><text:span text:style-name="T1">ранил свою руку‎</text:span></text:span></text:p>
      <text:p><text:span text:style-name="Caption_20_characters"><text:span text:style-name="T1">سَمَّرَ </text:span></text:span><text:span text:style-name="Drop_20_Caps"><text:span text:style-name="T1">прибил, заколотил гвоздями‎</text:span></text:span></text:p>
      <text:p><text:span text:style-name="Caption_20_characters"><text:span text:style-name="T1">سَمَّرَ اللَّوْحَ </text:span></text:span><text:span text:style-name="Drop_20_Caps"><text:span text:style-name="T1">прибил дос­ку гвоздями‎</text:span></text:span></text:p>
      <text:p><text:span text:style-name="Caption_20_characters"><text:span text:style-name="T1">فُجْأَةً </text:span></text:span><text:span text:style-name="Drop_20_Caps"><text:span text:style-name="T1">внезапно, вдруг, неожиданно‎</text:span></text:span></text:p>
      <text:p><text:span text:style-name="Caption_20_characters"><text:span text:style-name="T1">أَطْلَقَ </text:span></text:span><text:span text:style-name="Drop_20_Caps"><text:span text:style-name="T1">испустил‎</text:span></text:span></text:p>
      <text:p><text:span text:style-name="Caption_20_characters"><text:span text:style-name="T1">أَطْلَقَ صَرْحَةً </text:span></text:span><text:span text:style-name="Drop_20_Caps"><text:span text:style-name="T1">испустил крик‎</text:span></text:span></text:p>
      <text:p><text:span text:style-name="Caption_20_characters"><text:span text:style-name="T1">عَنِيدٌ </text:span></text:span><text:span text:style-name="Drop_20_Caps"><text:span text:style-name="T1">упрямый, упорный ‎</text:span></text:span></text:p>
      <text:p><text:span text:style-name="Caption_20_characters"><text:span text:style-name="T1">مُضْحِكٌ </text:span></text:span><text:span text:style-name="Drop_20_Caps"><text:span text:style-name="T1">смешной, коми­ческий ‎</text:span></text:span></text:p>
      <text:p><text:span text:style-name="Caption_20_characters"><text:span text:style-name="T1">نَعْسَانُ </text:span></text:span><text:span text:style-name="Drop_20_Caps"><text:span text:style-name="T1">сонливый, сон­ный ‎</text:span></text:span></text:p>
      <text:p><text:span text:style-name="Caption_20_characters"><text:span text:style-name="T1">سَهِرَ </text:span></text:span><text:span text:style-name="Drop_20_Caps"><text:span text:style-name="T1">бодрствовал, не спал‎</text:span></text:span></text:p>
      <text:p><text:span text:style-name="Caption_20_characters"><text:span text:style-name="T1">يَوْمُ عُطْلَةٍ </text:span></text:span><text:span text:style-name="Drop_20_Caps"><text:span text:style-name="T1">выходной день, нерабочий, неучебный день‎</text:span></text:span></text:p>
      <text:p><text:span text:style-name="Caption_20_characters"><text:span text:style-name="T1">كَمَّلَ </text:span></text:span><text:span text:style-name="Drop_20_Caps"><text:span text:style-name="T1">завершил, закончил‎</text:span></text:span></text:p>
      <text:p><text:span text:style-name="Caption_20_characters"><text:span text:style-name="T1">وَ فَوْقَ ذَلِكَ </text:span></text:span><text:span text:style-name="Drop_20_Caps"><text:span text:style-name="T1">кроме того, сверх того, помимо того‎</text:span></text:span></text:p>
      <text:p><text:span text:style-name="Caption_20_characters"><text:span text:style-name="T1">حِجْرٌ </text:span></text:span><text:span text:style-name="Drop_20_Caps"><text:span text:style-name="T1">колени‎</text:span></text:span></text:p>
      <text:p><text:span text:style-name="Caption_20_characters"><text:span text:style-name="T1">فِي حِجْرِهَا </text:span></text:span><text:span text:style-name="Drop_20_Caps"><text:span text:style-name="T1">на её коле­нях‎</text:span></text:span></text:p>
      <text:p><text:span text:style-name="Caption_20_characters"><text:span text:style-name="T1">حَالاً </text:span></text:span><text:span text:style-name="Drop_20_Caps"><text:span text:style-name="T1">немедленно, сейчас же, тотчас‎</text:span></text:span></text:p>
      <text:p><text:span text:style-name="Caption_20_characters"><text:span text:style-name="T1">نَعَسَ </text:span></text:span><text:span text:style-name="Drop_20_Caps"><text:span text:style-name="T1">задремал, клонило ко сну‎</text:span></text:span></text:p>
      <text:p><text:span text:style-name="Caption_20_characters"><text:span text:style-name="T1">رَقَدَ </text:span></text:span><text:span text:style-name="Drop_20_Caps"><text:span text:style-name="T1">поспал; лёг, лежал ‎</text:span></text:span></text:p>
      <text:p><text:span text:style-name="Caption_20_characters"><text:span text:style-name="T1">قُومُوا إِلَى النَّوْمِ <text:s/></text:span></text:span><text:span text:style-name="Drop_20_Caps"><text:span text:style-name="T1">идите спать‎</text:span></text:span></text:p>
      <text:p><text:span text:style-name="Caption_20_characters"><text:span text:style-name="T1">سَهْرَةٌ </text:span></text:span><text:span text:style-name="Drop_20_Caps"><text:span text:style-name="T1">вечеринка, вечер ‎</text:span></text:span></text:p>
      <text:p><text:span text:style-name="Caption_20_characters"><text:span text:style-name="T1">اِنْتَهَتِ السَّهْرَةُ <text:s/></text:span></text:span><text:span text:style-name="Drop_20_Caps"><text:span text:style-name="T1">вечер закончился ‎</text:span></text:span></text:p>
      <text:p><text:span text:style-name="Caption_20_characters"><text:span text:style-name="T1">دَعْ </text:span></text:span><text:span text:style-name="Drop_20_Caps"><text:span text:style-name="T1">брось, оставь ‎</text:span></text:span></text:p>
      <text:p><text:span text:style-name="Caption_20_characters"><text:span text:style-name="T1">رَوَّحَ </text:span></text:span><text:span text:style-name="Drop_20_Caps"><text:span text:style-name="T1">вернулся домой‎</text:span></text:span></text:p>
      <text:p><text:span text:style-name="Caption_20_characters"><text:span text:style-name="T1">وَ إِلاَّ </text:span></text:span><text:span text:style-name="Drop_20_Caps"><text:span text:style-name="T1">иначе, а то, в против­ном случае‎</text:span></text:span></text:p>
      <text:p><text:span text:style-name="Caption_20_characters"><text:span text:style-name="T1">مُجْتَمِعٌ </text:span></text:span><text:span text:style-name="Drop_20_Caps"><text:span text:style-name="T1">собравшийся ‎</text:span></text:span></text:p>
      <text:p><text:soft-page-break/><text:span text:style-name="Caption_20_characters"><text:span text:style-name="T1">مُنْتَظِرٌ </text:span></text:span><text:span text:style-name="Drop_20_Caps"><text:span text:style-name="T1">ожидающий ‎</text:span></text:span></text:p>
      <text:p><text:span text:style-name="Caption_20_characters"><text:span text:style-name="T1">بَقِيَّةٌ </text:span></text:span><text:span text:style-name="Drop_20_Caps"><text:span text:style-name="T1">остальное, остаток ‎</text:span></text:span></text:p>
      <text:p><text:span text:style-name="Caption_20_characters"><text:span text:style-name="T1">قِصَّةٌ </text:span></text:span><text:span text:style-name="Drop_20_Caps"><text:span text:style-name="T1">рассказ, история‎</text:span></text:span></text:p>
      <text:h text:outline-level="2"><text:span text:style-name="Drop_20_Caps"><text:span text:style-name="T1">урок 115‎</text:span></text:span></text:h>
      <text:p><text:span text:style-name="Caption_20_characters"><text:span text:style-name="T1">مُمَرِّضَةٌ </text:span></text:span><text:span text:style-name="Drop_20_Caps"><text:span text:style-name="T1">медсестра ‎</text:span></text:span></text:p>
      <text:p><text:span text:style-name="Caption_20_characters"><text:span text:style-name="T1">سَمَّاعَةٌ </text:span></text:span><text:span text:style-name="Drop_20_Caps"><text:span text:style-name="T1">наушники ‎</text:span></text:span></text:p>
      <text:p><text:span text:style-name="Caption_20_characters"><text:span text:style-name="T1">مَطَرِيَّةٌ <text:s/></text:span></text:span><text:span text:style-name="Drop_20_Caps"><text:span text:style-name="T1">зонтик‎</text:span></text:span></text:p>
      <text:p><text:span text:style-name="Caption_20_characters"><text:span text:style-name="T1">حَبَا </text:span></text:span><text:span text:style-name="Drop_20_Caps"><text:span text:style-name="T1">ползал ‎</text:span></text:span></text:p>
      <text:p><text:span text:style-name="Caption_20_characters"><text:span text:style-name="T1">مَا زَالَ </text:span></text:span><text:span text:style-name="Drop_20_Caps"><text:span text:style-name="T1">ещё, всё ещё‎</text:span></text:span></text:p>
      <text:p><text:span text:style-name="Caption_20_characters"><text:span text:style-name="T1">مَا زَالَ الوَلِيدُ يَحْبُو <text:s/></text:span></text:span><text:span text:style-name="Drop_20_Caps"><text:span text:style-name="T1">ребенок всё ещё ползает ‎</text:span></text:span></text:p>
      <text:p><text:span text:style-name="Caption_20_characters"><text:span text:style-name="T1">تَنَاوَلَ </text:span></text:span><text:span text:style-name="Drop_20_Caps"><text:span text:style-name="T1">взял‎</text:span></text:span></text:p>
      <text:p><text:span text:style-name="Caption_20_characters"><text:span text:style-name="T1">قَذِرٌ </text:span></text:span><text:span text:style-name="Drop_20_Caps"><text:span text:style-name="T1">грязный‎</text:span></text:span></text:p>
      <text:p><text:span text:style-name="Caption_20_characters"><text:span text:style-name="T1">جَاهِزٌ </text:span></text:span><text:span text:style-name="Drop_20_Caps"><text:span text:style-name="T1">готовый‎</text:span></text:span></text:p>
      <text:p><text:span text:style-name="Caption_20_characters"><text:span text:style-name="T1">الشَّايُ جَاهِزٌ <text:s/></text:span></text:span><text:span text:style-name="Drop_20_Caps"><text:span text:style-name="T1">чай готов‎</text:span></text:span></text:p>
      <text:p><text:span text:style-name="Caption_20_characters"><text:span text:style-name="T1">أَفْطَرَ </text:span></text:span><text:span text:style-name="Drop_20_Caps"><text:span text:style-name="T1">завтракал‎</text:span></text:span></text:p>
      <text:p><text:span text:style-name="Caption_20_characters"><text:span text:style-name="T1">تَأَلَّمَ </text:span></text:span><text:span text:style-name="Drop_20_Caps"><text:span text:style-name="T1">страдал, мучился, по­чувствовал боль‎</text:span></text:span></text:p>
      <text:p><text:span text:style-name="Caption_20_characters"><text:span text:style-name="T1">أَحَسَّ بـ... <text:s/></text:span></text:span><text:span text:style-name="Drop_20_Caps"><text:span text:style-name="T1">чувствовал, ощущал‎</text:span></text:span></text:p>
      <text:p><text:span text:style-name="Caption_20_characters"><text:span text:style-name="T1">حُمَّى </text:span></text:span><text:span text:style-name="Drop_20_Caps"><text:span text:style-name="T1">лихорадка‎</text:span></text:span></text:p>
      <text:p><text:span text:style-name="Caption_20_characters"><text:span text:style-name="T1">أَحَسَّ بِالبَرْدِ </text:span></text:span><text:span text:style-name="Drop_20_Caps"><text:span text:style-name="T1">ощущал холод, ему было холодно‎</text:span></text:span></text:p>
      <text:p><text:span text:style-name="Caption_20_characters"><text:span text:style-name="T1">يُحِسُّ بِالحُمَّى <text:s/></text:span></text:span><text:span text:style-name="Drop_20_Caps"><text:span text:style-name="T1">его ли­хорадит ‎</text:span></text:span></text:p>
      <text:p><text:span text:style-name="Caption_20_characters"><text:span text:style-name="T1">حَبَّةٌ </text:span></text:span><text:span text:style-name="Drop_20_Caps"><text:span text:style-name="T1">таблетка, пилюля ‎</text:span></text:span></text:p>
      <text:p><text:span text:style-name="Caption_20_characters"><text:span text:style-name="T1">نَزَعَ </text:span></text:span><text:span text:style-name="Drop_20_Caps"><text:span text:style-name="T1">снял‎</text:span></text:span></text:p>
      <text:p><text:span text:style-name="Caption_20_characters"><text:span text:style-name="T1">نَزَعَ ثِيَابَهُ </text:span></text:span><text:span text:style-name="Drop_20_Caps"><text:span text:style-name="T1">снял одежду, разделся‎</text:span></text:span></text:p>
      <text:p><text:span text:style-name="Caption_20_characters"><text:span text:style-name="T1">طَفِيفٌ </text:span></text:span><text:span text:style-name="Drop_20_Caps"><text:span text:style-name="T1">незначительный, пустяковый, малый‎</text:span></text:span></text:p>
      <text:p><text:span text:style-name="Caption_20_characters"><text:span text:style-name="T1">زَالَ </text:span></text:span><text:span text:style-name="Drop_20_Caps"><text:span text:style-name="T1">прошёл, исчез, скрыл­ся‎</text:span></text:span></text:p>
      <text:p><text:span text:style-name="Caption_20_characters"><text:span text:style-name="T1">لَزِمَ </text:span></text:span><text:span text:style-name="Drop_20_Caps"><text:span text:style-name="T1">держался, не покинул‎</text:span></text:span></text:p>
      <text:p><text:span text:style-name="Caption_20_characters"><text:span text:style-name="T1">لَزِمَ الفِرَاشَ </text:span></text:span><text:span text:style-name="Drop_20_Caps"><text:span text:style-name="T1">был прико­ван к постели‎</text:span></text:span></text:p>
      <text:p><text:span text:style-name="Caption_20_characters"><text:span text:style-name="T1">لَزِمَ البَيْتَ </text:span></text:span><text:span text:style-name="Drop_20_Caps"><text:span text:style-name="T1">сидел дома‎</text:span></text:span></text:p>
      <text:p><text:span text:style-name="Caption_20_characters"><text:span text:style-name="T1">تَذَكَّرَ </text:span></text:span><text:span text:style-name="Drop_20_Caps"><text:span text:style-name="T1">вспомнил‎</text:span></text:span></text:p>
      <text:p><text:span text:style-name="Caption_20_characters"><text:span text:style-name="T1">تَذَكَّرْتُ! </text:span></text:span><text:span text:style-name="Drop_20_Caps"><text:span text:style-name="T1">вспомнил я!‎</text:span></text:span></text:p>
      <text:p><text:span text:style-name="Caption_20_characters"><text:span text:style-name="T1">حُقْنَةٌ </text:span></text:span><text:span text:style-name="Drop_20_Caps"><text:span text:style-name="T1">укол, инъекция‎</text:span></text:span></text:p>
      <text:p><text:span text:style-name="Caption_20_characters"><text:span text:style-name="T1">بِنَايَةٌ </text:span></text:span><text:span text:style-name="Drop_20_Caps"><text:span text:style-name="T1">здание‎</text:span></text:span></text:p>
      <text:p><text:span text:style-name="Caption_20_characters"><text:span text:style-name="T1">لاَ بَأْسَ عَلَيْكَ </text:span></text:span><text:span text:style-name="Drop_20_Caps"><text:span text:style-name="T1">не бойся! ничего!‎</text:span></text:span></text:p>
      <text:p><text:span text:style-name="Caption_20_characters"><text:span text:style-name="T1">فِي أَثْنَاءِ ذَلِكَ </text:span></text:span><text:span text:style-name="Drop_20_Caps"><text:span text:style-name="T1">в то вре­мя, тем временем‎</text:span></text:span></text:p>
      <text:h text:outline-level="2"><text:span text:style-name="Drop_20_Caps"><text:span text:style-name="T1">Урок 116‎</text:span></text:span></text:h>
      <text:p><text:span text:style-name="Caption_20_characters"><text:span text:style-name="T1">نَظَّارَةٌ </text:span></text:span><text:span text:style-name="Drop_20_Caps"><text:span text:style-name="T1">очки‎</text:span></text:span></text:p>
      <text:p><text:span text:style-name="Caption_20_characters"><text:span text:style-name="T1">مِذْيَاعٌ </text:span></text:span><text:span text:style-name="Drop_20_Caps"><text:span text:style-name="T1">радио‎</text:span></text:span></text:p>
      <text:p><text:span text:style-name="Caption_20_characters"><text:span text:style-name="T1">قُبَّعَةٌ </text:span></text:span><text:span text:style-name="Drop_20_Caps"><text:span text:style-name="T1">шляпа‎</text:span></text:span></text:p>
      <text:p><text:span text:style-name="Caption_20_characters"><text:span text:style-name="T1">أَخْفَى </text:span></text:span><text:span text:style-name="Drop_20_Caps"><text:span text:style-name="T1">скрыл, спрятал‎</text:span></text:span></text:p>
      <text:p><text:span text:style-name="Caption_20_characters"><text:span text:style-name="T1">ظَهْرٌ </text:span></text:span><text:span text:style-name="Drop_20_Caps"><text:span text:style-name="T1">спина‎</text:span></text:span></text:p>
      <text:p><text:span text:style-name="Caption_20_characters"><text:span text:style-name="T1">حَرْفٌ </text:span></text:span><text:span text:style-name="Drop_20_Caps"><text:span text:style-name="T1">буква‎</text:span></text:span></text:p>
      <text:p><text:span text:style-name="Caption_20_characters"><text:span text:style-name="T1">ضَعُفَ </text:span></text:span><text:span text:style-name="Drop_20_Caps"><text:span text:style-name="T1">ослабел‎</text:span></text:span></text:p>
      <text:p><text:span text:style-name="Caption_20_characters"><text:span text:style-name="T1">بَصَرٌ </text:span></text:span><text:span text:style-name="Drop_20_Caps"><text:span text:style-name="T1">зрение‎</text:span></text:span></text:p>
      <text:p><text:span text:style-name="Caption_20_characters"><text:span text:style-name="T1">ضَعُفَ بَصَرُهُ </text:span></text:span><text:span text:style-name="Drop_20_Caps"><text:span text:style-name="T1">у него ухуд­шилось зрение‎</text:span></text:span></text:p>
      <text:p><text:span text:style-name="Caption_20_characters"><text:span text:style-name="T1">فِي السِّنِّ المُبَكِّرَةِ </text:span></text:span><text:span text:style-name="Drop_20_Caps"><text:span text:style-name="T1">в раннем возрасте‎</text:span></text:span></text:p>
      <text:p><text:span text:style-name="Caption_20_characters"><text:span text:style-name="T1">أَنْتَ تَظْلِمُنِي! </text:span></text:span><text:span text:style-name="Drop_20_Caps"><text:span text:style-name="T1">ты меня обижаешь‎</text:span></text:span></text:p>
      <text:p><text:span text:style-name="Caption_20_characters"><text:span text:style-name="T1">خَبَّأَ </text:span></text:span><text:span text:style-name="Drop_20_Caps"><text:span text:style-name="T1">прятал, припрятал‎</text:span></text:span></text:p>
      <text:p><text:span text:style-name="Caption_20_characters"><text:span text:style-name="T1">أَظْلَمَ </text:span></text:span><text:span text:style-name="Drop_20_Caps"><text:span text:style-name="T1">стемнел‎</text:span></text:span></text:p>
      <text:p><text:span text:style-name="Caption_20_characters"><text:span text:style-name="T1">أَظْلَمَ اللَّيْلُ <text:s/></text:span></text:span><text:span text:style-name="Drop_20_Caps"><text:span text:style-name="T1">ночь стем­нела ‎</text:span></text:span></text:p>
      <text:p><text:span text:style-name="Caption_20_characters"><text:span text:style-name="T1">لَحْظَةً </text:span></text:span><text:span text:style-name="Drop_20_Caps"><text:span text:style-name="T1">одну минуту‎</text:span></text:span></text:p>
      <text:p><text:span text:style-name="Caption_20_characters"><text:span text:style-name="T1">فَتَحَ المِذْيَاعَ </text:span></text:span><text:span text:style-name="Drop_20_Caps"><text:span text:style-name="T1">включил радиоприёмник‎</text:span></text:span></text:p>
      <text:p><text:span text:style-name="Caption_20_characters"><text:span text:style-name="T1">عَشِيَّةٌ </text:span></text:span><text:span text:style-name="Drop_20_Caps"><text:span text:style-name="T1">вечер‎</text:span></text:span></text:p>
      <text:p><text:span text:style-name="Caption_20_characters"><text:span text:style-name="T1">كُلَّ عَشِيَّةٍ </text:span></text:span><text:span text:style-name="Drop_20_Caps"><text:span text:style-name="T1">каждый вечер‎</text:span></text:span></text:p>
      <text:p><text:span text:style-name="Caption_20_characters"><text:span text:style-name="T1">الرُّسُومُ المُتَحَرِّكَةُ <text:s/></text:span></text:span><text:span text:style-name="Drop_20_Caps"><text:span text:style-name="T1">мультфильм ‎</text:span></text:span></text:p>
      <text:p><text:span text:style-name="Caption_20_characters"><text:span text:style-name="T1">شَخَرَ </text:span></text:span><text:span text:style-name="Drop_20_Caps"><text:span text:style-name="T1">храпел‎</text:span></text:span></text:p>
      <text:p><text:span text:style-name="Caption_20_characters"><text:span text:style-name="T1">فَكَّكَ </text:span></text:span><text:span text:style-name="Drop_20_Caps"><text:span text:style-name="T1">разобрал‎</text:span></text:span></text:p>
      <text:p><text:span text:style-name="Caption_20_characters"><text:span text:style-name="T1">رَكَّبَ </text:span></text:span><text:span text:style-name="Drop_20_Caps"><text:span text:style-name="T1">собрал‎</text:span></text:span></text:p>
      <text:p><text:span text:style-name="Caption_20_characters"><text:span text:style-name="T1">اِسْتَغَاثَ بِـ... </text:span></text:span><text:span text:style-name="Drop_20_Caps"><text:span text:style-name="T1">просил по­мощь, призывал на помощь ‎</text:span></text:span></text:p>
      <text:p><text:span text:style-name="Caption_20_characters"><text:span text:style-name="T1">قَضَى </text:span></text:span><text:span text:style-name="Drop_20_Caps"><text:span text:style-name="T1">провёл‎</text:span></text:span></text:p>
      <text:p><text:span text:style-name="Caption_20_characters"><text:span text:style-name="T1">قَضَى الوَقْتَ </text:span></text:span><text:span text:style-name="Drop_20_Caps"><text:span text:style-name="T1">провёл вре­мя‎</text:span></text:span></text:p>
      <text:p><text:span text:style-name="Caption_20_characters"><text:span text:style-name="T1">سَاعَاتُ الفَرَاغِ <text:s/></text:span></text:span><text:span text:style-name="Drop_20_Caps"><text:span text:style-name="T1">свобод­ные часы ‎</text:span></text:span></text:p>
      <text:p><text:span text:style-name="Caption_20_characters"><text:span text:style-name="T1">مَتْحَفٌ </text:span></text:span><text:span text:style-name="Drop_20_Caps"><text:span text:style-name="T1">музей‎</text:span></text:span></text:p>
      <text:p><text:span text:style-name="Caption_20_characters"><text:span text:style-name="T1">الآثَارُ التَّارِيخِيَّةُ <text:s/></text:span></text:span><text:span text:style-name="Drop_20_Caps"><text:span text:style-name="T1">исто­рические памятники‎</text:span></text:span></text:p>
      <text:p><text:span text:style-name="Caption_20_characters"><text:span text:style-name="T1">ضَوَاحِى المَدِينَةِ </text:span></text:span><text:span text:style-name="Drop_20_Caps"><text:span text:style-name="T1">окрестности города ‎</text:span></text:span></text:p>
      <text:p><text:span text:style-name="Caption_20_characters"><text:span text:style-name="T1">أَحْيَانًا </text:span></text:span><text:span text:style-name="Drop_20_Caps"><text:span text:style-name="T1">иногда, временами‎</text:span></text:span></text:p>
      <text:p><text:span text:style-name="Caption_20_characters"><text:span text:style-name="T1">ضَاحِيَةٌ </text:span></text:span><text:span text:style-name="Drop_20_Caps"><text:span text:style-name="T1">пригород, окрестность‎</text:span></text:span></text:p>
      <text:p><text:span text:style-name="Caption_20_characters"><text:span text:style-name="T1">ذِكْرٌ </text:span></text:span><text:span text:style-name="Drop_20_Caps"><text:span text:style-name="T1">зикр, воспоминание Бога, молитва‎</text:span></text:span></text:p>
      <text:p><text:span text:style-name="Caption_20_characters"><text:span text:style-name="T1">دُعَاءٌ </text:span></text:span><text:span text:style-name="Drop_20_Caps"><text:span text:style-name="T1">дуа, мольба, зов, мо­литва‎</text:span></text:span></text:p>
      <text:p><text:span text:style-name="Caption_20_characters"><text:span text:style-name="T1">كَثِيرًامَّا </text:span></text:span><text:span text:style-name="Drop_20_Caps"><text:span text:style-name="T1">часто, частенько ‎</text:span></text:span></text:p>
      <text:p><text:span text:style-name="Caption_20_characters"><text:span text:style-name="T1">اِسْتَمْتَعَ بِـ... </text:span></text:span><text:span text:style-name="Drop_20_Caps"><text:span text:style-name="T1">насла­ждался‎</text:span></text:span></text:p>
      <text:p><text:span text:style-name="Caption_20_characters"><text:span text:style-name="T1">الهَوَاءُ الطَّلْقُ </text:span></text:span><text:span text:style-name="Drop_20_Caps"><text:span text:style-name="T1">открытый воздух, лоно природы‎</text:span></text:span></text:p>
      <text:p><text:span text:style-name="Caption_20_characters"><text:span text:style-name="T1">فِي الهَوَاءِ الطَّلْقِ </text:span></text:span><text:span text:style-name="Drop_20_Caps"><text:span text:style-name="T1">на открытом воздухе, на природе‎</text:span></text:span></text:p>
      <text:p><text:span text:style-name="Caption_20_characters"><text:span text:style-name="T1">تَلْفَزَةٌ </text:span></text:span><text:span text:style-name="Drop_20_Caps"><text:span text:style-name="T1">телевизор‎</text:span></text:span></text:p>
      <text:h text:outline-level="2"><text:span text:style-name="Drop_20_Caps"><text:span text:style-name="T1">Урок 117‎</text:span></text:span></text:h>
      <text:p><text:span text:style-name="Caption_20_characters"><text:span text:style-name="T1">حُفْرَةٌ </text:span></text:span><text:span text:style-name="Drop_20_Caps"><text:span text:style-name="T1">яма‎</text:span></text:span></text:p>
      <text:p><text:span text:style-name="Caption_20_characters"><text:span text:style-name="T1">دُكَّانٌ </text:span></text:span><text:span text:style-name="Drop_20_Caps"><text:span text:style-name="T1">лавка, ларёк‎</text:span></text:span></text:p>
      <text:p><text:span text:style-name="Caption_20_characters"><text:span text:style-name="T1">دُكَّانُ البَقَّالِ </text:span></text:span><text:span text:style-name="Drop_20_Caps"><text:span text:style-name="T1">бакалей­ная лавка‎</text:span></text:span></text:p>
      <text:p><text:span text:style-name="Caption_20_characters"><text:span text:style-name="T1">بَقَّالٌ </text:span></text:span><text:span text:style-name="Drop_20_Caps"><text:span text:style-name="T1">бакалейщик‎</text:span></text:span></text:p>
      <text:p><text:span text:style-name="Caption_20_characters"><text:span text:style-name="T1">يَا تُرَى؟ </text:span></text:span><text:span text:style-name="Drop_20_Caps"><text:span text:style-name="T1">спрашивается, интересно бы знать‎</text:span></text:span></text:p>
      <text:p><text:span text:style-name="Caption_20_characters"><text:span text:style-name="T1">طَالَ </text:span></text:span><text:span text:style-name="Drop_20_Caps"><text:span text:style-name="T1">был долгим, длитель­ным, длился‎</text:span></text:span></text:p>
      <text:p><text:span text:style-name="Caption_20_characters"><text:span text:style-name="T1">طَالَ انْتِظَارِي </text:span></text:span><text:span text:style-name="Drop_20_Caps"><text:span text:style-name="T1">долго я ждал‎</text:span></text:span></text:p>
      <text:p><text:span text:style-name="Caption_20_characters"><text:span text:style-name="T1">غَنَّى </text:span></text:span><text:span text:style-name="Drop_20_Caps"><text:span text:style-name="T1">пел‎</text:span></text:span></text:p>
      <text:p><text:span text:style-name="Caption_20_characters"><text:span text:style-name="T1">يَا عِفْرِيتُ! </text:span></text:span><text:span text:style-name="Drop_20_Caps"><text:span text:style-name="T1">ой хитер! ой бесёнок!‎</text:span></text:span></text:p>
      <text:p><text:span text:style-name="Caption_20_characters"><text:span text:style-name="T1">غَرَبَ </text:span></text:span><text:span text:style-name="Drop_20_Caps"><text:span text:style-name="T1">закатился, зашёл ‎</text:span></text:span></text:p>
      <text:p><text:span text:style-name="Caption_20_characters"><text:span text:style-name="T1">غَرَبَتِ الشَّمْسُ </text:span></text:span><text:span text:style-name="Drop_20_Caps"><text:span text:style-name="T1">зашло солнце‎</text:span></text:span></text:p>
      <text:p><text:span text:style-name="Caption_20_characters"><text:span text:style-name="T1">حَتَّى أَمْلَأَ </text:span></text:span><text:span text:style-name="Drop_20_Caps"><text:span text:style-name="T1">пока заполню ‎</text:span></text:span></text:p>
      <text:p><text:span text:style-name="Caption_20_characters"><text:span text:style-name="T1">مَا أَلَذَّهُ! </text:span></text:span><text:span text:style-name="Drop_20_Caps"><text:span text:style-name="T1">какой он вкус­ный! ‎</text:span></text:span></text:p>
      <text:p><text:span text:style-name="Caption_20_characters"><text:span text:style-name="T1">وَاحِدٌ آخَرُ </text:span></text:span><text:span text:style-name="Drop_20_Caps"><text:span text:style-name="T1">ещё один ‎</text:span></text:span></text:p>
      <text:p><text:soft-page-break/><text:span text:style-name="Caption_20_characters"><text:span text:style-name="T1">رَاسَلَ </text:span></text:span><text:span text:style-name="Drop_20_Caps"><text:span text:style-name="T1">переписывался ‎</text:span></text:span></text:p>
      <text:p><text:span text:style-name="Caption_20_characters"><text:span text:style-name="T1">اِنْقَطَعَ <text:s/></text:span></text:span><text:span text:style-name="Drop_20_Caps"><text:span text:style-name="T1">прекратился‎</text:span></text:span></text:p>
      <text:p><text:span text:style-name="Caption_20_characters"><text:span text:style-name="T1">تَمَامًا </text:span></text:span><text:span text:style-name="Drop_20_Caps"><text:span text:style-name="T1">полностью‎</text:span></text:span></text:p>
      <text:p><text:span text:style-name="Caption_20_characters"><text:span text:style-name="T1">يَبْدُو </text:span></text:span><text:span text:style-name="Drop_20_Caps"><text:span text:style-name="T1">кажется, видно, по-видимому‎</text:span></text:span></text:p>
      <text:p><text:span text:style-name="Caption_20_characters"><text:span text:style-name="T1">طِوَالَ سِنِي الدِّرَاسَةِ </text:span></text:span><text:span text:style-name="Drop_20_Caps"><text:span text:style-name="T1">все годы учёбы‎</text:span></text:span></text:p>
      <text:p><text:span text:style-name="Caption_20_characters"><text:span text:style-name="T1">عَلَى الدَّوَامِ </text:span></text:span><text:span text:style-name="Drop_20_Caps"><text:span text:style-name="T1">постоянно, беспрерывно‎</text:span></text:span></text:p>
      <text:p><text:span text:style-name="Caption_20_characters"><text:span text:style-name="T1">كُلُّ عَامٍ وَ أَنْتُمْ بِخَيْرٍ! </text:span></text:span><text:span text:style-name="Drop_20_Caps"><text:span text:style-name="T1">С Новым годом! ‎</text:span></text:span></text:p>
      <text:p><text:span text:style-name="Caption_20_characters"><text:span text:style-name="T1">وَ أَنْتُمْ بِالصِّحَّةِ وَ السَّلاَمَةِ </text:span></text:span><text:span text:style-name="Drop_20_Caps"><text:span text:style-name="T1">и вам желаем здравия и благополучия‎</text:span></text:span></text:p>
      <text:p><text:span text:style-name="Caption_20_characters"><text:span text:style-name="T1">كَيْفَ رَأَيْتَ؟ </text:span></text:span><text:span text:style-name="Drop_20_Caps"><text:span text:style-name="T1">как тебе понравился?‎</text:span></text:span></text:p>
      <text:p><text:span text:style-name="Caption_20_characters"><text:span text:style-name="T1">عَظِيمٌ! </text:span></text:span><text:span text:style-name="Drop_20_Caps"><text:span text:style-name="T1">великолепно! Пре­красно!‎</text:span></text:span></text:p>
      <text:p><text:span text:style-name="Caption_20_characters"><text:span text:style-name="T1">أَعْجَبَ </text:span></text:span><text:span text:style-name="Drop_20_Caps"><text:span text:style-name="T1">понравился‎</text:span></text:span></text:p>
      <text:p><text:span text:style-name="Caption_20_characters"><text:span text:style-name="T1">هَلْ أَعْجَبَكَ؟ </text:span></text:span><text:span text:style-name="Drop_20_Caps"><text:span text:style-name="T1">тебе по­нравилось?‎</text:span></text:span></text:p>
      <text:p><text:span text:style-name="Caption_20_characters"><text:span text:style-name="T1">يُعْجِبَنِي </text:span></text:span><text:span text:style-name="Drop_20_Caps"><text:span text:style-name="T1">мне нравится‎</text:span></text:span></text:p>
      <text:p><text:span text:style-name="Caption_20_characters"><text:span text:style-name="T1">اِحْذَرْ! </text:span></text:span><text:span text:style-name="Drop_20_Caps"><text:span text:style-name="T1">берегись! осторож­но! смотри!‎</text:span></text:span></text:p>
      <text:p><text:span text:style-name="Caption_20_characters"><text:span text:style-name="T1">أَجْرَى </text:span></text:span><text:span text:style-name="Drop_20_Caps"><text:span text:style-name="T1">заставил бежать, погнал‎</text:span></text:span></text:p>
      <text:p><text:span text:style-name="Caption_20_characters"><text:span text:style-name="T1">لَمْ يَلْتَفِتْ إِلَى... </text:span></text:span><text:span text:style-name="Drop_20_Caps"><text:span text:style-name="T1">не обратил внимания‎</text:span></text:span></text:p>
      <text:p><text:span text:style-name="Caption_20_characters"><text:span text:style-name="T1">حَذَّرَ </text:span></text:span><text:span text:style-name="Drop_20_Caps"><text:span text:style-name="T1">предупредил‎</text:span></text:span></text:p>
      <text:p><text:span text:style-name="Caption_20_characters"><text:span text:style-name="T1">تَحْذِيرٌ </text:span></text:span><text:span text:style-name="Drop_20_Caps"><text:span text:style-name="T1">предупреждение‎</text:span></text:span></text:p>
      <text:p><text:span text:style-name="Caption_20_characters"><text:span text:style-name="T1">اِنْقَلَبَ </text:span></text:span><text:span text:style-name="Drop_20_Caps"><text:span text:style-name="T1">перевернулся‎</text:span></text:span></text:p>
      <text:p><text:span text:style-name="Caption_20_characters"><text:span text:style-name="T1">اِنْقَلَبَتْ بِهِ دَرَّاجَتُهُ </text:span></text:span><text:span text:style-name="Drop_20_Caps"><text:span text:style-name="T1">вме­сте с ним перевернулся его велосипед ‎</text:span></text:span></text:p>
      <text:h text:outline-level="2"><text:span text:style-name="Drop_20_Caps"><text:span text:style-name="T1">Урок 118‎</text:span></text:span></text:h>
      <text:p><text:span text:style-name="Caption_20_characters"><text:span text:style-name="T1">أَصْلٌ </text:span></text:span><text:span text:style-name="Drop_20_Caps"><text:span text:style-name="T1">основа‎</text:span></text:span></text:p>
      <text:p><text:span text:style-name="Caption_20_characters"><text:span text:style-name="T1">رَبَّى </text:span></text:span><text:span text:style-name="Drop_20_Caps"><text:span text:style-name="T1">вырастил, вскормил ‎</text:span></text:span></text:p>
      <text:p><text:span text:style-name="Caption_20_characters"><text:span text:style-name="T1">عَالَمٌ </text:span></text:span><text:span text:style-name="Drop_20_Caps"><text:span text:style-name="T1">мир, вселенная, свет ‎</text:span></text:span></text:p>
      <text:p><text:span text:style-name="Caption_20_characters"><text:span text:style-name="T1">بِنِعْمَةِ اللَّهِ </text:span></text:span><text:span text:style-name="Drop_20_Caps"><text:span text:style-name="T1">по милости Бога‎</text:span></text:span></text:p>
      <text:p><text:span text:style-name="Caption_20_characters"><text:span text:style-name="T1">مِنْ عَدَمٍ إِلَى وُجُودٍ <text:s/></text:span></text:span><text:span text:style-name="Drop_20_Caps"><text:span text:style-name="T1">из небытия в бытие ‎</text:span></text:span></text:p>
      <text:p><text:span text:style-name="Caption_20_characters"><text:span text:style-name="T1">مَعْبُودٌ </text:span></text:span><text:span text:style-name="Drop_20_Caps"><text:span text:style-name="T1">предмет поклоне­ния, бог, божество‎</text:span></text:span></text:p>
      <text:p><text:span text:style-name="Caption_20_characters"><text:span text:style-name="T1">دَلِيلٌ </text:span></text:span><text:span text:style-name="Drop_20_Caps"><text:span text:style-name="T1">довод, доказатель­ство‎</text:span></text:span></text:p>
      <text:p><text:span text:style-name="Caption_20_characters"><text:span text:style-name="T1">صِرَاطٌ </text:span></text:span><text:span text:style-name="Drop_20_Caps"><text:span text:style-name="T1">путь, дорога ‎</text:span></text:span></text:p>
      <text:p><text:span text:style-name="Caption_20_characters"><text:span text:style-name="T1">الصِّرَاطُ المُسْتَقِيمُ </text:span></text:span><text:span text:style-name="Drop_20_Caps"><text:span text:style-name="T1">пра­вильный путь ‎</text:span></text:span></text:p>
      <text:p><text:span text:style-name="Caption_20_characters"><text:span text:style-name="T1">كُلُّ مَا سِوَى اللَّهِ </text:span></text:span><text:span text:style-name="Drop_20_Caps"><text:span text:style-name="T1">все кроме Бога, все помимо Бога‎</text:span></text:span></text:p>
      <text:p><text:span text:style-name="Caption_20_characters"><text:span text:style-name="T1">ِلأَيِّ شَيْءٍ؟ </text:span></text:span><text:span text:style-name="Drop_20_Caps"><text:span text:style-name="T1">для чего? зачем? почему?‎</text:span></text:span></text:p>
      <text:p><text:span text:style-name="Caption_20_characters"><text:span text:style-name="T1">اِتَّبَعَ </text:span></text:span><text:span text:style-name="Drop_20_Caps"><text:span text:style-name="T1">следовал, соблюдал‎</text:span></text:span></text:p>
      <text:p><text:span text:style-name="Caption_20_characters"><text:span text:style-name="T1">اِتَّبَعَ أَمْرَهُ </text:span></text:span><text:span text:style-name="Drop_20_Caps"><text:span text:style-name="T1">следовал пове­лению его, соблюдал приказ его‎</text:span></text:span></text:p>
      <text:p><text:span text:style-name="Caption_20_characters"><text:span text:style-name="T1">نَهْيٌ </text:span></text:span><text:span text:style-name="Drop_20_Caps"><text:span text:style-name="T1">запрет, запрещение ‎</text:span></text:span></text:p>
      <text:p><text:span text:style-name="Caption_20_characters"><text:span text:style-name="T1">اِجْتَنَبَ </text:span></text:span><text:span text:style-name="Drop_20_Caps"><text:span text:style-name="T1">избегал, сторо­нился‎</text:span></text:span></text:p>
      <text:p><text:span text:style-name="Caption_20_characters"><text:span text:style-name="T1">اِجْتَنَبَ نَهْيَهُ </text:span></text:span><text:span text:style-name="Drop_20_Caps"><text:span text:style-name="T1">соблюдал запрет его, воздержался от запрещённого им‎</text:span></text:span></text:p>
      <text:p><text:span text:style-name="Caption_20_characters"><text:span text:style-name="T1">تَوْحِيدٌ </text:span></text:span><text:span text:style-name="Drop_20_Caps"><text:span text:style-name="T1">единобожие‎</text:span></text:span></text:p>
      <text:p><text:span text:style-name="Caption_20_characters"><text:span text:style-name="T1">شِرْكٌ </text:span></text:span><text:span text:style-name="Drop_20_Caps"><text:span text:style-name="T1">многобожие, языче­ство‎</text:span></text:span></text:p>
      <text:p><text:span text:style-name="Caption_20_characters"><text:span text:style-name="T1">طَاعَةٌ </text:span></text:span><text:span text:style-name="Drop_20_Caps"><text:span text:style-name="T1">повиновение, покло­нение‎</text:span></text:span></text:p>
      <text:p><text:span text:style-name="Caption_20_characters"><text:span text:style-name="T1">طَاعَةُ اللَّهِ </text:span></text:span><text:span text:style-name="Drop_20_Caps"><text:span text:style-name="T1">ритуальное поклонение Богу‎</text:span></text:span></text:p>
      <text:p><text:span text:style-name="Caption_20_characters"><text:span text:style-name="T1">إِنْسِيٌّ </text:span></text:span><text:span text:style-name="Drop_20_Caps"><text:span text:style-name="T1">человек (в отличие от джиннов)‎</text:span></text:span></text:p>
      <text:p><text:span text:style-name="Caption_20_characters"><text:span text:style-name="T1">اِنْقَادَ لِـ... </text:span></text:span><text:span text:style-name="Drop_20_Caps"><text:span text:style-name="T1">подчинился, по­виновался‎</text:span></text:span></text:p>
      <text:p><text:span text:style-name="Caption_20_characters"><text:span text:style-name="T1">مَنْهَجٌ </text:span></text:span><text:span text:style-name="Drop_20_Caps"><text:span text:style-name="T1">программа, путь, до­рога‎</text:span></text:span></text:p>
      <text:p><text:span text:style-name="Caption_20_characters"><text:span text:style-name="T1">شَرْعٌ </text:span></text:span><text:span text:style-name="Drop_20_Caps"><text:span text:style-name="T1">шариат, божий закон‎</text:span></text:span></text:p>
      <text:p><text:span text:style-name="Caption_20_characters"><text:span text:style-name="T1">شَرْعُ اللَّهِ <text:s/></text:span></text:span><text:span text:style-name="Drop_20_Caps"><text:span text:style-name="T1">закон Бога ‎</text:span></text:span></text:p>
      <text:p><text:span text:style-name="Caption_20_characters"><text:span text:style-name="T1">أَقَامَ </text:span></text:span><text:span text:style-name="Drop_20_Caps"><text:span text:style-name="T1">установил, устроил‎</text:span></text:span></text:p>
      <text:p><text:span text:style-name="Caption_20_characters"><text:span text:style-name="T1">أَقَامَ دَوْلَةَ الإِسْلاَمِ </text:span></text:span><text:span text:style-name="Drop_20_Caps"><text:span text:style-name="T1">установил Исламское государство ‎</text:span></text:span></text:p>
      <text:p><text:span text:style-name="Caption_20_characters"><text:span text:style-name="T1">إِقَامَةُ حُكْمِ اللَّهِ فِي الأَرْضِ <text:s/></text:span></text:span><text:span text:style-name="Drop_20_Caps"><text:span text:style-name="T1">установление власти Бога на Земле ‎</text:span></text:span></text:p>
      <text:p><text:span text:style-name="Caption_20_characters"><text:span text:style-name="T1">بَرِئَ </text:span></text:span><text:span text:style-name="Drop_20_Caps"><text:span text:style-name="T1">отрёкся, был непри­частным, к кому-л., чему-л., заявил о своей не причастности ‎</text:span></text:span></text:p>
      <text:p><text:span text:style-name="Caption_20_characters"><text:span text:style-name="T1">بَرَاءَةٌ مِنَ الشِّرْكِ </text:span></text:span><text:span text:style-name="Drop_20_Caps"><text:span text:style-name="T1">отре­чение, отказ от многобожия ‎</text:span></text:span></text:p>
      <text:p><text:span text:style-name="Caption_20_characters"><text:span text:style-name="T1">وَضْعِيٌّ </text:span></text:span><text:span text:style-name="Drop_20_Caps"><text:span text:style-name="T1">составленный, установленный человеком‎</text:span></text:span></text:p>
      <text:p><text:span text:style-name="Caption_20_characters"><text:span text:style-name="T1">قَانُونٌ وَضْعِيٌّ </text:span></text:span><text:span text:style-name="Drop_20_Caps"><text:span text:style-name="T1">закон, со­ставленный самим человеком (в отличие от божественного)‎</text:span></text:span></text:p>
      <text:p><text:span text:style-name="Caption_20_characters"><text:span text:style-name="T1">رَفْضٌ بَاتٌّ </text:span></text:span><text:span text:style-name="Drop_20_Caps"><text:span text:style-name="T1">решительное отклонение, решительный отказ‎</text:span></text:span></text:p>
      <text:p><text:span text:style-name="Caption_20_characters"><text:span text:style-name="T1">مُرْسَلٌ </text:span></text:span><text:span text:style-name="Drop_20_Caps"><text:span text:style-name="T1">посланник, мис­сионер‎</text:span></text:span></text:p>
      <text:p><text:span text:style-name="Caption_20_characters"><text:span text:style-name="T1">مِنْ لَدُنْ آدَمَ </text:span></text:span><text:span text:style-name="Drop_20_Caps"><text:span text:style-name="T1">от Адама, начиная от Адама‎</text:span></text:span></text:p>
      <text:p><text:span text:style-name="Caption_20_characters"><text:span text:style-name="T1">طَلَوَاتُ اللَّهِ وَ سَلاَمُهُ </text:span></text:span><text:span text:style-name="Drop_20_Caps"><text:span text:style-name="T1">благословения Бога и Его мир ‎</text:span></text:span></text:p>
      <text:p><text:span text:style-name="Caption_20_characters"><text:span text:style-name="T1">ذُرِّيَّةٌ <text:s/></text:span></text:span><text:span text:style-name="Drop_20_Caps"><text:span text:style-name="T1">потомство, дети‎</text:span></text:span></text:p>
      <text:p><text:span text:style-name="Caption_20_characters"><text:span text:style-name="T1">تُرَابٌ </text:span></text:span><text:span text:style-name="Drop_20_Caps"><text:span text:style-name="T1">земля, прах ‎</text:span></text:span></text:p>
      <text:p><text:span text:style-name="Caption_20_characters"><text:span text:style-name="T1">جِنِيٌّ </text:span></text:span><text:span text:style-name="Drop_20_Caps"><text:span text:style-name="T1">джинн, дух, демон‎</text:span></text:span></text:p>
      <text:h text:outline-level="2"><text:span text:style-name="Drop_20_Caps"><text:span text:style-name="T1">Урок 119‎</text:span></text:span></text:h>
      <text:p><text:span text:style-name="Caption_20_characters"><text:span text:style-name="T1">أَعْظَمُ </text:span></text:span><text:span text:style-name="Drop_20_Caps"><text:span text:style-name="T1">величайший, са­мый большой‎</text:span></text:span></text:p>
      <text:p><text:span text:style-name="Caption_20_characters"><text:span text:style-name="T1">أَشْرَكَ بِاللَّهِ </text:span></text:span><text:span text:style-name="Drop_20_Caps"><text:span text:style-name="T1">сделал со­участников для Бога совершил ширк, придавал Богу сотоварищей, был многобожником‎</text:span></text:span></text:p>
      <text:p><text:span text:style-name="Caption_20_characters"><text:span text:style-name="T1">ذَنْبٌ </text:span></text:span><text:span text:style-name="Drop_20_Caps"><text:span text:style-name="T1">грех‎</text:span></text:span></text:p>
      <text:p><text:span text:style-name="Caption_20_characters"><text:span text:style-name="T1">عَلَى الإِطْلاَقِ </text:span></text:span><text:span text:style-name="Drop_20_Caps"><text:span text:style-name="T1">абсолют­но, вообще‎</text:span></text:span></text:p>
      <text:p><text:span text:style-name="Caption_20_characters"><text:span text:style-name="T1">خَمْرٌ </text:span></text:span><text:span text:style-name="Drop_20_Caps"><text:span text:style-name="T1">прелюбодеяние, про­ституция вино, спиртное‎</text:span></text:span></text:p>
      <text:p><text:span text:style-name="Caption_20_characters"><text:span text:style-name="T1">قَتَلَ </text:span></text:span><text:span text:style-name="Drop_20_Caps"><text:span text:style-name="T1">убил‎</text:span></text:span></text:p>
      <text:p><text:span text:style-name="Caption_20_characters"><text:span text:style-name="T1">قَطَعَ الطَّرِيقَ </text:span></text:span><text:span text:style-name="Drop_20_Caps"><text:span text:style-name="T1">разбойни­чал, занимался разбоем‎</text:span></text:span></text:p>
      <text:p><text:span text:style-name="Caption_20_characters"><text:span text:style-name="T1">قَطْعُ الطَّرِيقِ </text:span></text:span><text:span text:style-name="Drop_20_Caps"><text:span text:style-name="T1">разбой‎</text:span></text:span></text:p>
      <text:p><text:span text:style-name="Caption_20_characters"><text:span text:style-name="T1">دُونَ... </text:span></text:span><text:span text:style-name="Drop_20_Caps"><text:span text:style-name="T1">меньше, ниже‎</text:span></text:span></text:p>
      <text:p><text:span text:style-name="Caption_20_characters"><text:span text:style-name="T1">عقَّ </text:span></text:span><text:span text:style-name="Drop_20_Caps"><text:span text:style-name="T1">был непослушным, не­почтительным (к родителям)‎</text:span></text:span></text:p>
      <text:p><text:span text:style-name="Caption_20_characters"><text:span text:style-name="T1">غَفَرَ </text:span></text:span><text:span text:style-name="Drop_20_Caps"><text:span text:style-name="T1">простил грех ‎</text:span></text:span></text:p>
      <text:p><text:span text:style-name="Caption_20_characters"><text:span text:style-name="T1">شَاءَ </text:span></text:span><text:span text:style-name="Drop_20_Caps"><text:span text:style-name="T1">хотел, желал‎</text:span></text:span></text:p>
      <text:p><text:span text:style-name="Caption_20_characters"><text:span text:style-name="T1">لِمَنْ يَشَاءُ </text:span></text:span><text:span text:style-name="Drop_20_Caps"><text:span text:style-name="T1">кому пожела­ет‎</text:span></text:span></text:p>
      <text:p><text:span text:style-name="Caption_20_characters"><text:span text:style-name="T1">خَفِيَ </text:span></text:span><text:span text:style-name="Drop_20_Caps"><text:span text:style-name="T1">был неизвестным, тайным для кого-л.‎</text:span></text:span></text:p>
      <text:p><text:soft-page-break/><text:span text:style-name="Caption_20_characters"><text:span text:style-name="T1">يَخْفَى عَلَى كَثِيرٍ مِنَ النَّاسِ <text:s/></text:span></text:span><text:span text:style-name="Drop_20_Caps"><text:span text:style-name="T1">многим из людей не известно ‎</text:span></text:span></text:p>
      <text:p><text:span text:style-name="Caption_20_characters"><text:span text:style-name="T1">بَلْ </text:span></text:span><text:span text:style-name="Drop_20_Caps"><text:span text:style-name="T1">даже, более того‎</text:span></text:span></text:p>
      <text:p><text:span text:style-name="Caption_20_characters"><text:span text:style-name="T1">أَخْفَى مِنْ </text:span></text:span><text:span text:style-name="Drop_20_Caps"><text:span text:style-name="T1">более скры­тый, более тайный, незаметный‎</text:span></text:span></text:p>
      <text:p><text:span text:style-name="Caption_20_characters"><text:span text:style-name="T1">دَبَّ </text:span></text:span><text:span text:style-name="Drop_20_Caps"><text:span text:style-name="T1">ползал‎</text:span></text:span></text:p>
      <text:p><text:span text:style-name="Caption_20_characters"><text:span text:style-name="T1">أَخْفَى مِنْ دَبِيبِ النَّمْلِ </text:span></text:span><text:span text:style-name="Drop_20_Caps"><text:span text:style-name="T1">более скрытый, чем ползание муравья ‎</text:span></text:span></text:p>
      <text:p><text:span text:style-name="Caption_20_characters"><text:span text:style-name="T1">صَخْرَةٌ <text:s/></text:span></text:span><text:span text:style-name="Drop_20_Caps"><text:span text:style-name="T1">скала ‎</text:span></text:span></text:p>
      <text:p><text:span text:style-name="Caption_20_characters"><text:span text:style-name="T1">صَخْرَةٌ صَمَّاءُ </text:span></text:span><text:span text:style-name="Drop_20_Caps"><text:span text:style-name="T1">твердая, плотная скала‎</text:span></text:span></text:p>
      <text:p><text:span text:style-name="Caption_20_characters"><text:span text:style-name="T1">لَيْلَةٌ ظَلْمَاءُ </text:span></text:span><text:span text:style-name="Drop_20_Caps"><text:span text:style-name="T1">тёмная ночь‎</text:span></text:span></text:p>
      <text:p><text:span text:style-name="Caption_20_characters"><text:span text:style-name="T1">أَبْطَلَ </text:span></text:span><text:span text:style-name="Drop_20_Caps"><text:span text:style-name="T1">погубил, уничто­жил, сделал пустым, недействительным‎</text:span></text:span></text:p>
      <text:p><text:span text:style-name="Caption_20_characters"><text:span text:style-name="T1">الصَّالِحَاتُ </text:span></text:span><text:span text:style-name="Drop_20_Caps"><text:span text:style-name="T1">добрые дела, благодеяния‎</text:span></text:span></text:p>
      <text:p><text:span text:style-name="Caption_20_characters"><text:span text:style-name="T1">حَبِطَ </text:span></text:span><text:span text:style-name="Drop_20_Caps"><text:span text:style-name="T1">пропал, стал тщет­ным‎</text:span></text:span></text:p>
      <text:p><text:span text:style-name="Caption_20_characters"><text:span text:style-name="T1">لَئِنْ... </text:span></text:span><text:span text:style-name="Drop_20_Caps"><text:span text:style-name="T1">если вдруг, если же‎</text:span></text:span></text:p>
      <text:p><text:span text:style-name="Caption_20_characters"><text:span text:style-name="T1">لَئِنْ أَشْرَكْتَ لَيَحْبَطَنَّ عَمَلُكَ </text:span></text:span><text:span text:style-name="Drop_20_Caps"><text:span text:style-name="T1">если вдруг ты совершишь ширк, непременно пропадут твои деяния‎</text:span></text:span></text:p>
      <text:p><text:span text:style-name="Caption_20_characters"><text:span text:style-name="T1">َلاَقْتُلَنَّكَ </text:span></text:span><text:span text:style-name="Drop_20_Caps"><text:span text:style-name="T1">непременно, клянусь, я убью тебя‎</text:span></text:span></text:p>
      <text:p><text:span text:style-name="Caption_20_characters"><text:span text:style-name="T1">خَاسِرٌ </text:span></text:span><text:span text:style-name="Drop_20_Caps"><text:span text:style-name="T1">потерпевший убы­ток, проигравший, пропащий‎</text:span></text:span></text:p>
      <text:p><text:span text:style-name="Caption_20_characters"><text:span text:style-name="T1">أَحْبَطَ </text:span></text:span><text:span text:style-name="Drop_20_Caps"><text:span text:style-name="T1">погубил, прова­лил, сделал тщетным‎</text:span></text:span></text:p>
      <text:p><text:span text:style-name="Caption_20_characters"><text:span text:style-name="T1">تَابَ مِنْ ذَنْبِهِ </text:span></text:span><text:span text:style-name="Drop_20_Caps"><text:span text:style-name="T1">раскаял­ся о своем грехе ‎</text:span></text:span></text:p>
      <text:p><text:span text:style-name="Caption_20_characters"><text:span text:style-name="T1">صَرَفَ </text:span></text:span><text:span text:style-name="Drop_20_Caps"><text:span text:style-name="T1">тратил, расходо­вал, направил, обратил‎</text:span></text:span></text:p>
      <text:p><text:span text:style-name="Caption_20_characters"><text:span text:style-name="T1">صَرَفَ العِبَادَةَ لِغَيْرِ اللَّهِ </text:span></text:span><text:span text:style-name="Drop_20_Caps"><text:span text:style-name="T1">стал поклоняться другому, помимо Бога ‎</text:span></text:span></text:p>
      <text:p><text:span text:style-name="Caption_20_characters"><text:span text:style-name="T1">صَرَفَ المَالَ فِي وُجُوهِ الخَيْرِ </text:span></text:span><text:span text:style-name="Drop_20_Caps"><text:span text:style-name="T1">тратил деньги на благие стороны ‎</text:span></text:span></text:p>
      <text:p><text:span text:style-name="Caption_20_characters"><text:span text:style-name="T1">عَلَيْكَ أَنْ تَحْيَا حَيَاتَكَ عَلَى وَجْهٍ يُرْضِي اللَّهَ </text:span></text:span><text:span text:style-name="Drop_20_Caps"><text:span text:style-name="T1">угодным Богу образом (удовлетворяющим Бога)т ы должен прожить свою жизнь ‎</text:span></text:span></text:p>
      <text:p><text:span text:style-name="Caption_20_characters"><text:span text:style-name="T1">مَا حُكْمُهُ فِي الإِسْلاَمِ؟ </text:span></text:span><text:span text:style-name="Drop_20_Caps"><text:span text:style-name="T1">каково его положение в Исламе? какое решение ему выносит Ислам?‎</text:span></text:span></text:p>
      <text:p><text:span text:style-name="Caption_20_characters"><text:span text:style-name="T1">إِنَّ اللَّهَ لاَ يَغْفِرُ أَنْ يُشْرَكَ بِهِ </text:span></text:span><text:span text:style-name="Drop_20_Caps"><text:span text:style-name="T1">поистине, Бог не прощает, чтобы Ему придавали сотоварищей‎</text:span></text:span></text:p>
      <text:h text:outline-level="2"><text:span text:style-name="Drop_20_Caps"><text:span text:style-name="T1">Урок 120‎</text:span></text:span></text:h>
      <text:p><text:span text:style-name="Caption_20_characters"><text:span text:style-name="T1">دُعَاءٌ </text:span></text:span><text:span text:style-name="Drop_20_Caps"><text:span text:style-name="T1">мольба, зов, просьба, дуа‎</text:span></text:span></text:p>
      <text:p><text:span text:style-name="Caption_20_characters"><text:span text:style-name="T1">دَعَا اللَّهَ </text:span></text:span><text:span text:style-name="Drop_20_Caps"><text:span text:style-name="T1">взывал к Богу, просил Бога‎</text:span></text:span></text:p>
      <text:p><text:span text:style-name="Caption_20_characters"><text:span text:style-name="T1">أَثْقَلَ </text:span></text:span><text:span text:style-name="Drop_20_Caps"><text:span text:style-name="T1">тяготил, был тяже­лым‎</text:span></text:span></text:p>
      <text:p><text:span text:style-name="Caption_20_characters"><text:span text:style-name="T1">إِذَا أَثْقَلَكَ </text:span></text:span><text:span text:style-name="Drop_20_Caps"><text:span text:style-name="T1">если тебе будет тяжело‎</text:span></text:span></text:p>
      <text:p><text:span text:style-name="Caption_20_characters"><text:span text:style-name="T1">تَحْمِيلٌ <text:s/></text:span></text:span><text:span text:style-name="Drop_20_Caps"><text:span text:style-name="T1">погрузка‎</text:span></text:span></text:p>
      <text:p><text:span text:style-name="Caption_20_characters"><text:span text:style-name="T1">بِضَاعَةٌ <text:s/></text:span></text:span><text:span text:style-name="Drop_20_Caps"><text:span text:style-name="T1">товар ‎</text:span></text:span></text:p>
      <text:p><text:span text:style-name="Caption_20_characters"><text:span text:style-name="T1">رَاحِلَةٌ </text:span></text:span><text:span text:style-name="Drop_20_Caps"><text:span text:style-name="T1">вьючная или верхо­вая верблюдица‎</text:span></text:span></text:p>
      <text:p><text:span text:style-name="Caption_20_characters"><text:span text:style-name="T1">يَجُوزُ </text:span></text:span><text:span text:style-name="Drop_20_Caps"><text:span text:style-name="T1">можно, разрешает­ся, допускается‎</text:span></text:span></text:p>
      <text:p><text:span text:style-name="Caption_20_characters"><text:span text:style-name="T1">لاَ يَجُوزُ <text:s/></text:span></text:span><text:span text:style-name="Drop_20_Caps"><text:span text:style-name="T1">нельзя ‎</text:span></text:span></text:p>
      <text:p><text:span text:style-name="Caption_20_characters"><text:span text:style-name="T1">جَائِزٌ </text:span></text:span><text:span text:style-name="Drop_20_Caps"><text:span text:style-name="T1">разрешённый, допус­каемый, такой, что можно‎</text:span></text:span></text:p>
      <text:p><text:span text:style-name="Caption_20_characters"><text:span text:style-name="T1">غَيْرُ جَائِزٍ </text:span></text:span><text:span text:style-name="Drop_20_Caps"><text:span text:style-name="T1">неразрешён­ный, непозволительный‎</text:span></text:span></text:p>
      <text:p><text:span text:style-name="Caption_20_characters"><text:span text:style-name="T1">لاَ بَأْسَ بِهِ </text:span></text:span><text:span text:style-name="Drop_20_Caps"><text:span text:style-name="T1">неплохо, не мешает, не беда‎</text:span></text:span></text:p>
      <text:p><text:span text:style-name="Caption_20_characters"><text:span text:style-name="T1">شَبَّ </text:span></text:span><text:span text:style-name="Drop_20_Caps"><text:span text:style-name="T1">вспыхнул, разгорелся‎</text:span></text:span></text:p>
      <text:p><text:span text:style-name="Caption_20_characters"><text:span text:style-name="T1">حَرِيقٌ <text:s/></text:span></text:span><text:span text:style-name="Drop_20_Caps"><text:span text:style-name="T1">пожар ‎</text:span></text:span></text:p>
      <text:p><text:span text:style-name="Caption_20_characters"><text:span text:style-name="T1">إِصْطَبْلٌ </text:span></text:span><text:span text:style-name="Drop_20_Caps"><text:span text:style-name="T1">хлев‎</text:span></text:span></text:p>
      <text:p><text:span text:style-name="Caption_20_characters"><text:span text:style-name="T1">اِسْتَغَاثَ بِـ... </text:span></text:span><text:span text:style-name="Drop_20_Caps"><text:span text:style-name="T1">призвал на помощь‎</text:span></text:span></text:p>
      <text:p><text:span text:style-name="Caption_20_characters"><text:span text:style-name="T1">أَطْْفَأَ الحَرِيقَ </text:span></text:span><text:span text:style-name="Drop_20_Caps"><text:span text:style-name="T1">потушил пожар‎</text:span></text:span></text:p>
      <text:p><text:span text:style-name="Caption_20_characters"><text:span text:style-name="T1">فِرْقَةُ مَطَافِئَ </text:span></text:span><text:span text:style-name="Drop_20_Caps"><text:span text:style-name="T1">пожарная команда‎</text:span></text:span></text:p>
      <text:p><text:span text:style-name="Caption_20_characters"><text:span text:style-name="T1">مِضَخَّةٌ </text:span></text:span><text:span text:style-name="Drop_20_Caps"><text:span text:style-name="T1">насос‎</text:span></text:span></text:p>
      <text:p><text:span text:style-name="Caption_20_characters"><text:span text:style-name="T1">خُرْطُومٌ </text:span></text:span><text:span text:style-name="Drop_20_Caps"><text:span text:style-name="T1">шланг‎</text:span></text:span></text:p>
      <text:p><text:span text:style-name="Caption_20_characters"><text:span text:style-name="T1">خَرَاطِيمُ المَاءِ </text:span></text:span><text:span text:style-name="Drop_20_Caps"><text:span text:style-name="T1">водяные шланги‎</text:span></text:span></text:p>
      <text:p><text:span text:style-name="Caption_20_characters"><text:span text:style-name="T1">دَوَّارَةٌ </text:span></text:span><text:span text:style-name="Drop_20_Caps"><text:span text:style-name="T1">водоворот‎</text:span></text:span></text:p>
      <text:p><text:span text:style-name="Caption_20_characters"><text:span text:style-name="T1">لَمْ يَكُنْ يُحْسِنُ السِّبَاحَةَ <text:s/></text:span></text:span><text:span text:style-name="Drop_20_Caps"><text:span text:style-name="T1">он не умел плавать‎</text:span></text:span></text:p>
      <text:p><text:span text:style-name="Caption_20_characters"><text:span text:style-name="T1">أَلْقَى </text:span></text:span><text:span text:style-name="Drop_20_Caps"><text:span text:style-name="T1">бросил ‎</text:span></text:span></text:p>
      <text:p><text:span text:style-name="Caption_20_characters"><text:span text:style-name="T1">تَعَلَّقَ بِـ... </text:span></text:span><text:span text:style-name="Drop_20_Caps"><text:span text:style-name="T1">зацепился за что‎</text:span></text:span></text:p>
      <text:p><text:span text:style-name="Caption_20_characters"><text:span text:style-name="T1">أَشْرَفَ عَلَى... <text:s/></text:span></text:span><text:span text:style-name="Drop_20_Caps"><text:span text:style-name="T1">был бли­зок к чему, был накануне чего-л.‎</text:span></text:span></text:p>
      <text:p><text:span text:style-name="Caption_20_characters"><text:span text:style-name="T1">أَشْرَفَ عَلَى الغَرَقِ </text:span></text:span><text:span text:style-name="Drop_20_Caps"><text:span text:style-name="T1">вот-вот тонул ‎</text:span></text:span></text:p>
      <text:p><text:span text:style-name="Caption_20_characters"><text:span text:style-name="T1">غَرِقَ </text:span></text:span><text:span text:style-name="Drop_20_Caps"><text:span text:style-name="T1">потонул‎</text:span></text:span></text:p>
      <text:p><text:span text:style-name="Caption_20_characters"><text:span text:style-name="T1">نَجَا </text:span></text:span><text:span text:style-name="Drop_20_Caps"><text:span text:style-name="T1">спасся, избавился ‎</text:span></text:span></text:p>
      <text:p><text:span text:style-name="Caption_20_characters"><text:span text:style-name="T1">دَيْنٌ </text:span></text:span><text:span text:style-name="Drop_20_Caps"><text:span text:style-name="T1">долг, задолженность ‎</text:span></text:span></text:p>
      <text:p><text:span text:style-name="Caption_20_characters"><text:span text:style-name="T1">حَلَّ أَجَلُهُ <text:s/></text:span></text:span><text:span text:style-name="Drop_20_Caps"><text:span text:style-name="T1">наступил его срок‎</text:span></text:span></text:p>
      <text:p><text:span text:style-name="Caption_20_characters"><text:span text:style-name="T1">قَضَى دَيْنَهُ </text:span></text:span><text:span text:style-name="Drop_20_Caps"><text:span text:style-name="T1">уплатил свой долг‎</text:span></text:span></text:p>
      <text:p><text:span text:style-name="Caption_20_characters"><text:span text:style-name="T1">اِسْتَعَانَ بِـ... </text:span></text:span><text:span text:style-name="Drop_20_Caps"><text:span text:style-name="T1">просил по­мочь, обратился за помощью‎</text:span></text:span></text:p>
      <text:p><text:span text:style-name="Caption_20_characters"><text:span text:style-name="T1">لاَ مَانِعَ مِنْهُ عَادَةً </text:span></text:span><text:span text:style-name="Drop_20_Caps"><text:span text:style-name="T1">это можно, возражений нет ‎</text:span></text:span></text:p>
      <text:p><text:span text:style-name="Caption_20_characters"><text:span text:style-name="T1">عَادَةً </text:span></text:span><text:span text:style-name="Drop_20_Caps"><text:span text:style-name="T1">обычно, обыкновен­но‎</text:span></text:span></text:p>
      <text:p><text:span text:style-name="Caption_20_characters"><text:span text:style-name="T1">نَقَضَ </text:span></text:span><text:span text:style-name="Drop_20_Caps"><text:span text:style-name="T1">нарушил, разрушил, сделал недействительным‎</text:span></text:span></text:p>
      <text:p><text:span text:style-name="Caption_20_characters"><text:span text:style-name="T1">تَوْحِيدَهُ </text:span></text:span><text:span text:style-name="Drop_20_Caps"><text:span text:style-name="T1">разрушил своё единобожие‎</text:span></text:span></text:p>
      <text:p><text:span text:style-name="Caption_20_characters"><text:span text:style-name="T1">وَ العِيَاذُ بِاللَّهِ </text:span></text:span><text:span text:style-name="Drop_20_Caps"><text:span text:style-name="T1">Боже упа­си! Боже сохрани! не дай Бог!‎</text:span></text:span></text:p>
      <text:p><text:span text:style-name="Caption_20_characters"><text:span text:style-name="T1">سَيَأْتِي <text:s/></text:span></text:span><text:span text:style-name="Drop_20_Caps"><text:span text:style-name="T1">ниже следует, бу­дет приведен‎</text:span></text:span></text:p>
      <text:p><text:span text:style-name="Caption_20_characters"><text:span text:style-name="T1">مِثَالٌ </text:span></text:span><text:span text:style-name="Drop_20_Caps"><text:span text:style-name="T1">пример‎</text:span></text:span></text:p>
      <text:h text:outline-level="2"><text:span text:style-name="Drop_20_Caps"><text:span text:style-name="T1">Урок 121‎</text:span></text:span></text:h>
      <text:p><text:span text:style-name="Caption_20_characters"><text:span text:style-name="T1">أَغَاثَ </text:span></text:span><text:span text:style-name="Drop_20_Caps"><text:span text:style-name="T1">помог, выручил, спас‎</text:span></text:span></text:p>
      <text:p><text:span text:style-name="Caption_20_characters"><text:span text:style-name="T1">أَغِثْنِي </text:span></text:span><text:span text:style-name="Drop_20_Caps"><text:span text:style-name="T1">выручай меня‎</text:span></text:span></text:p>
      <text:p><text:span text:style-name="Caption_20_characters"><text:span text:style-name="T1">كَشَفَ البَلاَءَ </text:span></text:span><text:span text:style-name="Drop_20_Caps"><text:span text:style-name="T1">удалил беду, отстранил беду‎</text:span></text:span></text:p>
      <text:p><text:span text:style-name="Caption_20_characters"><text:span text:style-name="T1">كَشَفَ الغَمَّ </text:span></text:span><text:span text:style-name="Drop_20_Caps"><text:span text:style-name="T1">удалил, раз­веял печаль‎</text:span></text:span></text:p>
      <text:p><text:soft-page-break/><text:span text:style-name="Caption_20_characters"><text:span text:style-name="T1">بَلاَءٌ </text:span></text:span><text:span text:style-name="Drop_20_Caps"><text:span text:style-name="T1">беда, несчастье‎</text:span></text:span></text:p>
      <text:p><text:span text:style-name="Caption_20_characters"><text:span text:style-name="T1">نَزَلَ بِهِ البَلاَءُ </text:span></text:span><text:span text:style-name="Drop_20_Caps"><text:span text:style-name="T1">его постигло несчастье, с ним случалась беда‎</text:span></text:span></text:p>
      <text:p><text:span text:style-name="Caption_20_characters"><text:span text:style-name="T1">شَفَى <text:s/></text:span></text:span><text:span text:style-name="Drop_20_Caps"><text:span text:style-name="T1">вылечил ‎</text:span></text:span></text:p>
      <text:p><text:span text:style-name="Caption_20_characters"><text:span text:style-name="T1">كَثُرَ </text:span></text:span><text:span text:style-name="Drop_20_Caps"><text:span text:style-name="T1">умножился, размно­жился, стало много‎</text:span></text:span></text:p>
      <text:p><text:span text:style-name="Caption_20_characters"><text:span text:style-name="T1">إِيمَانٌ </text:span></text:span><text:span text:style-name="Drop_20_Caps"><text:span text:style-name="T1">вера, уверование‎</text:span></text:span></text:p>
      <text:p><text:span text:style-name="Caption_20_characters"><text:span text:style-name="T1">عِنْدَ... </text:span></text:span><text:span text:style-name="Drop_20_Caps"><text:span text:style-name="T1">при, во время‎</text:span></text:span></text:p>
      <text:p><text:span text:style-name="Caption_20_characters"><text:span text:style-name="T1">عِنْدَ المَوْتِ </text:span></text:span><text:span text:style-name="Drop_20_Caps"><text:span text:style-name="T1">при смерти‎</text:span></text:span></text:p>
      <text:p><text:span text:style-name="Caption_20_characters"><text:span text:style-name="T1">قَرَّبَ </text:span></text:span><text:span text:style-name="Drop_20_Caps"><text:span text:style-name="T1">приблизил, сблизил‎</text:span></text:span></text:p>
      <text:p><text:span text:style-name="Caption_20_characters"><text:span text:style-name="T1">مُقَرَّبٌ </text:span></text:span><text:span text:style-name="Drop_20_Caps"><text:span text:style-name="T1">приближённый‎</text:span></text:span></text:p>
      <text:p><text:span text:style-name="Caption_20_characters"><text:span text:style-name="T1">مُذْنِبٌ </text:span></text:span><text:span text:style-name="Drop_20_Caps"><text:span text:style-name="T1">грешный‎</text:span></text:span></text:p>
      <text:p><text:span text:style-name="Caption_20_characters"><text:span text:style-name="T1">نَقِيٌّ <text:s/></text:span></text:span><text:span text:style-name="Drop_20_Caps"><text:span text:style-name="T1">чистый‎</text:span></text:span></text:p>
      <text:p><text:span text:style-name="Caption_20_characters"><text:span text:style-name="T1">شَفَعَ </text:span></text:span><text:span text:style-name="Drop_20_Caps"><text:span text:style-name="T1">ходатайствовал за кого-л.‎</text:span></text:span></text:p>
      <text:p><text:span text:style-name="Caption_20_characters"><text:span text:style-name="T1">شَفَعَ عِنْدَ اللَّهِ </text:span></text:span><text:span text:style-name="Drop_20_Caps"><text:span text:style-name="T1">засту­пился перед Богом‎</text:span></text:span></text:p>
      <text:p><text:span text:style-name="Caption_20_characters"><text:span text:style-name="T1">نَحْوُ ذَلِكَ </text:span></text:span><text:span text:style-name="Drop_20_Caps"><text:span text:style-name="T1">тому подобное‎</text:span></text:span></text:p>
      <text:p><text:span text:style-name="Caption_20_characters"><text:span text:style-name="T1">مَلَكٌ <text:s/></text:span></text:span><text:span text:style-name="Drop_20_Caps"><text:span text:style-name="T1">ангел ‎</text:span></text:span></text:p>
      <text:p><text:span text:style-name="Caption_20_characters"><text:span text:style-name="T1">شَيْخٌ </text:span></text:span><text:span text:style-name="Drop_20_Caps"><text:span text:style-name="T1">шейх, глава суфий­ского ордена‎</text:span></text:span></text:p>
      <text:p><text:span text:style-name="Caption_20_characters"><text:span text:style-name="T1">أُسْتَاذٌ </text:span></text:span><text:span text:style-name="Drop_20_Caps"><text:span text:style-name="T1">учитель, настав­ник; шейх, суфийский глава‎</text:span></text:span></text:p>
      <text:p><text:span text:style-name="Caption_20_characters"><text:span text:style-name="T1">قَبْرٌ </text:span></text:span><text:span text:style-name="Drop_20_Caps"><text:span text:style-name="T1">могила‎</text:span></text:span></text:p>
      <text:p><text:span text:style-name="Caption_20_characters"><text:span text:style-name="T1">مِنْ دُونِ اللَّهِ </text:span></text:span><text:span text:style-name="Drop_20_Caps"><text:span text:style-name="T1">помимо Бога, кроме Бога‎</text:span></text:span></text:p>
      <text:p><text:span text:style-name="Caption_20_characters"><text:span text:style-name="T1">إِيَّاكَ نَعْبُدُ وَ إِيَّاكَ نَسْتَعِينُ </text:span></text:span><text:span text:style-name="Drop_20_Caps"><text:span text:style-name="T1">Тебе только мы поклоняемся, и у Тебя только просим помощи‎</text:span></text:span></text:p>
      <text:p><text:span text:style-name="Caption_20_characters"><text:span text:style-name="T1">اِسْتَجَابَ </text:span></text:span><text:span text:style-name="Drop_20_Caps"><text:span text:style-name="T1">внял (мольбе), ответил (на зов)‎</text:span></text:span></text:p>
      <text:p><text:span text:style-name="Caption_20_characters"><text:span text:style-name="T1">اِسْتَجَابَ اللَّهُ دُعَاءَهُ </text:span></text:span><text:span text:style-name="Drop_20_Caps"><text:span text:style-name="T1">Бог ответил на его зов ‎</text:span></text:span></text:p>
      <text:p><text:span text:style-name="Caption_20_characters"><text:span text:style-name="T1">إِذًا </text:span></text:span><text:span text:style-name="Drop_20_Caps"><text:span text:style-name="T1">тогда, если так‎</text:span></text:span></text:p>
      <text:p><text:span text:style-name="Caption_20_characters"><text:span text:style-name="T1">ظَالِمٌ </text:span></text:span><text:span text:style-name="Drop_20_Caps"><text:span text:style-name="T1">неправедный, нече­стивый, несправедливый‎</text:span></text:span></text:p>
      <text:p><text:span text:style-name="Caption_20_characters"><text:span text:style-name="T1">إِنَّمَا </text:span></text:span><text:span text:style-name="Drop_20_Caps"><text:span text:style-name="T1">только‎</text:span></text:span></text:p>
      <text:p><text:span text:style-name="Caption_20_characters"><text:span text:style-name="T1">إِنَّمَا أَدْعُو رَبِّي </text:span></text:span><text:span text:style-name="Drop_20_Caps"><text:span text:style-name="T1">я взы­ваю только к своему Господу‎</text:span></text:span></text:p>
      <text:p><text:span text:style-name="Caption_20_characters"><text:span text:style-name="T1">إِنَّمَا أَنَا بَشَرٌ </text:span></text:span><text:span text:style-name="Drop_20_Caps"><text:span text:style-name="T1">я только че­ловек, я никто иной как человек‎</text:span></text:span></text:p>
      <text:p><text:span text:style-name="Caption_20_characters"><text:span text:style-name="T1">لاَ إِلَهَ إِلاَّ اللَّهِ </text:span></text:span><text:span text:style-name="Drop_20_Caps"><text:span text:style-name="T1">нет боже­ства, кроме Бога‎</text:span></text:span></text:p>
      <text:h text:outline-level="2"><text:span text:style-name="Drop_20_Caps"><text:span text:style-name="T1">Урок 122‎</text:span></text:span></text:h>
      <text:p><text:span text:style-name="Caption_20_characters"><text:span text:style-name="T1">اِتَّخَذَ </text:span></text:span><text:span text:style-name="Drop_20_Caps"><text:span text:style-name="T1">сделал себе, взял себе, имел, заимел‎</text:span></text:span></text:p>
      <text:p><text:span text:style-name="Caption_20_characters"><text:span text:style-name="T1">اِتَّخَذَ شَيْخًا </text:span></text:span><text:span text:style-name="Drop_20_Caps"><text:span text:style-name="T1">заимел шей­ха‎</text:span></text:span></text:p>
      <text:p><text:span text:style-name="Caption_20_characters"><text:span text:style-name="T1">صُوفِيٌّ </text:span></text:span><text:span text:style-name="Drop_20_Caps"><text:span text:style-name="T1">суфий, суфийский‎</text:span></text:span></text:p>
      <text:p><text:span text:style-name="Caption_20_characters"><text:span text:style-name="T1">وَاسِطَةٌ <text:s/></text:span></text:span><text:span text:style-name="Drop_20_Caps"><text:span text:style-name="T1">посредник ‎</text:span></text:span></text:p>
      <text:p><text:span text:style-name="Caption_20_characters"><text:span text:style-name="T1">تَرَكَهُ وَرَاءَ ظَهْرِهِ </text:span></text:span><text:span text:style-name="Drop_20_Caps"><text:span text:style-name="T1">оста­вил за спиной, без внимания‎</text:span></text:span></text:p>
      <text:p><text:span text:style-name="Caption_20_characters"><text:span text:style-name="T1">اِحْتَكَمَ إِلَى... </text:span></text:span><text:span text:style-name="Drop_20_Caps"><text:span text:style-name="T1">обратился (как к судье) для решеия вопроса ‎</text:span></text:span></text:p>
      <text:p><text:span text:style-name="Caption_20_characters"><text:span text:style-name="T1">عَمِلَ بِقَوْلِهِ </text:span></text:span><text:span text:style-name="Drop_20_Caps"><text:span text:style-name="T1">действовал по его словам, согласно его словам‎</text:span></text:span></text:p>
      <text:p><text:span text:style-name="Caption_20_characters"><text:span text:style-name="T1">وَافَقَ </text:span></text:span><text:span text:style-name="Drop_20_Caps"><text:span text:style-name="T1">соответствовал, сов­пал‎</text:span></text:span></text:p>
      <text:p><text:span text:style-name="Caption_20_characters"><text:span text:style-name="T1">الكِتَابُ وَ السُّنَّةُ </text:span></text:span><text:span text:style-name="Drop_20_Caps"><text:span text:style-name="T1">Китаб и Сунна, Коран и Хадисы‎</text:span></text:span></text:p>
      <text:p><text:span text:style-name="Caption_20_characters"><text:span text:style-name="T1">نُورٌ </text:span></text:span><text:span text:style-name="Drop_20_Caps"><text:span text:style-name="T1">свет‎</text:span></text:span></text:p>
      <text:p><text:span text:style-name="Caption_20_characters"><text:span text:style-name="T1">عِلْمٌ لَدُنِيٌّ <text:s/></text:span></text:span><text:span text:style-name="Drop_20_Caps"><text:span text:style-name="T1">мистическое знание ‎</text:span></text:span></text:p>
      <text:p><text:span text:style-name="Caption_20_characters"><text:span text:style-name="T1">عِلْمٌ بَاطِنِيٌّ </text:span></text:span><text:span text:style-name="Drop_20_Caps"><text:span text:style-name="T1">таинствен­ное, сокровенное знание‎</text:span></text:span></text:p>
      <text:p><text:span text:style-name="Caption_20_characters"><text:span text:style-name="T1">يَزْعُمُ </text:span></text:span><text:span text:style-name="Drop_20_Caps"><text:span text:style-name="T1">он утверждает, гово­рит (что-то недостоверное, сомнительное)‎</text:span></text:span></text:p>
      <text:p><text:span text:style-name="Caption_20_characters"><text:span text:style-name="T1">كَمَا يَزْعُمُ <text:s/></text:span></text:span><text:span text:style-name="Drop_20_Caps"><text:span text:style-name="T1">он также утверждает ‎</text:span></text:span></text:p>
      <text:p><text:span text:style-name="Caption_20_characters"><text:span text:style-name="T1">كَمَا يَقُولُ <text:s/></text:span></text:span><text:span text:style-name="Drop_20_Caps"><text:span text:style-name="T1">он также го­ворит ‎</text:span></text:span></text:p>
      <text:p><text:span text:style-name="Caption_20_characters"><text:span text:style-name="T1">أُمُورُ الدِّينِ </text:span></text:span><text:span text:style-name="Drop_20_Caps"><text:span text:style-name="T1">вопросы ре­лигии‎</text:span></text:span></text:p>
      <text:p><text:span text:style-name="Caption_20_characters"><text:span text:style-name="T1">بَاطِلٌ </text:span></text:span><text:span text:style-name="Drop_20_Caps"><text:span text:style-name="T1">ложный, невер- ный; ложь, неправда‎</text:span></text:span></text:p>
      <text:p><text:span text:style-name="Caption_20_characters"><text:span text:style-name="T1">عَبَأَ </text:span></text:span><text:span text:style-name="Drop_20_Caps"><text:span text:style-name="T1">придал значение, обра­тил внимание‎</text:span></text:span></text:p>
      <text:p><text:span text:style-name="Caption_20_characters"><text:span text:style-name="T1">لاَ نَعْبَأُ بِهِ </text:span></text:span><text:span text:style-name="Drop_20_Caps"><text:span text:style-name="T1">мы не обраща­ем на него внимания‎</text:span></text:span></text:p>
      <text:p><text:span text:style-name="Caption_20_characters"><text:span text:style-name="T1">رَدَّ عَلَيْهِ قَوْلَهُ </text:span></text:span><text:span text:style-name="Drop_20_Caps"><text:span text:style-name="T1">отверг, не принял его слова‎</text:span></text:span></text:p>
      <text:p><text:span text:style-name="Caption_20_characters"><text:span text:style-name="T1">صَاحِبٌ </text:span></text:span><text:span text:style-name="Drop_20_Caps"><text:span text:style-name="T1">хозяин, владелец‎</text:span></text:span></text:p>
      <text:p><text:span text:style-name="Caption_20_characters"><text:span text:style-name="T1">وَلِيٌّ </text:span></text:span><text:span text:style-name="Drop_20_Caps"><text:span text:style-name="T1">вали, угодник, при­ближённый к Богу человек‎</text:span></text:span></text:p>
      <text:p><text:span text:style-name="Caption_20_characters"><text:span text:style-name="T1">دُونَ نِزَاعٍ </text:span></text:span><text:span text:style-name="Drop_20_Caps"><text:span text:style-name="T1">бесспорно‎</text:span></text:span></text:p>
      <text:p><text:span text:style-name="Caption_20_characters"><text:span text:style-name="T1">مُطَهَّرٌ </text:span></text:span><text:span text:style-name="Drop_20_Caps"><text:span text:style-name="T1">очищенный‎</text:span></text:span></text:p>
      <text:p><text:span text:style-name="Caption_20_characters"><text:span text:style-name="T1">صِلَةٌ </text:span></text:span><text:span text:style-name="Drop_20_Caps"><text:span text:style-name="T1">связь‎</text:span></text:span></text:p>
      <text:p><text:span text:style-name="Caption_20_characters"><text:span text:style-name="T1">لَهُ صِلَةٌ </text:span></text:span><text:span text:style-name="Drop_20_Caps"><text:span text:style-name="T1">он имеет связь‎</text:span></text:span></text:p>
      <text:p><text:span text:style-name="Caption_20_characters"><text:span text:style-name="T1">اَلْمَلَأُ الأَعْلَى </text:span></text:span><text:span text:style-name="Drop_20_Caps"><text:span text:style-name="T1">общество ангелов, верховное общество‎</text:span></text:span></text:p>
      <text:p><text:span text:style-name="Caption_20_characters"><text:span text:style-name="T1">اِطَّلَعَ عَلَى... </text:span></text:span><text:span text:style-name="Drop_20_Caps"><text:span text:style-name="T1">ознакомил­ся, осведомился с чем-л., взглянул на что-л.‎</text:span></text:span></text:p>
      <text:p><text:span text:style-name="Caption_20_characters"><text:span text:style-name="T1">اللَّوْحُ المَحْفُوظُ </text:span></text:span><text:span text:style-name="Drop_20_Caps"><text:span text:style-name="T1">храни­мая доска (где записано всё Божье предопределение)‎</text:span></text:span></text:p>
      <text:p><text:span text:style-name="Caption_20_characters"><text:span text:style-name="T1">أَخَذَ بِيَدِهِ </text:span></text:span><text:span text:style-name="Drop_20_Caps"><text:span text:style-name="T1">взял кого-л. за руку‎</text:span></text:span></text:p>
      <text:p><text:span text:style-name="Caption_20_characters"><text:span text:style-name="T1">غَيْبِيٌّ </text:span></text:span><text:span text:style-name="Drop_20_Caps"><text:span text:style-name="T1">сокровенный, та­инственный, скрытый‎</text:span></text:span></text:p>
      <text:p><text:span text:style-name="Caption_20_characters"><text:span text:style-name="T1">نَجِسٌ </text:span></text:span><text:span text:style-name="Drop_20_Caps"><text:span text:style-name="T1">грязный, нечистый‎</text:span></text:span></text:p>
      <text:p><text:span text:style-name="Caption_20_characters"><text:span text:style-name="T1">مَلِكٌ </text:span></text:span><text:span text:style-name="Drop_20_Caps"><text:span text:style-name="T1">король, царь‎</text:span></text:span></text:p>
      <text:p><text:span text:style-name="Caption_20_characters"><text:span text:style-name="T1">عَامَّةٌ </text:span></text:span><text:span text:style-name="Drop_20_Caps"><text:span text:style-name="T1">простой народ, мас­са‎</text:span></text:span></text:p>
      <text:p><text:span text:style-name="Caption_20_characters"><text:span text:style-name="T1">تَقَرَّبَ إِلَى... </text:span></text:span><text:span text:style-name="Drop_20_Caps"><text:span text:style-name="T1">сблизился, искал близости с кем‎</text:span></text:span></text:p>
      <text:p><text:span text:style-name="Caption_20_characters"><text:span text:style-name="T1">تَبْلِيغٌ </text:span></text:span><text:span text:style-name="Drop_20_Caps"><text:span text:style-name="T1">доведение, сообще­ние, передача‎</text:span></text:span></text:p>
      <text:p><text:span text:style-name="Caption_20_characters"><text:span text:style-name="T1">حَاشِيَةٌ </text:span></text:span><text:span text:style-name="Drop_20_Caps"><text:span text:style-name="T1">свита, челядь, при­ближённые‎</text:span></text:span></text:p>
      <text:p><text:span text:style-name="Caption_20_characters"><text:span text:style-name="T1">شَرِيعَةٌ </text:span></text:span><text:span text:style-name="Drop_20_Caps"><text:span text:style-name="T1">шариат, божий за­кон ‎</text:span></text:span></text:p>
      <text:p><text:span text:style-name="Caption_20_characters"><text:span text:style-name="T1">اللَّهُ عَزَّ وَ جَلَّ </text:span></text:span><text:span text:style-name="Drop_20_Caps"><text:span text:style-name="T1">Бог, Мо­гущественный, Величественный‎</text:span></text:span></text:p>
      <text:p><text:span text:style-name="Caption_20_characters"><text:span text:style-name="T1">إِنَّا لِلَّهِ وَ إِنَّا إِلَيْهِ رَاجِعُونَ! </text:span></text:span><text:span text:style-name="Drop_20_Caps"><text:span text:style-name="T1">поистине, мы принадлежим Богу и мы к Нему возвращаемся‎</text:span></text:span></text:p>
      <text:p><text:span text:style-name="Caption_20_characters"><text:span text:style-name="T1">أَعَاذَنَا اللَّهُ </text:span></text:span><text:span text:style-name="Drop_20_Caps"><text:span text:style-name="T1">Да сохранит Бог нас! Боже упаси!‎</text:span></text:span></text:p>
      <text:p><text:span text:style-name="Caption_20_characters"><text:span text:style-name="T1">خَالَفَ </text:span></text:span><text:span text:style-name="Drop_20_Caps"><text:span text:style-name="T1">противоречил, не соответствовал‎</text:span></text:span></text:p>
      <text:h text:outline-level="2"><text:span text:style-name="Drop_20_Caps"><text:span text:style-name="T1">УРОК 123‎</text:span></text:span></text:h>
      <text:p><text:span text:style-name="Caption_20_characters"><text:span text:style-name="T1">لَيْسَ كَمِثْلِهِ شَيْءٌ <text:s/></text:span></text:span><text:span text:style-name="Drop_20_Caps"><text:span text:style-name="T1">нет ничего подобного Ему ‎</text:span></text:span></text:p>
      <text:p><text:span text:style-name="Caption_20_characters"><text:span text:style-name="T1">رَجَا </text:span></text:span><text:span text:style-name="Drop_20_Caps"><text:span text:style-name="T1">надеялся‎</text:span></text:span></text:p>
      <text:p><text:span text:style-name="Caption_20_characters"><text:span text:style-name="T1">تَوَكَّلَ عَلَى... </text:span></text:span><text:span text:style-name="Drop_20_Caps"><text:span text:style-name="T1">уповал, рассчитывал‎</text:span></text:span></text:p>
      <text:p><text:span text:style-name="Caption_20_characters"><text:span text:style-name="T1">إِنَّهُ لَيَقُولُ </text:span></text:span><text:span text:style-name="Drop_20_Caps"><text:span text:style-name="T1">поистине, он говорит, он же говорит‎</text:span></text:span></text:p>
      <text:p><text:soft-page-break/><text:span text:style-name="Caption_20_characters"><text:span text:style-name="T1">عَابِدٌ </text:span></text:span><text:span text:style-name="Drop_20_Caps"><text:span text:style-name="T1">поклоняющийся, поклонник‎</text:span></text:span></text:p>
      <text:p><text:span text:style-name="Caption_20_characters"><text:span text:style-name="T1">فِي القَدِيمِ </text:span></text:span><text:span text:style-name="Drop_20_Caps"><text:span text:style-name="T1">раньше, в ста­рину‎</text:span></text:span></text:p>
      <text:p><text:span text:style-name="Caption_20_characters"><text:span text:style-name="T1">وَثَنٌ </text:span></text:span><text:span text:style-name="Drop_20_Caps"><text:span text:style-name="T1">идол‎</text:span></text:span></text:p>
      <text:p><text:span text:style-name="Caption_20_characters"><text:span text:style-name="T1">عُبَّادُ الأَوْثَانِ </text:span></text:span><text:span text:style-name="Drop_20_Caps"><text:span text:style-name="T1">идоло­поклонники‎</text:span></text:span></text:p>
      <text:p><text:span text:style-name="Caption_20_characters"><text:span text:style-name="T1">سَوَاءً </text:span></text:span><text:span text:style-name="Drop_20_Caps"><text:span text:style-name="T1">совершенно одина­ково‎</text:span></text:span></text:p>
      <text:p><text:span text:style-name="Caption_20_characters"><text:span text:style-name="T1">شَفِيعٌ </text:span></text:span><text:span text:style-name="Drop_20_Caps"><text:span text:style-name="T1">заступник, ходатай‎</text:span></text:span></text:p>
      <text:p><text:span text:style-name="Caption_20_characters"><text:span text:style-name="T1">زُلْفَى </text:span></text:span><text:span text:style-name="Drop_20_Caps"><text:span text:style-name="T1">приближение‎</text:span></text:span></text:p>
      <text:p><text:span text:style-name="Caption_20_characters"><text:span text:style-name="T1">شَبَّهَ بِـ... </text:span></text:span><text:span text:style-name="Drop_20_Caps"><text:span text:style-name="T1">уподобил чему-л.‎</text:span></text:span></text:p>
      <text:p><text:span text:style-name="Caption_20_characters"><text:span text:style-name="T1">ضَرَبَ مَثَلاً </text:span></text:span><text:span text:style-name="Drop_20_Caps"><text:span text:style-name="T1">привел при­мер, притчу‎</text:span></text:span></text:p>
      <text:p><text:span text:style-name="Caption_20_characters"><text:span text:style-name="T1">مَا أَبْعَدَهُ عَنِ الحَقِّ </text:span></text:span><text:span text:style-name="Drop_20_Caps"><text:span text:style-name="T1">как он далёк от истины!‎</text:span></text:span></text:p>
      <text:p><text:span text:style-name="Caption_20_characters"><text:span text:style-name="T1">أَبْلَغَ </text:span></text:span><text:span text:style-name="Drop_20_Caps"><text:span text:style-name="T1">сообщил, доложил, передал‎</text:span></text:span></text:p>
      <text:p><text:span text:style-name="Caption_20_characters"><text:span text:style-name="T1">رَعِيَّةٌ </text:span></text:span><text:span text:style-name="Drop_20_Caps"><text:span text:style-name="T1">подданные, гражда­не‎</text:span></text:span></text:p>
      <text:p><text:span text:style-name="Caption_20_characters"><text:span text:style-name="T1">مَحْجُوبٌ عَنْ... </text:span></text:span><text:span text:style-name="Drop_20_Caps"><text:span text:style-name="T1">закры­тый, отделенный от кого-либо‎</text:span></text:span></text:p>
      <text:p><text:span text:style-name="Caption_20_characters"><text:span text:style-name="T1">قَصْرٌ </text:span></text:span><text:span text:style-name="Drop_20_Caps"><text:span text:style-name="T1">дворец‎</text:span></text:span></text:p>
      <text:p><text:span text:style-name="Caption_20_characters"><text:span text:style-name="T1">يُجِيبُ دَعْوَةَ الدَّاعِ </text:span></text:span><text:span text:style-name="Drop_20_Caps"><text:span text:style-name="T1">от­вечает на зов зовущего ‎</text:span></text:span></text:p>
      <text:p><text:span text:style-name="Caption_20_characters"><text:span text:style-name="T1">حَبْلُ الوَرِيد </text:span></text:span><text:span text:style-name="Drop_20_Caps"><text:span text:style-name="T1">шейная ар­терия‎</text:span></text:span></text:p>
      <text:p><text:span text:style-name="Caption_20_characters"><text:span text:style-name="T1">تَأْيِيدٌ </text:span></text:span><text:span text:style-name="Drop_20_Caps"><text:span text:style-name="T1">поддержка, под­крепление‎</text:span></text:span></text:p>
      <text:p><text:span text:style-name="Caption_20_characters"><text:span text:style-name="T1">غَنِيٌّ عن... </text:span></text:span><text:span text:style-name="Drop_20_Caps"><text:span text:style-name="T1">не нуждаю­щийся в чём-л., в ком- л.‎</text:span></text:span></text:p>
      <text:p><text:span text:style-name="Caption_20_characters"><text:span text:style-name="T1">تَعَالَى اللَّهُ عَنْ ذَلِكَ عُلُوًّا كَبِيرًا </text:span></text:span><text:span text:style-name="Drop_20_Caps"><text:span text:style-name="T1">Бог превыше того, далёк от того на большую высоту‎</text:span></text:span></text:p>
      <text:p><text:span text:style-name="Caption_20_characters"><text:span text:style-name="T1">كُنْ عَلَى حَذَرٍ </text:span></text:span><text:span text:style-name="Drop_20_Caps"><text:span text:style-name="T1">будь осторожен‎</text:span></text:span></text:p>
      <text:p><text:span text:style-name="Caption_20_characters"><text:span text:style-name="T1">اِنْخَدَعَ </text:span></text:span><text:span text:style-name="Drop_20_Caps"><text:span text:style-name="T1">обманулся‎</text:span></text:span></text:p>
      <text:p><text:span text:style-name="Caption_20_characters"><text:span text:style-name="T1">اِهْتَدَى </text:span></text:span><text:span text:style-name="Drop_20_Caps"><text:span text:style-name="T1">стал, попал на вер­ный путь‎</text:span></text:span></text:p>
      <text:h text:outline-level="2"><text:span text:style-name="Drop_20_Caps"><text:span text:style-name="T1">Урок 124‎</text:span></text:span></text:h>
      <text:p><text:span text:style-name="Caption_20_characters"><text:span text:style-name="T1">قُبُورِيٌّ </text:span></text:span><text:span text:style-name="Drop_20_Caps"><text:span text:style-name="T1">могилопоклон­ник, почитающий могилу клоняющийся могилам‎</text:span></text:span></text:p>
      <text:p><text:span text:style-name="Caption_20_characters"><text:span text:style-name="T1">مُعْظَمُ... </text:span></text:span><text:span text:style-name="Drop_20_Caps"><text:span text:style-name="T1">большая часть, основная часть чего-либо‎</text:span></text:span></text:p>
      <text:p><text:span text:style-name="Caption_20_characters"><text:span text:style-name="T1">صَرَفَ مُعْظَمَ هَمِّهِ </text:span></text:span><text:span text:style-name="Drop_20_Caps"><text:span text:style-name="T1">основную свою заботу направил‎</text:span></text:span></text:p>
      <text:p><text:span text:style-name="Caption_20_characters"><text:span text:style-name="T1">مَيِّتٌ </text:span></text:span><text:span text:style-name="Drop_20_Caps"><text:span text:style-name="T1">мёртвый, покойник ‎</text:span></text:span></text:p>
      <text:p><text:span text:style-name="Caption_20_characters"><text:span text:style-name="T1">ظَنًّا مِنْهُ </text:span></text:span><text:span text:style-name="Drop_20_Caps"><text:span text:style-name="T1">думая, что... ‎</text:span></text:span></text:p>
      <text:p><text:span text:style-name="Caption_20_characters"><text:span text:style-name="T1">أَنْفَقَ </text:span></text:span><text:span text:style-name="Drop_20_Caps"><text:span text:style-name="T1">расходовал, тратил ‎</text:span></text:span></text:p>
      <text:p><text:span text:style-name="Caption_20_characters"><text:span text:style-name="T1">أَمْوَالٌ طَائِلَةٌ </text:span></text:span><text:span text:style-name="Drop_20_Caps"><text:span text:style-name="T1">большие деньги‎</text:span></text:span></text:p>
      <text:p><text:span text:style-name="Caption_20_characters"><text:span text:style-name="T1">اِعْتَقَدَ </text:span></text:span><text:span text:style-name="Drop_20_Caps"><text:span text:style-name="T1">был убеждённым, твёрдо верил‎</text:span></text:span></text:p>
      <text:p><text:span text:style-name="Caption_20_characters"><text:span text:style-name="T1">كُلَّمَا كَانَ أَكْثَرَ كَانَ أَفْضَلَ </text:span></text:span><text:span text:style-name="Drop_20_Caps"><text:span text:style-name="T1">чем больше, тем лучше ‎</text:span></text:span></text:p>
      <text:p><text:span text:style-name="Caption_20_characters"><text:span text:style-name="T1">تَبَرَّكَ بِـ... </text:span></text:span><text:span text:style-name="Drop_20_Caps"><text:span text:style-name="T1">искал благо­дать, баракат через что-л.‎</text:span></text:span></text:p>
      <text:p><text:span text:style-name="Caption_20_characters"><text:span text:style-name="T1">صَاحِبُ القَبْرِ </text:span></text:span><text:span text:style-name="Drop_20_Caps"><text:span text:style-name="T1">обитатель могилы, покойник данной, могилы‎</text:span></text:span></text:p>
      <text:p><text:span text:style-name="Caption_20_characters"><text:span text:style-name="T1">أَلْصَقَ بِـ... </text:span></text:span><text:span text:style-name="Drop_20_Caps"><text:span text:style-name="T1">прижал, при­льнул, приник к чему-л.‎</text:span></text:span></text:p>
      <text:p><text:span text:style-name="Caption_20_characters"><text:span text:style-name="T1">تَمَسَّحَ بِـ... <text:s/></text:span></text:span><text:span text:style-name="Drop_20_Caps"><text:span text:style-name="T1">тёрся обо что-л.‎</text:span></text:span></text:p>
      <text:p><text:span text:style-name="Caption_20_characters"><text:span text:style-name="T1">خِرْقَةٌ <text:s/></text:span></text:span><text:span text:style-name="Drop_20_Caps"><text:span text:style-name="T1">тряпка, лоскут‎</text:span></text:span></text:p>
      <text:p><text:span text:style-name="Caption_20_characters"><text:span text:style-name="T1">تُرْبَةٌ </text:span></text:span><text:span text:style-name="Drop_20_Caps"><text:span text:style-name="T1">земля, грунт ‎</text:span></text:span></text:p>
      <text:p><text:span text:style-name="Caption_20_characters"><text:span text:style-name="T1">نَفِيسٌ </text:span></text:span><text:span text:style-name="Drop_20_Caps"><text:span text:style-name="T1">ценный, драгоцен­ный‎</text:span></text:span></text:p>
      <text:p><text:span text:style-name="Caption_20_characters"><text:span text:style-name="T1">يَا لَهُمْ مِنْ جُهَّالٍ! </text:span></text:span><text:span text:style-name="Drop_20_Caps"><text:span text:style-name="T1">ну и невежды! какие невежды! ‎</text:span></text:span></text:p>
      <text:p><text:span text:style-name="Caption_20_characters"><text:span text:style-name="T1">قَلَّ </text:span></text:span><text:span text:style-name="Drop_20_Caps"><text:span text:style-name="T1">уменьшился, стал ма­лым‎</text:span></text:span></text:p>
      <text:p><text:span text:style-name="Caption_20_characters"><text:span text:style-name="T1">فَشَا <text:s/></text:span></text:span><text:span text:style-name="Drop_20_Caps"><text:span text:style-name="T1">распространился‎</text:span></text:span></text:p>
      <text:p><text:span text:style-name="Caption_20_characters"><text:span text:style-name="T1">بَعُدَ عَن... </text:span></text:span><text:span text:style-name="Drop_20_Caps"><text:span text:style-name="T1">удалился от‎</text:span></text:span></text:p>
      <text:p><text:span text:style-name="Caption_20_characters"><text:span text:style-name="T1">عَلَيْكَ بِـ... </text:span></text:span><text:span text:style-name="Drop_20_Caps"><text:span text:style-name="T1">ты держись за..., берись за...‎</text:span></text:span></text:p>
      <text:p><text:span text:style-name="Caption_20_characters"><text:span text:style-name="T1">تِبْيَانٌ </text:span></text:span><text:span text:style-name="Drop_20_Caps"><text:span text:style-name="T1">разъяснение‎</text:span></text:span></text:p>
      <text:p><text:span text:style-name="Caption_20_characters"><text:span text:style-name="T1">(يَا) حَبَّذَا لَوْ... </text:span></text:span><text:span text:style-name="Drop_20_Caps"><text:span text:style-name="T1">как хо­рошо было бы, если ‎</text:span></text:span></text:p>
      <text:p><text:span text:style-name="Caption_20_characters"><text:span text:style-name="T1">نَشَرَ </text:span></text:span><text:span text:style-name="Drop_20_Caps"><text:span text:style-name="T1">распространил ‎</text:span></text:span></text:p>
      <text:p><text:span text:style-name="Caption_20_characters"><text:span text:style-name="T1">أَنْشَأَ </text:span></text:span><text:span text:style-name="Drop_20_Caps"><text:span text:style-name="T1">создал ‎</text:span></text:span></text:p>
      <text:p><text:span text:style-name="Caption_20_characters"><text:span text:style-name="T1">كَسَا </text:span></text:span><text:span text:style-name="Drop_20_Caps"><text:span text:style-name="T1">одел кого-л. ‎</text:span></text:span></text:p>
      <text:p><text:span text:style-name="Caption_20_characters"><text:span text:style-name="T1">عَارٍ </text:span></text:span><text:span text:style-name="Drop_20_Caps"><text:span text:style-name="T1">голый, нагой ‎</text:span></text:span></text:p>
      <text:p><text:span text:style-name="Caption_20_characters"><text:span text:style-name="T1">بَعَثَ </text:span></text:span><text:span text:style-name="Drop_20_Caps"><text:span text:style-name="T1">послал, отправил‎</text:span></text:span></text:p>
      <text:p><text:span text:style-name="Caption_20_characters"><text:span text:style-name="T1">بَيْتُ اللَّهِ الحَرَامُ </text:span></text:span><text:span text:style-name="Drop_20_Caps"><text:span text:style-name="T1">святой Дом Бога (Кааба) ‎</text:span></text:span></text:p>
      <text:p><text:span text:style-name="Caption_20_characters"><text:span text:style-name="T1">عَلَى سَبِيلِ العِبَادَةِ </text:span></text:span><text:span text:style-name="Drop_20_Caps"><text:span text:style-name="T1">в виде поклонения, в качестве поклонения ‎</text:span></text:span></text:p>
      <text:p><text:span text:style-name="Caption_20_characters"><text:span text:style-name="T1">ضَرِيحٌ </text:span></text:span><text:span text:style-name="Drop_20_Caps"><text:span text:style-name="T1">мавзолей, гробни­ца‎</text:span></text:span></text:p>
      <text:p><text:span text:style-name="Caption_20_characters"><text:span text:style-name="T1">نَعُوذُ بِاللَّهِ مِنْهُ </text:span></text:span><text:span text:style-name="Drop_20_Caps"><text:span text:style-name="T1">прибе­гаем к Богу от него; упаси Боже‎</text:span></text:span></text:p>
      <text:p><text:span text:style-name="Caption_20_characters"><text:span text:style-name="T1">فِينَا مَنْ إِذَا دَخَلَ لَمْ يُسَلِّمْ </text:span></text:span><text:span text:style-name="Drop_20_Caps"><text:span text:style-name="T1">есть среди нас такие, что не приветствует, когда входит‎</text:span></text:span></text:p>
      <text:h text:outline-level="2"><text:span text:style-name="Drop_20_Caps"><text:span text:style-name="T1">Урок 125‎</text:span></text:span></text:h>
      <text:p><text:span text:style-name="Caption_20_characters"><text:span text:style-name="T1">مَشْرُوعٌ </text:span></text:span><text:span text:style-name="Drop_20_Caps"><text:span text:style-name="T1">законный‎</text:span></text:span></text:p>
      <text:p><text:span text:style-name="Caption_20_characters"><text:span text:style-name="T1">بَشَرِيَّةٌ </text:span></text:span><text:span text:style-name="Drop_20_Caps"><text:span text:style-name="T1">человечество, че­ловеческий род‎</text:span></text:span></text:p>
      <text:p><text:span text:style-name="Caption_20_characters"><text:span text:style-name="T1">أَبُو الْبَشَرِيَّةِ </text:span></text:span><text:span text:style-name="Drop_20_Caps"><text:span text:style-name="T1">прароди­тель человечества‎</text:span></text:span></text:p>
      <text:p><text:span text:style-name="Caption_20_characters"><text:span text:style-name="T1">أَخْفَى </text:span></text:span><text:span text:style-name="Drop_20_Caps"><text:span text:style-name="T1">скрыл, утаил‎</text:span></text:span></text:p>
      <text:p><text:span text:style-name="Caption_20_characters"><text:span text:style-name="T1">مَوْقِعٌ </text:span></text:span><text:span text:style-name="Drop_20_Caps"><text:span text:style-name="T1">место, местополо­жение‎</text:span></text:span></text:p>
      <text:p><text:span text:style-name="Caption_20_characters"><text:span text:style-name="T1">...كَذَا </text:span></text:span><text:span text:style-name="Drop_20_Caps"><text:span text:style-name="T1">такой-то‎</text:span></text:span></text:p>
      <text:p><text:span text:style-name="Caption_20_characters"><text:span text:style-name="T1">فِي يَوْمِ كَذَا </text:span></text:span><text:span text:style-name="Drop_20_Caps"><text:span text:style-name="T1">в такой-то день‎</text:span></text:span></text:p>
      <text:p><text:span text:style-name="Caption_20_characters"><text:span text:style-name="T1">أَفْضَلُ مِنْ... </text:span></text:span><text:span text:style-name="Drop_20_Caps"><text:span text:style-name="T1">лучше, предпоч тительнее‎</text:span></text:span></text:p>
      <text:p><text:span text:style-name="Caption_20_characters"><text:span text:style-name="T1">قُبَّةٌ </text:span></text:span><text:span text:style-name="Drop_20_Caps"><text:span text:style-name="T1">купол,свод‎</text:span></text:span></text:p>
      <text:p><text:span text:style-name="Caption_20_characters"><text:span text:style-name="T1">قُبَّةُ الضَّرِيحِ </text:span></text:span><text:span text:style-name="Drop_20_Caps"><text:span text:style-name="T1">купол гроб­ницы‎</text:span></text:span></text:p>
      <text:p><text:span text:style-name="Caption_20_characters"><text:span text:style-name="T1">بَخِلَ </text:span></text:span><text:span text:style-name="Drop_20_Caps"><text:span text:style-name="T1">скупился для кого-л.‎</text:span></text:span></text:p>
      <text:p><text:span text:style-name="Caption_20_characters"><text:span text:style-name="T1">بُخْلًا عَلَيْكَ </text:span></text:span><text:span text:style-name="Drop_20_Caps"><text:span text:style-name="T1">скупясь для тебя‎</text:span></text:span></text:p>
      <text:p><text:span text:style-name="Caption_20_characters"><text:span text:style-name="T1">حَاشَ لِلَّهِ! </text:span></text:span><text:span text:style-name="Drop_20_Caps"><text:span text:style-name="T1">совсем нет! это исключается! это невероятно!‎</text:span></text:span></text:p>
      <text:p><text:span text:style-name="Caption_20_characters"><text:span text:style-name="T1">لَعَنَ </text:span></text:span><text:span text:style-name="Drop_20_Caps"><text:span text:style-name="T1">проклинал‎</text:span></text:span></text:p>
      <text:p><text:span text:style-name="Caption_20_characters"><text:span text:style-name="T1">يَهُودِيٌّ </text:span></text:span><text:span text:style-name="Drop_20_Caps"><text:span text:style-name="T1">иудеи, евреи‎</text:span></text:span></text:p>
      <text:p><text:span text:style-name="Caption_20_characters"><text:span text:style-name="T1">نَصْرَانِيٌّ </text:span></text:span><text:span text:style-name="Drop_20_Caps"><text:span text:style-name="T1">христианин‎</text:span></text:span></text:p>
      <text:p><text:span text:style-name="Caption_20_characters"><text:span text:style-name="T1">صَلُّوا عَلَيَّ </text:span></text:span><text:span text:style-name="Drop_20_Caps"><text:span text:style-name="T1">читайте салят за меня, благословите меня‎</text:span></text:span></text:p>
      <text:p><text:span text:style-name="Caption_20_characters"><text:span text:style-name="T1">فِي بَعْضِ الأَحْيَانِ </text:span></text:span><text:span text:style-name="Drop_20_Caps"><text:span text:style-name="T1">ино­гда‎</text:span></text:span></text:p>
      <text:p><text:span text:style-name="Caption_20_characters"><text:span text:style-name="T1">دَعَا لَهُ <text:s/></text:span></text:span><text:span text:style-name="Drop_20_Caps"><text:span text:style-name="T1">молился за него‎</text:span></text:span></text:p>
      <text:p><text:span text:style-name="Caption_20_characters"><text:span text:style-name="T1">أُدْعُ لِى </text:span></text:span><text:span text:style-name="Drop_20_Caps"><text:span text:style-name="T1">молись за меня‎</text:span></text:span></text:p>
      <text:p><text:soft-page-break/><text:span text:style-name="Caption_20_characters"><text:span text:style-name="T1">شِرْكِيَّاتٌ </text:span></text:span><text:span text:style-name="Drop_20_Caps"><text:span text:style-name="T1">языческие по­ступки‎</text:span></text:span></text:p>
      <text:p><text:span text:style-name="Caption_20_characters"><text:span text:style-name="T1">وَرَدَ فِي الْكِتَابِ </text:span></text:span><text:span text:style-name="Drop_20_Caps"><text:span text:style-name="T1">в кни­ге говорится, приводится ‎</text:span></text:span></text:p>
      <text:p><text:span text:style-name="Caption_20_characters"><text:span text:style-name="T1">لَمْ يَرِدْ فِي الْحَدِيثِ </text:span></text:span><text:span text:style-name="Drop_20_Caps"><text:span text:style-name="T1">в хадисе не говорится, не приводится ‎</text:span></text:span></text:p>
      <text:p><text:span text:style-name="Caption_20_characters"><text:span text:style-name="T1">فِي... </text:span></text:span><text:span text:style-name="Drop_20_Caps"><text:span text:style-name="T1">по поводу, насчёт‎</text:span></text:span></text:p>
      <text:p><text:span text:style-name="Caption_20_characters"><text:span text:style-name="T1">مَا تَقُولُ فِي هَذَا؟ </text:span></text:span><text:span text:style-name="Drop_20_Caps"><text:span text:style-name="T1">что ты по этому поводу скажешь? ‎</text:span></text:span></text:p>
      <text:p><text:span text:style-name="Caption_20_characters"><text:span text:style-name="T1">أَذِنَ </text:span></text:span><text:span text:style-name="Drop_20_Caps"><text:span text:style-name="T1">разрешил‎</text:span></text:span></text:p>
      <text:p><text:span text:style-name="Caption_20_characters"><text:span text:style-name="T1">أَذِنَ لِي </text:span></text:span><text:span text:style-name="Drop_20_Caps"><text:span text:style-name="T1">мне разрешено‎</text:span></text:span></text:p>
      <text:p><text:span text:style-name="Caption_20_characters"><text:span text:style-name="T1">ذَكَّرَ </text:span></text:span><text:span text:style-name="Drop_20_Caps"><text:span text:style-name="T1">напомнил‎</text:span></text:span></text:p>
      <text:h text:outline-level="2"><text:span text:style-name="Drop_20_Caps"><text:span text:style-name="T1">Урок 126‎</text:span></text:span></text:h>
      <text:p><text:span text:style-name="Caption_20_characters"><text:span text:style-name="T1">مَصْدَرٌ </text:span></text:span><text:span text:style-name="Drop_20_Caps"><text:span text:style-name="T1">источник‎</text:span></text:span></text:p>
      <text:p><text:span text:style-name="Caption_20_characters"><text:span text:style-name="T1">إِنْ قِيلَ لَكَ </text:span></text:span><text:span text:style-name="Drop_20_Caps"><text:span text:style-name="T1">если тебе скажут‎</text:span></text:span></text:p>
      <text:p><text:span text:style-name="Caption_20_characters"><text:span text:style-name="T1">تَمَسَّكَ بِ... </text:span></text:span><text:span text:style-name="Drop_20_Caps"><text:span text:style-name="T1">держался, крепко держался за что-л.‎</text:span></text:span></text:p>
      <text:p><text:span text:style-name="Caption_20_characters"><text:span text:style-name="T1">مَا... </text:span></text:span><text:span text:style-name="Drop_20_Caps"><text:span text:style-name="T1">пока‎</text:span></text:span></text:p>
      <text:p><text:span text:style-name="Caption_20_characters"><text:span text:style-name="T1">مَا تَمَسَّكَ بِالْقُرْآنِ </text:span></text:span><text:span text:style-name="Drop_20_Caps"><text:span text:style-name="T1">пока ты держишься за Коран‎</text:span></text:span></text:p>
      <text:p><text:span text:style-name="Caption_20_characters"><text:span text:style-name="T1">ضَلَّ </text:span></text:span><text:span text:style-name="Drop_20_Caps"><text:span text:style-name="T1">заблудился, сбился‎</text:span></text:span></text:p>
      <text:p><text:span text:style-name="Caption_20_characters"><text:span text:style-name="T1">كُلُّ كِتَابٍ </text:span></text:span><text:span text:style-name="Drop_20_Caps"><text:span text:style-name="T1">каждая книга‎</text:span></text:span></text:p>
      <text:p><text:span text:style-name="Caption_20_characters"><text:span text:style-name="T1">كُلُّ الْكِتَابِ </text:span></text:span><text:span text:style-name="Drop_20_Caps"><text:span text:style-name="T1">вся книга‎</text:span></text:span></text:p>
      <text:p><text:span text:style-name="Caption_20_characters"><text:span text:style-name="T1">تَدَبَّرِ </text:span></text:span><text:span text:style-name="Drop_20_Caps"><text:span text:style-name="T1">размышлял, рассмат­ривал, вдумался во что‎</text:span></text:span></text:p>
      <text:p><text:span text:style-name="Caption_20_characters"><text:span text:style-name="T1">لا تَلْتَفِتْ إِلَى قَوْلِهِ </text:span></text:span><text:span text:style-name="Drop_20_Caps"><text:span text:style-name="T1">не обращай внимания на его слова ‎</text:span></text:span></text:p>
      <text:p><text:span text:style-name="Caption_20_characters"><text:span text:style-name="T1">سَيِّدُ الْمُرْسَلِينَ </text:span></text:span><text:span text:style-name="Drop_20_Caps"><text:span text:style-name="T1">Сайй­ид посланников, Старший из посланников‎</text:span></text:span></text:p>
      <text:p><text:span text:style-name="Caption_20_characters"><text:span text:style-name="T1">أَنَّى </text:span></text:span><text:span text:style-name="Drop_20_Caps"><text:span text:style-name="T1">где там! куда там!‎</text:span></text:span></text:p>
      <text:p><text:span text:style-name="Caption_20_characters"><text:span text:style-name="T1">أَنَّى لَنَا أَنْ نَفْهَمَهُ؟ </text:span></text:span><text:span text:style-name="Drop_20_Caps"><text:span text:style-name="T1">откуда нам понять его! ‎</text:span></text:span></text:p>
      <text:p><text:span text:style-name="Caption_20_characters"><text:span text:style-name="T1">كَيْدٌ </text:span></text:span><text:span text:style-name="Drop_20_Caps"><text:span text:style-name="T1">козни, махинации‎</text:span></text:span></text:p>
      <text:p><text:span text:style-name="Caption_20_characters"><text:span text:style-name="T1">مَكْرٌ <text:s/></text:span></text:span><text:span text:style-name="Drop_20_Caps"><text:span text:style-name="T1">хитрость, обман‎</text:span></text:span></text:p>
      <text:p><text:span text:style-name="Caption_20_characters"><text:span text:style-name="T1">مِنْ قِبَلِ... </text:span></text:span><text:span text:style-name="Drop_20_Caps"><text:span text:style-name="T1">со стороны‎</text:span></text:span></text:p>
      <text:p><text:span text:style-name="Caption_20_characters"><text:span text:style-name="T1">قَائِدٌ </text:span></text:span><text:span text:style-name="Drop_20_Caps"><text:span text:style-name="T1">вождь, руководитель‎</text:span></text:span></text:p>
      <text:p><text:span text:style-name="Caption_20_characters"><text:span text:style-name="T1">قَادَةُ الْكُفْرِ </text:span></text:span><text:span text:style-name="Drop_20_Caps"><text:span text:style-name="T1">руководите­ли безбожия, главари неверия‎</text:span></text:span></text:p>
      <text:p><text:span text:style-name="Caption_20_characters"><text:span text:style-name="T1">صِهْيُونِيٌّ </text:span></text:span><text:span text:style-name="Drop_20_Caps"><text:span text:style-name="T1">сионист‎</text:span></text:span></text:p>
      <text:p><text:span text:style-name="Caption_20_characters"><text:span text:style-name="T1">صَرَفَ عَنْ... </text:span></text:span><text:span text:style-name="Drop_20_Caps"><text:span text:style-name="T1">отвёл, от­влёк от чего-л.; отвернул‎</text:span></text:span></text:p>
      <text:p><text:span text:style-name="Caption_20_characters"><text:span text:style-name="T1">سَهُلَ عَلى... </text:span></text:span><text:span text:style-name="Drop_20_Caps"><text:span text:style-name="T1">был лёг­ким, нетрудным для кого-л.‎</text:span></text:span></text:p>
      <text:p><text:span text:style-name="Caption_20_characters"><text:span text:style-name="T1">اِسْتَوْلَى عَلَى... </text:span></text:span><text:span text:style-name="Drop_20_Caps"><text:span text:style-name="T1">завла­дел, овладел‎</text:span></text:span></text:p>
      <text:p><text:span text:style-name="Caption_20_characters"><text:span text:style-name="T1">عَقْلٌ </text:span></text:span><text:span text:style-name="Drop_20_Caps"><text:span text:style-name="T1">ум, разум‎</text:span></text:span></text:p>
      <text:p><text:span text:style-name="Caption_20_characters"><text:span text:style-name="T1">مَرِيضُ الْقَلْبِ </text:span></text:span><text:span text:style-name="Drop_20_Caps"><text:span text:style-name="T1">с боль­ным сердцем‎</text:span></text:span></text:p>
      <text:p><text:span text:style-name="Caption_20_characters"><text:span text:style-name="T1">جَاهِلٌ بِالدِّينِ </text:span></text:span><text:span text:style-name="Drop_20_Caps"><text:span text:style-name="T1">не знаю­щий религии, не сведущий в религии‎</text:span></text:span></text:p>
      <text:p><text:span text:style-name="Caption_20_characters"><text:span text:style-name="T1">مَكِيدَةٌ </text:span></text:span><text:span text:style-name="Drop_20_Caps"><text:span text:style-name="T1">интрига, козни‎</text:span></text:span></text:p>
      <text:p><text:span text:style-name="Caption_20_characters"><text:span text:style-name="T1">مَكَايِدُ الشَّيْطَانِ </text:span></text:span><text:span text:style-name="Drop_20_Caps"><text:span text:style-name="T1">козни сатаны‎</text:span></text:span></text:p>
      <text:p><text:span text:style-name="Caption_20_characters"><text:span text:style-name="T1">صَعُبَ عَلَى... </text:span></text:span><text:span text:style-name="Drop_20_Caps"><text:span text:style-name="T1">был труд­ным‎</text:span></text:span></text:p>
      <text:p><text:span text:style-name="Caption_20_characters"><text:span text:style-name="T1">اِحْتَرَزَ عَنْ... </text:span></text:span><text:span text:style-name="Drop_20_Caps"><text:span text:style-name="T1">оберегался, остерегался, предохранил себя‎</text:span></text:span></text:p>
      <text:p><text:span text:style-name="Caption_20_characters"><text:span text:style-name="T1">الدَّعْوَةُ إِلَى اللَّهِ </text:span></text:span><text:span text:style-name="Drop_20_Caps"><text:span text:style-name="T1">призыв к Богу‎</text:span></text:span></text:p>
      <text:p><text:span text:style-name="Caption_20_characters"><text:span text:style-name="T1">طَاغُوتٌ </text:span></text:span><text:span text:style-name="Drop_20_Caps"><text:span text:style-name="T1">идол, ложный бог‎</text:span></text:span></text:p>
      <text:p text:style-name="P5"><text:span text:style-name="Caption_20_characters"><text:span text:style-name="T1">وَ هُوَ لاَ يَدْرِي </text:span></text:span><text:span text:style-name="Drop_20_Caps"><text:span text:style-name="T1">сам того не зная, незаметно для самого себя‎</text:span></text:span></text:p>
      <text:h text:style-name="P10" text:outline-level="1"/>
      <text:p text:style-name="P8"/>
      <text:h text:style-name="Heading_20_1" text:outline-level="1"/>
      <text:h text:style-name="Heading_20_1" text:outline-level="1"/>
      <text:h text:style-name="Heading_20_1" text:outline-level="1"><text:span text:style-name="Drop_20_Caps"/></text:h>
      <text:p text:style-name="P7">بِسْـــمِ اللهِ الرَّحْمَنِ الرَّحِيمِ</text:p>
      <text:p text:style-name="P4"><text:span text:style-name="T2">الدُّرُوسُ الاَوَّلِيَّة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/>
    <style:font-face style:name="Lato Black" svg:font-family="'Lato Black'"/>
    <style:font-face style:name="Times New Roman1" svg:font-family="'Times New Roman'" style:font-family-generic="roma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Akzidenz-Grotesk Pro Bold" svg:font-family="'Akzidenz-Grotesk Pro Bold'" style:font-pitch="variable"/>
    <style:font-face style:name="Lato" svg:font-family="Lato" style:font-adornments="Bold" style:font-pitch="variable"/>
    <style:font-face style:name="Nazli" svg:font-family="Nazli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Amiri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Amir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ato Black" fo:font-family="'Lato Black'" fo:font-size="14pt" style:font-name-asian="Noto Sans CJK SC Regular" style:font-family-asian="'Noto Sans CJK SC Regular'" style:font-family-generic-asian="swiss" style:font-size-asian="14pt" style:font-name-complex="FreeSans" style:font-family-complex="FreeSans" style:font-family-generic-complex="swiss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in" draw:fill-image-height="0in"/>
      <style:paragraph-properties fo:margin-left="0.0201in" fo:margin-right="0in" fo:margin-top="0in" fo:margin-bottom="0in" loext:contextual-spacing="false" fo:line-height="100%" fo:text-align="justify" style:justify-single-word="false" fo:text-indent="0in" style:auto-text-indent="false" style:page-number="auto" style:snap-to-layout-grid="false" style:writing-mode="page">
        <style:tab-stops/>
      </style:paragraph-properties>
      <style:text-properties style:font-name="Times New Roman" fo:font-family="'Times New Roman'" style:font-style-name="Regular" style:font-family-generic="roman" style:font-pitch="variable" fo:font-size="10pt" fo:background-color="transparent" style:font-size-asian="10.5pt" style:font-name-complex="Nazli" style:font-family-complex="Nazli" style:font-style-name-complex="Regular" style:font-pitch-complex="variable" style:font-size-complex="20pt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Noto Sans CJK SC Regular" style:font-family-asian="'Noto Sans CJK SC Regular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snap-to-layout-grid="false" style:writing-mod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in" loext:contextual-spacing="false" fo:text-align="center" style:justify-single-word="false" fo:text-indent="0in" style:auto-text-indent="false" style:snap-to-layout-grid="false" style:writing-mode="page"/>
      <style:text-properties fo:font-size="85%" fo:font-weight="normal" style:font-size-asian="115%" style:font-weight-asian="bold" style:font-size-complex="115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465in" style:type="center"/>
          <style:tab-stop style:position="10.6929in" style:type="right"/>
        </style:tab-stops>
      </style:paragraph-properties>
    </style:style>
    <style:style style:name="Caption_20_characters" style:display-name="Caption characters" style:family="text"/>
    <style:style style:name="Drop_20_Caps" style:display-name="Drop Cap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2" fo:font-size="6pt" fo:font-weight="normal" style:font-size-asian="6pt" style:font-weight-asian="normal" style:font-size-complex="6pt" style:font-weight-complex="normal"/>
    </style:style>
    <style:page-layout style:name="Mpm1">
      <style:page-layout-properties fo:page-width="11.6929in" fo:page-height="8.2681in" style:num-format="1" style:print-orientation="landscape" fo:margin-top="0.5in" fo:margin-bottom="0.3in" fo:margin-left="0.5in" fo:margin-right="0.5in" style:writing-mode="lr-tb" style:footnote-max-height="0in">
        <style:columns fo:column-count="6">
          <style:column-sep style:width="0.0555in" style:color="#eeeeee" style:height="100%" style:style="solid"/>
          <style:column style:rel-width="2614*" fo:start-indent="0in" fo:end-indent="0in"/>
          <style:column style:rel-width="2614*" fo:start-indent="0in" fo:end-indent="0in"/>
          <style:column style:rel-width="2614*" fo:start-indent="0in" fo:end-indent="0in"/>
          <style:column style:rel-width="2614*" fo:start-indent="0in" fo:end-indent="0in"/>
          <style:column style:rel-width="2614*" fo:start-indent="0in" fo:end-indent="0in"/>
          <style:column style:rel-width="26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8</text:page-number> / <text:page-count>4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04:08:12.566515618</meta:creation-date>
    <meta:editing-duration>PT1H50M52S</meta:editing-duration>
    <meta:editing-cycles>48</meta:editing-cycles>
    <meta:generator>LibreOffice/5.1.6.2$Linux_X86_64 LibreOffice_project/10m0$Build-2</meta:generator>
    <meta:initial-creator>Žāle Mottahedin</meta:initial-creator>
    <dc:date>2018-11-01T20:03:06.488002552</dc:date>
    <dc:creator>Žāle Mottahedin</dc:creator>
    <meta:document-statistic meta:table-count="0" meta:image-count="0" meta:object-count="0" meta:page-count="40" meta:paragraph-count="3451" meta:word-count="15672" meta:character-count="76780" meta:non-whitespace-character-count="67831"/>
  </office:meta>
</office:document-meta>
</file>